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25%" draw:textarea-vertical-align="middle"/>
    </style:style>
    <style:style style:name="gr2" style:family="graphic" style:parent-style-name="standard">
      <style:graphic-properties draw:stroke="none" draw:fill-color="#ff6600" draw:opacity="25%" draw:textarea-vertical-align="middle"/>
    </style:style>
    <style:style style:name="gr3" style:family="graphic" style:parent-style-name="standard">
      <style:graphic-properties draw:stroke="none" draw:fill-color="#66ff00" draw:opacity="25%" draw:textarea-vertical-align="middle"/>
    </style:style>
    <style:style style:name="gr4" style:family="graphic" style:parent-style-name="standard">
      <style:graphic-properties draw:stroke="none" draw:fill-color="#ff0000" draw:opacity="25%" draw:textarea-vertical-align="middle"/>
    </style:style>
    <style:style style:name="gr5" style:family="graphic" style:parent-style-name="standard">
      <style:graphic-properties draw:stroke="none" draw:fill-color="#9900ff" draw:opacity="25%" draw:textarea-vertical-align="middle"/>
    </style:style>
    <style:style style:name="gr6" style:family="graphic" style:parent-style-name="standard">
      <style:graphic-properties draw:stroke="none" draw:fill-color="#0066ff" draw:opacity="25%" draw:textarea-vertical-align="middl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13cm" fo:min-width="8.698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66cm" fo:min-width="4.588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2cm" fo:min-width="8.465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1cm" fo:min-width="5.379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1.286cm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13cm" fo:min-width="1.091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3cm" fo:min-width="1.091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9.447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7cm" fo:min-width="1.072cm" fo:padding-top="0.151cm" fo:padding-bottom="0.151cm" fo:padding-left="0.276cm" fo:padding-right="0.276cm"/>
    </style:style>
    <style:style style:name="gr2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81cm" fo:min-width="1.15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87cm" fo:min-width="1.156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521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27cm" fo:min-width="3.509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2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6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1.537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123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8cm" fo:min-width="1.064cm" fo:padding-top="0.151cm" fo:padding-bottom="0.151cm" fo:padding-left="0.276cm" fo:padding-right="0.276cm"/>
    </style:style>
    <style:style style:name="gr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5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5cm" fo:min-width="1.885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8cm" fo:min-width="0.633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73cm" fo:min-width="0.633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55cm" fo:min-width="0.983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82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521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82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cm" fo:min-width="6.997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47cm" fo:min-width="1.169cm" fo:padding-top="0.151cm" fo:padding-bottom="0.151cm" fo:padding-left="0.276cm" fo:padding-right="0.276cm"/>
    </style:style>
    <style:style style:name="gr4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4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4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4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4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4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4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4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4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4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5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5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5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5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5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5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5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5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6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61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62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63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64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6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6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6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6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69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7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7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73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7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7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7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7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78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79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80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8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8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8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8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8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8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8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9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9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9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9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9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9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9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9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9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9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10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10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0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10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10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10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10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10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0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10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11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1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1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11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11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115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116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11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11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11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12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12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2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12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124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gr1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1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3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3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3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3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3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3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3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13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13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14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14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14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14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14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14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14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14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1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14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0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15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15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15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15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15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157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5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1cm"/>
    </style:style>
    <style:style style:name="gr15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7cm"/>
    </style:style>
    <style:style style:name="gr16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9cm"/>
    </style:style>
    <style:style style:name="gr16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5cm"/>
    </style:style>
    <style:style style:name="gr16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5cm"/>
    </style:style>
    <style:style style:name="gr16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6cm"/>
    </style:style>
    <style:style style:name="gr16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6cm"/>
    </style:style>
    <style:style style:name="gr16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9cm"/>
    </style:style>
    <style:style style:name="gr16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41cm"/>
    </style:style>
    <style:style style:name="gr16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2cm"/>
    </style:style>
    <style:style style:name="gr16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3cm"/>
    </style:style>
    <style:style style:name="gr16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17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5cm"/>
    </style:style>
    <style:style style:name="gr17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16cm"/>
    </style:style>
    <style:style style:name="gr1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4cm"/>
    </style:style>
    <style:style style:name="gr17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64cm"/>
    </style:style>
    <style:style style:name="gr17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7cm"/>
    </style:style>
    <style:style style:name="gr1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3cm"/>
    </style:style>
    <style:style style:name="gr176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94cm"/>
    </style:style>
    <style:style style:name="gr177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88cm"/>
    </style:style>
    <style:style style:name="gr178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2cm"/>
    </style:style>
    <style:style style:name="gr179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1cm"/>
    </style:style>
    <style:style style:name="gr18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cm"/>
    </style:style>
    <style:style style:name="gr1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182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cm"/>
    </style:style>
    <style:style style:name="gr18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8cm"/>
    </style:style>
    <style:style style:name="gr18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4cm"/>
    </style:style>
    <style:style style:name="gr18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8cm"/>
    </style:style>
    <style:style style:name="gr18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17cm"/>
    </style:style>
    <style:style style:name="gr187" style:family="graphic" style:parent-style-name="standard">
      <style:graphic-properties draw:stroke="none" draw:fill-color="#ff3333" draw:textarea-horizontal-align="justify" draw:textarea-vertical-align="middle" draw:auto-grow-height="false" fo:min-height="0.022cm" fo:min-width="0.356cm"/>
    </style:style>
    <style:style style:name="gr188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cm"/>
    </style:style>
    <style:style style:name="gr189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7cm"/>
    </style:style>
    <style:style style:name="gr19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63cm"/>
    </style:style>
    <style:style style:name="gr19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8cm"/>
    </style:style>
    <style:style style:name="gr19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3cm"/>
    </style:style>
    <style:style style:name="gr19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5cm"/>
    </style:style>
    <style:style style:name="gr194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5cm"/>
    </style:style>
    <style:style style:name="gr19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3cm"/>
    </style:style>
    <style:style style:name="gr19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3cm"/>
    </style:style>
    <style:style style:name="gr19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8cm"/>
    </style:style>
    <style:style style:name="gr19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19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8cm"/>
    </style:style>
    <style:style style:name="gr20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cm"/>
    </style:style>
    <style:style style:name="gr20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20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20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20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20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206" style:family="graphic" style:parent-style-name="standard">
      <style:graphic-properties draw:stroke="none" draw:fill-color="#0066ff" draw:textarea-horizontal-align="justify" draw:textarea-vertical-align="middle" draw:auto-grow-height="false" fo:min-height="0.004cm" fo:min-width="0.357cm"/>
    </style:style>
    <style:style style:name="gr20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8cm"/>
    </style:style>
    <style:style style:name="gr20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8cm"/>
    </style:style>
    <style:style style:name="gr20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7cm"/>
    </style:style>
    <style:style style:name="gr21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9cm"/>
    </style:style>
    <style:style style:name="gr21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5cm"/>
    </style:style>
    <style:style style:name="gr21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9cm"/>
    </style:style>
    <style:style style:name="gr2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5cm"/>
    </style:style>
    <style:style style:name="gr21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cm"/>
    </style:style>
    <style:style style:name="gr21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1cm"/>
    </style:style>
    <style:style style:name="gr216" style:family="graphic" style:parent-style-name="standard">
      <style:graphic-properties draw:stroke="none" draw:fill-color="#9900ff" draw:textarea-horizontal-align="justify" draw:textarea-vertical-align="middle" draw:auto-grow-height="false" fo:min-height="0.022cm" fo:min-width="0.688cm"/>
    </style:style>
    <style:style style:name="gr217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21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1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22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2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09cm" fo:padding-top="0.151cm" fo:padding-bottom="0.151cm" fo:padding-left="0.276cm" fo:padding-right="0.276cm"/>
    </style:style>
    <style:style style:name="gr2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09cm" fo:padding-top="0.151cm" fo:padding-bottom="0.151cm" fo:padding-left="0.276cm" fo:padding-right="0.276cm"/>
    </style:style>
    <style:style style:name="gr2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44cm" fo:min-width="1.072cm" fo:padding-top="0.151cm" fo:padding-bottom="0.151cm" fo:padding-left="0.276cm" fo:padding-right="0.276cm"/>
    </style:style>
    <style:style style:name="gr2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2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2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2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47cm" fo:padding-top="0.151cm" fo:padding-bottom="0.151cm" fo:padding-left="0.276cm" fo:padding-right="0.276cm"/>
    </style:style>
    <style:style style:name="gr2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48cm" fo:padding-top="0.151cm" fo:padding-bottom="0.151cm" fo:padding-left="0.276cm" fo:padding-right="0.276cm"/>
    </style:style>
    <style:style style:name="gr2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77cm" fo:padding-top="0.151cm" fo:padding-bottom="0.151cm" fo:padding-left="0.276cm" fo:padding-right="0.276cm"/>
    </style:style>
    <style:style style:name="gr2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2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2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2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2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2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2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23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34cm"/>
    </style:style>
    <style:style style:name="gr23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5cm"/>
    </style:style>
    <style:style style:name="gr23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24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19cm"/>
    </style:style>
    <style:style style:name="gr24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19cm"/>
    </style:style>
    <style:style style:name="gr242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934cm"/>
    </style:style>
    <style:style style:name="gr24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59cm"/>
    </style:style>
    <style:style style:name="gr24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34cm"/>
    </style:style>
    <style:style style:name="gr24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cm"/>
    </style:style>
    <style:style style:name="gr2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19cm"/>
    </style:style>
    <style:style style:name="gr24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5cm"/>
    </style:style>
    <style:style style:name="gr24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5cm"/>
    </style:style>
    <style:style style:name="gr24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5cm"/>
    </style:style>
    <style:style style:name="gr25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65cm"/>
    </style:style>
    <style:style style:name="gr25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5cm"/>
    </style:style>
    <style:style style:name="gr25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cm"/>
    </style:style>
    <style:style style:name="gr2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227cm"/>
    </style:style>
    <style:style style:name="gr25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19cm"/>
    </style:style>
    <style:style style:name="gr25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66cm"/>
    </style:style>
    <style:style style:name="gr25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19cm"/>
    </style:style>
    <style:style style:name="gr25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92cm"/>
    </style:style>
    <style:style style:name="gr25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59cm"/>
    </style:style>
    <style:style style:name="gr259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0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2.097cm" fo:min-width="1.857cm" fo:padding-top="0.165cm" fo:padding-bottom="0.165cm" fo:padding-left="0.29cm" fo:padding-right="0.29cm"/>
    </style:style>
    <style:style style:name="gr261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262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2cm" fo:min-width="1.795cm" fo:padding-top="0.165cm" fo:padding-bottom="0.165cm" fo:padding-left="0.29cm" fo:padding-right="0.29cm"/>
    </style:style>
    <style:style style:name="gr263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264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cm" fo:min-width="1.447cm" fo:padding-top="0.165cm" fo:padding-bottom="0.165cm" fo:padding-left="0.29cm" fo:padding-right="0.29cm"/>
    </style:style>
    <style:style style:name="gr265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447cm" fo:padding-top="0.165cm" fo:padding-bottom="0.165cm" fo:padding-left="0.29cm" fo:padding-right="0.29cm"/>
    </style:style>
    <style:style style:name="gr266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2cm" fo:min-width="1.069cm" fo:padding-top="0.165cm" fo:padding-bottom="0.165cm" fo:padding-left="0.29cm" fo:padding-right="0.29cm"/>
    </style:style>
    <style:style style:name="gr267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3cm" fo:min-width="1.063cm" fo:padding-top="0.165cm" fo:padding-bottom="0.165cm" fo:padding-left="0.29cm" fo:padding-right="0.29cm"/>
    </style:style>
    <style:style style:name="gr268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1cm" fo:min-width="1.094cm" fo:padding-top="0.165cm" fo:padding-bottom="0.165cm" fo:padding-left="0.29cm" fo:padding-right="0.29cm"/>
    </style:style>
    <style:style style:name="gr26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7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27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27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27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27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27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27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27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27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27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28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28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28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7cm"/>
    </style:style>
    <style:style style:name="gr2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62cm"/>
    </style:style>
    <style:style style:name="gr28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286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18cm"/>
    </style:style>
    <style:style style:name="gr28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52cm"/>
    </style:style>
    <style:style style:name="gr28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62cm"/>
    </style:style>
    <style:style style:name="gr289" style:family="graphic" style:parent-style-name="standard">
      <style:graphic-properties draw:stroke="none" draw:fill-color="#66cc00" draw:textarea-horizontal-align="justify" draw:textarea-vertical-align="middle" draw:auto-grow-height="false" fo:min-height="0cm" fo:min-width="0.362cm"/>
    </style:style>
    <style:style style:name="gr29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2cm"/>
    </style:style>
    <style:style style:name="gr29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62cm"/>
    </style:style>
    <style:style style:name="gr29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26cm"/>
    </style:style>
    <style:style style:name="gr29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72cm"/>
    </style:style>
    <style:style style:name="gr29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72cm"/>
    </style:style>
    <style:style style:name="gr29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2cm"/>
    </style:style>
    <style:style style:name="gr29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2cm"/>
    </style:style>
    <style:style style:name="gr29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2cm"/>
    </style:style>
    <style:style style:name="gr29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74cm"/>
    </style:style>
    <style:style style:name="gr29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2cm"/>
    </style:style>
    <style:style style:name="gr30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2cm"/>
    </style:style>
    <style:style style:name="gr30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66cm"/>
    </style:style>
    <style:style style:name="gr30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74cm"/>
    </style:style>
    <style:style style:name="gr30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2cm"/>
    </style:style>
    <style:style style:name="gr30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2cm"/>
    </style:style>
    <style:style style:name="gr30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74cm"/>
    </style:style>
    <style:style style:name="gr306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307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57cm" fo:min-width="1.793cm" fo:padding-top="0.165cm" fo:padding-bottom="0.165cm" fo:padding-left="0.29cm" fo:padding-right="0.29cm"/>
    </style:style>
    <style:style style:name="gr308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30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31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31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3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3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3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3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3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3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3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3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3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3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3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3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3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3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3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3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328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3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3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33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83cm"/>
    </style:style>
    <style:style style:name="gr33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33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2cm"/>
    </style:style>
    <style:style style:name="gr33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33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337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.442cm"/>
    </style:style>
    <style:style style:name="gr33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33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34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42cm"/>
    </style:style>
    <style:style style:name="gr34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4cm"/>
    </style:style>
    <style:style style:name="gr342" style:family="graphic" style:parent-style-name="standard">
      <style:graphic-properties draw:stroke="none" draw:fill-color="#00cccc" draw:textarea-horizontal-align="justify" draw:textarea-vertical-align="middle" draw:auto-grow-height="false" fo:min-height="0cm" fo:min-width="0.902cm"/>
    </style:style>
    <style:style style:name="gr34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344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.902cm"/>
    </style:style>
    <style:style style:name="gr34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43cm"/>
    </style:style>
    <style:style style:name="gr34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cm"/>
    </style:style>
    <style:style style:name="gr34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42cm"/>
    </style:style>
    <style:style style:name="gr34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34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35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35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37cm"/>
    </style:style>
    <style:style style:name="gr35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83cm"/>
    </style:style>
    <style:style style:name="gr35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37cm"/>
    </style:style>
    <style:style style:name="gr354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ff3333" draw:opacity="25%" draw:textarea-vertical-align="middle" fo:padding-top="0.165cm" fo:padding-bottom="0.165cm" fo:padding-left="0.29cm" fo:padding-right="0.29cm"/>
    </style:style>
    <style:style style:name="gr355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draw:fill="solid" draw:fill-color="#9900ff" draw:opacity="25%" draw:textarea-vertical-align="middle" fo:padding-top="0.165cm" fo:padding-bottom="0.165cm" fo:padding-left="0.29cm" fo:padding-right="0.29cm"/>
    </style:style>
    <style:style style:name="gr356" style:family="graphic" style:parent-style-name="standard">
      <style:graphic-properties draw:stroke="none" svg:stroke-width="0.053cm" svg:stroke-color="#ff3333" draw:marker-start-width="0.279cm" draw:marker-end-width="0.279cm" draw:fill="solid" draw:fill-color="#66cc00" draw:opacity="25%" draw:textarea-vertical-align="middle" fo:padding-top="0.165cm" fo:padding-bottom="0.165cm" fo:padding-left="0.29cm" fo:padding-right="0.29cm"/>
    </style:style>
    <style:style style:name="gr357" style:family="graphic" style:parent-style-name="standard">
      <style:graphic-properties draw:stroke="none" svg:stroke-width="0.053cm" svg:stroke-color="#ff3333" draw:marker-start-width="0.279cm" draw:marker-end-width="0.279cm" draw:fill="solid" draw:fill-color="#ffff00" draw:opacity="25%" draw:textarea-vertical-align="middle" fo:padding-top="0.165cm" fo:padding-bottom="0.165cm" fo:padding-left="0.29cm" fo:padding-right="0.29cm"/>
    </style:style>
    <style:style style:name="gr358" style:family="graphic" style:parent-style-name="standard">
      <style:graphic-properties draw:stroke="none" svg:stroke-width="0.053cm" svg:stroke-color="#ff3333" draw:marker-start-width="0.279cm" draw:marker-end-width="0.279cm" draw:fill="solid" draw:fill-color="#ff6600" draw:opacity="25%" draw:textarea-vertical-align="middle" fo:padding-top="0.165cm" fo:padding-bottom="0.165cm" fo:padding-left="0.29cm" fo:padding-right="0.29cm"/>
    </style:style>
    <style:style style:name="gr359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0066ff" draw:opacity="25%" draw:textarea-vertical-align="middle" fo:padding-top="0.165cm" fo:padding-bottom="0.165cm" fo:padding-left="0.29cm" fo:padding-right="0.29cm"/>
    </style:style>
    <style:style style:name="gr360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361" style:family="graphic" style:parent-style-name="standard">
      <style:graphic-properties draw:stroke="none" draw:fill-color="#66ff00" draw:textarea-horizontal-align="justify" draw:textarea-vertical-align="middle" draw:auto-grow-height="false" fo:min-height="0.05cm" fo:min-width="0.9cm"/>
    </style:style>
    <style:style style:name="gr362" style:family="graphic" style:parent-style-name="standard">
      <style:graphic-properties draw:stroke="none" draw:fill-color="#0066ff" draw:textarea-horizontal-align="justify" draw:textarea-vertical-align="middle" draw:auto-grow-height="false" fo:min-height="0.05cm" fo:min-width="0.9cm"/>
    </style:style>
    <style:style style:name="gr363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9cm"/>
    </style:style>
    <style:style style:name="gr364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.9cm"/>
    </style:style>
    <style:style style:name="gr365" style:family="graphic" style:parent-style-name="standard">
      <style:graphic-properties draw:stroke="none" draw:fill-color="#ff6600" draw:textarea-horizontal-align="justify" draw:textarea-vertical-align="middle" draw:auto-grow-height="false" fo:min-height="0.05cm" fo:min-width="0.9cm"/>
    </style:style>
    <style:style style:name="gr366" style:family="graphic" style:parent-style-name="standard">
      <style:graphic-properties draw:stroke="none" draw:fill-color="#ff3333" draw:textarea-horizontal-align="justify" draw:textarea-vertical-align="middle" draw:auto-grow-height="false" fo:min-height="0.05cm" fo:min-width="0.9cm"/>
    </style:style>
    <style:style style:name="gr367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3cm"/>
    </style:style>
    <style:style style:name="P1" style:family="paragraph">
      <loext:graphic-properties draw:fill-color="#ffff00" draw:opacity="25%"/>
      <style:paragraph-properties fo:text-align="center"/>
    </style:style>
    <style:style style:name="P2" style:family="paragraph">
      <loext:graphic-properties draw:fill-color="#ff6600" draw:opacity="25%"/>
      <style:paragraph-properties fo:text-align="center"/>
    </style:style>
    <style:style style:name="P3" style:family="paragraph">
      <loext:graphic-properties draw:fill-color="#66ff00" draw:opacity="25%"/>
      <style:paragraph-properties fo:text-align="center"/>
    </style:style>
    <style:style style:name="P4" style:family="paragraph">
      <loext:graphic-properties draw:fill-color="#ff00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loext:graphic-properties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="solid" draw:fill-color="#ffff00" draw:opacity="25%"/>
      <style:paragraph-properties fo:text-align="center"/>
    </style:style>
    <style:style style:name="P16" style:family="paragraph">
      <loext:graphic-properties draw:fill="solid" draw:fill-color="#ff6600" draw:opacity="25%"/>
      <style:paragraph-properties fo:text-align="center"/>
    </style:style>
    <style:style style:name="P17" style:family="paragraph">
      <loext:graphic-properties draw:fill="solid" draw:fill-color="#66ff00" draw:opacity="25%"/>
      <style:paragraph-properties fo:text-align="center"/>
    </style:style>
    <style:style style:name="P18" style:family="paragraph">
      <loext:graphic-properties draw:fill="solid" draw:fill-color="#ff0000" draw:opacity="25%"/>
      <style:paragraph-properties fo:text-align="center"/>
    </style:style>
    <style:style style:name="P19" style:family="paragraph">
      <loext:graphic-properties draw:fill="solid" draw:fill-color="#9900ff" draw:opacity="25%"/>
      <style:paragraph-properties fo:text-align="center"/>
    </style:style>
    <style:style style:name="P20" style:family="paragraph">
      <loext:graphic-properties draw:fill="solid" draw:fill-color="#0066ff" draw:opacity="25%"/>
      <style:paragraph-properties fo:text-align="center"/>
    </style:style>
    <style:style style:name="P21" style:family="paragraph">
      <loext:graphic-properties draw:fill="none" draw:fill-color="#66ff99"/>
      <style:paragraph-properties fo:text-align="center"/>
    </style:style>
    <style:style style:name="P22" style:family="paragraph">
      <loext:graphic-properties draw:fill-color="#66cc00"/>
      <style:paragraph-properties fo:text-align="center"/>
    </style:style>
    <style:style style:name="P23" style:family="paragraph">
      <loext:graphic-properties draw:fill="none" draw:fill-color="#729fcf"/>
      <style:paragraph-properties fo:text-align="center"/>
    </style:style>
    <style:style style:name="P24" style:family="paragraph">
      <loext:graphic-properties draw:fill-color="#3399ff"/>
      <style:paragraph-properties fo:text-align="center"/>
    </style:style>
    <style:style style:name="P25" style:family="paragraph">
      <loext:graphic-properties draw:fill-color="#00cccc"/>
      <style:paragraph-properties fo:text-align="center"/>
    </style:style>
    <style:style style:name="P26" style:family="paragraph">
      <loext:graphic-properties draw:fill-color="#0066cc"/>
      <style:paragraph-properties fo:text-align="center"/>
    </style:style>
    <style:style style:name="P27" style:family="paragraph">
      <loext:graphic-properties draw:fill="solid" draw:fill-color="#ff3333" draw:opacity="25%"/>
      <style:paragraph-properties fo:text-align="center"/>
    </style:style>
    <style:style style:name="P28" style:family="paragraph">
      <loext:graphic-properties draw:fill="solid" draw:fill-color="#66cc00" draw:opacity="25%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5.504cm" svg:height="17.676cm" svg:x="27.815cm" svg:y="11.914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  <text:p/>
          </draw:polygon>
          <draw:polygon draw:style-name="gr2" draw:text-style-name="P2" draw:layer="layout" svg:width="15.595cm" svg:height="11.663cm" svg:x="19.82cm" svg:y="17.927cm" svg:viewBox="0 0 15596 11664" draw:points="12189,11664 0,11659 0,2524 1740,2506 1768,1 7998,0 10928,2865 10033,3923 10025,6251 15044,6242 15044,7269 15096,7269 15100,9026 15596,9018 15479,9629 15243,9774 15250,9992 12189,9992">
            <text:p/>
          </draw:polygon>
          <draw:polygon draw:style-name="gr3" draw:text-style-name="P3" draw:layer="layout" svg:width="19.449cm" svg:height="18.108cm" svg:x="19.82cm" svg:y="2.342cm" svg:viewBox="0 0 19450 18109" draw:points="0,18109 30,4 19450,0 19450,1715 15231,1715 15231,5209 5232,5209 5232,9565 7998,9572 7995,15585 1768,15586 1751,18091">
            <text:p/>
          </draw:polygon>
          <draw:polygon draw:style-name="gr4" draw:text-style-name="P4" draw:layer="layout" svg:width="18.064cm" svg:height="12.908cm" svg:x="40.334cm" svg:y="1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5" draw:text-style-name="P5" draw:layer="layout" svg:width="20.628cm" svg:height="11.566cm" svg:x="28.992cm" svg:y="2.342cm" svg:viewBox="0 0 20629 11567" draw:points="20370,3909 20370,1714 18652,9 10278,0 10278,1714 6059,1715 6059,9572 0,9572 0,11564 11342,11567 11342,9572 15570,9568 15578,7559 16578,7559 17478,5822 20629,5822 20629,3909">
            <text:p/>
          </draw:polygon>
          <draw:polygon draw:style-name="gr6" draw:text-style-name="P6" draw:layer="layout" svg:width="16.904cm" svg:height="19.685cm" svg:x="39.437cm" svg:y="9.901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  <text:p/>
          </draw:polygon>
          <draw:line draw:style-name="gr7" draw:text-style-name="P7" draw:layer="layout" svg:x1="26.77cm" svg:y1="11.487cm" svg:x2="27.12cm" svg:y2="11.487cm">
            <text:p/>
          </draw:line>
          <draw:line draw:style-name="gr7" draw:text-style-name="P7" draw:layer="layout" svg:x1="27.895cm" svg:y1="9.652cm" svg:x2="27.895cm" svg:y2="11.915cm">
            <text:p/>
          </draw:line>
          <draw:line draw:style-name="gr7" draw:text-style-name="P7" draw:layer="layout" svg:x1="27.12cm" svg:y1="9.653cm" svg:x2="27.12cm" svg:y2="11.916cm">
            <text:p/>
          </draw:line>
          <draw:line draw:style-name="gr7" draw:text-style-name="P7" draw:layer="layout" svg:x1="27.896cm" svg:y1="11.552cm" svg:x2="28.22cm" svg:y2="11.552cm">
            <text:p/>
          </draw:line>
          <draw:line draw:style-name="gr7" draw:text-style-name="P7" draw:layer="layout" svg:x1="27.896cm" svg:y1="11.214cm" svg:x2="28.22cm" svg:y2="11.214cm">
            <text:p/>
          </draw:line>
          <draw:line draw:style-name="gr7" draw:text-style-name="P7" draw:layer="layout" svg:x1="27.896cm" svg:y1="10.551cm" svg:x2="28.22cm" svg:y2="10.551cm">
            <text:p/>
          </draw:line>
          <draw:line draw:style-name="gr7" draw:text-style-name="P7" draw:layer="layout" svg:x1="28.727cm" svg:y1="11.916cm" svg:x2="28.727cm" svg:y2="11.565cm">
            <text:p/>
          </draw:line>
          <draw:line draw:style-name="gr7" draw:text-style-name="P7" draw:layer="layout" svg:x1="28.221cm" svg:y1="11.565cm" svg:x2="28.728cm" svg:y2="11.565cm">
            <text:p/>
          </draw:line>
          <draw:line draw:style-name="gr7" draw:text-style-name="P7" draw:layer="layout" svg:x1="29.338cm" svg:y1="11.565cm" svg:x2="30.586cm" svg:y2="11.565cm">
            <text:p/>
          </draw:line>
          <draw:line draw:style-name="gr7" draw:text-style-name="P7" draw:layer="layout" svg:x1="28.22cm" svg:y1="10.928cm" svg:x2="31.782cm" svg:y2="10.928cm">
            <text:p/>
          </draw:line>
          <draw:line draw:style-name="gr7" draw:text-style-name="P7" draw:layer="layout" svg:x1="30.586cm" svg:y1="11.916cm" svg:x2="30.586cm" svg:y2="11.565cm">
            <text:p/>
          </draw:line>
          <draw:line draw:style-name="gr7" draw:text-style-name="P7" draw:layer="layout" svg:x1="29.338cm" svg:y1="11.916cm" svg:x2="29.338cm" svg:y2="10.928cm">
            <text:p/>
          </draw:line>
          <draw:line draw:style-name="gr7" draw:text-style-name="P7" draw:layer="layout" svg:x1="30.196cm" svg:y1="9.537cm" svg:x2="30.196cm" svg:y2="10.928cm">
            <text:p/>
          </draw:line>
          <draw:line draw:style-name="gr7" draw:text-style-name="P7" draw:layer="layout" svg:x1="29.728cm" svg:y1="10.187cm" svg:x2="29.728cm" svg:y2="9.537cm">
            <text:p/>
          </draw:line>
          <draw:line draw:style-name="gr7" draw:text-style-name="P7" draw:layer="layout" svg:x1="30.196cm" svg:y1="10.187cm" svg:x2="29.39cm" svg:y2="10.187cm">
            <text:p/>
          </draw:line>
          <draw:line draw:style-name="gr7" draw:text-style-name="P7" draw:layer="layout" svg:x1="31.34cm" svg:y1="9.537cm" svg:x2="29.728cm" svg:y2="9.537cm">
            <text:p/>
          </draw:line>
          <draw:line draw:style-name="gr7" draw:text-style-name="P7" draw:layer="layout" svg:x1="29.169cm" svg:y1="9.537cm" svg:x2="28.22cm" svg:y2="9.537cm">
            <text:p/>
          </draw:line>
          <draw:line draw:style-name="gr7" draw:text-style-name="P7" draw:layer="layout" svg:x1="29.169cm" svg:y1="9.095cm" svg:x2="28.415cm" svg:y2="9.095cm">
            <text:p/>
          </draw:line>
          <draw:line draw:style-name="gr7" draw:text-style-name="P7" draw:layer="layout" svg:x1="29.169cm" svg:y1="8.64cm" svg:x2="28.415cm" svg:y2="8.64cm">
            <text:p/>
          </draw:line>
          <draw:line draw:style-name="gr7" draw:text-style-name="P7" draw:layer="layout" svg:x1="28.415cm" svg:y1="7.73cm" svg:x2="29.728cm" svg:y2="7.73cm">
            <text:p/>
          </draw:line>
          <draw:line draw:style-name="gr7" draw:text-style-name="P7" draw:layer="layout" svg:x1="30.52cm" svg:y1="8.211cm" svg:x2="28.415cm" svg:y2="8.211cm">
            <text:p/>
          </draw:line>
          <draw:line draw:style-name="gr7" draw:text-style-name="P7" draw:layer="layout" svg:x1="28.415cm" svg:y1="7.731cm" svg:x2="28.415cm" svg:y2="9.538cm">
            <text:p/>
          </draw:line>
          <draw:line draw:style-name="gr7" draw:text-style-name="P7" draw:layer="layout" svg:x1="31.34cm" svg:y1="9.095cm" svg:x2="29.728cm" svg:y2="9.095cm">
            <text:p/>
          </draw:line>
          <draw:line draw:style-name="gr7" draw:text-style-name="P7" draw:layer="layout" svg:x1="31.34cm" svg:y1="8.64cm" svg:x2="29.728cm" svg:y2="8.64cm">
            <text:p/>
          </draw:line>
          <draw:line draw:style-name="gr7" draw:text-style-name="P7" draw:layer="layout" svg:x1="29.169cm" svg:y1="8.211cm" svg:x2="29.169cm" svg:y2="9.537cm">
            <text:p/>
          </draw:line>
          <draw:line draw:style-name="gr7" draw:text-style-name="P7" draw:layer="layout" svg:x1="29.728cm" svg:y1="7.54cm" svg:x2="29.728cm" svg:y2="9.537cm">
            <text:p/>
          </draw:line>
          <draw:line draw:style-name="gr7" draw:text-style-name="P7" draw:layer="layout" svg:x1="31.782cm" svg:y1="10.096cm" svg:x2="31.782cm" svg:y2="11.916cm">
            <text:p/>
          </draw:line>
          <draw:line draw:style-name="gr7" draw:text-style-name="P7" draw:layer="layout" svg:x1="31.782cm" svg:y1="11.747cm" svg:x2="31.392cm" svg:y2="11.747cm">
            <text:p/>
          </draw:line>
          <draw:line draw:style-name="gr7" draw:text-style-name="P7" draw:layer="layout" svg:x1="31.392cm" svg:y1="11.917cm" svg:x2="31.392cm" svg:y2="11.748cm">
            <text:p/>
          </draw:line>
          <draw:line draw:style-name="gr7" draw:text-style-name="P7" draw:layer="layout" svg:x1="33.134cm" svg:y1="11.915cm" svg:x2="33.134cm" svg:y2="10.652cm">
            <text:p/>
          </draw:line>
          <draw:line draw:style-name="gr7" draw:text-style-name="P7" draw:layer="layout" svg:x1="32.653cm" svg:y1="11.916cm" svg:x2="32.653cm" svg:y2="11.669cm">
            <text:p/>
          </draw:line>
          <draw:line draw:style-name="gr7" draw:text-style-name="P7" draw:layer="layout" svg:x1="33.135cm" svg:y1="11.668cm" svg:x2="32.654cm" svg:y2="11.668cm">
            <text:p/>
          </draw:line>
          <draw:line draw:style-name="gr7" draw:text-style-name="P7" draw:layer="layout" svg:x1="33.135cm" svg:y1="10.652cm" svg:x2="31.782cm" svg:y2="10.652cm">
            <text:p/>
          </draw:line>
          <draw:line draw:style-name="gr7" draw:text-style-name="P7" draw:layer="layout" svg:x1="32.679cm" svg:y1="8.159cm" svg:x2="32.679cm" svg:y2="10.652cm">
            <text:p/>
          </draw:line>
          <draw:line draw:style-name="gr7" draw:text-style-name="P7" draw:layer="layout" svg:x1="32.9cm" svg:y1="8.302cm" svg:x2="32.9cm" svg:y2="10.652cm">
            <text:p/>
          </draw:line>
          <draw:line draw:style-name="gr7" draw:text-style-name="P7" draw:layer="layout" svg:x1="32.809cm" svg:y1="8.159cm" svg:x2="31.093cm" svg:y2="8.159cm">
            <text:p/>
          </draw:line>
          <draw:line draw:style-name="gr7" draw:text-style-name="P7" draw:layer="layout" svg:x1="32.809cm" svg:y1="8.16cm" svg:x2="32.809cm" svg:y2="8.303cm">
            <text:p/>
          </draw:line>
          <draw:line draw:style-name="gr7" draw:text-style-name="P7" draw:layer="layout" svg:x1="32.679cm" svg:y1="9.537cm" svg:x2="31.925cm" svg:y2="9.537cm">
            <text:p/>
          </draw:line>
          <draw:line draw:style-name="gr7" draw:text-style-name="P7" draw:layer="layout" svg:x1="32.679cm" svg:y1="9.095cm" svg:x2="31.925cm" svg:y2="9.095cm">
            <text:p/>
          </draw:line>
          <draw:line draw:style-name="gr7" draw:text-style-name="P7" draw:layer="layout" svg:x1="32.679cm" svg:y1="8.64cm" svg:x2="31.925cm" svg:y2="8.64cm">
            <text:p/>
          </draw:line>
          <draw:line draw:style-name="gr7" draw:text-style-name="P7" draw:layer="layout" svg:x1="31.925cm" svg:y1="8.159cm" svg:x2="31.925cm" svg:y2="9.537cm">
            <text:p/>
          </draw:line>
          <draw:line draw:style-name="gr7" draw:text-style-name="P7" draw:layer="layout" svg:x1="31.34cm" svg:y1="8.159cm" svg:x2="31.34cm" svg:y2="9.537cm">
            <text:p/>
          </draw:line>
          <draw:line draw:style-name="gr7" draw:text-style-name="P7" draw:layer="layout" svg:x1="31.093cm" svg:y1="8.16cm" svg:x2="31.093cm" svg:y2="7.54cm">
            <text:p/>
          </draw:line>
          <draw:line draw:style-name="gr7" draw:text-style-name="P7" draw:layer="layout" svg:x1="31.782cm" svg:y1="10.096cm" svg:x2="31.288cm" svg:y2="10.096cm">
            <text:p/>
          </draw:line>
          <draw:line draw:style-name="gr7" draw:text-style-name="P7" draw:layer="layout" svg:x1="32.679cm" svg:y1="9.914cm" svg:x2="32.367cm" svg:y2="9.914cm">
            <text:p/>
          </draw:line>
          <draw:line draw:style-name="gr7" draw:text-style-name="P7" draw:layer="layout" svg:x1="32.679cm" svg:y1="10.291cm" svg:x2="32.367cm" svg:y2="10.291cm">
            <text:p/>
          </draw:line>
          <draw:line draw:style-name="gr7" draw:text-style-name="P7" draw:layer="layout" svg:x1="33.32cm" svg:y1="9.342cm" svg:x2="32.9cm" svg:y2="9.342cm">
            <text:p/>
          </draw:line>
          <draw:line draw:style-name="gr7" draw:text-style-name="P7" draw:layer="layout" svg:x1="33.32cm" svg:y1="8.731cm" svg:x2="32.9cm" svg:y2="8.731cm">
            <text:p/>
          </draw:line>
          <draw:line draw:style-name="gr7" draw:text-style-name="P7" draw:layer="layout" svg:x1="34.241cm" svg:y1="7.54cm" svg:x2="34.241cm" svg:y2="8.302cm">
            <text:p/>
          </draw:line>
          <draw:g>
            <draw:g>
              <draw:line draw:style-name="gr7" draw:text-style-name="P7" draw:layer="layout" svg:x1="27.022cm" svg:y1="8.458cm" svg:x2="27.022cm" svg:y2="9.507cm">
                <text:p/>
              </draw:line>
              <draw:line draw:style-name="gr7" draw:text-style-name="P7" draw:layer="layout" svg:x1="27.972cm" svg:y1="8.458cm" svg:x2="27.022cm" svg:y2="8.458cm">
                <text:p/>
              </draw:line>
              <draw:line draw:style-name="gr7" draw:text-style-name="P7" draw:layer="layout" svg:x1="27.972cm" svg:y1="8.459cm" svg:x2="27.972cm" svg:y2="9.508cm">
                <text:p/>
              </draw:line>
              <draw:line draw:style-name="gr7" draw:text-style-name="P7" draw:layer="layout" svg:x1="27.972cm" svg:y1="8.458cm" svg:x2="27.022cm" svg:y2="9.507cm">
                <text:p/>
              </draw:line>
              <draw:line draw:style-name="gr7" draw:text-style-name="P7" draw:layer="layout" svg:x1="27.972cm" svg:y1="9.507cm" svg:x2="27.022cm" svg:y2="9.507cm">
                <text:p/>
              </draw:line>
              <draw:line draw:style-name="gr7" draw:text-style-name="P7" draw:layer="layout" svg:x1="27.972cm" svg:y1="9.507cm" svg:x2="27.022cm" svg:y2="8.458cm">
                <text:p/>
              </draw:line>
            </draw:g>
            <draw:g>
              <draw:line draw:style-name="gr7" draw:text-style-name="P7" draw:layer="layout" svg:x1="27.147cm" svg:y1="9.501cm" svg:x2="27.147cm" svg:y2="9.608cm">
                <text:p/>
              </draw:line>
              <draw:line draw:style-name="gr7" draw:text-style-name="P7" draw:layer="layout" svg:x1="27.847cm" svg:y1="9.501cm" svg:x2="27.847cm" svg:y2="9.608cm">
                <text:p/>
              </draw:line>
            </draw:g>
          </draw:g>
          <draw:g>
            <draw:line draw:style-name="gr7" draw:text-style-name="P7" draw:layer="layout" svg:x1="33.432cm" svg:y1="9.001cm" svg:x2="33.432cm" svg:y2="10.808cm">
              <text:p/>
            </draw:line>
            <draw:line draw:style-name="gr7" draw:text-style-name="P7" draw:layer="layout" svg:x1="34.882cm" svg:y1="9.001cm" svg:x2="34.882cm" svg:y2="10.808cm">
              <text:p/>
            </draw:line>
            <draw:line draw:style-name="gr7" draw:text-style-name="P7" draw:layer="layout" svg:x1="34.882cm" svg:y1="9.168cm" svg:x2="34.212cm" svg:y2="9.168cm">
              <text:p/>
            </draw:line>
            <draw:g>
              <draw:line draw:style-name="gr7" draw:text-style-name="P7" draw:layer="layout" svg:x1="34.092cm" svg:y1="9.168cm" svg:x2="34.092cm" svg:y2="10.518cm">
                <text:p/>
              </draw:line>
              <draw:line draw:style-name="gr7" draw:text-style-name="P7" draw:layer="layout" svg:x1="34.212cm" svg:y1="9.168cm" svg:x2="34.212cm" svg:y2="10.518cm">
                <text:p/>
              </draw:line>
              <draw:line draw:style-name="gr7" draw:text-style-name="P7" draw:layer="layout" svg:x1="34.212cm" svg:y1="9.168cm" svg:x2="34.092cm" svg:y2="9.168cm">
                <text:p/>
              </draw:line>
              <draw:line draw:style-name="gr7" draw:text-style-name="P7" draw:layer="layout" svg:x1="34.212cm" svg:y1="10.518cm" svg:x2="34.092cm" svg:y2="10.518cm">
                <text:p/>
              </draw:line>
            </draw:g>
            <draw:line draw:style-name="gr7" draw:text-style-name="P7" draw:layer="layout" svg:x1="34.882cm" svg:y1="9.291cm" svg:x2="34.212cm" svg:y2="9.291cm">
              <text:p/>
            </draw:line>
            <draw:line draw:style-name="gr7" draw:text-style-name="P7" draw:layer="layout" svg:x1="34.882cm" svg:y1="9.413cm" svg:x2="34.212cm" svg:y2="9.413cm">
              <text:p/>
            </draw:line>
            <draw:line draw:style-name="gr7" draw:text-style-name="P7" draw:layer="layout" svg:x1="34.882cm" svg:y1="9.536cm" svg:x2="34.212cm" svg:y2="9.536cm">
              <text:p/>
            </draw:line>
            <draw:line draw:style-name="gr7" draw:text-style-name="P7" draw:layer="layout" svg:x1="34.882cm" svg:y1="9.659cm" svg:x2="34.212cm" svg:y2="9.659cm">
              <text:p/>
            </draw:line>
            <draw:line draw:style-name="gr7" draw:text-style-name="P7" draw:layer="layout" svg:x1="34.882cm" svg:y1="9.782cm" svg:x2="34.212cm" svg:y2="9.782cm">
              <text:p/>
            </draw:line>
            <draw:line draw:style-name="gr7" draw:text-style-name="P7" draw:layer="layout" svg:x1="34.882cm" svg:y1="9.904cm" svg:x2="34.212cm" svg:y2="9.904cm">
              <text:p/>
            </draw:line>
            <draw:line draw:style-name="gr7" draw:text-style-name="P7" draw:layer="layout" svg:x1="34.882cm" svg:y1="10.027cm" svg:x2="34.212cm" svg:y2="10.027cm">
              <text:p/>
            </draw:line>
            <draw:line draw:style-name="gr7" draw:text-style-name="P7" draw:layer="layout" svg:x1="34.882cm" svg:y1="10.15cm" svg:x2="34.212cm" svg:y2="10.15cm">
              <text:p/>
            </draw:line>
            <draw:line draw:style-name="gr7" draw:text-style-name="P7" draw:layer="layout" svg:x1="34.882cm" svg:y1="10.273cm" svg:x2="34.212cm" svg:y2="10.273cm">
              <text:p/>
            </draw:line>
            <draw:line draw:style-name="gr7" draw:text-style-name="P7" draw:layer="layout" svg:x1="34.882cm" svg:y1="10.395cm" svg:x2="34.212cm" svg:y2="10.395cm">
              <text:p/>
            </draw:line>
            <draw:line draw:style-name="gr7" draw:text-style-name="P7" draw:layer="layout" svg:x1="34.102cm" svg:y1="9.291cm" svg:x2="33.432cm" svg:y2="9.291cm">
              <text:p/>
            </draw:line>
            <draw:line draw:style-name="gr7" draw:text-style-name="P7" draw:layer="layout" svg:x1="34.102cm" svg:y1="9.413cm" svg:x2="33.432cm" svg:y2="9.413cm">
              <text:p/>
            </draw:line>
            <draw:line draw:style-name="gr7" draw:text-style-name="P7" draw:layer="layout" svg:x1="34.102cm" svg:y1="9.536cm" svg:x2="33.432cm" svg:y2="9.536cm">
              <text:p/>
            </draw:line>
            <draw:line draw:style-name="gr7" draw:text-style-name="P7" draw:layer="layout" svg:x1="34.102cm" svg:y1="9.659cm" svg:x2="33.432cm" svg:y2="9.659cm">
              <text:p/>
            </draw:line>
            <draw:line draw:style-name="gr7" draw:text-style-name="P7" draw:layer="layout" svg:x1="34.102cm" svg:y1="9.782cm" svg:x2="33.432cm" svg:y2="9.782cm">
              <text:p/>
            </draw:line>
            <draw:line draw:style-name="gr7" draw:text-style-name="P7" draw:layer="layout" svg:x1="34.102cm" svg:y1="9.904cm" svg:x2="33.432cm" svg:y2="9.904cm">
              <text:p/>
            </draw:line>
            <draw:line draw:style-name="gr7" draw:text-style-name="P7" draw:layer="layout" svg:x1="34.102cm" svg:y1="10.027cm" svg:x2="33.432cm" svg:y2="10.027cm">
              <text:p/>
            </draw:line>
            <draw:line draw:style-name="gr7" draw:text-style-name="P7" draw:layer="layout" svg:x1="34.102cm" svg:y1="10.15cm" svg:x2="33.432cm" svg:y2="10.15cm">
              <text:p/>
            </draw:line>
            <draw:line draw:style-name="gr7" draw:text-style-name="P7" draw:layer="layout" svg:x1="34.102cm" svg:y1="10.273cm" svg:x2="33.432cm" svg:y2="10.273cm">
              <text:p/>
            </draw:line>
            <draw:line draw:style-name="gr7" draw:text-style-name="P7" draw:layer="layout" svg:x1="34.102cm" svg:y1="10.518cm" svg:x2="33.432cm" svg:y2="10.518cm">
              <text:p/>
            </draw:line>
            <draw:line draw:style-name="gr7" draw:text-style-name="P7" draw:layer="layout" svg:x1="34.102cm" svg:y1="10.395cm" svg:x2="33.432cm" svg:y2="10.395cm">
              <text:p/>
            </draw:line>
          </draw:g>
          <draw:g>
            <draw:line draw:style-name="gr7" draw:text-style-name="P7" draw:layer="layout" svg:x1="25.152cm" svg:y1="9.001cm" svg:x2="25.152cm" svg:y2="10.808cm">
              <text:p/>
            </draw:line>
            <draw:line draw:style-name="gr7" draw:text-style-name="P7" draw:layer="layout" svg:x1="26.602cm" svg:y1="9.001cm" svg:x2="26.602cm" svg:y2="10.808cm">
              <text:p/>
            </draw:line>
            <draw:line draw:style-name="gr7" draw:text-style-name="P7" draw:layer="layout" svg:x1="26.602cm" svg:y1="9.168cm" svg:x2="25.932cm" svg:y2="9.168cm">
              <text:p/>
            </draw:line>
            <draw:g>
              <draw:line draw:style-name="gr7" draw:text-style-name="P7" draw:layer="layout" svg:x1="25.812cm" svg:y1="9.168cm" svg:x2="25.812cm" svg:y2="10.518cm">
                <text:p/>
              </draw:line>
              <draw:line draw:style-name="gr7" draw:text-style-name="P7" draw:layer="layout" svg:x1="25.932cm" svg:y1="9.168cm" svg:x2="25.932cm" svg:y2="10.518cm">
                <text:p/>
              </draw:line>
              <draw:line draw:style-name="gr7" draw:text-style-name="P7" draw:layer="layout" svg:x1="25.932cm" svg:y1="9.168cm" svg:x2="25.812cm" svg:y2="9.168cm">
                <text:p/>
              </draw:line>
              <draw:line draw:style-name="gr7" draw:text-style-name="P7" draw:layer="layout" svg:x1="25.932cm" svg:y1="10.518cm" svg:x2="25.812cm" svg:y2="10.518cm">
                <text:p/>
              </draw:line>
            </draw:g>
            <draw:line draw:style-name="gr7" draw:text-style-name="P7" draw:layer="layout" svg:x1="26.602cm" svg:y1="9.291cm" svg:x2="25.932cm" svg:y2="9.291cm">
              <text:p/>
            </draw:line>
            <draw:line draw:style-name="gr7" draw:text-style-name="P7" draw:layer="layout" svg:x1="26.602cm" svg:y1="9.413cm" svg:x2="25.932cm" svg:y2="9.413cm">
              <text:p/>
            </draw:line>
            <draw:line draw:style-name="gr7" draw:text-style-name="P7" draw:layer="layout" svg:x1="26.602cm" svg:y1="9.536cm" svg:x2="25.932cm" svg:y2="9.536cm">
              <text:p/>
            </draw:line>
            <draw:line draw:style-name="gr7" draw:text-style-name="P7" draw:layer="layout" svg:x1="26.602cm" svg:y1="9.659cm" svg:x2="25.932cm" svg:y2="9.659cm">
              <text:p/>
            </draw:line>
            <draw:line draw:style-name="gr7" draw:text-style-name="P7" draw:layer="layout" svg:x1="26.602cm" svg:y1="9.782cm" svg:x2="25.932cm" svg:y2="9.782cm">
              <text:p/>
            </draw:line>
            <draw:line draw:style-name="gr7" draw:text-style-name="P7" draw:layer="layout" svg:x1="26.602cm" svg:y1="9.904cm" svg:x2="25.932cm" svg:y2="9.904cm">
              <text:p/>
            </draw:line>
            <draw:line draw:style-name="gr7" draw:text-style-name="P7" draw:layer="layout" svg:x1="26.602cm" svg:y1="10.027cm" svg:x2="25.932cm" svg:y2="10.027cm">
              <text:p/>
            </draw:line>
            <draw:line draw:style-name="gr7" draw:text-style-name="P7" draw:layer="layout" svg:x1="26.602cm" svg:y1="10.15cm" svg:x2="25.932cm" svg:y2="10.15cm">
              <text:p/>
            </draw:line>
            <draw:line draw:style-name="gr7" draw:text-style-name="P7" draw:layer="layout" svg:x1="26.602cm" svg:y1="10.273cm" svg:x2="25.932cm" svg:y2="10.273cm">
              <text:p/>
            </draw:line>
            <draw:line draw:style-name="gr7" draw:text-style-name="P7" draw:layer="layout" svg:x1="26.602cm" svg:y1="10.395cm" svg:x2="25.932cm" svg:y2="10.395cm">
              <text:p/>
            </draw:line>
            <draw:line draw:style-name="gr7" draw:text-style-name="P7" draw:layer="layout" svg:x1="25.822cm" svg:y1="9.291cm" svg:x2="25.152cm" svg:y2="9.291cm">
              <text:p/>
            </draw:line>
            <draw:line draw:style-name="gr7" draw:text-style-name="P7" draw:layer="layout" svg:x1="25.822cm" svg:y1="9.413cm" svg:x2="25.152cm" svg:y2="9.413cm">
              <text:p/>
            </draw:line>
            <draw:line draw:style-name="gr7" draw:text-style-name="P7" draw:layer="layout" svg:x1="25.822cm" svg:y1="9.536cm" svg:x2="25.152cm" svg:y2="9.536cm">
              <text:p/>
            </draw:line>
            <draw:line draw:style-name="gr7" draw:text-style-name="P7" draw:layer="layout" svg:x1="25.822cm" svg:y1="9.659cm" svg:x2="25.152cm" svg:y2="9.659cm">
              <text:p/>
            </draw:line>
            <draw:line draw:style-name="gr7" draw:text-style-name="P7" draw:layer="layout" svg:x1="25.822cm" svg:y1="9.782cm" svg:x2="25.152cm" svg:y2="9.782cm">
              <text:p/>
            </draw:line>
            <draw:line draw:style-name="gr7" draw:text-style-name="P7" draw:layer="layout" svg:x1="25.822cm" svg:y1="9.904cm" svg:x2="25.152cm" svg:y2="9.904cm">
              <text:p/>
            </draw:line>
            <draw:line draw:style-name="gr7" draw:text-style-name="P7" draw:layer="layout" svg:x1="25.822cm" svg:y1="10.027cm" svg:x2="25.152cm" svg:y2="10.027cm">
              <text:p/>
            </draw:line>
            <draw:line draw:style-name="gr7" draw:text-style-name="P7" draw:layer="layout" svg:x1="25.822cm" svg:y1="10.15cm" svg:x2="25.152cm" svg:y2="10.15cm">
              <text:p/>
            </draw:line>
            <draw:line draw:style-name="gr7" draw:text-style-name="P7" draw:layer="layout" svg:x1="25.822cm" svg:y1="10.273cm" svg:x2="25.152cm" svg:y2="10.273cm">
              <text:p/>
            </draw:line>
            <draw:line draw:style-name="gr7" draw:text-style-name="P7" draw:layer="layout" svg:x1="25.822cm" svg:y1="10.518cm" svg:x2="25.152cm" svg:y2="10.518cm">
              <text:p/>
            </draw:line>
            <draw:line draw:style-name="gr7" draw:text-style-name="P7" draw:layer="layout" svg:x1="25.822cm" svg:y1="10.395cm" svg:x2="25.152cm" svg:y2="10.395cm">
              <text:p/>
            </draw:line>
          </draw:g>
          <draw:g>
            <draw:line draw:style-name="gr8" draw:text-style-name="P7" draw:layer="layout" svg:x1="33.881cm" svg:y1="25.72cm" svg:x2="33.881cm" svg:y2="25.216cm">
              <text:p/>
            </draw:line>
            <draw:path draw:style-name="gr8" draw:text-style-name="P7" draw:layer="layout" svg:width="0.565cm" svg:height="0.368cm" draw:transform="skewX (0.0441568300754565) rotate (-1.68459179402493) translate (34.3097682644203cm 25.2156094979388cm)" svg:viewBox="0 0 566 369" svg:d="M0 0c485 1 566 369 566 369">
              <text:p/>
            </draw:path>
          </draw:g>
          <draw:g>
            <draw:line draw:style-name="gr8" draw:text-style-name="P7" draw:layer="layout" svg:x1="34.245cm" svg:y1="26.851cm" svg:x2="33.741cm" svg:y2="26.851cm">
              <text:p/>
            </draw:line>
            <draw:path draw:style-name="gr8" draw:text-style-name="P7" draw:layer="layout" svg:width="0.565cm" svg:height="0.368cm" draw:transform="skewX (0.0441568300754565) rotate (-0.113795467230031) translate (33.7406094979388cm 26.4222317355797cm)" svg:viewBox="0 0 566 369" svg:d="M0 0c485 1 566 369 566 369">
              <text:p/>
            </draw:path>
          </draw:g>
          <draw:g>
            <draw:line draw:style-name="gr8" draw:text-style-name="P7" draw:layer="layout" svg:x1="34.375cm" svg:y1="24.043cm" svg:x2="34.819cm" svg:y2="24.043cm">
              <text:p/>
            </draw:line>
            <draw:path draw:style-name="gr8" draw:text-style-name="P7" draw:layer="layout" svg:width="0.498cm" svg:height="0.367cm" draw:transform="skewX (-0.00802851455917389) rotate (0.129852496348378) translate (34.3247771360139cm 23.6788158868682cm)" svg:viewBox="0 0 499 368" svg:d="M499 0c-429 0-499 368-499 368">
              <text:p/>
            </draw:path>
          </draw:g>
          <draw:g>
            <draw:line draw:style-name="gr8" draw:text-style-name="P7" draw:layer="layout" svg:x1="31.606cm" svg:y1="23.716cm" svg:x2="31.606cm" svg:y2="24.173cm">
              <text:p/>
            </draw:line>
            <draw:path draw:style-name="gr8" draw:text-style-name="P7" draw:layer="layout" svg:width="0.512cm" svg:height="0.367cm" draw:transform="skewX (-0.0158824961931484) rotate (-1.44460902187571) translate (31.9701802128071cm 23.6642309992353cm)" svg:viewBox="0 0 513 368" svg:d="M513 0c-441 0-513 368-513 368">
              <text:p/>
            </draw:path>
          </draw:g>
          <draw:g>
            <draw:line draw:style-name="gr8" draw:text-style-name="P7" draw:layer="layout" svg:x1="30.296cm" svg:y1="24.041cm" svg:x2="29.852cm" svg:y2="24.041cm">
              <text:p/>
            </draw:line>
            <draw:path draw:style-name="gr8" draw:text-style-name="P7" draw:layer="layout" svg:width="0.498cm" svg:height="0.367cm" draw:transform="skewX (0.00925024503556995) rotate (-0.128805298797183) translate (29.8516559862794cm 23.6122317355797cm)" svg:viewBox="0 0 499 368" svg:d="M0 0c428 1 499 368 499 368">
              <text:p/>
            </draw:path>
          </draw:g>
          <draw:g>
            <draw:line draw:style-name="gr8" draw:text-style-name="P7" draw:layer="layout" svg:x1="34.674cm" svg:y1="19.948cm" svg:x2="34.674cm" svg:y2="19.504cm">
              <text:p/>
            </draw:line>
            <draw:path draw:style-name="gr8" draw:text-style-name="P7" draw:layer="layout" svg:width="0.498cm" svg:height="0.367cm" draw:transform="skewX (-0.00802851455917393) rotate (1.70064882314327) translate (34.3098158868682cm 19.9982228639861cm)" svg:viewBox="0 0 499 368" svg:d="M499 0c-429 0-499 368-499 368">
              <text:p/>
            </draw:path>
          </draw:g>
          <draw:g>
            <draw:line draw:style-name="gr8" draw:text-style-name="P7" draw:layer="layout" svg:x1="30.352cm" svg:y1="21.386cm" svg:x2="30.727cm" svg:y2="20.954cm">
              <text:p/>
            </draw:line>
            <draw:line draw:style-name="gr8" draw:text-style-name="P7" draw:layer="layout" svg:x1="31.359cm" svg:y1="20.228cm" svg:x2="31.734cm" svg:y2="19.796cm">
              <text:p/>
            </draw:line>
          </draw:g>
          <draw:g>
            <draw:line draw:style-name="gr8" draw:text-style-name="P7" draw:layer="layout" svg:x1="24.698cm" svg:y1="25.33cm" svg:x2="24.698cm" svg:y2="25.774cm">
              <text:p/>
            </draw:line>
            <draw:path draw:style-name="gr8" draw:text-style-name="P7" draw:layer="layout" svg:width="0.498cm" svg:height="0.368cm" draw:transform="skewX (-0.00907571211037051) rotate (-1.44216556092291) translate (25.0628657737662cm 25.2797577783774cm)" svg:viewBox="0 0 499 369" svg:d="M499 0c-429 1-499 369-499 369">
              <text:p/>
            </draw:path>
          </draw:g>
          <draw:g>
            <draw:line draw:style-name="gr8" draw:text-style-name="P7" draw:layer="layout" svg:x1="25.07cm" svg:y1="26.129cm" svg:x2="24.626cm" svg:y2="26.129cm">
              <text:p/>
            </draw:line>
            <draw:path draw:style-name="gr8" draw:text-style-name="P7" draw:layer="layout" svg:width="0.498cm" svg:height="0.368cm" draw:transform="skewX (-0.0090757121103705) rotate (-3.01296188771781) translate (25.1202422216226cm 26.4938657737662cm)" svg:viewBox="0 0 499 369" svg:d="M499 0c-429 1-499 369-499 369">
              <text:p/>
            </draw:path>
          </draw:g>
          <draw:g>
            <draw:line draw:style-name="gr8" draw:text-style-name="P7" draw:layer="layout" svg:x1="23.899cm" svg:y1="10.757cm" svg:x2="23.416cm" svg:y2="10.757cm">
              <text:p/>
            </draw:line>
            <draw:path draw:style-name="gr8" draw:text-style-name="P7" draw:layer="layout" svg:width="0.541cm" svg:height="0.368cm" draw:transform="skewX (0.032637657012294) rotate (-0.118158790360017) translate (23.415625768858cm 10.3282317355797cm)" svg:viewBox="0 0 542 369" svg:d="M0 0c465 1 542 369 542 369">
              <text:p/>
            </draw:path>
          </draw:g>
          <draw:g>
            <draw:line draw:style-name="gr8" draw:text-style-name="P7" draw:layer="layout" svg:x1="23.542cm" svg:y1="7.936cm" svg:x2="23.542cm" svg:y2="7.551cm">
              <text:p/>
            </draw:line>
            <draw:path draw:style-name="gr8" draw:text-style-name="P7" draw:layer="layout" svg:width="0.434cm" svg:height="0.366cm" draw:transform="skewX (-0.0270526034059121) rotate (-1.72019651076561) translate (23.9710817506712cm 7.5507529750142cm)" svg:viewBox="0 0 435 367" svg:d="M0 0c372 1 435 367 435 367">
              <text:p/>
            </draw:path>
          </draw:g>
          <draw:g>
            <draw:line draw:style-name="gr8" draw:text-style-name="P7" draw:layer="layout" svg:x1="29.447cm" svg:y1="11.327cm" svg:x2="29.447cm" svg:y2="11.548cm">
              <text:p/>
            </draw:line>
            <draw:path draw:style-name="gr8" draw:text-style-name="P7" draw:layer="layout" svg:width="0.247cm" svg:height="0.167cm" draw:transform="skewX (-0.0361283155162826) rotate (-1.45281206936008) translate (29.6126463749524cm 11.3010957141607cm)" svg:viewBox="0 0 248 168" svg:d="M248 0c-212 0-248 168-248 168">
              <text:p/>
            </draw:path>
          </draw:g>
          <draw:g>
            <draw:line draw:style-name="gr8" draw:text-style-name="P7" draw:layer="layout" svg:x1="26.653cm" svg:y1="11.252cm" svg:x2="26.653cm" svg:y2="11.928cm">
              <text:p/>
            </draw:line>
            <draw:path draw:style-name="gr8" draw:text-style-name="P7" draw:layer="layout" svg:width="0.758cm" svg:height="0.458cm" draw:transform="skewX (0.0657989128001862) rotate (1.46537843997444) translate (26.1202879139021cm 11.9275237686377cm)" svg:viewBox="0 0 759 459" svg:d="M0 0c650 1 759 459 759 459">
              <text:p/>
            </draw:path>
          </draw:g>
          <draw:g>
            <draw:line draw:style-name="gr8" draw:text-style-name="P7" draw:layer="layout" svg:x1="27.901cm" svg:y1="9.755cm" svg:x2="27.763cm" svg:y2="10cm">
              <text:p/>
            </draw:line>
            <draw:path draw:style-name="gr8" draw:text-style-name="P7" draw:layer="layout" svg:width="0.099cm" svg:height="0.102cm" draw:transform="rotate (-2.62253173404668) translate (27.901cm 10.0404611260054cm)" svg:viewBox="0 0 100 103" svg:d="M0 0c81 34 100 103 100 103">
              <text:p/>
            </draw:path>
          </draw:g>
          <draw:g>
            <draw:line draw:style-name="gr8" draw:text-style-name="P7" draw:layer="layout" svg:x1="27.126cm" svg:y1="10.224cm" svg:x2="27.251cm" svg:y2="10.469cm">
              <text:p/>
            </draw:line>
            <draw:path draw:style-name="gr8" draw:text-style-name="P7" draw:layer="layout" svg:width="0.093cm" svg:height="0.099cm" draw:transform="skewX (-0.0972148393360842) rotate (2.57959663444762) translate (27.2058077500533cm 10.5587241103702cm)" svg:viewBox="0 0 94 100" svg:d="M94 0c-75 34-94 100-94 100">
              <text:p/>
            </draw:path>
          </draw:g>
          <draw:g>
            <draw:line draw:style-name="gr8" draw:text-style-name="P7" draw:layer="layout" svg:x1="27.126cm" svg:y1="10.794cm" svg:x2="27.251cm" svg:y2="10.549cm">
              <text:p/>
            </draw:line>
            <draw:path draw:style-name="gr8" draw:text-style-name="P7" draw:layer="layout" svg:width="0.091cm" svg:height="0.099cm" draw:transform="skewX (0.072954762733363) rotate (0.563741348394168) translate (27.126cm 10.5095335120643cm)" svg:viewBox="0 0 92 100" svg:d="M0 0c74 34 92 100 92 100">
              <text:p/>
            </draw:path>
          </draw:g>
          <draw:g>
            <draw:line draw:style-name="gr8" draw:text-style-name="P7" draw:layer="layout" svg:x1="27.126cm" svg:y1="10.861cm" svg:x2="27.251cm" svg:y2="11.106cm">
              <text:p/>
            </draw:line>
            <draw:path draw:style-name="gr8" draw:text-style-name="P7" draw:layer="layout" svg:width="0.093cm" svg:height="0.099cm" draw:transform="skewX (-0.0972148393360842) rotate (2.57959663444762) translate (27.2058077500532cm 11.1957241103702cm)" svg:viewBox="0 0 94 100" svg:d="M94 0c-75 34-94 100-94 100">
              <text:p/>
            </draw:path>
          </draw:g>
          <draw:g>
            <draw:line draw:style-name="gr8" draw:text-style-name="P7" draw:layer="layout" svg:x1="27.126cm" svg:y1="11.431cm" svg:x2="27.251cm" svg:y2="11.186cm">
              <text:p/>
            </draw:line>
            <draw:path draw:style-name="gr8" draw:text-style-name="P7" draw:layer="layout" svg:width="0.091cm" svg:height="0.099cm" draw:transform="skewX (0.072954762733363) rotate (0.563741348394168) translate (27.126cm 11.1465335120643cm)" svg:viewBox="0 0 92 100" svg:d="M0 0c74 34 92 100 92 100">
              <text:p/>
            </draw:path>
          </draw:g>
          <draw:g>
            <draw:line draw:style-name="gr8" draw:text-style-name="P7" draw:layer="layout" svg:x1="27.126cm" svg:y1="11.745cm" svg:x2="27.251cm" svg:y2="11.534cm">
              <text:p/>
            </draw:line>
            <draw:path draw:style-name="gr8" draw:text-style-name="P7" draw:layer="layout" svg:width="0.087cm" svg:height="0.089cm" draw:transform="skewX (-0.0555014702134197) rotate (0.500734962397173) translate (27.126cm 11.4993243967828cm)" svg:viewBox="0 0 88 90" svg:d="M0 0c72 30 88 90 88 90">
              <text:p/>
            </draw:path>
          </draw:g>
          <draw:g>
            <draw:g>
              <draw:line draw:style-name="gr8" draw:text-style-name="P7" draw:layer="layout" svg:x1="27.126cm" svg:y1="11.771cm" svg:x2="27.444cm" svg:y2="11.602cm">
                <text:p/>
              </draw:line>
              <draw:path draw:style-name="gr8" draw:text-style-name="P7" draw:layer="layout" svg:width="0.125cm" svg:height="0.131cm" draw:transform="skewX (-0.064926248174189) rotate (-2.11760798144472) translate (27.5615135191647cm 11.6633849838434cm)" svg:viewBox="0 0 126 132" svg:d="M126 0c-101 44-126 132-126 132">
                <text:p/>
              </draw:path>
            </draw:g>
            <draw:g>
              <draw:line draw:style-name="gr8" draw:text-style-name="P7" draw:layer="layout" svg:x1="27.875cm" svg:y1="11.771cm" svg:x2="27.557cm" svg:y2="11.602cm">
                <text:p/>
              </draw:line>
              <draw:path draw:style-name="gr8" draw:text-style-name="P7" draw:layer="layout" svg:width="0.125cm" svg:height="0.131cm" draw:transform="skewX (0.0649262481741892) rotate (2.11760798144472) translate (27.5049946380697cm 11.771cm)" svg:viewBox="0 0 126 132" svg:d="M0 0c101 44 126 132 126 132">
                <text:p/>
              </draw:path>
            </draw:g>
          </draw:g>
          <draw:g>
            <draw:g>
              <draw:line draw:style-name="gr8" draw:text-style-name="P7" draw:layer="layout" svg:x1="27.901cm" svg:y1="10.119cm" svg:x2="27.81cm" svg:y2="10.287cm">
                <text:p/>
              </draw:line>
              <draw:path draw:style-name="gr8" draw:text-style-name="P7" draw:layer="layout" svg:width="0.063cm" svg:height="0.069cm" draw:transform="rotate (-2.60490390860154) translate (27.901cm 10.3139490616622cm)" svg:viewBox="0 0 64 70" svg:d="M0 0c53 23 64 70 64 70">
                <text:p/>
              </draw:path>
            </draw:g>
            <draw:g>
              <draw:line draw:style-name="gr8" draw:text-style-name="P7" draw:layer="layout" svg:x1="27.901cm" svg:y1="10.51cm" svg:x2="27.81cm" svg:y2="10.342cm">
                <text:p/>
              </draw:line>
              <draw:path draw:style-name="gr8" draw:text-style-name="P7" draw:layer="layout" svg:width="0.063cm" svg:height="0.069cm" draw:transform="rotate (-0.542273798594638) translate (27.8463159129939cm 10.282102427544cm)" svg:viewBox="0 0 64 70" svg:d="M64 0c-53 24-64 70-64 70">
                <text:p/>
              </draw:path>
            </draw:g>
          </draw:g>
          <draw:g>
            <draw:g>
              <draw:line draw:style-name="gr8" draw:text-style-name="P7" draw:layer="layout" svg:x1="27.901cm" svg:y1="10.588cm" svg:x2="27.745cm" svg:y2="10.839cm">
                <text:p/>
              </draw:line>
              <draw:path draw:style-name="gr8" draw:text-style-name="P7" draw:layer="layout" svg:width="0.106cm" svg:height="0.107cm" draw:transform="skewX (-0.115715329407224) rotate (-2.66319790561815) translate (27.901cm 10.8796757060675cm)" svg:viewBox="0 0 107 108" svg:d="M0 0c88 36 107 108 107 108">
                <text:p/>
              </draw:path>
            </draw:g>
            <draw:g>
              <draw:line draw:style-name="gr8" draw:text-style-name="P7" draw:layer="layout" svg:x1="27.901cm" svg:y1="11.173cm" svg:x2="27.745cm" svg:y2="10.922cm">
                <text:p/>
              </draw:line>
              <draw:path draw:style-name="gr8" draw:text-style-name="P7" draw:layer="layout" svg:width="0.106cm" svg:height="0.107cm" draw:transform="skewX (0.11065387457644) rotate (-0.481361807700037) translate (27.8058980728283cm 10.8316484699438cm)" svg:viewBox="0 0 107 108" svg:d="M107 0c-88 36-107 108-107 108">
                <text:p/>
              </draw:path>
            </draw:g>
          </draw:g>
          <draw:g>
            <draw:line draw:style-name="gr8" draw:text-style-name="P7" draw:layer="layout" svg:x1="27.901cm" svg:y1="11.523cm" svg:x2="27.784cm" svg:y2="11.3cm">
              <text:p/>
            </draw:line>
            <draw:path draw:style-name="gr8" draw:text-style-name="P7" draw:layer="layout" svg:width="0.085cm" svg:height="0.091cm" draw:transform="skewX (-0.0525344104850294) rotate (-0.547684319275821) translate (27.8277693640488cm 11.2187343718503cm)" svg:viewBox="0 0 86 92" svg:d="M86 0c-70 31-86 92-86 92">
              <text:p/>
            </draw:path>
          </draw:g>
          <draw:g>
            <draw:line draw:style-name="gr8" draw:text-style-name="P7" draw:layer="layout" svg:x1="27.901cm" svg:y1="11.746cm" svg:x2="27.823cm" svg:y2="11.623cm">
              <text:p/>
            </draw:line>
            <draw:path draw:style-name="gr8" draw:text-style-name="P7" draw:layer="layout" svg:width="0.052cm" svg:height="0.052cm" draw:transform="skewX (0.141895268187139) rotate (-0.469668101711674) translate (27.8538567281515cm 11.5788446243637cm)" svg:viewBox="0 0 53 53" svg:d="M53 0c-44 18-53 53-53 53">
              <text:p/>
            </draw:path>
          </draw:g>
          <draw:g>
            <draw:line draw:style-name="gr8" draw:text-style-name="P7" draw:layer="layout" svg:x1="27.126cm" svg:y1="9.755cm" svg:x2="27.264cm" svg:y2="10cm">
              <text:p/>
            </draw:line>
            <draw:path draw:style-name="gr8" draw:text-style-name="P7" draw:layer="layout" svg:width="0.099cm" svg:height="0.102cm" draw:transform="rotate (2.62602239255067) translate (27.2132926993951cm 10.0899294400596cm)" svg:viewBox="0 0 100 103" svg:d="M100 0c-80 34-100 103-100 103">
              <text:p/>
            </draw:path>
          </draw:g>
          <draw:g>
            <draw:line draw:style-name="gr8" draw:text-style-name="P7" draw:layer="layout" svg:x1="28.347cm" svg:y1="11.926cm" svg:x2="28.655cm" svg:y2="12.122cm">
              <text:p/>
            </draw:line>
            <draw:path draw:style-name="gr8" draw:text-style-name="P7" draw:layer="layout" svg:width="0.136cm" svg:height="0.132cm" draw:transform="skewX (-0.110653874576441) rotate (-1.10252448848482) translate (28.7050697050938cm 11.926cm)" svg:viewBox="0 0 137 133" svg:d="M0 0c111 45 137 133 137 133">
              <text:p/>
            </draw:path>
          </draw:g>
          <draw:g>
            <draw:line draw:style-name="gr8" draw:text-style-name="P7" draw:layer="layout" svg:x1="29.836cm" svg:y1="11.327cm" svg:x2="29.836cm" svg:y2="11.548cm">
              <text:p/>
            </draw:line>
            <draw:path draw:style-name="gr8" draw:text-style-name="P7" draw:layer="layout" svg:width="0.247cm" svg:height="0.167cm" draw:transform="skewX (0.0361283155162826) rotate (1.45281206936008) translate (29.6411053343544cm 11.5478443089777cm)" svg:viewBox="0 0 248 168" svg:d="M0 0c213 0 248 168 248 168">
              <text:p/>
            </draw:path>
          </draw:g>
          <draw:g>
            <draw:line draw:style-name="gr8" draw:text-style-name="P7" draw:layer="layout" svg:x1="30.072cm" svg:y1="10.456cm" svg:x2="30.072cm" svg:y2="10.939cm">
              <text:p/>
            </draw:line>
            <draw:path draw:style-name="gr8" draw:text-style-name="P7" draw:layer="layout" svg:width="0.542cm" svg:height="0.368cm" draw:transform="skewX (0.0349065850398866) rotate (1.45228847058448) translate (29.6432317355797cm 10.9386597341006cm)" svg:viewBox="0 0 543 369" svg:d="M0 0c465 1 543 369 543 369">
              <text:p/>
            </draw:path>
          </draw:g>
          <draw:g>
            <draw:line draw:style-name="gr8" draw:text-style-name="P7" draw:layer="layout" svg:x1="31.632cm" svg:y1="10.456cm" svg:x2="31.632cm" svg:y2="10.939cm">
              <text:p/>
            </draw:line>
            <draw:path draw:style-name="gr8" draw:text-style-name="P7" draw:layer="layout" svg:width="0.542cm" svg:height="0.368cm" draw:transform="skewX (0.0349065850398866) rotate (1.45228847058448) translate (31.2032317355797cm 10.9386597341006cm)" svg:viewBox="0 0 543 369" svg:d="M0 0c465 1 543 369 543 369">
              <text:p/>
            </draw:path>
          </draw:g>
          <draw:g>
            <draw:line draw:style-name="gr8" draw:text-style-name="P7" draw:layer="layout" svg:x1="28.876cm" svg:y1="9.145cm" svg:x2="29.177cm" svg:y2="9.145cm">
              <text:p/>
            </draw:line>
            <draw:path draw:style-name="gr8" draw:text-style-name="P7" draw:layer="layout" svg:width="0.338cm" svg:height="0.266cm" draw:transform="skewX (-0.0101229096615671) rotate (3.00214084635545) translate (29.1767879502366cm 9.4568314650329cm)" svg:viewBox="0 0 339 267" svg:d="M0 0c291 0 339 267 339 267">
              <text:p/>
            </draw:path>
          </draw:g>
          <draw:g>
            <draw:line draw:style-name="gr8" draw:text-style-name="P7" draw:layer="layout" svg:x1="28.876cm" svg:y1="8.703cm" svg:x2="29.177cm" svg:y2="8.703cm">
              <text:p/>
            </draw:line>
            <draw:path draw:style-name="gr8" draw:text-style-name="P7" draw:layer="layout" svg:width="0.338cm" svg:height="0.266cm" draw:transform="skewX (-0.0101229096615671) rotate (3.00214084635545) translate (29.1767879502366cm 9.0148314650329cm)" svg:viewBox="0 0 339 267" svg:d="M0 0c291 0 339 267 339 267">
              <text:p/>
            </draw:path>
          </draw:g>
          <draw:g>
            <draw:line draw:style-name="gr8" draw:text-style-name="P7" draw:layer="layout" svg:x1="28.876cm" svg:y1="8.274cm" svg:x2="29.177cm" svg:y2="8.274cm">
              <text:p/>
            </draw:line>
            <draw:path draw:style-name="gr8" draw:text-style-name="P7" draw:layer="layout" svg:width="0.338cm" svg:height="0.266cm" draw:transform="skewX (-0.0101229096615671) rotate (3.00214084635545) translate (29.1767879502366cm 8.5858314650329cm)" svg:viewBox="0 0 339 267" svg:d="M0 0c291 0 339 267 339 267">
              <text:p/>
            </draw:path>
          </draw:g>
          <draw:g>
            <draw:line draw:style-name="gr8" draw:text-style-name="P7" draw:layer="layout" svg:x1="30.035cm" svg:y1="9.145cm" svg:x2="29.734cm" svg:y2="9.145cm">
              <text:p/>
            </draw:line>
            <draw:path draw:style-name="gr8" draw:text-style-name="P7" draw:layer="layout" svg:width="0.337cm" svg:height="0.266cm" draw:transform="skewX (0.0127409035395586) rotate (-3.00161724757985) translate (30.0690889027505cm 9.4096483838054cm)" svg:viewBox="0 0 338 267" svg:d="M338 0c-291 0-338 267-338 267">
              <text:p/>
            </draw:path>
          </draw:g>
          <draw:g>
            <draw:line draw:style-name="gr8" draw:text-style-name="P7" draw:layer="layout" svg:x1="30.035cm" svg:y1="8.703cm" svg:x2="29.734cm" svg:y2="8.703cm">
              <text:p/>
            </draw:line>
            <draw:path draw:style-name="gr8" draw:text-style-name="P7" draw:layer="layout" svg:width="0.337cm" svg:height="0.266cm" draw:transform="skewX (0.0127409035395586) rotate (-3.00161724757985) translate (30.0690889027505cm 8.9676483838054cm)" svg:viewBox="0 0 338 267" svg:d="M338 0c-291 0-338 267-338 267">
              <text:p/>
            </draw:path>
          </draw:g>
          <draw:g>
            <draw:line draw:style-name="gr8" draw:text-style-name="P7" draw:layer="layout" svg:x1="30.035cm" svg:y1="8.274cm" svg:x2="29.734cm" svg:y2="8.274cm">
              <text:p/>
            </draw:line>
            <draw:path draw:style-name="gr8" draw:text-style-name="P7" draw:layer="layout" svg:width="0.337cm" svg:height="0.266cm" draw:transform="skewX (0.0127409035395586) rotate (-3.00161724757985) translate (30.0690889027505cm 8.5386483838054cm)" svg:viewBox="0 0 338 267" svg:d="M338 0c-291 0-338 267-338 267">
              <text:p/>
            </draw:path>
          </draw:g>
          <draw:g>
            <draw:line draw:style-name="gr8" draw:text-style-name="P7" draw:layer="layout" svg:x1="31.047cm" svg:y1="9.145cm" svg:x2="31.348cm" svg:y2="9.145cm">
              <text:p/>
            </draw:line>
            <draw:path draw:style-name="gr8" draw:text-style-name="P7" draw:layer="layout" svg:width="0.338cm" svg:height="0.266cm" draw:transform="skewX (-0.0101229096615671) rotate (3.00214084635545) translate (31.3477879502366cm 9.4568314650329cm)" svg:viewBox="0 0 339 267" svg:d="M0 0c291 0 339 267 339 267">
              <text:p/>
            </draw:path>
          </draw:g>
          <draw:g>
            <draw:line draw:style-name="gr8" draw:text-style-name="P7" draw:layer="layout" svg:x1="31.047cm" svg:y1="8.703cm" svg:x2="31.348cm" svg:y2="8.703cm">
              <text:p/>
            </draw:line>
            <draw:path draw:style-name="gr8" draw:text-style-name="P7" draw:layer="layout" svg:width="0.338cm" svg:height="0.266cm" draw:transform="skewX (-0.0101229096615671) rotate (3.00214084635545) translate (31.3477879502366cm 9.0148314650329cm)" svg:viewBox="0 0 339 267" svg:d="M0 0c291 0 339 267 339 267">
              <text:p/>
            </draw:path>
          </draw:g>
          <draw:g>
            <draw:line draw:style-name="gr8" draw:text-style-name="P7" draw:layer="layout" svg:x1="31.047cm" svg:y1="8.274cm" svg:x2="31.348cm" svg:y2="8.274cm">
              <text:p/>
            </draw:line>
            <draw:path draw:style-name="gr8" draw:text-style-name="P7" draw:layer="layout" svg:width="0.338cm" svg:height="0.266cm" draw:transform="skewX (-0.0101229096615671) rotate (3.00214084635545) translate (31.3477879502366cm 8.5858314650329cm)" svg:viewBox="0 0 339 267" svg:d="M0 0c291 0 339 267 339 267">
              <text:p/>
            </draw:path>
          </draw:g>
          <draw:g>
            <draw:line draw:style-name="gr8" draw:text-style-name="P7" draw:layer="layout" svg:x1="32.232cm" svg:y1="9.145cm" svg:x2="31.931cm" svg:y2="9.145cm">
              <text:p/>
            </draw:line>
            <draw:path draw:style-name="gr8" draw:text-style-name="P7" draw:layer="layout" svg:width="0.337cm" svg:height="0.266cm" draw:transform="skewX (0.0127409035395586) rotate (-3.00161724757985) translate (32.2660889027505cm 9.4096483838054cm)" svg:viewBox="0 0 338 267" svg:d="M338 0c-291 0-338 267-338 267">
              <text:p/>
            </draw:path>
          </draw:g>
          <draw:g>
            <draw:line draw:style-name="gr8" draw:text-style-name="P7" draw:layer="layout" svg:x1="32.232cm" svg:y1="8.703cm" svg:x2="31.931cm" svg:y2="8.703cm">
              <text:p/>
            </draw:line>
            <draw:path draw:style-name="gr8" draw:text-style-name="P7" draw:layer="layout" svg:width="0.337cm" svg:height="0.266cm" draw:transform="skewX (0.0127409035395586) rotate (-3.00161724757985) translate (32.2660889027505cm 8.9676483838054cm)" svg:viewBox="0 0 338 267" svg:d="M338 0c-291 0-338 267-338 267">
              <text:p/>
            </draw:path>
          </draw:g>
          <draw:g>
            <draw:line draw:style-name="gr8" draw:text-style-name="P7" draw:layer="layout" svg:x1="32.232cm" svg:y1="8.274cm" svg:x2="31.931cm" svg:y2="8.274cm">
              <text:p/>
            </draw:line>
            <draw:path draw:style-name="gr8" draw:text-style-name="P7" draw:layer="layout" svg:width="0.337cm" svg:height="0.266cm" draw:transform="skewX (0.0127409035395586) rotate (-3.00161724757985) translate (32.2660889027505cm 8.5386483838054cm)" svg:viewBox="0 0 338 267" svg:d="M338 0c-291 0-338 267-338 267">
              <text:p/>
            </draw:path>
          </draw:g>
          <draw:g>
            <draw:line draw:style-name="gr8" draw:text-style-name="P7" draw:layer="layout" svg:x1="29.643cm" svg:y1="7.871cm" svg:x2="29.643cm" svg:y2="8.222cm">
              <text:p/>
            </draw:line>
            <draw:path draw:style-name="gr8" draw:text-style-name="P7" draw:layer="layout" svg:width="0.393cm" svg:height="0.267cm" draw:transform="skewX (0.0303687289847013) rotate (1.45089220718289) translate (29.3311685349671cm 8.2217527260234cm)" svg:viewBox="0 0 394 268" svg:d="M0 0c338 0 394 268 394 268">
              <text:p/>
            </draw:path>
          </draw:g>
          <draw:g>
            <draw:line draw:style-name="gr8" draw:text-style-name="P7" draw:layer="layout" svg:x1="32.271cm" svg:y1="11.043cm" svg:x2="31.788cm" svg:y2="11.043cm">
              <text:p/>
            </draw:line>
            <draw:path draw:style-name="gr8" draw:text-style-name="P7" draw:layer="layout" svg:width="0.543cm" svg:height="0.368cm" draw:transform="skewX (-0.0373500459926786) rotate (-3.02343386322978) translate (32.3285428778892cm 11.4076398561693cm)" svg:viewBox="0 0 544 369" svg:d="M544 0c-465 1-544 369-544 369">
              <text:p/>
            </draw:path>
          </draw:g>
          <draw:g>
            <draw:line draw:style-name="gr8" draw:text-style-name="P7" draw:layer="layout" svg:x1="32.728cm" svg:y1="11.926cm" svg:x2="33.036cm" svg:y2="12.122cm">
              <text:p/>
            </draw:line>
            <draw:path draw:style-name="gr8" draw:text-style-name="P7" draw:layer="layout" svg:width="0.136cm" svg:height="0.132cm" draw:transform="skewX (-0.110653874576441) rotate (-1.10252448848482) translate (33.0860697050938cm 11.926cm)" svg:viewBox="0 0 137 133" svg:d="M0 0c111 45 137 133 137 133">
              <text:p/>
            </draw:path>
          </draw:g>
          <draw:g>
            <draw:line draw:style-name="gr8" draw:text-style-name="P7" draw:layer="layout" svg:x1="33.477cm" svg:y1="11.252cm" svg:x2="33.477cm" svg:y2="11.928cm">
              <text:p/>
            </draw:line>
            <draw:path draw:style-name="gr8" draw:text-style-name="P7" draw:layer="layout" svg:width="0.758cm" svg:height="0.458cm" draw:transform="skewX (-0.066497044500984) rotate (-1.46555297289964) translate (33.9299986001359cm 11.1729016577085cm)" svg:viewBox="0 0 759 459" svg:d="M759 0c-651 1-759 459-759 459">
              <text:p/>
            </draw:path>
          </draw:g>
          <draw:g>
            <draw:line draw:style-name="gr8" draw:text-style-name="P7" draw:layer="layout" svg:x1="35.168cm" svg:y1="11.433cm" svg:x2="35.168cm" svg:y2="11.928cm">
              <text:p/>
            </draw:line>
            <draw:path draw:style-name="gr8" draw:text-style-name="P7" draw:layer="layout" svg:width="0.555cm" svg:height="0.357cm" draw:transform="skewX (-0.0492182849062401) rotate (-1.45787352419086) translate (35.5210856085342cm 11.3748578123423cm)" svg:viewBox="0 0 556 358" svg:d="M556 0c-476 1-556 358-556 358">
              <text:p/>
            </draw:path>
          </draw:g>
          <draw:g>
            <draw:line draw:style-name="gr8" draw:text-style-name="P7" draw:layer="layout" svg:x1="36.832cm" svg:y1="11.433cm" svg:x2="36.832cm" svg:y2="11.928cm">
              <text:p/>
            </draw:line>
            <draw:path draw:style-name="gr8" draw:text-style-name="P7" draw:layer="layout" svg:width="0.555cm" svg:height="0.357cm" draw:transform="skewX (-0.0492182849062401) rotate (-1.45787352419086) translate (37.1850856085342cm 11.3748578123423cm)" svg:viewBox="0 0 556 358" svg:d="M556 0c-476 1-556 358-556 358">
              <text:p/>
            </draw:path>
          </draw:g>
          <draw:g>
            <draw:line draw:style-name="gr8" draw:text-style-name="P7" draw:layer="layout" svg:x1="37.232cm" svg:y1="8.172cm" svg:x2="37.692cm" svg:y2="7.988cm">
              <text:p/>
            </draw:line>
            <draw:path draw:style-name="gr8" draw:text-style-name="P7" draw:layer="layout" svg:width="0.555cm" svg:height="0.356cm" draw:transform="skewX (0.0485201532054424) rotate (-2.87385914633386) translate (37.8461545757277cm 8.3737858770176cm)" svg:viewBox="0 0 556 357" svg:d="M0 0c477 0 556 357 556 357">
              <text:p/>
            </draw:path>
          </draw:g>
          <draw:g>
            <draw:line draw:style-name="gr8" draw:text-style-name="P7" draw:layer="layout" svg:x1="39.432cm" svg:y1="5.856cm" svg:x2="38.976cm" svg:y2="5.856cm">
              <text:p/>
            </draw:line>
            <draw:path draw:style-name="gr8" draw:text-style-name="P7" draw:layer="layout" svg:width="0.51cm" svg:height="0.367cm" draw:transform="skewX (0.0139626340159547) rotate (-0.125663706143592) translate (38.9757074197571cm 5.42691824932878cm)" svg:viewBox="0 0 511 368" svg:d="M0 0c440 1 511 368 511 368">
              <text:p/>
            </draw:path>
          </draw:g>
          <draw:g>
            <draw:polygon draw:style-name="gr9" draw:text-style-name="P7" draw:layer="layout" svg:width="1.769cm" svg:height="9.167cm" svg:x="19.82cm" svg:y="20.433cm" svg:viewBox="0 0 1770 9168" draw:points="1770,0 0,18 0,9168 1770,7486">
              <text:p/>
            </draw:polygon>
            <draw:polygon draw:style-name="gr9" draw:text-style-name="P7" draw:layer="layout" svg:width="1.769cm" svg:height="8.499cm" svg:x="19.82cm" svg:y="11.951cm" svg:viewBox="0 0 1770 8500" draw:points="0,8500 30,0 1751,0 1770,8482">
              <text:p/>
            </draw:polygon>
            <draw:polygon draw:style-name="gr9" draw:text-style-name="P7" draw:layer="layout" svg:width="6.246cm" svg:height="6.012cm" svg:x="21.571cm" svg:y="11.914cm" svg:viewBox="0 0 6247 6013" draw:points="0,6013 6244,6013 6244,4087 1799,4087 1799,687 6247,687 6244,0 0,0">
              <text:p/>
            </draw:polygon>
            <draw:polygon draw:style-name="gr9" draw:text-style-name="P7" draw:layer="layout" svg:width="1.725cm" svg:height="5.155cm" svg:x="19.85cm" svg:y="2.346cm" svg:viewBox="0 0 1726 5156" draw:points="0,5156 0,0 1726,1711 1726,5156">
              <text:p/>
            </draw:polygon>
            <draw:polygon draw:style-name="gr9" draw:text-style-name="P7" draw:layer="layout" svg:width="6.254cm" svg:height="8.86cm" svg:x="27.815cm" svg:y="11.914cm" svg:viewBox="0 0 6255 8861" draw:points="0,0 0,6013 2954,8861 4055,7577 6255,7577 6254,5843 3564,4318 3279,4006 3036,3618 2921,3237 2921,2786 2905,1992 1177,1984 1177,0">
              <text:p/>
            </draw:polygon>
            <draw:polygon draw:style-name="gr9" draw:text-style-name="P7" draw:layer="layout" svg:width="11.341cm" svg:height="1.991cm" svg:x="28.992cm" svg:y="11.914cm" svg:viewBox="0 0 11342 1992" draw:points="0,1992 0,0 11342,0 11342,1992">
              <text:p/>
            </draw:polygon>
            <draw:polygon draw:style-name="gr9" draw:text-style-name="P7" draw:layer="layout" svg:width="6.099cm" svg:height="2.008cm" svg:x="38.47cm" svg:y="9.901cm" svg:viewBox="0 0 6100 2009" draw:points="510,1317 0,0 6100,0 6092,2009 110,2009">
              <text:p/>
            </draw:polygon>
            <draw:polygon draw:style-name="gr9" draw:text-style-name="P7" draw:layer="layout" svg:width="5.629cm" svg:height="2.877cm" svg:x="35.051cm" svg:y="7.023cm" svg:viewBox="0 0 5630 2878" draw:points="3419,2878 5630,2878 5630,506 3922,503 3922,4 0,0 0,2544 1304,2544 1288,479 2428,473">
              <text:p/>
            </draw:polygon>
            <draw:polygon draw:style-name="gr9" draw:text-style-name="P7" draw:layer="layout" svg:width="4.97cm" svg:height="2.97cm" svg:x="35.051cm" svg:y="4.056cm" svg:viewBox="0 0 4971 2971" draw:points="4971,0 0,0 0,2971 3922,2971 3919,695 4849,196 4910,169 4971,145">
              <text:p/>
            </draw:polygon>
            <draw:polygon draw:style-name="gr9" draw:text-style-name="P7" draw:layer="layout" svg:width="10.169cm" svg:height="1.714cm" svg:x="19.85cm" svg:y="2.342cm" svg:viewBox="0 0 10170 1715" draw:points="0,0 10170,0 10170,1715 1721,1715">
              <text:p/>
            </draw:polygon>
            <draw:custom-shape draw:style-name="gr10" draw:text-style-name="P7" draw:layer="layout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3.498cm" svg:height="9.995cm" svg:x="21.571cm" svg:y="17.927cm" svg:viewBox="0 0 13499 9996" draw:points="8274,3901 8274,6243 13293,6242 13293,7269 12164,7269 12164,9022 13358,9763 13427,9780 13499,9774 13499,9996 19,9996 0,0 6244,0 9198,2848">
              <text:p/>
            </draw:polygon>
            <draw:polygon draw:style-name="gr9" draw:text-style-name="P7" draw:layer="layout" svg:width="12.188cm" svg:height="1.666cm" svg:x="19.82cm" svg:y="27.919cm" svg:viewBox="0 0 12189 1667" draw:points="12189,1667 0,1667 1770,0 12189,0">
              <text:p/>
            </draw:polygon>
            <draw:polygon draw:style-name="gr9" draw:text-style-name="P7" draw:layer="layout" svg:width="11.31cm" svg:height="1.671cm" svg:x="32.009cm" svg:y="27.919cm" svg:viewBox="0 0 11311 1672" draw:points="11311,0 11311,1672 0,1672 0,0">
              <text:p/>
            </draw:polygon>
            <draw:polygon draw:style-name="gr9" draw:text-style-name="P7" draw:layer="layout" svg:width="4.586cm" svg:height="3.749cm" svg:x="34.864cm" svg:y="24.169cm" svg:viewBox="0 0 4587 3750" draw:points="206,3532 206,3750 4587,3750 4587,0 0,0 0,1027 1587,1027 1587,2784 556,2776 428,3387">
              <text:p/>
            </draw:polygon>
            <draw:polygon draw:style-name="gr9" draw:text-style-name="P7" draw:layer="layout" svg:width="2.421cm" svg:height="9.693cm" svg:x="48.97cm" svg:y="9.901cm" svg:viewBox="0 0 2422 9694" draw:points="0,3989 0,9694 2422,9694 2422,1997 1388,1997 1388,455 650,455 651,0 250,0 259,3989">
              <text:p/>
            </draw:polygon>
            <draw:polygon draw:style-name="gr9" draw:text-style-name="P7" draw:layer="layout" svg:width="9.341cm" svg:height="5.844cm" svg:x="40.02cm" svg:y="4.056cm" svg:viewBox="0 0 9342 5845" draw:points="655,701 655,5845 5550,5845 7272,2450 8910,2445 8910,2195 9342,2195 9341,14 2,0 0,145 97,178 171,225 223,264 249,273">
              <text:p/>
            </draw:polygon>
            <draw:polygon draw:style-name="gr9" draw:text-style-name="P7" draw:layer="layout" svg:width="10.091cm" svg:height="1.727cm" svg:x="39.27cm" svg:y="2.342cm" svg:viewBox="0 0 10092 1728" draw:points="0,0 8374,9 10092,1728 0,1715">
              <text:p/>
            </draw:polygon>
            <draw:polygon draw:style-name="gr9" draw:text-style-name="P7" draw:layer="layout" svg:width="10.754cm" svg:height="3.069cm" svg:x="47.644cm" svg:y="1cm" svg:viewBox="0 0 10755 3070" draw:points="1717,3070 0,1351 0,0 10755,2 8840,1711 1717,1717">
              <text:p/>
            </draw:polygon>
            <draw:polygon draw:style-name="gr9" draw:text-style-name="P7" draw:layer="layout" svg:width="2.528cm" svg:height="7.46cm" svg:x="55.87cm" svg:y="1.002cm" svg:viewBox="0 0 2529 7461" draw:points="614,1716 0,7271 1681,7461 2529,0">
              <text:p/>
            </draw:polygon>
            <draw:polygon draw:style-name="gr9" draw:text-style-name="P7" draw:layer="layout" svg:width="7.122cm" svg:height="7.638cm" svg:x="49.361cm" svg:y="2.717cm" svg:viewBox="0 0 7123 7639" draw:points="6359,6184 6509,5561 7123,1 0,0 1,3534 260,3534 259,7639 2763,7639 3609,7484 5409,7034 5909,6734">
              <text:p/>
            </draw:polygon>
            <draw:polygon draw:style-name="gr9" draw:text-style-name="P7" draw:layer="layout" svg:width="5.405cm" svg:height="3.624cm" svg:x="52.124cm" svg:y="8.273cm" svg:viewBox="0 0 5406 3625" draw:points="5320,769 5406,195 3746,0 3596,628 3146,1178 2646,1478 846,1928 0,2083 0,3625 1014,3625 2957,3140 3735,2799 4607,2125 5082,1283">
              <text:p/>
            </draw:polygon>
            <draw:polygon draw:style-name="gr9" draw:text-style-name="P7" draw:layer="layout" svg:width="1.745cm" svg:height="7.696cm" svg:x="51.392cm" svg:y="11.898cm" svg:viewBox="0 0 1746 7697" draw:points="428,1753 428,6008 1741,6008 0,7697 0,0 1746,0 1741,1347">
              <text:p/>
            </draw:polygon>
            <draw:polygon draw:style-name="gr9" draw:text-style-name="P7" draw:layer="layout" svg:width="4.949cm" svg:height="2.68cm" svg:x="51.392cm" svg:y="17.906cm" svg:viewBox="0 0 4950 2681" draw:points="3153,2681 4950,2245 4950,1695 4778,1145 4328,545 3754,169 3178,2 1741,0 0,1689 2578,1684 2878,1845 3078,2145 3153,2345">
              <text:p/>
            </draw:polygon>
            <draw:polygon draw:style-name="gr9" draw:text-style-name="P7" draw:layer="layout" svg:width="1.813cm" svg:height="4.592cm" svg:x="52.731cm" svg:y="19.59cm" svg:viewBox="0 0 1814 4593" draw:points="1814,661 1739,461 1539,161 1239,0 0,5 0,4593 1430,4593 1814,997">
              <text:p/>
            </draw:polygon>
            <draw:polygon draw:style-name="gr9" draw:text-style-name="P7" draw:layer="layout" svg:width="2.581cm" svg:height="9.439cm" svg:x="53.76cm" svg:y="20.151cm" svg:viewBox="0 0 2582 9440" draw:points="0,7768 1571,9440 2582,0 785,436">
              <text:p/>
            </draw:polygon>
            <draw:polygon draw:style-name="gr9" draw:text-style-name="P7" draw:layer="layout" svg:width="5.883cm" svg:height="1.733cm" svg:x="34.069cm" svg:y="17.757cm" svg:viewBox="0 0 5884 1734" draw:points="744,1734 1,1734 0,0 519,179 5884,177 5884,1444 751,1444">
              <text:p/>
            </draw:polygon>
            <draw:custom-shape draw:style-name="gr11" draw:text-style-name="P7" draw:layer="layout" svg:width="5.14cm" svg:height="4.968cm" svg:x="34.813cm" svg:y="19.20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4.709cm" svg:height="3.749cm" svg:x="39.451cm" svg:y="24.169cm" svg:viewBox="0 0 14710 3750" draw:points="14309,3750 0,3750 0,0 14710,0">
              <text:p/>
            </draw:polygon>
            <draw:polygon draw:style-name="gr9" draw:text-style-name="P7" draw:layer="layout" svg:width="12.01cm" svg:height="1.671cm" svg:x="43.32cm" svg:y="27.919cm" svg:viewBox="0 0 12011 1672" draw:points="12011,1672 0,1672 0,0 10440,0">
              <text:p/>
            </draw:polygon>
            <draw:custom-shape draw:style-name="gr12" draw:text-style-name="P7" draw:layer="layout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8.893cm" svg:height="4.004cm" svg:x="40.334cm" svg:y="9.901cm" svg:viewBox="0 0 8894 4005" draw:points="4236,0 8886,0 8894,3997 0,4005 0,2009 4228,2009">
              <text:p/>
            </draw:polygon>
            <draw:custom-shape draw:style-name="gr13" draw:text-style-name="P7" draw:layer="layout" svg:width="5.931cm" svg:height="3.483cm" svg:x="29.12cm" svg:y="4.05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7" draw:layer="layout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1.643cm" svg:height="1.028cm" svg:x="23.409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7" draw:layer="layout" svg:width="1.643cm" svg:height="2.315cm" svg:x="23.409cm" svg:y="8.56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7" draw:layer="layout" svg:width="1.643cm" svg:height="1.032cm" svg:x="23.409cm" svg:y="10.88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7" draw:layer="layout" svg:width="9.999cm" svg:height="4.375cm" svg:x="25.052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1.624cm" svg:height="2.349cm" svg:x="35.051cm" svg:y="9.565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1.98cm" svg:height="2.068cm" svg:x="36.339cm" svg:y="7.496cm" svg:viewBox="0 0 1981 2069" draw:points="1152,0 0,0 16,2069 1981,2069">
              <text:p/>
            </draw:polygon>
            <draw:custom-shape draw:style-name="gr20" draw:text-style-name="P7" draw:layer="layout" svg:width="1.702cm" svg:height="1.183cm" svg:x="38.973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7" draw:layer="layout" svg:width="1.708cm" svg:height="1.589cm" svg:x="38.973cm" svg:y="5.9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7" draw:layer="layout" svg:width="2.073cm" svg:height="1.689cm" svg:x="23.37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7" draw:layer="layout" svg:width="8.717cm" svg:height="4.574cm" svg:x="39.953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7" draw:layer="layout" svg:width="4.061cm" svg:height="2.829cm" svg:x="48.67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7" draw:layer="layout" svg:width="0.984cm" svg:height="1.745cm" svg:x="50.759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7" draw:layer="layout" svg:width="0.988cm" svg:height="1.745cm" svg:x="51.743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7" draw:layer="layout" svg:width="2.089cm" svg:height="1.745cm" svg:x="48.67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7" draw:layer="layout" svg:width="1.675cm" svg:height="2.342cm" svg:x="29.845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7" draw:layer="layout" svg:width="1.616cm" svg:height="2.35cm" svg:x="31.52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7" draw:layer="layout" svg:width="1.677cm" svg:height="2.341cm" svg:x="33.136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7" draw:layer="layout" svg:width="2.437cm" svg:height="2.337cm" svg:x="32.376cm" svg:y="19.491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7" draw:layer="layout" svg:width="1.185cm" svg:height="0.882cm" svg:x="33.735cm" svg:y="25.19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1.185cm" svg:height="0.875cm" svg:x="33.735cm" svg:y="26.07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7" draw:layer="layout" svg:width="1.535cm" svg:height="1.757cm" svg:x="34.916cm" svg:y="25.196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2.522cm" svg:height="2.336cm" svg:x="29.853cm" svg:y="19.491cm" svg:viewBox="0 0 2523 2337" draw:points="2017,0 2523,0 2523,2337 0,2337 916,1284">
              <text:p/>
            </draw:polygon>
            <draw:polygon draw:style-name="gr9" draw:text-style-name="P7" draw:layer="layout" svg:width="2.304cm" svg:height="2.348cm" svg:x="36.676cm" svg:y="9.565cm" svg:viewBox="0 0 2305 2349" draw:points="1644,0 0,0 0,2349 1903,2349 2305,1653">
              <text:p/>
            </draw:polygon>
            <draw:custom-shape draw:style-name="gr35" draw:text-style-name="P7" draw:layer="layout" svg:width="2.372cm" svg:height="1.689cm" svg:x="25.443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7" draw:layer="layout" svg:width="2.073cm" svg:height="1.711cm" svg:x="23.37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7" draw:layer="layout" svg:width="2.372cm" svg:height="1.711cm" svg:x="25.443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7" draw:layer="layout" svg:width="7.549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7" draw:layer="layout" svg:width="1.721cm" svg:height="4.449cm" svg:x="19.85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4.05cm" svg:height="1.736cm" svg:x="45.57cm" svg:y="8.164cm" svg:viewBox="0 0 4051 1737" draw:points="0,1737 4051,1737 4051,0 900,0">
              <text:p/>
            </draw:polygon>
            <draw:polygon draw:style-name="gr9" draw:text-style-name="P7" draw:layer="layout" svg:width="3.15cm" svg:height="1.912cm" svg:x="46.47cm" svg:y="6.251cm" svg:viewBox="0 0 3151 1913" draw:points="0,1913 3151,1913 3151,0 2460,0 2460,250 822,255">
              <text:p/>
            </draw:polygon>
          </draw:g>
          <draw:custom-shape draw:style-name="gr40" draw:text-style-name="P8" draw:layer="layout" svg:width="1.427cm" svg:height="0.228cm" svg:x="37.26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9" draw:layer="layout" svg:width="1.439cm" svg:height="0.229cm" svg:x="39.30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9" draw:layer="layout" svg:width="1.442cm" svg:height="0.229cm" svg:x="42.125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0" draw:layer="layout" svg:width="1.446cm" svg:height="0.228cm" svg:x="42.94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0" draw:layer="layout" svg:width="1.428cm" svg:height="0.229cm" svg:x="42.847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0" draw:layer="layout" svg:width="1.428cm" svg:height="0.23cm" svg:x="42.847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0" draw:layer="layout" svg:width="1.428cm" svg:height="0.23cm" svg:x="42.847cm" svg:y="9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1" draw:layer="layout" svg:width="1.442cm" svg:height="0.229cm" svg:x="39.269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8" draw:layer="layout" svg:width="1.442cm" svg:height="0.23cm" svg:x="39.269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2" draw:layer="layout" svg:width="1.44cm" svg:height="0.229cm" svg:x="45.221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9" draw:layer="layout" svg:width="1.438cm" svg:height="0.229cm" svg:x="44.98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3" draw:layer="layout" svg:width="0.836cm" svg:height="0.229cm" svg:x="48.008cm" svg:y="7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4" draw:layer="layout" svg:width="0.839cm" svg:height="0.23cm" svg:x="48.406cm" svg:y="8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0.847cm" svg:height="0.23cm" svg:x="46.824cm" svg:y="9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1.427cm" svg:height="0.229cm" svg:x="46.507cm" svg:y="10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1" draw:layer="layout" svg:width="0.841cm" svg:height="0.229cm" svg:x="42.842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layout" svg:width="0.834cm" svg:height="0.229cm" svg:x="41.314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layout" svg:width="1.427cm" svg:height="0.23cm" svg:x="22.254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layout" svg:width="1.428cm" svg:height="0.23cm" svg:x="24.439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layout" svg:width="1.428cm" svg:height="0.229cm" svg:x="26.738cm" svg:y="5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2" draw:layer="layout" svg:width="1.428cm" svg:height="0.23cm" svg:x="26.738cm" svg:y="5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layout" svg:width="1.409cm" svg:height="0.23cm" svg:x="28.653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1" draw:layer="layout" svg:width="1.247cm" svg:height="0.231cm" svg:x="28.111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1" draw:layer="layout" svg:width="1.257cm" svg:height="0.231cm" svg:x="25.293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1" draw:layer="layout" svg:width="1.433cm" svg:height="0.211cm" draw:transform="rotate (1.5707963267949) translate (23cm 9.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3" draw:layer="layout" svg:width="1.431cm" svg:height="0.23cm" svg:x="30.787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8" draw:layer="layout" svg:width="1.188cm" svg:height="0.271cm" draw:transform="rotate (1.5707963267949) translate (21.62cm 5.7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8" draw:layer="layout" svg:width="1.182cm" svg:height="0.271cm" draw:transform="rotate (1.5707963267949) translate (21.6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layout" svg:width="1.187cm" svg:height="0.271cm" draw:transform="rotate (1.5707963267949) translate (21.62cm 13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0" draw:layer="layout" svg:width="1.185cm" svg:height="0.271cm" draw:transform="rotate (1.5707963267949) translate (21.62cm 15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2" draw:layer="layout" svg:width="0.799cm" svg:height="0.23cm" svg:x="31.111cm" svg:y="20.8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3" draw:layer="layout" svg:width="0.858cm" svg:height="0.23cm" svg:x="24.052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3" draw:layer="layout" svg:width="0.851cm" svg:height="0.23cm" svg:x="26.284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13" draw:layer="layout" svg:width="0.851cm" svg:height="0.23cm" svg:x="26.284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8" draw:layer="layout" svg:width="0.85cm" svg:height="0.23cm" svg:x="29.051cm" svg:y="14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0" draw:layer="layout" svg:width="1.183cm" svg:height="0.271cm" draw:transform="rotate (1.5707963267949) translate (21.62cm 18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layout" svg:width="1.432cm" svg:height="0.23cm" svg:x="23.157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2" draw:layer="layout" svg:width="1.433cm" svg:height="0.23cm" svg:x="26.025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8" draw:layer="layout" svg:width="1.411cm" svg:height="0.232cm" svg:x="27.947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layout" svg:width="1.336cm" svg:height="0.256cm" draw:transform="skewX (0.128281700021583) rotate (-0.523598775598299) translate (31.111cm 16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8" draw:layer="layout" svg:width="1.391cm" svg:height="0.23cm" svg:x="28.653cm" svg:y="19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1.398cm" svg:height="0.229cm" svg:x="25.104cm" svg:y="19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1.398cm" svg:height="0.231cm" svg:x="25.104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31cm" svg:x="22.272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layout" svg:width="1.411cm" svg:height="0.231cm" svg:x="27.947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1" draw:layer="layout" svg:width="1.398cm" svg:height="0.229cm" svg:x="25.104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29cm" svg:x="22.272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layout" svg:width="1.411cm" svg:height="0.229cm" svg:x="27.947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32cm" svg:x="22.272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layout" svg:width="1.411cm" svg:height="0.232cm" svg:x="27.947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2" draw:layer="layout" svg:width="0.851cm" svg:height="0.268cm" draw:transform="rotate (1.5707963267949) translate (30.519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8" draw:layer="layout" svg:width="0.845cm" svg:height="0.253cm" draw:transform="rotate (1.5707963267949) translate (21.638cm 2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8" draw:layer="layout" svg:width="0.853cm" svg:height="0.253cm" draw:transform="rotate (1.5707963267949) translate (21.638cm 25.6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layout" svg:width="1.158cm" svg:height="0.229cm" svg:x="33.029cm" svg:y="20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layout" svg:width="0.851cm" svg:height="0.196cm" draw:transform="rotate (1.5707963267949) translate (32.218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layout" svg:width="0.851cm" svg:height="0.219cm" draw:transform="rotate (1.5707963267949) translate (33.806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8" draw:layer="layout" svg:width="1.373cm" svg:height="0.23cm" svg:x="30.787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1" draw:layer="layout" svg:width="1.249cm" svg:height="0.231cm" svg:x="22.43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3" draw:layer="layout" svg:width="0.861cm" svg:height="0.23cm" svg:x="24.052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" draw:layer="layout" svg:width="1.434cm" svg:height="0.231cm" draw:transform="rotate (1.5707963267949) translate (51.372cm 8.6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3" draw:layer="layout" svg:width="1.228cm" svg:height="0.232cm" svg:x="49.715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3" draw:layer="layout" svg:width="1.231cm" svg:height="0.232cm" svg:x="51.864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3" draw:layer="layout" svg:width="1.229cm" svg:height="0.232cm" svg:x="54.221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8" draw:layer="layout" svg:width="0.927cm" svg:height="0.23cm" draw:transform="skewX (-0.00872664625997164) rotate (1.46607657167524) translate (56.016cm 6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layout" svg:width="1.436cm" svg:height="0.232cm" draw:transform="rotate (1.5707963267949) translate (53.277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" draw:layer="layout" svg:width="1.436cm" svg:height="0.231cm" draw:transform="rotate (1.5707963267949) translate (54.221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0" draw:layer="layout" svg:width="0.925cm" svg:height="0.23cm" draw:transform="skewX (0.00436332312998582) translate (51.174cm 9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2" draw:layer="layout" svg:width="0.928cm" svg:height="0.232cm" draw:transform="rotate (0.750491578357562) translate (55.185cm 8.8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1.43cm" svg:height="0.228cm" svg:x="47.108cm" svg:y="12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8" draw:layer="layout" svg:width="1.429cm" svg:height="0.228cm" svg:x="44.271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8" draw:layer="layout" svg:width="1.426cm" svg:height="0.228cm" svg:x="41.08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9" draw:layer="layout" svg:width="0.854cm" svg:height="0.229cm" svg:x="49.936cm" svg:y="20.5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9" draw:layer="layout" svg:width="0.856cm" svg:height="0.23cm" svg:x="50.917cm" svg:y="21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0" draw:layer="layout" svg:width="0.856cm" svg:height="0.23cm" draw:transform="skewX (-0.0130899693899574) rotate (1.46607657167524) translate (54.208cm 21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0" draw:layer="layout" svg:width="0.855cm" svg:height="0.229cm" draw:transform="rotate (1.46607657167524) translate (53.807cm 24.7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" draw:layer="layout" svg:width="1.422cm" svg:height="0.23cm" draw:transform="rotate (1.5707963267949) translate (53.275cm 23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8" draw:layer="layout" svg:width="1.429cm" svg:height="0.229cm" svg:x="51.13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8" draw:layer="layout" svg:width="1.429cm" svg:height="0.23cm" svg:x="51.135cm" svg:y="2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1" draw:layer="layout" svg:width="0.856cm" svg:height="0.23cm" draw:transform="rotate (1.46607657167524) translate (53.522cm 27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layout" svg:width="1.43cm" svg:height="0.228cm" svg:x="50.669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" draw:layer="layout" svg:width="1.428cm" svg:height="0.228cm" svg:x="48.534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" draw:layer="layout" svg:width="1.429cm" svg:height="0.228cm" svg:x="46.39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1.43cm" svg:height="0.229cm" svg:x="47.12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layout" svg:width="1.43cm" svg:height="0.229cm" svg:x="47.125cm" svg:y="25.2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layout" svg:width="1.429cm" svg:height="0.229cm" svg:x="43.456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2" draw:layer="layout" svg:width="1.426cm" svg:height="0.228cm" svg:x="43.57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layout" svg:width="1.429cm" svg:height="0.228cm" svg:x="43.469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9" draw:layer="layout" svg:width="1.428cm" svg:height="0.229cm" svg:x="40.53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9" draw:layer="layout" svg:width="1.428cm" svg:height="0.228cm" svg:x="40.52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layout" svg:width="1.427cm" svg:height="0.228cm" svg:x="40.143cm" svg:y="27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" draw:layer="layout" svg:width="1.391cm" svg:height="0.231cm" svg:x="22.272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1" draw:layer="layout" svg:width="1.399cm" svg:height="0.231cm" svg:x="25.818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8" draw:layer="layout" svg:width="1.373cm" svg:height="0.231cm" svg:x="30.78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1" draw:layer="layout" svg:width="1.395cm" svg:height="0.23cm" draw:transform="rotate (1.5707963267949) translate (35.601cm 2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1" draw:layer="layout" svg:width="1.394cm" svg:height="0.23cm" svg:x="36.726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1" draw:layer="layout" svg:width="1.394cm" svg:height="0.231cm" svg:x="36.726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2" draw:layer="layout" svg:width="1.395cm" svg:height="0.23cm" svg:x="32.575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layout" svg:width="1.394cm" svg:height="0.23cm" svg:x="36.67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1cm" svg:x="36.188cm" svg:y="23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cm" svg:x="36.188cm" svg:y="22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1cm" svg:x="36.188cm" svg:y="22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1cm" svg:x="36.188cm" svg:y="21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1.395cm" svg:height="0.23cm" svg:x="36.188cm" svg:y="20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0" draw:layer="layout" svg:width="0.853cm" svg:height="0.252cm" svg:x="22.964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0" draw:layer="layout" svg:width="0.851cm" svg:height="0.252cm" svg:x="26.011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0" draw:layer="layout" svg:width="0.853cm" svg:height="0.252cm" svg:x="28.468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layout" svg:width="0.853cm" svg:height="0.229cm" svg:x="30.776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layout" svg:width="0.853cm" svg:height="0.228cm" draw:transform="rotate (1.5707963267949) translate (37.561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2" draw:layer="layout" svg:width="0.853cm" svg:height="0.231cm" draw:transform="rotate (1.5707963267949) translate (35.848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3" draw:layer="layout" svg:width="1.431cm" svg:height="0.23cm" draw:transform="rotate (1.5707963267949) translate (33.32cm 6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8" draw:layer="layout" svg:width="1.427cm" svg:height="0.228cm" svg:x="35.243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0" draw:layer="layout" svg:width="1.247cm" svg:height="0.231cm" svg:x="36.844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10" draw:layer="layout" svg:width="1.257cm" svg:height="0.231cm" svg:x="34.026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10" draw:layer="layout" svg:width="1.249cm" svg:height="0.231cm" svg:x="31.1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layout" svg:width="0.853cm" svg:height="0.229cm" svg:x="32.7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9" draw:layer="layout" svg:width="0.853cm" svg:height="0.229cm" svg:x="34.6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2" draw:layer="layout" svg:width="1.44cm" svg:height="0.229cm" svg:x="46.03cm" svg:y="5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0.47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0.47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3.43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10" draw:layer="layout" svg:width="1.44cm" svg:height="0.229cm" svg:x="53.43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3" draw:layer="layout" svg:width="0.925cm" svg:height="0.23cm" draw:transform="skewX (0.00436332312998582) translate (49.695cm 13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3" draw:layer="layout" svg:width="0.925cm" svg:height="0.23cm" draw:transform="skewX (0.00436332312998582) translate (49.695cm 15.3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13" draw:layer="layout" svg:width="0.925cm" svg:height="0.23cm" draw:transform="skewX (0.00436332312998582) translate (49.695cm 17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layout" svg:width="1.182cm" svg:height="0.271cm" draw:transform="rotate (1.5707963267949) translate (24.4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25" draw:text-style-name="P7" draw:layer="layout" svg:x1="19.821cm" svg:y1="20.452cm" svg:x2="19.821cm" svg:y2="29.602cm">
              <text:p/>
            </draw:line>
            <draw:line draw:style-name="gr125" draw:text-style-name="P7" draw:layer="layout" svg:x1="19.821cm" svg:y1="20.452cm" svg:x2="19.851cm" svg:y2="11.901cm">
              <text:p/>
            </draw:line>
            <draw:line draw:style-name="gr125" draw:text-style-name="P7" draw:layer="layout" svg:x1="27.816cm" svg:y1="16.002cm" svg:x2="23.371cm" svg:y2="16.002cm">
              <text:p/>
            </draw:line>
            <draw:line draw:style-name="gr125" draw:text-style-name="P7" draw:layer="layout" svg:x1="23.371cm" svg:y1="16.002cm" svg:x2="23.371cm" svg:y2="12.602cm">
              <text:p/>
            </draw:line>
            <draw:line draw:style-name="gr125" draw:text-style-name="P7" draw:layer="layout" svg:x1="23.371cm" svg:y1="12.602cm" svg:x2="27.819cm" svg:y2="12.602cm">
              <text:p/>
            </draw:line>
            <draw:line draw:style-name="gr125" draw:text-style-name="P7" draw:layer="layout" svg:x1="27.816cm" svg:y1="11.915cm" svg:x2="21.572cm" svg:y2="11.915cm">
              <text:p/>
            </draw:line>
            <draw:line draw:style-name="gr125" draw:text-style-name="P7" draw:layer="layout" svg:x1="19.851cm" svg:y1="11.901cm" svg:x2="19.851cm" svg:y2="2.347cm">
              <text:p/>
            </draw:line>
            <draw:line draw:style-name="gr125" draw:text-style-name="P7" draw:layer="layout" svg:x1="30.77cm" svg:y1="20.776cm" svg:x2="31.871cm" svg:y2="19.492cm">
              <text:p/>
            </draw:line>
            <draw:line draw:style-name="gr125" draw:text-style-name="P7" draw:layer="layout" svg:x1="31.871cm" svg:y1="19.492cm" svg:x2="34.071cm" svg:y2="19.492cm">
              <text:p/>
            </draw:line>
            <draw:line draw:style-name="gr125" draw:text-style-name="P7" draw:layer="layout" svg:x1="34.07cm" svg:y1="17.758cm" svg:x2="31.38cm" svg:y2="16.233cm">
              <text:p/>
            </draw:line>
            <draw:line draw:style-name="gr125" draw:text-style-name="P7" draw:layer="layout" svg:x1="31.38cm" svg:y1="16.233cm" svg:x2="31.095cm" svg:y2="15.921cm">
              <text:p/>
            </draw:line>
            <draw:line draw:style-name="gr125" draw:text-style-name="P7" draw:layer="layout" svg:x1="31.095cm" svg:y1="15.921cm" svg:x2="30.852cm" svg:y2="15.533cm">
              <text:p/>
            </draw:line>
            <draw:line draw:style-name="gr125" draw:text-style-name="P7" draw:layer="layout" svg:x1="30.852cm" svg:y1="15.533cm" svg:x2="30.737cm" svg:y2="15.152cm">
              <text:p/>
            </draw:line>
            <draw:line draw:style-name="gr125" draw:text-style-name="P7" draw:layer="layout" svg:x1="30.737cm" svg:y1="15.152cm" svg:x2="30.737cm" svg:y2="14.701cm">
              <text:p/>
            </draw:line>
            <draw:line draw:style-name="gr125" draw:text-style-name="P7" draw:layer="layout" svg:x1="30.737cm" svg:y1="14.701cm" svg:x2="30.721cm" svg:y2="13.907cm">
              <text:p/>
            </draw:line>
            <draw:line draw:style-name="gr125" draw:text-style-name="P7" draw:layer="layout" svg:x1="28.993cm" svg:y1="11.915cm" svg:x2="27.816cm" svg:y2="11.915cm">
              <text:p/>
            </draw:line>
            <draw:line draw:style-name="gr125" draw:text-style-name="P7" draw:layer="layout" svg:x1="28.993cm" svg:y1="11.915cm" svg:x2="38.62cm" svg:y2="11.915cm">
              <text:p/>
            </draw:line>
            <draw:line draw:style-name="gr125" draw:text-style-name="P7" draw:layer="layout" svg:x1="40.335cm" svg:y1="13.907cm" svg:x2="30.737cm" svg:y2="13.907cm">
              <text:p/>
            </draw:line>
            <draw:line draw:style-name="gr125" draw:text-style-name="P7" draw:layer="layout" svg:x1="38.981cm" svg:y1="11.219cm" svg:x2="38.471cm" svg:y2="9.902cm">
              <text:p/>
            </draw:line>
            <draw:line draw:style-name="gr125" draw:text-style-name="P7" draw:layer="layout" svg:x1="38.581cm" svg:y1="11.911cm" svg:x2="38.981cm" svg:y2="11.219cm">
              <text:p/>
            </draw:line>
            <draw:line draw:style-name="gr125" draw:text-style-name="P7" draw:layer="layout" svg:x1="40.682cm" svg:y1="7.53cm" svg:x2="38.974cm" svg:y2="7.527cm">
              <text:p/>
            </draw:line>
            <draw:line draw:style-name="gr125" draw:text-style-name="P7" draw:layer="layout" svg:x1="38.974cm" svg:y1="7.527cm" svg:x2="38.974cm" svg:y2="7.028cm">
              <text:p/>
            </draw:line>
            <draw:line draw:style-name="gr125" draw:text-style-name="P7" draw:layer="layout" svg:x1="35.052cm" svg:y1="9.568cm" svg:x2="36.356cm" svg:y2="9.568cm">
              <text:p/>
            </draw:line>
            <draw:line draw:style-name="gr125" draw:text-style-name="P7" draw:layer="layout" svg:x1="36.356cm" svg:y1="9.568cm" svg:x2="36.34cm" svg:y2="7.503cm">
              <text:p/>
            </draw:line>
            <draw:line draw:style-name="gr125" draw:text-style-name="P7" draw:layer="layout" svg:x1="36.34cm" svg:y1="7.503cm" svg:x2="37.48cm" svg:y2="7.497cm">
              <text:p/>
            </draw:line>
            <draw:line draw:style-name="gr125" draw:text-style-name="P7" draw:layer="layout" svg:x1="37.48cm" svg:y1="7.497cm" svg:x2="38.471cm" svg:y2="9.902cm">
              <text:p/>
            </draw:line>
            <draw:line draw:style-name="gr125" draw:text-style-name="P7" draw:layer="layout" svg:x1="38.974cm" svg:y1="7.028cm" svg:x2="38.971cm" svg:y2="4.752cm">
              <text:p/>
            </draw:line>
            <draw:line draw:style-name="gr125" draw:text-style-name="P7" draw:layer="layout" svg:x1="38.971cm" svg:y1="4.752cm" svg:x2="39.901cm" svg:y2="4.253cm">
              <text:p/>
            </draw:line>
            <draw:line draw:style-name="gr125" draw:text-style-name="P7" draw:layer="layout" svg:x1="39.901cm" svg:y1="4.253cm" svg:x2="39.962cm" svg:y2="4.226cm">
              <text:p/>
            </draw:line>
            <draw:line draw:style-name="gr125" draw:text-style-name="P7" draw:layer="layout" svg:x1="39.962cm" svg:y1="4.226cm" svg:x2="40.023cm" svg:y2="4.202cm">
              <text:p/>
            </draw:line>
            <draw:line draw:style-name="gr125" draw:text-style-name="P7" draw:layer="layout" svg:x1="19.851cm" svg:y1="2.343cm" svg:x2="30.021cm" svg:y2="2.343cm">
              <text:p/>
            </draw:line>
            <draw:line draw:style-name="gr125" draw:text-style-name="P7" draw:layer="layout" svg:x1="29.846cm" svg:y1="21.829cm" svg:x2="29.846cm" svg:y2="24.171cm">
              <text:p/>
            </draw:line>
            <draw:line draw:style-name="gr125" draw:text-style-name="P7" draw:layer="layout" svg:x1="29.846cm" svg:y1="24.171cm" svg:x2="34.865cm" svg:y2="24.17cm">
              <text:p/>
            </draw:line>
            <draw:line draw:style-name="gr125" draw:text-style-name="P7" draw:layer="layout" svg:x1="34.865cm" svg:y1="25.197cm" svg:x2="33.736cm" svg:y2="25.197cm">
              <text:p/>
            </draw:line>
            <draw:line draw:style-name="gr125" draw:text-style-name="P7" draw:layer="layout" svg:x1="33.736cm" svg:y1="25.197cm" svg:x2="33.736cm" svg:y2="26.95cm">
              <text:p/>
            </draw:line>
            <draw:line draw:style-name="gr125" draw:text-style-name="P7" draw:layer="layout" svg:x1="33.736cm" svg:y1="26.95cm" svg:x2="34.93cm" svg:y2="27.691cm">
              <text:p/>
            </draw:line>
            <draw:line draw:style-name="gr125" draw:text-style-name="P7" draw:layer="layout" svg:x1="34.93cm" svg:y1="27.691cm" svg:x2="34.999cm" svg:y2="27.708cm">
              <text:p/>
            </draw:line>
            <draw:line draw:style-name="gr125" draw:text-style-name="P7" draw:layer="layout" svg:x1="34.999cm" svg:y1="27.708cm" svg:x2="35.071cm" svg:y2="27.702cm">
              <text:p/>
            </draw:line>
            <draw:line draw:style-name="gr125" draw:text-style-name="P7" draw:layer="layout" svg:x1="35.071cm" svg:y1="27.702cm" svg:x2="35.071cm" svg:y2="27.924cm">
              <text:p/>
            </draw:line>
            <draw:line draw:style-name="gr125" draw:text-style-name="P7" draw:layer="layout" svg:x1="30.77cm" svg:y1="20.776cm" svg:x2="29.846cm" svg:y2="21.829cm">
              <text:p/>
            </draw:line>
            <draw:line draw:style-name="gr125" draw:text-style-name="P7" draw:layer="layout" svg:x1="32.01cm" svg:y1="29.587cm" svg:x2="19.821cm" svg:y2="29.587cm">
              <text:p/>
            </draw:line>
            <draw:line draw:style-name="gr125" draw:text-style-name="P7" draw:layer="layout" svg:x1="43.321cm" svg:y1="29.592cm" svg:x2="32.01cm" svg:y2="29.592cm">
              <text:p/>
            </draw:line>
            <draw:line draw:style-name="gr125" draw:text-style-name="P7" draw:layer="layout" svg:x1="35.071cm" svg:y1="27.702cm" svg:x2="35.071cm" svg:y2="27.92cm">
              <text:p/>
            </draw:line>
            <draw:line draw:style-name="gr125" draw:text-style-name="P7" draw:layer="layout" svg:x1="34.865cm" svg:y1="25.197cm" svg:x2="36.452cm" svg:y2="25.197cm">
              <text:p/>
            </draw:line>
            <draw:line draw:style-name="gr125" draw:text-style-name="P7" draw:layer="layout" svg:x1="36.452cm" svg:y1="25.197cm" svg:x2="36.452cm" svg:y2="26.954cm">
              <text:p/>
            </draw:line>
            <draw:line draw:style-name="gr125" draw:text-style-name="P7" draw:layer="layout" svg:x1="36.452cm" svg:y1="26.954cm" svg:x2="35.421cm" svg:y2="26.946cm">
              <text:p/>
            </draw:line>
            <draw:line draw:style-name="gr125" draw:text-style-name="P7" draw:layer="layout" svg:x1="35.421cm" svg:y1="26.946cm" svg:x2="35.293cm" svg:y2="27.557cm">
              <text:p/>
            </draw:line>
            <draw:line draw:style-name="gr125" draw:text-style-name="P7" draw:layer="layout" svg:x1="35.293cm" svg:y1="27.557cm" svg:x2="35.071cm" svg:y2="27.702cm">
              <text:p/>
            </draw:line>
            <draw:line draw:style-name="gr125" draw:text-style-name="P7" draw:layer="layout" svg:x1="48.971cm" svg:y1="13.891cm" svg:x2="48.971cm" svg:y2="18.051cm">
              <text:p/>
            </draw:line>
            <draw:line draw:style-name="gr125" draw:text-style-name="P7" draw:layer="layout" svg:x1="48.971cm" svg:y1="19.596cm" svg:x2="51.393cm" svg:y2="19.596cm">
              <text:p/>
            </draw:line>
            <draw:line draw:style-name="gr125" draw:text-style-name="P7" draw:layer="layout" svg:x1="52.12cm" svg:y1="11.899cm" svg:x2="50.359cm" svg:y2="11.899cm">
              <text:p/>
            </draw:line>
            <draw:line draw:style-name="gr125" draw:text-style-name="P7" draw:layer="layout" svg:x1="50.359cm" svg:y1="11.899cm" svg:x2="50.359cm" svg:y2="10.357cm">
              <text:p/>
            </draw:line>
            <draw:line draw:style-name="gr125" draw:text-style-name="P7" draw:layer="layout" svg:x1="50.359cm" svg:y1="10.357cm" svg:x2="52.125cm" svg:y2="10.357cm">
              <text:p/>
            </draw:line>
            <draw:line draw:style-name="gr125" draw:text-style-name="P7" draw:layer="layout" svg:x1="49.622cm" svg:y1="9.902cm" svg:x2="49.221cm" svg:y2="9.902cm">
              <text:p/>
            </draw:line>
            <draw:line draw:style-name="gr125" draw:text-style-name="P7" draw:layer="layout" svg:x1="45.571cm" svg:y1="9.902cm" svg:x2="47.293cm" svg:y2="6.507cm">
              <text:p/>
            </draw:line>
            <draw:line draw:style-name="gr125" draw:text-style-name="P7" draw:layer="layout" svg:x1="47.293cm" svg:y1="6.507cm" svg:x2="48.931cm" svg:y2="6.502cm">
              <text:p/>
            </draw:line>
            <draw:line draw:style-name="gr125" draw:text-style-name="P7" draw:layer="layout" svg:x1="48.931cm" svg:y1="6.502cm" svg:x2="48.931cm" svg:y2="6.252cm">
              <text:p/>
            </draw:line>
            <draw:line draw:style-name="gr125" draw:text-style-name="P7" draw:layer="layout" svg:x1="48.931cm" svg:y1="6.252cm" svg:x2="49.363cm" svg:y2="6.252cm">
              <text:p/>
            </draw:line>
            <draw:line draw:style-name="gr125" draw:text-style-name="P7" draw:layer="layout" svg:x1="40.021cm" svg:y1="4.202cm" svg:x2="40.118cm" svg:y2="4.235cm">
              <text:p/>
            </draw:line>
            <draw:line draw:style-name="gr125" draw:text-style-name="P7" draw:layer="layout" svg:x1="40.118cm" svg:y1="4.235cm" svg:x2="40.192cm" svg:y2="4.282cm">
              <text:p/>
            </draw:line>
            <draw:line draw:style-name="gr125" draw:text-style-name="P7" draw:layer="layout" svg:x1="40.192cm" svg:y1="4.282cm" svg:x2="40.244cm" svg:y2="4.321cm">
              <text:p/>
            </draw:line>
            <draw:line draw:style-name="gr125" draw:text-style-name="P7" draw:layer="layout" svg:x1="40.244cm" svg:y1="4.321cm" svg:x2="40.27cm" svg:y2="4.33cm">
              <text:p/>
            </draw:line>
            <draw:line draw:style-name="gr125" draw:text-style-name="P7" draw:layer="layout" svg:x1="40.27cm" svg:y1="4.33cm" svg:x2="40.676cm" svg:y2="4.758cm">
              <text:p/>
            </draw:line>
            <draw:line draw:style-name="gr125" draw:text-style-name="P7" draw:layer="layout" svg:x1="30.02cm" svg:y1="2.334cm" svg:x2="47.645cm" svg:y2="2.352cm">
              <text:p/>
            </draw:line>
            <draw:line draw:style-name="gr125" draw:text-style-name="P7" draw:layer="layout" svg:x1="47.645cm" svg:y1="2.352cm" svg:x2="47.645cm" svg:y2="1.001cm">
              <text:p/>
            </draw:line>
            <draw:line draw:style-name="gr125" draw:text-style-name="P7" draw:layer="layout" svg:x1="47.645cm" svg:y1="1.001cm" svg:x2="58.4cm" svg:y2="1.003cm">
              <text:p/>
            </draw:line>
            <draw:line draw:style-name="gr125" draw:text-style-name="P7" draw:layer="layout" svg:x1="57.552cm" svg:y1="8.464cm" svg:x2="58.4cm" svg:y2="1.003cm">
              <text:p/>
            </draw:line>
            <draw:line draw:style-name="gr125" draw:text-style-name="P7" draw:layer="layout" svg:x1="49.363cm" svg:y1="6.252cm" svg:x2="49.622cm" svg:y2="6.252cm">
              <text:p/>
            </draw:line>
            <draw:line draw:style-name="gr125" draw:text-style-name="P7" draw:layer="layout" svg:x1="57.445cm" svg:y1="9.043cm" svg:x2="57.531cm" svg:y2="8.469cm">
              <text:p/>
            </draw:line>
            <draw:line draw:style-name="gr125" draw:text-style-name="P7" draw:layer="layout" svg:x1="52.125cm" svg:y1="10.357cm" svg:x2="52.125cm" svg:y2="11.899cm">
              <text:p/>
            </draw:line>
            <draw:line draw:style-name="gr125" draw:text-style-name="P7" draw:layer="layout" svg:x1="53.139cm" svg:y1="11.899cm" svg:x2="55.082cm" svg:y2="11.414cm">
              <text:p/>
            </draw:line>
            <draw:line draw:style-name="gr125" draw:text-style-name="P7" draw:layer="layout" svg:x1="55.082cm" svg:y1="11.414cm" svg:x2="55.86cm" svg:y2="11.073cm">
              <text:p/>
            </draw:line>
            <draw:line draw:style-name="gr125" draw:text-style-name="P7" draw:layer="layout" svg:x1="55.86cm" svg:y1="11.073cm" svg:x2="56.732cm" svg:y2="10.399cm">
              <text:p/>
            </draw:line>
            <draw:line draw:style-name="gr125" draw:text-style-name="P7" draw:layer="layout" svg:x1="56.732cm" svg:y1="10.399cm" svg:x2="57.207cm" svg:y2="9.557cm">
              <text:p/>
            </draw:line>
            <draw:line draw:style-name="gr125" draw:text-style-name="P7" draw:layer="layout" svg:x1="57.207cm" svg:y1="9.557cm" svg:x2="57.445cm" svg:y2="9.043cm">
              <text:p/>
            </draw:line>
            <draw:line draw:style-name="gr125" draw:text-style-name="P7" draw:layer="layout" svg:x1="51.821cm" svg:y1="13.652cm" svg:x2="51.821cm" svg:y2="17.907cm">
              <text:p/>
            </draw:line>
            <draw:line draw:style-name="gr125" draw:text-style-name="P7" draw:layer="layout" svg:x1="51.821cm" svg:y1="17.907cm" svg:x2="53.134cm" svg:y2="17.907cm">
              <text:p/>
            </draw:line>
            <draw:line draw:style-name="gr125" draw:text-style-name="P7" draw:layer="layout" svg:x1="53.139cm" svg:y1="11.899cm" svg:x2="53.134cm" svg:y2="13.246cm">
              <text:p/>
            </draw:line>
            <draw:line draw:style-name="gr125" draw:text-style-name="P7" draw:layer="layout" svg:x1="53.134cm" svg:y1="13.246cm" svg:x2="51.821cm" svg:y2="13.652cm">
              <text:p/>
            </draw:line>
            <draw:line draw:style-name="gr125" draw:text-style-name="P7" draw:layer="layout" svg:x1="56.343cm" svg:y1="20.152cm" svg:x2="56.343cm" svg:y2="19.602cm">
              <text:p/>
            </draw:line>
            <draw:line draw:style-name="gr125" draw:text-style-name="P7" draw:layer="layout" svg:x1="56.343cm" svg:y1="19.602cm" svg:x2="56.171cm" svg:y2="19.052cm">
              <text:p/>
            </draw:line>
            <draw:line draw:style-name="gr125" draw:text-style-name="P7" draw:layer="layout" svg:x1="56.171cm" svg:y1="19.052cm" svg:x2="55.721cm" svg:y2="18.452cm">
              <text:p/>
            </draw:line>
            <draw:line draw:style-name="gr125" draw:text-style-name="P7" draw:layer="layout" svg:x1="55.721cm" svg:y1="18.452cm" svg:x2="55.147cm" svg:y2="18.076cm">
              <text:p/>
            </draw:line>
            <draw:line draw:style-name="gr125" draw:text-style-name="P7" draw:layer="layout" svg:x1="55.147cm" svg:y1="18.076cm" svg:x2="54.571cm" svg:y2="17.909cm">
              <text:p/>
            </draw:line>
            <draw:line draw:style-name="gr125" draw:text-style-name="P7" draw:layer="layout" svg:x1="54.571cm" svg:y1="17.909cm" svg:x2="53.134cm" svg:y2="17.907cm">
              <text:p/>
            </draw:line>
            <draw:line draw:style-name="gr125" draw:text-style-name="P7" draw:layer="layout" svg:x1="51.393cm" svg:y1="19.596cm" svg:x2="52.731cm" svg:y2="19.594cm">
              <text:p/>
            </draw:line>
            <draw:line draw:style-name="gr125" draw:text-style-name="P7" draw:layer="layout" svg:x1="52.732cm" svg:y1="19.596cm" svg:x2="52.732cm" svg:y2="24.184cm">
              <text:p/>
            </draw:line>
            <draw:line draw:style-name="gr125" draw:text-style-name="P7" draw:layer="layout" svg:x1="55.332cm" svg:y1="29.592cm" svg:x2="56.343cm" svg:y2="20.152cm">
              <text:p/>
            </draw:line>
            <draw:line draw:style-name="gr125" draw:text-style-name="P7" draw:layer="layout" svg:x1="34.814cm" svg:y1="19.492cm" svg:x2="34.071cm" svg:y2="19.492cm">
              <text:p/>
            </draw:line>
            <draw:line draw:style-name="gr125" draw:text-style-name="P7" draw:layer="layout" svg:x1="34.07cm" svg:y1="17.758cm" svg:x2="34.589cm" svg:y2="17.937cm">
              <text:p/>
            </draw:line>
            <draw:line draw:style-name="gr125" draw:text-style-name="P7" draw:layer="layout" svg:x1="34.589cm" svg:y1="17.937cm" svg:x2="39.954cm" svg:y2="17.935cm">
              <text:p/>
            </draw:line>
            <draw:line draw:style-name="gr125" draw:text-style-name="P7" draw:layer="layout" svg:x1="48.971cm" svg:y1="18.051cm" svg:x2="39.954cm" svg:y2="18.051cm">
              <text:p/>
            </draw:line>
            <draw:line draw:style-name="gr125" draw:text-style-name="P7" draw:layer="layout" svg:x1="55.332cm" svg:y1="29.592cm" svg:x2="43.321cm" svg:y2="29.592cm">
              <text:p/>
            </draw:line>
            <draw:line draw:style-name="gr125" draw:text-style-name="P7" draw:layer="layout" svg:x1="45.571cm" svg:y1="9.902cm" svg:x2="49.221cm" svg:y2="9.902cm">
              <text:p/>
            </draw:line>
            <draw:line draw:style-name="gr125" draw:text-style-name="P7" draw:layer="layout" svg:x1="48.971cm" svg:y1="13.9cm" svg:x2="40.335cm" svg:y2="13.907cm">
              <text:p/>
            </draw:line>
            <draw:rect draw:style-name="gr126" draw:text-style-name="P7" draw:layer="layout" svg:width="1.838cm" svg:height="4.375cm" svg:x="21.572cm" svg:y="7.539cm">
              <text:p/>
            </draw:rect>
            <draw:rect draw:style-name="gr127" draw:text-style-name="P7" draw:layer="layout" svg:width="1.643cm" svg:height="1.028cm" svg:x="23.409cm" svg:y="7.54cm">
              <text:p/>
            </draw:rect>
            <draw:rect draw:style-name="gr128" draw:text-style-name="P7" draw:layer="layout" svg:width="1.643cm" svg:height="1.032cm" svg:x="23.409cm" svg:y="10.883cm">
              <text:p/>
            </draw:rect>
            <draw:rect draw:style-name="gr129" draw:text-style-name="P7" draw:layer="layout" svg:width="9.999cm" svg:height="4.375cm" svg:x="25.052cm" svg:y="7.539cm">
              <text:p/>
            </draw:rect>
            <draw:rect draw:style-name="gr130" draw:text-style-name="P7" draw:layer="layout" svg:width="1.624cm" svg:height="2.349cm" svg:x="35.052cm" svg:y="9.565cm">
              <text:p/>
            </draw:rect>
            <draw:line draw:style-name="gr125" draw:text-style-name="P7" draw:layer="layout" svg:x1="37.492cm" svg:y1="7.497cm" svg:x2="36.34cm" svg:y2="7.497cm">
              <text:p/>
            </draw:line>
            <draw:line draw:style-name="gr125" draw:text-style-name="P7" draw:layer="layout" svg:x1="36.34cm" svg:y1="7.497cm" svg:x2="36.356cm" svg:y2="9.566cm">
              <text:p/>
            </draw:line>
            <draw:line draw:style-name="gr125" draw:text-style-name="P7" draw:layer="layout" svg:x1="36.356cm" svg:y1="9.566cm" svg:x2="38.321cm" svg:y2="9.566cm">
              <text:p/>
            </draw:line>
            <draw:line draw:style-name="gr125" draw:text-style-name="P7" draw:layer="layout" svg:x1="38.321cm" svg:y1="9.566cm" svg:x2="37.492cm" svg:y2="7.497cm">
              <text:p/>
            </draw:line>
            <draw:rect draw:style-name="gr131" draw:text-style-name="P7" draw:layer="layout" svg:width="1.702cm" svg:height="1.183cm" svg:x="38.974cm" svg:y="4.757cm">
              <text:p/>
            </draw:rect>
            <draw:rect draw:style-name="gr132" draw:text-style-name="P7" draw:layer="layout" svg:width="1.708cm" svg:height="1.589cm" svg:x="38.974cm" svg:y="5.94cm">
              <text:p/>
            </draw:rect>
            <draw:rect draw:style-name="gr133" draw:text-style-name="P7" draw:layer="layout" svg:width="2.073cm" svg:height="1.689cm" svg:x="23.37cm" svg:y="12.601cm">
              <text:p/>
            </draw:rect>
            <draw:rect draw:style-name="gr134" draw:text-style-name="P7" draw:layer="layout" svg:width="8.717cm" svg:height="4.574cm" svg:x="39.953cm" svg:y="19.596cm">
              <text:p/>
            </draw:rect>
            <draw:rect draw:style-name="gr135" draw:text-style-name="P7" draw:layer="layout" svg:width="4.061cm" svg:height="2.829cm" svg:x="48.67cm" svg:y="19.595cm">
              <text:p/>
            </draw:rect>
            <draw:rect draw:style-name="gr136" draw:text-style-name="P7" draw:layer="layout" svg:width="0.984cm" svg:height="1.745cm" svg:x="50.76cm" svg:y="22.424cm">
              <text:p/>
            </draw:rect>
            <draw:rect draw:style-name="gr137" draw:text-style-name="P7" draw:layer="layout" svg:width="0.988cm" svg:height="1.745cm" svg:x="51.744cm" svg:y="22.424cm">
              <text:p/>
            </draw:rect>
            <draw:rect draw:style-name="gr138" draw:text-style-name="P7" draw:layer="layout" svg:width="2.089cm" svg:height="1.745cm" svg:x="48.67cm" svg:y="22.424cm">
              <text:p/>
            </draw:rect>
            <draw:rect draw:style-name="gr139" draw:text-style-name="P7" draw:layer="layout" svg:width="1.675cm" svg:height="2.342cm" svg:x="29.845cm" svg:y="21.829cm">
              <text:p/>
            </draw:rect>
            <draw:rect draw:style-name="gr140" draw:text-style-name="P7" draw:layer="layout" svg:width="1.616cm" svg:height="2.35cm" svg:x="31.521cm" svg:y="21.829cm">
              <text:p/>
            </draw:rect>
            <draw:rect draw:style-name="gr141" draw:text-style-name="P7" draw:layer="layout" svg:width="1.677cm" svg:height="2.341cm" svg:x="33.136cm" svg:y="21.828cm">
              <text:p/>
            </draw:rect>
            <draw:rect draw:style-name="gr142" draw:text-style-name="P7" draw:layer="layout" svg:width="2.437cm" svg:height="2.337cm" svg:x="32.376cm" svg:y="19.491cm">
              <text:p/>
            </draw:rect>
            <draw:rect draw:style-name="gr143" draw:text-style-name="P7" draw:layer="layout" svg:width="1.185cm" svg:height="0.882cm" svg:x="33.735cm" svg:y="25.197cm">
              <text:p/>
            </draw:rect>
            <draw:rect draw:style-name="gr144" draw:text-style-name="P7" draw:layer="layout" svg:width="1.185cm" svg:height="0.875cm" svg:x="33.735cm" svg:y="26.078cm">
              <text:p/>
            </draw:rect>
            <draw:rect draw:style-name="gr145" draw:text-style-name="P7" draw:layer="layout" svg:width="1.535cm" svg:height="1.757cm" svg:x="34.916cm" svg:y="25.196cm">
              <text:p/>
            </draw:rect>
            <draw:line draw:style-name="gr125" draw:text-style-name="P7" draw:layer="layout" svg:x1="31.871cm" svg:y1="19.492cm" svg:x2="32.377cm" svg:y2="19.492cm">
              <text:p/>
            </draw:line>
            <draw:line draw:style-name="gr125" draw:text-style-name="P7" draw:layer="layout" svg:x1="32.377cm" svg:y1="19.492cm" svg:x2="32.377cm" svg:y2="21.829cm">
              <text:p/>
            </draw:line>
            <draw:line draw:style-name="gr125" draw:text-style-name="P7" draw:layer="layout" svg:x1="32.377cm" svg:y1="21.829cm" svg:x2="29.854cm" svg:y2="21.829cm">
              <text:p/>
            </draw:line>
            <draw:line draw:style-name="gr125" draw:text-style-name="P7" draw:layer="layout" svg:x1="29.854cm" svg:y1="21.829cm" svg:x2="30.77cm" svg:y2="20.776cm">
              <text:p/>
            </draw:line>
            <draw:line draw:style-name="gr125" draw:text-style-name="P7" draw:layer="layout" svg:x1="30.77cm" svg:y1="20.776cm" svg:x2="31.871cm" svg:y2="19.492cm">
              <text:p/>
            </draw:line>
            <draw:line draw:style-name="gr125" draw:text-style-name="P7" draw:layer="layout" svg:x1="38.321cm" svg:y1="9.566cm" svg:x2="36.677cm" svg:y2="9.566cm">
              <text:p/>
            </draw:line>
            <draw:line draw:style-name="gr125" draw:text-style-name="P7" draw:layer="layout" svg:x1="36.677cm" svg:y1="9.566cm" svg:x2="36.677cm" svg:y2="11.915cm">
              <text:p/>
            </draw:line>
            <draw:line draw:style-name="gr125" draw:text-style-name="P7" draw:layer="layout" svg:x1="36.677cm" svg:y1="11.915cm" svg:x2="38.58cm" svg:y2="11.915cm">
              <text:p/>
            </draw:line>
            <draw:line draw:style-name="gr125" draw:text-style-name="P7" draw:layer="layout" svg:x1="38.58cm" svg:y1="11.915cm" svg:x2="38.982cm" svg:y2="11.219cm">
              <text:p/>
            </draw:line>
            <draw:line draw:style-name="gr125" draw:text-style-name="P7" draw:layer="layout" svg:x1="38.982cm" svg:y1="11.219cm" svg:x2="38.321cm" svg:y2="9.566cm">
              <text:p/>
            </draw:line>
            <draw:rect draw:style-name="gr146" draw:text-style-name="P7" draw:layer="layout" svg:width="2.372cm" svg:height="1.689cm" svg:x="25.444cm" svg:y="12.601cm">
              <text:p/>
            </draw:rect>
            <draw:rect draw:style-name="gr147" draw:text-style-name="P7" draw:layer="layout" svg:width="2.073cm" svg:height="1.711cm" svg:x="23.37cm" svg:y="14.29cm">
              <text:p/>
            </draw:rect>
            <draw:rect draw:style-name="gr148" draw:text-style-name="P7" draw:layer="layout" svg:width="2.372cm" svg:height="1.711cm" svg:x="25.444cm" svg:y="14.29cm">
              <text:p/>
            </draw:rect>
            <draw:line draw:style-name="gr125" draw:text-style-name="P7" draw:layer="layout" svg:x1="45.571cm" svg:y1="9.902cm" svg:x2="49.622cm" svg:y2="9.902cm">
              <text:p/>
            </draw:line>
            <draw:line draw:style-name="gr125" draw:text-style-name="P7" draw:layer="layout" svg:x1="49.622cm" svg:y1="9.902cm" svg:x2="49.622cm" svg:y2="8.165cm">
              <text:p/>
            </draw:line>
            <draw:line draw:style-name="gr125" draw:text-style-name="P7" draw:layer="layout" svg:x1="49.622cm" svg:y1="8.165cm" svg:x2="46.471cm" svg:y2="8.165cm">
              <text:p/>
            </draw:line>
            <draw:line draw:style-name="gr125" draw:text-style-name="P7" draw:layer="layout" svg:x1="46.471cm" svg:y1="8.165cm" svg:x2="45.571cm" svg:y2="9.902cm">
              <text:p/>
            </draw:line>
            <draw:line draw:style-name="gr125" draw:text-style-name="P7" draw:layer="layout" svg:x1="46.471cm" svg:y1="8.165cm" svg:x2="49.622cm" svg:y2="8.165cm">
              <text:p/>
            </draw:line>
            <draw:line draw:style-name="gr125" draw:text-style-name="P7" draw:layer="layout" svg:x1="49.622cm" svg:y1="8.165cm" svg:x2="49.622cm" svg:y2="6.252cm">
              <text:p/>
            </draw:line>
            <draw:line draw:style-name="gr125" draw:text-style-name="P7" draw:layer="layout" svg:x1="49.622cm" svg:y1="6.252cm" svg:x2="48.931cm" svg:y2="6.252cm">
              <text:p/>
            </draw:line>
            <draw:line draw:style-name="gr125" draw:text-style-name="P7" draw:layer="layout" svg:x1="48.931cm" svg:y1="6.252cm" svg:x2="48.931cm" svg:y2="6.502cm">
              <text:p/>
            </draw:line>
            <draw:line draw:style-name="gr125" draw:text-style-name="P7" draw:layer="layout" svg:x1="48.931cm" svg:y1="6.502cm" svg:x2="47.293cm" svg:y2="6.507cm">
              <text:p/>
            </draw:line>
            <draw:line draw:style-name="gr125" draw:text-style-name="P7" draw:layer="layout" svg:x1="47.293cm" svg:y1="6.507cm" svg:x2="46.471cm" svg:y2="8.165cm">
              <text:p/>
            </draw:line>
            <draw:line draw:style-name="gr125" draw:text-style-name="P7" draw:layer="layout" svg:x1="39.954cm" svg:y1="17.935cm" svg:x2="39.954cm" svg:y2="18.051cm">
              <text:p/>
            </draw:line>
            <draw:line draw:style-name="gr149" draw:text-style-name="P7" draw:layer="layout" svg:x1="33.32cm" svg:y1="10.651cm" svg:x2="32.82cm" svg:y2="10.651cm">
              <text:p/>
            </draw:line>
            <draw:line draw:style-name="gr149" draw:text-style-name="P7" draw:layer="layout" svg:x1="26.77cm" svg:y1="7.539cm" svg:x2="26.77cm" svg:y2="11.915cm">
              <text:p/>
            </draw:line>
            <draw:line draw:style-name="gr149" draw:text-style-name="P7" draw:layer="layout" svg:x1="28.22cm" svg:y1="7.539cm" svg:x2="28.22cm" svg:y2="11.914cm">
              <text:p/>
            </draw:line>
            <draw:line draw:style-name="gr149" draw:text-style-name="P7" draw:layer="layout" svg:x1="28.22cm" svg:y1="9.651cm" svg:x2="27.87cm" svg:y2="9.651cm">
              <text:p/>
            </draw:line>
            <draw:line draw:style-name="gr149" draw:text-style-name="P7" draw:layer="layout" svg:x1="27.12cm" svg:y1="9.651cm" svg:x2="26.77cm" svg:y2="9.651cm">
              <text:p/>
            </draw:line>
            <draw:line draw:style-name="gr149" draw:text-style-name="P7" draw:layer="layout" svg:x1="25.052cm" svg:y1="8.301cm" svg:x2="28.22cm" svg:y2="8.301cm">
              <text:p/>
            </draw:line>
            <draw:line draw:style-name="gr149" draw:text-style-name="P7" draw:layer="layout" svg:x1="35.052cm" svg:y1="8.301cm" svg:x2="32.821cm" svg:y2="8.301cm">
              <text:p/>
            </draw:line>
            <draw:line draw:style-name="gr149" draw:text-style-name="P7" draw:layer="layout" svg:x1="33.32cm" svg:y1="7.539cm" svg:x2="33.32cm" svg:y2="11.914cm">
              <text:p/>
            </draw:line>
            <draw:line draw:style-name="gr149" draw:text-style-name="P7" draw:layer="layout" svg:x1="30.52cm" svg:y1="7.54cm" svg:x2="30.52cm" svg:y2="9.551cm">
              <text:p/>
            </draw:line>
            <draw:line draw:style-name="gr149" draw:text-style-name="P7" draw:layer="layout" svg:x1="40.42cm" svg:y1="19.701cm" svg:x2="40.07cm" svg:y2="19.701cm">
              <text:p/>
            </draw:line>
            <draw:line draw:style-name="gr149" draw:text-style-name="P7" draw:layer="layout" svg:x1="42.77cm" svg:y1="20.551cm" svg:x2="45.82cm" svg:y2="20.551cm">
              <text:p/>
            </draw:line>
            <draw:line draw:style-name="gr149" draw:text-style-name="P7" draw:layer="layout" svg:x1="41.22cm" svg:y1="21.401cm" svg:x2="47.52cm" svg:y2="21.401cm">
              <text:p/>
            </draw:line>
            <draw:line draw:style-name="gr149" draw:text-style-name="P7" draw:layer="layout" svg:x1="40.07cm" svg:y1="24.17cm" svg:x2="40.07cm" svg:y2="19.701cm">
              <text:p/>
            </draw:line>
            <draw:line draw:style-name="gr149" draw:text-style-name="P7" draw:layer="layout" svg:x1="40.07cm" svg:y1="23.401cm" svg:x2="47.32cm" svg:y2="23.401cm">
              <text:p/>
            </draw:line>
            <draw:line draw:style-name="gr149" draw:text-style-name="P7" draw:layer="layout" svg:x1="45.07cm" svg:y1="24.17cm" svg:x2="45.07cm" svg:y2="21.401cm">
              <text:p/>
            </draw:line>
            <draw:line draw:style-name="gr149" draw:text-style-name="P7" draw:layer="layout" svg:x1="41.62cm" svg:y1="19.701cm" svg:x2="41.62cm" svg:y2="20.701cm">
              <text:p/>
            </draw:line>
            <draw:line draw:style-name="gr149" draw:text-style-name="P7" draw:layer="layout" svg:x1="40.42cm" svg:y1="21.401cm" svg:x2="40.07cm" svg:y2="21.401cm">
              <text:p/>
            </draw:line>
            <draw:line draw:style-name="gr149" draw:text-style-name="P7" draw:layer="layout" svg:x1="48.67cm" svg:y1="19.701cm" svg:x2="48.32cm" svg:y2="19.701cm">
              <text:p/>
            </draw:line>
            <draw:line draw:style-name="gr149" draw:text-style-name="P7" draw:layer="layout" svg:x1="48.67cm" svg:y1="21.401cm" svg:x2="48.32cm" svg:y2="21.401cm">
              <text:p/>
            </draw:line>
            <draw:line draw:style-name="gr149" draw:text-style-name="P7" draw:layer="layout" svg:x1="41.07cm" svg:y1="19.701cm" svg:x2="47.62cm" svg:y2="19.701cm">
              <text:p/>
            </draw:line>
            <draw:line draw:style-name="gr149" draw:text-style-name="P7" draw:layer="layout" svg:x1="46.97cm" svg:y1="19.701cm" svg:x2="46.97cm" svg:y2="20.701cm">
              <text:p/>
            </draw:line>
            <draw:polygon draw:style-name="gr150" draw:text-style-name="P7" draw:layer="layout" svg:width="0.899cm" svg:height="2.049cm" svg:x="24.62cm" svg:y="25.751cm" svg:viewBox="0 0 900 2050" draw:points="0,0 900,0 900,1550 550,2000 450,2050 400,2050 350,2000 0,1550">
              <text:p/>
            </draw:polygon>
            <draw:polygon draw:style-name="gr150" draw:text-style-name="P7" draw:layer="layout" svg:width="0.899cm" svg:height="1.749cm" draw:transform="rotate (-3.14159265358979) translate (52.92cm 5.901cm)" svg:viewBox="0 0 900 1750" draw:points="0,0 900,0 900,1250 550,1700 450,1750 400,1750 350,1700 0,1250">
              <text:p/>
            </draw:polygon>
          </draw:g>
          <draw:line draw:style-name="gr7" draw:text-style-name="P7" draw:layer="layout" svg:x1="40.42cm" svg:y1="22.052cm" svg:x2="40.42cm" svg:y2="19.702cm">
            <text:p/>
          </draw:line>
          <draw:line draw:style-name="gr7" draw:text-style-name="P7" draw:layer="layout" svg:x1="40.07cm" svg:y1="20.152cm" svg:x2="40.42cm" svg:y2="20.152cm">
            <text:p/>
          </draw:line>
          <draw:line draw:style-name="gr7" draw:text-style-name="P7" draw:layer="layout" svg:x1="41.27cm" svg:y1="21.402cm" svg:x2="41.27cm" svg:y2="23.402cm">
            <text:p/>
          </draw:line>
          <draw:line draw:style-name="gr7" draw:text-style-name="P7" draw:layer="layout" svg:x1="40.07cm" svg:y1="22.052cm" svg:x2="41.27cm" svg:y2="22.052cm">
            <text:p/>
          </draw:line>
          <draw:line draw:style-name="gr7" draw:text-style-name="P7" draw:layer="layout" svg:x1="44.52cm" svg:y1="22.602cm" svg:x2="41.27cm" svg:y2="22.602cm">
            <text:p/>
          </draw:line>
          <draw:line draw:style-name="gr7" draw:text-style-name="P7" draw:layer="layout" svg:x1="41.47cm" svg:y1="22.602cm" svg:x2="41.47cm" svg:y2="23.402cm">
            <text:p/>
          </draw:line>
          <draw:line draw:style-name="gr7" draw:text-style-name="P7" draw:layer="layout" svg:x1="41.92cm" svg:y1="22.602cm" svg:x2="41.92cm" svg:y2="23.402cm">
            <text:p/>
          </draw:line>
          <draw:line draw:style-name="gr7" draw:text-style-name="P7" draw:layer="layout" svg:x1="42.37cm" svg:y1="22.602cm" svg:x2="42.37cm" svg:y2="23.402cm">
            <text:p/>
          </draw:line>
          <draw:line draw:style-name="gr7" draw:text-style-name="P7" draw:layer="layout" svg:x1="42.77cm" svg:y1="22.607cm" svg:x2="42.77cm" svg:y2="23.407cm">
            <text:p/>
          </draw:line>
          <draw:line draw:style-name="gr7" draw:text-style-name="P7" draw:layer="layout" svg:x1="43.22cm" svg:y1="22.602cm" svg:x2="43.22cm" svg:y2="23.402cm">
            <text:p/>
          </draw:line>
          <draw:line draw:style-name="gr7" draw:text-style-name="P7" draw:layer="layout" svg:x1="43.67cm" svg:y1="22.607cm" svg:x2="43.67cm" svg:y2="23.407cm">
            <text:p/>
          </draw:line>
          <draw:line draw:style-name="gr7" draw:text-style-name="P7" draw:layer="layout" svg:x1="44.07cm" svg:y1="22.602cm" svg:x2="44.07cm" svg:y2="23.402cm">
            <text:p/>
          </draw:line>
          <draw:line draw:style-name="gr7" draw:text-style-name="P7" draw:layer="layout" svg:x1="44.52cm" svg:y1="21.402cm" svg:x2="44.52cm" svg:y2="23.402cm">
            <text:p/>
          </draw:line>
          <draw:line draw:style-name="gr7" draw:text-style-name="P7" draw:layer="layout" svg:x1="42.72cm" svg:y1="21.952cm" svg:x2="41.87cm" svg:y2="21.952cm">
            <text:p/>
          </draw:line>
          <draw:line draw:style-name="gr7" draw:text-style-name="P7" draw:layer="layout" svg:x1="41.87cm" svg:y1="21.402cm" svg:x2="41.87cm" svg:y2="21.952cm">
            <text:p/>
          </draw:line>
          <draw:line draw:style-name="gr7" draw:text-style-name="P7" draw:layer="layout" svg:x1="42.72cm" svg:y1="21.402cm" svg:x2="42.72cm" svg:y2="21.952cm">
            <text:p/>
          </draw:line>
          <draw:line draw:style-name="gr7" draw:text-style-name="P7" draw:layer="layout" svg:x1="41.07cm" svg:y1="20.452cm" svg:x2="41.62cm" svg:y2="20.452cm">
            <text:p/>
          </draw:line>
          <draw:line draw:style-name="gr7" draw:text-style-name="P7" draw:layer="layout" svg:x1="41.07cm" svg:y1="20.452cm" svg:x2="41.07cm" svg:y2="19.702cm">
            <text:p/>
          </draw:line>
          <draw:line draw:style-name="gr7" draw:text-style-name="P7" draw:layer="layout" svg:x1="45.57cm" svg:y1="21.402cm" svg:x2="45.57cm" svg:y2="23.402cm">
            <text:p/>
          </draw:line>
          <draw:line draw:style-name="gr7" draw:text-style-name="P7" draw:layer="layout" svg:x1="45.57cm" svg:y1="22.102cm" svg:x2="44.52cm" svg:y2="22.102cm">
            <text:p/>
          </draw:line>
          <draw:line draw:style-name="gr7" draw:text-style-name="P7" draw:layer="layout" svg:x1="45.97cm" svg:y1="22.602cm" svg:x2="45.97cm" svg:y2="23.402cm">
            <text:p/>
          </draw:line>
          <draw:line draw:style-name="gr7" draw:text-style-name="P7" draw:layer="layout" svg:x1="46.42cm" svg:y1="22.602cm" svg:x2="46.42cm" svg:y2="23.402cm">
            <text:p/>
          </draw:line>
          <draw:line draw:style-name="gr7" draw:text-style-name="P7" draw:layer="layout" svg:x1="47.32cm" svg:y1="22.602cm" svg:x2="45.57cm" svg:y2="22.602cm">
            <text:p/>
          </draw:line>
          <draw:line draw:style-name="gr7" draw:text-style-name="P7" draw:layer="layout" svg:x1="46.87cm" svg:y1="22.602cm" svg:x2="46.87cm" svg:y2="23.402cm">
            <text:p/>
          </draw:line>
          <draw:line draw:style-name="gr7" draw:text-style-name="P7" draw:layer="layout" svg:x1="47.32cm" svg:y1="22.602cm" svg:x2="47.32cm" svg:y2="23.402cm">
            <text:p/>
          </draw:line>
          <draw:line draw:style-name="gr7" draw:text-style-name="P7" draw:layer="layout" svg:x1="45.92cm" svg:y1="21.602cm" svg:x2="45.92cm" svg:y2="21.952cm">
            <text:p/>
          </draw:line>
          <draw:line draw:style-name="gr7" draw:text-style-name="P7" draw:layer="layout" svg:x1="46.27cm" svg:y1="21.602cm" svg:x2="46.27cm" svg:y2="21.952cm">
            <text:p/>
          </draw:line>
          <draw:line draw:style-name="gr7" draw:text-style-name="P7" draw:layer="layout" svg:x1="46.67cm" svg:y1="21.602cm" svg:x2="45.57cm" svg:y2="21.602cm">
            <text:p/>
          </draw:line>
          <draw:line draw:style-name="gr7" draw:text-style-name="P7" draw:layer="layout" svg:x1="46.67cm" svg:y1="21.402cm" svg:x2="46.67cm" svg:y2="21.952cm">
            <text:p/>
          </draw:line>
          <draw:line draw:style-name="gr7" draw:text-style-name="P7" draw:layer="layout" svg:x1="46.87cm" svg:y1="21.402cm" svg:x2="46.87cm" svg:y2="21.952cm">
            <text:p/>
          </draw:line>
          <draw:line draw:style-name="gr7" draw:text-style-name="P7" draw:layer="layout" svg:x1="46.87cm" svg:y1="21.952cm" svg:x2="46.67cm" svg:y2="21.952cm">
            <text:p/>
          </draw:line>
          <draw:line draw:style-name="gr7" draw:text-style-name="P7" draw:layer="layout" svg:x1="47.47cm" svg:y1="22.002cm" svg:x2="47.47cm" svg:y2="21.402cm">
            <text:p/>
          </draw:line>
          <draw:line draw:style-name="gr7" draw:text-style-name="P7" draw:layer="layout" svg:x1="47.47cm" svg:y1="22.002cm" svg:x2="48.67cm" svg:y2="22.002cm">
            <text:p/>
          </draw:line>
          <draw:line draw:style-name="gr7" draw:text-style-name="P7" draw:layer="layout" svg:x1="48.32cm" svg:y1="22.002cm" svg:x2="48.32cm" svg:y2="19.702cm">
            <text:p/>
          </draw:line>
          <draw:line draw:style-name="gr7" draw:text-style-name="P7" draw:layer="layout" svg:x1="46.97cm" svg:y1="20.452cm" svg:x2="47.52cm" svg:y2="20.452cm">
            <text:p/>
          </draw:line>
          <draw:line draw:style-name="gr7" draw:text-style-name="P7" draw:layer="layout" svg:x1="47.52cm" svg:y1="20.452cm" svg:x2="47.52cm" svg:y2="19.702cm">
            <text:p/>
          </draw:line>
          <draw:g>
            <draw:g>
              <draw:line draw:style-name="gr7" draw:text-style-name="P7" draw:layer="layout" svg:x1="43.012cm" svg:y1="20.452cm" svg:x2="43.012cm" svg:y2="19.802cm">
                <text:p/>
              </draw:line>
              <draw:line draw:style-name="gr7" draw:text-style-name="P7" draw:layer="layout" svg:x1="43.128cm" svg:y1="20.452cm" svg:x2="43.128cm" svg:y2="19.802cm">
                <text:p/>
              </draw:line>
              <draw:line draw:style-name="gr7" draw:text-style-name="P7" draw:layer="layout" svg:x1="43.245cm" svg:y1="20.452cm" svg:x2="43.245cm" svg:y2="19.802cm">
                <text:p/>
              </draw:line>
              <draw:line draw:style-name="gr7" draw:text-style-name="P7" draw:layer="layout" svg:x1="43.362cm" svg:y1="20.452cm" svg:x2="43.362cm" svg:y2="19.802cm">
                <text:p/>
              </draw:line>
              <draw:line draw:style-name="gr7" draw:text-style-name="P7" draw:layer="layout" svg:x1="43.478cm" svg:y1="20.452cm" svg:x2="43.478cm" svg:y2="19.802cm">
                <text:p/>
              </draw:line>
              <draw:line draw:style-name="gr7" draw:text-style-name="P7" draw:layer="layout" svg:x1="43.595cm" svg:y1="20.452cm" svg:x2="43.595cm" svg:y2="19.802cm">
                <text:p/>
              </draw:line>
              <draw:line draw:style-name="gr7" draw:text-style-name="P7" draw:layer="layout" svg:x1="43.712cm" svg:y1="20.452cm" svg:x2="43.712cm" svg:y2="19.802cm">
                <text:p/>
              </draw:line>
              <draw:line draw:style-name="gr7" draw:text-style-name="P7" draw:layer="layout" svg:x1="43.828cm" svg:y1="20.452cm" svg:x2="43.828cm" svg:y2="19.802cm">
                <text:p/>
              </draw:line>
              <draw:line draw:style-name="gr7" draw:text-style-name="P7" draw:layer="layout" svg:x1="43.945cm" svg:y1="20.452cm" svg:x2="43.945cm" svg:y2="19.802cm">
                <text:p/>
              </draw:line>
              <draw:line draw:style-name="gr7" draw:text-style-name="P7" draw:layer="layout" svg:x1="44.062cm" svg:y1="20.452cm" svg:x2="44.062cm" svg:y2="19.802cm">
                <text:p/>
              </draw:line>
              <draw:line draw:style-name="gr7" draw:text-style-name="P7" draw:layer="layout" svg:x1="44.178cm" svg:y1="20.452cm" svg:x2="44.178cm" svg:y2="19.802cm">
                <text:p/>
              </draw:line>
              <draw:line draw:style-name="gr7" draw:text-style-name="P7" draw:layer="layout" svg:x1="44.295cm" svg:y1="20.452cm" svg:x2="44.295cm" svg:y2="19.802cm">
                <text:p/>
              </draw:line>
              <draw:line draw:style-name="gr7" draw:text-style-name="P7" draw:layer="layout" svg:x1="44.412cm" svg:y1="20.452cm" svg:x2="44.412cm" svg:y2="19.802cm">
                <text:p/>
              </draw:line>
              <draw:line draw:style-name="gr7" draw:text-style-name="P7" draw:layer="layout" svg:x1="44.528cm" svg:y1="20.452cm" svg:x2="44.528cm" svg:y2="19.802cm">
                <text:p/>
              </draw:line>
              <draw:line draw:style-name="gr7" draw:text-style-name="P7" draw:layer="layout" svg:x1="44.645cm" svg:y1="20.452cm" svg:x2="44.645cm" svg:y2="19.802cm">
                <text:p/>
              </draw:line>
              <draw:line draw:style-name="gr7" draw:text-style-name="P7" draw:layer="layout" svg:x1="44.762cm" svg:y1="20.452cm" svg:x2="44.762cm" svg:y2="19.802cm">
                <text:p/>
              </draw:line>
              <draw:line draw:style-name="gr7" draw:text-style-name="P7" draw:layer="layout" svg:x1="44.878cm" svg:y1="20.452cm" svg:x2="44.878cm" svg:y2="19.802cm">
                <text:p/>
              </draw:line>
              <draw:line draw:style-name="gr7" draw:text-style-name="P7" draw:layer="layout" svg:x1="44.995cm" svg:y1="20.452cm" svg:x2="44.995cm" svg:y2="19.802cm">
                <text:p/>
              </draw:line>
              <draw:line draw:style-name="gr7" draw:text-style-name="P7" draw:layer="layout" svg:x1="45.112cm" svg:y1="20.452cm" svg:x2="45.112cm" svg:y2="19.802cm">
                <text:p/>
              </draw:line>
              <draw:line draw:style-name="gr7" draw:text-style-name="P7" draw:layer="layout" svg:x1="45.228cm" svg:y1="20.452cm" svg:x2="45.228cm" svg:y2="19.802cm">
                <text:p/>
              </draw:line>
              <draw:line draw:style-name="gr7" draw:text-style-name="P7" draw:layer="layout" svg:x1="45.345cm" svg:y1="20.452cm" svg:x2="45.345cm" svg:y2="19.802cm">
                <text:p/>
              </draw:line>
              <draw:line draw:style-name="gr7" draw:text-style-name="P7" draw:layer="layout" svg:x1="45.462cm" svg:y1="20.452cm" svg:x2="45.462cm" svg:y2="19.802cm">
                <text:p/>
              </draw:line>
              <draw:line draw:style-name="gr7" draw:text-style-name="P7" draw:layer="layout" svg:x1="45.578cm" svg:y1="20.452cm" svg:x2="45.578cm" svg:y2="19.802cm">
                <text:p/>
              </draw:line>
              <draw:line draw:style-name="gr7" draw:text-style-name="P7" draw:layer="layout" svg:x1="45.695cm" svg:y1="20.452cm" svg:x2="45.695cm" svg:y2="19.802cm">
                <text:p/>
              </draw:line>
              <draw:line draw:style-name="gr7" draw:text-style-name="P7" draw:layer="layout" svg:x1="42.895cm" svg:y1="21.302cm" svg:x2="42.895cm" svg:y2="20.652cm">
                <text:p/>
              </draw:line>
              <draw:line draw:style-name="gr7" draw:text-style-name="P7" draw:layer="layout" svg:x1="43.012cm" svg:y1="21.302cm" svg:x2="43.012cm" svg:y2="20.652cm">
                <text:p/>
              </draw:line>
              <draw:line draw:style-name="gr7" draw:text-style-name="P7" draw:layer="layout" svg:x1="43.128cm" svg:y1="21.302cm" svg:x2="43.128cm" svg:y2="20.652cm">
                <text:p/>
              </draw:line>
              <draw:line draw:style-name="gr7" draw:text-style-name="P7" draw:layer="layout" svg:x1="43.245cm" svg:y1="21.302cm" svg:x2="43.245cm" svg:y2="20.652cm">
                <text:p/>
              </draw:line>
              <draw:line draw:style-name="gr7" draw:text-style-name="P7" draw:layer="layout" svg:x1="43.362cm" svg:y1="21.302cm" svg:x2="43.362cm" svg:y2="20.652cm">
                <text:p/>
              </draw:line>
              <draw:line draw:style-name="gr7" draw:text-style-name="P7" draw:layer="layout" svg:x1="43.478cm" svg:y1="21.302cm" svg:x2="43.478cm" svg:y2="20.652cm">
                <text:p/>
              </draw:line>
              <draw:line draw:style-name="gr7" draw:text-style-name="P7" draw:layer="layout" svg:x1="43.595cm" svg:y1="21.302cm" svg:x2="43.595cm" svg:y2="20.652cm">
                <text:p/>
              </draw:line>
              <draw:line draw:style-name="gr7" draw:text-style-name="P7" draw:layer="layout" svg:x1="43.712cm" svg:y1="21.302cm" svg:x2="43.712cm" svg:y2="20.652cm">
                <text:p/>
              </draw:line>
              <draw:line draw:style-name="gr7" draw:text-style-name="P7" draw:layer="layout" svg:x1="43.828cm" svg:y1="21.302cm" svg:x2="43.828cm" svg:y2="20.652cm">
                <text:p/>
              </draw:line>
              <draw:line draw:style-name="gr7" draw:text-style-name="P7" draw:layer="layout" svg:x1="43.945cm" svg:y1="21.302cm" svg:x2="43.945cm" svg:y2="20.652cm">
                <text:p/>
              </draw:line>
              <draw:line draw:style-name="gr7" draw:text-style-name="P7" draw:layer="layout" svg:x1="44.062cm" svg:y1="21.302cm" svg:x2="44.062cm" svg:y2="20.652cm">
                <text:p/>
              </draw:line>
              <draw:line draw:style-name="gr7" draw:text-style-name="P7" draw:layer="layout" svg:x1="44.178cm" svg:y1="21.302cm" svg:x2="44.178cm" svg:y2="20.652cm">
                <text:p/>
              </draw:line>
              <draw:line draw:style-name="gr7" draw:text-style-name="P7" draw:layer="layout" svg:x1="44.295cm" svg:y1="21.302cm" svg:x2="44.295cm" svg:y2="20.652cm">
                <text:p/>
              </draw:line>
              <draw:line draw:style-name="gr7" draw:text-style-name="P7" draw:layer="layout" svg:x1="44.412cm" svg:y1="21.302cm" svg:x2="44.412cm" svg:y2="20.652cm">
                <text:p/>
              </draw:line>
              <draw:line draw:style-name="gr7" draw:text-style-name="P7" draw:layer="layout" svg:x1="44.528cm" svg:y1="21.302cm" svg:x2="44.528cm" svg:y2="20.652cm">
                <text:p/>
              </draw:line>
              <draw:line draw:style-name="gr7" draw:text-style-name="P7" draw:layer="layout" svg:x1="44.645cm" svg:y1="21.302cm" svg:x2="44.645cm" svg:y2="20.652cm">
                <text:p/>
              </draw:line>
              <draw:line draw:style-name="gr7" draw:text-style-name="P7" draw:layer="layout" svg:x1="44.762cm" svg:y1="21.302cm" svg:x2="44.762cm" svg:y2="20.652cm">
                <text:p/>
              </draw:line>
              <draw:line draw:style-name="gr7" draw:text-style-name="P7" draw:layer="layout" svg:x1="44.878cm" svg:y1="21.302cm" svg:x2="44.878cm" svg:y2="20.652cm">
                <text:p/>
              </draw:line>
              <draw:line draw:style-name="gr7" draw:text-style-name="P7" draw:layer="layout" svg:x1="44.995cm" svg:y1="21.302cm" svg:x2="44.995cm" svg:y2="20.652cm">
                <text:p/>
              </draw:line>
              <draw:line draw:style-name="gr7" draw:text-style-name="P7" draw:layer="layout" svg:x1="45.112cm" svg:y1="21.302cm" svg:x2="45.112cm" svg:y2="20.652cm">
                <text:p/>
              </draw:line>
              <draw:line draw:style-name="gr7" draw:text-style-name="P7" draw:layer="layout" svg:x1="45.228cm" svg:y1="21.302cm" svg:x2="45.228cm" svg:y2="20.652cm">
                <text:p/>
              </draw:line>
              <draw:line draw:style-name="gr7" draw:text-style-name="P7" draw:layer="layout" svg:x1="45.345cm" svg:y1="21.302cm" svg:x2="45.345cm" svg:y2="20.652cm">
                <text:p/>
              </draw:line>
              <draw:line draw:style-name="gr7" draw:text-style-name="P7" draw:layer="layout" svg:x1="45.462cm" svg:y1="21.302cm" svg:x2="45.462cm" svg:y2="20.652cm">
                <text:p/>
              </draw:line>
              <draw:line draw:style-name="gr7" draw:text-style-name="P7" draw:layer="layout" svg:x1="45.578cm" svg:y1="21.302cm" svg:x2="45.578cm" svg:y2="20.652cm">
                <text:p/>
              </draw:line>
              <draw:line draw:style-name="gr7" draw:text-style-name="P7" draw:layer="layout" svg:x1="45.695cm" svg:y1="21.302cm" svg:x2="45.695cm" svg:y2="20.652cm">
                <text:p/>
              </draw:line>
              <draw:line draw:style-name="gr7" draw:text-style-name="P7" draw:layer="layout" svg:x1="42.895cm" svg:y1="20.452cm" svg:x2="42.895cm" svg:y2="19.802cm">
                <text:p/>
              </draw:line>
            </draw:g>
            <draw:g>
              <draw:line draw:style-name="gr7" draw:text-style-name="P7" draw:layer="layout" svg:x1="42.62cm" svg:y1="19.802cm" svg:x2="45.97cm" svg:y2="19.802cm">
                <text:p/>
              </draw:line>
              <draw:line draw:style-name="gr7" draw:text-style-name="P7" draw:layer="layout" svg:x1="42.62cm" svg:y1="21.302cm" svg:x2="45.97cm" svg:y2="21.302cm">
                <text:p/>
              </draw:line>
            </draw:g>
            <draw:g>
              <draw:line draw:style-name="gr7" draw:text-style-name="P7" draw:layer="layout" svg:x1="42.72cm" svg:y1="20.452cm" svg:x2="45.87cm" svg:y2="20.452cm">
                <text:p/>
              </draw:line>
              <draw:line draw:style-name="gr7" draw:text-style-name="P7" draw:layer="layout" svg:x1="42.72cm" svg:y1="20.652cm" svg:x2="45.87cm" svg:y2="20.652cm">
                <text:p/>
              </draw:line>
              <draw:line draw:style-name="gr7" draw:text-style-name="P7" draw:layer="layout" svg:x1="42.72cm" svg:y1="20.452cm" svg:x2="42.72cm" svg:y2="20.652cm">
                <text:p/>
              </draw:line>
              <draw:line draw:style-name="gr7" draw:text-style-name="P7" draw:layer="layout" svg:x1="45.87cm" svg:y1="20.452cm" svg:x2="45.87cm" svg:y2="20.652cm">
                <text:p/>
              </draw:line>
            </draw:g>
          </draw:g>
          <draw:line draw:style-name="gr7" draw:text-style-name="P7" draw:layer="layout" svg:x1="46.97cm" svg:y1="21.402cm" svg:x2="46.97cm" svg:y2="20.702cm">
            <text:p/>
          </draw:line>
          <draw:line draw:style-name="gr7" draw:text-style-name="P7" draw:layer="layout" svg:x1="40.37cm" svg:y1="23.402cm" svg:x2="40.37cm" svg:y2="24.171cm">
            <text:p/>
          </draw:line>
          <draw:line draw:style-name="gr7" draw:text-style-name="P7" draw:layer="layout" svg:x1="42.82cm" svg:y1="23.402cm" svg:x2="42.82cm" svg:y2="24.171cm">
            <text:p/>
          </draw:line>
          <draw:line draw:style-name="gr7" draw:text-style-name="P7" draw:layer="layout" svg:x1="45.47cm" svg:y1="23.402cm" svg:x2="45.47cm" svg:y2="24.171cm">
            <text:p/>
          </draw:line>
          <draw:line draw:style-name="gr7" draw:text-style-name="P7" draw:layer="layout" svg:x1="47.02cm" svg:y1="23.402cm" svg:x2="47.02cm" svg:y2="24.171cm">
            <text:p/>
          </draw:line>
          <draw:line draw:style-name="gr7" draw:text-style-name="P7" draw:layer="layout" svg:x1="40.07cm" svg:y1="23.452cm" svg:x2="48.67cm" svg:y2="23.452cm">
            <text:p/>
          </draw:line>
          <draw:line draw:style-name="gr7" draw:text-style-name="P7" draw:layer="layout" svg:x1="41.62cm" svg:y1="21.402cm" svg:x2="41.62cm" svg:y2="20.702cm">
            <text:p/>
          </draw:line>
          <draw:line draw:style-name="gr7" draw:text-style-name="P7" draw:layer="layout" svg:x1="48.32cm" svg:y1="20.152cm" svg:x2="48.67cm" svg:y2="20.152cm">
            <text:p/>
          </draw:line>
          <draw:line draw:style-name="gr7" draw:text-style-name="P7" draw:layer="layout" svg:x1="48.32cm" svg:y1="20.952cm" svg:x2="48.67cm" svg:y2="20.952cm">
            <text:p/>
          </draw:line>
          <draw:line draw:style-name="gr7" draw:text-style-name="P7" draw:layer="layout" svg:x1="40.479cm" svg:y1="17.961cm" svg:x2="40.063cm" svg:y2="17.961cm">
            <text:p/>
          </draw:line>
          <draw:line draw:style-name="gr7" draw:text-style-name="P7" draw:layer="layout" svg:x1="40.063cm" svg:y1="17.247cm" svg:x2="40.063cm" svg:y2="17.962cm">
            <text:p/>
          </draw:line>
          <draw:line draw:style-name="gr7" draw:text-style-name="P7" draw:layer="layout" svg:x1="42.949cm" svg:y1="17.247cm" svg:x2="42.949cm" svg:y2="17.962cm">
            <text:p/>
          </draw:line>
          <draw:line draw:style-name="gr7" draw:text-style-name="P7" draw:layer="layout" svg:x1="41.896cm" svg:y1="17.961cm" svg:x2="41.116cm" svg:y2="17.961cm">
            <text:p/>
          </draw:line>
          <draw:line draw:style-name="gr7" draw:text-style-name="P7" draw:layer="layout" svg:x1="43.339cm" svg:y1="17.961cm" svg:x2="42.559cm" svg:y2="17.961cm">
            <text:p/>
          </draw:line>
          <draw:line draw:style-name="gr7" draw:text-style-name="P7" draw:layer="layout" svg:x1="41.532cm" svg:y1="16.869cm" svg:x2="41.532cm" svg:y2="17.962cm">
            <text:p/>
          </draw:line>
          <draw:line draw:style-name="gr7" draw:text-style-name="P7" draw:layer="layout" svg:x1="45.796cm" svg:y1="17.247cm" svg:x2="45.796cm" svg:y2="17.962cm">
            <text:p/>
          </draw:line>
          <draw:line draw:style-name="gr7" draw:text-style-name="P7" draw:layer="layout" svg:x1="44.782cm" svg:y1="17.961cm" svg:x2="44.002cm" svg:y2="17.961cm">
            <text:p/>
          </draw:line>
          <draw:line draw:style-name="gr7" draw:text-style-name="P7" draw:layer="layout" svg:x1="46.225cm" svg:y1="17.961cm" svg:x2="45.445cm" svg:y2="17.961cm">
            <text:p/>
          </draw:line>
          <draw:line draw:style-name="gr7" draw:text-style-name="P7" draw:layer="layout" svg:x1="44.366cm" svg:y1="16.869cm" svg:x2="44.366cm" svg:y2="17.962cm">
            <text:p/>
          </draw:line>
          <draw:line draw:style-name="gr7" draw:text-style-name="P7" draw:layer="layout" svg:x1="47.616cm" svg:y1="17.961cm" svg:x2="46.836cm" svg:y2="17.961cm">
            <text:p/>
          </draw:line>
          <draw:line draw:style-name="gr7" draw:text-style-name="P7" draw:layer="layout" svg:x1="47.226cm" svg:y1="16.869cm" svg:x2="47.226cm" svg:y2="17.962cm">
            <text:p/>
          </draw:line>
          <draw:line draw:style-name="gr7" draw:text-style-name="P7" draw:layer="layout" svg:x1="48.695cm" svg:y1="17.962cm" svg:x2="48.279cm" svg:y2="17.962cm">
            <text:p/>
          </draw:line>
          <draw:line draw:style-name="gr7" draw:text-style-name="P7" draw:layer="layout" svg:x1="48.695cm" svg:y1="17.248cm" svg:x2="48.695cm" svg:y2="17.963cm">
            <text:p/>
          </draw:line>
          <draw:g>
            <draw:line draw:style-name="gr7" draw:text-style-name="P7" draw:layer="layout" svg:x1="40.31cm" svg:y1="16.778cm" svg:x2="40.31cm" svg:y2="17.805cm">
              <text:p/>
            </draw:line>
            <draw:line draw:style-name="gr7" draw:text-style-name="P7" draw:layer="layout" svg:x1="41.298cm" svg:y1="16.778cm" svg:x2="40.31cm" svg:y2="16.778cm">
              <text:p/>
            </draw:line>
            <draw:line draw:style-name="gr7" draw:text-style-name="P7" draw:layer="layout" svg:x1="41.298cm" svg:y1="16.779cm" svg:x2="41.298cm" svg:y2="17.806cm">
              <text:p/>
            </draw:line>
            <draw:line draw:style-name="gr7" draw:text-style-name="P7" draw:layer="layout" svg:x1="41.298cm" svg:y1="16.778cm" svg:x2="40.31cm" svg:y2="17.805cm">
              <text:p/>
            </draw:line>
            <draw:line draw:style-name="gr7" draw:text-style-name="P7" draw:layer="layout" svg:x1="41.298cm" svg:y1="17.805cm" svg:x2="40.31cm" svg:y2="17.805cm">
              <text:p/>
            </draw:line>
            <draw:line draw:style-name="gr7" draw:text-style-name="P7" draw:layer="layout" svg:x1="41.298cm" svg:y1="17.805cm" svg:x2="40.31cm" svg:y2="16.778cm">
              <text:p/>
            </draw:line>
          </draw:g>
          <draw:g>
            <draw:line draw:style-name="gr7" draw:text-style-name="P7" draw:layer="layout" svg:x1="41.753cm" svg:y1="16.778cm" svg:x2="41.753cm" svg:y2="17.805cm">
              <text:p/>
            </draw:line>
            <draw:line draw:style-name="gr7" draw:text-style-name="P7" draw:layer="layout" svg:x1="42.741cm" svg:y1="16.778cm" svg:x2="41.753cm" svg:y2="16.778cm">
              <text:p/>
            </draw:line>
            <draw:line draw:style-name="gr7" draw:text-style-name="P7" draw:layer="layout" svg:x1="42.741cm" svg:y1="16.779cm" svg:x2="42.741cm" svg:y2="17.806cm">
              <text:p/>
            </draw:line>
            <draw:line draw:style-name="gr7" draw:text-style-name="P7" draw:layer="layout" svg:x1="42.741cm" svg:y1="16.778cm" svg:x2="41.753cm" svg:y2="17.805cm">
              <text:p/>
            </draw:line>
            <draw:line draw:style-name="gr7" draw:text-style-name="P7" draw:layer="layout" svg:x1="42.741cm" svg:y1="17.805cm" svg:x2="41.753cm" svg:y2="17.805cm">
              <text:p/>
            </draw:line>
            <draw:line draw:style-name="gr7" draw:text-style-name="P7" draw:layer="layout" svg:x1="42.741cm" svg:y1="17.805cm" svg:x2="41.753cm" svg:y2="16.778cm">
              <text:p/>
            </draw:line>
          </draw:g>
          <draw:g>
            <draw:line draw:style-name="gr7" draw:text-style-name="P7" draw:layer="layout" svg:x1="43.17cm" svg:y1="16.778cm" svg:x2="43.17cm" svg:y2="17.805cm">
              <text:p/>
            </draw:line>
            <draw:line draw:style-name="gr7" draw:text-style-name="P7" draw:layer="layout" svg:x1="44.158cm" svg:y1="16.778cm" svg:x2="43.17cm" svg:y2="16.778cm">
              <text:p/>
            </draw:line>
            <draw:line draw:style-name="gr7" draw:text-style-name="P7" draw:layer="layout" svg:x1="44.158cm" svg:y1="16.779cm" svg:x2="44.158cm" svg:y2="17.806cm">
              <text:p/>
            </draw:line>
            <draw:line draw:style-name="gr7" draw:text-style-name="P7" draw:layer="layout" svg:x1="44.158cm" svg:y1="16.778cm" svg:x2="43.17cm" svg:y2="17.805cm">
              <text:p/>
            </draw:line>
            <draw:line draw:style-name="gr7" draw:text-style-name="P7" draw:layer="layout" svg:x1="44.158cm" svg:y1="17.805cm" svg:x2="43.17cm" svg:y2="17.805cm">
              <text:p/>
            </draw:line>
            <draw:line draw:style-name="gr7" draw:text-style-name="P7" draw:layer="layout" svg:x1="44.158cm" svg:y1="17.805cm" svg:x2="43.17cm" svg:y2="16.778cm">
              <text:p/>
            </draw:line>
          </draw:g>
          <draw:g>
            <draw:line draw:style-name="gr7" draw:text-style-name="P7" draw:layer="layout" svg:x1="44.6cm" svg:y1="16.778cm" svg:x2="44.6cm" svg:y2="17.805cm">
              <text:p/>
            </draw:line>
            <draw:line draw:style-name="gr7" draw:text-style-name="P7" draw:layer="layout" svg:x1="45.588cm" svg:y1="16.778cm" svg:x2="44.6cm" svg:y2="16.778cm">
              <text:p/>
            </draw:line>
            <draw:line draw:style-name="gr7" draw:text-style-name="P7" draw:layer="layout" svg:x1="45.588cm" svg:y1="16.779cm" svg:x2="45.588cm" svg:y2="17.806cm">
              <text:p/>
            </draw:line>
            <draw:line draw:style-name="gr7" draw:text-style-name="P7" draw:layer="layout" svg:x1="45.588cm" svg:y1="16.778cm" svg:x2="44.6cm" svg:y2="17.805cm">
              <text:p/>
            </draw:line>
            <draw:line draw:style-name="gr7" draw:text-style-name="P7" draw:layer="layout" svg:x1="45.588cm" svg:y1="17.805cm" svg:x2="44.6cm" svg:y2="17.805cm">
              <text:p/>
            </draw:line>
            <draw:line draw:style-name="gr7" draw:text-style-name="P7" draw:layer="layout" svg:x1="45.588cm" svg:y1="17.805cm" svg:x2="44.6cm" svg:y2="16.778cm">
              <text:p/>
            </draw:line>
          </draw:g>
          <draw:g>
            <draw:line draw:style-name="gr7" draw:text-style-name="P7" draw:layer="layout" svg:x1="46.017cm" svg:y1="16.778cm" svg:x2="46.017cm" svg:y2="17.805cm">
              <text:p/>
            </draw:line>
            <draw:line draw:style-name="gr7" draw:text-style-name="P7" draw:layer="layout" svg:x1="47.005cm" svg:y1="16.778cm" svg:x2="46.017cm" svg:y2="16.778cm">
              <text:p/>
            </draw:line>
            <draw:line draw:style-name="gr7" draw:text-style-name="P7" draw:layer="layout" svg:x1="47.005cm" svg:y1="16.779cm" svg:x2="47.005cm" svg:y2="17.806cm">
              <text:p/>
            </draw:line>
            <draw:line draw:style-name="gr7" draw:text-style-name="P7" draw:layer="layout" svg:x1="47.005cm" svg:y1="16.778cm" svg:x2="46.017cm" svg:y2="17.805cm">
              <text:p/>
            </draw:line>
            <draw:line draw:style-name="gr7" draw:text-style-name="P7" draw:layer="layout" svg:x1="47.005cm" svg:y1="17.805cm" svg:x2="46.017cm" svg:y2="17.805cm">
              <text:p/>
            </draw:line>
            <draw:line draw:style-name="gr7" draw:text-style-name="P7" draw:layer="layout" svg:x1="47.005cm" svg:y1="17.805cm" svg:x2="46.017cm" svg:y2="16.778cm">
              <text:p/>
            </draw:line>
          </draw:g>
          <draw:g>
            <draw:line draw:style-name="gr7" draw:text-style-name="P7" draw:layer="layout" svg:x1="47.447cm" svg:y1="16.778cm" svg:x2="47.447cm" svg:y2="17.805cm">
              <text:p/>
            </draw:line>
            <draw:line draw:style-name="gr7" draw:text-style-name="P7" draw:layer="layout" svg:x1="48.435cm" svg:y1="16.778cm" svg:x2="47.447cm" svg:y2="16.778cm">
              <text:p/>
            </draw:line>
            <draw:line draw:style-name="gr7" draw:text-style-name="P7" draw:layer="layout" svg:x1="48.435cm" svg:y1="16.779cm" svg:x2="48.435cm" svg:y2="17.806cm">
              <text:p/>
            </draw:line>
            <draw:line draw:style-name="gr7" draw:text-style-name="P7" draw:layer="layout" svg:x1="48.435cm" svg:y1="16.778cm" svg:x2="47.447cm" svg:y2="17.805cm">
              <text:p/>
            </draw:line>
            <draw:line draw:style-name="gr7" draw:text-style-name="P7" draw:layer="layout" svg:x1="48.435cm" svg:y1="17.805cm" svg:x2="47.447cm" svg:y2="17.805cm">
              <text:p/>
            </draw:line>
            <draw:line draw:style-name="gr7" draw:text-style-name="P7" draw:layer="layout" svg:x1="48.435cm" svg:y1="17.805cm" svg:x2="47.447cm" svg:y2="16.778cm">
              <text:p/>
            </draw:line>
          </draw:g>
          <draw:g>
            <draw:line draw:style-name="gr8" draw:text-style-name="P7" draw:layer="layout" svg:x1="40.426cm" svg:y1="20.163cm" svg:x2="40.602cm" svg:y2="19.844cm">
              <text:p/>
            </draw:line>
            <draw:path draw:style-name="gr8" draw:text-style-name="P7" draw:layer="layout" svg:width="0.125cm" svg:height="0.133cm" draw:transform="rotate (0.529707427980279) translate (40.426cm 19.792cm)" svg:viewBox="0 0 126 134" svg:d="M0 0c102 45 126 134 126 134">
              <text:p/>
            </draw:path>
          </draw:g>
          <draw:g>
            <draw:line draw:style-name="gr8" draw:text-style-name="P7" draw:layer="layout" svg:x1="40.426cm" svg:y1="20.162cm" svg:x2="40.602cm" svg:y2="20.524cm">
              <text:p/>
            </draw:line>
            <draw:path draw:style-name="gr8" draw:text-style-name="P7" draw:layer="layout" svg:width="0.13cm" svg:height="0.146cm" draw:transform="skewX (-0.118158790360016) rotate (2.5551620249197) translate (40.5354070173172cm 20.6554217519992cm)" svg:viewBox="0 0 131 147" svg:d="M131 0c-106 49-131 147-131 147">
              <text:p/>
            </draw:path>
          </draw:g>
          <draw:g>
            <draw:line draw:style-name="gr8" draw:text-style-name="P7" draw:layer="layout" svg:x1="40.426cm" svg:y1="21.007cm" svg:x2="40.602cm" svg:y2="20.645cm">
              <text:p/>
            </draw:line>
            <draw:path draw:style-name="gr8" draw:text-style-name="P7" draw:layer="layout" svg:width="0.13cm" svg:height="0.145cm" draw:transform="skewX (0.114319066005629) rotate (0.583289036016505) translate (40.426cm 20.5862680965147cm)" svg:viewBox="0 0 131 146" svg:d="M0 0c106 49 131 146 131 146">
              <text:p/>
            </draw:path>
          </draw:g>
          <draw:g>
            <draw:line draw:style-name="gr8" draw:text-style-name="P7" draw:layer="layout" svg:x1="40.426cm" svg:y1="21.378cm" svg:x2="40.602cm" svg:y2="21.059cm">
              <text:p/>
            </draw:line>
            <draw:path draw:style-name="gr8" draw:text-style-name="P7" draw:layer="layout" svg:width="0.125cm" svg:height="0.133cm" draw:transform="rotate (0.529707427980279) translate (40.426cm 21.007cm)" svg:viewBox="0 0 126 134" svg:d="M0 0c102 45 126 134 126 134">
              <text:p/>
            </draw:path>
          </draw:g>
          <draw:g>
            <draw:line draw:style-name="gr8" draw:text-style-name="P7" draw:layer="layout" svg:x1="40.426cm" svg:y1="22.002cm" svg:x2="40.55cm" svg:y2="21.78cm">
              <text:p/>
            </draw:line>
            <draw:path draw:style-name="gr8" draw:text-style-name="P7" draw:layer="layout" svg:width="0.086cm" svg:height="0.093cm" draw:transform="skewX (-0.0256563400043167) rotate (0.525169571925094) translate (40.426cm 21.7433941018767cm)" svg:viewBox="0 0 87 94" svg:d="M0 0c71 31 87 94 87 94">
              <text:p/>
            </draw:path>
          </draw:g>
          <draw:g>
            <draw:line draw:style-name="gr8" draw:text-style-name="P7" draw:layer="layout" svg:x1="40.426cm" svg:y1="21.482cm" svg:x2="40.55cm" svg:y2="21.704cm">
              <text:p/>
            </draw:line>
            <draw:path draw:style-name="gr8" draw:text-style-name="P7" draw:layer="layout" svg:width="0.086cm" svg:height="0.093cm" draw:transform="skewX (0.0263544717051145) rotate (2.6164230816647) translate (40.500974249406cm 21.7840494695661cm)" svg:viewBox="0 0 87 94" svg:d="M87 0c-72 31-87 94-87 94">
              <text:p/>
            </draw:path>
          </draw:g>
          <draw:g>
            <draw:line draw:style-name="gr8" draw:text-style-name="P7" draw:layer="layout" svg:x1="48.326cm" svg:y1="20.163cm" svg:x2="48.15cm" svg:y2="19.844cm">
              <text:p/>
            </draw:line>
            <draw:path draw:style-name="gr8" draw:text-style-name="P7" draw:layer="layout" svg:width="0.125cm" svg:height="0.133cm" draw:transform="rotate (-0.52970742798028) translate (48.2176081453293cm 19.7285339602805cm)" svg:viewBox="0 0 126 134" svg:d="M126 0c-103 45-126 134-126 134">
              <text:p/>
            </draw:path>
          </draw:g>
          <draw:g>
            <draw:line draw:style-name="gr8" draw:text-style-name="P7" draw:layer="layout" svg:x1="48.326cm" svg:y1="20.162cm" svg:x2="48.15cm" svg:y2="20.524cm">
              <text:p/>
            </draw:line>
            <draw:path draw:style-name="gr8" draw:text-style-name="P7" draw:layer="layout" svg:width="0.13cm" svg:height="0.145cm" draw:transform="skewX (0.114319066005629) rotate (-2.55830361757329) translate (48.326cm 20.5827319034853cm)" svg:viewBox="0 0 131 146" svg:d="M0 0c106 49 131 146 131 146">
              <text:p/>
            </draw:path>
          </draw:g>
          <draw:g>
            <draw:line draw:style-name="gr8" draw:text-style-name="P7" draw:layer="layout" svg:x1="48.326cm" svg:y1="21.007cm" svg:x2="48.15cm" svg:y2="20.645cm">
              <text:p/>
            </draw:line>
            <draw:path draw:style-name="gr8" draw:text-style-name="P7" draw:layer="layout" svg:width="0.13cm" svg:height="0.145cm" draw:transform="skewX (-0.114319066005629) rotate (-0.583289036016505) translate (48.2164917875155cm 20.5140058766199cm)" svg:viewBox="0 0 131 146" svg:d="M131 0c-106 49-131 146-131 146">
              <text:p/>
            </draw:path>
          </draw:g>
          <draw:g>
            <draw:line draw:style-name="gr8" draw:text-style-name="P7" draw:layer="layout" svg:x1="48.326cm" svg:y1="22.002cm" svg:x2="48.202cm" svg:y2="21.78cm">
              <text:p/>
            </draw:line>
            <draw:path draw:style-name="gr8" draw:text-style-name="P7" draw:layer="layout" svg:width="0.086cm" svg:height="0.093cm" draw:transform="skewX (0.0263544717051144) rotate (-0.525169571925094) translate (48.251025750594cm 21.6999505304339cm)" svg:viewBox="0 0 87 94" svg:d="M87 0c-72 31-87 94-87 94">
              <text:p/>
            </draw:path>
          </draw:g>
          <draw:g>
            <draw:line draw:style-name="gr8" draw:text-style-name="P7" draw:layer="layout" svg:x1="48.326cm" svg:y1="21.482cm" svg:x2="48.202cm" svg:y2="21.704cm">
              <text:p/>
            </draw:line>
            <draw:path draw:style-name="gr8" draw:text-style-name="P7" draw:layer="layout" svg:width="0.086cm" svg:height="0.093cm" draw:transform="skewX (-0.0256563400043166) rotate (-2.6164230816647) translate (48.326cm 21.7406058981233cm)" svg:viewBox="0 0 87 94" svg:d="M0 0c71 31 87 94 87 94">
              <text:p/>
            </draw:path>
          </draw:g>
          <draw:g>
            <draw:line draw:style-name="gr8" draw:text-style-name="P7" draw:layer="layout" svg:x1="48.326cm" svg:y1="21.006cm" svg:x2="48.15cm" svg:y2="21.279cm">
              <text:p/>
            </draw:line>
            <draw:path draw:style-name="gr8" draw:text-style-name="P7" draw:layer="layout" svg:width="0.122cm" svg:height="0.117cm" draw:transform="skewX (-0.124441975667196) rotate (-2.6778586713349) translate (48.326cm 21.3232895442359cm)" svg:viewBox="0 0 123 118" svg:d="M0 0c99 40 123 118 123 118">
              <text:p/>
            </draw:path>
          </draw:g>
          <draw:g>
            <draw:line draw:style-name="gr8" draw:text-style-name="P7" draw:layer="layout" svg:x1="41.551cm" svg:y1="22.912cm" svg:x2="41.551cm" svg:y2="22.613cm">
              <text:p/>
            </draw:line>
            <draw:path draw:style-name="gr8" draw:text-style-name="P7" draw:layer="layout" svg:width="0.336cm" svg:height="0.255cm" draw:transform="rotate (-1.70640840967486) translate (41.850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1.98cm" svg:y1="22.912cm" svg:x2="41.98cm" svg:y2="22.613cm">
              <text:p/>
            </draw:line>
            <draw:path draw:style-name="gr8" draw:text-style-name="P7" draw:layer="layout" svg:width="0.336cm" svg:height="0.255cm" draw:transform="rotate (-1.70640840967486) translate (42.279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2.435cm" svg:y1="22.912cm" svg:x2="42.435cm" svg:y2="22.613cm">
              <text:p/>
            </draw:line>
            <draw:path draw:style-name="gr8" draw:text-style-name="P7" draw:layer="layout" svg:width="0.336cm" svg:height="0.255cm" draw:transform="rotate (-1.70640840967486) translate (42.734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2.838cm" svg:y1="22.912cm" svg:x2="42.838cm" svg:y2="22.613cm">
              <text:p/>
            </draw:line>
            <draw:path draw:style-name="gr8" draw:text-style-name="P7" draw:layer="layout" svg:width="0.336cm" svg:height="0.255cm" draw:transform="rotate (-1.70640840967486) translate (43.137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3.28cm" svg:y1="22.912cm" svg:x2="43.28cm" svg:y2="22.613cm">
              <text:p/>
            </draw:line>
            <draw:path draw:style-name="gr8" draw:text-style-name="P7" draw:layer="layout" svg:width="0.336cm" svg:height="0.255cm" draw:transform="rotate (-1.70640840967486) translate (43.579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3.735cm" svg:y1="22.912cm" svg:x2="43.735cm" svg:y2="22.613cm">
              <text:p/>
            </draw:line>
            <draw:path draw:style-name="gr8" draw:text-style-name="P7" draw:layer="layout" svg:width="0.336cm" svg:height="0.255cm" draw:transform="rotate (-1.70640840967486) translate (44.034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4.164cm" svg:y1="22.912cm" svg:x2="44.164cm" svg:y2="22.613cm">
              <text:p/>
            </draw:line>
            <draw:path draw:style-name="gr8" draw:text-style-name="P7" draw:layer="layout" svg:width="0.336cm" svg:height="0.255cm" draw:transform="rotate (-1.70640840967486) translate (44.4630000017224cm 22.613000000235cm)" svg:viewBox="0 0 337 256" svg:d="M0 0c289 0 337 256 337 256">
              <text:p/>
            </draw:path>
          </draw:g>
          <draw:g>
            <draw:line draw:style-name="gr8" draw:text-style-name="P7" draw:layer="layout" svg:x1="45.23cm" svg:y1="22.194cm" svg:x2="45.575cm" svg:y2="22.194cm">
              <text:p/>
            </draw:line>
            <draw:path draw:style-name="gr8" draw:text-style-name="P7" draw:layer="layout" svg:width="0.386cm" svg:height="0.256cm" draw:transform="skewX (0.0368264472170804) rotate (3.02517919248177) translate (45.5747181071816cm 22.4929963449157cm)" svg:viewBox="0 0 387 257" svg:d="M0 0c332 0 387 257 387 257">
              <text:p/>
            </draw:path>
          </draw:g>
          <draw:g>
            <draw:line draw:style-name="gr8" draw:text-style-name="P7" draw:layer="layout" svg:x1="44.87cm" svg:y1="22.192cm" svg:x2="44.525cm" svg:y2="22.192cm">
              <text:p/>
            </draw:line>
            <draw:path draw:style-name="gr8" draw:text-style-name="P7" draw:layer="layout" svg:width="0.386cm" svg:height="0.256cm" draw:transform="skewX (-0.0368264472170803) rotate (-3.02552825833217) translate (44.9094539740021cm 22.4462063425846cm)" svg:viewBox="0 0 387 257" svg:d="M387 0c-333 1-387 257-387 257">
              <text:p/>
            </draw:path>
          </draw:g>
          <draw:g>
            <draw:line draw:style-name="gr8" draw:text-style-name="P7" draw:layer="layout" svg:x1="45.931cm" svg:y1="22.91cm" svg:x2="45.931cm" svg:y2="22.611cm">
              <text:p/>
            </draw:line>
            <draw:path draw:style-name="gr8" draw:text-style-name="P7" draw:layer="layout" svg:width="0.335cm" svg:height="0.255cm" draw:transform="rotate (1.70518667919846) translate (45.677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6.361cm" svg:y1="22.91cm" svg:x2="46.361cm" svg:y2="22.611cm">
              <text:p/>
            </draw:line>
            <draw:path draw:style-name="gr8" draw:text-style-name="P7" draw:layer="layout" svg:width="0.335cm" svg:height="0.255cm" draw:transform="rotate (1.70518667919846) translate (46.107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6.803cm" svg:y1="22.91cm" svg:x2="46.803cm" svg:y2="22.611cm">
              <text:p/>
            </draw:line>
            <draw:path draw:style-name="gr8" draw:text-style-name="P7" draw:layer="layout" svg:width="0.335cm" svg:height="0.255cm" draw:transform="rotate (1.70518667919846) translate (46.549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7.245cm" svg:y1="22.91cm" svg:x2="47.245cm" svg:y2="22.611cm">
              <text:p/>
            </draw:line>
            <draw:path draw:style-name="gr8" draw:text-style-name="P7" draw:layer="layout" svg:width="0.335cm" svg:height="0.255cm" draw:transform="rotate (1.70518667919846) translate (46.9910683766313cm 22.9443329024973cm)" svg:viewBox="0 0 336 256" svg:d="M336 0c-288 0-336 256-336 256">
              <text:p/>
            </draw:path>
          </draw:g>
          <draw:g>
            <draw:line draw:style-name="gr8" draw:text-style-name="P7" draw:layer="layout" svg:x1="47.05cm" svg:y1="21.534cm" svg:x2="47.476cm" svg:y2="21.534cm">
              <text:p/>
            </draw:line>
            <draw:path draw:style-name="gr8" draw:text-style-name="P7" draw:layer="layout" svg:width="0.479cm" svg:height="0.367cm" draw:transform="rotate (3.00737683411143) translate (47.476cm 21.963cm)" svg:viewBox="0 0 480 368" svg:d="M0 0c411 1 480 368 480 368">
              <text:p/>
            </draw:path>
          </draw:g>
          <draw:g>
            <draw:line draw:style-name="gr8" draw:text-style-name="P7" draw:layer="layout" svg:x1="41.702cm" svg:y1="21.525cm" svg:x2="41.276cm" svg:y2="21.525cm">
              <text:p/>
            </draw:line>
            <draw:path draw:style-name="gr8" draw:text-style-name="P7" draw:layer="layout" svg:width="0.479cm" svg:height="0.367cm" draw:transform="rotate (-3.00737683411143) translate (41.7515059468877cm 21.8898223027152cm)" svg:viewBox="0 0 480 368" svg:d="M480 0c-412 1-480 368-480 368">
              <text:p/>
            </draw:path>
          </draw:g>
          <draw:g>
            <draw:line draw:style-name="gr8" draw:text-style-name="P7" draw:layer="layout" svg:x1="41.173cm" svg:y1="22.489cm" svg:x2="41.173cm" svg:y2="22.063cm">
              <text:p/>
            </draw:line>
            <draw:path draw:style-name="gr8" draw:text-style-name="P7" draw:layer="layout" svg:width="0.479cm" svg:height="0.367cm" draw:transform="rotate (1.70501214627326) translate (40.8082380460424cm 22.5386421428719cm)" svg:viewBox="0 0 480 368" svg:d="M480 0c-412 1-480 368-480 368">
              <text:p/>
            </draw:path>
          </draw:g>
          <draw:g>
            <draw:line draw:style-name="gr8" draw:text-style-name="P7" draw:layer="layout" svg:x1="42.201cm" svg:y1="21.261cm" svg:x2="41.626cm" svg:y2="21.261cm">
              <text:p/>
            </draw:line>
            <draw:path draw:style-name="gr8" draw:text-style-name="P7" draw:layer="layout" svg:width="0.645cm" svg:height="0.435cm" draw:transform="skewX (0.0354301838154849) rotate (-0.116937059883621) translate (41.6263297428972cm 20.754005039522cm)" svg:viewBox="0 0 646 436" svg:d="M0 0c554 2 646 436 646 436">
              <text:p/>
            </draw:path>
          </draw:g>
          <draw:g>
            <draw:line draw:style-name="gr8" draw:text-style-name="P7" draw:layer="layout" svg:x1="46.4cm" svg:y1="21.261cm" svg:x2="46.975cm" svg:y2="21.261cm">
              <text:p/>
            </draw:line>
            <draw:path draw:style-name="gr8" draw:text-style-name="P7" draw:layer="layout" svg:width="0.645cm" svg:height="0.436cm" draw:transform="skewX (-0.0354301838154849) rotate (0.116762526958421) translate (46.3334433617286cm 20.8292184301971cm)" svg:viewBox="0 0 646 437" svg:d="M646 0c-554 2-646 437-646 437">
              <text:p/>
            </draw:path>
          </draw:g>
          <draw:g>
            <draw:line draw:style-name="gr8" draw:text-style-name="P7" draw:layer="layout" svg:x1="50.482cm" svg:y1="23.692cm" svg:x2="50.482cm" svg:y2="24.183cm">
              <text:p/>
            </draw:line>
            <draw:path draw:style-name="gr8" draw:text-style-name="P7" draw:layer="layout" svg:width="0.549cm" svg:height="0.368cm" draw:transform="skewX (0.0349065850398866) rotate (1.45420833276168) translate (50.053cm 24.183cm)" svg:viewBox="0 0 550 369" svg:d="M0 0c473 1 550 369 550 369">
              <text:p/>
            </draw:path>
          </draw:g>
          <draw:g>
            <draw:line draw:style-name="gr8" draw:text-style-name="P7" draw:layer="layout" svg:x1="52.588cm" svg:y1="23.692cm" svg:x2="52.588cm" svg:y2="24.183cm">
              <text:p/>
            </draw:line>
            <draw:path draw:style-name="gr8" draw:text-style-name="P7" draw:layer="layout" svg:width="0.549cm" svg:height="0.368cm" draw:transform="skewX (0.0349065850398866) rotate (1.45420833276168) translate (52.159cm 24.183cm)" svg:viewBox="0 0 550 369" svg:d="M0 0c473 1 550 369 550 369">
              <text:p/>
            </draw:path>
          </draw:g>
          <draw:g>
            <draw:line draw:style-name="gr8" draw:text-style-name="P7" draw:layer="layout" svg:x1="50.871cm" svg:y1="23.692cm" svg:x2="50.871cm" svg:y2="24.183cm">
              <text:p/>
            </draw:line>
            <draw:path draw:style-name="gr8" draw:text-style-name="P7" draw:layer="layout" svg:width="0.549cm" svg:height="0.368cm" draw:transform="skewX (-0.0345575191894877) rotate (-1.45403379983648) translate (51.2358813751707cm 23.6363608129365cm)" svg:viewBox="0 0 550 369" svg:d="M550 0c-473 1-550 369-550 369">
              <text:p/>
            </draw:path>
          </draw:g>
          <draw:g>
            <draw:line draw:style-name="gr8" draw:text-style-name="P7" draw:layer="layout" svg:x1="49.689cm" svg:y1="19.701cm" svg:x2="50.261cm" svg:y2="19.701cm">
              <text:p/>
            </draw:line>
            <draw:line draw:style-name="gr8" draw:text-style-name="P7" draw:layer="layout" svg:x1="51.223cm" svg:y1="19.701cm" svg:x2="51.795cm" svg:y2="19.701cm">
              <text:p/>
            </draw:line>
          </draw:g>
          <draw:g>
            <draw:line draw:style-name="gr8" draw:text-style-name="P7" draw:layer="layout" svg:x1="49.585cm" svg:y1="5.808cm" svg:x2="49.585cm" svg:y2="6.264cm">
              <text:p/>
            </draw:line>
            <draw:path draw:style-name="gr8" draw:text-style-name="P7" draw:layer="layout" svg:width="0.509cm" svg:height="0.367cm" draw:transform="skewX (0.0109955742875643) rotate (1.44478355480091) translate (49.1556390533552cm 6.2642974536268cm)" svg:viewBox="0 0 510 368" svg:d="M0 0c440 1 510 368 510 368">
              <text:p/>
            </draw:path>
          </draw:g>
          <draw:g>
            <draw:line draw:style-name="gr8" draw:text-style-name="P7" draw:layer="layout" svg:x1="47.661cm" svg:y1="6.787cm" svg:x2="47.252cm" svg:y2="6.584cm">
              <text:p/>
            </draw:line>
            <draw:path draw:style-name="gr8" draw:text-style-name="P7" draw:layer="layout" svg:width="0.51cm" svg:height="0.367cm" draw:transform="skewX (-0.0130899693899574) rotate (2.80736210183288) translate (47.5446401785864cm 7.1362191388692cm)" svg:viewBox="0 0 511 368" svg:d="M511 0c-440 1-511 368-511 368">
              <text:p/>
            </draw:path>
          </draw:g>
          <draw:g>
            <draw:line draw:style-name="gr8" draw:text-style-name="P7" draw:layer="layout" svg:x1="46.185cm" svg:y1="9.719cm" svg:x2="45.776cm" svg:y2="9.516cm">
              <text:p/>
            </draw:line>
            <draw:path draw:style-name="gr8" draw:text-style-name="P7" draw:layer="layout" svg:width="0.509cm" svg:height="0.367cm" draw:transform="skewX (0.0109955742875643) rotate (-0.586256095744896) translate (45.9666700349106cm 9.13154250476011cm)" svg:viewBox="0 0 510 368" svg:d="M0 0c440 1 510 368 510 368">
              <text:p/>
            </draw:path>
          </draw:g>
          <draw:g>
            <draw:line draw:style-name="gr8" draw:text-style-name="P7" draw:layer="layout" svg:x1="52.482cm" svg:y1="5.778cm" svg:x2="52.026cm" svg:y2="5.778cm">
              <text:p/>
            </draw:line>
            <draw:path draw:style-name="gr8" draw:text-style-name="P7" draw:layer="layout" svg:width="0.509cm" svg:height="0.367cm" draw:transform="skewX (0.0109955742875643) rotate (-0.126012771993991) translate (52.0259817423469cm 5.34864392673902cm)" svg:viewBox="0 0 510 368" svg:d="M0 0c440 1 510 368 510 368">
              <text:p/>
            </draw:path>
          </draw:g>
          <draw:g>
            <draw:line draw:style-name="gr8" draw:text-style-name="P7" draw:layer="layout" svg:x1="40.225cm" svg:y1="5.856cm" svg:x2="40.681cm" svg:y2="5.856cm">
              <text:p/>
            </draw:line>
            <draw:path draw:style-name="gr8" draw:text-style-name="P7" draw:layer="layout" svg:width="0.509cm" svg:height="0.368cm" draw:transform="skewX (-0.011693705988362) rotate (0.125489173218392) translate (40.1748883225045cm 5.4908021916802cm)" svg:viewBox="0 0 510 369" svg:d="M510 0c-439 1-510 369-510 369">
              <text:p/>
            </draw:path>
          </draw:g>
          <draw:g>
            <draw:g>
              <draw:polygon draw:style-name="gr151" draw:text-style-name="P15" draw:layer="layout" svg:width="16.449cm" svg:height="12.139cm" svg:x="26.87cm" svg:y="17.451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      <text:p/>
              </draw:polygon>
              <draw:polygon draw:style-name="gr152" draw:text-style-name="P16" draw:layer="layout" svg:width="15.595cm" svg:height="11.389cm" svg:x="19.82cm" svg:y="18.201cm" svg:viewBox="0 0 15596 11390" draw:points="12189,11390 0,11385 0,2250 1800,2250 1800,0 7050,0 10450,3100 10033,3649 10025,5977 15044,5968 15044,6995 15096,6995 15100,8752 15596,8744 15479,9355 15243,9500 15250,9718 12189,9718">
                <text:p/>
              </draw:polygon>
              <draw:polygon draw:style-name="gr153" draw:text-style-name="P17" draw:layer="layout" svg:width="19.449cm" svg:height="18.108cm" svg:x="19.82cm" svg:y="2.342cm" svg:viewBox="0 0 19450 18109" draw:points="0,18109 30,4 19450,0 19450,1715 15231,1715 15231,5209 5232,5209 5232,9565 10917,9573 10916,12809 11032,13191 11560,13891 13700,15109 13700,15859 7050,15859 1800,15859 1800,18109">
                <text:p/>
              </draw:polygon>
              <draw:polygon draw:style-name="gr154" draw:text-style-name="P18" draw:layer="layout" svg:width="19.728cm" svg:height="12.905cm" svg:x="38.67cm" svg:y="1cm" svg:viewBox="0 0 19729 12906" draw:points="10692,5251 10951,5251 10951,7164 7800,7164 6900,8901 6350,8901 6350,10901 0,10901 0,12906 10558,12898 10558,12751 12750,12751 12750,12401 14550,12801 17672,10701 18500,9501 18860,8151 19729,7 8974,0 8974,1351 10692,3056">
                <text:p/>
              </draw:polygon>
              <draw:polygon draw:style-name="gr155" draw:text-style-name="P19" draw:layer="layout" svg:width="18.883cm" svg:height="11.565cm" svg:x="30.737cm" svg:y="2.342cm" svg:viewBox="0 0 18884 11566" draw:points="18625,3909 18625,1714 16907,9 8533,0 8533,1714 4314,1715 4314,9572 0,9572 0,11564 7933,11566 7933,9559 14283,9559 14283,7559 14833,7559 15733,5822 18884,5822 18884,3909">
                <text:p/>
              </draw:polygon>
              <draw:polygon draw:style-name="gr156" draw:text-style-name="P20" draw:layer="layout" svg:width="16.904cm" svg:height="16.185cm" svg:x="39.437cm" svg:y="13.401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      <text:p/>
              </draw:polygon>
            </draw:g>
            <draw:line draw:style-name="gr7" draw:text-style-name="P7" draw:layer="layout" svg:x1="45.52cm" svg:y1="13.907cm" svg:x2="45.52cm" svg:y2="11.901cm">
              <text:p/>
            </draw:line>
            <draw:line draw:style-name="gr7" draw:text-style-name="P7" draw:layer="layout" svg:x1="45.52cm" svg:y1="11.901cm" svg:x2="49.22cm" svg:y2="11.901cm">
              <text:p/>
            </draw:line>
            <draw:line draw:style-name="gr7" draw:text-style-name="P7" draw:layer="layout" svg:x1="49.22cm" svg:y1="11.901cm" svg:x2="49.22cm" svg:y2="13.906cm">
              <text:p/>
            </draw:line>
            <draw:line draw:style-name="gr7" draw:text-style-name="P7" draw:layer="layout" svg:x1="49.22cm" svg:y1="13.906cm" svg:x2="48.971cm" svg:y2="13.906cm">
              <text:p/>
            </draw:line>
            <draw:line draw:style-name="gr7" draw:text-style-name="P7" draw:layer="layout" svg:x1="40.42cm" svg:y1="22.051cm" svg:x2="40.42cm" svg:y2="19.701cm">
              <text:p/>
            </draw:line>
            <draw:line draw:style-name="gr7" draw:text-style-name="P7" draw:layer="layout" svg:x1="40.07cm" svg:y1="20.151cm" svg:x2="40.42cm" svg:y2="20.151cm">
              <text:p/>
            </draw:line>
            <draw:line draw:style-name="gr7" draw:text-style-name="P7" draw:layer="layout" svg:x1="41.27cm" svg:y1="21.401cm" svg:x2="41.27cm" svg:y2="23.401cm">
              <text:p/>
            </draw:line>
            <draw:line draw:style-name="gr7" draw:text-style-name="P7" draw:layer="layout" svg:x1="40.07cm" svg:y1="22.051cm" svg:x2="41.27cm" svg:y2="22.051cm">
              <text:p/>
            </draw:line>
            <draw:line draw:style-name="gr7" draw:text-style-name="P7" draw:layer="layout" svg:x1="44.52cm" svg:y1="22.601cm" svg:x2="41.27cm" svg:y2="22.601cm">
              <text:p/>
            </draw:line>
            <draw:line draw:style-name="gr7" draw:text-style-name="P7" draw:layer="layout" svg:x1="41.47cm" svg:y1="22.601cm" svg:x2="41.47cm" svg:y2="23.401cm">
              <text:p/>
            </draw:line>
            <draw:line draw:style-name="gr7" draw:text-style-name="P7" draw:layer="layout" svg:x1="41.92cm" svg:y1="22.601cm" svg:x2="41.92cm" svg:y2="23.401cm">
              <text:p/>
            </draw:line>
            <draw:line draw:style-name="gr7" draw:text-style-name="P7" draw:layer="layout" svg:x1="42.37cm" svg:y1="22.601cm" svg:x2="42.37cm" svg:y2="23.401cm">
              <text:p/>
            </draw:line>
            <draw:line draw:style-name="gr7" draw:text-style-name="P7" draw:layer="layout" svg:x1="42.77cm" svg:y1="22.606cm" svg:x2="42.77cm" svg:y2="23.406cm">
              <text:p/>
            </draw:line>
            <draw:line draw:style-name="gr7" draw:text-style-name="P7" draw:layer="layout" svg:x1="43.22cm" svg:y1="22.601cm" svg:x2="43.22cm" svg:y2="23.401cm">
              <text:p/>
            </draw:line>
            <draw:line draw:style-name="gr7" draw:text-style-name="P7" draw:layer="layout" svg:x1="43.67cm" svg:y1="22.606cm" svg:x2="43.67cm" svg:y2="23.406cm">
              <text:p/>
            </draw:line>
            <draw:line draw:style-name="gr7" draw:text-style-name="P7" draw:layer="layout" svg:x1="44.07cm" svg:y1="22.601cm" svg:x2="44.07cm" svg:y2="23.401cm">
              <text:p/>
            </draw:line>
            <draw:line draw:style-name="gr7" draw:text-style-name="P7" draw:layer="layout" svg:x1="44.52cm" svg:y1="21.401cm" svg:x2="44.52cm" svg:y2="23.401cm">
              <text:p/>
            </draw:line>
            <draw:line draw:style-name="gr7" draw:text-style-name="P7" draw:layer="layout" svg:x1="42.72cm" svg:y1="21.951cm" svg:x2="41.87cm" svg:y2="21.951cm">
              <text:p/>
            </draw:line>
            <draw:line draw:style-name="gr7" draw:text-style-name="P7" draw:layer="layout" svg:x1="41.87cm" svg:y1="21.401cm" svg:x2="41.87cm" svg:y2="21.951cm">
              <text:p/>
            </draw:line>
            <draw:line draw:style-name="gr7" draw:text-style-name="P7" draw:layer="layout" svg:x1="42.72cm" svg:y1="21.401cm" svg:x2="42.72cm" svg:y2="21.951cm">
              <text:p/>
            </draw:line>
            <draw:line draw:style-name="gr7" draw:text-style-name="P7" draw:layer="layout" svg:x1="41.07cm" svg:y1="20.451cm" svg:x2="41.62cm" svg:y2="20.451cm">
              <text:p/>
            </draw:line>
            <draw:line draw:style-name="gr7" draw:text-style-name="P7" draw:layer="layout" svg:x1="41.07cm" svg:y1="20.451cm" svg:x2="41.07cm" svg:y2="19.701cm">
              <text:p/>
            </draw:line>
            <draw:line draw:style-name="gr7" draw:text-style-name="P7" draw:layer="layout" svg:x1="45.57cm" svg:y1="21.401cm" svg:x2="45.57cm" svg:y2="23.401cm">
              <text:p/>
            </draw:line>
            <draw:line draw:style-name="gr7" draw:text-style-name="P7" draw:layer="layout" svg:x1="45.57cm" svg:y1="22.101cm" svg:x2="44.52cm" svg:y2="22.101cm">
              <text:p/>
            </draw:line>
            <draw:line draw:style-name="gr7" draw:text-style-name="P7" draw:layer="layout" svg:x1="45.97cm" svg:y1="22.601cm" svg:x2="45.97cm" svg:y2="23.401cm">
              <text:p/>
            </draw:line>
            <draw:line draw:style-name="gr7" draw:text-style-name="P7" draw:layer="layout" svg:x1="46.42cm" svg:y1="22.601cm" svg:x2="46.42cm" svg:y2="23.401cm">
              <text:p/>
            </draw:line>
            <draw:line draw:style-name="gr7" draw:text-style-name="P7" draw:layer="layout" svg:x1="47.32cm" svg:y1="22.601cm" svg:x2="45.57cm" svg:y2="22.601cm">
              <text:p/>
            </draw:line>
            <draw:line draw:style-name="gr7" draw:text-style-name="P7" draw:layer="layout" svg:x1="46.87cm" svg:y1="22.601cm" svg:x2="46.87cm" svg:y2="23.401cm">
              <text:p/>
            </draw:line>
            <draw:line draw:style-name="gr7" draw:text-style-name="P7" draw:layer="layout" svg:x1="47.32cm" svg:y1="22.601cm" svg:x2="47.32cm" svg:y2="23.401cm">
              <text:p/>
            </draw:line>
            <draw:line draw:style-name="gr7" draw:text-style-name="P7" draw:layer="layout" svg:x1="45.92cm" svg:y1="21.601cm" svg:x2="45.92cm" svg:y2="21.951cm">
              <text:p/>
            </draw:line>
            <draw:line draw:style-name="gr7" draw:text-style-name="P7" draw:layer="layout" svg:x1="46.27cm" svg:y1="21.601cm" svg:x2="46.27cm" svg:y2="21.951cm">
              <text:p/>
            </draw:line>
            <draw:line draw:style-name="gr7" draw:text-style-name="P7" draw:layer="layout" svg:x1="46.67cm" svg:y1="21.601cm" svg:x2="45.57cm" svg:y2="21.601cm">
              <text:p/>
            </draw:line>
            <draw:line draw:style-name="gr7" draw:text-style-name="P7" draw:layer="layout" svg:x1="46.67cm" svg:y1="21.401cm" svg:x2="46.67cm" svg:y2="21.951cm">
              <text:p/>
            </draw:line>
            <draw:line draw:style-name="gr7" draw:text-style-name="P7" draw:layer="layout" svg:x1="46.87cm" svg:y1="21.401cm" svg:x2="46.87cm" svg:y2="21.951cm">
              <text:p/>
            </draw:line>
            <draw:line draw:style-name="gr7" draw:text-style-name="P7" draw:layer="layout" svg:x1="46.87cm" svg:y1="21.951cm" svg:x2="46.67cm" svg:y2="21.951cm">
              <text:p/>
            </draw:line>
            <draw:line draw:style-name="gr7" draw:text-style-name="P7" draw:layer="layout" svg:x1="47.47cm" svg:y1="22.001cm" svg:x2="47.47cm" svg:y2="21.401cm">
              <text:p/>
            </draw:line>
            <draw:line draw:style-name="gr7" draw:text-style-name="P7" draw:layer="layout" svg:x1="47.47cm" svg:y1="22.001cm" svg:x2="48.67cm" svg:y2="22.001cm">
              <text:p/>
            </draw:line>
            <draw:line draw:style-name="gr7" draw:text-style-name="P7" draw:layer="layout" svg:x1="48.32cm" svg:y1="22.001cm" svg:x2="48.32cm" svg:y2="19.701cm">
              <text:p/>
            </draw:line>
            <draw:line draw:style-name="gr7" draw:text-style-name="P7" draw:layer="layout" svg:x1="46.97cm" svg:y1="20.451cm" svg:x2="47.52cm" svg:y2="20.451cm">
              <text:p/>
            </draw:line>
            <draw:line draw:style-name="gr7" draw:text-style-name="P7" draw:layer="layout" svg:x1="47.52cm" svg:y1="20.451cm" svg:x2="47.52cm" svg:y2="19.701cm">
              <text:p/>
            </draw:line>
            <draw:g>
              <draw:g>
                <draw:line draw:style-name="gr7" draw:text-style-name="P7" draw:layer="layout" svg:x1="43.012cm" svg:y1="20.451cm" svg:x2="43.012cm" svg:y2="19.801cm">
                  <text:p/>
                </draw:line>
                <draw:line draw:style-name="gr7" draw:text-style-name="P7" draw:layer="layout" svg:x1="43.128cm" svg:y1="20.451cm" svg:x2="43.128cm" svg:y2="19.801cm">
                  <text:p/>
                </draw:line>
                <draw:line draw:style-name="gr7" draw:text-style-name="P7" draw:layer="layout" svg:x1="43.245cm" svg:y1="20.451cm" svg:x2="43.245cm" svg:y2="19.801cm">
                  <text:p/>
                </draw:line>
                <draw:line draw:style-name="gr7" draw:text-style-name="P7" draw:layer="layout" svg:x1="43.362cm" svg:y1="20.451cm" svg:x2="43.362cm" svg:y2="19.801cm">
                  <text:p/>
                </draw:line>
                <draw:line draw:style-name="gr7" draw:text-style-name="P7" draw:layer="layout" svg:x1="43.478cm" svg:y1="20.451cm" svg:x2="43.478cm" svg:y2="19.801cm">
                  <text:p/>
                </draw:line>
                <draw:line draw:style-name="gr7" draw:text-style-name="P7" draw:layer="layout" svg:x1="43.595cm" svg:y1="20.451cm" svg:x2="43.595cm" svg:y2="19.801cm">
                  <text:p/>
                </draw:line>
                <draw:line draw:style-name="gr7" draw:text-style-name="P7" draw:layer="layout" svg:x1="43.712cm" svg:y1="20.451cm" svg:x2="43.712cm" svg:y2="19.801cm">
                  <text:p/>
                </draw:line>
                <draw:line draw:style-name="gr7" draw:text-style-name="P7" draw:layer="layout" svg:x1="43.828cm" svg:y1="20.451cm" svg:x2="43.828cm" svg:y2="19.801cm">
                  <text:p/>
                </draw:line>
                <draw:line draw:style-name="gr7" draw:text-style-name="P7" draw:layer="layout" svg:x1="43.945cm" svg:y1="20.451cm" svg:x2="43.945cm" svg:y2="19.801cm">
                  <text:p/>
                </draw:line>
                <draw:line draw:style-name="gr7" draw:text-style-name="P7" draw:layer="layout" svg:x1="44.062cm" svg:y1="20.451cm" svg:x2="44.062cm" svg:y2="19.801cm">
                  <text:p/>
                </draw:line>
                <draw:line draw:style-name="gr7" draw:text-style-name="P7" draw:layer="layout" svg:x1="44.178cm" svg:y1="20.451cm" svg:x2="44.178cm" svg:y2="19.801cm">
                  <text:p/>
                </draw:line>
                <draw:line draw:style-name="gr7" draw:text-style-name="P7" draw:layer="layout" svg:x1="44.295cm" svg:y1="20.451cm" svg:x2="44.295cm" svg:y2="19.801cm">
                  <text:p/>
                </draw:line>
                <draw:line draw:style-name="gr7" draw:text-style-name="P7" draw:layer="layout" svg:x1="44.412cm" svg:y1="20.451cm" svg:x2="44.412cm" svg:y2="19.801cm">
                  <text:p/>
                </draw:line>
                <draw:line draw:style-name="gr7" draw:text-style-name="P7" draw:layer="layout" svg:x1="44.528cm" svg:y1="20.451cm" svg:x2="44.528cm" svg:y2="19.801cm">
                  <text:p/>
                </draw:line>
                <draw:line draw:style-name="gr7" draw:text-style-name="P7" draw:layer="layout" svg:x1="44.645cm" svg:y1="20.451cm" svg:x2="44.645cm" svg:y2="19.801cm">
                  <text:p/>
                </draw:line>
                <draw:line draw:style-name="gr7" draw:text-style-name="P7" draw:layer="layout" svg:x1="44.762cm" svg:y1="20.451cm" svg:x2="44.762cm" svg:y2="19.801cm">
                  <text:p/>
                </draw:line>
                <draw:line draw:style-name="gr7" draw:text-style-name="P7" draw:layer="layout" svg:x1="44.878cm" svg:y1="20.451cm" svg:x2="44.878cm" svg:y2="19.801cm">
                  <text:p/>
                </draw:line>
                <draw:line draw:style-name="gr7" draw:text-style-name="P7" draw:layer="layout" svg:x1="44.995cm" svg:y1="20.451cm" svg:x2="44.995cm" svg:y2="19.801cm">
                  <text:p/>
                </draw:line>
                <draw:line draw:style-name="gr7" draw:text-style-name="P7" draw:layer="layout" svg:x1="45.112cm" svg:y1="20.451cm" svg:x2="45.112cm" svg:y2="19.801cm">
                  <text:p/>
                </draw:line>
                <draw:line draw:style-name="gr7" draw:text-style-name="P7" draw:layer="layout" svg:x1="45.228cm" svg:y1="20.451cm" svg:x2="45.228cm" svg:y2="19.801cm">
                  <text:p/>
                </draw:line>
                <draw:line draw:style-name="gr7" draw:text-style-name="P7" draw:layer="layout" svg:x1="45.345cm" svg:y1="20.451cm" svg:x2="45.345cm" svg:y2="19.801cm">
                  <text:p/>
                </draw:line>
                <draw:line draw:style-name="gr7" draw:text-style-name="P7" draw:layer="layout" svg:x1="45.462cm" svg:y1="20.451cm" svg:x2="45.462cm" svg:y2="19.801cm">
                  <text:p/>
                </draw:line>
                <draw:line draw:style-name="gr7" draw:text-style-name="P7" draw:layer="layout" svg:x1="45.578cm" svg:y1="20.451cm" svg:x2="45.578cm" svg:y2="19.801cm">
                  <text:p/>
                </draw:line>
                <draw:line draw:style-name="gr7" draw:text-style-name="P7" draw:layer="layout" svg:x1="45.695cm" svg:y1="20.451cm" svg:x2="45.695cm" svg:y2="19.801cm">
                  <text:p/>
                </draw:line>
                <draw:line draw:style-name="gr7" draw:text-style-name="P7" draw:layer="layout" svg:x1="42.895cm" svg:y1="21.301cm" svg:x2="42.895cm" svg:y2="20.651cm">
                  <text:p/>
                </draw:line>
                <draw:line draw:style-name="gr7" draw:text-style-name="P7" draw:layer="layout" svg:x1="43.012cm" svg:y1="21.301cm" svg:x2="43.012cm" svg:y2="20.651cm">
                  <text:p/>
                </draw:line>
                <draw:line draw:style-name="gr7" draw:text-style-name="P7" draw:layer="layout" svg:x1="43.128cm" svg:y1="21.301cm" svg:x2="43.128cm" svg:y2="20.651cm">
                  <text:p/>
                </draw:line>
                <draw:line draw:style-name="gr7" draw:text-style-name="P7" draw:layer="layout" svg:x1="43.245cm" svg:y1="21.301cm" svg:x2="43.245cm" svg:y2="20.651cm">
                  <text:p/>
                </draw:line>
                <draw:line draw:style-name="gr7" draw:text-style-name="P7" draw:layer="layout" svg:x1="43.362cm" svg:y1="21.301cm" svg:x2="43.362cm" svg:y2="20.651cm">
                  <text:p/>
                </draw:line>
                <draw:line draw:style-name="gr7" draw:text-style-name="P7" draw:layer="layout" svg:x1="43.478cm" svg:y1="21.301cm" svg:x2="43.478cm" svg:y2="20.651cm">
                  <text:p/>
                </draw:line>
                <draw:line draw:style-name="gr7" draw:text-style-name="P7" draw:layer="layout" svg:x1="43.595cm" svg:y1="21.301cm" svg:x2="43.595cm" svg:y2="20.651cm">
                  <text:p/>
                </draw:line>
                <draw:line draw:style-name="gr7" draw:text-style-name="P7" draw:layer="layout" svg:x1="43.712cm" svg:y1="21.301cm" svg:x2="43.712cm" svg:y2="20.651cm">
                  <text:p/>
                </draw:line>
                <draw:line draw:style-name="gr7" draw:text-style-name="P7" draw:layer="layout" svg:x1="43.828cm" svg:y1="21.301cm" svg:x2="43.828cm" svg:y2="20.651cm">
                  <text:p/>
                </draw:line>
                <draw:line draw:style-name="gr7" draw:text-style-name="P7" draw:layer="layout" svg:x1="43.945cm" svg:y1="21.301cm" svg:x2="43.945cm" svg:y2="20.651cm">
                  <text:p/>
                </draw:line>
                <draw:line draw:style-name="gr7" draw:text-style-name="P7" draw:layer="layout" svg:x1="44.062cm" svg:y1="21.301cm" svg:x2="44.062cm" svg:y2="20.651cm">
                  <text:p/>
                </draw:line>
                <draw:line draw:style-name="gr7" draw:text-style-name="P7" draw:layer="layout" svg:x1="44.178cm" svg:y1="21.301cm" svg:x2="44.178cm" svg:y2="20.651cm">
                  <text:p/>
                </draw:line>
                <draw:line draw:style-name="gr7" draw:text-style-name="P7" draw:layer="layout" svg:x1="44.295cm" svg:y1="21.301cm" svg:x2="44.295cm" svg:y2="20.651cm">
                  <text:p/>
                </draw:line>
                <draw:line draw:style-name="gr7" draw:text-style-name="P7" draw:layer="layout" svg:x1="44.412cm" svg:y1="21.301cm" svg:x2="44.412cm" svg:y2="20.651cm">
                  <text:p/>
                </draw:line>
                <draw:line draw:style-name="gr7" draw:text-style-name="P7" draw:layer="layout" svg:x1="44.528cm" svg:y1="21.301cm" svg:x2="44.528cm" svg:y2="20.651cm">
                  <text:p/>
                </draw:line>
                <draw:line draw:style-name="gr7" draw:text-style-name="P7" draw:layer="layout" svg:x1="44.645cm" svg:y1="21.301cm" svg:x2="44.645cm" svg:y2="20.651cm">
                  <text:p/>
                </draw:line>
                <draw:line draw:style-name="gr7" draw:text-style-name="P7" draw:layer="layout" svg:x1="44.762cm" svg:y1="21.301cm" svg:x2="44.762cm" svg:y2="20.651cm">
                  <text:p/>
                </draw:line>
                <draw:line draw:style-name="gr7" draw:text-style-name="P7" draw:layer="layout" svg:x1="44.878cm" svg:y1="21.301cm" svg:x2="44.878cm" svg:y2="20.651cm">
                  <text:p/>
                </draw:line>
                <draw:line draw:style-name="gr7" draw:text-style-name="P7" draw:layer="layout" svg:x1="44.995cm" svg:y1="21.301cm" svg:x2="44.995cm" svg:y2="20.651cm">
                  <text:p/>
                </draw:line>
                <draw:line draw:style-name="gr7" draw:text-style-name="P7" draw:layer="layout" svg:x1="45.112cm" svg:y1="21.301cm" svg:x2="45.112cm" svg:y2="20.651cm">
                  <text:p/>
                </draw:line>
                <draw:line draw:style-name="gr7" draw:text-style-name="P7" draw:layer="layout" svg:x1="45.228cm" svg:y1="21.301cm" svg:x2="45.228cm" svg:y2="20.651cm">
                  <text:p/>
                </draw:line>
                <draw:line draw:style-name="gr7" draw:text-style-name="P7" draw:layer="layout" svg:x1="45.345cm" svg:y1="21.301cm" svg:x2="45.345cm" svg:y2="20.651cm">
                  <text:p/>
                </draw:line>
                <draw:line draw:style-name="gr7" draw:text-style-name="P7" draw:layer="layout" svg:x1="45.462cm" svg:y1="21.301cm" svg:x2="45.462cm" svg:y2="20.651cm">
                  <text:p/>
                </draw:line>
                <draw:line draw:style-name="gr7" draw:text-style-name="P7" draw:layer="layout" svg:x1="45.578cm" svg:y1="21.301cm" svg:x2="45.578cm" svg:y2="20.651cm">
                  <text:p/>
                </draw:line>
                <draw:line draw:style-name="gr7" draw:text-style-name="P7" draw:layer="layout" svg:x1="45.695cm" svg:y1="21.301cm" svg:x2="45.695cm" svg:y2="20.651cm">
                  <text:p/>
                </draw:line>
                <draw:line draw:style-name="gr7" draw:text-style-name="P7" draw:layer="layout" svg:x1="42.895cm" svg:y1="20.451cm" svg:x2="42.895cm" svg:y2="19.801cm">
                  <text:p/>
                </draw:line>
              </draw:g>
              <draw:g>
                <draw:line draw:style-name="gr7" draw:text-style-name="P7" draw:layer="layout" svg:x1="42.62cm" svg:y1="19.801cm" svg:x2="45.97cm" svg:y2="19.801cm">
                  <text:p/>
                </draw:line>
                <draw:line draw:style-name="gr7" draw:text-style-name="P7" draw:layer="layout" svg:x1="42.62cm" svg:y1="21.301cm" svg:x2="45.97cm" svg:y2="21.301cm">
                  <text:p/>
                </draw:line>
              </draw:g>
              <draw:g>
                <draw:line draw:style-name="gr7" draw:text-style-name="P7" draw:layer="layout" svg:x1="42.72cm" svg:y1="20.451cm" svg:x2="45.87cm" svg:y2="20.451cm">
                  <text:p/>
                </draw:line>
                <draw:line draw:style-name="gr7" draw:text-style-name="P7" draw:layer="layout" svg:x1="42.72cm" svg:y1="20.651cm" svg:x2="45.87cm" svg:y2="20.651cm">
                  <text:p/>
                </draw:line>
                <draw:line draw:style-name="gr7" draw:text-style-name="P7" draw:layer="layout" svg:x1="42.72cm" svg:y1="20.451cm" svg:x2="42.72cm" svg:y2="20.651cm">
                  <text:p/>
                </draw:line>
                <draw:line draw:style-name="gr7" draw:text-style-name="P7" draw:layer="layout" svg:x1="45.87cm" svg:y1="20.451cm" svg:x2="45.87cm" svg:y2="20.651cm">
                  <text:p/>
                </draw:line>
              </draw:g>
            </draw:g>
            <draw:line draw:style-name="gr7" draw:text-style-name="P7" draw:layer="layout" svg:x1="46.97cm" svg:y1="21.401cm" svg:x2="46.97cm" svg:y2="20.701cm">
              <text:p/>
            </draw:line>
            <draw:line draw:style-name="gr7" draw:text-style-name="P7" draw:layer="layout" svg:x1="40.37cm" svg:y1="23.401cm" svg:x2="40.37cm" svg:y2="24.17cm">
              <text:p/>
            </draw:line>
            <draw:line draw:style-name="gr7" draw:text-style-name="P7" draw:layer="layout" svg:x1="42.82cm" svg:y1="23.401cm" svg:x2="42.82cm" svg:y2="24.17cm">
              <text:p/>
            </draw:line>
            <draw:line draw:style-name="gr7" draw:text-style-name="P7" draw:layer="layout" svg:x1="45.47cm" svg:y1="23.401cm" svg:x2="45.47cm" svg:y2="24.17cm">
              <text:p/>
            </draw:line>
            <draw:line draw:style-name="gr7" draw:text-style-name="P7" draw:layer="layout" svg:x1="47.02cm" svg:y1="23.401cm" svg:x2="47.02cm" svg:y2="24.17cm">
              <text:p/>
            </draw:line>
            <draw:line draw:style-name="gr7" draw:text-style-name="P7" draw:layer="layout" svg:x1="40.07cm" svg:y1="23.451cm" svg:x2="48.67cm" svg:y2="23.451cm">
              <text:p/>
            </draw:line>
            <draw:line draw:style-name="gr7" draw:text-style-name="P7" draw:layer="layout" svg:x1="41.62cm" svg:y1="21.401cm" svg:x2="41.62cm" svg:y2="20.701cm">
              <text:p/>
            </draw:line>
            <draw:line draw:style-name="gr7" draw:text-style-name="P7" draw:layer="layout" svg:x1="48.32cm" svg:y1="20.151cm" svg:x2="48.67cm" svg:y2="20.151cm">
              <text:p/>
            </draw:line>
            <draw:line draw:style-name="gr7" draw:text-style-name="P7" draw:layer="layout" svg:x1="48.32cm" svg:y1="20.951cm" svg:x2="48.67cm" svg:y2="20.951cm">
              <text:p/>
            </draw:line>
            <draw:g>
              <draw:line draw:style-name="gr8" draw:text-style-name="P7" draw:layer="layout" svg:x1="40.42cm" svg:y1="20.151cm" svg:x2="40.596cm" svg:y2="19.832cm">
                <text:p/>
              </draw:line>
              <draw:path draw:style-name="gr8" draw:text-style-name="P7" draw:layer="layout" svg:width="0.125cm" svg:height="0.133cm" draw:transform="rotate (0.529707427980279) translate (40.42cm 19.78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0.15cm" svg:x2="40.596cm" svg:y2="20.512cm">
                <text:p/>
              </draw:line>
              <draw:path draw:style-name="gr8" draw:text-style-name="P7" draw:layer="layout" svg:width="0.13cm" svg:height="0.146cm" draw:transform="skewX (-0.118158790360016) rotate (2.5551620249197) translate (40.5294070173172cm 20.643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2cm" svg:y1="20.995cm" svg:x2="40.596cm" svg:y2="20.633cm">
                <text:p/>
              </draw:line>
              <draw:path draw:style-name="gr8" draw:text-style-name="P7" draw:layer="layout" svg:width="0.13cm" svg:height="0.145cm" draw:transform="skewX (0.114319066005629) rotate (0.583289036016505) translate (40.42cm 20.5742680965147cm)" svg:viewBox="0 0 131 146" svg:d="M0 0c106 49 131 146 131 146">
                <text:p/>
              </draw:path>
            </draw:g>
            <draw:g>
              <draw:line draw:style-name="gr8" draw:text-style-name="P7" draw:layer="layout" svg:x1="40.42cm" svg:y1="21.366cm" svg:x2="40.596cm" svg:y2="21.047cm">
                <text:p/>
              </draw:line>
              <draw:path draw:style-name="gr8" draw:text-style-name="P7" draw:layer="layout" svg:width="0.125cm" svg:height="0.133cm" draw:transform="rotate (0.529707427980279) translate (40.42cm 20.995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1.99cm" svg:x2="40.544cm" svg:y2="21.768cm">
                <text:p/>
              </draw:line>
              <draw:path draw:style-name="gr8" draw:text-style-name="P7" draw:layer="layout" svg:width="0.086cm" svg:height="0.093cm" draw:transform="skewX (-0.0256563400043167) rotate (0.525169571925094) translate (40.42cm 21.7313941018767cm)" svg:viewBox="0 0 87 94" svg:d="M0 0c71 31 87 94 87 94">
                <text:p/>
              </draw:path>
            </draw:g>
            <draw:g>
              <draw:line draw:style-name="gr8" draw:text-style-name="P7" draw:layer="layout" svg:x1="40.42cm" svg:y1="21.47cm" svg:x2="40.544cm" svg:y2="21.692cm">
                <text:p/>
              </draw:line>
              <draw:path draw:style-name="gr8" draw:text-style-name="P7" draw:layer="layout" svg:width="0.086cm" svg:height="0.093cm" draw:transform="skewX (0.0263544717051144) rotate (2.6164230816647) translate (40.494974249406cm 21.7720494695661cm)" svg:viewBox="0 0 87 94" svg:d="M87 0c-72 31-87 94-87 94">
                <text:p/>
              </draw:path>
            </draw:g>
            <draw:g>
              <draw:line draw:style-name="gr8" draw:text-style-name="P7" draw:layer="layout" svg:x1="48.32cm" svg:y1="20.151cm" svg:x2="48.144cm" svg:y2="19.832cm">
                <text:p/>
              </draw:line>
              <draw:path draw:style-name="gr8" draw:text-style-name="P7" draw:layer="layout" svg:width="0.125cm" svg:height="0.133cm" draw:transform="rotate (-0.52970742798028) translate (48.2116081453293cm 19.716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2cm" svg:y1="20.15cm" svg:x2="48.144cm" svg:y2="20.512cm">
                <text:p/>
              </draw:line>
              <draw:path draw:style-name="gr8" draw:text-style-name="P7" draw:layer="layout" svg:width="0.13cm" svg:height="0.145cm" draw:transform="skewX (0.114319066005629) rotate (-2.55830361757329) translate (48.32cm 20.5707319034853cm)" svg:viewBox="0 0 131 146" svg:d="M0 0c106 49 131 146 131 146">
                <text:p/>
              </draw:path>
            </draw:g>
            <draw:g>
              <draw:line draw:style-name="gr8" draw:text-style-name="P7" draw:layer="layout" svg:x1="48.32cm" svg:y1="20.995cm" svg:x2="48.144cm" svg:y2="20.633cm">
                <text:p/>
              </draw:line>
              <draw:path draw:style-name="gr8" draw:text-style-name="P7" draw:layer="layout" svg:width="0.13cm" svg:height="0.145cm" draw:transform="skewX (-0.114319066005629) rotate (-0.583289036016505) translate (48.2104917875155cm 20.502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2cm" svg:y1="21.99cm" svg:x2="48.196cm" svg:y2="21.768cm">
                <text:p/>
              </draw:line>
              <draw:path draw:style-name="gr8" draw:text-style-name="P7" draw:layer="layout" svg:width="0.086cm" svg:height="0.093cm" draw:transform="skewX (0.0263544717051144) rotate (-0.525169571925094) translate (48.245025750594cm 21.6879505304339cm)" svg:viewBox="0 0 87 94" svg:d="M87 0c-72 31-87 94-87 94">
                <text:p/>
              </draw:path>
            </draw:g>
            <draw:g>
              <draw:line draw:style-name="gr8" draw:text-style-name="P7" draw:layer="layout" svg:x1="48.32cm" svg:y1="21.47cm" svg:x2="48.196cm" svg:y2="21.692cm">
                <text:p/>
              </draw:line>
              <draw:path draw:style-name="gr8" draw:text-style-name="P7" draw:layer="layout" svg:width="0.086cm" svg:height="0.093cm" draw:transform="skewX (-0.0256563400043167) rotate (-2.6164230816647) translate (48.32cm 21.7286058981233cm)" svg:viewBox="0 0 87 94" svg:d="M0 0c71 31 87 94 87 94">
                <text:p/>
              </draw:path>
            </draw:g>
            <draw:g>
              <draw:line draw:style-name="gr8" draw:text-style-name="P7" draw:layer="layout" svg:x1="48.32cm" svg:y1="20.994cm" svg:x2="48.144cm" svg:y2="21.267cm">
                <text:p/>
              </draw:line>
              <draw:path draw:style-name="gr8" draw:text-style-name="P7" draw:layer="layout" svg:width="0.122cm" svg:height="0.117cm" draw:transform="skewX (-0.124441975667196) rotate (-2.6778586713349) translate (48.32cm 21.3112895442359cm)" svg:viewBox="0 0 123 118" svg:d="M0 0c99 40 123 118 123 118">
                <text:p/>
              </draw:path>
            </draw:g>
            <draw:g>
              <draw:line draw:style-name="gr8" draw:text-style-name="P7" draw:layer="layout" svg:x1="41.545cm" svg:y1="22.9cm" svg:x2="41.545cm" svg:y2="22.601cm">
                <text:p/>
              </draw:line>
              <draw:path draw:style-name="gr8" draw:text-style-name="P7" draw:layer="layout" svg:width="0.336cm" svg:height="0.255cm" draw:transform="rotate (-1.70640840967486) translate (41.844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1.974cm" svg:y1="22.9cm" svg:x2="41.974cm" svg:y2="22.601cm">
                <text:p/>
              </draw:line>
              <draw:path draw:style-name="gr8" draw:text-style-name="P7" draw:layer="layout" svg:width="0.336cm" svg:height="0.255cm" draw:transform="rotate (-1.70640840967486) translate (42.273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2.429cm" svg:y1="22.9cm" svg:x2="42.429cm" svg:y2="22.601cm">
                <text:p/>
              </draw:line>
              <draw:path draw:style-name="gr8" draw:text-style-name="P7" draw:layer="layout" svg:width="0.336cm" svg:height="0.255cm" draw:transform="rotate (-1.70640840967486) translate (42.728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2.832cm" svg:y1="22.9cm" svg:x2="42.832cm" svg:y2="22.601cm">
                <text:p/>
              </draw:line>
              <draw:path draw:style-name="gr8" draw:text-style-name="P7" draw:layer="layout" svg:width="0.336cm" svg:height="0.255cm" draw:transform="rotate (-1.70640840967486) translate (43.131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3.274cm" svg:y1="22.9cm" svg:x2="43.274cm" svg:y2="22.601cm">
                <text:p/>
              </draw:line>
              <draw:path draw:style-name="gr8" draw:text-style-name="P7" draw:layer="layout" svg:width="0.336cm" svg:height="0.255cm" draw:transform="rotate (-1.70640840967486) translate (43.573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3.729cm" svg:y1="22.9cm" svg:x2="43.729cm" svg:y2="22.601cm">
                <text:p/>
              </draw:line>
              <draw:path draw:style-name="gr8" draw:text-style-name="P7" draw:layer="layout" svg:width="0.336cm" svg:height="0.255cm" draw:transform="rotate (-1.70640840967486) translate (44.028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4.158cm" svg:y1="22.9cm" svg:x2="44.158cm" svg:y2="22.601cm">
                <text:p/>
              </draw:line>
              <draw:path draw:style-name="gr8" draw:text-style-name="P7" draw:layer="layout" svg:width="0.336cm" svg:height="0.255cm" draw:transform="rotate (-1.70640840967486) translate (44.4570000017224cm 22.601000000235cm)" svg:viewBox="0 0 337 256" svg:d="M0 0c289 0 337 256 337 256">
                <text:p/>
              </draw:path>
            </draw:g>
            <draw:g>
              <draw:line draw:style-name="gr8" draw:text-style-name="P7" draw:layer="layout" svg:x1="45.224cm" svg:y1="22.182cm" svg:x2="45.569cm" svg:y2="22.182cm">
                <text:p/>
              </draw:line>
              <draw:path draw:style-name="gr8" draw:text-style-name="P7" draw:layer="layout" svg:width="0.386cm" svg:height="0.256cm" draw:transform="skewX (0.0368264472170803) rotate (3.02517919248177) translate (45.5687181071816cm 22.4809963449157cm)" svg:viewBox="0 0 387 257" svg:d="M0 0c332 0 387 257 387 257">
                <text:p/>
              </draw:path>
            </draw:g>
            <draw:g>
              <draw:line draw:style-name="gr8" draw:text-style-name="P7" draw:layer="layout" svg:x1="44.864cm" svg:y1="22.18cm" svg:x2="44.519cm" svg:y2="22.18cm">
                <text:p/>
              </draw:line>
              <draw:path draw:style-name="gr8" draw:text-style-name="P7" draw:layer="layout" svg:width="0.386cm" svg:height="0.256cm" draw:transform="skewX (-0.0368264472170804) rotate (-3.02552825833217) translate (44.9034539740021cm 22.434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25cm" svg:y1="22.898cm" svg:x2="45.925cm" svg:y2="22.599cm">
                <text:p/>
              </draw:line>
              <draw:path draw:style-name="gr8" draw:text-style-name="P7" draw:layer="layout" svg:width="0.335cm" svg:height="0.255cm" draw:transform="rotate (1.70518667919846) translate (45.671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55cm" svg:y1="22.898cm" svg:x2="46.355cm" svg:y2="22.599cm">
                <text:p/>
              </draw:line>
              <draw:path draw:style-name="gr8" draw:text-style-name="P7" draw:layer="layout" svg:width="0.335cm" svg:height="0.255cm" draw:transform="rotate (1.70518667919846) translate (46.101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797cm" svg:y1="22.898cm" svg:x2="46.797cm" svg:y2="22.599cm">
                <text:p/>
              </draw:line>
              <draw:path draw:style-name="gr8" draw:text-style-name="P7" draw:layer="layout" svg:width="0.335cm" svg:height="0.255cm" draw:transform="rotate (1.70518667919846) translate (46.543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39cm" svg:y1="22.898cm" svg:x2="47.239cm" svg:y2="22.599cm">
                <text:p/>
              </draw:line>
              <draw:path draw:style-name="gr8" draw:text-style-name="P7" draw:layer="layout" svg:width="0.335cm" svg:height="0.255cm" draw:transform="rotate (1.70518667919846) translate (46.9850683766313cm 22.932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44cm" svg:y1="21.522cm" svg:x2="47.47cm" svg:y2="21.522cm">
                <text:p/>
              </draw:line>
              <draw:path draw:style-name="gr8" draw:text-style-name="P7" draw:layer="layout" svg:width="0.479cm" svg:height="0.367cm" draw:transform="rotate (3.00737683411143) translate (47.47cm 21.951cm)" svg:viewBox="0 0 480 368" svg:d="M0 0c411 1 480 368 480 368">
                <text:p/>
              </draw:path>
            </draw:g>
            <draw:g>
              <draw:line draw:style-name="gr8" draw:text-style-name="P7" draw:layer="layout" svg:x1="41.696cm" svg:y1="21.513cm" svg:x2="41.27cm" svg:y2="21.513cm">
                <text:p/>
              </draw:line>
              <draw:path draw:style-name="gr8" draw:text-style-name="P7" draw:layer="layout" svg:width="0.479cm" svg:height="0.367cm" draw:transform="rotate (-3.00737683411143) translate (41.7455059468877cm 21.877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67cm" svg:y1="22.477cm" svg:x2="41.167cm" svg:y2="22.051cm">
                <text:p/>
              </draw:line>
              <draw:path draw:style-name="gr8" draw:text-style-name="P7" draw:layer="layout" svg:width="0.479cm" svg:height="0.367cm" draw:transform="rotate (1.70501214627326) translate (40.8022380460424cm 22.526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195cm" svg:y1="21.249cm" svg:x2="41.62cm" svg:y2="21.249cm">
                <text:p/>
              </draw:line>
              <draw:path draw:style-name="gr8" draw:text-style-name="P7" draw:layer="layout" svg:width="0.645cm" svg:height="0.435cm" draw:transform="skewX (0.0354301838154849) rotate (-0.116937059883621) translate (41.6203297428972cm 20.742005039522cm)" svg:viewBox="0 0 646 436" svg:d="M0 0c554 2 646 436 646 436">
                <text:p/>
              </draw:path>
            </draw:g>
            <draw:g>
              <draw:line draw:style-name="gr8" draw:text-style-name="P7" draw:layer="layout" svg:x1="46.394cm" svg:y1="21.249cm" svg:x2="46.969cm" svg:y2="21.249cm">
                <text:p/>
              </draw:line>
              <draw:path draw:style-name="gr8" draw:text-style-name="P7" draw:layer="layout" svg:width="0.645cm" svg:height="0.436cm" draw:transform="skewX (-0.0354301838154849) rotate (0.116762526958421) translate (46.3274433617286cm 20.817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76cm" svg:y1="23.68cm" svg:x2="50.476cm" svg:y2="24.171cm">
                <text:p/>
              </draw:line>
              <draw:path draw:style-name="gr8" draw:text-style-name="P7" draw:layer="layout" svg:width="0.549cm" svg:height="0.368cm" draw:transform="skewX (0.0349065850398866) rotate (1.45420833276168) translate (50.047cm 24.171cm)" svg:viewBox="0 0 550 369" svg:d="M0 0c473 1 550 369 550 369">
                <text:p/>
              </draw:path>
            </draw:g>
            <draw:g>
              <draw:line draw:style-name="gr8" draw:text-style-name="P7" draw:layer="layout" svg:x1="52.582cm" svg:y1="23.68cm" svg:x2="52.582cm" svg:y2="24.171cm">
                <text:p/>
              </draw:line>
              <draw:path draw:style-name="gr8" draw:text-style-name="P7" draw:layer="layout" svg:width="0.549cm" svg:height="0.368cm" draw:transform="skewX (0.0349065850398866) rotate (1.45420833276168) translate (52.153cm 24.171cm)" svg:viewBox="0 0 550 369" svg:d="M0 0c473 1 550 369 550 369">
                <text:p/>
              </draw:path>
            </draw:g>
            <draw:g>
              <draw:line draw:style-name="gr8" draw:text-style-name="P7" draw:layer="layout" svg:x1="50.865cm" svg:y1="23.68cm" svg:x2="50.865cm" svg:y2="24.171cm">
                <text:p/>
              </draw:line>
              <draw:path draw:style-name="gr8" draw:text-style-name="P7" draw:layer="layout" svg:width="0.549cm" svg:height="0.368cm" draw:transform="skewX (-0.0345575191894877) rotate (-1.45403379983648) translate (51.2298813751707cm 23.6243608129365cm)" svg:viewBox="0 0 550 369" svg:d="M550 0c-473 1-550 369-550 369">
                <text:p/>
              </draw:path>
            </draw:g>
            <draw:g>
              <draw:line draw:style-name="gr8" draw:text-style-name="P7" draw:layer="layout" svg:x1="49.683cm" svg:y1="19.689cm" svg:x2="50.255cm" svg:y2="19.689cm">
                <text:p/>
              </draw:line>
              <draw:line draw:style-name="gr8" draw:text-style-name="P7" draw:layer="layout" svg:x1="51.217cm" svg:y1="19.689cm" svg:x2="51.789cm" svg:y2="19.689cm">
                <text:p/>
              </draw:line>
            </draw:g>
            <draw:g>
              <draw:line draw:style-name="gr8" draw:text-style-name="P7" draw:layer="layout" svg:x1="33.875cm" svg:y1="25.708cm" svg:x2="33.875cm" svg:y2="25.204cm">
                <text:p/>
              </draw:line>
              <draw:path draw:style-name="gr8" draw:text-style-name="P7" draw:layer="layout" svg:width="0.565cm" svg:height="0.368cm" draw:transform="skewX (0.0441568300754565) rotate (-1.68459179402493) translate (34.3037682644203cm 25.20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9cm" svg:y1="26.839cm" svg:x2="33.735cm" svg:y2="26.839cm">
                <text:p/>
              </draw:line>
              <draw:path draw:style-name="gr8" draw:text-style-name="P7" draw:layer="layout" svg:width="0.565cm" svg:height="0.368cm" draw:transform="skewX (0.0441568300754566) rotate (-0.113795467230031) translate (33.7346094979388cm 26.4102317355797cm)" svg:viewBox="0 0 566 369" svg:d="M0 0c485 1 566 369 566 369">
                <text:p/>
              </draw:path>
            </draw:g>
            <draw:g>
              <draw:line draw:style-name="gr8" draw:text-style-name="P7" draw:layer="layout" svg:x1="34.369cm" svg:y1="24.031cm" svg:x2="34.813cm" svg:y2="24.031cm">
                <text:p/>
              </draw:line>
              <draw:path draw:style-name="gr8" draw:text-style-name="P7" draw:layer="layout" svg:width="0.498cm" svg:height="0.367cm" draw:transform="skewX (-0.00802851455917389) rotate (0.129852496348378) translate (34.3187771360139cm 23.666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cm" svg:y1="23.704cm" svg:x2="31.6cm" svg:y2="24.161cm">
                <text:p/>
              </draw:line>
              <draw:path draw:style-name="gr8" draw:text-style-name="P7" draw:layer="layout" svg:width="0.512cm" svg:height="0.367cm" draw:transform="skewX (-0.0158824961931484) rotate (-1.44460902187571) translate (31.9641802128071cm 23.652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29cm" svg:y1="24.029cm" svg:x2="29.846cm" svg:y2="24.029cm">
                <text:p/>
              </draw:line>
              <draw:path draw:style-name="gr8" draw:text-style-name="P7" draw:layer="layout" svg:width="0.498cm" svg:height="0.367cm" draw:transform="skewX (0.00925024503556995) rotate (-0.128805298797183) translate (29.8456559862794cm 23.6002317355797cm)" svg:viewBox="0 0 499 368" svg:d="M0 0c428 1 499 368 499 368">
                <text:p/>
              </draw:path>
            </draw:g>
            <draw:g>
              <draw:line draw:style-name="gr8" draw:text-style-name="P7" draw:layer="layout" svg:x1="34.668cm" svg:y1="19.936cm" svg:x2="34.668cm" svg:y2="19.492cm">
                <text:p/>
              </draw:line>
              <draw:path draw:style-name="gr8" draw:text-style-name="P7" draw:layer="layout" svg:width="0.498cm" svg:height="0.367cm" draw:transform="skewX (-0.00802851455917393) rotate (1.70064882314327) translate (34.3038158868682cm 19.986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46cm" svg:y1="21.374cm" svg:x2="30.721cm" svg:y2="20.942cm">
                <text:p/>
              </draw:line>
              <draw:line draw:style-name="gr8" draw:text-style-name="P7" draw:layer="layout" svg:x1="31.353cm" svg:y1="20.216cm" svg:x2="31.728cm" svg:y2="19.784cm">
                <text:p/>
              </draw:line>
            </draw:g>
            <draw:g>
              <draw:line draw:style-name="gr8" draw:text-style-name="P7" draw:layer="layout" svg:x1="24.692cm" svg:y1="25.318cm" svg:x2="24.692cm" svg:y2="25.762cm">
                <text:p/>
              </draw:line>
              <draw:path draw:style-name="gr8" draw:text-style-name="P7" draw:layer="layout" svg:width="0.498cm" svg:height="0.368cm" draw:transform="skewX (-0.00907571211037053) rotate (-1.44216556092291) translate (25.0568657737662cm 25.2677577783774cm)" svg:viewBox="0 0 499 369" svg:d="M499 0c-429 1-499 369-499 369">
                <text:p/>
              </draw:path>
            </draw:g>
            <draw:g>
              <draw:line draw:style-name="gr8" draw:text-style-name="P7" draw:layer="layout" svg:x1="23.399cm" svg:y1="18.012cm" svg:x2="22.955cm" svg:y2="18.012cm">
                <text:p/>
              </draw:line>
              <draw:path draw:style-name="gr8" draw:text-style-name="P7" draw:layer="layout" svg:width="0.498cm" svg:height="0.367cm" draw:transform="skewX (0.00925024503556994) rotate (-0.128805298797183) translate (22.9546559862794cm 17.5832317355797cm)" svg:viewBox="0 0 499 368" svg:d="M0 0c428 1 499 368 499 368">
                <text:p/>
              </draw:path>
            </draw:g>
            <draw:g>
              <draw:line draw:style-name="gr8" draw:text-style-name="P7" draw:layer="layout" svg:x1="23.399cm" svg:y1="16.192cm" svg:x2="22.955cm" svg:y2="16.192cm">
                <text:p/>
              </draw:line>
              <draw:path draw:style-name="gr8" draw:text-style-name="P7" draw:layer="layout" svg:width="0.498cm" svg:height="0.367cm" draw:transform="skewX (0.00925024503556996) rotate (-0.128805298797183) translate (22.9546559862794cm 15.7632317355797cm)" svg:viewBox="0 0 499 368" svg:d="M0 0c428 1 499 368 499 368">
                <text:p/>
              </draw:path>
            </draw:g>
            <draw:g>
              <draw:line draw:style-name="gr8" draw:text-style-name="P7" draw:layer="layout" svg:x1="23.399cm" svg:y1="13.085cm" svg:x2="22.955cm" svg:y2="13.085cm">
                <text:p/>
              </draw:line>
              <draw:path draw:style-name="gr8" draw:text-style-name="P7" draw:layer="layout" svg:width="0.498cm" svg:height="0.367cm" draw:transform="skewX (-0.00925024503556993) rotate (-3.01278735479261) translate (23.4493584282904cm 13.4496932238407cm)" svg:viewBox="0 0 499 368" svg:d="M499 0c-429 1-499 368-499 368">
                <text:p/>
              </draw:path>
            </draw:g>
            <draw:line draw:style-name="gr7" draw:text-style-name="P7" draw:layer="layout" svg:x1="24.62cm" svg:y1="26.007cm" svg:x2="25.52cm" svg:y2="26.007cm">
              <text:p/>
            </draw:line>
            <draw:line draw:style-name="gr7" draw:text-style-name="P7" draw:layer="layout" svg:x1="24.62cm" svg:y1="27.177cm" svg:x2="25.52cm" svg:y2="27.177cm">
              <text:p/>
            </draw:line>
            <draw:g>
              <draw:line draw:style-name="gr8" draw:text-style-name="P7" draw:layer="layout" svg:x1="25.064cm" svg:y1="26.117cm" svg:x2="24.62cm" svg:y2="26.117cm">
                <text:p/>
              </draw:line>
              <draw:path draw:style-name="gr8" draw:text-style-name="P7" draw:layer="layout" svg:width="0.498cm" svg:height="0.368cm" draw:transform="skewX (-0.0090757121103705) rotate (-3.01296188771781) translate (25.1142422216226cm 26.481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893cm" svg:y1="10.745cm" svg:x2="23.41cm" svg:y2="10.745cm">
                <text:p/>
              </draw:line>
              <draw:path draw:style-name="gr8" draw:text-style-name="P7" draw:layer="layout" svg:width="0.541cm" svg:height="0.368cm" draw:transform="skewX (0.032637657012294) rotate (-0.118158790360017) translate (23.409625768858cm 10.3162317355797cm)" svg:viewBox="0 0 542 369" svg:d="M0 0c465 1 542 369 542 369">
                <text:p/>
              </draw:path>
            </draw:g>
            <draw:g>
              <draw:line draw:style-name="gr8" draw:text-style-name="P7" draw:layer="layout" svg:x1="23.536cm" svg:y1="7.924cm" svg:x2="23.536cm" svg:y2="7.539cm">
                <text:p/>
              </draw:line>
              <draw:path draw:style-name="gr8" draw:text-style-name="P7" draw:layer="layout" svg:width="0.434cm" svg:height="0.366cm" draw:transform="skewX (-0.0270526034059121) rotate (-1.72019651076561) translate (23.9650817506712cm 7.5387529750142cm)" svg:viewBox="0 0 435 367" svg:d="M0 0c372 1 435 367 435 367">
                <text:p/>
              </draw:path>
            </draw:g>
            <draw:g>
              <draw:line draw:style-name="gr8" draw:text-style-name="P7" draw:layer="layout" svg:x1="29.441cm" svg:y1="11.315cm" svg:x2="29.441cm" svg:y2="11.536cm">
                <text:p/>
              </draw:line>
              <draw:path draw:style-name="gr8" draw:text-style-name="P7" draw:layer="layout" svg:width="0.247cm" svg:height="0.167cm" draw:transform="skewX (-0.0361283155162826) rotate (-1.45281206936008) translate (29.6066463749524cm 11.289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47cm" svg:y1="11.24cm" svg:x2="26.647cm" svg:y2="11.916cm">
                <text:p/>
              </draw:line>
              <draw:path draw:style-name="gr8" draw:text-style-name="P7" draw:layer="layout" svg:width="0.758cm" svg:height="0.458cm" draw:transform="skewX (0.0657989128001862) rotate (1.46537843997444) translate (26.1142879139021cm 11.9155237686377cm)" svg:viewBox="0 0 759 459" svg:d="M0 0c650 1 759 459 759 459">
                <text:p/>
              </draw:path>
            </draw:g>
            <draw:g>
              <draw:line draw:style-name="gr8" draw:text-style-name="P7" draw:layer="layout" svg:x1="27.895cm" svg:y1="9.743cm" svg:x2="27.757cm" svg:y2="9.988cm">
                <text:p/>
              </draw:line>
              <draw:path draw:style-name="gr8" draw:text-style-name="P7" draw:layer="layout" svg:width="0.099cm" svg:height="0.102cm" draw:transform="rotate (-2.62253173404668) translate (27.895cm 10.0284611260054cm)" svg:viewBox="0 0 100 103" svg:d="M0 0c81 34 100 103 100 103">
                <text:p/>
              </draw:path>
            </draw:g>
            <draw:g>
              <draw:line draw:style-name="gr8" draw:text-style-name="P7" draw:layer="layout" svg:x1="27.12cm" svg:y1="10.212cm" svg:x2="27.245cm" svg:y2="10.457cm">
                <text:p/>
              </draw:line>
              <draw:path draw:style-name="gr8" draw:text-style-name="P7" draw:layer="layout" svg:width="0.093cm" svg:height="0.099cm" draw:transform="skewX (-0.0972148393360841) rotate (2.57959663444762) translate (27.1998077500533cm 10.546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0.782cm" svg:x2="27.245cm" svg:y2="10.537cm">
                <text:p/>
              </draw:line>
              <draw:path draw:style-name="gr8" draw:text-style-name="P7" draw:layer="layout" svg:width="0.091cm" svg:height="0.099cm" draw:transform="skewX (0.072954762733363) rotate (0.563741348394168) translate (27.12cm 10.497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0.849cm" svg:x2="27.245cm" svg:y2="11.094cm">
                <text:p/>
              </draw:line>
              <draw:path draw:style-name="gr8" draw:text-style-name="P7" draw:layer="layout" svg:width="0.093cm" svg:height="0.099cm" draw:transform="skewX (-0.0972148393360842) rotate (2.57959663444762) translate (27.1998077500532cm 11.183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1.419cm" svg:x2="27.245cm" svg:y2="11.174cm">
                <text:p/>
              </draw:line>
              <draw:path draw:style-name="gr8" draw:text-style-name="P7" draw:layer="layout" svg:width="0.091cm" svg:height="0.099cm" draw:transform="skewX (0.0729547627333631) rotate (0.563741348394168) translate (27.12cm 11.134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1.733cm" svg:x2="27.245cm" svg:y2="11.522cm">
                <text:p/>
              </draw:line>
              <draw:path draw:style-name="gr8" draw:text-style-name="P7" draw:layer="layout" svg:width="0.087cm" svg:height="0.089cm" draw:transform="skewX (-0.0555014702134197) rotate (0.500734962397173) translate (27.12cm 11.487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2cm" svg:y1="11.759cm" svg:x2="27.438cm" svg:y2="11.59cm">
                  <text:p/>
                </draw:line>
                <draw:path draw:style-name="gr8" draw:text-style-name="P7" draw:layer="layout" svg:width="0.125cm" svg:height="0.131cm" draw:transform="skewX (-0.064926248174189) rotate (-2.11760798144472) translate (27.5555135191647cm 11.651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69cm" svg:y1="11.759cm" svg:x2="27.551cm" svg:y2="11.59cm">
                  <text:p/>
                </draw:line>
                <draw:path draw:style-name="gr8" draw:text-style-name="P7" draw:layer="layout" svg:width="0.125cm" svg:height="0.131cm" draw:transform="skewX (0.0649262481741891) rotate (2.11760798144472) translate (27.4989946380697cm 11.759cm)" svg:viewBox="0 0 126 132" svg:d="M0 0c101 44 126 132 126 132">
                  <text:p/>
                </draw:path>
              </draw:g>
            </draw:g>
            <draw:line draw:style-name="gr7" draw:text-style-name="P7" draw:layer="layout" svg:x1="26.77cm" svg:y1="11.486cm" svg:x2="27.12cm" svg:y2="11.486cm">
              <text:p/>
            </draw:line>
            <draw:line draw:style-name="gr7" draw:text-style-name="P7" draw:layer="layout" svg:x1="27.895cm" svg:y1="9.651cm" svg:x2="27.895cm" svg:y2="11.914cm">
              <text:p/>
            </draw:line>
            <draw:g>
              <draw:g>
                <draw:line draw:style-name="gr8" draw:text-style-name="P7" draw:layer="layout" svg:x1="27.895cm" svg:y1="10.107cm" svg:x2="27.804cm" svg:y2="10.275cm">
                  <text:p/>
                </draw:line>
                <draw:path draw:style-name="gr8" draw:text-style-name="P7" draw:layer="layout" svg:width="0.063cm" svg:height="0.069cm" draw:transform="rotate (-2.60490390860154) translate (27.895cm 10.301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895cm" svg:y1="10.498cm" svg:x2="27.804cm" svg:y2="10.33cm">
                  <text:p/>
                </draw:line>
                <draw:path draw:style-name="gr8" draw:text-style-name="P7" draw:layer="layout" svg:width="0.063cm" svg:height="0.069cm" draw:transform="rotate (-0.542273798594638) translate (27.8403159129939cm 10.270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895cm" svg:y1="10.576cm" svg:x2="27.739cm" svg:y2="10.827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895cm 10.867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895cm" svg:y1="11.161cm" svg:x2="27.739cm" svg:y2="10.91cm">
                  <text:p/>
                </draw:line>
                <draw:path draw:style-name="gr8" draw:text-style-name="P7" draw:layer="layout" svg:width="0.106cm" svg:height="0.107cm" draw:transform="skewX (0.11065387457644) rotate (-0.481361807700037) translate (27.7998980728283cm 10.819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895cm" svg:y1="11.511cm" svg:x2="27.778cm" svg:y2="11.288cm">
                <text:p/>
              </draw:line>
              <draw:path draw:style-name="gr8" draw:text-style-name="P7" draw:layer="layout" svg:width="0.085cm" svg:height="0.091cm" draw:transform="skewX (-0.0525344104850294) rotate (-0.547684319275821) translate (27.8217693640488cm 11.2067343718503cm)" svg:viewBox="0 0 86 92" svg:d="M86 0c-70 31-86 92-86 92">
                <text:p/>
              </draw:path>
            </draw:g>
            <draw:g>
              <draw:line draw:style-name="gr8" draw:text-style-name="P7" draw:layer="layout" svg:x1="27.895cm" svg:y1="11.734cm" svg:x2="27.817cm" svg:y2="11.611cm">
                <text:p/>
              </draw:line>
              <draw:path draw:style-name="gr8" draw:text-style-name="P7" draw:layer="layout" svg:width="0.052cm" svg:height="0.052cm" draw:transform="skewX (0.141895268187139) rotate (-0.469668101711674) translate (27.8478567281515cm 11.5668446243637cm)" svg:viewBox="0 0 53 53" svg:d="M53 0c-44 18-53 53-53 53">
                <text:p/>
              </draw:path>
            </draw:g>
            <draw:line draw:style-name="gr7" draw:text-style-name="P7" draw:layer="layout" svg:x1="27.12cm" svg:y1="9.652cm" svg:x2="27.12cm" svg:y2="11.915cm">
              <text:p/>
            </draw:line>
            <draw:line draw:style-name="gr7" draw:text-style-name="P7" draw:layer="layout" svg:x1="27.896cm" svg:y1="11.551cm" svg:x2="28.22cm" svg:y2="11.551cm">
              <text:p/>
            </draw:line>
            <draw:line draw:style-name="gr7" draw:text-style-name="P7" draw:layer="layout" svg:x1="27.896cm" svg:y1="11.213cm" svg:x2="28.22cm" svg:y2="11.213cm">
              <text:p/>
            </draw:line>
            <draw:line draw:style-name="gr7" draw:text-style-name="P7" draw:layer="layout" svg:x1="27.896cm" svg:y1="10.55cm" svg:x2="28.22cm" svg:y2="10.55cm">
              <text:p/>
            </draw:line>
            <draw:g>
              <draw:line draw:style-name="gr8" draw:text-style-name="P7" draw:layer="layout" svg:x1="27.12cm" svg:y1="9.743cm" svg:x2="27.258cm" svg:y2="9.988cm">
                <text:p/>
              </draw:line>
              <draw:path draw:style-name="gr8" draw:text-style-name="P7" draw:layer="layout" svg:width="0.099cm" svg:height="0.102cm" draw:transform="rotate (2.62602239255067) translate (27.2072926993951cm 10.077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41cm" svg:y1="11.914cm" svg:x2="28.649cm" svg:y2="12.11cm">
                <text:p/>
              </draw:line>
              <draw:path draw:style-name="gr8" draw:text-style-name="P7" draw:layer="layout" svg:width="0.136cm" svg:height="0.132cm" draw:transform="skewX (-0.110653874576441) rotate (-1.10252448848482) translate (28.6990697050938cm 11.914cm)" svg:viewBox="0 0 137 133" svg:d="M0 0c111 45 137 133 137 133">
                <text:p/>
              </draw:path>
            </draw:g>
            <draw:g>
              <draw:line draw:style-name="gr8" draw:text-style-name="P7" draw:layer="layout" svg:x1="29.83cm" svg:y1="11.315cm" svg:x2="29.83cm" svg:y2="11.536cm">
                <text:p/>
              </draw:line>
              <draw:path draw:style-name="gr8" draw:text-style-name="P7" draw:layer="layout" svg:width="0.247cm" svg:height="0.167cm" draw:transform="skewX (0.0361283155162826) rotate (1.45281206936008) translate (29.6351053343544cm 11.5358443089777cm)" svg:viewBox="0 0 248 168" svg:d="M0 0c213 0 248 168 248 168">
                <text:p/>
              </draw:path>
            </draw:g>
            <draw:line draw:style-name="gr7" draw:text-style-name="P7" draw:layer="layout" svg:x1="28.727cm" svg:y1="11.915cm" svg:x2="28.727cm" svg:y2="11.564cm">
              <text:p/>
            </draw:line>
            <draw:line draw:style-name="gr7" draw:text-style-name="P7" draw:layer="layout" svg:x1="28.221cm" svg:y1="11.564cm" svg:x2="28.728cm" svg:y2="11.564cm">
              <text:p/>
            </draw:line>
            <draw:line draw:style-name="gr7" draw:text-style-name="P7" draw:layer="layout" svg:x1="29.338cm" svg:y1="11.564cm" svg:x2="30.586cm" svg:y2="11.564cm">
              <text:p/>
            </draw:line>
            <draw:line draw:style-name="gr7" draw:text-style-name="P7" draw:layer="layout" svg:x1="28.22cm" svg:y1="10.927cm" svg:x2="31.782cm" svg:y2="10.927cm">
              <text:p/>
            </draw:line>
            <draw:line draw:style-name="gr7" draw:text-style-name="P7" draw:layer="layout" svg:x1="30.586cm" svg:y1="11.915cm" svg:x2="30.586cm" svg:y2="11.564cm">
              <text:p/>
            </draw:line>
            <draw:line draw:style-name="gr7" draw:text-style-name="P7" draw:layer="layout" svg:x1="29.338cm" svg:y1="11.915cm" svg:x2="29.338cm" svg:y2="10.927cm">
              <text:p/>
            </draw:line>
            <draw:line draw:style-name="gr7" draw:text-style-name="P7" draw:layer="layout" svg:x1="30.196cm" svg:y1="9.536cm" svg:x2="30.196cm" svg:y2="10.927cm">
              <text:p/>
            </draw:line>
            <draw:line draw:style-name="gr7" draw:text-style-name="P7" draw:layer="layout" svg:x1="29.728cm" svg:y1="10.186cm" svg:x2="29.728cm" svg:y2="9.536cm">
              <text:p/>
            </draw:line>
            <draw:line draw:style-name="gr7" draw:text-style-name="P7" draw:layer="layout" svg:x1="30.196cm" svg:y1="10.186cm" svg:x2="29.39cm" svg:y2="10.186cm">
              <text:p/>
            </draw:line>
            <draw:line draw:style-name="gr7" draw:text-style-name="P7" draw:layer="layout" svg:x1="31.34cm" svg:y1="9.536cm" svg:x2="29.728cm" svg:y2="9.536cm">
              <text:p/>
            </draw:line>
            <draw:line draw:style-name="gr7" draw:text-style-name="P7" draw:layer="layout" svg:x1="29.169cm" svg:y1="9.536cm" svg:x2="28.22cm" svg:y2="9.536cm">
              <text:p/>
            </draw:line>
            <draw:line draw:style-name="gr7" draw:text-style-name="P7" draw:layer="layout" svg:x1="29.169cm" svg:y1="9.094cm" svg:x2="28.415cm" svg:y2="9.094cm">
              <text:p/>
            </draw:line>
            <draw:line draw:style-name="gr7" draw:text-style-name="P7" draw:layer="layout" svg:x1="29.169cm" svg:y1="8.639cm" svg:x2="28.415cm" svg:y2="8.639cm">
              <text:p/>
            </draw:line>
            <draw:line draw:style-name="gr7" draw:text-style-name="P7" draw:layer="layout" svg:x1="28.415cm" svg:y1="7.729cm" svg:x2="29.728cm" svg:y2="7.729cm">
              <text:p/>
            </draw:line>
            <draw:line draw:style-name="gr7" draw:text-style-name="P7" draw:layer="layout" svg:x1="30.52cm" svg:y1="8.21cm" svg:x2="28.415cm" svg:y2="8.21cm">
              <text:p/>
            </draw:line>
            <draw:line draw:style-name="gr7" draw:text-style-name="P7" draw:layer="layout" svg:x1="28.415cm" svg:y1="7.73cm" svg:x2="28.415cm" svg:y2="9.537cm">
              <text:p/>
            </draw:line>
            <draw:line draw:style-name="gr7" draw:text-style-name="P7" draw:layer="layout" svg:x1="31.34cm" svg:y1="9.094cm" svg:x2="29.728cm" svg:y2="9.094cm">
              <text:p/>
            </draw:line>
            <draw:line draw:style-name="gr7" draw:text-style-name="P7" draw:layer="layout" svg:x1="31.34cm" svg:y1="8.639cm" svg:x2="29.728cm" svg:y2="8.639cm">
              <text:p/>
            </draw:line>
            <draw:line draw:style-name="gr7" draw:text-style-name="P7" draw:layer="layout" svg:x1="29.169cm" svg:y1="8.21cm" svg:x2="29.169cm" svg:y2="9.536cm">
              <text:p/>
            </draw:line>
            <draw:line draw:style-name="gr7" draw:text-style-name="P7" draw:layer="layout" svg:x1="29.728cm" svg:y1="7.539cm" svg:x2="29.728cm" svg:y2="9.536cm">
              <text:p/>
            </draw:line>
            <draw:line draw:style-name="gr7" draw:text-style-name="P7" draw:layer="layout" svg:x1="31.782cm" svg:y1="10.095cm" svg:x2="31.782cm" svg:y2="11.915cm">
              <text:p/>
            </draw:line>
            <draw:line draw:style-name="gr7" draw:text-style-name="P7" draw:layer="layout" svg:x1="31.782cm" svg:y1="11.746cm" svg:x2="31.392cm" svg:y2="11.746cm">
              <text:p/>
            </draw:line>
            <draw:line draw:style-name="gr7" draw:text-style-name="P7" draw:layer="layout" svg:x1="31.392cm" svg:y1="11.916cm" svg:x2="31.392cm" svg:y2="11.747cm">
              <text:p/>
            </draw:line>
            <draw:line draw:style-name="gr7" draw:text-style-name="P7" draw:layer="layout" svg:x1="33.134cm" svg:y1="11.914cm" svg:x2="33.134cm" svg:y2="10.651cm">
              <text:p/>
            </draw:line>
            <draw:line draw:style-name="gr7" draw:text-style-name="P7" draw:layer="layout" svg:x1="32.653cm" svg:y1="11.915cm" svg:x2="32.653cm" svg:y2="11.668cm">
              <text:p/>
            </draw:line>
            <draw:line draw:style-name="gr7" draw:text-style-name="P7" draw:layer="layout" svg:x1="33.135cm" svg:y1="11.667cm" svg:x2="32.654cm" svg:y2="11.667cm">
              <text:p/>
            </draw:line>
            <draw:line draw:style-name="gr7" draw:text-style-name="P7" draw:layer="layout" svg:x1="33.135cm" svg:y1="10.651cm" svg:x2="31.782cm" svg:y2="10.651cm">
              <text:p/>
            </draw:line>
            <draw:line draw:style-name="gr7" draw:text-style-name="P7" draw:layer="layout" svg:x1="32.679cm" svg:y1="8.158cm" svg:x2="32.679cm" svg:y2="10.651cm">
              <text:p/>
            </draw:line>
            <draw:line draw:style-name="gr7" draw:text-style-name="P7" draw:layer="layout" svg:x1="32.9cm" svg:y1="8.301cm" svg:x2="32.9cm" svg:y2="10.651cm">
              <text:p/>
            </draw:line>
            <draw:line draw:style-name="gr7" draw:text-style-name="P7" draw:layer="layout" svg:x1="32.809cm" svg:y1="8.158cm" svg:x2="31.093cm" svg:y2="8.158cm">
              <text:p/>
            </draw:line>
            <draw:line draw:style-name="gr7" draw:text-style-name="P7" draw:layer="layout" svg:x1="32.809cm" svg:y1="8.159cm" svg:x2="32.809cm" svg:y2="8.302cm">
              <text:p/>
            </draw:line>
            <draw:line draw:style-name="gr7" draw:text-style-name="P7" draw:layer="layout" svg:x1="32.679cm" svg:y1="9.536cm" svg:x2="31.925cm" svg:y2="9.536cm">
              <text:p/>
            </draw:line>
            <draw:line draw:style-name="gr7" draw:text-style-name="P7" draw:layer="layout" svg:x1="32.679cm" svg:y1="9.094cm" svg:x2="31.925cm" svg:y2="9.094cm">
              <text:p/>
            </draw:line>
            <draw:line draw:style-name="gr7" draw:text-style-name="P7" draw:layer="layout" svg:x1="32.679cm" svg:y1="8.639cm" svg:x2="31.925cm" svg:y2="8.639cm">
              <text:p/>
            </draw:line>
            <draw:line draw:style-name="gr7" draw:text-style-name="P7" draw:layer="layout" svg:x1="31.925cm" svg:y1="8.158cm" svg:x2="31.925cm" svg:y2="9.536cm">
              <text:p/>
            </draw:line>
            <draw:line draw:style-name="gr7" draw:text-style-name="P7" draw:layer="layout" svg:x1="31.34cm" svg:y1="8.158cm" svg:x2="31.34cm" svg:y2="9.536cm">
              <text:p/>
            </draw:line>
            <draw:line draw:style-name="gr7" draw:text-style-name="P7" draw:layer="layout" svg:x1="31.093cm" svg:y1="8.159cm" svg:x2="31.093cm" svg:y2="7.539cm">
              <text:p/>
            </draw:line>
            <draw:line draw:style-name="gr7" draw:text-style-name="P7" draw:layer="layout" svg:x1="31.782cm" svg:y1="10.095cm" svg:x2="31.288cm" svg:y2="10.095cm">
              <text:p/>
            </draw:line>
            <draw:line draw:style-name="gr7" draw:text-style-name="P7" draw:layer="layout" svg:x1="32.679cm" svg:y1="9.913cm" svg:x2="32.367cm" svg:y2="9.913cm">
              <text:p/>
            </draw:line>
            <draw:line draw:style-name="gr7" draw:text-style-name="P7" draw:layer="layout" svg:x1="32.679cm" svg:y1="10.29cm" svg:x2="32.367cm" svg:y2="10.29cm">
              <text:p/>
            </draw:line>
            <draw:line draw:style-name="gr7" draw:text-style-name="P7" draw:layer="layout" svg:x1="33.32cm" svg:y1="9.341cm" svg:x2="32.9cm" svg:y2="9.341cm">
              <text:p/>
            </draw:line>
            <draw:line draw:style-name="gr7" draw:text-style-name="P7" draw:layer="layout" svg:x1="33.32cm" svg:y1="8.73cm" svg:x2="32.9cm" svg:y2="8.73cm">
              <text:p/>
            </draw:line>
            <draw:line draw:style-name="gr7" draw:text-style-name="P7" draw:layer="layout" svg:x1="34.241cm" svg:y1="7.539cm" svg:x2="34.241cm" svg:y2="8.301cm">
              <text:p/>
            </draw:line>
            <draw:g>
              <draw:line draw:style-name="gr8" draw:text-style-name="P7" draw:layer="layout" svg:x1="30.066cm" svg:y1="10.444cm" svg:x2="30.066cm" svg:y2="10.927cm">
                <text:p/>
              </draw:line>
              <draw:path draw:style-name="gr8" draw:text-style-name="P7" draw:layer="layout" svg:width="0.542cm" svg:height="0.368cm" draw:transform="skewX (0.0349065850398866) rotate (1.45228847058448) translate (29.6372317355797cm 10.9266597341006cm)" svg:viewBox="0 0 543 369" svg:d="M0 0c465 1 543 369 543 369">
                <text:p/>
              </draw:path>
            </draw:g>
            <draw:g>
              <draw:line draw:style-name="gr8" draw:text-style-name="P7" draw:layer="layout" svg:x1="31.626cm" svg:y1="10.444cm" svg:x2="31.626cm" svg:y2="10.927cm">
                <text:p/>
              </draw:line>
              <draw:path draw:style-name="gr8" draw:text-style-name="P7" draw:layer="layout" svg:width="0.542cm" svg:height="0.368cm" draw:transform="skewX (0.0349065850398866) rotate (1.45228847058448) translate (31.1972317355797cm 10.9266597341006cm)" svg:viewBox="0 0 543 369" svg:d="M0 0c465 1 543 369 543 369">
                <text:p/>
              </draw:path>
            </draw:g>
            <draw:g>
              <draw:line draw:style-name="gr8" draw:text-style-name="P7" draw:layer="layout" svg:x1="28.87cm" svg:y1="9.133cm" svg:x2="29.171cm" svg:y2="9.133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444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691cm" svg:x2="29.171cm" svg:y2="8.691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002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262cm" svg:x2="29.171cm" svg:y2="8.262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8.5738314650329cm)" svg:viewBox="0 0 339 267" svg:d="M0 0c291 0 339 267 339 267">
                <text:p/>
              </draw:path>
            </draw:g>
            <draw:g>
              <draw:line draw:style-name="gr8" draw:text-style-name="P7" draw:layer="layout" svg:x1="30.029cm" svg:y1="9.133cm" svg:x2="29.728cm" svg:y2="9.133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9.397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691cm" svg:x2="29.728cm" svg:y2="8.691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955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262cm" svg:x2="29.728cm" svg:y2="8.262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526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41cm" svg:y1="9.133cm" svg:x2="31.342cm" svg:y2="9.133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444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691cm" svg:x2="31.342cm" svg:y2="8.691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002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262cm" svg:x2="31.342cm" svg:y2="8.262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8.5738314650329cm)" svg:viewBox="0 0 339 267" svg:d="M0 0c291 0 339 267 339 267">
                <text:p/>
              </draw:path>
            </draw:g>
            <draw:g>
              <draw:line draw:style-name="gr8" draw:text-style-name="P7" draw:layer="layout" svg:x1="32.226cm" svg:y1="9.133cm" svg:x2="31.925cm" svg:y2="9.133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9.397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691cm" svg:x2="31.925cm" svg:y2="8.691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955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262cm" svg:x2="31.925cm" svg:y2="8.262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526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37cm" svg:y1="7.859cm" svg:x2="29.637cm" svg:y2="8.21cm">
                <text:p/>
              </draw:line>
              <draw:path draw:style-name="gr8" draw:text-style-name="P7" draw:layer="layout" svg:width="0.393cm" svg:height="0.267cm" draw:transform="skewX (0.0303687289847013) rotate (1.45089220718289) translate (29.3251685349671cm 8.2097527260234cm)" svg:viewBox="0 0 394 268" svg:d="M0 0c338 0 394 268 394 268">
                <text:p/>
              </draw:path>
            </draw:g>
            <draw:g>
              <draw:line draw:style-name="gr8" draw:text-style-name="P7" draw:layer="layout" svg:x1="32.265cm" svg:y1="11.031cm" svg:x2="31.782cm" svg:y2="11.031cm">
                <text:p/>
              </draw:line>
              <draw:path draw:style-name="gr8" draw:text-style-name="P7" draw:layer="layout" svg:width="0.543cm" svg:height="0.368cm" draw:transform="skewX (-0.0373500459926786) rotate (-3.02343386322978) translate (32.3225428778892cm 11.395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22cm" svg:y1="11.914cm" svg:x2="33.03cm" svg:y2="12.11cm">
                <text:p/>
              </draw:line>
              <draw:path draw:style-name="gr8" draw:text-style-name="P7" draw:layer="layout" svg:width="0.136cm" svg:height="0.132cm" draw:transform="skewX (-0.110653874576441) rotate (-1.10252448848482) translate (33.0800697050938cm 11.914cm)" svg:viewBox="0 0 137 133" svg:d="M0 0c111 45 137 133 137 133">
                <text:p/>
              </draw:path>
            </draw:g>
            <draw:g>
              <draw:line draw:style-name="gr8" draw:text-style-name="P7" draw:layer="layout" svg:x1="33.471cm" svg:y1="11.24cm" svg:x2="33.471cm" svg:y2="11.916cm">
                <text:p/>
              </draw:line>
              <draw:path draw:style-name="gr8" draw:text-style-name="P7" draw:layer="layout" svg:width="0.758cm" svg:height="0.458cm" draw:transform="skewX (-0.066497044500984) rotate (-1.46555297289964) translate (33.9239986001359cm 11.160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62cm" svg:y1="11.421cm" svg:x2="35.162cm" svg:y2="11.916cm">
                <text:p/>
              </draw:line>
              <draw:path draw:style-name="gr8" draw:text-style-name="P7" draw:layer="layout" svg:width="0.555cm" svg:height="0.357cm" draw:transform="skewX (-0.0492182849062401) rotate (-1.45787352419086) translate (35.5150856085342cm 11.362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26cm" svg:y1="11.421cm" svg:x2="36.826cm" svg:y2="11.916cm">
                <text:p/>
              </draw:line>
              <draw:path draw:style-name="gr8" draw:text-style-name="P7" draw:layer="layout" svg:width="0.555cm" svg:height="0.357cm" draw:transform="skewX (-0.0492182849062401) rotate (-1.45787352419086) translate (37.1790856085342cm 11.362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26cm" svg:y1="8.16cm" svg:x2="37.686cm" svg:y2="7.976cm">
                <text:p/>
              </draw:line>
              <draw:path draw:style-name="gr8" draw:text-style-name="P7" draw:layer="layout" svg:width="0.555cm" svg:height="0.356cm" draw:transform="skewX (0.0485201532054424) rotate (-2.87385914633386) translate (37.8401545757277cm 8.3617858770176cm)" svg:viewBox="0 0 556 357" svg:d="M0 0c477 0 556 357 556 357">
                <text:p/>
              </draw:path>
            </draw:g>
            <draw:g>
              <draw:line draw:style-name="gr8" draw:text-style-name="P7" draw:layer="layout" svg:x1="39.426cm" svg:y1="5.844cm" svg:x2="38.97cm" svg:y2="5.844cm">
                <text:p/>
              </draw:line>
              <draw:path draw:style-name="gr8" draw:text-style-name="P7" draw:layer="layout" svg:width="0.51cm" svg:height="0.367cm" draw:transform="skewX (0.0139626340159547) rotate (-0.125663706143592) translate (38.9697074197571cm 5.41491824932878cm)" svg:viewBox="0 0 511 368" svg:d="M0 0c440 1 511 368 511 368">
                <text:p/>
              </draw:path>
            </draw:g>
            <draw:g>
              <draw:line draw:style-name="gr8" draw:text-style-name="P7" draw:layer="layout" svg:x1="49.579cm" svg:y1="5.796cm" svg:x2="49.579cm" svg:y2="6.252cm">
                <text:p/>
              </draw:line>
              <draw:path draw:style-name="gr8" draw:text-style-name="P7" draw:layer="layout" svg:width="0.509cm" svg:height="0.367cm" draw:transform="skewX (0.0109955742875643) rotate (1.44478355480091) translate (49.1496390533552cm 6.2522974536268cm)" svg:viewBox="0 0 510 368" svg:d="M0 0c440 1 510 368 510 368">
                <text:p/>
              </draw:path>
            </draw:g>
            <draw:g>
              <draw:line draw:style-name="gr8" draw:text-style-name="P7" draw:layer="layout" svg:x1="47.655cm" svg:y1="6.775cm" svg:x2="47.246cm" svg:y2="6.572cm">
                <text:p/>
              </draw:line>
              <draw:path draw:style-name="gr8" draw:text-style-name="P7" draw:layer="layout" svg:width="0.51cm" svg:height="0.367cm" draw:transform="skewX (-0.0130899693899574) rotate (2.80736210183288) translate (47.5386401785864cm 7.1242191388692cm)" svg:viewBox="0 0 511 368" svg:d="M511 0c-440 1-511 368-511 368">
                <text:p/>
              </draw:path>
            </draw:g>
            <draw:g>
              <draw:line draw:style-name="gr8" draw:text-style-name="P7" draw:layer="layout" svg:x1="45.952cm" svg:y1="11.941cm" svg:x2="46.524cm" svg:y2="11.941cm">
                <text:p/>
              </draw:line>
              <draw:line draw:style-name="gr8" draw:text-style-name="P7" draw:layer="layout" svg:x1="47.486cm" svg:y1="11.941cm" svg:x2="48.058cm" svg:y2="11.941cm">
                <text:p/>
              </draw:line>
            </draw:g>
            <draw:g>
              <draw:line draw:style-name="gr8" draw:text-style-name="P7" draw:layer="layout" svg:x1="46.179cm" svg:y1="9.707cm" svg:x2="45.77cm" svg:y2="9.504cm">
                <text:p/>
              </draw:line>
              <draw:path draw:style-name="gr8" draw:text-style-name="P7" draw:layer="layout" svg:width="0.509cm" svg:height="0.367cm" draw:transform="skewX (0.0109955742875643) rotate (-0.586256095744896) translate (45.9606700349106cm 9.11954250476011cm)" svg:viewBox="0 0 510 368" svg:d="M0 0c440 1 510 368 510 368">
                <text:p/>
              </draw:path>
            </draw:g>
            <draw:g>
              <draw:line draw:style-name="gr8" draw:text-style-name="P7" draw:layer="layout" svg:x1="52.476cm" svg:y1="5.766cm" svg:x2="52.02cm" svg:y2="5.766cm">
                <text:p/>
              </draw:line>
              <draw:path draw:style-name="gr8" draw:text-style-name="P7" draw:layer="layout" svg:width="0.509cm" svg:height="0.367cm" draw:transform="skewX (0.0109955742875643) rotate (-0.126012771993991) translate (52.0199817423469cm 5.33664392673902cm)" svg:viewBox="0 0 510 368" svg:d="M0 0c440 1 510 368 510 368">
                <text:p/>
              </draw:path>
            </draw:g>
            <draw:line draw:style-name="gr7" draw:text-style-name="P7" draw:layer="layout" svg:x1="40.479cm" svg:y1="17.96cm" svg:x2="40.063cm" svg:y2="17.96cm">
              <text:p/>
            </draw:line>
            <draw:line draw:style-name="gr7" draw:text-style-name="P7" draw:layer="layout" svg:x1="40.063cm" svg:y1="17.246cm" svg:x2="40.063cm" svg:y2="17.961cm">
              <text:p/>
            </draw:line>
            <draw:line draw:style-name="gr7" draw:text-style-name="P7" draw:layer="layout" svg:x1="42.949cm" svg:y1="17.246cm" svg:x2="42.949cm" svg:y2="17.961cm">
              <text:p/>
            </draw:line>
            <draw:line draw:style-name="gr7" draw:text-style-name="P7" draw:layer="layout" svg:x1="41.896cm" svg:y1="17.96cm" svg:x2="41.116cm" svg:y2="17.96cm">
              <text:p/>
            </draw:line>
            <draw:line draw:style-name="gr7" draw:text-style-name="P7" draw:layer="layout" svg:x1="43.339cm" svg:y1="17.96cm" svg:x2="42.559cm" svg:y2="17.96cm">
              <text:p/>
            </draw:line>
            <draw:line draw:style-name="gr7" draw:text-style-name="P7" draw:layer="layout" svg:x1="41.532cm" svg:y1="16.868cm" svg:x2="41.532cm" svg:y2="17.961cm">
              <text:p/>
            </draw:line>
            <draw:line draw:style-name="gr7" draw:text-style-name="P7" draw:layer="layout" svg:x1="45.796cm" svg:y1="17.246cm" svg:x2="45.796cm" svg:y2="17.961cm">
              <text:p/>
            </draw:line>
            <draw:line draw:style-name="gr7" draw:text-style-name="P7" draw:layer="layout" svg:x1="44.782cm" svg:y1="17.96cm" svg:x2="44.002cm" svg:y2="17.96cm">
              <text:p/>
            </draw:line>
            <draw:line draw:style-name="gr7" draw:text-style-name="P7" draw:layer="layout" svg:x1="46.225cm" svg:y1="17.96cm" svg:x2="45.445cm" svg:y2="17.96cm">
              <text:p/>
            </draw:line>
            <draw:line draw:style-name="gr7" draw:text-style-name="P7" draw:layer="layout" svg:x1="44.366cm" svg:y1="16.868cm" svg:x2="44.366cm" svg:y2="17.961cm">
              <text:p/>
            </draw:line>
            <draw:line draw:style-name="gr7" draw:text-style-name="P7" draw:layer="layout" svg:x1="47.616cm" svg:y1="17.96cm" svg:x2="46.836cm" svg:y2="17.96cm">
              <text:p/>
            </draw:line>
            <draw:line draw:style-name="gr7" draw:text-style-name="P7" draw:layer="layout" svg:x1="47.226cm" svg:y1="16.868cm" svg:x2="47.226cm" svg:y2="17.961cm">
              <text:p/>
            </draw:line>
            <draw:line draw:style-name="gr7" draw:text-style-name="P7" draw:layer="layout" svg:x1="48.695cm" svg:y1="17.961cm" svg:x2="48.279cm" svg:y2="17.961cm">
              <text:p/>
            </draw:line>
            <draw:line draw:style-name="gr7" draw:text-style-name="P7" draw:layer="layout" svg:x1="48.695cm" svg:y1="17.247cm" svg:x2="48.695cm" svg:y2="17.962cm">
              <text:p/>
            </draw:line>
            <draw:g>
              <draw:line draw:style-name="gr7" draw:text-style-name="P7" draw:layer="layout" svg:x1="40.31cm" svg:y1="16.777cm" svg:x2="40.31cm" svg:y2="17.804cm">
                <text:p/>
              </draw:line>
              <draw:line draw:style-name="gr7" draw:text-style-name="P7" draw:layer="layout" svg:x1="41.298cm" svg:y1="16.777cm" svg:x2="40.31cm" svg:y2="16.777cm">
                <text:p/>
              </draw:line>
              <draw:line draw:style-name="gr7" draw:text-style-name="P7" draw:layer="layout" svg:x1="41.298cm" svg:y1="16.778cm" svg:x2="41.298cm" svg:y2="17.805cm">
                <text:p/>
              </draw:line>
              <draw:line draw:style-name="gr7" draw:text-style-name="P7" draw:layer="layout" svg:x1="41.298cm" svg:y1="16.777cm" svg:x2="40.31cm" svg:y2="17.804cm">
                <text:p/>
              </draw:line>
              <draw:line draw:style-name="gr7" draw:text-style-name="P7" draw:layer="layout" svg:x1="41.298cm" svg:y1="17.804cm" svg:x2="40.31cm" svg:y2="17.804cm">
                <text:p/>
              </draw:line>
              <draw:line draw:style-name="gr7" draw:text-style-name="P7" draw:layer="layout" svg:x1="41.298cm" svg:y1="17.804cm" svg:x2="40.31cm" svg:y2="16.777cm">
                <text:p/>
              </draw:line>
            </draw:g>
            <draw:g>
              <draw:line draw:style-name="gr7" draw:text-style-name="P7" draw:layer="layout" svg:x1="41.753cm" svg:y1="16.777cm" svg:x2="41.753cm" svg:y2="17.804cm">
                <text:p/>
              </draw:line>
              <draw:line draw:style-name="gr7" draw:text-style-name="P7" draw:layer="layout" svg:x1="42.741cm" svg:y1="16.777cm" svg:x2="41.753cm" svg:y2="16.777cm">
                <text:p/>
              </draw:line>
              <draw:line draw:style-name="gr7" draw:text-style-name="P7" draw:layer="layout" svg:x1="42.741cm" svg:y1="16.778cm" svg:x2="42.741cm" svg:y2="17.805cm">
                <text:p/>
              </draw:line>
              <draw:line draw:style-name="gr7" draw:text-style-name="P7" draw:layer="layout" svg:x1="42.741cm" svg:y1="16.777cm" svg:x2="41.753cm" svg:y2="17.804cm">
                <text:p/>
              </draw:line>
              <draw:line draw:style-name="gr7" draw:text-style-name="P7" draw:layer="layout" svg:x1="42.741cm" svg:y1="17.804cm" svg:x2="41.753cm" svg:y2="17.804cm">
                <text:p/>
              </draw:line>
              <draw:line draw:style-name="gr7" draw:text-style-name="P7" draw:layer="layout" svg:x1="42.741cm" svg:y1="17.804cm" svg:x2="41.753cm" svg:y2="16.777cm">
                <text:p/>
              </draw:line>
            </draw:g>
            <draw:g>
              <draw:line draw:style-name="gr7" draw:text-style-name="P7" draw:layer="layout" svg:x1="43.17cm" svg:y1="16.777cm" svg:x2="43.17cm" svg:y2="17.804cm">
                <text:p/>
              </draw:line>
              <draw:line draw:style-name="gr7" draw:text-style-name="P7" draw:layer="layout" svg:x1="44.158cm" svg:y1="16.777cm" svg:x2="43.17cm" svg:y2="16.777cm">
                <text:p/>
              </draw:line>
              <draw:line draw:style-name="gr7" draw:text-style-name="P7" draw:layer="layout" svg:x1="44.158cm" svg:y1="16.778cm" svg:x2="44.158cm" svg:y2="17.805cm">
                <text:p/>
              </draw:line>
              <draw:line draw:style-name="gr7" draw:text-style-name="P7" draw:layer="layout" svg:x1="44.158cm" svg:y1="16.777cm" svg:x2="43.17cm" svg:y2="17.804cm">
                <text:p/>
              </draw:line>
              <draw:line draw:style-name="gr7" draw:text-style-name="P7" draw:layer="layout" svg:x1="44.158cm" svg:y1="17.804cm" svg:x2="43.17cm" svg:y2="17.804cm">
                <text:p/>
              </draw:line>
              <draw:line draw:style-name="gr7" draw:text-style-name="P7" draw:layer="layout" svg:x1="44.158cm" svg:y1="17.804cm" svg:x2="43.17cm" svg:y2="16.777cm">
                <text:p/>
              </draw:line>
            </draw:g>
            <draw:g>
              <draw:line draw:style-name="gr7" draw:text-style-name="P7" draw:layer="layout" svg:x1="44.6cm" svg:y1="16.777cm" svg:x2="44.6cm" svg:y2="17.804cm">
                <text:p/>
              </draw:line>
              <draw:line draw:style-name="gr7" draw:text-style-name="P7" draw:layer="layout" svg:x1="45.588cm" svg:y1="16.777cm" svg:x2="44.6cm" svg:y2="16.777cm">
                <text:p/>
              </draw:line>
              <draw:line draw:style-name="gr7" draw:text-style-name="P7" draw:layer="layout" svg:x1="45.588cm" svg:y1="16.778cm" svg:x2="45.588cm" svg:y2="17.805cm">
                <text:p/>
              </draw:line>
              <draw:line draw:style-name="gr7" draw:text-style-name="P7" draw:layer="layout" svg:x1="45.588cm" svg:y1="16.777cm" svg:x2="44.6cm" svg:y2="17.804cm">
                <text:p/>
              </draw:line>
              <draw:line draw:style-name="gr7" draw:text-style-name="P7" draw:layer="layout" svg:x1="45.588cm" svg:y1="17.804cm" svg:x2="44.6cm" svg:y2="17.804cm">
                <text:p/>
              </draw:line>
              <draw:line draw:style-name="gr7" draw:text-style-name="P7" draw:layer="layout" svg:x1="45.588cm" svg:y1="17.804cm" svg:x2="44.6cm" svg:y2="16.777cm">
                <text:p/>
              </draw:line>
            </draw:g>
            <draw:g>
              <draw:line draw:style-name="gr7" draw:text-style-name="P7" draw:layer="layout" svg:x1="46.017cm" svg:y1="16.777cm" svg:x2="46.017cm" svg:y2="17.804cm">
                <text:p/>
              </draw:line>
              <draw:line draw:style-name="gr7" draw:text-style-name="P7" draw:layer="layout" svg:x1="47.005cm" svg:y1="16.777cm" svg:x2="46.017cm" svg:y2="16.777cm">
                <text:p/>
              </draw:line>
              <draw:line draw:style-name="gr7" draw:text-style-name="P7" draw:layer="layout" svg:x1="47.005cm" svg:y1="16.778cm" svg:x2="47.005cm" svg:y2="17.805cm">
                <text:p/>
              </draw:line>
              <draw:line draw:style-name="gr7" draw:text-style-name="P7" draw:layer="layout" svg:x1="47.005cm" svg:y1="16.777cm" svg:x2="46.017cm" svg:y2="17.804cm">
                <text:p/>
              </draw:line>
              <draw:line draw:style-name="gr7" draw:text-style-name="P7" draw:layer="layout" svg:x1="47.005cm" svg:y1="17.804cm" svg:x2="46.017cm" svg:y2="17.804cm">
                <text:p/>
              </draw:line>
              <draw:line draw:style-name="gr7" draw:text-style-name="P7" draw:layer="layout" svg:x1="47.005cm" svg:y1="17.804cm" svg:x2="46.017cm" svg:y2="16.777cm">
                <text:p/>
              </draw:line>
            </draw:g>
            <draw:g>
              <draw:line draw:style-name="gr7" draw:text-style-name="P7" draw:layer="layout" svg:x1="47.447cm" svg:y1="16.777cm" svg:x2="47.447cm" svg:y2="17.804cm">
                <text:p/>
              </draw:line>
              <draw:line draw:style-name="gr7" draw:text-style-name="P7" draw:layer="layout" svg:x1="48.435cm" svg:y1="16.777cm" svg:x2="47.447cm" svg:y2="16.777cm">
                <text:p/>
              </draw:line>
              <draw:line draw:style-name="gr7" draw:text-style-name="P7" draw:layer="layout" svg:x1="48.435cm" svg:y1="16.778cm" svg:x2="48.435cm" svg:y2="17.805cm">
                <text:p/>
              </draw:line>
              <draw:line draw:style-name="gr7" draw:text-style-name="P7" draw:layer="layout" svg:x1="48.435cm" svg:y1="16.777cm" svg:x2="47.447cm" svg:y2="17.804cm">
                <text:p/>
              </draw:line>
              <draw:line draw:style-name="gr7" draw:text-style-name="P7" draw:layer="layout" svg:x1="48.435cm" svg:y1="17.804cm" svg:x2="47.447cm" svg:y2="17.804cm">
                <text:p/>
              </draw:line>
              <draw:line draw:style-name="gr7" draw:text-style-name="P7" draw:layer="layout" svg:x1="48.435cm" svg:y1="17.804cm" svg:x2="47.447cm" svg:y2="16.777cm">
                <text:p/>
              </draw:line>
            </draw:g>
            <draw:g>
              <draw:line draw:style-name="gr8" draw:text-style-name="P7" draw:layer="layout" svg:x1="40.219cm" svg:y1="5.844cm" svg:x2="40.675cm" svg:y2="5.844cm">
                <text:p/>
              </draw:line>
              <draw:path draw:style-name="gr8" draw:text-style-name="P7" draw:layer="layout" svg:width="0.509cm" svg:height="0.368cm" draw:transform="skewX (-0.011693705988362) rotate (0.125489173218392) translate (40.1688883225045cm 5.4788021916802cm)" svg:viewBox="0 0 510 369" svg:d="M510 0c-439 1-510 369-510 369">
                <text:p/>
              </draw:path>
            </draw:g>
            <draw:g>
              <draw:line draw:style-name="gr125" draw:text-style-name="P7" draw:layer="layout" svg:x1="19.821cm" svg:y1="20.452cm" svg:x2="19.821cm" svg:y2="29.602cm">
                <text:p/>
              </draw:line>
              <draw:line draw:style-name="gr125" draw:text-style-name="P7" draw:layer="layout" svg:x1="19.821cm" svg:y1="20.452cm" svg:x2="19.851cm" svg:y2="11.901cm">
                <text:p/>
              </draw:line>
              <draw:line draw:style-name="gr125" draw:text-style-name="P7" draw:layer="layout" svg:x1="27.816cm" svg:y1="11.915cm" svg:x2="23.409cm" svg:y2="11.915cm">
                <text:p/>
              </draw:line>
              <draw:line draw:style-name="gr125" draw:text-style-name="P7" draw:layer="layout" svg:x1="19.851cm" svg:y1="11.901cm" svg:x2="19.851cm" svg:y2="2.347cm">
                <text:p/>
              </draw:line>
              <draw:line draw:style-name="gr125" draw:text-style-name="P7" draw:layer="layout" svg:x1="30.77cm" svg:y1="20.776cm" svg:x2="31.871cm" svg:y2="19.492cm">
                <text:p/>
              </draw:line>
              <draw:line draw:style-name="gr125" draw:text-style-name="P7" draw:layer="layout" svg:x1="31.871cm" svg:y1="19.492cm" svg:x2="34.071cm" svg:y2="19.492cm">
                <text:p/>
              </draw:line>
              <draw:line draw:style-name="gr125" draw:text-style-name="P7" draw:layer="layout" svg:x1="34.07cm" svg:y1="17.758cm" svg:x2="31.38cm" svg:y2="16.233cm">
                <text:p/>
              </draw:line>
              <draw:line draw:style-name="gr125" draw:text-style-name="P7" draw:layer="layout" svg:x1="31.38cm" svg:y1="16.233cm" svg:x2="31.095cm" svg:y2="15.921cm">
                <text:p/>
              </draw:line>
              <draw:line draw:style-name="gr125" draw:text-style-name="P7" draw:layer="layout" svg:x1="31.095cm" svg:y1="15.921cm" svg:x2="30.852cm" svg:y2="15.533cm">
                <text:p/>
              </draw:line>
              <draw:line draw:style-name="gr125" draw:text-style-name="P7" draw:layer="layout" svg:x1="30.852cm" svg:y1="15.533cm" svg:x2="30.737cm" svg:y2="15.152cm">
                <text:p/>
              </draw:line>
              <draw:line draw:style-name="gr125" draw:text-style-name="P7" draw:layer="layout" svg:x1="30.737cm" svg:y1="15.152cm" svg:x2="30.737cm" svg:y2="14.701cm">
                <text:p/>
              </draw:line>
              <draw:line draw:style-name="gr125" draw:text-style-name="P7" draw:layer="layout" svg:x1="30.737cm" svg:y1="14.701cm" svg:x2="30.737cm" svg:y2="13.907cm">
                <text:p/>
              </draw:line>
              <draw:line draw:style-name="gr125" draw:text-style-name="P7" draw:layer="layout" svg:x1="28.993cm" svg:y1="11.915cm" svg:x2="27.816cm" svg:y2="11.915cm">
                <text:p/>
              </draw:line>
              <draw:line draw:style-name="gr125" draw:text-style-name="P7" draw:layer="layout" svg:x1="28.993cm" svg:y1="11.915cm" svg:x2="38.62cm" svg:y2="11.915cm">
                <text:p/>
              </draw:line>
              <draw:line draw:style-name="gr125" draw:text-style-name="P7" draw:layer="layout" svg:x1="40.335cm" svg:y1="13.907cm" svg:x2="30.737cm" svg:y2="13.907cm">
                <text:p/>
              </draw:line>
              <draw:line draw:style-name="gr125" draw:text-style-name="P7" draw:layer="layout" svg:x1="38.981cm" svg:y1="11.219cm" svg:x2="38.471cm" svg:y2="9.902cm">
                <text:p/>
              </draw:line>
              <draw:line draw:style-name="gr125" draw:text-style-name="P7" draw:layer="layout" svg:x1="38.581cm" svg:y1="11.911cm" svg:x2="38.981cm" svg:y2="11.219cm">
                <text:p/>
              </draw:line>
              <draw:line draw:style-name="gr125" draw:text-style-name="P7" draw:layer="layout" svg:x1="40.682cm" svg:y1="7.53cm" svg:x2="38.974cm" svg:y2="7.527cm">
                <text:p/>
              </draw:line>
              <draw:line draw:style-name="gr125" draw:text-style-name="P7" draw:layer="layout" svg:x1="38.974cm" svg:y1="7.527cm" svg:x2="38.974cm" svg:y2="7.028cm">
                <text:p/>
              </draw:line>
              <draw:line draw:style-name="gr125" draw:text-style-name="P7" draw:layer="layout" svg:x1="35.052cm" svg:y1="9.568cm" svg:x2="36.356cm" svg:y2="9.568cm">
                <text:p/>
              </draw:line>
              <draw:line draw:style-name="gr125" draw:text-style-name="P7" draw:layer="layout" svg:x1="36.356cm" svg:y1="9.568cm" svg:x2="36.34cm" svg:y2="7.503cm">
                <text:p/>
              </draw:line>
              <draw:line draw:style-name="gr125" draw:text-style-name="P7" draw:layer="layout" svg:x1="36.34cm" svg:y1="7.503cm" svg:x2="37.48cm" svg:y2="7.497cm">
                <text:p/>
              </draw:line>
              <draw:line draw:style-name="gr125" draw:text-style-name="P7" draw:layer="layout" svg:x1="37.48cm" svg:y1="7.497cm" svg:x2="38.471cm" svg:y2="9.902cm">
                <text:p/>
              </draw:line>
              <draw:line draw:style-name="gr125" draw:text-style-name="P7" draw:layer="layout" svg:x1="38.974cm" svg:y1="7.028cm" svg:x2="38.971cm" svg:y2="4.752cm">
                <text:p/>
              </draw:line>
              <draw:line draw:style-name="gr125" draw:text-style-name="P7" draw:layer="layout" svg:x1="39.87cm" svg:y1="5.94cm" svg:x2="39.87cm" svg:y2="4.757cm">
                <text:p/>
              </draw:line>
              <draw:line draw:style-name="gr125" draw:text-style-name="P7" draw:layer="layout" svg:x1="38.974cm" svg:y1="4.757cm" svg:x2="39.962cm" svg:y2="4.226cm">
                <text:p/>
              </draw:line>
              <draw:line draw:style-name="gr125" draw:text-style-name="P7" draw:layer="layout" svg:x1="39.962cm" svg:y1="4.226cm" svg:x2="40.023cm" svg:y2="4.202cm">
                <text:p/>
              </draw:line>
              <draw:line draw:style-name="gr125" draw:text-style-name="P7" draw:layer="layout" svg:x1="19.851cm" svg:y1="2.343cm" svg:x2="30.021cm" svg:y2="2.343cm">
                <text:p/>
              </draw:line>
              <draw:line draw:style-name="gr125" draw:text-style-name="P7" draw:layer="layout" svg:x1="29.846cm" svg:y1="21.829cm" svg:x2="29.846cm" svg:y2="24.171cm">
                <text:p/>
              </draw:line>
              <draw:line draw:style-name="gr125" draw:text-style-name="P7" draw:layer="layout" svg:x1="34.813cm" svg:y1="21.828cm" svg:x2="34.811cm" svg:y2="24.17cm">
                <text:p/>
              </draw:line>
              <draw:line draw:style-name="gr125" draw:text-style-name="P7" draw:layer="layout" svg:x1="35.416cm" svg:y1="25.197cm" svg:x2="33.736cm" svg:y2="25.197cm">
                <text:p/>
              </draw:line>
              <draw:line draw:style-name="gr125" draw:text-style-name="P7" draw:layer="layout" svg:x1="33.736cm" svg:y1="25.197cm" svg:x2="33.736cm" svg:y2="26.95cm">
                <text:p/>
              </draw:line>
              <draw:line draw:style-name="gr125" draw:text-style-name="P7" draw:layer="layout" svg:x1="33.736cm" svg:y1="26.95cm" svg:x2="34.93cm" svg:y2="27.691cm">
                <text:p/>
              </draw:line>
              <draw:line draw:style-name="gr125" draw:text-style-name="P7" draw:layer="layout" svg:x1="34.93cm" svg:y1="27.691cm" svg:x2="34.999cm" svg:y2="27.708cm">
                <text:p/>
              </draw:line>
              <draw:line draw:style-name="gr125" draw:text-style-name="P7" draw:layer="layout" svg:x1="34.999cm" svg:y1="27.708cm" svg:x2="35.071cm" svg:y2="27.702cm">
                <text:p/>
              </draw:line>
              <draw:line draw:style-name="gr125" draw:text-style-name="P7" draw:layer="layout" svg:x1="30.77cm" svg:y1="20.776cm" svg:x2="29.846cm" svg:y2="21.829cm">
                <text:p/>
              </draw:line>
              <draw:line draw:style-name="gr125" draw:text-style-name="P7" draw:layer="layout" svg:x1="32.01cm" svg:y1="29.587cm" svg:x2="19.821cm" svg:y2="29.587cm">
                <text:p/>
              </draw:line>
              <draw:line draw:style-name="gr125" draw:text-style-name="P7" draw:layer="layout" svg:x1="43.321cm" svg:y1="29.592cm" svg:x2="32.01cm" svg:y2="29.592cm">
                <text:p/>
              </draw:line>
              <draw:line draw:style-name="gr125" draw:text-style-name="P7" draw:layer="layout" svg:x1="36.452cm" svg:y1="25.197cm" svg:x2="36.452cm" svg:y2="26.954cm">
                <text:p/>
              </draw:line>
              <draw:line draw:style-name="gr125" draw:text-style-name="P7" draw:layer="layout" svg:x1="35.421cm" svg:y1="26.946cm" svg:x2="35.293cm" svg:y2="27.557cm">
                <text:p/>
              </draw:line>
              <draw:line draw:style-name="gr125" draw:text-style-name="P7" draw:layer="layout" svg:x1="35.293cm" svg:y1="27.557cm" svg:x2="35.071cm" svg:y2="27.702cm">
                <text:p/>
              </draw:line>
              <draw:line draw:style-name="gr125" draw:text-style-name="P7" draw:layer="layout" svg:x1="48.971cm" svg:y1="13.891cm" svg:x2="48.971cm" svg:y2="18.051cm">
                <text:p/>
              </draw:line>
              <draw:line draw:style-name="gr125" draw:text-style-name="P7" draw:layer="layout" svg:x1="48.971cm" svg:y1="19.596cm" svg:x2="51.393cm" svg:y2="19.596cm">
                <text:p/>
              </draw:line>
              <draw:line draw:style-name="gr125" draw:text-style-name="P7" draw:layer="layout" svg:x1="49.622cm" svg:y1="9.902cm" svg:x2="49.221cm" svg:y2="9.902cm">
                <text:p/>
              </draw:line>
              <draw:line draw:style-name="gr125" draw:text-style-name="P7" draw:layer="layout" svg:x1="45.571cm" svg:y1="9.902cm" svg:x2="47.293cm" svg:y2="6.507cm">
                <text:p/>
              </draw:line>
              <draw:line draw:style-name="gr125" draw:text-style-name="P7" draw:layer="layout" svg:x1="47.293cm" svg:y1="6.507cm" svg:x2="48.931cm" svg:y2="6.502cm">
                <text:p/>
              </draw:line>
              <draw:line draw:style-name="gr125" draw:text-style-name="P7" draw:layer="layout" svg:x1="48.931cm" svg:y1="6.502cm" svg:x2="48.931cm" svg:y2="6.252cm">
                <text:p/>
              </draw:line>
              <draw:line draw:style-name="gr125" draw:text-style-name="P7" draw:layer="layout" svg:x1="48.931cm" svg:y1="6.252cm" svg:x2="49.363cm" svg:y2="6.252cm">
                <text:p/>
              </draw:line>
              <draw:line draw:style-name="gr125" draw:text-style-name="P7" draw:layer="layout" svg:x1="40.021cm" svg:y1="4.202cm" svg:x2="40.118cm" svg:y2="4.235cm">
                <text:p/>
              </draw:line>
              <draw:line draw:style-name="gr125" draw:text-style-name="P7" draw:layer="layout" svg:x1="40.118cm" svg:y1="4.235cm" svg:x2="40.192cm" svg:y2="4.282cm">
                <text:p/>
              </draw:line>
              <draw:line draw:style-name="gr125" draw:text-style-name="P7" draw:layer="layout" svg:x1="40.192cm" svg:y1="4.282cm" svg:x2="40.244cm" svg:y2="4.321cm">
                <text:p/>
              </draw:line>
              <draw:line draw:style-name="gr125" draw:text-style-name="P7" draw:layer="layout" svg:x1="40.244cm" svg:y1="4.321cm" svg:x2="40.27cm" svg:y2="4.33cm">
                <text:p/>
              </draw:line>
              <draw:line draw:style-name="gr125" draw:text-style-name="P7" draw:layer="layout" svg:x1="40.27cm" svg:y1="4.33cm" svg:x2="40.676cm" svg:y2="4.758cm">
                <text:p/>
              </draw:line>
              <draw:line draw:style-name="gr125" draw:text-style-name="P7" draw:layer="layout" svg:x1="30.02cm" svg:y1="2.334cm" svg:x2="47.645cm" svg:y2="2.352cm">
                <text:p/>
              </draw:line>
              <draw:line draw:style-name="gr125" draw:text-style-name="P7" draw:layer="layout" svg:x1="47.645cm" svg:y1="2.352cm" svg:x2="47.645cm" svg:y2="1.001cm">
                <text:p/>
              </draw:line>
              <draw:line draw:style-name="gr125" draw:text-style-name="P7" draw:layer="layout" svg:x1="47.645cm" svg:y1="1.001cm" svg:x2="58.4cm" svg:y2="1.003cm">
                <text:p/>
              </draw:line>
              <draw:line draw:style-name="gr125" draw:text-style-name="P7" draw:layer="layout" svg:x1="57.53cm" svg:y1="9.151cm" svg:x2="58.4cm" svg:y2="1.003cm">
                <text:p/>
              </draw:line>
              <draw:line draw:style-name="gr125" draw:text-style-name="P7" draw:layer="layout" svg:x1="49.363cm" svg:y1="6.252cm" svg:x2="49.622cm" svg:y2="6.252cm">
                <text:p/>
              </draw:line>
              <draw:line draw:style-name="gr125" draw:text-style-name="P7" draw:layer="layout" svg:x1="56.343cm" svg:y1="20.152cm" svg:x2="56.343cm" svg:y2="19.602cm">
                <text:p/>
              </draw:line>
              <draw:line draw:style-name="gr125" draw:text-style-name="P7" draw:layer="layout" svg:x1="56.343cm" svg:y1="19.602cm" svg:x2="56.171cm" svg:y2="19.052cm">
                <text:p/>
              </draw:line>
              <draw:line draw:style-name="gr125" draw:text-style-name="P7" draw:layer="layout" svg:x1="56.171cm" svg:y1="19.052cm" svg:x2="55.721cm" svg:y2="18.452cm">
                <text:p/>
              </draw:line>
              <draw:line draw:style-name="gr125" draw:text-style-name="P7" draw:layer="layout" svg:x1="55.721cm" svg:y1="18.452cm" svg:x2="55.147cm" svg:y2="18.076cm">
                <text:p/>
              </draw:line>
              <draw:line draw:style-name="gr125" draw:text-style-name="P7" draw:layer="layout" svg:x1="55.147cm" svg:y1="18.076cm" svg:x2="54.571cm" svg:y2="17.909cm">
                <text:p/>
              </draw:line>
              <draw:line draw:style-name="gr125" draw:text-style-name="P7" draw:layer="layout" svg:x1="51.393cm" svg:y1="19.596cm" svg:x2="52.731cm" svg:y2="19.594cm">
                <text:p/>
              </draw:line>
              <draw:line draw:style-name="gr125" draw:text-style-name="P7" draw:layer="layout" svg:x1="52.732cm" svg:y1="19.596cm" svg:x2="52.732cm" svg:y2="24.184cm">
                <text:p/>
              </draw:line>
              <draw:line draw:style-name="gr125" draw:text-style-name="P7" draw:layer="layout" svg:x1="55.332cm" svg:y1="29.592cm" svg:x2="56.343cm" svg:y2="20.152cm">
                <text:p/>
              </draw:line>
              <draw:line draw:style-name="gr125" draw:text-style-name="P7" draw:layer="layout" svg:x1="34.814cm" svg:y1="19.492cm" svg:x2="34.071cm" svg:y2="19.492cm">
                <text:p/>
              </draw:line>
              <draw:line draw:style-name="gr125" draw:text-style-name="P7" draw:layer="layout" svg:x1="34.07cm" svg:y1="17.758cm" svg:x2="34.589cm" svg:y2="17.937cm">
                <text:p/>
              </draw:line>
              <draw:line draw:style-name="gr125" draw:text-style-name="P7" draw:layer="layout" svg:x1="34.589cm" svg:y1="17.937cm" svg:x2="39.954cm" svg:y2="17.935cm">
                <text:p/>
              </draw:line>
              <draw:line draw:style-name="gr125" draw:text-style-name="P7" draw:layer="layout" svg:x1="48.971cm" svg:y1="18.051cm" svg:x2="39.954cm" svg:y2="18.051cm">
                <text:p/>
              </draw:line>
              <draw:line draw:style-name="gr125" draw:text-style-name="P7" draw:layer="layout" svg:x1="55.332cm" svg:y1="29.592cm" svg:x2="43.321cm" svg:y2="29.592cm">
                <text:p/>
              </draw:line>
              <draw:line draw:style-name="gr125" draw:text-style-name="P7" draw:layer="layout" svg:x1="45.571cm" svg:y1="9.902cm" svg:x2="49.221cm" svg:y2="9.902cm">
                <text:p/>
              </draw:line>
              <draw:line draw:style-name="gr125" draw:text-style-name="P7" draw:layer="layout" svg:x1="48.971cm" svg:y1="13.9cm" svg:x2="40.335cm" svg:y2="13.907cm">
                <text:p/>
              </draw:line>
              <draw:rect draw:style-name="gr127" draw:text-style-name="P7" draw:layer="layout" svg:width="1.643cm" svg:height="1.028cm" svg:x="23.409cm" svg:y="7.54cm">
                <text:p/>
              </draw:rect>
              <draw:rect draw:style-name="gr128" draw:text-style-name="P7" draw:layer="layout" svg:width="1.643cm" svg:height="1.031cm" svg:x="23.409cm" svg:y="10.883cm">
                <text:p/>
              </draw:rect>
              <draw:rect draw:style-name="gr129" draw:text-style-name="P7" draw:layer="layout" svg:width="9.999cm" svg:height="4.375cm" svg:x="25.052cm" svg:y="7.539cm">
                <text:p/>
              </draw:rect>
              <draw:rect draw:style-name="gr130" draw:text-style-name="P7" draw:layer="layout" svg:width="1.624cm" svg:height="2.349cm" svg:x="35.052cm" svg:y="9.565cm">
                <text:p/>
              </draw:rect>
              <draw:line draw:style-name="gr125" draw:text-style-name="P7" draw:layer="layout" svg:x1="37.492cm" svg:y1="7.497cm" svg:x2="36.34cm" svg:y2="7.497cm">
                <text:p/>
              </draw:line>
              <draw:line draw:style-name="gr125" draw:text-style-name="P7" draw:layer="layout" svg:x1="36.34cm" svg:y1="7.497cm" svg:x2="36.356cm" svg:y2="9.566cm">
                <text:p/>
              </draw:line>
              <draw:line draw:style-name="gr125" draw:text-style-name="P7" draw:layer="layout" svg:x1="36.356cm" svg:y1="9.566cm" svg:x2="38.321cm" svg:y2="9.566cm">
                <text:p/>
              </draw:line>
              <draw:line draw:style-name="gr125" draw:text-style-name="P7" draw:layer="layout" svg:x1="38.321cm" svg:y1="9.566cm" svg:x2="37.492cm" svg:y2="7.497cm">
                <text:p/>
              </draw:line>
              <draw:rect draw:style-name="gr133" draw:text-style-name="P7" draw:layer="layout" svg:width="2.373cm" svg:height="1.7cm" svg:x="22.947cm" svg:y="12.951cm">
                <text:p/>
              </draw:rect>
              <draw:rect draw:style-name="gr134" draw:text-style-name="P7" draw:layer="layout" svg:width="8.717cm" svg:height="4.574cm" svg:x="39.953cm" svg:y="19.596cm">
                <text:p/>
              </draw:rect>
              <draw:rect draw:style-name="gr135" draw:text-style-name="P7" draw:layer="layout" svg:width="4.061cm" svg:height="2.829cm" svg:x="48.67cm" svg:y="19.595cm">
                <text:p/>
              </draw:rect>
              <draw:rect draw:style-name="gr136" draw:text-style-name="P7" draw:layer="layout" svg:width="0.984cm" svg:height="1.745cm" svg:x="50.76cm" svg:y="22.424cm">
                <text:p/>
              </draw:rect>
              <draw:rect draw:style-name="gr137" draw:text-style-name="P7" draw:layer="layout" svg:width="0.988cm" svg:height="1.745cm" svg:x="51.744cm" svg:y="22.424cm">
                <text:p/>
              </draw:rect>
              <draw:rect draw:style-name="gr138" draw:text-style-name="P7" draw:layer="layout" svg:width="2.089cm" svg:height="1.745cm" svg:x="48.67cm" svg:y="22.424cm">
                <text:p/>
              </draw:rect>
              <draw:rect draw:style-name="gr142" draw:text-style-name="P7" draw:layer="layout" svg:width="2.437cm" svg:height="2.337cm" svg:x="32.376cm" svg:y="19.491cm">
                <text:p/>
              </draw:rect>
              <draw:line draw:style-name="gr125" draw:text-style-name="P7" draw:layer="layout" svg:x1="31.871cm" svg:y1="19.492cm" svg:x2="32.377cm" svg:y2="19.492cm">
                <text:p/>
              </draw:line>
              <draw:line draw:style-name="gr125" draw:text-style-name="P7" draw:layer="layout" svg:x1="32.377cm" svg:y1="19.492cm" svg:x2="32.377cm" svg:y2="21.829cm">
                <text:p/>
              </draw:line>
              <draw:line draw:style-name="gr125" draw:text-style-name="P7" draw:layer="layout" svg:x1="32.377cm" svg:y1="21.829cm" svg:x2="29.854cm" svg:y2="21.829cm">
                <text:p/>
              </draw:line>
              <draw:line draw:style-name="gr125" draw:text-style-name="P7" draw:layer="layout" svg:x1="29.854cm" svg:y1="21.829cm" svg:x2="30.77cm" svg:y2="20.776cm">
                <text:p/>
              </draw:line>
              <draw:line draw:style-name="gr125" draw:text-style-name="P7" draw:layer="layout" svg:x1="30.77cm" svg:y1="20.776cm" svg:x2="31.871cm" svg:y2="19.492cm">
                <text:p/>
              </draw:line>
              <draw:line draw:style-name="gr125" draw:text-style-name="P7" draw:layer="layout" svg:x1="38.321cm" svg:y1="9.566cm" svg:x2="36.677cm" svg:y2="9.566cm">
                <text:p/>
              </draw:line>
              <draw:line draw:style-name="gr125" draw:text-style-name="P7" draw:layer="layout" svg:x1="36.677cm" svg:y1="9.566cm" svg:x2="36.677cm" svg:y2="11.915cm">
                <text:p/>
              </draw:line>
              <draw:line draw:style-name="gr125" draw:text-style-name="P7" draw:layer="layout" svg:x1="36.677cm" svg:y1="11.915cm" svg:x2="38.58cm" svg:y2="11.915cm">
                <text:p/>
              </draw:line>
              <draw:line draw:style-name="gr125" draw:text-style-name="P7" draw:layer="layout" svg:x1="38.58cm" svg:y1="11.915cm" svg:x2="38.982cm" svg:y2="11.219cm">
                <text:p/>
              </draw:line>
              <draw:line draw:style-name="gr125" draw:text-style-name="P7" draw:layer="layout" svg:x1="38.982cm" svg:y1="11.219cm" svg:x2="38.321cm" svg:y2="9.566cm">
                <text:p/>
              </draw:line>
              <draw:line draw:style-name="gr125" draw:text-style-name="P7" draw:layer="layout" svg:x1="45.571cm" svg:y1="9.902cm" svg:x2="49.622cm" svg:y2="9.902cm">
                <text:p/>
              </draw:line>
              <draw:line draw:style-name="gr125" draw:text-style-name="P7" draw:layer="layout" svg:x1="49.622cm" svg:y1="9.902cm" svg:x2="49.622cm" svg:y2="8.165cm">
                <text:p/>
              </draw:line>
              <draw:line draw:style-name="gr125" draw:text-style-name="P7" draw:layer="layout" svg:x1="49.622cm" svg:y1="8.165cm" svg:x2="46.471cm" svg:y2="8.165cm">
                <text:p/>
              </draw:line>
              <draw:line draw:style-name="gr125" draw:text-style-name="P7" draw:layer="layout" svg:x1="46.471cm" svg:y1="8.165cm" svg:x2="45.571cm" svg:y2="9.902cm">
                <text:p/>
              </draw:line>
              <draw:line draw:style-name="gr125" draw:text-style-name="P7" draw:layer="layout" svg:x1="46.471cm" svg:y1="8.165cm" svg:x2="49.622cm" svg:y2="8.165cm">
                <text:p/>
              </draw:line>
              <draw:line draw:style-name="gr125" draw:text-style-name="P7" draw:layer="layout" svg:x1="49.622cm" svg:y1="8.165cm" svg:x2="49.622cm" svg:y2="6.252cm">
                <text:p/>
              </draw:line>
              <draw:line draw:style-name="gr125" draw:text-style-name="P7" draw:layer="layout" svg:x1="49.622cm" svg:y1="6.252cm" svg:x2="48.931cm" svg:y2="6.252cm">
                <text:p/>
              </draw:line>
              <draw:line draw:style-name="gr125" draw:text-style-name="P7" draw:layer="layout" svg:x1="48.931cm" svg:y1="6.252cm" svg:x2="48.931cm" svg:y2="6.502cm">
                <text:p/>
              </draw:line>
              <draw:line draw:style-name="gr125" draw:text-style-name="P7" draw:layer="layout" svg:x1="48.931cm" svg:y1="6.502cm" svg:x2="47.293cm" svg:y2="6.507cm">
                <text:p/>
              </draw:line>
              <draw:line draw:style-name="gr125" draw:text-style-name="P7" draw:layer="layout" svg:x1="47.293cm" svg:y1="6.507cm" svg:x2="46.471cm" svg:y2="8.165cm">
                <text:p/>
              </draw:line>
              <draw:line draw:style-name="gr125" draw:text-style-name="P7" draw:layer="layout" svg:x1="39.954cm" svg:y1="17.935cm" svg:x2="39.954cm" svg:y2="18.051cm">
                <text:p/>
              </draw:line>
              <draw:line draw:style-name="gr149" draw:text-style-name="P7" draw:layer="layout" svg:x1="33.32cm" svg:y1="10.651cm" svg:x2="32.82cm" svg:y2="10.651cm">
                <text:p/>
              </draw:line>
              <draw:line draw:style-name="gr149" draw:text-style-name="P7" draw:layer="layout" svg:x1="26.77cm" svg:y1="7.539cm" svg:x2="26.77cm" svg:y2="11.915cm">
                <text:p/>
              </draw:line>
              <draw:line draw:style-name="gr149" draw:text-style-name="P7" draw:layer="layout" svg:x1="28.22cm" svg:y1="7.539cm" svg:x2="28.22cm" svg:y2="11.914cm">
                <text:p/>
              </draw:line>
              <draw:line draw:style-name="gr149" draw:text-style-name="P7" draw:layer="layout" svg:x1="28.22cm" svg:y1="9.651cm" svg:x2="27.87cm" svg:y2="9.651cm">
                <text:p/>
              </draw:line>
              <draw:line draw:style-name="gr149" draw:text-style-name="P7" draw:layer="layout" svg:x1="27.12cm" svg:y1="9.651cm" svg:x2="26.77cm" svg:y2="9.651cm">
                <text:p/>
              </draw:line>
              <draw:line draw:style-name="gr149" draw:text-style-name="P7" draw:layer="layout" svg:x1="25.052cm" svg:y1="8.301cm" svg:x2="28.22cm" svg:y2="8.301cm">
                <text:p/>
              </draw:line>
              <draw:line draw:style-name="gr149" draw:text-style-name="P7" draw:layer="layout" svg:x1="35.052cm" svg:y1="8.301cm" svg:x2="32.821cm" svg:y2="8.301cm">
                <text:p/>
              </draw:line>
              <draw:line draw:style-name="gr149" draw:text-style-name="P7" draw:layer="layout" svg:x1="33.32cm" svg:y1="7.539cm" svg:x2="33.32cm" svg:y2="11.914cm">
                <text:p/>
              </draw:line>
              <draw:line draw:style-name="gr149" draw:text-style-name="P7" draw:layer="layout" svg:x1="30.52cm" svg:y1="7.54cm" svg:x2="30.52cm" svg:y2="9.536cm">
                <text:p/>
              </draw:line>
              <draw:line draw:style-name="gr149" draw:text-style-name="P7" draw:layer="layout" svg:x1="40.42cm" svg:y1="19.701cm" svg:x2="40.07cm" svg:y2="19.701cm">
                <text:p/>
              </draw:line>
              <draw:line draw:style-name="gr149" draw:text-style-name="P7" draw:layer="layout" svg:x1="42.77cm" svg:y1="20.551cm" svg:x2="45.82cm" svg:y2="20.551cm">
                <text:p/>
              </draw:line>
              <draw:line draw:style-name="gr149" draw:text-style-name="P7" draw:layer="layout" svg:x1="41.22cm" svg:y1="21.401cm" svg:x2="47.52cm" svg:y2="21.401cm">
                <text:p/>
              </draw:line>
              <draw:line draw:style-name="gr149" draw:text-style-name="P7" draw:layer="layout" svg:x1="40.07cm" svg:y1="24.17cm" svg:x2="40.07cm" svg:y2="19.701cm">
                <text:p/>
              </draw:line>
              <draw:line draw:style-name="gr149" draw:text-style-name="P7" draw:layer="layout" svg:x1="40.07cm" svg:y1="23.401cm" svg:x2="47.32cm" svg:y2="23.401cm">
                <text:p/>
              </draw:line>
              <draw:line draw:style-name="gr149" draw:text-style-name="P7" draw:layer="layout" svg:x1="45.07cm" svg:y1="24.17cm" svg:x2="45.07cm" svg:y2="21.401cm">
                <text:p/>
              </draw:line>
              <draw:line draw:style-name="gr149" draw:text-style-name="P7" draw:layer="layout" svg:x1="41.62cm" svg:y1="19.701cm" svg:x2="41.62cm" svg:y2="20.701cm">
                <text:p/>
              </draw:line>
              <draw:line draw:style-name="gr149" draw:text-style-name="P7" draw:layer="layout" svg:x1="40.42cm" svg:y1="21.401cm" svg:x2="40.07cm" svg:y2="21.401cm">
                <text:p/>
              </draw:line>
              <draw:line draw:style-name="gr149" draw:text-style-name="P7" draw:layer="layout" svg:x1="48.67cm" svg:y1="19.701cm" svg:x2="48.32cm" svg:y2="19.701cm">
                <text:p/>
              </draw:line>
              <draw:line draw:style-name="gr149" draw:text-style-name="P7" draw:layer="layout" svg:x1="48.67cm" svg:y1="21.401cm" svg:x2="48.32cm" svg:y2="21.401cm">
                <text:p/>
              </draw:line>
              <draw:line draw:style-name="gr149" draw:text-style-name="P7" draw:layer="layout" svg:x1="41.07cm" svg:y1="19.701cm" svg:x2="47.62cm" svg:y2="19.701cm">
                <text:p/>
              </draw:line>
              <draw:line draw:style-name="gr149" draw:text-style-name="P7" draw:layer="layout" svg:x1="46.97cm" svg:y1="19.701cm" svg:x2="46.97cm" svg:y2="20.701cm">
                <text:p/>
              </draw:line>
              <draw:polygon draw:style-name="gr150" draw:text-style-name="P7" draw:layer="layout" svg:width="0.899cm" svg:height="2.049cm" svg:x="24.62cm" svg:y="25.751cm" svg:viewBox="0 0 900 2050" draw:points="0,0 900,0 900,1550 550,2000 450,2050 400,2050 350,2000 0,1550">
                <text:p/>
              </draw:polygon>
              <draw:polygon draw:style-name="gr150" draw:text-style-name="P7" draw:layer="layout" svg:width="0.899cm" svg:height="1.749cm" draw:transform="rotate (-3.14159265358979) translate (52.92cm 5.901cm)" svg:viewBox="0 0 900 1750" draw:points="0,0 900,0 900,1250 550,1700 450,1750 400,1750 350,1700 0,1250">
                <text:p/>
              </draw:polygon>
              <draw:rect draw:style-name="gr133" draw:text-style-name="P7" draw:layer="layout" svg:width="2.373cm" svg:height="1.65cm" svg:x="22.947cm" svg:y="14.651cm">
                <text:p/>
              </draw:rect>
              <draw:rect draw:style-name="gr133" draw:text-style-name="P7" draw:layer="layout" svg:width="2.373cm" svg:height="1.9cm" svg:x="22.947cm" svg:y="16.301cm">
                <text:p/>
              </draw:rect>
              <draw:line draw:style-name="gr157" draw:text-style-name="P7" draw:layer="layout" svg:x1="57.53cm" svg:y1="9.151cm" svg:x2="57.17cm" svg:y2="10.501cm">
                <text:p/>
              </draw:line>
              <draw:line draw:style-name="gr157" draw:text-style-name="P7" draw:layer="layout" svg:x1="57.17cm" svg:y1="10.501cm" svg:x2="56.342cm" svg:y2="11.701cm">
                <text:p/>
              </draw:line>
              <draw:line draw:style-name="gr157" draw:text-style-name="P7" draw:layer="layout" svg:x1="56.342cm" svg:y1="11.701cm" svg:x2="53.221cm" svg:y2="13.801cm">
                <text:p/>
              </draw:line>
              <draw:line draw:style-name="gr157" draw:text-style-name="P7" draw:layer="layout" svg:x1="53.221cm" svg:y1="13.801cm" svg:x2="53.201cm" svg:y2="17.906cm">
                <text:p/>
              </draw:line>
              <draw:line draw:style-name="gr157" draw:text-style-name="P7" draw:layer="layout" svg:x1="53.22cm" svg:y1="14.001cm" svg:x2="52.82cm" svg:y2="14.301cm">
                <text:p/>
              </draw:line>
              <draw:line draw:style-name="gr157" draw:text-style-name="P7" draw:layer="layout" svg:x1="52.82cm" svg:y1="14.301cm" svg:x2="52.669cm" svg:y2="14.501cm">
                <text:p/>
              </draw:line>
              <draw:line draw:style-name="gr157" draw:text-style-name="P7" draw:layer="layout" svg:x1="52.669cm" svg:y1="14.501cm" svg:x2="52.52cm" svg:y2="14.85cm">
                <text:p/>
              </draw:line>
              <draw:line draw:style-name="gr157" draw:text-style-name="P7" draw:layer="layout" svg:x1="52.52cm" svg:y1="14.851cm" svg:x2="52.52cm" svg:y2="17.907cm">
                <text:p/>
              </draw:line>
              <draw:line draw:style-name="gr157" draw:text-style-name="P7" draw:layer="layout" svg:x1="52.52cm" svg:y1="17.907cm" svg:x2="54.571cm" svg:y2="17.907cm">
                <text:p/>
              </draw:line>
              <draw:rect draw:style-name="gr128" draw:text-style-name="P7" draw:layer="layout" svg:width="1.643cm" svg:height="2.315cm" svg:x="23.41cm" svg:y="8.569cm">
                <text:p/>
              </draw:rect>
              <draw:line draw:style-name="gr149" draw:text-style-name="P7" draw:layer="layout" svg:x1="25.87cm" svg:y1="7.539cm" svg:x2="25.87cm" svg:y2="8.301cm">
                <text:p/>
              </draw:line>
              <draw:line draw:style-name="gr125" draw:text-style-name="P7" draw:layer="layout" svg:x1="34.92cm" svg:y1="26.953cm" svg:x2="34.92cm" svg:y2="25.197cm">
                <text:p/>
              </draw:line>
              <draw:line draw:style-name="gr125" draw:text-style-name="P7" draw:layer="layout" svg:x1="36.452cm" svg:y1="26.95cm" svg:x2="33.736cm" svg:y2="26.95cm">
                <text:p/>
              </draw:line>
              <draw:line draw:style-name="gr125" draw:text-style-name="P7" draw:layer="layout" svg:x1="34.92cm" svg:y1="26.098cm" svg:x2="33.736cm" svg:y2="26.098cm">
                <text:p/>
              </draw:line>
              <draw:line draw:style-name="gr125" draw:text-style-name="P7" draw:layer="layout" svg:x1="36.452cm" svg:y1="25.197cm" svg:x2="36.02cm" svg:y2="25.197cm">
                <text:p/>
              </draw:line>
              <draw:line draw:style-name="gr125" draw:text-style-name="P7" draw:layer="layout" svg:x1="29.845cm" svg:y1="24.17cm" svg:x2="34.811cm" svg:y2="24.17cm">
                <text:p/>
              </draw:line>
              <draw:line draw:style-name="gr125" draw:text-style-name="P7" draw:layer="layout" svg:x1="33.138cm" svg:y1="21.828cm" svg:x2="33.136cm" svg:y2="24.17cm">
                <text:p/>
              </draw:line>
              <draw:line draw:style-name="gr125" draw:text-style-name="P7" draw:layer="layout" svg:x1="31.524cm" svg:y1="21.828cm" svg:x2="31.522cm" svg:y2="24.17cm">
                <text:p/>
              </draw:line>
              <draw:line draw:style-name="gr125" draw:text-style-name="P7" draw:layer="layout" svg:x1="40.681cm" svg:y1="6.39cm" svg:x2="40.681cm" svg:y2="4.757cm">
                <text:p/>
              </draw:line>
              <draw:line draw:style-name="gr125" draw:text-style-name="P7" draw:layer="layout" svg:x1="40.681cm" svg:y1="7.534cm" svg:x2="40.681cm" svg:y2="7.023cm">
                <text:p/>
              </draw:line>
              <draw:line draw:style-name="gr125" draw:text-style-name="P7" draw:layer="layout" svg:x1="40.682cm" svg:y1="5.94cm" svg:x2="38.974cm" svg:y2="5.937cm">
                <text:p/>
              </draw:line>
              <draw:line draw:style-name="gr125" draw:text-style-name="P7" draw:layer="layout" svg:x1="40.682cm" svg:y1="4.768cm" svg:x2="38.974cm" svg:y2="4.765cm">
                <text:p/>
              </draw:line>
            </draw:g>
            <draw:g>
              <draw:g>
                <draw:line draw:style-name="gr7" draw:text-style-name="P7" draw:layer="layout" svg:x1="27.022cm" svg:y1="8.457cm" svg:x2="27.022cm" svg:y2="9.506cm">
                  <text:p/>
                </draw:line>
                <draw:line draw:style-name="gr7" draw:text-style-name="P7" draw:layer="layout" svg:x1="27.972cm" svg:y1="8.457cm" svg:x2="27.022cm" svg:y2="8.457cm">
                  <text:p/>
                </draw:line>
                <draw:line draw:style-name="gr7" draw:text-style-name="P7" draw:layer="layout" svg:x1="27.972cm" svg:y1="8.458cm" svg:x2="27.972cm" svg:y2="9.507cm">
                  <text:p/>
                </draw:line>
                <draw:line draw:style-name="gr7" draw:text-style-name="P7" draw:layer="layout" svg:x1="27.972cm" svg:y1="8.457cm" svg:x2="27.022cm" svg:y2="9.506cm">
                  <text:p/>
                </draw:line>
                <draw:line draw:style-name="gr7" draw:text-style-name="P7" draw:layer="layout" svg:x1="27.972cm" svg:y1="9.506cm" svg:x2="27.022cm" svg:y2="9.506cm">
                  <text:p/>
                </draw:line>
                <draw:line draw:style-name="gr7" draw:text-style-name="P7" draw:layer="layout" svg:x1="27.972cm" svg:y1="9.506cm" svg:x2="27.022cm" svg:y2="8.457cm">
                  <text:p/>
                </draw:line>
              </draw:g>
              <draw:g>
                <draw:line draw:style-name="gr7" draw:text-style-name="P7" draw:layer="layout" svg:x1="27.147cm" svg:y1="9.5cm" svg:x2="27.147cm" svg:y2="9.607cm">
                  <text:p/>
                </draw:line>
                <draw:line draw:style-name="gr7" draw:text-style-name="P7" draw:layer="layout" svg:x1="27.847cm" svg:y1="9.5cm" svg:x2="27.847cm" svg:y2="9.607cm">
                  <text:p/>
                </draw:line>
              </draw:g>
            </draw:g>
            <draw:g>
              <draw:line draw:style-name="gr7" draw:text-style-name="P7" draw:layer="layout" svg:x1="33.432cm" svg:y1="9cm" svg:x2="33.432cm" svg:y2="10.807cm">
                <text:p/>
              </draw:line>
              <draw:line draw:style-name="gr7" draw:text-style-name="P7" draw:layer="layout" svg:x1="34.882cm" svg:y1="9cm" svg:x2="34.882cm" svg:y2="10.807cm">
                <text:p/>
              </draw:line>
              <draw:line draw:style-name="gr7" draw:text-style-name="P7" draw:layer="layout" svg:x1="34.882cm" svg:y1="9.167cm" svg:x2="34.212cm" svg:y2="9.167cm">
                <text:p/>
              </draw:line>
              <draw:g>
                <draw:line draw:style-name="gr7" draw:text-style-name="P7" draw:layer="layout" svg:x1="34.092cm" svg:y1="9.167cm" svg:x2="34.092cm" svg:y2="10.517cm">
                  <text:p/>
                </draw:line>
                <draw:line draw:style-name="gr7" draw:text-style-name="P7" draw:layer="layout" svg:x1="34.212cm" svg:y1="9.167cm" svg:x2="34.212cm" svg:y2="10.517cm">
                  <text:p/>
                </draw:line>
                <draw:line draw:style-name="gr7" draw:text-style-name="P7" draw:layer="layout" svg:x1="34.212cm" svg:y1="9.167cm" svg:x2="34.092cm" svg:y2="9.167cm">
                  <text:p/>
                </draw:line>
                <draw:line draw:style-name="gr7" draw:text-style-name="P7" draw:layer="layout" svg:x1="34.212cm" svg:y1="10.517cm" svg:x2="34.092cm" svg:y2="10.517cm">
                  <text:p/>
                </draw:line>
              </draw:g>
              <draw:line draw:style-name="gr7" draw:text-style-name="P7" draw:layer="layout" svg:x1="34.882cm" svg:y1="9.29cm" svg:x2="34.212cm" svg:y2="9.29cm">
                <text:p/>
              </draw:line>
              <draw:line draw:style-name="gr7" draw:text-style-name="P7" draw:layer="layout" svg:x1="34.882cm" svg:y1="9.412cm" svg:x2="34.212cm" svg:y2="9.412cm">
                <text:p/>
              </draw:line>
              <draw:line draw:style-name="gr7" draw:text-style-name="P7" draw:layer="layout" svg:x1="34.882cm" svg:y1="9.535cm" svg:x2="34.212cm" svg:y2="9.535cm">
                <text:p/>
              </draw:line>
              <draw:line draw:style-name="gr7" draw:text-style-name="P7" draw:layer="layout" svg:x1="34.882cm" svg:y1="9.658cm" svg:x2="34.212cm" svg:y2="9.658cm">
                <text:p/>
              </draw:line>
              <draw:line draw:style-name="gr7" draw:text-style-name="P7" draw:layer="layout" svg:x1="34.882cm" svg:y1="9.781cm" svg:x2="34.212cm" svg:y2="9.781cm">
                <text:p/>
              </draw:line>
              <draw:line draw:style-name="gr7" draw:text-style-name="P7" draw:layer="layout" svg:x1="34.882cm" svg:y1="9.903cm" svg:x2="34.212cm" svg:y2="9.903cm">
                <text:p/>
              </draw:line>
              <draw:line draw:style-name="gr7" draw:text-style-name="P7" draw:layer="layout" svg:x1="34.882cm" svg:y1="10.026cm" svg:x2="34.212cm" svg:y2="10.026cm">
                <text:p/>
              </draw:line>
              <draw:line draw:style-name="gr7" draw:text-style-name="P7" draw:layer="layout" svg:x1="34.882cm" svg:y1="10.149cm" svg:x2="34.212cm" svg:y2="10.149cm">
                <text:p/>
              </draw:line>
              <draw:line draw:style-name="gr7" draw:text-style-name="P7" draw:layer="layout" svg:x1="34.882cm" svg:y1="10.272cm" svg:x2="34.212cm" svg:y2="10.272cm">
                <text:p/>
              </draw:line>
              <draw:line draw:style-name="gr7" draw:text-style-name="P7" draw:layer="layout" svg:x1="34.882cm" svg:y1="10.394cm" svg:x2="34.212cm" svg:y2="10.394cm">
                <text:p/>
              </draw:line>
              <draw:line draw:style-name="gr7" draw:text-style-name="P7" draw:layer="layout" svg:x1="34.102cm" svg:y1="9.29cm" svg:x2="33.432cm" svg:y2="9.29cm">
                <text:p/>
              </draw:line>
              <draw:line draw:style-name="gr7" draw:text-style-name="P7" draw:layer="layout" svg:x1="34.102cm" svg:y1="9.412cm" svg:x2="33.432cm" svg:y2="9.412cm">
                <text:p/>
              </draw:line>
              <draw:line draw:style-name="gr7" draw:text-style-name="P7" draw:layer="layout" svg:x1="34.102cm" svg:y1="9.535cm" svg:x2="33.432cm" svg:y2="9.535cm">
                <text:p/>
              </draw:line>
              <draw:line draw:style-name="gr7" draw:text-style-name="P7" draw:layer="layout" svg:x1="34.102cm" svg:y1="9.658cm" svg:x2="33.432cm" svg:y2="9.658cm">
                <text:p/>
              </draw:line>
              <draw:line draw:style-name="gr7" draw:text-style-name="P7" draw:layer="layout" svg:x1="34.102cm" svg:y1="9.781cm" svg:x2="33.432cm" svg:y2="9.781cm">
                <text:p/>
              </draw:line>
              <draw:line draw:style-name="gr7" draw:text-style-name="P7" draw:layer="layout" svg:x1="34.102cm" svg:y1="9.903cm" svg:x2="33.432cm" svg:y2="9.903cm">
                <text:p/>
              </draw:line>
              <draw:line draw:style-name="gr7" draw:text-style-name="P7" draw:layer="layout" svg:x1="34.102cm" svg:y1="10.026cm" svg:x2="33.432cm" svg:y2="10.026cm">
                <text:p/>
              </draw:line>
              <draw:line draw:style-name="gr7" draw:text-style-name="P7" draw:layer="layout" svg:x1="34.102cm" svg:y1="10.149cm" svg:x2="33.432cm" svg:y2="10.149cm">
                <text:p/>
              </draw:line>
              <draw:line draw:style-name="gr7" draw:text-style-name="P7" draw:layer="layout" svg:x1="34.102cm" svg:y1="10.272cm" svg:x2="33.432cm" svg:y2="10.272cm">
                <text:p/>
              </draw:line>
              <draw:line draw:style-name="gr7" draw:text-style-name="P7" draw:layer="layout" svg:x1="34.102cm" svg:y1="10.517cm" svg:x2="33.432cm" svg:y2="10.517cm">
                <text:p/>
              </draw:line>
              <draw:line draw:style-name="gr7" draw:text-style-name="P7" draw:layer="layout" svg:x1="34.102cm" svg:y1="10.394cm" svg:x2="33.432cm" svg:y2="10.394cm">
                <text:p/>
              </draw:line>
            </draw:g>
            <draw:g>
              <draw:line draw:style-name="gr7" draw:text-style-name="P7" draw:layer="layout" svg:x1="25.152cm" svg:y1="9cm" svg:x2="25.152cm" svg:y2="10.807cm">
                <text:p/>
              </draw:line>
              <draw:line draw:style-name="gr7" draw:text-style-name="P7" draw:layer="layout" svg:x1="26.602cm" svg:y1="9cm" svg:x2="26.602cm" svg:y2="10.807cm">
                <text:p/>
              </draw:line>
              <draw:line draw:style-name="gr7" draw:text-style-name="P7" draw:layer="layout" svg:x1="26.602cm" svg:y1="9.167cm" svg:x2="25.932cm" svg:y2="9.167cm">
                <text:p/>
              </draw:line>
              <draw:g>
                <draw:line draw:style-name="gr7" draw:text-style-name="P7" draw:layer="layout" svg:x1="25.812cm" svg:y1="9.167cm" svg:x2="25.812cm" svg:y2="10.517cm">
                  <text:p/>
                </draw:line>
                <draw:line draw:style-name="gr7" draw:text-style-name="P7" draw:layer="layout" svg:x1="25.932cm" svg:y1="9.167cm" svg:x2="25.932cm" svg:y2="10.517cm">
                  <text:p/>
                </draw:line>
                <draw:line draw:style-name="gr7" draw:text-style-name="P7" draw:layer="layout" svg:x1="25.932cm" svg:y1="9.167cm" svg:x2="25.812cm" svg:y2="9.167cm">
                  <text:p/>
                </draw:line>
                <draw:line draw:style-name="gr7" draw:text-style-name="P7" draw:layer="layout" svg:x1="25.932cm" svg:y1="10.517cm" svg:x2="25.812cm" svg:y2="10.517cm">
                  <text:p/>
                </draw:line>
              </draw:g>
              <draw:line draw:style-name="gr7" draw:text-style-name="P7" draw:layer="layout" svg:x1="26.602cm" svg:y1="9.29cm" svg:x2="25.932cm" svg:y2="9.29cm">
                <text:p/>
              </draw:line>
              <draw:line draw:style-name="gr7" draw:text-style-name="P7" draw:layer="layout" svg:x1="26.602cm" svg:y1="9.412cm" svg:x2="25.932cm" svg:y2="9.412cm">
                <text:p/>
              </draw:line>
              <draw:line draw:style-name="gr7" draw:text-style-name="P7" draw:layer="layout" svg:x1="26.602cm" svg:y1="9.535cm" svg:x2="25.932cm" svg:y2="9.535cm">
                <text:p/>
              </draw:line>
              <draw:line draw:style-name="gr7" draw:text-style-name="P7" draw:layer="layout" svg:x1="26.602cm" svg:y1="9.658cm" svg:x2="25.932cm" svg:y2="9.658cm">
                <text:p/>
              </draw:line>
              <draw:line draw:style-name="gr7" draw:text-style-name="P7" draw:layer="layout" svg:x1="26.602cm" svg:y1="9.781cm" svg:x2="25.932cm" svg:y2="9.781cm">
                <text:p/>
              </draw:line>
              <draw:line draw:style-name="gr7" draw:text-style-name="P7" draw:layer="layout" svg:x1="26.602cm" svg:y1="9.903cm" svg:x2="25.932cm" svg:y2="9.903cm">
                <text:p/>
              </draw:line>
              <draw:line draw:style-name="gr7" draw:text-style-name="P7" draw:layer="layout" svg:x1="26.602cm" svg:y1="10.026cm" svg:x2="25.932cm" svg:y2="10.026cm">
                <text:p/>
              </draw:line>
              <draw:line draw:style-name="gr7" draw:text-style-name="P7" draw:layer="layout" svg:x1="26.602cm" svg:y1="10.149cm" svg:x2="25.932cm" svg:y2="10.149cm">
                <text:p/>
              </draw:line>
              <draw:line draw:style-name="gr7" draw:text-style-name="P7" draw:layer="layout" svg:x1="26.602cm" svg:y1="10.272cm" svg:x2="25.932cm" svg:y2="10.272cm">
                <text:p/>
              </draw:line>
              <draw:line draw:style-name="gr7" draw:text-style-name="P7" draw:layer="layout" svg:x1="26.602cm" svg:y1="10.394cm" svg:x2="25.932cm" svg:y2="10.394cm">
                <text:p/>
              </draw:line>
              <draw:line draw:style-name="gr7" draw:text-style-name="P7" draw:layer="layout" svg:x1="25.822cm" svg:y1="9.29cm" svg:x2="25.152cm" svg:y2="9.29cm">
                <text:p/>
              </draw:line>
              <draw:line draw:style-name="gr7" draw:text-style-name="P7" draw:layer="layout" svg:x1="25.822cm" svg:y1="9.412cm" svg:x2="25.152cm" svg:y2="9.412cm">
                <text:p/>
              </draw:line>
              <draw:line draw:style-name="gr7" draw:text-style-name="P7" draw:layer="layout" svg:x1="25.822cm" svg:y1="9.535cm" svg:x2="25.152cm" svg:y2="9.535cm">
                <text:p/>
              </draw:line>
              <draw:line draw:style-name="gr7" draw:text-style-name="P7" draw:layer="layout" svg:x1="25.822cm" svg:y1="9.658cm" svg:x2="25.152cm" svg:y2="9.658cm">
                <text:p/>
              </draw:line>
              <draw:line draw:style-name="gr7" draw:text-style-name="P7" draw:layer="layout" svg:x1="25.822cm" svg:y1="9.781cm" svg:x2="25.152cm" svg:y2="9.781cm">
                <text:p/>
              </draw:line>
              <draw:line draw:style-name="gr7" draw:text-style-name="P7" draw:layer="layout" svg:x1="25.822cm" svg:y1="9.903cm" svg:x2="25.152cm" svg:y2="9.903cm">
                <text:p/>
              </draw:line>
              <draw:line draw:style-name="gr7" draw:text-style-name="P7" draw:layer="layout" svg:x1="25.822cm" svg:y1="10.026cm" svg:x2="25.152cm" svg:y2="10.026cm">
                <text:p/>
              </draw:line>
              <draw:line draw:style-name="gr7" draw:text-style-name="P7" draw:layer="layout" svg:x1="25.822cm" svg:y1="10.149cm" svg:x2="25.152cm" svg:y2="10.149cm">
                <text:p/>
              </draw:line>
              <draw:line draw:style-name="gr7" draw:text-style-name="P7" draw:layer="layout" svg:x1="25.822cm" svg:y1="10.272cm" svg:x2="25.152cm" svg:y2="10.272cm">
                <text:p/>
              </draw:line>
              <draw:line draw:style-name="gr7" draw:text-style-name="P7" draw:layer="layout" svg:x1="25.822cm" svg:y1="10.517cm" svg:x2="25.152cm" svg:y2="10.517cm">
                <text:p/>
              </draw:line>
              <draw:line draw:style-name="gr7" draw:text-style-name="P7" draw:layer="layout" svg:x1="25.822cm" svg:y1="10.394cm" svg:x2="25.152cm" svg:y2="10.394cm">
                <text:p/>
              </draw:line>
            </draw:g>
            <draw:custom-shape draw:style-name="gr158" draw:text-style-name="P11" draw:layer="layout" svg:width="1.431cm" svg:height="0.23cm" svg:x="37.272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9" draw:text-style-name="P12" draw:layer="layout" svg:width="1.447cm" svg:height="0.231cm" svg:x="39.324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42.975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1" draw:text-style-name="P8" draw:layer="layout" svg:width="1.435cm" svg:height="0.231cm" svg:x="42.879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2.879cm" svg:y="8.3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2.879cm" svg:y="9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13" draw:layer="layout" svg:width="1.446cm" svg:height="0.231cm" svg:x="39.285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8" draw:layer="layout" svg:width="1.446cm" svg:height="0.231cm" svg:x="45.261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12" draw:layer="layout" svg:width="1.449cm" svg:height="0.231cm" svg:x="46.808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6" draw:text-style-name="P10" draw:layer="layout" svg:width="0.841cm" svg:height="0.231cm" svg:x="48.06cm" svg:y="7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7" draw:text-style-name="P11" draw:layer="layout" svg:width="0.842cm" svg:height="0.23cm" svg:x="48.459cm" svg:y="8.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8" draw:text-style-name="P11" draw:layer="layout" svg:width="0.853cm" svg:height="0.23cm" svg:x="46.869cm" svg:y="9.2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2cm" svg:x="22.2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2cm" svg:x="24.395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cm" svg:x="26.702cm" svg:y="5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1cm" svg:x="26.702cm" svg:y="5.2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1" draw:text-style-name="P9" draw:layer="layout" svg:width="1.416cm" svg:height="0.232cm" svg:x="28.626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8" draw:layer="layout" svg:width="1.254cm" svg:height="0.232cm" svg:x="28.081cm" svg:y="3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3" draw:text-style-name="P8" draw:layer="layout" svg:width="1.264cm" svg:height="0.232cm" svg:x="25.25cm" svg:y="3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13" draw:layer="layout" svg:width="1.437cm" svg:height="0.211cm" draw:transform="rotate (1.5707963267949) translate (22.95cm 9.4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5" draw:text-style-name="P13" draw:layer="layout" svg:width="1.433cm" svg:height="0.211cm" draw:transform="rotate (1.5707963267949) translate (22.95cm 12.2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2cm" svg:x="30.769cm" svg:y="5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6" draw:text-style-name="P11" draw:layer="layout" svg:width="1.194cm" svg:height="0.272cm" draw:transform="rotate (1.5707963267949) translate (21.564cm 5.70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11" draw:layer="layout" svg:width="1.188cm" svg:height="0.272cm" draw:transform="rotate (1.5707963267949) translate (21.564cm 10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10" draw:layer="layout" svg:width="1.192cm" svg:height="0.272cm" draw:transform="rotate (1.5707963267949) translate (21.564cm 13.7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9" draw:text-style-name="P10" draw:layer="layout" svg:width="1.191cm" svg:height="0.272cm" draw:transform="rotate (1.5707963267949) translate (21.564cm 15.8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9" draw:layer="layout" svg:width="0.8cm" svg:height="0.23cm" svg:x="31.095cm" svg:y="20.8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1cm" svg:x="24.006cm" svg:y="13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2" draw:text-style-name="P10" draw:layer="layout" svg:width="1.19cm" svg:height="0.272cm" draw:transform="rotate (1.5707963267949) translate (21.564cm 18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3" draw:text-style-name="P12" draw:layer="layout" svg:width="1.398cm" svg:height="0.231cm" svg:x="28.626cm" svg:y="19.5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2cm" svg:x="25.062cm" svg:y="20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2cm" svg:x="22.218cm" svg:y="20.1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2cm" svg:x="27.918cm" svg:y="20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1cm" svg:x="25.062cm" svg:y="22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1cm" svg:x="22.218cm" svg:y="22.4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1cm" svg:x="27.918cm" svg:y="22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2cm" svg:x="25.1cm" svg:y="24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2cm" svg:x="27.918cm" svg:y="25.2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2cm" svg:x="22.218cm" svg:y="24.3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9" draw:layer="layout" svg:width="0.856cm" svg:height="0.272cm" draw:transform="rotate (1.5707963267949) translate (30.497cm 23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8" draw:layer="layout" svg:width="0.85cm" svg:height="0.254cm" draw:transform="rotate (1.5707963267949) translate (21.582cm 21.4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8" draw:layer="layout" svg:width="0.857cm" svg:height="0.254cm" draw:transform="rotate (1.5707963267949) translate (21.582cm 25.7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0" draw:text-style-name="P10" draw:layer="layout" svg:width="1.163cm" svg:height="0.23cm" svg:x="33.02cm" svg:y="20.5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9" draw:layer="layout" svg:width="0.856cm" svg:height="0.199cm" draw:transform="rotate (1.5707963267949) translate (32.204cm 23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9" draw:layer="layout" svg:width="0.856cm" svg:height="0.217cm" draw:transform="rotate (1.5707963267949) translate (33.801cm 23.4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1" draw:text-style-name="P8" draw:layer="layout" svg:width="1.378cm" svg:height="0.232cm" svg:x="30.769cm" svg:y="25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2" draw:text-style-name="P8" draw:layer="layout" svg:width="1.253cm" svg:height="0.232cm" svg:x="22.386cm" svg:y="3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3" draw:text-style-name="P12" draw:layer="layout" svg:width="0.865cm" svg:height="0.23cm" svg:x="24.006cm" svg:y="14.9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14" draw:layer="layout" svg:width="1.235cm" svg:height="0.232cm" svg:x="49.774cm" svg:y="3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14" draw:layer="layout" svg:width="1.235cm" svg:height="0.232cm" svg:x="51.932cm" svg:y="3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14" draw:layer="layout" svg:width="1.235cm" svg:height="0.232cm" svg:x="54.298cm" svg:y="3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12" draw:layer="layout" svg:width="0.93cm" svg:height="0.232cm" draw:transform="rotate (1.46607657167524) translate (56.1cm 3.3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10" draw:layer="layout" svg:width="0.93cm" svg:height="0.232cm" draw:transform="rotate (0.750491578357562) translate (54.064cm 10.0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10" draw:layer="layout" svg:width="0.93cm" svg:height="0.232cm" draw:transform="rotate (0.750491578357562) translate (55.267cm 8.8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38.893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9.683cm" svg:y="16.6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9.683cm" svg:y="13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9" draw:text-style-name="P11" draw:layer="layout" svg:width="0.858cm" svg:height="0.23cm" draw:transform="rotate (1.46607657167524) translate (54.285cm 21.4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3" draw:layer="layout" svg:width="0.858cm" svg:height="0.23cm" draw:transform="rotate (1.46607657167524) translate (53.882cm 24.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0" draw:text-style-name="P10" draw:layer="layout" svg:width="1.43cm" svg:height="0.23cm" draw:transform="rotate (1.48352986419518) translate (53.289cm 23.0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51.2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51.2cm" svg:y="25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50.732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8.587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6.446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7.174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7.872cm" svg:y="25.3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4.297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3.612cm" svg:y="27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4.31cm" svg:y="25.5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1.363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1.346cm" svg:y="25.5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40.726cm" svg:y="27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5" draw:text-style-name="P9" draw:layer="layout" svg:width="1.398cm" svg:height="0.232cm" svg:x="22.218cm" svg:y="26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4" draw:text-style-name="P13" draw:layer="layout" svg:width="1.404cm" svg:height="0.232cm" svg:x="25.78cm" svg:y="26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6" draw:text-style-name="P11" draw:layer="layout" svg:width="1.417cm" svg:height="0.232cm" svg:x="27.918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1" draw:text-style-name="P8" draw:layer="layout" svg:width="1.378cm" svg:height="0.232cm" svg:x="30.769cm" svg:y="26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2cm" draw:transform="rotate (1.5707963267949) translate (36.438cm 26.8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2cm" svg:x="37.905cm" svg:y="25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2cm" svg:x="37.905cm" svg:y="26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0" draw:layer="layout" svg:width="1.4cm" svg:height="0.232cm" svg:x="35.76cm" svg:y="2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0" draw:layer="layout" svg:width="1.4cm" svg:height="0.232cm" svg:x="37.905cm" svg:y="2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2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2.0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1.2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20.4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3" draw:layer="layout" svg:width="1.4cm" svg:height="0.232cm" svg:x="36.193cm" svg:y="19.5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22.913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25.972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28.441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2" draw:layer="layout" svg:width="0.857cm" svg:height="0.254cm" svg:x="31.392cm" svg:y="27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7" draw:text-style-name="P8" draw:layer="layout" svg:width="0.858cm" svg:height="0.23cm" draw:transform="rotate (1.5707963267949) translate (37.569cm 11.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8" draw:text-style-name="P9" draw:layer="layout" svg:width="0.858cm" svg:height="0.23cm" draw:transform="rotate (1.5707963267949) translate (35.851cm 11.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2cm" draw:transform="rotate (1.5707963267949) translate (33.808cm 6.5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10" draw:layer="layout" svg:width="1.447cm" svg:height="0.231cm" svg:x="30.404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10" draw:layer="layout" svg:width="1.449cm" svg:height="0.231cm" svg:x="32.627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9" draw:text-style-name="P10" draw:layer="layout" svg:width="1.447cm" svg:height="0.231cm" svg:x="34.883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0" draw:text-style-name="P10" draw:layer="layout" svg:width="1.449cm" svg:height="0.231cm" svg:x="37.106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8" draw:text-style-name="P11" draw:layer="layout" svg:width="1.431cm" svg:height="0.23cm" svg:x="35.383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2" draw:layer="layout" svg:width="0.855cm" svg:height="0.231cm" svg:x="32.838cm" svg:y="12.6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1" draw:text-style-name="P12" draw:layer="layout" svg:width="0.855cm" svg:height="0.231cm" svg:x="36.202cm" svg:y="12.6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41.129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43.326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7" draw:text-style-name="P10" draw:layer="layout" svg:width="0.858cm" svg:height="0.23cm" svg:x="45.198cm" svg:y="12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0.838cm" svg:y="9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40.838cm" svg:y="10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1cm" svg:x="45.583cm" svg:y="10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45.393cm" svg:y="5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5" draw:text-style-name="P12" draw:layer="layout" svg:width="1.449cm" svg:height="0.231cm" svg:x="43.411cm" svg:y="3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12" draw:layer="layout" svg:width="1.435cm" svg:height="0.231cm" svg:x="47.811cm" svg:y="10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13" draw:layer="layout" svg:width="1.449cm" svg:height="0.23cm" svg:x="50.08cm" svg:y="4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13" draw:layer="layout" svg:width="1.449cm" svg:height="0.23cm" svg:x="53.882cm" svg:y="4.5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2" draw:text-style-name="P13" draw:layer="layout" svg:width="1.449cm" svg:height="0.23cm" svg:x="53.882cm" svg:y="5.8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0.463cm" svg:y="7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0.463cm" svg:y="8.5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2.842cm" svg:y="7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8" draw:layer="layout" svg:width="1.449cm" svg:height="0.23cm" svg:x="52.862cm" svg:y="8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50.515cm" svg:y="10.3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9" draw:layer="layout" svg:width="1.435cm" svg:height="0.231cm" svg:x="50.515cm" svg:y="11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3" draw:text-style-name="P13" draw:layer="layout" svg:width="1.435cm" svg:height="0.231cm" svg:x="47.811cm" svg:y="12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9.683cm" svg:y="21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10" draw:layer="layout" svg:width="1.4cm" svg:height="0.232cm" svg:x="33.303cm" svg:y="27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4" draw:text-style-name="P8" draw:layer="layout" svg:width="0.8cm" svg:height="0.23cm" svg:x="32.854cm" svg:y="18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3" draw:text-style-name="P12" draw:layer="layout" svg:width="0.865cm" svg:height="0.23cm" svg:x="24.006cm" svg:y="16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0" draw:layer="layout" svg:width="1.441cm" svg:height="0.231cm" draw:transform="rotate (1.5707963267949) translate (26.474cm 14.1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10" draw:layer="layout" svg:width="1.441cm" svg:height="0.231cm" draw:transform="rotate (1.5707963267949) translate (27.817cm 14.1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8" draw:layer="layout" svg:width="1.188cm" svg:height="0.272cm" draw:transform="rotate (1.5707963267949) translate (24.398cm 10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51" draw:text-style-name="P15" draw:layer="layout" svg:width="14.149cm" svg:height="9.949cm" svg:x="29.75cm" svg:y="17.91cm" svg:viewBox="0 0 14150 9950" draw:points="0,0 0,8200 2300,8200 2300,9950 14150,9950 14150,8200 10900,8200 10900,6260 10208,6263 10203,0">
              <text:p/>
            </draw:polygon>
            <draw:polygon draw:style-name="gr152" draw:text-style-name="P16" draw:layer="layout" svg:width="12.249cm" svg:height="9.949cm" svg:x="19.8cm" svg:y="17.91cm" svg:viewBox="0 0 12250 9950" draw:points="0,9950 0,750 2650,750 2650,0 9950,0 9950,8200 12250,8200 12250,9950">
              <text:p/>
            </draw:polygon>
            <draw:polygon draw:style-name="gr153" draw:text-style-name="P17" draw:layer="layout" svg:width="19.448cm" svg:height="16.317cm" svg:x="19.821cm" svg:y="2.342cm" svg:viewBox="0 0 19449 16318" draw:points="29,4 19449,0 19449,1715 15230,1715 15230,5209 5231,5209 5231,9565 10916,9573 10916,11564 9479,11564 6379,13368 5929,14068 5929,15568 2629,15568 2629,16318 0,16318">
              <text:p/>
            </draw:polygon>
            <draw:polygon draw:style-name="gr154" draw:text-style-name="P18" draw:layer="layout" svg:width="18.248cm" svg:height="12.907cm" svg:x="40.15cm" svg:y="1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    <text:p/>
            </draw:polygon>
            <draw:polygon draw:style-name="gr155" draw:text-style-name="P19" draw:layer="layout" svg:width="18.763cm" svg:height="11.565cm" svg:x="30.737cm" svg:y="2.342cm" svg:viewBox="0 0 18764 11566" draw:points="18625,3909 18625,1714 16907,9 8533,0 8533,1714 4314,1715 4314,9572 0,9572 0,11564 9413,11565 9413,11566 9413,9559 13863,9559 13863,7559 14713,7559 15613,5822 18763,5822 18764,3909">
              <text:p/>
            </draw:polygon>
            <draw:polygon draw:style-name="gr156" draw:text-style-name="P20" draw:layer="layout" svg:width="15.691cm" svg:height="17.957cm" svg:x="40.65cm" svg:y="9.902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    <text:p/>
            </draw:polygon>
            <draw:line draw:style-name="gr125" draw:text-style-name="P7" draw:layer="layout" svg:x1="19.821cm" svg:y1="20.451cm" svg:x2="19.821cm" svg:y2="29.601cm">
              <text:p/>
            </draw:line>
            <draw:line draw:style-name="gr125" draw:text-style-name="P7" draw:layer="layout" svg:x1="19.821cm" svg:y1="20.451cm" svg:x2="19.851cm" svg:y2="11.9cm">
              <text:p/>
            </draw:line>
            <draw:line draw:style-name="gr125" draw:text-style-name="P7" draw:layer="layout" svg:x1="27.816cm" svg:y1="11.914cm" svg:x2="23.409cm" svg:y2="11.914cm">
              <text:p/>
            </draw:line>
            <draw:line draw:style-name="gr125" draw:text-style-name="P7" draw:layer="layout" svg:x1="19.851cm" svg:y1="11.9cm" svg:x2="19.851cm" svg:y2="2.346cm">
              <text:p/>
            </draw:line>
            <draw:line draw:style-name="gr125" draw:text-style-name="P7" draw:layer="layout" svg:x1="31.871cm" svg:y1="19.491cm" svg:x2="34.071cm" svg:y2="19.491cm">
              <text:p/>
            </draw:line>
            <draw:line draw:style-name="gr125" draw:text-style-name="P7" draw:layer="layout" svg:x1="29.64cm" svg:y1="13.9cm" svg:x2="30.737cm" svg:y2="13.906cm">
              <text:p/>
            </draw:line>
            <draw:line draw:style-name="gr125" draw:text-style-name="P7" draw:layer="layout" svg:x1="28.993cm" svg:y1="11.914cm" svg:x2="27.816cm" svg:y2="11.914cm">
              <text:p/>
            </draw:line>
            <draw:line draw:style-name="gr125" draw:text-style-name="P7" draw:layer="layout" svg:x1="28.993cm" svg:y1="11.914cm" svg:x2="38.62cm" svg:y2="11.914cm">
              <text:p/>
            </draw:line>
            <draw:line draw:style-name="gr125" draw:text-style-name="P7" draw:layer="layout" svg:x1="40.335cm" svg:y1="13.906cm" svg:x2="30.737cm" svg:y2="13.906cm">
              <text:p/>
            </draw:line>
            <draw:line draw:style-name="gr125" draw:text-style-name="P7" draw:layer="layout" svg:x1="38.981cm" svg:y1="11.218cm" svg:x2="38.471cm" svg:y2="9.901cm">
              <text:p/>
            </draw:line>
            <draw:line draw:style-name="gr125" draw:text-style-name="P7" draw:layer="layout" svg:x1="38.581cm" svg:y1="11.91cm" svg:x2="38.981cm" svg:y2="11.218cm">
              <text:p/>
            </draw:line>
            <draw:line draw:style-name="gr125" draw:text-style-name="P7" draw:layer="layout" svg:x1="40.682cm" svg:y1="7.529cm" svg:x2="38.974cm" svg:y2="7.526cm">
              <text:p/>
            </draw:line>
            <draw:line draw:style-name="gr125" draw:text-style-name="P7" draw:layer="layout" svg:x1="38.974cm" svg:y1="7.526cm" svg:x2="38.974cm" svg:y2="7.027cm">
              <text:p/>
            </draw:line>
            <draw:line draw:style-name="gr125" draw:text-style-name="P7" draw:layer="layout" svg:x1="35.052cm" svg:y1="9.567cm" svg:x2="36.356cm" svg:y2="9.567cm">
              <text:p/>
            </draw:line>
            <draw:line draw:style-name="gr125" draw:text-style-name="P7" draw:layer="layout" svg:x1="36.356cm" svg:y1="9.567cm" svg:x2="36.34cm" svg:y2="7.502cm">
              <text:p/>
            </draw:line>
            <draw:line draw:style-name="gr125" draw:text-style-name="P7" draw:layer="layout" svg:x1="36.34cm" svg:y1="7.502cm" svg:x2="37.48cm" svg:y2="7.496cm">
              <text:p/>
            </draw:line>
            <draw:line draw:style-name="gr125" draw:text-style-name="P7" draw:layer="layout" svg:x1="37.48cm" svg:y1="7.496cm" svg:x2="38.471cm" svg:y2="9.901cm">
              <text:p/>
            </draw:line>
            <draw:line draw:style-name="gr125" draw:text-style-name="P7" draw:layer="layout" svg:x1="38.974cm" svg:y1="7.027cm" svg:x2="38.971cm" svg:y2="4.751cm">
              <text:p/>
            </draw:line>
            <draw:line draw:style-name="gr125" draw:text-style-name="P7" draw:layer="layout" svg:x1="39.87cm" svg:y1="5.939cm" svg:x2="39.87cm" svg:y2="4.756cm">
              <text:p/>
            </draw:line>
            <draw:line draw:style-name="gr125" draw:text-style-name="P7" draw:layer="layout" svg:x1="38.974cm" svg:y1="4.756cm" svg:x2="39.962cm" svg:y2="4.225cm">
              <text:p/>
            </draw:line>
            <draw:line draw:style-name="gr125" draw:text-style-name="P7" draw:layer="layout" svg:x1="39.962cm" svg:y1="4.225cm" svg:x2="40.023cm" svg:y2="4.201cm">
              <text:p/>
            </draw:line>
            <draw:line draw:style-name="gr125" draw:text-style-name="P7" draw:layer="layout" svg:x1="19.851cm" svg:y1="2.342cm" svg:x2="30.021cm" svg:y2="2.342cm">
              <text:p/>
            </draw:line>
            <draw:line draw:style-name="gr125" draw:text-style-name="P7" draw:layer="layout" svg:x1="29.75cm" svg:y1="21.828cm" svg:x2="29.75cm" svg:y2="24.17cm">
              <text:p/>
            </draw:line>
            <draw:line draw:style-name="gr125" draw:text-style-name="P7" draw:layer="layout" svg:x1="34.813cm" svg:y1="21.827cm" svg:x2="34.811cm" svg:y2="24.169cm">
              <text:p/>
            </draw:line>
            <draw:line draw:style-name="gr125" draw:text-style-name="P7" draw:layer="layout" svg:x1="35.416cm" svg:y1="24.96cm" svg:x2="33.736cm" svg:y2="24.96cm">
              <text:p/>
            </draw:line>
            <draw:line draw:style-name="gr125" draw:text-style-name="P7" draw:layer="layout" svg:x1="33.736cm" svg:y1="24.96cm" svg:x2="33.736cm" svg:y2="26.713cm">
              <text:p/>
            </draw:line>
            <draw:line draw:style-name="gr125" draw:text-style-name="P7" draw:layer="layout" svg:x1="31.871cm" svg:y1="19.491cm" svg:x2="29.75cm" svg:y2="21.828cm">
              <text:p/>
            </draw:line>
            <draw:line draw:style-name="gr125" draw:text-style-name="P7" draw:layer="layout" svg:x1="32.01cm" svg:y1="29.586cm" svg:x2="19.821cm" svg:y2="29.586cm">
              <text:p/>
            </draw:line>
            <draw:line draw:style-name="gr125" draw:text-style-name="P7" draw:layer="layout" svg:x1="43.321cm" svg:y1="29.591cm" svg:x2="32.01cm" svg:y2="29.591cm">
              <text:p/>
            </draw:line>
            <draw:line draw:style-name="gr125" draw:text-style-name="P7" draw:layer="layout" svg:x1="36.452cm" svg:y1="24.96cm" svg:x2="36.452cm" svg:y2="26.717cm">
              <text:p/>
            </draw:line>
            <draw:line draw:style-name="gr125" draw:text-style-name="P7" draw:layer="layout" svg:x1="48.971cm" svg:y1="13.89cm" svg:x2="48.971cm" svg:y2="18.05cm">
              <text:p/>
            </draw:line>
            <draw:line draw:style-name="gr125" draw:text-style-name="P7" draw:layer="layout" svg:x1="50.759cm" svg:y1="22.423cm" svg:x2="50.759cm" svg:y2="19.596cm">
              <text:p/>
            </draw:line>
            <draw:line draw:style-name="gr125" draw:text-style-name="P7" draw:layer="layout" svg:x1="49.501cm" svg:y1="9.901cm" svg:x2="49.1cm" svg:y2="9.901cm">
              <text:p/>
            </draw:line>
            <draw:line draw:style-name="gr125" draw:text-style-name="P7" draw:layer="layout" svg:x1="45.45cm" svg:y1="9.901cm" svg:x2="47.172cm" svg:y2="6.506cm">
              <text:p/>
            </draw:line>
            <draw:line draw:style-name="gr125" draw:text-style-name="P7" draw:layer="layout" svg:x1="47.172cm" svg:y1="6.506cm" svg:x2="48.81cm" svg:y2="6.501cm">
              <text:p/>
            </draw:line>
            <draw:line draw:style-name="gr125" draw:text-style-name="P7" draw:layer="layout" svg:x1="48.81cm" svg:y1="6.501cm" svg:x2="48.81cm" svg:y2="6.251cm">
              <text:p/>
            </draw:line>
            <draw:line draw:style-name="gr125" draw:text-style-name="P7" draw:layer="layout" svg:x1="48.81cm" svg:y1="6.251cm" svg:x2="49.242cm" svg:y2="6.251cm">
              <text:p/>
            </draw:line>
            <draw:line draw:style-name="gr125" draw:text-style-name="P7" draw:layer="layout" svg:x1="40.021cm" svg:y1="4.201cm" svg:x2="40.118cm" svg:y2="4.234cm">
              <text:p/>
            </draw:line>
            <draw:line draw:style-name="gr125" draw:text-style-name="P7" draw:layer="layout" svg:x1="40.118cm" svg:y1="4.234cm" svg:x2="40.192cm" svg:y2="4.281cm">
              <text:p/>
            </draw:line>
            <draw:line draw:style-name="gr125" draw:text-style-name="P7" draw:layer="layout" svg:x1="40.192cm" svg:y1="4.281cm" svg:x2="40.244cm" svg:y2="4.32cm">
              <text:p/>
            </draw:line>
            <draw:line draw:style-name="gr125" draw:text-style-name="P7" draw:layer="layout" svg:x1="40.244cm" svg:y1="4.32cm" svg:x2="40.27cm" svg:y2="4.329cm">
              <text:p/>
            </draw:line>
            <draw:line draw:style-name="gr125" draw:text-style-name="P7" draw:layer="layout" svg:x1="40.27cm" svg:y1="4.329cm" svg:x2="40.676cm" svg:y2="4.757cm">
              <text:p/>
            </draw:line>
            <draw:line draw:style-name="gr125" draw:text-style-name="P7" draw:layer="layout" svg:x1="30.02cm" svg:y1="2.333cm" svg:x2="47.645cm" svg:y2="2.351cm">
              <text:p/>
            </draw:line>
            <draw:line draw:style-name="gr125" draw:text-style-name="P7" draw:layer="layout" svg:x1="47.645cm" svg:y1="2.351cm" svg:x2="47.645cm" svg:y2="1cm">
              <text:p/>
            </draw:line>
            <draw:line draw:style-name="gr125" draw:text-style-name="P7" draw:layer="layout" svg:x1="47.645cm" svg:y1="1cm" svg:x2="58.4cm" svg:y2="1.002cm">
              <text:p/>
            </draw:line>
            <draw:line draw:style-name="gr125" draw:text-style-name="P7" draw:layer="layout" svg:x1="57.53cm" svg:y1="9.15cm" svg:x2="58.4cm" svg:y2="1.002cm">
              <text:p/>
            </draw:line>
            <draw:line draw:style-name="gr125" draw:text-style-name="P7" draw:layer="layout" svg:x1="49.242cm" svg:y1="6.251cm" svg:x2="49.501cm" svg:y2="6.251cm">
              <text:p/>
            </draw:line>
            <draw:line draw:style-name="gr125" draw:text-style-name="P7" draw:layer="layout" svg:x1="56.343cm" svg:y1="20.151cm" svg:x2="56.343cm" svg:y2="19.601cm">
              <text:p/>
            </draw:line>
            <draw:line draw:style-name="gr125" draw:text-style-name="P7" draw:layer="layout" svg:x1="56.343cm" svg:y1="19.601cm" svg:x2="56.171cm" svg:y2="19.051cm">
              <text:p/>
            </draw:line>
            <draw:line draw:style-name="gr125" draw:text-style-name="P7" draw:layer="layout" svg:x1="56.171cm" svg:y1="19.051cm" svg:x2="55.721cm" svg:y2="18.451cm">
              <text:p/>
            </draw:line>
            <draw:line draw:style-name="gr125" draw:text-style-name="P7" draw:layer="layout" svg:x1="55.721cm" svg:y1="18.451cm" svg:x2="55.147cm" svg:y2="18.075cm">
              <text:p/>
            </draw:line>
            <draw:line draw:style-name="gr125" draw:text-style-name="P7" draw:layer="layout" svg:x1="55.147cm" svg:y1="18.075cm" svg:x2="54.571cm" svg:y2="17.908cm">
              <text:p/>
            </draw:line>
            <draw:line draw:style-name="gr125" draw:text-style-name="P7" draw:layer="layout" svg:x1="55.332cm" svg:y1="29.591cm" svg:x2="56.343cm" svg:y2="20.151cm">
              <text:p/>
            </draw:line>
            <draw:line draw:style-name="gr125" draw:text-style-name="P7" draw:layer="layout" svg:x1="34.814cm" svg:y1="19.491cm" svg:x2="34.071cm" svg:y2="19.491cm">
              <text:p/>
            </draw:line>
            <draw:line draw:style-name="gr125" draw:text-style-name="P7" draw:layer="layout" svg:x1="48.971cm" svg:y1="18.05cm" svg:x2="39.954cm" svg:y2="18.05cm">
              <text:p/>
            </draw:line>
            <draw:line draw:style-name="gr125" draw:text-style-name="P7" draw:layer="layout" svg:x1="55.332cm" svg:y1="29.591cm" svg:x2="43.321cm" svg:y2="29.591cm">
              <text:p/>
            </draw:line>
            <draw:line draw:style-name="gr125" draw:text-style-name="P7" draw:layer="layout" svg:x1="45.45cm" svg:y1="9.901cm" svg:x2="49.1cm" svg:y2="9.901cm">
              <text:p/>
            </draw:line>
            <draw:line draw:style-name="gr125" draw:text-style-name="P7" draw:layer="layout" svg:x1="48.971cm" svg:y1="13.899cm" svg:x2="40.335cm" svg:y2="13.906cm">
              <text:p/>
            </draw:line>
            <draw:rect draw:style-name="gr127" draw:text-style-name="P7" draw:layer="layout" svg:width="1.643cm" svg:height="1.028cm" svg:x="23.409cm" svg:y="7.539cm">
              <text:p/>
            </draw:rect>
            <draw:rect draw:style-name="gr128" draw:text-style-name="P7" draw:layer="layout" svg:width="1.643cm" svg:height="1.031cm" svg:x="23.409cm" svg:y="10.882cm">
              <text:p/>
            </draw:rect>
            <draw:rect draw:style-name="gr129" draw:text-style-name="P7" draw:layer="layout" svg:width="9.999cm" svg:height="4.375cm" svg:x="25.052cm" svg:y="7.538cm">
              <text:p/>
            </draw:rect>
            <draw:rect draw:style-name="gr130" draw:text-style-name="P7" draw:layer="layout" svg:width="1.624cm" svg:height="2.349cm" svg:x="35.052cm" svg:y="9.564cm">
              <text:p/>
            </draw:rect>
            <draw:line draw:style-name="gr125" draw:text-style-name="P7" draw:layer="layout" svg:x1="37.492cm" svg:y1="7.496cm" svg:x2="36.34cm" svg:y2="7.496cm">
              <text:p/>
            </draw:line>
            <draw:line draw:style-name="gr125" draw:text-style-name="P7" draw:layer="layout" svg:x1="36.34cm" svg:y1="7.496cm" svg:x2="36.356cm" svg:y2="9.565cm">
              <text:p/>
            </draw:line>
            <draw:line draw:style-name="gr125" draw:text-style-name="P7" draw:layer="layout" svg:x1="36.356cm" svg:y1="9.565cm" svg:x2="38.321cm" svg:y2="9.565cm">
              <text:p/>
            </draw:line>
            <draw:line draw:style-name="gr125" draw:text-style-name="P7" draw:layer="layout" svg:x1="38.321cm" svg:y1="9.565cm" svg:x2="37.492cm" svg:y2="7.496cm">
              <text:p/>
            </draw:line>
            <draw:rect draw:style-name="gr134" draw:text-style-name="P7" draw:layer="layout" svg:width="8.717cm" svg:height="4.574cm" svg:x="39.953cm" svg:y="19.595cm">
              <text:p/>
            </draw:rect>
            <draw:rect draw:style-name="gr138" draw:text-style-name="P7" draw:layer="layout" svg:width="2.089cm" svg:height="1.745cm" svg:x="48.67cm" svg:y="22.423cm">
              <text:p/>
            </draw:rect>
            <draw:rect draw:style-name="gr142" draw:text-style-name="P7" draw:layer="layout" svg:width="2.437cm" svg:height="2.337cm" svg:x="32.376cm" svg:y="19.49cm">
              <text:p/>
            </draw:rect>
            <draw:line draw:style-name="gr125" draw:text-style-name="P7" draw:layer="layout" svg:x1="31.871cm" svg:y1="19.491cm" svg:x2="32.377cm" svg:y2="19.491cm">
              <text:p/>
            </draw:line>
            <draw:line draw:style-name="gr125" draw:text-style-name="P7" draw:layer="layout" svg:x1="32.377cm" svg:y1="19.491cm" svg:x2="32.377cm" svg:y2="21.828cm">
              <text:p/>
            </draw:line>
            <draw:line draw:style-name="gr125" draw:text-style-name="P7" draw:layer="layout" svg:x1="32.377cm" svg:y1="21.828cm" svg:x2="29.75cm" svg:y2="21.828cm">
              <text:p/>
            </draw:line>
            <draw:line draw:style-name="gr125" draw:text-style-name="P7" draw:layer="layout" svg:x1="38.321cm" svg:y1="9.565cm" svg:x2="36.677cm" svg:y2="9.565cm">
              <text:p/>
            </draw:line>
            <draw:line draw:style-name="gr125" draw:text-style-name="P7" draw:layer="layout" svg:x1="36.677cm" svg:y1="9.565cm" svg:x2="36.677cm" svg:y2="11.914cm">
              <text:p/>
            </draw:line>
            <draw:line draw:style-name="gr125" draw:text-style-name="P7" draw:layer="layout" svg:x1="36.677cm" svg:y1="11.914cm" svg:x2="38.58cm" svg:y2="11.914cm">
              <text:p/>
            </draw:line>
            <draw:line draw:style-name="gr125" draw:text-style-name="P7" draw:layer="layout" svg:x1="38.58cm" svg:y1="11.914cm" svg:x2="38.982cm" svg:y2="11.218cm">
              <text:p/>
            </draw:line>
            <draw:line draw:style-name="gr125" draw:text-style-name="P7" draw:layer="layout" svg:x1="38.982cm" svg:y1="11.218cm" svg:x2="38.321cm" svg:y2="9.565cm">
              <text:p/>
            </draw:line>
            <draw:line draw:style-name="gr125" draw:text-style-name="P7" draw:layer="layout" svg:x1="45.45cm" svg:y1="9.901cm" svg:x2="49.501cm" svg:y2="9.901cm">
              <text:p/>
            </draw:line>
            <draw:line draw:style-name="gr125" draw:text-style-name="P7" draw:layer="layout" svg:x1="49.501cm" svg:y1="9.901cm" svg:x2="49.501cm" svg:y2="8.164cm">
              <text:p/>
            </draw:line>
            <draw:line draw:style-name="gr125" draw:text-style-name="P7" draw:layer="layout" svg:x1="49.501cm" svg:y1="8.164cm" svg:x2="46.35cm" svg:y2="8.164cm">
              <text:p/>
            </draw:line>
            <draw:line draw:style-name="gr125" draw:text-style-name="P7" draw:layer="layout" svg:x1="46.35cm" svg:y1="8.164cm" svg:x2="45.45cm" svg:y2="9.901cm">
              <text:p/>
            </draw:line>
            <draw:line draw:style-name="gr125" draw:text-style-name="P7" draw:layer="layout" svg:x1="46.35cm" svg:y1="8.164cm" svg:x2="49.501cm" svg:y2="8.164cm">
              <text:p/>
            </draw:line>
            <draw:line draw:style-name="gr125" draw:text-style-name="P7" draw:layer="layout" svg:x1="49.501cm" svg:y1="8.164cm" svg:x2="49.501cm" svg:y2="6.251cm">
              <text:p/>
            </draw:line>
            <draw:line draw:style-name="gr125" draw:text-style-name="P7" draw:layer="layout" svg:x1="49.501cm" svg:y1="6.251cm" svg:x2="48.81cm" svg:y2="6.251cm">
              <text:p/>
            </draw:line>
            <draw:line draw:style-name="gr125" draw:text-style-name="P7" draw:layer="layout" svg:x1="48.81cm" svg:y1="6.251cm" svg:x2="48.81cm" svg:y2="6.501cm">
              <text:p/>
            </draw:line>
            <draw:line draw:style-name="gr125" draw:text-style-name="P7" draw:layer="layout" svg:x1="48.81cm" svg:y1="6.501cm" svg:x2="47.172cm" svg:y2="6.506cm">
              <text:p/>
            </draw:line>
            <draw:line draw:style-name="gr125" draw:text-style-name="P7" draw:layer="layout" svg:x1="47.172cm" svg:y1="6.506cm" svg:x2="46.35cm" svg:y2="8.164cm">
              <text:p/>
            </draw:line>
            <draw:line draw:style-name="gr125" draw:text-style-name="P7" draw:layer="layout" svg:x1="39.954cm" svg:y1="17.934cm" svg:x2="39.954cm" svg:y2="18.05cm">
              <text:p/>
            </draw:line>
            <draw:line draw:style-name="gr149" draw:text-style-name="P7" draw:layer="layout" svg:x1="33.32cm" svg:y1="10.65cm" svg:x2="32.82cm" svg:y2="10.65cm">
              <text:p/>
            </draw:line>
            <draw:line draw:style-name="gr149" draw:text-style-name="P7" draw:layer="layout" svg:x1="26.77cm" svg:y1="7.538cm" svg:x2="26.77cm" svg:y2="11.914cm">
              <text:p/>
            </draw:line>
            <draw:line draw:style-name="gr149" draw:text-style-name="P7" draw:layer="layout" svg:x1="28.22cm" svg:y1="7.538cm" svg:x2="28.22cm" svg:y2="11.913cm">
              <text:p/>
            </draw:line>
            <draw:line draw:style-name="gr149" draw:text-style-name="P7" draw:layer="layout" svg:x1="28.22cm" svg:y1="9.65cm" svg:x2="27.87cm" svg:y2="9.65cm">
              <text:p/>
            </draw:line>
            <draw:line draw:style-name="gr149" draw:text-style-name="P7" draw:layer="layout" svg:x1="27.12cm" svg:y1="9.65cm" svg:x2="26.77cm" svg:y2="9.65cm">
              <text:p/>
            </draw:line>
            <draw:line draw:style-name="gr149" draw:text-style-name="P7" draw:layer="layout" svg:x1="25.052cm" svg:y1="8.3cm" svg:x2="28.22cm" svg:y2="8.3cm">
              <text:p/>
            </draw:line>
            <draw:line draw:style-name="gr149" draw:text-style-name="P7" draw:layer="layout" svg:x1="35.052cm" svg:y1="8.3cm" svg:x2="32.821cm" svg:y2="8.3cm">
              <text:p/>
            </draw:line>
            <draw:line draw:style-name="gr149" draw:text-style-name="P7" draw:layer="layout" svg:x1="33.32cm" svg:y1="7.538cm" svg:x2="33.32cm" svg:y2="11.913cm">
              <text:p/>
            </draw:line>
            <draw:line draw:style-name="gr149" draw:text-style-name="P7" draw:layer="layout" svg:x1="30.52cm" svg:y1="7.539cm" svg:x2="30.52cm" svg:y2="9.535cm">
              <text:p/>
            </draw:line>
            <draw:line draw:style-name="gr149" draw:text-style-name="P7" draw:layer="layout" svg:x1="40.42cm" svg:y1="19.7cm" svg:x2="40.07cm" svg:y2="19.7cm">
              <text:p/>
            </draw:line>
            <draw:line draw:style-name="gr149" draw:text-style-name="P7" draw:layer="layout" svg:x1="42.77cm" svg:y1="20.55cm" svg:x2="45.82cm" svg:y2="20.55cm">
              <text:p/>
            </draw:line>
            <draw:line draw:style-name="gr149" draw:text-style-name="P7" draw:layer="layout" svg:x1="41.22cm" svg:y1="21.4cm" svg:x2="47.52cm" svg:y2="21.4cm">
              <text:p/>
            </draw:line>
            <draw:line draw:style-name="gr149" draw:text-style-name="P7" draw:layer="layout" svg:x1="40.07cm" svg:y1="24.169cm" svg:x2="40.07cm" svg:y2="19.7cm">
              <text:p/>
            </draw:line>
            <draw:line draw:style-name="gr149" draw:text-style-name="P7" draw:layer="layout" svg:x1="40.07cm" svg:y1="23.4cm" svg:x2="47.32cm" svg:y2="23.4cm">
              <text:p/>
            </draw:line>
            <draw:line draw:style-name="gr149" draw:text-style-name="P7" draw:layer="layout" svg:x1="45.07cm" svg:y1="24.169cm" svg:x2="45.07cm" svg:y2="21.4cm">
              <text:p/>
            </draw:line>
            <draw:line draw:style-name="gr149" draw:text-style-name="P7" draw:layer="layout" svg:x1="41.62cm" svg:y1="19.7cm" svg:x2="41.62cm" svg:y2="20.7cm">
              <text:p/>
            </draw:line>
            <draw:line draw:style-name="gr149" draw:text-style-name="P7" draw:layer="layout" svg:x1="40.42cm" svg:y1="21.4cm" svg:x2="40.07cm" svg:y2="21.4cm">
              <text:p/>
            </draw:line>
            <draw:line draw:style-name="gr149" draw:text-style-name="P7" draw:layer="layout" svg:x1="48.67cm" svg:y1="19.7cm" svg:x2="48.32cm" svg:y2="19.7cm">
              <text:p/>
            </draw:line>
            <draw:line draw:style-name="gr149" draw:text-style-name="P7" draw:layer="layout" svg:x1="48.67cm" svg:y1="21.4cm" svg:x2="48.32cm" svg:y2="21.4cm">
              <text:p/>
            </draw:line>
            <draw:line draw:style-name="gr149" draw:text-style-name="P7" draw:layer="layout" svg:x1="41.07cm" svg:y1="19.7cm" svg:x2="47.62cm" svg:y2="19.7cm">
              <text:p/>
            </draw:line>
            <draw:line draw:style-name="gr149" draw:text-style-name="P7" draw:layer="layout" svg:x1="46.97cm" svg:y1="19.7cm" svg:x2="46.97cm" svg:y2="20.7cm">
              <text:p/>
            </draw:line>
            <draw:polygon draw:style-name="gr150" draw:text-style-name="P7" draw:layer="layout" svg:width="0.9cm" svg:height="1.499cm" svg:x="24.619cm" svg:y="24.91cm" svg:viewBox="0 0 901 1500" draw:points="0,0 901,0 901,1500 0,1500">
              <text:p/>
            </draw:polygon>
            <draw:polygon draw:style-name="gr150" draw:text-style-name="P7" draw:layer="layout" svg:width="0.899cm" svg:height="1.749cm" draw:transform="rotate (-3.14159265358979) translate (52.92cm 5.9cm)" svg:viewBox="0 0 900 1750" draw:points="0,0 900,0 900,1250 550,1700 450,1750 400,1750 350,1700 0,1250">
              <text:p/>
            </draw:polygon>
            <draw:line draw:style-name="gr157" draw:text-style-name="P7" draw:layer="layout" svg:x1="57.53cm" svg:y1="9.15cm" svg:x2="57.17cm" svg:y2="10.5cm">
              <text:p/>
            </draw:line>
            <draw:line draw:style-name="gr157" draw:text-style-name="P7" draw:layer="layout" svg:x1="57.17cm" svg:y1="10.5cm" svg:x2="56.342cm" svg:y2="11.7cm">
              <text:p/>
            </draw:line>
            <draw:line draw:style-name="gr157" draw:text-style-name="P7" draw:layer="layout" svg:x1="56.342cm" svg:y1="11.7cm" svg:x2="53.201cm" svg:y2="13.81cm">
              <text:p/>
            </draw:line>
            <draw:line draw:style-name="gr157" draw:text-style-name="P7" draw:layer="layout" svg:x1="53.201cm" svg:y1="13.8cm" svg:x2="53.2cm" svg:y2="17.906cm">
              <text:p/>
            </draw:line>
            <draw:line draw:style-name="gr157" draw:text-style-name="P7" draw:layer="layout" svg:x1="52.05cm" svg:y1="13.96cm" svg:x2="52.05cm" svg:y2="17.906cm">
              <text:p/>
            </draw:line>
            <draw:line draw:style-name="gr157" draw:text-style-name="P7" draw:layer="layout" svg:x1="52.05cm" svg:y1="17.906cm" svg:x2="54.571cm" svg:y2="17.906cm">
              <text:p/>
            </draw:line>
            <draw:rect draw:style-name="gr128" draw:text-style-name="P7" draw:layer="layout" svg:width="1.643cm" svg:height="2.315cm" svg:x="23.41cm" svg:y="8.568cm">
              <text:p/>
            </draw:rect>
            <draw:line draw:style-name="gr149" draw:text-style-name="P7" draw:layer="layout" svg:x1="25.87cm" svg:y1="7.538cm" svg:x2="25.87cm" svg:y2="8.3cm">
              <text:p/>
            </draw:line>
            <draw:line draw:style-name="gr125" draw:text-style-name="P7" draw:layer="layout" svg:x1="34.92cm" svg:y1="26.716cm" svg:x2="34.92cm" svg:y2="24.96cm">
              <text:p/>
            </draw:line>
            <draw:line draw:style-name="gr125" draw:text-style-name="P7" draw:layer="layout" svg:x1="36.452cm" svg:y1="26.713cm" svg:x2="33.736cm" svg:y2="26.713cm">
              <text:p/>
            </draw:line>
            <draw:line draw:style-name="gr125" draw:text-style-name="P7" draw:layer="layout" svg:x1="34.92cm" svg:y1="25.842cm" svg:x2="33.736cm" svg:y2="25.842cm">
              <text:p/>
            </draw:line>
            <draw:line draw:style-name="gr125" draw:text-style-name="P7" draw:layer="layout" svg:x1="36.452cm" svg:y1="24.96cm" svg:x2="36.02cm" svg:y2="24.96cm">
              <text:p/>
            </draw:line>
            <draw:line draw:style-name="gr125" draw:text-style-name="P7" draw:layer="layout" svg:x1="29.75cm" svg:y1="24.17cm" svg:x2="34.811cm" svg:y2="24.169cm">
              <text:p/>
            </draw:line>
            <draw:line draw:style-name="gr125" draw:text-style-name="P7" draw:layer="layout" svg:x1="33.138cm" svg:y1="21.827cm" svg:x2="33.136cm" svg:y2="24.169cm">
              <text:p/>
            </draw:line>
            <draw:line draw:style-name="gr125" draw:text-style-name="P7" draw:layer="layout" svg:x1="31.524cm" svg:y1="21.827cm" svg:x2="31.522cm" svg:y2="24.169cm">
              <text:p/>
            </draw:line>
            <draw:line draw:style-name="gr125" draw:text-style-name="P7" draw:layer="layout" svg:x1="40.681cm" svg:y1="6.389cm" svg:x2="40.681cm" svg:y2="4.756cm">
              <text:p/>
            </draw:line>
            <draw:line draw:style-name="gr125" draw:text-style-name="P7" draw:layer="layout" svg:x1="40.681cm" svg:y1="7.533cm" svg:x2="40.681cm" svg:y2="7.022cm">
              <text:p/>
            </draw:line>
            <draw:line draw:style-name="gr125" draw:text-style-name="P7" draw:layer="layout" svg:x1="40.682cm" svg:y1="5.939cm" svg:x2="38.974cm" svg:y2="5.936cm">
              <text:p/>
            </draw:line>
            <draw:line draw:style-name="gr125" draw:text-style-name="P7" draw:layer="layout" svg:x1="40.682cm" svg:y1="4.767cm" svg:x2="38.974cm" svg:y2="4.764cm">
              <text:p/>
            </draw:line>
            <draw:line draw:style-name="gr7" draw:text-style-name="P7" draw:layer="layout" svg:x1="40.42cm" svg:y1="22.05cm" svg:x2="40.42cm" svg:y2="19.7cm">
              <text:p/>
            </draw:line>
            <draw:line draw:style-name="gr7" draw:text-style-name="P7" draw:layer="layout" svg:x1="40.07cm" svg:y1="20.15cm" svg:x2="40.42cm" svg:y2="20.15cm">
              <text:p/>
            </draw:line>
            <draw:line draw:style-name="gr7" draw:text-style-name="P7" draw:layer="layout" svg:x1="41.27cm" svg:y1="21.4cm" svg:x2="41.27cm" svg:y2="23.4cm">
              <text:p/>
            </draw:line>
            <draw:line draw:style-name="gr7" draw:text-style-name="P7" draw:layer="layout" svg:x1="40.07cm" svg:y1="22.05cm" svg:x2="41.27cm" svg:y2="22.05cm">
              <text:p/>
            </draw:line>
            <draw:line draw:style-name="gr7" draw:text-style-name="P7" draw:layer="layout" svg:x1="44.52cm" svg:y1="22.6cm" svg:x2="41.27cm" svg:y2="22.6cm">
              <text:p/>
            </draw:line>
            <draw:line draw:style-name="gr7" draw:text-style-name="P7" draw:layer="layout" svg:x1="41.47cm" svg:y1="22.6cm" svg:x2="41.47cm" svg:y2="23.4cm">
              <text:p/>
            </draw:line>
            <draw:line draw:style-name="gr7" draw:text-style-name="P7" draw:layer="layout" svg:x1="41.92cm" svg:y1="22.6cm" svg:x2="41.92cm" svg:y2="23.4cm">
              <text:p/>
            </draw:line>
            <draw:line draw:style-name="gr7" draw:text-style-name="P7" draw:layer="layout" svg:x1="42.37cm" svg:y1="22.6cm" svg:x2="42.37cm" svg:y2="23.4cm">
              <text:p/>
            </draw:line>
            <draw:line draw:style-name="gr7" draw:text-style-name="P7" draw:layer="layout" svg:x1="42.77cm" svg:y1="22.605cm" svg:x2="42.77cm" svg:y2="23.405cm">
              <text:p/>
            </draw:line>
            <draw:line draw:style-name="gr7" draw:text-style-name="P7" draw:layer="layout" svg:x1="43.22cm" svg:y1="22.6cm" svg:x2="43.22cm" svg:y2="23.4cm">
              <text:p/>
            </draw:line>
            <draw:line draw:style-name="gr7" draw:text-style-name="P7" draw:layer="layout" svg:x1="43.67cm" svg:y1="22.605cm" svg:x2="43.67cm" svg:y2="23.405cm">
              <text:p/>
            </draw:line>
            <draw:line draw:style-name="gr7" draw:text-style-name="P7" draw:layer="layout" svg:x1="44.07cm" svg:y1="22.6cm" svg:x2="44.07cm" svg:y2="23.4cm">
              <text:p/>
            </draw:line>
            <draw:line draw:style-name="gr7" draw:text-style-name="P7" draw:layer="layout" svg:x1="44.52cm" svg:y1="21.4cm" svg:x2="44.52cm" svg:y2="23.4cm">
              <text:p/>
            </draw:line>
            <draw:line draw:style-name="gr7" draw:text-style-name="P7" draw:layer="layout" svg:x1="42.72cm" svg:y1="21.95cm" svg:x2="41.87cm" svg:y2="21.95cm">
              <text:p/>
            </draw:line>
            <draw:line draw:style-name="gr7" draw:text-style-name="P7" draw:layer="layout" svg:x1="41.87cm" svg:y1="21.4cm" svg:x2="41.87cm" svg:y2="21.95cm">
              <text:p/>
            </draw:line>
            <draw:line draw:style-name="gr7" draw:text-style-name="P7" draw:layer="layout" svg:x1="42.72cm" svg:y1="21.4cm" svg:x2="42.72cm" svg:y2="21.95cm">
              <text:p/>
            </draw:line>
            <draw:line draw:style-name="gr7" draw:text-style-name="P7" draw:layer="layout" svg:x1="41.07cm" svg:y1="20.45cm" svg:x2="41.62cm" svg:y2="20.45cm">
              <text:p/>
            </draw:line>
            <draw:line draw:style-name="gr7" draw:text-style-name="P7" draw:layer="layout" svg:x1="41.07cm" svg:y1="20.45cm" svg:x2="41.07cm" svg:y2="19.7cm">
              <text:p/>
            </draw:line>
            <draw:line draw:style-name="gr7" draw:text-style-name="P7" draw:layer="layout" svg:x1="45.57cm" svg:y1="21.4cm" svg:x2="45.57cm" svg:y2="23.4cm">
              <text:p/>
            </draw:line>
            <draw:line draw:style-name="gr7" draw:text-style-name="P7" draw:layer="layout" svg:x1="45.57cm" svg:y1="22.1cm" svg:x2="44.52cm" svg:y2="22.1cm">
              <text:p/>
            </draw:line>
            <draw:line draw:style-name="gr7" draw:text-style-name="P7" draw:layer="layout" svg:x1="45.97cm" svg:y1="22.6cm" svg:x2="45.97cm" svg:y2="23.4cm">
              <text:p/>
            </draw:line>
            <draw:line draw:style-name="gr7" draw:text-style-name="P7" draw:layer="layout" svg:x1="46.42cm" svg:y1="22.6cm" svg:x2="46.42cm" svg:y2="23.4cm">
              <text:p/>
            </draw:line>
            <draw:line draw:style-name="gr7" draw:text-style-name="P7" draw:layer="layout" svg:x1="47.32cm" svg:y1="22.6cm" svg:x2="45.57cm" svg:y2="22.6cm">
              <text:p/>
            </draw:line>
            <draw:line draw:style-name="gr7" draw:text-style-name="P7" draw:layer="layout" svg:x1="46.87cm" svg:y1="22.6cm" svg:x2="46.87cm" svg:y2="23.4cm">
              <text:p/>
            </draw:line>
            <draw:line draw:style-name="gr7" draw:text-style-name="P7" draw:layer="layout" svg:x1="47.32cm" svg:y1="22.6cm" svg:x2="47.32cm" svg:y2="23.4cm">
              <text:p/>
            </draw:line>
            <draw:line draw:style-name="gr7" draw:text-style-name="P7" draw:layer="layout" svg:x1="45.92cm" svg:y1="21.6cm" svg:x2="45.92cm" svg:y2="21.95cm">
              <text:p/>
            </draw:line>
            <draw:line draw:style-name="gr7" draw:text-style-name="P7" draw:layer="layout" svg:x1="46.27cm" svg:y1="21.6cm" svg:x2="46.27cm" svg:y2="21.95cm">
              <text:p/>
            </draw:line>
            <draw:line draw:style-name="gr7" draw:text-style-name="P7" draw:layer="layout" svg:x1="46.67cm" svg:y1="21.6cm" svg:x2="45.57cm" svg:y2="21.6cm">
              <text:p/>
            </draw:line>
            <draw:line draw:style-name="gr7" draw:text-style-name="P7" draw:layer="layout" svg:x1="46.67cm" svg:y1="21.4cm" svg:x2="46.67cm" svg:y2="21.95cm">
              <text:p/>
            </draw:line>
            <draw:line draw:style-name="gr7" draw:text-style-name="P7" draw:layer="layout" svg:x1="46.87cm" svg:y1="21.4cm" svg:x2="46.87cm" svg:y2="21.95cm">
              <text:p/>
            </draw:line>
            <draw:line draw:style-name="gr7" draw:text-style-name="P7" draw:layer="layout" svg:x1="46.87cm" svg:y1="21.95cm" svg:x2="46.67cm" svg:y2="21.95cm">
              <text:p/>
            </draw:line>
            <draw:line draw:style-name="gr7" draw:text-style-name="P7" draw:layer="layout" svg:x1="47.47cm" svg:y1="22cm" svg:x2="47.47cm" svg:y2="21.4cm">
              <text:p/>
            </draw:line>
            <draw:line draw:style-name="gr7" draw:text-style-name="P7" draw:layer="layout" svg:x1="47.47cm" svg:y1="22cm" svg:x2="48.67cm" svg:y2="22cm">
              <text:p/>
            </draw:line>
            <draw:line draw:style-name="gr7" draw:text-style-name="P7" draw:layer="layout" svg:x1="48.32cm" svg:y1="22cm" svg:x2="48.32cm" svg:y2="19.7cm">
              <text:p/>
            </draw:line>
            <draw:line draw:style-name="gr7" draw:text-style-name="P7" draw:layer="layout" svg:x1="46.97cm" svg:y1="20.45cm" svg:x2="47.52cm" svg:y2="20.45cm">
              <text:p/>
            </draw:line>
            <draw:line draw:style-name="gr7" draw:text-style-name="P7" draw:layer="layout" svg:x1="47.52cm" svg:y1="20.45cm" svg:x2="47.52cm" svg:y2="19.7cm">
              <text:p/>
            </draw:line>
            <draw:g>
              <draw:g>
                <draw:line draw:style-name="gr7" draw:text-style-name="P7" draw:layer="layout" svg:x1="43.012cm" svg:y1="20.45cm" svg:x2="43.012cm" svg:y2="19.8cm">
                  <text:p/>
                </draw:line>
                <draw:line draw:style-name="gr7" draw:text-style-name="P7" draw:layer="layout" svg:x1="43.128cm" svg:y1="20.45cm" svg:x2="43.128cm" svg:y2="19.8cm">
                  <text:p/>
                </draw:line>
                <draw:line draw:style-name="gr7" draw:text-style-name="P7" draw:layer="layout" svg:x1="43.245cm" svg:y1="20.45cm" svg:x2="43.245cm" svg:y2="19.8cm">
                  <text:p/>
                </draw:line>
                <draw:line draw:style-name="gr7" draw:text-style-name="P7" draw:layer="layout" svg:x1="43.362cm" svg:y1="20.45cm" svg:x2="43.362cm" svg:y2="19.8cm">
                  <text:p/>
                </draw:line>
                <draw:line draw:style-name="gr7" draw:text-style-name="P7" draw:layer="layout" svg:x1="43.478cm" svg:y1="20.45cm" svg:x2="43.478cm" svg:y2="19.8cm">
                  <text:p/>
                </draw:line>
                <draw:line draw:style-name="gr7" draw:text-style-name="P7" draw:layer="layout" svg:x1="43.595cm" svg:y1="20.45cm" svg:x2="43.595cm" svg:y2="19.8cm">
                  <text:p/>
                </draw:line>
                <draw:line draw:style-name="gr7" draw:text-style-name="P7" draw:layer="layout" svg:x1="43.712cm" svg:y1="20.45cm" svg:x2="43.712cm" svg:y2="19.8cm">
                  <text:p/>
                </draw:line>
                <draw:line draw:style-name="gr7" draw:text-style-name="P7" draw:layer="layout" svg:x1="43.828cm" svg:y1="20.45cm" svg:x2="43.828cm" svg:y2="19.8cm">
                  <text:p/>
                </draw:line>
                <draw:line draw:style-name="gr7" draw:text-style-name="P7" draw:layer="layout" svg:x1="43.945cm" svg:y1="20.45cm" svg:x2="43.945cm" svg:y2="19.8cm">
                  <text:p/>
                </draw:line>
                <draw:line draw:style-name="gr7" draw:text-style-name="P7" draw:layer="layout" svg:x1="44.062cm" svg:y1="20.45cm" svg:x2="44.062cm" svg:y2="19.8cm">
                  <text:p/>
                </draw:line>
                <draw:line draw:style-name="gr7" draw:text-style-name="P7" draw:layer="layout" svg:x1="44.178cm" svg:y1="20.45cm" svg:x2="44.178cm" svg:y2="19.8cm">
                  <text:p/>
                </draw:line>
                <draw:line draw:style-name="gr7" draw:text-style-name="P7" draw:layer="layout" svg:x1="44.295cm" svg:y1="20.45cm" svg:x2="44.295cm" svg:y2="19.8cm">
                  <text:p/>
                </draw:line>
                <draw:line draw:style-name="gr7" draw:text-style-name="P7" draw:layer="layout" svg:x1="44.412cm" svg:y1="20.45cm" svg:x2="44.412cm" svg:y2="19.8cm">
                  <text:p/>
                </draw:line>
                <draw:line draw:style-name="gr7" draw:text-style-name="P7" draw:layer="layout" svg:x1="44.528cm" svg:y1="20.45cm" svg:x2="44.528cm" svg:y2="19.8cm">
                  <text:p/>
                </draw:line>
                <draw:line draw:style-name="gr7" draw:text-style-name="P7" draw:layer="layout" svg:x1="44.645cm" svg:y1="20.45cm" svg:x2="44.645cm" svg:y2="19.8cm">
                  <text:p/>
                </draw:line>
                <draw:line draw:style-name="gr7" draw:text-style-name="P7" draw:layer="layout" svg:x1="44.762cm" svg:y1="20.45cm" svg:x2="44.762cm" svg:y2="19.8cm">
                  <text:p/>
                </draw:line>
                <draw:line draw:style-name="gr7" draw:text-style-name="P7" draw:layer="layout" svg:x1="44.878cm" svg:y1="20.45cm" svg:x2="44.878cm" svg:y2="19.8cm">
                  <text:p/>
                </draw:line>
                <draw:line draw:style-name="gr7" draw:text-style-name="P7" draw:layer="layout" svg:x1="44.995cm" svg:y1="20.45cm" svg:x2="44.995cm" svg:y2="19.8cm">
                  <text:p/>
                </draw:line>
                <draw:line draw:style-name="gr7" draw:text-style-name="P7" draw:layer="layout" svg:x1="45.112cm" svg:y1="20.45cm" svg:x2="45.112cm" svg:y2="19.8cm">
                  <text:p/>
                </draw:line>
                <draw:line draw:style-name="gr7" draw:text-style-name="P7" draw:layer="layout" svg:x1="45.228cm" svg:y1="20.45cm" svg:x2="45.228cm" svg:y2="19.8cm">
                  <text:p/>
                </draw:line>
                <draw:line draw:style-name="gr7" draw:text-style-name="P7" draw:layer="layout" svg:x1="45.345cm" svg:y1="20.45cm" svg:x2="45.345cm" svg:y2="19.8cm">
                  <text:p/>
                </draw:line>
                <draw:line draw:style-name="gr7" draw:text-style-name="P7" draw:layer="layout" svg:x1="45.462cm" svg:y1="20.45cm" svg:x2="45.462cm" svg:y2="19.8cm">
                  <text:p/>
                </draw:line>
                <draw:line draw:style-name="gr7" draw:text-style-name="P7" draw:layer="layout" svg:x1="45.578cm" svg:y1="20.45cm" svg:x2="45.578cm" svg:y2="19.8cm">
                  <text:p/>
                </draw:line>
                <draw:line draw:style-name="gr7" draw:text-style-name="P7" draw:layer="layout" svg:x1="45.695cm" svg:y1="20.45cm" svg:x2="45.695cm" svg:y2="19.8cm">
                  <text:p/>
                </draw:line>
                <draw:line draw:style-name="gr7" draw:text-style-name="P7" draw:layer="layout" svg:x1="42.895cm" svg:y1="21.3cm" svg:x2="42.895cm" svg:y2="20.65cm">
                  <text:p/>
                </draw:line>
                <draw:line draw:style-name="gr7" draw:text-style-name="P7" draw:layer="layout" svg:x1="43.012cm" svg:y1="21.3cm" svg:x2="43.012cm" svg:y2="20.65cm">
                  <text:p/>
                </draw:line>
                <draw:line draw:style-name="gr7" draw:text-style-name="P7" draw:layer="layout" svg:x1="43.128cm" svg:y1="21.3cm" svg:x2="43.128cm" svg:y2="20.65cm">
                  <text:p/>
                </draw:line>
                <draw:line draw:style-name="gr7" draw:text-style-name="P7" draw:layer="layout" svg:x1="43.245cm" svg:y1="21.3cm" svg:x2="43.245cm" svg:y2="20.65cm">
                  <text:p/>
                </draw:line>
                <draw:line draw:style-name="gr7" draw:text-style-name="P7" draw:layer="layout" svg:x1="43.362cm" svg:y1="21.3cm" svg:x2="43.362cm" svg:y2="20.65cm">
                  <text:p/>
                </draw:line>
                <draw:line draw:style-name="gr7" draw:text-style-name="P7" draw:layer="layout" svg:x1="43.478cm" svg:y1="21.3cm" svg:x2="43.478cm" svg:y2="20.65cm">
                  <text:p/>
                </draw:line>
                <draw:line draw:style-name="gr7" draw:text-style-name="P7" draw:layer="layout" svg:x1="43.595cm" svg:y1="21.3cm" svg:x2="43.595cm" svg:y2="20.65cm">
                  <text:p/>
                </draw:line>
                <draw:line draw:style-name="gr7" draw:text-style-name="P7" draw:layer="layout" svg:x1="43.712cm" svg:y1="21.3cm" svg:x2="43.712cm" svg:y2="20.65cm">
                  <text:p/>
                </draw:line>
                <draw:line draw:style-name="gr7" draw:text-style-name="P7" draw:layer="layout" svg:x1="43.828cm" svg:y1="21.3cm" svg:x2="43.828cm" svg:y2="20.65cm">
                  <text:p/>
                </draw:line>
                <draw:line draw:style-name="gr7" draw:text-style-name="P7" draw:layer="layout" svg:x1="43.945cm" svg:y1="21.3cm" svg:x2="43.945cm" svg:y2="20.65cm">
                  <text:p/>
                </draw:line>
                <draw:line draw:style-name="gr7" draw:text-style-name="P7" draw:layer="layout" svg:x1="44.062cm" svg:y1="21.3cm" svg:x2="44.062cm" svg:y2="20.65cm">
                  <text:p/>
                </draw:line>
                <draw:line draw:style-name="gr7" draw:text-style-name="P7" draw:layer="layout" svg:x1="44.178cm" svg:y1="21.3cm" svg:x2="44.178cm" svg:y2="20.65cm">
                  <text:p/>
                </draw:line>
                <draw:line draw:style-name="gr7" draw:text-style-name="P7" draw:layer="layout" svg:x1="44.295cm" svg:y1="21.3cm" svg:x2="44.295cm" svg:y2="20.65cm">
                  <text:p/>
                </draw:line>
                <draw:line draw:style-name="gr7" draw:text-style-name="P7" draw:layer="layout" svg:x1="44.412cm" svg:y1="21.3cm" svg:x2="44.412cm" svg:y2="20.65cm">
                  <text:p/>
                </draw:line>
                <draw:line draw:style-name="gr7" draw:text-style-name="P7" draw:layer="layout" svg:x1="44.528cm" svg:y1="21.3cm" svg:x2="44.528cm" svg:y2="20.65cm">
                  <text:p/>
                </draw:line>
                <draw:line draw:style-name="gr7" draw:text-style-name="P7" draw:layer="layout" svg:x1="44.645cm" svg:y1="21.3cm" svg:x2="44.645cm" svg:y2="20.65cm">
                  <text:p/>
                </draw:line>
                <draw:line draw:style-name="gr7" draw:text-style-name="P7" draw:layer="layout" svg:x1="44.762cm" svg:y1="21.3cm" svg:x2="44.762cm" svg:y2="20.65cm">
                  <text:p/>
                </draw:line>
                <draw:line draw:style-name="gr7" draw:text-style-name="P7" draw:layer="layout" svg:x1="44.878cm" svg:y1="21.3cm" svg:x2="44.878cm" svg:y2="20.65cm">
                  <text:p/>
                </draw:line>
                <draw:line draw:style-name="gr7" draw:text-style-name="P7" draw:layer="layout" svg:x1="44.995cm" svg:y1="21.3cm" svg:x2="44.995cm" svg:y2="20.65cm">
                  <text:p/>
                </draw:line>
                <draw:line draw:style-name="gr7" draw:text-style-name="P7" draw:layer="layout" svg:x1="45.112cm" svg:y1="21.3cm" svg:x2="45.112cm" svg:y2="20.65cm">
                  <text:p/>
                </draw:line>
                <draw:line draw:style-name="gr7" draw:text-style-name="P7" draw:layer="layout" svg:x1="45.228cm" svg:y1="21.3cm" svg:x2="45.228cm" svg:y2="20.65cm">
                  <text:p/>
                </draw:line>
                <draw:line draw:style-name="gr7" draw:text-style-name="P7" draw:layer="layout" svg:x1="45.345cm" svg:y1="21.3cm" svg:x2="45.345cm" svg:y2="20.65cm">
                  <text:p/>
                </draw:line>
                <draw:line draw:style-name="gr7" draw:text-style-name="P7" draw:layer="layout" svg:x1="45.462cm" svg:y1="21.3cm" svg:x2="45.462cm" svg:y2="20.65cm">
                  <text:p/>
                </draw:line>
                <draw:line draw:style-name="gr7" draw:text-style-name="P7" draw:layer="layout" svg:x1="45.578cm" svg:y1="21.3cm" svg:x2="45.578cm" svg:y2="20.65cm">
                  <text:p/>
                </draw:line>
                <draw:line draw:style-name="gr7" draw:text-style-name="P7" draw:layer="layout" svg:x1="45.695cm" svg:y1="21.3cm" svg:x2="45.695cm" svg:y2="20.65cm">
                  <text:p/>
                </draw:line>
                <draw:line draw:style-name="gr7" draw:text-style-name="P7" draw:layer="layout" svg:x1="42.895cm" svg:y1="20.45cm" svg:x2="42.895cm" svg:y2="19.8cm">
                  <text:p/>
                </draw:line>
              </draw:g>
              <draw:g>
                <draw:line draw:style-name="gr7" draw:text-style-name="P7" draw:layer="layout" svg:x1="42.62cm" svg:y1="19.8cm" svg:x2="45.97cm" svg:y2="19.8cm">
                  <text:p/>
                </draw:line>
                <draw:line draw:style-name="gr7" draw:text-style-name="P7" draw:layer="layout" svg:x1="42.62cm" svg:y1="21.3cm" svg:x2="45.97cm" svg:y2="21.3cm">
                  <text:p/>
                </draw:line>
              </draw:g>
              <draw:g>
                <draw:line draw:style-name="gr7" draw:text-style-name="P7" draw:layer="layout" svg:x1="42.72cm" svg:y1="20.45cm" svg:x2="45.87cm" svg:y2="20.45cm">
                  <text:p/>
                </draw:line>
                <draw:line draw:style-name="gr7" draw:text-style-name="P7" draw:layer="layout" svg:x1="42.72cm" svg:y1="20.65cm" svg:x2="45.87cm" svg:y2="20.65cm">
                  <text:p/>
                </draw:line>
                <draw:line draw:style-name="gr7" draw:text-style-name="P7" draw:layer="layout" svg:x1="42.72cm" svg:y1="20.45cm" svg:x2="42.72cm" svg:y2="20.65cm">
                  <text:p/>
                </draw:line>
                <draw:line draw:style-name="gr7" draw:text-style-name="P7" draw:layer="layout" svg:x1="45.87cm" svg:y1="20.45cm" svg:x2="45.87cm" svg:y2="20.65cm">
                  <text:p/>
                </draw:line>
              </draw:g>
            </draw:g>
            <draw:line draw:style-name="gr7" draw:text-style-name="P7" draw:layer="layout" svg:x1="46.97cm" svg:y1="21.4cm" svg:x2="46.97cm" svg:y2="20.7cm">
              <text:p/>
            </draw:line>
            <draw:line draw:style-name="gr7" draw:text-style-name="P7" draw:layer="layout" svg:x1="40.37cm" svg:y1="23.4cm" svg:x2="40.37cm" svg:y2="24.169cm">
              <text:p/>
            </draw:line>
            <draw:line draw:style-name="gr7" draw:text-style-name="P7" draw:layer="layout" svg:x1="42.82cm" svg:y1="23.4cm" svg:x2="42.82cm" svg:y2="24.169cm">
              <text:p/>
            </draw:line>
            <draw:line draw:style-name="gr7" draw:text-style-name="P7" draw:layer="layout" svg:x1="45.47cm" svg:y1="23.4cm" svg:x2="45.47cm" svg:y2="24.169cm">
              <text:p/>
            </draw:line>
            <draw:line draw:style-name="gr7" draw:text-style-name="P7" draw:layer="layout" svg:x1="47.02cm" svg:y1="23.4cm" svg:x2="47.02cm" svg:y2="24.169cm">
              <text:p/>
            </draw:line>
            <draw:line draw:style-name="gr7" draw:text-style-name="P7" draw:layer="layout" svg:x1="40.07cm" svg:y1="23.45cm" svg:x2="48.67cm" svg:y2="23.45cm">
              <text:p/>
            </draw:line>
            <draw:line draw:style-name="gr7" draw:text-style-name="P7" draw:layer="layout" svg:x1="41.62cm" svg:y1="21.4cm" svg:x2="41.62cm" svg:y2="20.7cm">
              <text:p/>
            </draw:line>
            <draw:line draw:style-name="gr7" draw:text-style-name="P7" draw:layer="layout" svg:x1="48.32cm" svg:y1="20.15cm" svg:x2="48.67cm" svg:y2="20.15cm">
              <text:p/>
            </draw:line>
            <draw:line draw:style-name="gr7" draw:text-style-name="P7" draw:layer="layout" svg:x1="48.32cm" svg:y1="20.95cm" svg:x2="48.67cm" svg:y2="20.95cm">
              <text:p/>
            </draw:line>
            <draw:line draw:style-name="gr7" draw:text-style-name="P7" draw:layer="layout" svg:x1="26.77cm" svg:y1="11.485cm" svg:x2="27.12cm" svg:y2="11.485cm">
              <text:p/>
            </draw:line>
            <draw:line draw:style-name="gr7" draw:text-style-name="P7" draw:layer="layout" svg:x1="27.895cm" svg:y1="9.65cm" svg:x2="27.895cm" svg:y2="11.913cm">
              <text:p/>
            </draw:line>
            <draw:line draw:style-name="gr7" draw:text-style-name="P7" draw:layer="layout" svg:x1="27.12cm" svg:y1="9.651cm" svg:x2="27.12cm" svg:y2="11.914cm">
              <text:p/>
            </draw:line>
            <draw:line draw:style-name="gr7" draw:text-style-name="P7" draw:layer="layout" svg:x1="27.896cm" svg:y1="11.55cm" svg:x2="28.22cm" svg:y2="11.55cm">
              <text:p/>
            </draw:line>
            <draw:line draw:style-name="gr7" draw:text-style-name="P7" draw:layer="layout" svg:x1="27.896cm" svg:y1="11.212cm" svg:x2="28.22cm" svg:y2="11.212cm">
              <text:p/>
            </draw:line>
            <draw:line draw:style-name="gr7" draw:text-style-name="P7" draw:layer="layout" svg:x1="27.896cm" svg:y1="10.549cm" svg:x2="28.22cm" svg:y2="10.549cm">
              <text:p/>
            </draw:line>
            <draw:line draw:style-name="gr7" draw:text-style-name="P7" draw:layer="layout" svg:x1="28.727cm" svg:y1="11.914cm" svg:x2="28.727cm" svg:y2="11.563cm">
              <text:p/>
            </draw:line>
            <draw:line draw:style-name="gr7" draw:text-style-name="P7" draw:layer="layout" svg:x1="28.221cm" svg:y1="11.563cm" svg:x2="28.728cm" svg:y2="11.563cm">
              <text:p/>
            </draw:line>
            <draw:line draw:style-name="gr7" draw:text-style-name="P7" draw:layer="layout" svg:x1="29.338cm" svg:y1="11.563cm" svg:x2="30.586cm" svg:y2="11.563cm">
              <text:p/>
            </draw:line>
            <draw:line draw:style-name="gr7" draw:text-style-name="P7" draw:layer="layout" svg:x1="28.22cm" svg:y1="10.926cm" svg:x2="31.782cm" svg:y2="10.926cm">
              <text:p/>
            </draw:line>
            <draw:line draw:style-name="gr7" draw:text-style-name="P7" draw:layer="layout" svg:x1="30.586cm" svg:y1="11.914cm" svg:x2="30.586cm" svg:y2="11.563cm">
              <text:p/>
            </draw:line>
            <draw:line draw:style-name="gr7" draw:text-style-name="P7" draw:layer="layout" svg:x1="29.338cm" svg:y1="11.914cm" svg:x2="29.338cm" svg:y2="10.926cm">
              <text:p/>
            </draw:line>
            <draw:line draw:style-name="gr7" draw:text-style-name="P7" draw:layer="layout" svg:x1="30.196cm" svg:y1="9.535cm" svg:x2="30.196cm" svg:y2="10.926cm">
              <text:p/>
            </draw:line>
            <draw:line draw:style-name="gr7" draw:text-style-name="P7" draw:layer="layout" svg:x1="29.728cm" svg:y1="10.185cm" svg:x2="29.728cm" svg:y2="9.535cm">
              <text:p/>
            </draw:line>
            <draw:line draw:style-name="gr7" draw:text-style-name="P7" draw:layer="layout" svg:x1="30.196cm" svg:y1="10.185cm" svg:x2="29.39cm" svg:y2="10.185cm">
              <text:p/>
            </draw:line>
            <draw:line draw:style-name="gr7" draw:text-style-name="P7" draw:layer="layout" svg:x1="31.34cm" svg:y1="9.535cm" svg:x2="29.728cm" svg:y2="9.535cm">
              <text:p/>
            </draw:line>
            <draw:line draw:style-name="gr7" draw:text-style-name="P7" draw:layer="layout" svg:x1="29.169cm" svg:y1="9.535cm" svg:x2="28.22cm" svg:y2="9.535cm">
              <text:p/>
            </draw:line>
            <draw:line draw:style-name="gr7" draw:text-style-name="P7" draw:layer="layout" svg:x1="29.169cm" svg:y1="9.093cm" svg:x2="28.415cm" svg:y2="9.093cm">
              <text:p/>
            </draw:line>
            <draw:line draw:style-name="gr7" draw:text-style-name="P7" draw:layer="layout" svg:x1="29.169cm" svg:y1="8.638cm" svg:x2="28.415cm" svg:y2="8.638cm">
              <text:p/>
            </draw:line>
            <draw:line draw:style-name="gr7" draw:text-style-name="P7" draw:layer="layout" svg:x1="28.415cm" svg:y1="7.728cm" svg:x2="29.728cm" svg:y2="7.728cm">
              <text:p/>
            </draw:line>
            <draw:line draw:style-name="gr7" draw:text-style-name="P7" draw:layer="layout" svg:x1="30.52cm" svg:y1="8.209cm" svg:x2="28.415cm" svg:y2="8.209cm">
              <text:p/>
            </draw:line>
            <draw:line draw:style-name="gr7" draw:text-style-name="P7" draw:layer="layout" svg:x1="28.415cm" svg:y1="7.729cm" svg:x2="28.415cm" svg:y2="9.536cm">
              <text:p/>
            </draw:line>
            <draw:line draw:style-name="gr7" draw:text-style-name="P7" draw:layer="layout" svg:x1="31.34cm" svg:y1="9.093cm" svg:x2="29.728cm" svg:y2="9.093cm">
              <text:p/>
            </draw:line>
            <draw:line draw:style-name="gr7" draw:text-style-name="P7" draw:layer="layout" svg:x1="31.34cm" svg:y1="8.638cm" svg:x2="29.728cm" svg:y2="8.638cm">
              <text:p/>
            </draw:line>
            <draw:line draw:style-name="gr7" draw:text-style-name="P7" draw:layer="layout" svg:x1="29.169cm" svg:y1="8.209cm" svg:x2="29.169cm" svg:y2="9.535cm">
              <text:p/>
            </draw:line>
            <draw:line draw:style-name="gr7" draw:text-style-name="P7" draw:layer="layout" svg:x1="29.728cm" svg:y1="7.538cm" svg:x2="29.728cm" svg:y2="9.535cm">
              <text:p/>
            </draw:line>
            <draw:line draw:style-name="gr7" draw:text-style-name="P7" draw:layer="layout" svg:x1="31.782cm" svg:y1="10.094cm" svg:x2="31.782cm" svg:y2="11.914cm">
              <text:p/>
            </draw:line>
            <draw:line draw:style-name="gr7" draw:text-style-name="P7" draw:layer="layout" svg:x1="31.782cm" svg:y1="11.745cm" svg:x2="31.392cm" svg:y2="11.745cm">
              <text:p/>
            </draw:line>
            <draw:line draw:style-name="gr7" draw:text-style-name="P7" draw:layer="layout" svg:x1="31.392cm" svg:y1="11.915cm" svg:x2="31.392cm" svg:y2="11.746cm">
              <text:p/>
            </draw:line>
            <draw:line draw:style-name="gr7" draw:text-style-name="P7" draw:layer="layout" svg:x1="33.134cm" svg:y1="11.913cm" svg:x2="33.134cm" svg:y2="10.65cm">
              <text:p/>
            </draw:line>
            <draw:line draw:style-name="gr7" draw:text-style-name="P7" draw:layer="layout" svg:x1="32.653cm" svg:y1="11.914cm" svg:x2="32.653cm" svg:y2="11.667cm">
              <text:p/>
            </draw:line>
            <draw:line draw:style-name="gr7" draw:text-style-name="P7" draw:layer="layout" svg:x1="33.135cm" svg:y1="11.666cm" svg:x2="32.654cm" svg:y2="11.666cm">
              <text:p/>
            </draw:line>
            <draw:line draw:style-name="gr7" draw:text-style-name="P7" draw:layer="layout" svg:x1="33.135cm" svg:y1="10.65cm" svg:x2="31.782cm" svg:y2="10.65cm">
              <text:p/>
            </draw:line>
            <draw:line draw:style-name="gr7" draw:text-style-name="P7" draw:layer="layout" svg:x1="32.679cm" svg:y1="8.157cm" svg:x2="32.679cm" svg:y2="10.65cm">
              <text:p/>
            </draw:line>
            <draw:line draw:style-name="gr7" draw:text-style-name="P7" draw:layer="layout" svg:x1="32.9cm" svg:y1="8.3cm" svg:x2="32.9cm" svg:y2="10.65cm">
              <text:p/>
            </draw:line>
            <draw:line draw:style-name="gr7" draw:text-style-name="P7" draw:layer="layout" svg:x1="32.809cm" svg:y1="8.157cm" svg:x2="31.093cm" svg:y2="8.157cm">
              <text:p/>
            </draw:line>
            <draw:line draw:style-name="gr7" draw:text-style-name="P7" draw:layer="layout" svg:x1="32.809cm" svg:y1="8.158cm" svg:x2="32.809cm" svg:y2="8.301cm">
              <text:p/>
            </draw:line>
            <draw:line draw:style-name="gr7" draw:text-style-name="P7" draw:layer="layout" svg:x1="32.679cm" svg:y1="9.535cm" svg:x2="31.925cm" svg:y2="9.535cm">
              <text:p/>
            </draw:line>
            <draw:line draw:style-name="gr7" draw:text-style-name="P7" draw:layer="layout" svg:x1="32.679cm" svg:y1="9.093cm" svg:x2="31.925cm" svg:y2="9.093cm">
              <text:p/>
            </draw:line>
            <draw:line draw:style-name="gr7" draw:text-style-name="P7" draw:layer="layout" svg:x1="32.679cm" svg:y1="8.638cm" svg:x2="31.925cm" svg:y2="8.638cm">
              <text:p/>
            </draw:line>
            <draw:line draw:style-name="gr7" draw:text-style-name="P7" draw:layer="layout" svg:x1="31.925cm" svg:y1="8.157cm" svg:x2="31.925cm" svg:y2="9.535cm">
              <text:p/>
            </draw:line>
            <draw:line draw:style-name="gr7" draw:text-style-name="P7" draw:layer="layout" svg:x1="31.34cm" svg:y1="8.157cm" svg:x2="31.34cm" svg:y2="9.535cm">
              <text:p/>
            </draw:line>
            <draw:line draw:style-name="gr7" draw:text-style-name="P7" draw:layer="layout" svg:x1="31.093cm" svg:y1="8.158cm" svg:x2="31.093cm" svg:y2="7.538cm">
              <text:p/>
            </draw:line>
            <draw:line draw:style-name="gr7" draw:text-style-name="P7" draw:layer="layout" svg:x1="31.782cm" svg:y1="10.094cm" svg:x2="31.288cm" svg:y2="10.094cm">
              <text:p/>
            </draw:line>
            <draw:line draw:style-name="gr7" draw:text-style-name="P7" draw:layer="layout" svg:x1="32.679cm" svg:y1="9.912cm" svg:x2="32.367cm" svg:y2="9.912cm">
              <text:p/>
            </draw:line>
            <draw:line draw:style-name="gr7" draw:text-style-name="P7" draw:layer="layout" svg:x1="32.679cm" svg:y1="10.289cm" svg:x2="32.367cm" svg:y2="10.289cm">
              <text:p/>
            </draw:line>
            <draw:line draw:style-name="gr7" draw:text-style-name="P7" draw:layer="layout" svg:x1="33.32cm" svg:y1="9.34cm" svg:x2="32.9cm" svg:y2="9.34cm">
              <text:p/>
            </draw:line>
            <draw:line draw:style-name="gr7" draw:text-style-name="P7" draw:layer="layout" svg:x1="33.32cm" svg:y1="8.729cm" svg:x2="32.9cm" svg:y2="8.729cm">
              <text:p/>
            </draw:line>
            <draw:line draw:style-name="gr7" draw:text-style-name="P7" draw:layer="layout" svg:x1="34.241cm" svg:y1="7.538cm" svg:x2="34.241cm" svg:y2="8.3cm">
              <text:p/>
            </draw:line>
            <draw:line draw:style-name="gr7" draw:text-style-name="P7" draw:layer="layout" svg:x1="40.479cm" svg:y1="17.959cm" svg:x2="40.063cm" svg:y2="17.959cm">
              <text:p/>
            </draw:line>
            <draw:line draw:style-name="gr7" draw:text-style-name="P7" draw:layer="layout" svg:x1="40.063cm" svg:y1="17.245cm" svg:x2="40.063cm" svg:y2="17.96cm">
              <text:p/>
            </draw:line>
            <draw:line draw:style-name="gr7" draw:text-style-name="P7" draw:layer="layout" svg:x1="42.949cm" svg:y1="17.245cm" svg:x2="42.949cm" svg:y2="17.96cm">
              <text:p/>
            </draw:line>
            <draw:line draw:style-name="gr7" draw:text-style-name="P7" draw:layer="layout" svg:x1="41.896cm" svg:y1="17.959cm" svg:x2="41.116cm" svg:y2="17.959cm">
              <text:p/>
            </draw:line>
            <draw:line draw:style-name="gr7" draw:text-style-name="P7" draw:layer="layout" svg:x1="43.339cm" svg:y1="17.959cm" svg:x2="42.559cm" svg:y2="17.959cm">
              <text:p/>
            </draw:line>
            <draw:line draw:style-name="gr7" draw:text-style-name="P7" draw:layer="layout" svg:x1="41.532cm" svg:y1="16.867cm" svg:x2="41.532cm" svg:y2="17.96cm">
              <text:p/>
            </draw:line>
            <draw:line draw:style-name="gr7" draw:text-style-name="P7" draw:layer="layout" svg:x1="45.796cm" svg:y1="17.245cm" svg:x2="45.796cm" svg:y2="17.96cm">
              <text:p/>
            </draw:line>
            <draw:line draw:style-name="gr7" draw:text-style-name="P7" draw:layer="layout" svg:x1="44.782cm" svg:y1="17.959cm" svg:x2="44.002cm" svg:y2="17.959cm">
              <text:p/>
            </draw:line>
            <draw:line draw:style-name="gr7" draw:text-style-name="P7" draw:layer="layout" svg:x1="46.225cm" svg:y1="17.959cm" svg:x2="45.445cm" svg:y2="17.959cm">
              <text:p/>
            </draw:line>
            <draw:line draw:style-name="gr7" draw:text-style-name="P7" draw:layer="layout" svg:x1="44.366cm" svg:y1="16.867cm" svg:x2="44.366cm" svg:y2="17.96cm">
              <text:p/>
            </draw:line>
            <draw:line draw:style-name="gr7" draw:text-style-name="P7" draw:layer="layout" svg:x1="47.616cm" svg:y1="17.959cm" svg:x2="46.836cm" svg:y2="17.959cm">
              <text:p/>
            </draw:line>
            <draw:line draw:style-name="gr7" draw:text-style-name="P7" draw:layer="layout" svg:x1="47.226cm" svg:y1="16.867cm" svg:x2="47.226cm" svg:y2="17.96cm">
              <text:p/>
            </draw:line>
            <draw:line draw:style-name="gr7" draw:text-style-name="P7" draw:layer="layout" svg:x1="48.695cm" svg:y1="17.96cm" svg:x2="48.279cm" svg:y2="17.96cm">
              <text:p/>
            </draw:line>
            <draw:line draw:style-name="gr7" draw:text-style-name="P7" draw:layer="layout" svg:x1="48.695cm" svg:y1="17.246cm" svg:x2="48.695cm" svg:y2="17.961cm">
              <text:p/>
            </draw:line>
            <draw:g>
              <draw:line draw:style-name="gr7" draw:text-style-name="P7" draw:layer="layout" svg:x1="40.31cm" svg:y1="16.776cm" svg:x2="40.31cm" svg:y2="17.803cm">
                <text:p/>
              </draw:line>
              <draw:line draw:style-name="gr7" draw:text-style-name="P7" draw:layer="layout" svg:x1="41.298cm" svg:y1="16.776cm" svg:x2="40.31cm" svg:y2="16.776cm">
                <text:p/>
              </draw:line>
              <draw:line draw:style-name="gr7" draw:text-style-name="P7" draw:layer="layout" svg:x1="41.298cm" svg:y1="16.777cm" svg:x2="41.298cm" svg:y2="17.804cm">
                <text:p/>
              </draw:line>
              <draw:line draw:style-name="gr7" draw:text-style-name="P7" draw:layer="layout" svg:x1="41.298cm" svg:y1="16.776cm" svg:x2="40.31cm" svg:y2="17.803cm">
                <text:p/>
              </draw:line>
              <draw:line draw:style-name="gr7" draw:text-style-name="P7" draw:layer="layout" svg:x1="41.298cm" svg:y1="17.803cm" svg:x2="40.31cm" svg:y2="17.803cm">
                <text:p/>
              </draw:line>
              <draw:line draw:style-name="gr7" draw:text-style-name="P7" draw:layer="layout" svg:x1="41.298cm" svg:y1="17.803cm" svg:x2="40.31cm" svg:y2="16.776cm">
                <text:p/>
              </draw:line>
            </draw:g>
            <draw:g>
              <draw:line draw:style-name="gr7" draw:text-style-name="P7" draw:layer="layout" svg:x1="41.753cm" svg:y1="16.776cm" svg:x2="41.753cm" svg:y2="17.803cm">
                <text:p/>
              </draw:line>
              <draw:line draw:style-name="gr7" draw:text-style-name="P7" draw:layer="layout" svg:x1="42.741cm" svg:y1="16.776cm" svg:x2="41.753cm" svg:y2="16.776cm">
                <text:p/>
              </draw:line>
              <draw:line draw:style-name="gr7" draw:text-style-name="P7" draw:layer="layout" svg:x1="42.741cm" svg:y1="16.777cm" svg:x2="42.741cm" svg:y2="17.804cm">
                <text:p/>
              </draw:line>
              <draw:line draw:style-name="gr7" draw:text-style-name="P7" draw:layer="layout" svg:x1="42.741cm" svg:y1="16.776cm" svg:x2="41.753cm" svg:y2="17.803cm">
                <text:p/>
              </draw:line>
              <draw:line draw:style-name="gr7" draw:text-style-name="P7" draw:layer="layout" svg:x1="42.741cm" svg:y1="17.803cm" svg:x2="41.753cm" svg:y2="17.803cm">
                <text:p/>
              </draw:line>
              <draw:line draw:style-name="gr7" draw:text-style-name="P7" draw:layer="layout" svg:x1="42.741cm" svg:y1="17.803cm" svg:x2="41.753cm" svg:y2="16.776cm">
                <text:p/>
              </draw:line>
            </draw:g>
            <draw:g>
              <draw:line draw:style-name="gr7" draw:text-style-name="P7" draw:layer="layout" svg:x1="43.17cm" svg:y1="16.776cm" svg:x2="43.17cm" svg:y2="17.803cm">
                <text:p/>
              </draw:line>
              <draw:line draw:style-name="gr7" draw:text-style-name="P7" draw:layer="layout" svg:x1="44.158cm" svg:y1="16.776cm" svg:x2="43.17cm" svg:y2="16.776cm">
                <text:p/>
              </draw:line>
              <draw:line draw:style-name="gr7" draw:text-style-name="P7" draw:layer="layout" svg:x1="44.158cm" svg:y1="16.777cm" svg:x2="44.158cm" svg:y2="17.804cm">
                <text:p/>
              </draw:line>
              <draw:line draw:style-name="gr7" draw:text-style-name="P7" draw:layer="layout" svg:x1="44.158cm" svg:y1="16.776cm" svg:x2="43.17cm" svg:y2="17.803cm">
                <text:p/>
              </draw:line>
              <draw:line draw:style-name="gr7" draw:text-style-name="P7" draw:layer="layout" svg:x1="44.158cm" svg:y1="17.803cm" svg:x2="43.17cm" svg:y2="17.803cm">
                <text:p/>
              </draw:line>
              <draw:line draw:style-name="gr7" draw:text-style-name="P7" draw:layer="layout" svg:x1="44.158cm" svg:y1="17.803cm" svg:x2="43.17cm" svg:y2="16.776cm">
                <text:p/>
              </draw:line>
            </draw:g>
            <draw:g>
              <draw:line draw:style-name="gr7" draw:text-style-name="P7" draw:layer="layout" svg:x1="44.6cm" svg:y1="16.776cm" svg:x2="44.6cm" svg:y2="17.803cm">
                <text:p/>
              </draw:line>
              <draw:line draw:style-name="gr7" draw:text-style-name="P7" draw:layer="layout" svg:x1="45.588cm" svg:y1="16.776cm" svg:x2="44.6cm" svg:y2="16.776cm">
                <text:p/>
              </draw:line>
              <draw:line draw:style-name="gr7" draw:text-style-name="P7" draw:layer="layout" svg:x1="45.588cm" svg:y1="16.777cm" svg:x2="45.588cm" svg:y2="17.804cm">
                <text:p/>
              </draw:line>
              <draw:line draw:style-name="gr7" draw:text-style-name="P7" draw:layer="layout" svg:x1="45.588cm" svg:y1="16.776cm" svg:x2="44.6cm" svg:y2="17.803cm">
                <text:p/>
              </draw:line>
              <draw:line draw:style-name="gr7" draw:text-style-name="P7" draw:layer="layout" svg:x1="45.588cm" svg:y1="17.803cm" svg:x2="44.6cm" svg:y2="17.803cm">
                <text:p/>
              </draw:line>
              <draw:line draw:style-name="gr7" draw:text-style-name="P7" draw:layer="layout" svg:x1="45.588cm" svg:y1="17.803cm" svg:x2="44.6cm" svg:y2="16.776cm">
                <text:p/>
              </draw:line>
            </draw:g>
            <draw:g>
              <draw:line draw:style-name="gr7" draw:text-style-name="P7" draw:layer="layout" svg:x1="46.017cm" svg:y1="16.776cm" svg:x2="46.017cm" svg:y2="17.803cm">
                <text:p/>
              </draw:line>
              <draw:line draw:style-name="gr7" draw:text-style-name="P7" draw:layer="layout" svg:x1="47.005cm" svg:y1="16.776cm" svg:x2="46.017cm" svg:y2="16.776cm">
                <text:p/>
              </draw:line>
              <draw:line draw:style-name="gr7" draw:text-style-name="P7" draw:layer="layout" svg:x1="47.005cm" svg:y1="16.777cm" svg:x2="47.005cm" svg:y2="17.804cm">
                <text:p/>
              </draw:line>
              <draw:line draw:style-name="gr7" draw:text-style-name="P7" draw:layer="layout" svg:x1="47.005cm" svg:y1="16.776cm" svg:x2="46.017cm" svg:y2="17.803cm">
                <text:p/>
              </draw:line>
              <draw:line draw:style-name="gr7" draw:text-style-name="P7" draw:layer="layout" svg:x1="47.005cm" svg:y1="17.803cm" svg:x2="46.017cm" svg:y2="17.803cm">
                <text:p/>
              </draw:line>
              <draw:line draw:style-name="gr7" draw:text-style-name="P7" draw:layer="layout" svg:x1="47.005cm" svg:y1="17.803cm" svg:x2="46.017cm" svg:y2="16.776cm">
                <text:p/>
              </draw:line>
            </draw:g>
            <draw:g>
              <draw:line draw:style-name="gr7" draw:text-style-name="P7" draw:layer="layout" svg:x1="47.447cm" svg:y1="16.776cm" svg:x2="47.447cm" svg:y2="17.803cm">
                <text:p/>
              </draw:line>
              <draw:line draw:style-name="gr7" draw:text-style-name="P7" draw:layer="layout" svg:x1="48.435cm" svg:y1="16.776cm" svg:x2="47.447cm" svg:y2="16.776cm">
                <text:p/>
              </draw:line>
              <draw:line draw:style-name="gr7" draw:text-style-name="P7" draw:layer="layout" svg:x1="48.435cm" svg:y1="16.777cm" svg:x2="48.435cm" svg:y2="17.804cm">
                <text:p/>
              </draw:line>
              <draw:line draw:style-name="gr7" draw:text-style-name="P7" draw:layer="layout" svg:x1="48.435cm" svg:y1="16.776cm" svg:x2="47.447cm" svg:y2="17.803cm">
                <text:p/>
              </draw:line>
              <draw:line draw:style-name="gr7" draw:text-style-name="P7" draw:layer="layout" svg:x1="48.435cm" svg:y1="17.803cm" svg:x2="47.447cm" svg:y2="17.803cm">
                <text:p/>
              </draw:line>
              <draw:line draw:style-name="gr7" draw:text-style-name="P7" draw:layer="layout" svg:x1="48.435cm" svg:y1="17.803cm" svg:x2="47.447cm" svg:y2="16.776cm">
                <text:p/>
              </draw:line>
            </draw:g>
            <draw:line draw:style-name="gr149" draw:text-style-name="P7" draw:layer="layout" svg:x1="52.02cm" svg:y1="4.76cm" svg:x2="52.92cm" svg:y2="4.76cm">
              <text:p/>
            </draw:line>
            <draw:line draw:style-name="gr149" draw:text-style-name="P7" draw:layer="layout" svg:x1="55.5cm" svg:y1="27.86cm" svg:x2="19.821cm" svg:y2="27.86cm">
              <text:p/>
            </draw:line>
            <draw:line draw:style-name="gr149" draw:text-style-name="P7" draw:layer="layout" svg:x1="24.619cm" svg:y1="25.21cm" svg:x2="25.52cm" svg:y2="25.21cm">
              <text:p/>
            </draw:line>
            <draw:line draw:style-name="gr125" draw:text-style-name="P7" draw:layer="layout" svg:x1="48.671cm" svg:y1="19.595cm" svg:x2="50.76cm" svg:y2="19.595cm">
              <text:p/>
            </draw:line>
            <draw:line draw:style-name="gr125" draw:text-style-name="P7" draw:layer="layout" svg:x1="53.25cm" svg:y1="18.61cm" svg:x2="53.201cm" svg:y2="17.905cm">
              <text:p/>
            </draw:line>
            <draw:line draw:style-name="gr125" draw:text-style-name="P7" draw:layer="layout" svg:x1="53.25cm" svg:y1="18.63cm" svg:x2="55.25cm" svg:y2="18.96cm">
              <text:p/>
            </draw:line>
            <draw:line draw:style-name="gr125" draw:text-style-name="P7" draw:layer="layout" svg:x1="56.3cm" svg:y1="19.61cm" svg:x2="56.342cm" svg:y2="19.96cm">
              <text:p/>
            </draw:line>
            <draw:line draw:style-name="gr125" draw:text-style-name="P7" draw:layer="layout" svg:x1="55.721cm" svg:y1="19.051cm" svg:x2="55.25cm" svg:y2="18.96cm">
              <text:p/>
            </draw:line>
            <draw:line draw:style-name="gr125" draw:text-style-name="P7" draw:layer="layout" svg:x1="55.721cm" svg:y1="19.051cm" svg:x2="56.05cm" svg:y2="19.26cm">
              <text:p/>
            </draw:line>
            <draw:line draw:style-name="gr125" draw:text-style-name="P7" draw:layer="layout" svg:x1="56.3cm" svg:y1="19.61cm" svg:x2="56.05cm" svg:y2="19.26cm">
              <text:p/>
            </draw:line>
            <draw:line draw:style-name="gr157" draw:text-style-name="P7" draw:layer="layout" svg:x1="52.05cm" svg:y1="13.96cm" svg:x2="53.221cm" svg:y2="13.96cm">
              <text:p/>
            </draw:line>
            <draw:line draw:style-name="gr157" draw:text-style-name="P7" draw:layer="layout" svg:x1="53.199cm" svg:y1="11.91cm" svg:x2="55.55cm" svg:y2="11.26cm">
              <text:p/>
            </draw:line>
            <draw:line draw:style-name="gr157" draw:text-style-name="P7" draw:layer="layout" svg:x1="53.2cm" svg:y1="11.91cm" svg:x2="53.202cm" svg:y2="13.81cm">
              <text:p/>
            </draw:line>
            <draw:line draw:style-name="gr157" draw:text-style-name="P7" draw:layer="layout" svg:x1="56.05cm" svg:y1="11.06cm" svg:x2="55.55cm" svg:y2="11.26cm">
              <text:p/>
            </draw:line>
            <draw:line draw:style-name="gr157" draw:text-style-name="P7" draw:layer="layout" svg:x1="57.2cm" svg:y1="9.91cm" svg:x2="57.53cm" svg:y2="9.15cm">
              <text:p/>
            </draw:line>
            <draw:line draw:style-name="gr157" draw:text-style-name="P7" draw:layer="layout" svg:x1="56.05cm" svg:y1="11.06cm" svg:x2="56.75cm" svg:y2="10.51cm">
              <text:p/>
            </draw:line>
            <draw:line draw:style-name="gr157" draw:text-style-name="P7" draw:layer="layout" svg:x1="57.2cm" svg:y1="9.91cm" svg:x2="56.75cm" svg:y2="10.51cm">
              <text:p/>
            </draw:line>
            <draw:line draw:style-name="gr157" draw:text-style-name="P7" draw:layer="layout" svg:x1="52.02cm" svg:y1="4.76cm" svg:x2="52.92cm" svg:y2="4.76cm">
              <text:p/>
            </draw:line>
            <draw:line draw:style-name="gr149" draw:text-style-name="P7" draw:layer="layout" svg:x1="19.851cm" svg:y1="11.66cm" svg:x2="22.45cm" svg:y2="11.66cm">
              <text:p/>
            </draw:line>
            <draw:line draw:style-name="gr149" draw:text-style-name="P7" draw:layer="layout" svg:x1="19.851cm" svg:y1="13.36cm" svg:x2="22.45cm" svg:y2="13.36cm">
              <text:p/>
            </draw:line>
            <draw:line draw:style-name="gr149" draw:text-style-name="P7" draw:layer="layout" svg:x1="22.45cm" svg:y1="15.86cm" svg:x2="22.45cm" svg:y2="18.66cm">
              <text:p/>
            </draw:line>
            <draw:line draw:style-name="gr149" draw:text-style-name="P7" draw:layer="layout" svg:x1="19.852cm" svg:y1="16.66cm" svg:x2="22.451cm" svg:y2="16.66cm">
              <text:p/>
            </draw:line>
            <draw:line draw:style-name="gr149" draw:text-style-name="P7" draw:layer="layout" svg:x1="22.45cm" svg:y1="11.66cm" svg:x2="22.45cm" svg:y2="18.66cm">
              <text:p/>
            </draw:line>
            <draw:line draw:style-name="gr149" draw:text-style-name="P7" draw:layer="layout" svg:x1="19.852cm" svg:y1="18.66cm" svg:x2="22.451cm" svg:y2="18.66cm">
              <text:p/>
            </draw:line>
            <draw:line draw:style-name="gr217" draw:text-style-name="P7" draw:layer="layout" svg:x1="40.5cm" svg:y1="11.91cm" svg:x2="44.6cm" svg:y2="11.91cm">
              <text:p/>
            </draw:line>
            <draw:line draw:style-name="gr217" draw:text-style-name="P7" draw:layer="layout" svg:x1="44.6cm" svg:y1="10.41cm" svg:x2="44.6cm" svg:y2="11.91cm">
              <text:p/>
            </draw:line>
            <draw:line draw:style-name="gr217" draw:text-style-name="P7" draw:layer="layout" svg:x1="40.5cm" svg:y1="10.41cm" svg:x2="40.5cm" svg:y2="11.91cm">
              <text:p/>
            </draw:line>
            <draw:line draw:style-name="gr217" draw:text-style-name="P7" draw:layer="layout" svg:x1="42.45cm" svg:y1="10.41cm" svg:x2="42.45cm" svg:y2="11.91cm">
              <text:p/>
            </draw:line>
            <draw:line draw:style-name="gr217" draw:text-style-name="P7" draw:layer="layout" svg:x1="42.65cm" svg:y1="10.41cm" svg:x2="42.65cm" svg:y2="11.91cm">
              <text:p/>
            </draw:line>
            <draw:line draw:style-name="gr217" draw:text-style-name="P7" draw:layer="layout" svg:x1="40.5cm" svg:y1="10.41cm" svg:x2="44.6cm" svg:y2="10.41cm">
              <text:p/>
            </draw:line>
            <draw:g>
              <draw:line draw:style-name="gr8" draw:text-style-name="P7" draw:layer="layout" svg:x1="40.42cm" svg:y1="20.15cm" svg:x2="40.596cm" svg:y2="19.831cm">
                <text:p/>
              </draw:line>
              <draw:path draw:style-name="gr8" draw:text-style-name="P7" draw:layer="layout" svg:width="0.125cm" svg:height="0.133cm" draw:transform="rotate (0.529707427980279) translate (40.42cm 19.779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0.149cm" svg:x2="40.596cm" svg:y2="20.511cm">
                <text:p/>
              </draw:line>
              <draw:path draw:style-name="gr8" draw:text-style-name="P7" draw:layer="layout" svg:width="0.13cm" svg:height="0.146cm" draw:transform="skewX (-0.118158790360016) rotate (2.5551620249197) translate (40.5294070173172cm 20.642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2cm" svg:y1="20.994cm" svg:x2="40.596cm" svg:y2="20.632cm">
                <text:p/>
              </draw:line>
              <draw:path draw:style-name="gr8" draw:text-style-name="P7" draw:layer="layout" svg:width="0.13cm" svg:height="0.145cm" draw:transform="skewX (0.114319066005629) rotate (0.583289036016505) translate (40.42cm 20.5732680965147cm)" svg:viewBox="0 0 131 146" svg:d="M0 0c106 49 131 146 131 146">
                <text:p/>
              </draw:path>
            </draw:g>
            <draw:g>
              <draw:line draw:style-name="gr8" draw:text-style-name="P7" draw:layer="layout" svg:x1="40.42cm" svg:y1="21.365cm" svg:x2="40.596cm" svg:y2="21.046cm">
                <text:p/>
              </draw:line>
              <draw:path draw:style-name="gr8" draw:text-style-name="P7" draw:layer="layout" svg:width="0.125cm" svg:height="0.133cm" draw:transform="rotate (0.529707427980279) translate (40.42cm 20.994cm)" svg:viewBox="0 0 126 134" svg:d="M0 0c102 45 126 134 126 134">
                <text:p/>
              </draw:path>
            </draw:g>
            <draw:g>
              <draw:line draw:style-name="gr8" draw:text-style-name="P7" draw:layer="layout" svg:x1="40.42cm" svg:y1="21.989cm" svg:x2="40.544cm" svg:y2="21.767cm">
                <text:p/>
              </draw:line>
              <draw:path draw:style-name="gr8" draw:text-style-name="P7" draw:layer="layout" svg:width="0.086cm" svg:height="0.093cm" draw:transform="skewX (-0.0256563400043167) rotate (0.525169571925094) translate (40.42cm 21.7303941018767cm)" svg:viewBox="0 0 87 94" svg:d="M0 0c71 31 87 94 87 94">
                <text:p/>
              </draw:path>
            </draw:g>
            <draw:g>
              <draw:line draw:style-name="gr8" draw:text-style-name="P7" draw:layer="layout" svg:x1="40.42cm" svg:y1="21.469cm" svg:x2="40.544cm" svg:y2="21.691cm">
                <text:p/>
              </draw:line>
              <draw:path draw:style-name="gr8" draw:text-style-name="P7" draw:layer="layout" svg:width="0.086cm" svg:height="0.093cm" draw:transform="skewX (0.0263544717051143) rotate (2.6164230816647) translate (40.494974249406cm 21.7710494695661cm)" svg:viewBox="0 0 87 94" svg:d="M87 0c-72 31-87 94-87 94">
                <text:p/>
              </draw:path>
            </draw:g>
            <draw:g>
              <draw:line draw:style-name="gr8" draw:text-style-name="P7" draw:layer="layout" svg:x1="48.32cm" svg:y1="20.15cm" svg:x2="48.144cm" svg:y2="19.831cm">
                <text:p/>
              </draw:line>
              <draw:path draw:style-name="gr8" draw:text-style-name="P7" draw:layer="layout" svg:width="0.125cm" svg:height="0.133cm" draw:transform="rotate (-0.52970742798028) translate (48.2116081453293cm 19.715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2cm" svg:y1="20.149cm" svg:x2="48.144cm" svg:y2="20.511cm">
                <text:p/>
              </draw:line>
              <draw:path draw:style-name="gr8" draw:text-style-name="P7" draw:layer="layout" svg:width="0.13cm" svg:height="0.145cm" draw:transform="skewX (0.114319066005629) rotate (-2.55830361757329) translate (48.32cm 20.5697319034853cm)" svg:viewBox="0 0 131 146" svg:d="M0 0c106 49 131 146 131 146">
                <text:p/>
              </draw:path>
            </draw:g>
            <draw:g>
              <draw:line draw:style-name="gr8" draw:text-style-name="P7" draw:layer="layout" svg:x1="48.32cm" svg:y1="20.994cm" svg:x2="48.144cm" svg:y2="20.632cm">
                <text:p/>
              </draw:line>
              <draw:path draw:style-name="gr8" draw:text-style-name="P7" draw:layer="layout" svg:width="0.13cm" svg:height="0.145cm" draw:transform="skewX (-0.114319066005629) rotate (-0.583289036016505) translate (48.2104917875155cm 20.501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2cm" svg:y1="21.989cm" svg:x2="48.196cm" svg:y2="21.767cm">
                <text:p/>
              </draw:line>
              <draw:path draw:style-name="gr8" draw:text-style-name="P7" draw:layer="layout" svg:width="0.086cm" svg:height="0.093cm" draw:transform="skewX (0.0263544717051144) rotate (-0.525169571925094) translate (48.245025750594cm 21.6869505304339cm)" svg:viewBox="0 0 87 94" svg:d="M87 0c-72 31-87 94-87 94">
                <text:p/>
              </draw:path>
            </draw:g>
            <draw:g>
              <draw:line draw:style-name="gr8" draw:text-style-name="P7" draw:layer="layout" svg:x1="48.32cm" svg:y1="21.469cm" svg:x2="48.196cm" svg:y2="21.691cm">
                <text:p/>
              </draw:line>
              <draw:path draw:style-name="gr8" draw:text-style-name="P7" draw:layer="layout" svg:width="0.086cm" svg:height="0.093cm" draw:transform="skewX (-0.0256563400043167) rotate (-2.6164230816647) translate (48.32cm 21.7276058981233cm)" svg:viewBox="0 0 87 94" svg:d="M0 0c71 31 87 94 87 94">
                <text:p/>
              </draw:path>
            </draw:g>
            <draw:g>
              <draw:line draw:style-name="gr8" draw:text-style-name="P7" draw:layer="layout" svg:x1="48.32cm" svg:y1="20.993cm" svg:x2="48.144cm" svg:y2="21.266cm">
                <text:p/>
              </draw:line>
              <draw:path draw:style-name="gr8" draw:text-style-name="P7" draw:layer="layout" svg:width="0.122cm" svg:height="0.117cm" draw:transform="skewX (-0.124441975667196) rotate (-2.6778586713349) translate (48.32cm 21.3102895442359cm)" svg:viewBox="0 0 123 118" svg:d="M0 0c99 40 123 118 123 118">
                <text:p/>
              </draw:path>
            </draw:g>
            <draw:g>
              <draw:line draw:style-name="gr8" draw:text-style-name="P7" draw:layer="layout" svg:x1="41.545cm" svg:y1="22.899cm" svg:x2="41.545cm" svg:y2="22.6cm">
                <text:p/>
              </draw:line>
              <draw:path draw:style-name="gr8" draw:text-style-name="P7" draw:layer="layout" svg:width="0.336cm" svg:height="0.255cm" draw:transform="rotate (-1.70640840967486) translate (41.844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1.974cm" svg:y1="22.899cm" svg:x2="41.974cm" svg:y2="22.6cm">
                <text:p/>
              </draw:line>
              <draw:path draw:style-name="gr8" draw:text-style-name="P7" draw:layer="layout" svg:width="0.336cm" svg:height="0.255cm" draw:transform="rotate (-1.70640840967486) translate (42.273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2.429cm" svg:y1="22.899cm" svg:x2="42.429cm" svg:y2="22.6cm">
                <text:p/>
              </draw:line>
              <draw:path draw:style-name="gr8" draw:text-style-name="P7" draw:layer="layout" svg:width="0.336cm" svg:height="0.255cm" draw:transform="rotate (-1.70640840967486) translate (42.728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2.832cm" svg:y1="22.899cm" svg:x2="42.832cm" svg:y2="22.6cm">
                <text:p/>
              </draw:line>
              <draw:path draw:style-name="gr8" draw:text-style-name="P7" draw:layer="layout" svg:width="0.336cm" svg:height="0.255cm" draw:transform="rotate (-1.70640840967486) translate (43.131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3.274cm" svg:y1="22.899cm" svg:x2="43.274cm" svg:y2="22.6cm">
                <text:p/>
              </draw:line>
              <draw:path draw:style-name="gr8" draw:text-style-name="P7" draw:layer="layout" svg:width="0.336cm" svg:height="0.255cm" draw:transform="rotate (-1.70640840967486) translate (43.573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3.729cm" svg:y1="22.899cm" svg:x2="43.729cm" svg:y2="22.6cm">
                <text:p/>
              </draw:line>
              <draw:path draw:style-name="gr8" draw:text-style-name="P7" draw:layer="layout" svg:width="0.336cm" svg:height="0.255cm" draw:transform="rotate (-1.70640840967486) translate (44.028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4.158cm" svg:y1="22.899cm" svg:x2="44.158cm" svg:y2="22.6cm">
                <text:p/>
              </draw:line>
              <draw:path draw:style-name="gr8" draw:text-style-name="P7" draw:layer="layout" svg:width="0.336cm" svg:height="0.255cm" draw:transform="rotate (-1.70640840967486) translate (44.4570000017224cm 22.600000000235cm)" svg:viewBox="0 0 337 256" svg:d="M0 0c289 0 337 256 337 256">
                <text:p/>
              </draw:path>
            </draw:g>
            <draw:g>
              <draw:line draw:style-name="gr8" draw:text-style-name="P7" draw:layer="layout" svg:x1="45.224cm" svg:y1="22.181cm" svg:x2="45.569cm" svg:y2="22.181cm">
                <text:p/>
              </draw:line>
              <draw:path draw:style-name="gr8" draw:text-style-name="P7" draw:layer="layout" svg:width="0.386cm" svg:height="0.256cm" draw:transform="skewX (0.0368264472170803) rotate (3.02517919248177) translate (45.5687181071816cm 22.4799963449157cm)" svg:viewBox="0 0 387 257" svg:d="M0 0c332 0 387 257 387 257">
                <text:p/>
              </draw:path>
            </draw:g>
            <draw:g>
              <draw:line draw:style-name="gr8" draw:text-style-name="P7" draw:layer="layout" svg:x1="44.864cm" svg:y1="22.179cm" svg:x2="44.519cm" svg:y2="22.179cm">
                <text:p/>
              </draw:line>
              <draw:path draw:style-name="gr8" draw:text-style-name="P7" draw:layer="layout" svg:width="0.386cm" svg:height="0.256cm" draw:transform="skewX (-0.0368264472170803) rotate (-3.02552825833217) translate (44.9034539740021cm 22.433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25cm" svg:y1="22.897cm" svg:x2="45.925cm" svg:y2="22.598cm">
                <text:p/>
              </draw:line>
              <draw:path draw:style-name="gr8" draw:text-style-name="P7" draw:layer="layout" svg:width="0.335cm" svg:height="0.255cm" draw:transform="rotate (1.70518667919846) translate (45.671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55cm" svg:y1="22.897cm" svg:x2="46.355cm" svg:y2="22.598cm">
                <text:p/>
              </draw:line>
              <draw:path draw:style-name="gr8" draw:text-style-name="P7" draw:layer="layout" svg:width="0.335cm" svg:height="0.255cm" draw:transform="rotate (1.70518667919846) translate (46.101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797cm" svg:y1="22.897cm" svg:x2="46.797cm" svg:y2="22.598cm">
                <text:p/>
              </draw:line>
              <draw:path draw:style-name="gr8" draw:text-style-name="P7" draw:layer="layout" svg:width="0.335cm" svg:height="0.255cm" draw:transform="rotate (1.70518667919846) translate (46.543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39cm" svg:y1="22.897cm" svg:x2="47.239cm" svg:y2="22.598cm">
                <text:p/>
              </draw:line>
              <draw:path draw:style-name="gr8" draw:text-style-name="P7" draw:layer="layout" svg:width="0.335cm" svg:height="0.255cm" draw:transform="rotate (1.70518667919846) translate (46.9850683766313cm 22.931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44cm" svg:y1="21.521cm" svg:x2="47.47cm" svg:y2="21.521cm">
                <text:p/>
              </draw:line>
              <draw:path draw:style-name="gr8" draw:text-style-name="P7" draw:layer="layout" svg:width="0.479cm" svg:height="0.367cm" draw:transform="rotate (3.00737683411143) translate (47.47cm 21.95cm)" svg:viewBox="0 0 480 368" svg:d="M0 0c411 1 480 368 480 368">
                <text:p/>
              </draw:path>
            </draw:g>
            <draw:g>
              <draw:line draw:style-name="gr8" draw:text-style-name="P7" draw:layer="layout" svg:x1="41.696cm" svg:y1="21.512cm" svg:x2="41.27cm" svg:y2="21.512cm">
                <text:p/>
              </draw:line>
              <draw:path draw:style-name="gr8" draw:text-style-name="P7" draw:layer="layout" svg:width="0.479cm" svg:height="0.367cm" draw:transform="rotate (-3.00737683411143) translate (41.7455059468877cm 21.876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67cm" svg:y1="22.476cm" svg:x2="41.167cm" svg:y2="22.05cm">
                <text:p/>
              </draw:line>
              <draw:path draw:style-name="gr8" draw:text-style-name="P7" draw:layer="layout" svg:width="0.479cm" svg:height="0.367cm" draw:transform="rotate (1.70501214627326) translate (40.8022380460424cm 22.525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195cm" svg:y1="21.248cm" svg:x2="41.62cm" svg:y2="21.248cm">
                <text:p/>
              </draw:line>
              <draw:path draw:style-name="gr8" draw:text-style-name="P7" draw:layer="layout" svg:width="0.645cm" svg:height="0.435cm" draw:transform="skewX (0.0354301838154849) rotate (-0.116937059883621) translate (41.6203297428972cm 20.741005039522cm)" svg:viewBox="0 0 646 436" svg:d="M0 0c554 2 646 436 646 436">
                <text:p/>
              </draw:path>
            </draw:g>
            <draw:g>
              <draw:line draw:style-name="gr8" draw:text-style-name="P7" draw:layer="layout" svg:x1="46.394cm" svg:y1="21.248cm" svg:x2="46.969cm" svg:y2="21.248cm">
                <text:p/>
              </draw:line>
              <draw:path draw:style-name="gr8" draw:text-style-name="P7" draw:layer="layout" svg:width="0.645cm" svg:height="0.436cm" draw:transform="skewX (-0.0354301838154849) rotate (0.116762526958421) translate (46.3274433617286cm 20.816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76cm" svg:y1="23.679cm" svg:x2="50.476cm" svg:y2="24.17cm">
                <text:p/>
              </draw:line>
              <draw:path draw:style-name="gr8" draw:text-style-name="P7" draw:layer="layout" svg:width="0.549cm" svg:height="0.368cm" draw:transform="skewX (0.0349065850398866) rotate (1.45420833276168) translate (50.047cm 24.17cm)" svg:viewBox="0 0 550 369" svg:d="M0 0c473 1 550 369 550 369">
                <text:p/>
              </draw:path>
            </draw:g>
            <draw:g>
              <draw:line draw:style-name="gr8" draw:text-style-name="P7" draw:layer="layout" svg:x1="33.875cm" svg:y1="25.468cm" svg:x2="33.875cm" svg:y2="24.964cm">
                <text:p/>
              </draw:line>
              <draw:path draw:style-name="gr8" draw:text-style-name="P7" draw:layer="layout" svg:width="0.565cm" svg:height="0.368cm" draw:transform="skewX (0.0441568300754565) rotate (-1.68459179402493) translate (34.3037682644203cm 24.96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9cm" svg:y1="26.599cm" svg:x2="33.735cm" svg:y2="26.599cm">
                <text:p/>
              </draw:line>
              <draw:path draw:style-name="gr8" draw:text-style-name="P7" draw:layer="layout" svg:width="0.565cm" svg:height="0.368cm" draw:transform="skewX (0.0441568300754566) rotate (-0.113795467230031) translate (33.7346094979388cm 26.1702317355797cm)" svg:viewBox="0 0 566 369" svg:d="M0 0c485 1 566 369 566 369">
                <text:p/>
              </draw:path>
            </draw:g>
            <draw:g>
              <draw:line draw:style-name="gr8" draw:text-style-name="P7" draw:layer="layout" svg:x1="34.369cm" svg:y1="24.03cm" svg:x2="34.813cm" svg:y2="24.03cm">
                <text:p/>
              </draw:line>
              <draw:path draw:style-name="gr8" draw:text-style-name="P7" draw:layer="layout" svg:width="0.498cm" svg:height="0.367cm" draw:transform="skewX (-0.00802851455917391) rotate (0.129852496348378) translate (34.3187771360139cm 23.665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cm" svg:y1="23.703cm" svg:x2="31.6cm" svg:y2="24.16cm">
                <text:p/>
              </draw:line>
              <draw:path draw:style-name="gr8" draw:text-style-name="P7" draw:layer="layout" svg:width="0.512cm" svg:height="0.367cm" draw:transform="skewX (-0.0158824961931484) rotate (-1.44460902187571) translate (31.9641802128071cm 23.651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29cm" svg:y1="23.789cm" svg:x2="29.846cm" svg:y2="23.789cm">
                <text:p/>
              </draw:line>
              <draw:path draw:style-name="gr8" draw:text-style-name="P7" draw:layer="layout" svg:width="0.498cm" svg:height="0.367cm" draw:transform="skewX (0.00925024503556995) rotate (-0.128805298797183) translate (29.8456559862794cm 23.3602317355797cm)" svg:viewBox="0 0 499 368" svg:d="M0 0c428 1 499 368 499 368">
                <text:p/>
              </draw:path>
            </draw:g>
            <draw:g>
              <draw:line draw:style-name="gr8" draw:text-style-name="P7" draw:layer="layout" svg:x1="34.668cm" svg:y1="19.935cm" svg:x2="34.668cm" svg:y2="19.491cm">
                <text:p/>
              </draw:line>
              <draw:path draw:style-name="gr8" draw:text-style-name="P7" draw:layer="layout" svg:width="0.498cm" svg:height="0.367cm" draw:transform="skewX (-0.00802851455917391) rotate (1.70064882314327) translate (34.3038158868682cm 19.985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46cm" svg:y1="21.373cm" svg:x2="30.721cm" svg:y2="20.941cm">
                <text:p/>
              </draw:line>
              <draw:line draw:style-name="gr8" draw:text-style-name="P7" draw:layer="layout" svg:x1="31.353cm" svg:y1="20.215cm" svg:x2="31.728cm" svg:y2="19.783cm">
                <text:p/>
              </draw:line>
            </draw:g>
            <draw:g>
              <draw:line draw:style-name="gr8" draw:text-style-name="P7" draw:layer="layout" svg:x1="24.692cm" svg:y1="24.482cm" svg:x2="24.692cm" svg:y2="24.926cm">
                <text:p/>
              </draw:line>
              <draw:path draw:style-name="gr8" draw:text-style-name="P7" draw:layer="layout" svg:width="0.498cm" svg:height="0.368cm" draw:transform="skewX (-0.00907571211037053) rotate (-1.44216556092291) translate (25.0568657737662cm 24.4317577783774cm)" svg:viewBox="0 0 499 369" svg:d="M499 0c-429 1-499 369-499 369">
                <text:p/>
              </draw:path>
            </draw:g>
            <draw:g>
              <draw:line draw:style-name="gr8" draw:text-style-name="P7" draw:layer="layout" svg:x1="22.001cm" svg:y1="16.757cm" svg:x2="22.445cm" svg:y2="16.757cm">
                <text:p/>
              </draw:line>
              <draw:path draw:style-name="gr8" draw:text-style-name="P7" draw:layer="layout" svg:width="0.498cm" svg:height="0.367cm" draw:transform="skewX (0.00925024503556992) rotate (3.01278735479261) translate (22.4453440137206cm 17.1857682644203cm)" svg:viewBox="0 0 499 368" svg:d="M0 0c428 1 499 368 499 368">
                <text:p/>
              </draw:path>
            </draw:g>
            <draw:g>
              <draw:line draw:style-name="gr8" draw:text-style-name="P7" draw:layer="layout" svg:x1="21.999cm" svg:y1="13.238cm" svg:x2="22.443cm" svg:y2="13.238cm">
                <text:p/>
              </draw:line>
              <draw:path draw:style-name="gr8" draw:text-style-name="P7" draw:layer="layout" svg:width="0.498cm" svg:height="0.367cm" draw:transform="skewX (-0.00925024503556995) rotate (0.128456232946783) translate (21.9487450689385cm 12.8731177767756cm)" svg:viewBox="0 0 499 368" svg:d="M499 0c-429 1-499 368-499 368">
                <text:p/>
              </draw:path>
            </draw:g>
            <draw:g>
              <draw:line draw:style-name="gr8" draw:text-style-name="P7" draw:layer="layout" svg:x1="25.064cm" svg:y1="25.331cm" svg:x2="24.62cm" svg:y2="25.331cm">
                <text:p/>
              </draw:line>
              <draw:path draw:style-name="gr8" draw:text-style-name="P7" draw:layer="layout" svg:width="0.498cm" svg:height="0.368cm" draw:transform="skewX (-0.0090757121103705) rotate (-3.01296188771781) translate (25.1142422216226cm 25.695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893cm" svg:y1="10.744cm" svg:x2="23.41cm" svg:y2="10.744cm">
                <text:p/>
              </draw:line>
              <draw:path draw:style-name="gr8" draw:text-style-name="P7" draw:layer="layout" svg:width="0.541cm" svg:height="0.368cm" draw:transform="skewX (0.032637657012294) rotate (-0.118158790360017) translate (23.409625768858cm 10.3152317355797cm)" svg:viewBox="0 0 542 369" svg:d="M0 0c465 1 542 369 542 369">
                <text:p/>
              </draw:path>
            </draw:g>
            <draw:g>
              <draw:line draw:style-name="gr8" draw:text-style-name="P7" draw:layer="layout" svg:x1="23.536cm" svg:y1="7.923cm" svg:x2="23.536cm" svg:y2="7.538cm">
                <text:p/>
              </draw:line>
              <draw:path draw:style-name="gr8" draw:text-style-name="P7" draw:layer="layout" svg:width="0.434cm" svg:height="0.366cm" draw:transform="skewX (-0.0270526034059121) rotate (-1.72019651076561) translate (23.9650817506712cm 7.5377529750142cm)" svg:viewBox="0 0 435 367" svg:d="M0 0c372 1 435 367 435 367">
                <text:p/>
              </draw:path>
            </draw:g>
            <draw:g>
              <draw:line draw:style-name="gr8" draw:text-style-name="P7" draw:layer="layout" svg:x1="29.441cm" svg:y1="11.314cm" svg:x2="29.441cm" svg:y2="11.535cm">
                <text:p/>
              </draw:line>
              <draw:path draw:style-name="gr8" draw:text-style-name="P7" draw:layer="layout" svg:width="0.247cm" svg:height="0.167cm" draw:transform="skewX (-0.0361283155162826) rotate (-1.45281206936008) translate (29.6066463749524cm 11.288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47cm" svg:y1="11.239cm" svg:x2="26.647cm" svg:y2="11.915cm">
                <text:p/>
              </draw:line>
              <draw:path draw:style-name="gr8" draw:text-style-name="P7" draw:layer="layout" svg:width="0.758cm" svg:height="0.458cm" draw:transform="skewX (0.0657989128001862) rotate (1.46537843997444) translate (26.1142879139021cm 11.9145237686377cm)" svg:viewBox="0 0 759 459" svg:d="M0 0c650 1 759 459 759 459">
                <text:p/>
              </draw:path>
            </draw:g>
            <draw:g>
              <draw:line draw:style-name="gr8" draw:text-style-name="P7" draw:layer="layout" svg:x1="27.895cm" svg:y1="9.742cm" svg:x2="27.757cm" svg:y2="9.987cm">
                <text:p/>
              </draw:line>
              <draw:path draw:style-name="gr8" draw:text-style-name="P7" draw:layer="layout" svg:width="0.099cm" svg:height="0.102cm" draw:transform="rotate (-2.62253173404668) translate (27.895cm 10.0274611260054cm)" svg:viewBox="0 0 100 103" svg:d="M0 0c81 34 100 103 100 103">
                <text:p/>
              </draw:path>
            </draw:g>
            <draw:g>
              <draw:line draw:style-name="gr8" draw:text-style-name="P7" draw:layer="layout" svg:x1="27.12cm" svg:y1="10.211cm" svg:x2="27.245cm" svg:y2="10.456cm">
                <text:p/>
              </draw:line>
              <draw:path draw:style-name="gr8" draw:text-style-name="P7" draw:layer="layout" svg:width="0.093cm" svg:height="0.099cm" draw:transform="skewX (-0.0972148393360841) rotate (2.57959663444762) translate (27.1998077500533cm 10.545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0.781cm" svg:x2="27.245cm" svg:y2="10.536cm">
                <text:p/>
              </draw:line>
              <draw:path draw:style-name="gr8" draw:text-style-name="P7" draw:layer="layout" svg:width="0.091cm" svg:height="0.099cm" draw:transform="skewX (0.072954762733363) rotate (0.563741348394168) translate (27.12cm 10.496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0.848cm" svg:x2="27.245cm" svg:y2="11.093cm">
                <text:p/>
              </draw:line>
              <draw:path draw:style-name="gr8" draw:text-style-name="P7" draw:layer="layout" svg:width="0.093cm" svg:height="0.099cm" draw:transform="skewX (-0.0972148393360842) rotate (2.57959663444762) translate (27.1998077500532cm 11.1827241103702cm)" svg:viewBox="0 0 94 100" svg:d="M94 0c-75 34-94 100-94 100">
                <text:p/>
              </draw:path>
            </draw:g>
            <draw:g>
              <draw:line draw:style-name="gr8" draw:text-style-name="P7" draw:layer="layout" svg:x1="27.12cm" svg:y1="11.418cm" svg:x2="27.245cm" svg:y2="11.173cm">
                <text:p/>
              </draw:line>
              <draw:path draw:style-name="gr8" draw:text-style-name="P7" draw:layer="layout" svg:width="0.091cm" svg:height="0.099cm" draw:transform="skewX (0.072954762733363) rotate (0.563741348394168) translate (27.12cm 11.1335335120643cm)" svg:viewBox="0 0 92 100" svg:d="M0 0c74 34 92 100 92 100">
                <text:p/>
              </draw:path>
            </draw:g>
            <draw:g>
              <draw:line draw:style-name="gr8" draw:text-style-name="P7" draw:layer="layout" svg:x1="27.12cm" svg:y1="11.732cm" svg:x2="27.245cm" svg:y2="11.521cm">
                <text:p/>
              </draw:line>
              <draw:path draw:style-name="gr8" draw:text-style-name="P7" draw:layer="layout" svg:width="0.087cm" svg:height="0.089cm" draw:transform="skewX (-0.0555014702134197) rotate (0.500734962397173) translate (27.12cm 11.486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2cm" svg:y1="11.758cm" svg:x2="27.438cm" svg:y2="11.589cm">
                  <text:p/>
                </draw:line>
                <draw:path draw:style-name="gr8" draw:text-style-name="P7" draw:layer="layout" svg:width="0.125cm" svg:height="0.131cm" draw:transform="skewX (-0.064926248174189) rotate (-2.11760798144472) translate (27.5555135191647cm 11.650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69cm" svg:y1="11.758cm" svg:x2="27.551cm" svg:y2="11.589cm">
                  <text:p/>
                </draw:line>
                <draw:path draw:style-name="gr8" draw:text-style-name="P7" draw:layer="layout" svg:width="0.125cm" svg:height="0.131cm" draw:transform="skewX (0.0649262481741892) rotate (2.11760798144472) translate (27.4989946380697cm 11.758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27.895cm" svg:y1="10.106cm" svg:x2="27.804cm" svg:y2="10.274cm">
                  <text:p/>
                </draw:line>
                <draw:path draw:style-name="gr8" draw:text-style-name="P7" draw:layer="layout" svg:width="0.063cm" svg:height="0.069cm" draw:transform="rotate (-2.60490390860154) translate (27.895cm 10.300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895cm" svg:y1="10.497cm" svg:x2="27.804cm" svg:y2="10.329cm">
                  <text:p/>
                </draw:line>
                <draw:path draw:style-name="gr8" draw:text-style-name="P7" draw:layer="layout" svg:width="0.063cm" svg:height="0.069cm" draw:transform="rotate (-0.542273798594638) translate (27.8403159129939cm 10.269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895cm" svg:y1="10.575cm" svg:x2="27.739cm" svg:y2="10.826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895cm 10.866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895cm" svg:y1="11.16cm" svg:x2="27.739cm" svg:y2="10.909cm">
                  <text:p/>
                </draw:line>
                <draw:path draw:style-name="gr8" draw:text-style-name="P7" draw:layer="layout" svg:width="0.106cm" svg:height="0.107cm" draw:transform="skewX (0.110653874576441) rotate (-0.481361807700037) translate (27.7998980728283cm 10.818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895cm" svg:y1="11.51cm" svg:x2="27.778cm" svg:y2="11.287cm">
                <text:p/>
              </draw:line>
              <draw:path draw:style-name="gr8" draw:text-style-name="P7" draw:layer="layout" svg:width="0.085cm" svg:height="0.091cm" draw:transform="skewX (-0.0525344104850293) rotate (-0.547684319275821) translate (27.8217693640488cm 11.2057343718503cm)" svg:viewBox="0 0 86 92" svg:d="M86 0c-70 31-86 92-86 92">
                <text:p/>
              </draw:path>
            </draw:g>
            <draw:g>
              <draw:line draw:style-name="gr8" draw:text-style-name="P7" draw:layer="layout" svg:x1="27.895cm" svg:y1="11.733cm" svg:x2="27.817cm" svg:y2="11.61cm">
                <text:p/>
              </draw:line>
              <draw:path draw:style-name="gr8" draw:text-style-name="P7" draw:layer="layout" svg:width="0.052cm" svg:height="0.052cm" draw:transform="skewX (0.141895268187139) rotate (-0.469668101711674) translate (27.8478567281515cm 11.5658446243637cm)" svg:viewBox="0 0 53 53" svg:d="M53 0c-44 18-53 53-53 53">
                <text:p/>
              </draw:path>
            </draw:g>
            <draw:g>
              <draw:line draw:style-name="gr8" draw:text-style-name="P7" draw:layer="layout" svg:x1="27.12cm" svg:y1="9.742cm" svg:x2="27.258cm" svg:y2="9.987cm">
                <text:p/>
              </draw:line>
              <draw:path draw:style-name="gr8" draw:text-style-name="P7" draw:layer="layout" svg:width="0.099cm" svg:height="0.102cm" draw:transform="rotate (2.62602239255067) translate (27.2072926993951cm 10.076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41cm" svg:y1="11.913cm" svg:x2="28.649cm" svg:y2="12.109cm">
                <text:p/>
              </draw:line>
              <draw:path draw:style-name="gr8" draw:text-style-name="P7" draw:layer="layout" svg:width="0.136cm" svg:height="0.132cm" draw:transform="skewX (-0.110653874576441) rotate (-1.10252448848482) translate (28.6990697050938cm 11.913cm)" svg:viewBox="0 0 137 133" svg:d="M0 0c111 45 137 133 137 133">
                <text:p/>
              </draw:path>
            </draw:g>
            <draw:g>
              <draw:line draw:style-name="gr8" draw:text-style-name="P7" draw:layer="layout" svg:x1="29.83cm" svg:y1="11.314cm" svg:x2="29.83cm" svg:y2="11.535cm">
                <text:p/>
              </draw:line>
              <draw:path draw:style-name="gr8" draw:text-style-name="P7" draw:layer="layout" svg:width="0.247cm" svg:height="0.167cm" draw:transform="skewX (0.0361283155162827) rotate (1.45281206936008) translate (29.6351053343544cm 11.5348443089777cm)" svg:viewBox="0 0 248 168" svg:d="M0 0c213 0 248 168 248 168">
                <text:p/>
              </draw:path>
            </draw:g>
            <draw:g>
              <draw:line draw:style-name="gr8" draw:text-style-name="P7" draw:layer="layout" svg:x1="30.066cm" svg:y1="10.443cm" svg:x2="30.066cm" svg:y2="10.926cm">
                <text:p/>
              </draw:line>
              <draw:path draw:style-name="gr8" draw:text-style-name="P7" draw:layer="layout" svg:width="0.542cm" svg:height="0.368cm" draw:transform="skewX (0.0349065850398866) rotate (1.45228847058448) translate (29.6372317355797cm 10.9256597341006cm)" svg:viewBox="0 0 543 369" svg:d="M0 0c465 1 543 369 543 369">
                <text:p/>
              </draw:path>
            </draw:g>
            <draw:g>
              <draw:line draw:style-name="gr8" draw:text-style-name="P7" draw:layer="layout" svg:x1="31.626cm" svg:y1="10.443cm" svg:x2="31.626cm" svg:y2="10.926cm">
                <text:p/>
              </draw:line>
              <draw:path draw:style-name="gr8" draw:text-style-name="P7" draw:layer="layout" svg:width="0.542cm" svg:height="0.368cm" draw:transform="skewX (0.0349065850398866) rotate (1.45228847058448) translate (31.1972317355797cm 10.9256597341006cm)" svg:viewBox="0 0 543 369" svg:d="M0 0c465 1 543 369 543 369">
                <text:p/>
              </draw:path>
            </draw:g>
            <draw:g>
              <draw:line draw:style-name="gr8" draw:text-style-name="P7" draw:layer="layout" svg:x1="28.87cm" svg:y1="9.132cm" svg:x2="29.171cm" svg:y2="9.132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443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69cm" svg:x2="29.171cm" svg:y2="8.69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9.0018314650329cm)" svg:viewBox="0 0 339 267" svg:d="M0 0c291 0 339 267 339 267">
                <text:p/>
              </draw:path>
            </draw:g>
            <draw:g>
              <draw:line draw:style-name="gr8" draw:text-style-name="P7" draw:layer="layout" svg:x1="28.87cm" svg:y1="8.261cm" svg:x2="29.171cm" svg:y2="8.261cm">
                <text:p/>
              </draw:line>
              <draw:path draw:style-name="gr8" draw:text-style-name="P7" draw:layer="layout" svg:width="0.338cm" svg:height="0.266cm" draw:transform="skewX (-0.0101229096615671) rotate (3.00214084635545) translate (29.1707879502366cm 8.5728314650329cm)" svg:viewBox="0 0 339 267" svg:d="M0 0c291 0 339 267 339 267">
                <text:p/>
              </draw:path>
            </draw:g>
            <draw:g>
              <draw:line draw:style-name="gr8" draw:text-style-name="P7" draw:layer="layout" svg:x1="30.029cm" svg:y1="9.132cm" svg:x2="29.728cm" svg:y2="9.132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9.396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69cm" svg:x2="29.728cm" svg:y2="8.69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954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29cm" svg:y1="8.261cm" svg:x2="29.728cm" svg:y2="8.261cm">
                <text:p/>
              </draw:line>
              <draw:path draw:style-name="gr8" draw:text-style-name="P7" draw:layer="layout" svg:width="0.337cm" svg:height="0.266cm" draw:transform="skewX (0.0127409035395586) rotate (-3.00161724757985) translate (30.0630889027505cm 8.525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41cm" svg:y1="9.132cm" svg:x2="31.342cm" svg:y2="9.132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443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69cm" svg:x2="31.342cm" svg:y2="8.69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9.0018314650329cm)" svg:viewBox="0 0 339 267" svg:d="M0 0c291 0 339 267 339 267">
                <text:p/>
              </draw:path>
            </draw:g>
            <draw:g>
              <draw:line draw:style-name="gr8" draw:text-style-name="P7" draw:layer="layout" svg:x1="31.041cm" svg:y1="8.261cm" svg:x2="31.342cm" svg:y2="8.261cm">
                <text:p/>
              </draw:line>
              <draw:path draw:style-name="gr8" draw:text-style-name="P7" draw:layer="layout" svg:width="0.338cm" svg:height="0.266cm" draw:transform="skewX (-0.0101229096615671) rotate (3.00214084635545) translate (31.3417879502366cm 8.5728314650329cm)" svg:viewBox="0 0 339 267" svg:d="M0 0c291 0 339 267 339 267">
                <text:p/>
              </draw:path>
            </draw:g>
            <draw:g>
              <draw:line draw:style-name="gr8" draw:text-style-name="P7" draw:layer="layout" svg:x1="32.226cm" svg:y1="9.132cm" svg:x2="31.925cm" svg:y2="9.132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9.396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69cm" svg:x2="31.925cm" svg:y2="8.69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954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26cm" svg:y1="8.261cm" svg:x2="31.925cm" svg:y2="8.261cm">
                <text:p/>
              </draw:line>
              <draw:path draw:style-name="gr8" draw:text-style-name="P7" draw:layer="layout" svg:width="0.337cm" svg:height="0.266cm" draw:transform="skewX (0.0127409035395586) rotate (-3.00161724757985) translate (32.2600889027505cm 8.525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37cm" svg:y1="7.858cm" svg:x2="29.637cm" svg:y2="8.209cm">
                <text:p/>
              </draw:line>
              <draw:path draw:style-name="gr8" draw:text-style-name="P7" draw:layer="layout" svg:width="0.393cm" svg:height="0.267cm" draw:transform="skewX (0.0303687289847013) rotate (1.45089220718289) translate (29.3251685349671cm 8.2087527260234cm)" svg:viewBox="0 0 394 268" svg:d="M0 0c338 0 394 268 394 268">
                <text:p/>
              </draw:path>
            </draw:g>
            <draw:g>
              <draw:line draw:style-name="gr8" draw:text-style-name="P7" draw:layer="layout" svg:x1="32.265cm" svg:y1="11.03cm" svg:x2="31.782cm" svg:y2="11.03cm">
                <text:p/>
              </draw:line>
              <draw:path draw:style-name="gr8" draw:text-style-name="P7" draw:layer="layout" svg:width="0.543cm" svg:height="0.368cm" draw:transform="skewX (-0.0373500459926786) rotate (-3.02343386322978) translate (32.3225428778892cm 11.394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22cm" svg:y1="11.913cm" svg:x2="33.03cm" svg:y2="12.109cm">
                <text:p/>
              </draw:line>
              <draw:path draw:style-name="gr8" draw:text-style-name="P7" draw:layer="layout" svg:width="0.136cm" svg:height="0.132cm" draw:transform="skewX (-0.110653874576441) rotate (-1.10252448848482) translate (33.0800697050938cm 11.913cm)" svg:viewBox="0 0 137 133" svg:d="M0 0c111 45 137 133 137 133">
                <text:p/>
              </draw:path>
            </draw:g>
            <draw:g>
              <draw:line draw:style-name="gr8" draw:text-style-name="P7" draw:layer="layout" svg:x1="33.471cm" svg:y1="11.239cm" svg:x2="33.471cm" svg:y2="11.915cm">
                <text:p/>
              </draw:line>
              <draw:path draw:style-name="gr8" draw:text-style-name="P7" draw:layer="layout" svg:width="0.758cm" svg:height="0.458cm" draw:transform="skewX (-0.066497044500984) rotate (-1.46555297289964) translate (33.9239986001359cm 11.159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62cm" svg:y1="11.42cm" svg:x2="35.162cm" svg:y2="11.915cm">
                <text:p/>
              </draw:line>
              <draw:path draw:style-name="gr8" draw:text-style-name="P7" draw:layer="layout" svg:width="0.555cm" svg:height="0.357cm" draw:transform="skewX (-0.0492182849062401) rotate (-1.45787352419086) translate (35.5150856085342cm 11.361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26cm" svg:y1="11.42cm" svg:x2="36.826cm" svg:y2="11.915cm">
                <text:p/>
              </draw:line>
              <draw:path draw:style-name="gr8" draw:text-style-name="P7" draw:layer="layout" svg:width="0.555cm" svg:height="0.357cm" draw:transform="skewX (-0.0492182849062401) rotate (-1.45787352419086) translate (37.1790856085342cm 11.361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26cm" svg:y1="8.159cm" svg:x2="37.686cm" svg:y2="7.975cm">
                <text:p/>
              </draw:line>
              <draw:path draw:style-name="gr8" draw:text-style-name="P7" draw:layer="layout" svg:width="0.555cm" svg:height="0.356cm" draw:transform="skewX (0.0485201532054423) rotate (-2.87385914633386) translate (37.8401545757277cm 8.3607858770176cm)" svg:viewBox="0 0 556 357" svg:d="M0 0c477 0 556 357 556 357">
                <text:p/>
              </draw:path>
            </draw:g>
            <draw:g>
              <draw:line draw:style-name="gr8" draw:text-style-name="P7" draw:layer="layout" svg:x1="39.426cm" svg:y1="5.843cm" svg:x2="38.97cm" svg:y2="5.843cm">
                <text:p/>
              </draw:line>
              <draw:path draw:style-name="gr8" draw:text-style-name="P7" draw:layer="layout" svg:width="0.51cm" svg:height="0.367cm" draw:transform="skewX (0.0139626340159547) rotate (-0.125663706143592) translate (38.9697074197571cm 5.41391824932878cm)" svg:viewBox="0 0 511 368" svg:d="M0 0c440 1 511 368 511 368">
                <text:p/>
              </draw:path>
            </draw:g>
            <draw:g>
              <draw:line draw:style-name="gr8" draw:text-style-name="P7" draw:layer="layout" svg:x1="49.45cm" svg:y1="5.796cm" svg:x2="49.45cm" svg:y2="6.252cm">
                <text:p/>
              </draw:line>
              <draw:path draw:style-name="gr8" draw:text-style-name="P7" draw:layer="layout" svg:width="0.509cm" svg:height="0.367cm" draw:transform="skewX (0.0109955742875643) rotate (1.44478355480091) translate (49.0206390533552cm 6.2522974536268cm)" svg:viewBox="0 0 510 368" svg:d="M0 0c440 1 510 368 510 368">
                <text:p/>
              </draw:path>
            </draw:g>
            <draw:g>
              <draw:line draw:style-name="gr8" draw:text-style-name="P7" draw:layer="layout" svg:x1="47.526cm" svg:y1="6.775cm" svg:x2="47.117cm" svg:y2="6.572cm">
                <text:p/>
              </draw:line>
              <draw:path draw:style-name="gr8" draw:text-style-name="P7" draw:layer="layout" svg:width="0.51cm" svg:height="0.367cm" draw:transform="skewX (-0.0130899693899574) rotate (2.80736210183288) translate (47.4096401785864cm 7.1242191388692cm)" svg:viewBox="0 0 511 368" svg:d="M511 0c-440 1-511 368-511 368">
                <text:p/>
              </draw:path>
            </draw:g>
            <draw:g>
              <draw:line draw:style-name="gr8" draw:text-style-name="P7" draw:layer="layout" svg:x1="46.05cm" svg:y1="9.707cm" svg:x2="45.641cm" svg:y2="9.504cm">
                <text:p/>
              </draw:line>
              <draw:path draw:style-name="gr8" draw:text-style-name="P7" draw:layer="layout" svg:width="0.509cm" svg:height="0.367cm" draw:transform="skewX (0.0109955742875643) rotate (-0.586256095744896) translate (45.8316700349106cm 9.1195425047601cm)" svg:viewBox="0 0 510 368" svg:d="M0 0c440 1 510 368 510 368">
                <text:p/>
              </draw:path>
            </draw:g>
            <draw:g>
              <draw:line draw:style-name="gr8" draw:text-style-name="P7" draw:layer="layout" svg:x1="52.476cm" svg:y1="5.765cm" svg:x2="52.02cm" svg:y2="5.765cm">
                <text:p/>
              </draw:line>
              <draw:path draw:style-name="gr8" draw:text-style-name="P7" draw:layer="layout" svg:width="0.509cm" svg:height="0.367cm" draw:transform="skewX (0.0109955742875643) rotate (-0.126012771993991) translate (52.0199817423469cm 5.33564392673902cm)" svg:viewBox="0 0 510 368" svg:d="M0 0c440 1 510 368 510 368">
                <text:p/>
              </draw:path>
            </draw:g>
            <draw:g>
              <draw:line draw:style-name="gr8" draw:text-style-name="P7" draw:layer="layout" svg:x1="40.219cm" svg:y1="5.843cm" svg:x2="40.675cm" svg:y2="5.843cm">
                <text:p/>
              </draw:line>
              <draw:path draw:style-name="gr8" draw:text-style-name="P7" draw:layer="layout" svg:width="0.509cm" svg:height="0.368cm" draw:transform="skewX (-0.011693705988362) rotate (0.125489173218392) translate (40.1688883225045cm 5.4778021916802cm)" svg:viewBox="0 0 510 369" svg:d="M510 0c-439 1-510 369-510 369">
                <text:p/>
              </draw:path>
            </draw:g>
            <draw:g>
              <draw:line draw:style-name="gr8" draw:text-style-name="P7" draw:layer="layout" svg:x1="48.871cm" svg:y1="20.087cm" svg:x2="48.871cm" svg:y2="19.596cm">
                <text:p/>
              </draw:line>
              <draw:path draw:style-name="gr8" draw:text-style-name="P7" draw:layer="layout" svg:width="0.549cm" svg:height="0.368cm" draw:transform="skewX (0.0345575191894877) rotate (-1.68755885375332) translate (49.3cm 19.596cm)" svg:viewBox="0 0 550 369" svg:d="M0 0c473 1 550 369 550 369">
                <text:p/>
              </draw:path>
            </draw:g>
            <draw:line draw:style-name="gr217" draw:text-style-name="P7" draw:layer="layout" svg:x1="50.45cm" svg:y1="10.41cm" svg:x2="50.45cm" svg:y2="11.91cm">
              <text:p/>
            </draw:line>
            <draw:line draw:style-name="gr217" draw:text-style-name="P7" draw:layer="layout" svg:x1="50.45cm" svg:y1="10.41cm" svg:x2="52.15cm" svg:y2="10.41cm">
              <text:p/>
            </draw:line>
            <draw:line draw:style-name="gr217" draw:text-style-name="P7" draw:layer="layout" svg:x1="50.45cm" svg:y1="11.91cm" svg:x2="52.15cm" svg:y2="11.91cm">
              <text:p/>
            </draw:line>
            <draw:line draw:style-name="gr217" draw:text-style-name="P7" draw:layer="layout" svg:x1="52.15cm" svg:y1="10.41cm" svg:x2="52.15cm" svg:y2="11.91cm">
              <text:p/>
            </draw:line>
            <draw:g>
              <draw:line draw:style-name="gr8" draw:text-style-name="P7" draw:layer="layout" svg:x1="23.55cm" svg:y1="11.43cm" svg:x2="23.55cm" svg:y2="11.913cm">
                <text:p/>
              </draw:line>
              <draw:path draw:style-name="gr8" draw:text-style-name="P7" draw:layer="layout" svg:width="0.541cm" svg:height="0.367cm" draw:transform="skewX (-0.031066860685499) rotate (-1.45159033888368) translate (23.9143366615679cm 11.3754304416775cm)" svg:viewBox="0 0 542 368" svg:d="M542 0c-465 1-542 368-542 368">
                <text:p/>
              </draw:path>
            </draw:g>
            <draw:line draw:style-name="gr8" draw:text-style-name="P7" draw:layer="layout" svg:x1="22.35cm" svg:y1="13.86cm" svg:x2="22.35cm" svg:y2="14.46cm">
              <text:p/>
            </draw:line>
            <draw:line draw:style-name="gr8" draw:text-style-name="P7" draw:layer="layout" svg:x1="22.35cm" svg:y1="15.56cm" svg:x2="22.35cm" svg:y2="16.16cm">
              <text:p/>
            </draw:line>
            <draw:g>
              <draw:g>
                <draw:line draw:style-name="gr7" draw:text-style-name="P7" draw:layer="layout" svg:x1="27.05cm" svg:y1="8.46cm" svg:x2="27.05cm" svg:y2="9.509cm">
                  <text:p/>
                </draw:line>
                <draw:line draw:style-name="gr7" draw:text-style-name="P7" draw:layer="layout" svg:x1="28cm" svg:y1="8.46cm" svg:x2="27.05cm" svg:y2="8.46cm">
                  <text:p/>
                </draw:line>
                <draw:line draw:style-name="gr7" draw:text-style-name="P7" draw:layer="layout" svg:x1="28cm" svg:y1="8.461cm" svg:x2="28cm" svg:y2="9.51cm">
                  <text:p/>
                </draw:line>
                <draw:line draw:style-name="gr7" draw:text-style-name="P7" draw:layer="layout" svg:x1="28cm" svg:y1="8.46cm" svg:x2="27.05cm" svg:y2="9.509cm">
                  <text:p/>
                </draw:line>
                <draw:line draw:style-name="gr7" draw:text-style-name="P7" draw:layer="layout" svg:x1="28cm" svg:y1="9.509cm" svg:x2="27.05cm" svg:y2="9.509cm">
                  <text:p/>
                </draw:line>
                <draw:line draw:style-name="gr7" draw:text-style-name="P7" draw:layer="layout" svg:x1="28cm" svg:y1="9.509cm" svg:x2="27.05cm" svg:y2="8.46cm">
                  <text:p/>
                </draw:line>
              </draw:g>
              <draw:g>
                <draw:line draw:style-name="gr7" draw:text-style-name="P7" draw:layer="layout" svg:x1="27.175cm" svg:y1="9.503cm" svg:x2="27.175cm" svg:y2="9.61cm">
                  <text:p/>
                </draw:line>
                <draw:line draw:style-name="gr7" draw:text-style-name="P7" draw:layer="layout" svg:x1="27.875cm" svg:y1="9.503cm" svg:x2="27.875cm" svg:y2="9.61cm">
                  <text:p/>
                </draw:line>
              </draw:g>
            </draw:g>
            <draw:g>
              <draw:line draw:style-name="gr7" draw:text-style-name="P7" draw:layer="layout" svg:x1="33.46cm" svg:y1="9.003cm" svg:x2="33.46cm" svg:y2="10.81cm">
                <text:p/>
              </draw:line>
              <draw:line draw:style-name="gr7" draw:text-style-name="P7" draw:layer="layout" svg:x1="34.91cm" svg:y1="9.003cm" svg:x2="34.91cm" svg:y2="10.81cm">
                <text:p/>
              </draw:line>
              <draw:line draw:style-name="gr7" draw:text-style-name="P7" draw:layer="layout" svg:x1="34.91cm" svg:y1="9.17cm" svg:x2="34.24cm" svg:y2="9.17cm">
                <text:p/>
              </draw:line>
              <draw:g>
                <draw:line draw:style-name="gr7" draw:text-style-name="P7" draw:layer="layout" svg:x1="34.12cm" svg:y1="9.17cm" svg:x2="34.12cm" svg:y2="10.52cm">
                  <text:p/>
                </draw:line>
                <draw:line draw:style-name="gr7" draw:text-style-name="P7" draw:layer="layout" svg:x1="34.24cm" svg:y1="9.17cm" svg:x2="34.24cm" svg:y2="10.52cm">
                  <text:p/>
                </draw:line>
                <draw:line draw:style-name="gr7" draw:text-style-name="P7" draw:layer="layout" svg:x1="34.24cm" svg:y1="9.17cm" svg:x2="34.12cm" svg:y2="9.17cm">
                  <text:p/>
                </draw:line>
                <draw:line draw:style-name="gr7" draw:text-style-name="P7" draw:layer="layout" svg:x1="34.24cm" svg:y1="10.52cm" svg:x2="34.12cm" svg:y2="10.52cm">
                  <text:p/>
                </draw:line>
              </draw:g>
              <draw:line draw:style-name="gr7" draw:text-style-name="P7" draw:layer="layout" svg:x1="34.91cm" svg:y1="9.293cm" svg:x2="34.24cm" svg:y2="9.293cm">
                <text:p/>
              </draw:line>
              <draw:line draw:style-name="gr7" draw:text-style-name="P7" draw:layer="layout" svg:x1="34.91cm" svg:y1="9.415cm" svg:x2="34.24cm" svg:y2="9.415cm">
                <text:p/>
              </draw:line>
              <draw:line draw:style-name="gr7" draw:text-style-name="P7" draw:layer="layout" svg:x1="34.91cm" svg:y1="9.538cm" svg:x2="34.24cm" svg:y2="9.538cm">
                <text:p/>
              </draw:line>
              <draw:line draw:style-name="gr7" draw:text-style-name="P7" draw:layer="layout" svg:x1="34.91cm" svg:y1="9.661cm" svg:x2="34.24cm" svg:y2="9.661cm">
                <text:p/>
              </draw:line>
              <draw:line draw:style-name="gr7" draw:text-style-name="P7" draw:layer="layout" svg:x1="34.91cm" svg:y1="9.784cm" svg:x2="34.24cm" svg:y2="9.784cm">
                <text:p/>
              </draw:line>
              <draw:line draw:style-name="gr7" draw:text-style-name="P7" draw:layer="layout" svg:x1="34.91cm" svg:y1="9.906cm" svg:x2="34.24cm" svg:y2="9.906cm">
                <text:p/>
              </draw:line>
              <draw:line draw:style-name="gr7" draw:text-style-name="P7" draw:layer="layout" svg:x1="34.91cm" svg:y1="10.029cm" svg:x2="34.24cm" svg:y2="10.029cm">
                <text:p/>
              </draw:line>
              <draw:line draw:style-name="gr7" draw:text-style-name="P7" draw:layer="layout" svg:x1="34.91cm" svg:y1="10.152cm" svg:x2="34.24cm" svg:y2="10.152cm">
                <text:p/>
              </draw:line>
              <draw:line draw:style-name="gr7" draw:text-style-name="P7" draw:layer="layout" svg:x1="34.91cm" svg:y1="10.275cm" svg:x2="34.24cm" svg:y2="10.275cm">
                <text:p/>
              </draw:line>
              <draw:line draw:style-name="gr7" draw:text-style-name="P7" draw:layer="layout" svg:x1="34.91cm" svg:y1="10.397cm" svg:x2="34.24cm" svg:y2="10.397cm">
                <text:p/>
              </draw:line>
              <draw:line draw:style-name="gr7" draw:text-style-name="P7" draw:layer="layout" svg:x1="34.13cm" svg:y1="9.293cm" svg:x2="33.46cm" svg:y2="9.293cm">
                <text:p/>
              </draw:line>
              <draw:line draw:style-name="gr7" draw:text-style-name="P7" draw:layer="layout" svg:x1="34.13cm" svg:y1="9.415cm" svg:x2="33.46cm" svg:y2="9.415cm">
                <text:p/>
              </draw:line>
              <draw:line draw:style-name="gr7" draw:text-style-name="P7" draw:layer="layout" svg:x1="34.13cm" svg:y1="9.538cm" svg:x2="33.46cm" svg:y2="9.538cm">
                <text:p/>
              </draw:line>
              <draw:line draw:style-name="gr7" draw:text-style-name="P7" draw:layer="layout" svg:x1="34.13cm" svg:y1="9.661cm" svg:x2="33.46cm" svg:y2="9.661cm">
                <text:p/>
              </draw:line>
              <draw:line draw:style-name="gr7" draw:text-style-name="P7" draw:layer="layout" svg:x1="34.13cm" svg:y1="9.784cm" svg:x2="33.46cm" svg:y2="9.784cm">
                <text:p/>
              </draw:line>
              <draw:line draw:style-name="gr7" draw:text-style-name="P7" draw:layer="layout" svg:x1="34.13cm" svg:y1="9.906cm" svg:x2="33.46cm" svg:y2="9.906cm">
                <text:p/>
              </draw:line>
              <draw:line draw:style-name="gr7" draw:text-style-name="P7" draw:layer="layout" svg:x1="34.13cm" svg:y1="10.029cm" svg:x2="33.46cm" svg:y2="10.029cm">
                <text:p/>
              </draw:line>
              <draw:line draw:style-name="gr7" draw:text-style-name="P7" draw:layer="layout" svg:x1="34.13cm" svg:y1="10.152cm" svg:x2="33.46cm" svg:y2="10.152cm">
                <text:p/>
              </draw:line>
              <draw:line draw:style-name="gr7" draw:text-style-name="P7" draw:layer="layout" svg:x1="34.13cm" svg:y1="10.275cm" svg:x2="33.46cm" svg:y2="10.275cm">
                <text:p/>
              </draw:line>
              <draw:line draw:style-name="gr7" draw:text-style-name="P7" draw:layer="layout" svg:x1="34.13cm" svg:y1="10.52cm" svg:x2="33.46cm" svg:y2="10.52cm">
                <text:p/>
              </draw:line>
              <draw:line draw:style-name="gr7" draw:text-style-name="P7" draw:layer="layout" svg:x1="34.13cm" svg:y1="10.397cm" svg:x2="33.46cm" svg:y2="10.397cm">
                <text:p/>
              </draw:line>
            </draw:g>
            <draw:g>
              <draw:line draw:style-name="gr7" draw:text-style-name="P7" draw:layer="layout" svg:x1="25.18cm" svg:y1="9.003cm" svg:x2="25.18cm" svg:y2="10.81cm">
                <text:p/>
              </draw:line>
              <draw:line draw:style-name="gr7" draw:text-style-name="P7" draw:layer="layout" svg:x1="26.63cm" svg:y1="9.003cm" svg:x2="26.63cm" svg:y2="10.81cm">
                <text:p/>
              </draw:line>
              <draw:line draw:style-name="gr7" draw:text-style-name="P7" draw:layer="layout" svg:x1="26.63cm" svg:y1="9.17cm" svg:x2="25.96cm" svg:y2="9.17cm">
                <text:p/>
              </draw:line>
              <draw:g>
                <draw:line draw:style-name="gr7" draw:text-style-name="P7" draw:layer="layout" svg:x1="25.84cm" svg:y1="9.17cm" svg:x2="25.84cm" svg:y2="10.52cm">
                  <text:p/>
                </draw:line>
                <draw:line draw:style-name="gr7" draw:text-style-name="P7" draw:layer="layout" svg:x1="25.96cm" svg:y1="9.17cm" svg:x2="25.96cm" svg:y2="10.52cm">
                  <text:p/>
                </draw:line>
                <draw:line draw:style-name="gr7" draw:text-style-name="P7" draw:layer="layout" svg:x1="25.96cm" svg:y1="9.17cm" svg:x2="25.84cm" svg:y2="9.17cm">
                  <text:p/>
                </draw:line>
                <draw:line draw:style-name="gr7" draw:text-style-name="P7" draw:layer="layout" svg:x1="25.96cm" svg:y1="10.52cm" svg:x2="25.84cm" svg:y2="10.52cm">
                  <text:p/>
                </draw:line>
              </draw:g>
              <draw:line draw:style-name="gr7" draw:text-style-name="P7" draw:layer="layout" svg:x1="26.63cm" svg:y1="9.293cm" svg:x2="25.96cm" svg:y2="9.293cm">
                <text:p/>
              </draw:line>
              <draw:line draw:style-name="gr7" draw:text-style-name="P7" draw:layer="layout" svg:x1="26.63cm" svg:y1="9.415cm" svg:x2="25.96cm" svg:y2="9.415cm">
                <text:p/>
              </draw:line>
              <draw:line draw:style-name="gr7" draw:text-style-name="P7" draw:layer="layout" svg:x1="26.63cm" svg:y1="9.538cm" svg:x2="25.96cm" svg:y2="9.538cm">
                <text:p/>
              </draw:line>
              <draw:line draw:style-name="gr7" draw:text-style-name="P7" draw:layer="layout" svg:x1="26.63cm" svg:y1="9.661cm" svg:x2="25.96cm" svg:y2="9.661cm">
                <text:p/>
              </draw:line>
              <draw:line draw:style-name="gr7" draw:text-style-name="P7" draw:layer="layout" svg:x1="26.63cm" svg:y1="9.784cm" svg:x2="25.96cm" svg:y2="9.784cm">
                <text:p/>
              </draw:line>
              <draw:line draw:style-name="gr7" draw:text-style-name="P7" draw:layer="layout" svg:x1="26.63cm" svg:y1="9.906cm" svg:x2="25.96cm" svg:y2="9.906cm">
                <text:p/>
              </draw:line>
              <draw:line draw:style-name="gr7" draw:text-style-name="P7" draw:layer="layout" svg:x1="26.63cm" svg:y1="10.029cm" svg:x2="25.96cm" svg:y2="10.029cm">
                <text:p/>
              </draw:line>
              <draw:line draw:style-name="gr7" draw:text-style-name="P7" draw:layer="layout" svg:x1="26.63cm" svg:y1="10.152cm" svg:x2="25.96cm" svg:y2="10.152cm">
                <text:p/>
              </draw:line>
              <draw:line draw:style-name="gr7" draw:text-style-name="P7" draw:layer="layout" svg:x1="26.63cm" svg:y1="10.275cm" svg:x2="25.96cm" svg:y2="10.275cm">
                <text:p/>
              </draw:line>
              <draw:line draw:style-name="gr7" draw:text-style-name="P7" draw:layer="layout" svg:x1="26.63cm" svg:y1="10.397cm" svg:x2="25.96cm" svg:y2="10.397cm">
                <text:p/>
              </draw:line>
              <draw:line draw:style-name="gr7" draw:text-style-name="P7" draw:layer="layout" svg:x1="25.85cm" svg:y1="9.293cm" svg:x2="25.18cm" svg:y2="9.293cm">
                <text:p/>
              </draw:line>
              <draw:line draw:style-name="gr7" draw:text-style-name="P7" draw:layer="layout" svg:x1="25.85cm" svg:y1="9.415cm" svg:x2="25.18cm" svg:y2="9.415cm">
                <text:p/>
              </draw:line>
              <draw:line draw:style-name="gr7" draw:text-style-name="P7" draw:layer="layout" svg:x1="25.85cm" svg:y1="9.538cm" svg:x2="25.18cm" svg:y2="9.538cm">
                <text:p/>
              </draw:line>
              <draw:line draw:style-name="gr7" draw:text-style-name="P7" draw:layer="layout" svg:x1="25.85cm" svg:y1="9.661cm" svg:x2="25.18cm" svg:y2="9.661cm">
                <text:p/>
              </draw:line>
              <draw:line draw:style-name="gr7" draw:text-style-name="P7" draw:layer="layout" svg:x1="25.85cm" svg:y1="9.784cm" svg:x2="25.18cm" svg:y2="9.784cm">
                <text:p/>
              </draw:line>
              <draw:line draw:style-name="gr7" draw:text-style-name="P7" draw:layer="layout" svg:x1="25.85cm" svg:y1="9.906cm" svg:x2="25.18cm" svg:y2="9.906cm">
                <text:p/>
              </draw:line>
              <draw:line draw:style-name="gr7" draw:text-style-name="P7" draw:layer="layout" svg:x1="25.85cm" svg:y1="10.029cm" svg:x2="25.18cm" svg:y2="10.029cm">
                <text:p/>
              </draw:line>
              <draw:line draw:style-name="gr7" draw:text-style-name="P7" draw:layer="layout" svg:x1="25.85cm" svg:y1="10.152cm" svg:x2="25.18cm" svg:y2="10.152cm">
                <text:p/>
              </draw:line>
              <draw:line draw:style-name="gr7" draw:text-style-name="P7" draw:layer="layout" svg:x1="25.85cm" svg:y1="10.275cm" svg:x2="25.18cm" svg:y2="10.275cm">
                <text:p/>
              </draw:line>
              <draw:line draw:style-name="gr7" draw:text-style-name="P7" draw:layer="layout" svg:x1="25.85cm" svg:y1="10.52cm" svg:x2="25.18cm" svg:y2="10.52cm">
                <text:p/>
              </draw:line>
              <draw:line draw:style-name="gr7" draw:text-style-name="P7" draw:layer="layout" svg:x1="25.85cm" svg:y1="10.397cm" svg:x2="25.18cm" svg:y2="10.397cm">
                <text:p/>
              </draw:line>
            </draw:g>
            <draw:line draw:style-name="gr125" draw:text-style-name="P7" draw:layer="layout" svg:x1="39.95cm" svg:y1="17.91cm" svg:x2="25.75cm" svg:y2="17.91cm">
              <text:p/>
            </draw:line>
            <draw:line draw:style-name="gr125" draw:text-style-name="P7" draw:layer="layout" svg:x1="29.054cm" svg:y1="14.05cm" svg:x2="26.201cm" svg:y2="15.71cm">
              <text:p/>
            </draw:line>
            <draw:line draw:style-name="gr125" draw:text-style-name="P7" draw:layer="layout" svg:x1="29.64cm" svg:y1="13.906cm" svg:x2="29.054cm" svg:y2="14.05cm">
              <text:p/>
            </draw:line>
            <draw:line draw:style-name="gr125" draw:text-style-name="P7" draw:layer="layout" svg:x1="25.75cm" svg:y1="16.41cm" svg:x2="25.75cm" svg:y2="17.91cm">
              <text:p/>
            </draw:line>
            <draw:line draw:style-name="gr125" draw:text-style-name="P7" draw:layer="layout" svg:x1="25.75cm" svg:y1="16.41cm" svg:x2="26.2cm" svg:y2="15.71cm">
              <text:p/>
            </draw:line>
            <draw:g>
              <draw:polygon draw:style-name="gr218" draw:text-style-name="P21" draw:layer="layout" svg:width="3.15cm" svg:height="1.649cm" svg:x="46.35cm" svg:y="6.51cm" svg:viewBox="0 0 3151 1650" draw:points="822,0 0,1650 3151,1650 3150,0">
                <text:p/>
              </draw:polygon>
              <draw:polygon draw:style-name="gr218" draw:text-style-name="P21" draw:layer="layout" svg:width="4.05cm" svg:height="1.741cm" svg:x="45.45cm" svg:y="8.16cm" svg:viewBox="0 0 4051 1742" draw:points="900,5 0,1742 4051,1742 4051,0">
                <text:p/>
              </draw:polygon>
              <draw:custom-shape draw:style-name="gr219" draw:text-style-name="P21" draw:layer="layout" svg:width="1.7cm" svg:height="1.5cm" svg:x="50.45cm" svg:y="10.41cm">
                <text:p/>
                <draw:enhanced-geometry svg:viewBox="0 0 21600 21600" draw:type="rectangle" draw:enhanced-path="M 0 0 L 21600 0 21600 21600 0 21600 0 0 Z N"/>
              </draw:custom-shape>
              <draw:polygon draw:style-name="gr218" draw:text-style-name="P21" draw:layer="layout" svg:width="10.755cm" svg:height="3.055cm" svg:x="47.644cm" svg:y="1cm" svg:viewBox="0 0 10756 3056" draw:points="1718,3056 1718,1710 8856,1710 10756,0 0,3 0,1352">
                <text:p/>
              </draw:polygon>
              <draw:polygon draw:style-name="gr218" draw:text-style-name="P21" draw:layer="layout" svg:width="2.549cm" svg:height="7.409cm" svg:x="55.85cm" svg:y="1cm" svg:viewBox="0 0 2550 7410" draw:points="2550,0 650,1710 0,7210 1750,7410">
                <text:p/>
              </draw:polygon>
              <draw:polygon draw:style-name="gr218" draw:text-style-name="P21" draw:layer="layout" svg:width="7.137cm" svg:height="7.699cm" svg:x="49.362cm" svg:y="2.71cm" svg:viewBox="0 0 7138 7700" draw:points="0,0 7138,0 6488,5500 6388,6300 5938,6750 5438,7000 2788,7700 139,7700 139,3542 0,3541">
                <text:p/>
              </draw:polygon>
              <draw:polygon draw:style-name="gr218" draw:text-style-name="P21" draw:layer="layout" svg:width="5.449cm" svg:height="3.699cm" svg:x="52.15cm" svg:y="8.21cm" svg:viewBox="0 0 5450 3700" draw:points="3700,0 5450,200 5380,941 5050,1700 4600,2300 3900,2850 3400,3050 1050,3700 0,3200 0,2200 2650,1500 3150,1250 3600,800">
                <text:p/>
              </draw:polygon>
            </draw:g>
            <draw:polygon draw:style-name="gr218" draw:text-style-name="P21" draw:layer="layout" svg:width="10.198cm" svg:height="1.713cm" svg:x="19.851cm" svg:y="2.343cm" svg:viewBox="0 0 10199 1714" draw:points="0,4 10199,0 10199,1714 1749,1714">
              <text:p/>
            </draw:polygon>
            <draw:polygon draw:style-name="gr218" draw:text-style-name="P21" draw:layer="layout" svg:width="1.749cm" svg:height="5.192cm" svg:x="19.85cm" svg:y="2.347cm" svg:viewBox="0 0 1750 5193" draw:points="1,0 1750,1713 1750,5193 0,5193">
              <text:p/>
            </draw:polygon>
            <draw:polygon draw:style-name="gr218" draw:text-style-name="P21" draw:layer="layout" svg:width="13.45cm" svg:height="3.493cm" svg:x="21.6cm" svg:y="4.057cm" svg:viewBox="0 0 13451 3494" draw:points="0,0 0,3483 13451,3494 13451,0">
              <text:p/>
            </draw:polygon>
            <draw:polygon draw:style-name="gr218" draw:text-style-name="P21" draw:layer="layout" svg:width="9.219cm" svg:height="1.713cm" svg:x="30.05cm" svg:y="2.343cm" svg:viewBox="0 0 9220 1714" draw:points="0,0 0,1714 9220,1713 9220,0">
              <text:p/>
            </draw:polygon>
            <draw:polygon draw:style-name="gr218" draw:text-style-name="P21" draw:layer="layout" svg:width="4.948cm" svg:height="3.002cm" svg:x="35.051cm" svg:y="4.057cm" svg:viewBox="0 0 4949 3003" draw:points="0,0 0,3003 3923,3003 3920,700 4849,203 4949,145 4949,0">
              <text:p/>
            </draw:polygon>
            <draw:polygon draw:style-name="gr218" draw:text-style-name="P21" draw:layer="layout" svg:width="1.749cm" svg:height="4.119cm" svg:x="19.85cm" svg:y="7.54cm" svg:viewBox="0 0 1750 4120" draw:points="0,0 1750,0 1750,4120 1,4120">
              <text:p/>
            </draw:polygon>
            <draw:polygon draw:style-name="gr218" draw:text-style-name="P21" draw:layer="layout" svg:width="1.809cm" svg:height="4.374cm" svg:x="21.6cm" svg:y="7.54cm" svg:viewBox="0 0 1810 4375" draw:points="0,0 0,4120 850,4120 850,4370 1810,4375 1809,0">
              <text:p/>
            </draw:polygon>
            <draw:custom-shape draw:style-name="gr220" draw:text-style-name="P21" draw:layer="layout" svg:width="1.643cm" svg:height="1.028cm" svg:x="23.409cm" svg:y="7.54cm">
              <text:p/>
              <draw:enhanced-geometry svg:viewBox="0 0 21600 21600" draw:type="rectangle" draw:enhanced-path="M 0 0 L 21600 0 21600 21600 0 21600 0 0 Z N"/>
            </draw:custom-shape>
            <draw:custom-shape draw:style-name="gr221" draw:text-style-name="P21" draw:layer="layout" svg:width="1.642cm" svg:height="2.314cm" svg:x="23.41cm" svg:y="8.569cm">
              <text:p/>
              <draw:enhanced-geometry svg:viewBox="0 0 21600 21600" draw:type="rectangle" draw:enhanced-path="M 0 0 L 21600 0 21600 21600 0 21600 0 0 Z N"/>
            </draw:custom-shape>
            <draw:custom-shape draw:style-name="gr222" draw:text-style-name="P21" draw:layer="layout" svg:width="1.642cm" svg:height="1.031cm" svg:x="23.41cm" svg:y="10.884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5.624cm" svg:height="2.841cm" svg:x="35.051cm" svg:y="7.06cm" svg:viewBox="0 0 5625 2842" draw:points="0,0 1,2508 1305,2500 1305,443 2429,443 3420,2842 5625,2842 5625,470 3923,470 3923,0">
              <text:p/>
            </draw:polygon>
            <draw:polygon draw:style-name="gr218" draw:text-style-name="P21" draw:layer="layout" svg:width="1.964cm" svg:height="2.068cm" svg:x="36.356cm" svg:y="7.497cm" svg:viewBox="0 0 1965 2069" draw:points="0,0 1124,6 1965,2069 0,2063">
              <text:p/>
            </draw:polygon>
            <draw:custom-shape draw:style-name="gr223" draw:text-style-name="P21" draw:layer="layout" svg:width="1.624cm" svg:height="2.346cm" svg:x="35.052cm" svg:y="9.568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2.303cm" svg:height="2.349cm" svg:x="36.677cm" svg:y="9.565cm" svg:viewBox="0 0 2304 2350" draw:points="0,0 1644,1 2304,1654 1903,2350 0,2350">
              <text:p/>
            </draw:polygon>
            <draw:polygon draw:style-name="gr218" draw:text-style-name="P21" draw:layer="layout" svg:width="6.128cm" svg:height="2.009cm" svg:x="38.471cm" svg:y="9.901cm" svg:viewBox="0 0 6129 2010" draw:points="0,1 511,1318 110,2010 6129,2010 6129,0">
              <text:p/>
            </draw:polygon>
            <draw:custom-shape draw:style-name="gr224" draw:text-style-name="P21" draw:layer="layout" svg:width="0.899cm" svg:height="1.183cm" svg:x="38.971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225" draw:text-style-name="P21" draw:layer="layout" svg:width="0.806cm" svg:height="1.183cm" svg:x="39.87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226" draw:text-style-name="P21" draw:layer="layout" svg:width="1.702cm" svg:height="1.59cm" svg:x="38.974cm" svg:y="5.94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10.091cm" svg:height="1.722cm" svg:x="39.27cm" svg:y="2.334cm" svg:viewBox="0 0 10092 1723" draw:points="10092,1722 0,1723 0,0 8375,18">
              <text:p/>
            </draw:polygon>
            <draw:polygon draw:style-name="gr218" draw:text-style-name="P21" draw:layer="layout" svg:width="9.361cm" svg:height="5.844cm" svg:x="40cm" svg:y="4.057cm" svg:viewBox="0 0 9362 5845" draw:points="0,0 9362,0 9362,2195 8810,2195 8810,2445 7172,2453 5450,5845 676,5845 676,701 118,178 0,145">
              <text:p/>
            </draw:polygon>
            <draw:polygon draw:style-name="gr218" draw:text-style-name="P21" draw:layer="layout" svg:width="9.077cm" svg:height="4.006cm" svg:x="40.15cm" svg:y="9.901cm" svg:viewBox="0 0 9078 4007" draw:points="4450,0 9050,1 9078,4007 0,4007 0,2010 4450,2010">
              <text:p/>
            </draw:polygon>
            <draw:polygon draw:style-name="gr218" draw:text-style-name="P21" draw:layer="layout" svg:width="9.412cm" svg:height="1.995cm" svg:x="30.737cm" svg:y="11.911cm" svg:viewBox="0 0 9413 1996" draw:points="0,3 0,1996 9413,1996 9413,0">
              <text:p/>
            </draw:polygon>
            <draw:polygon draw:style-name="gr218" draw:text-style-name="P21" draw:layer="layout" svg:width="2.836cm" svg:height="2.795cm" svg:x="27.9cm" svg:y="11.914cm" svg:viewBox="0 0 2837 2796" draw:points="0,2796 0,0 2837,1 2837,1993 1400,1992">
              <text:p/>
            </draw:polygon>
            <draw:polygon draw:style-name="gr218" draw:text-style-name="P21" draw:layer="layout" svg:width="5.449cm" svg:height="5.994cm" svg:x="22.45cm" svg:y="11.915cm" svg:viewBox="0 0 5450 5995" draw:points="5450,0 0,0 0,5995 3300,5995 3300,4495 3750,3795 5450,2795">
              <text:p/>
            </draw:polygon>
            <draw:custom-shape draw:style-name="gr227" draw:text-style-name="P21" draw:layer="layout" svg:width="1.699cm" svg:height="1.7cm" svg:x="19.851cm" svg:y="11.66cm">
              <text:p/>
              <draw:enhanced-geometry svg:viewBox="0 0 21600 21600" draw:type="rectangle" draw:enhanced-path="M 0 0 L 21600 0 21600 21600 0 21600 0 0 Z N"/>
            </draw:custom-shape>
            <draw:custom-shape draw:style-name="gr228" draw:text-style-name="P21" draw:layer="layout" svg:width="1.7cm" svg:height="3.3cm" svg:x="19.85cm" svg:y="13.36cm">
              <text:p/>
              <draw:enhanced-geometry svg:viewBox="0 0 21600 21600" draw:type="rectangle" draw:enhanced-path="M 0 0 L 21600 0 21600 21600 0 21600 0 0 Z N"/>
            </draw:custom-shape>
            <draw:custom-shape draw:style-name="gr229" draw:text-style-name="P21" draw:layer="layout" svg:width="1.729cm" svg:height="2cm" svg:x="19.821cm" svg:y="16.66cm">
              <text:p/>
              <draw:enhanced-geometry svg:viewBox="0 0 21600 21600" draw:type="rectangle" draw:enhanced-path="M 0 0 L 21600 0 21600 21600 0 21600 0 0 Z N"/>
            </draw:custom-shape>
            <draw:custom-shape draw:style-name="gr230" draw:text-style-name="P21" draw:layer="layout" svg:width="0.9cm" svg:height="7cm" svg:x="21.55cm" svg:y="11.66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1.778cm" svg:height="9.199cm" svg:x="19.821cm" svg:y="18.66cm" svg:viewBox="0 0 1779 9200" draw:points="0,9200 0,0 1779,0 1779,7450">
              <text:p/>
            </draw:polygon>
            <draw:polygon draw:style-name="gr218" draw:text-style-name="P21" draw:layer="layout" svg:width="8.149cm" svg:height="8.199cm" svg:x="21.6cm" svg:y="17.91cm" svg:viewBox="0 0 8150 8200" draw:points="0,750 850,750 850,0 8150,0 8150,8200 3920,8200 3920,7000 3020,7000 3020,8200 0,8200">
              <text:p/>
            </draw:polygon>
            <draw:polygon draw:style-name="gr218" draw:text-style-name="P21" draw:layer="layout" svg:width="12.199cm" svg:height="1.749cm" svg:x="19.85cm" svg:y="26.11cm" svg:viewBox="0 0 12200 1750" draw:points="0,1750 12200,1750 12200,0 5670,0 5670,350 5320,800 5200,850 5100,800 4770,350 4770,0 1750,0">
              <text:p/>
            </draw:polygon>
            <draw:polygon draw:style-name="gr218" draw:text-style-name="P21" draw:layer="layout" svg:width="2.625cm" svg:height="2.336cm" svg:x="29.75cm" svg:y="19.482cm" svg:viewBox="0 0 2626 2337" draw:points="0,2337 2626,2337 2626,0 2121,0">
              <text:p/>
            </draw:polygon>
            <draw:polygon draw:style-name="gr218" draw:text-style-name="P21" draw:layer="layout" svg:width="10.199cm" svg:height="3.908cm" svg:x="29.75cm" svg:y="17.91cm" svg:viewBox="0 0 10200 3909" draw:points="2121,1572 10200,1572 10200,0 0,0 0,3909">
              <text:p/>
            </draw:polygon>
            <draw:polygon draw:style-name="gr218" draw:text-style-name="P21" draw:layer="layout" svg:width="1.899cm" svg:height="8.649cm" svg:x="51.35cm" svg:y="11.41cm" svg:viewBox="0 0 1900 8650" draw:points="800,0 1850,500 1850,2550 450,2550 450,6497 1850,6497 1900,7200 1750,7200 0,8650 0,500 800,500">
              <text:p/>
            </draw:polygon>
            <draw:polygon draw:style-name="gr218" draw:text-style-name="P21" draw:layer="layout" svg:width="2.379cm" svg:height="9.757cm" svg:x="48.97cm" svg:y="9.902cm" svg:viewBox="0 0 2380 9758" draw:points="230,0 531,0 530,508 1480,508 1480,2008 2380,2008 2380,9758 1789,9758 1789,9693 0,9693 0,3998 258,3996">
              <text:p/>
            </draw:polygon>
            <draw:polygon draw:style-name="gr218" draw:text-style-name="P21" draw:layer="layout" svg:width="11.849cm" svg:height="1.749cm" svg:x="32.05cm" svg:y="26.11cm" svg:viewBox="0 0 11850 1750" draw:points="0,0 0,1750 11850,1750 11850,0 4402,0 4401,600 1685,604 1685,0">
              <text:p/>
            </draw:polygon>
            <draw:polygon draw:style-name="gr218" draw:text-style-name="P21" draw:layer="layout" svg:width="10.899cm" svg:height="1.939cm" svg:x="29.75cm" svg:y="24.17cm" svg:viewBox="0 0 10900 1940" draw:points="0,0 0,1940 3986,1940 3985,791 6702,791 6702,1940 10900,1940 10900,0">
              <text:p/>
            </draw:polygon>
            <draw:polygon draw:style-name="gr218" draw:text-style-name="P21" draw:layer="layout" svg:width="5.139cm" svg:height="4.687cm" svg:x="34.813cm" svg:y="19.482cm" svg:viewBox="0 0 5140 4688" draw:points="1,0 0,4688 5140,4688 5137,0">
              <text:p/>
            </draw:polygon>
            <draw:polygon draw:style-name="gr218" draw:text-style-name="P21" draw:layer="layout" svg:width="2.437cm" svg:height="2.337cm" svg:x="32.376cm" svg:y="19.481cm" svg:viewBox="0 0 2438 2338" draw:points="0,1 2438,0 2437,2337 1,2338">
              <text:p/>
            </draw:polygon>
            <draw:polygon draw:style-name="gr218" draw:text-style-name="P21" draw:layer="layout" svg:width="1.675cm" svg:height="2.351cm" svg:x="33.137cm" svg:y="21.818cm" svg:viewBox="0 0 1676 2352" draw:points="0,0 1676,0 1676,2352 0,2352">
              <text:p/>
            </draw:polygon>
            <draw:polygon draw:style-name="gr218" draw:text-style-name="P21" draw:layer="layout" svg:width="1.615cm" svg:height="2.351cm" svg:x="31.521cm" svg:y="21.818cm" svg:viewBox="0 0 1616 2352" draw:points="0,1 1616,0 1616,2352 0,2352">
              <text:p/>
            </draw:polygon>
            <draw:polygon draw:style-name="gr218" draw:text-style-name="P21" draw:layer="layout" svg:width="1.77cm" svg:height="2.35cm" svg:x="29.75cm" svg:y="21.819cm" svg:viewBox="0 0 1771 2351" draw:points="0,0 1770,0 1771,2351 0,2351">
              <text:p/>
            </draw:polygon>
            <draw:custom-shape draw:style-name="gr231" draw:text-style-name="P21" draw:layer="layout" svg:width="9.02cm" svg:height="1.535cm" svg:x="39.95cm" svg:y="18.06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11.599cm" svg:height="1.699cm" svg:x="43.9cm" svg:y="26.16cm" svg:viewBox="0 0 11600 1700" draw:points="10050,0 0,0 0,1700 11600,1700">
              <text:p/>
            </draw:polygon>
            <draw:polygon draw:style-name="gr218" draw:text-style-name="P21" draw:layer="layout" svg:width="13.549cm" svg:height="2.149cm" svg:x="40.65cm" svg:y="24.01cm" svg:viewBox="0 0 13550 2150" draw:points="0,160 0,2100 3250,2100 3250,2150 13300,2150 13550,0 10109,0 10109,159">
              <text:p/>
            </draw:polygon>
            <draw:polygon draw:style-name="gr218" draw:text-style-name="P21" draw:layer="layout" svg:width="3.79cm" svg:height="4.349cm" svg:x="50.759cm" svg:y="19.66cm" svg:viewBox="0 0 3791 4350" draw:points="591,400 591,0 0,0 0,4350 3441,4350 3791,950">
              <text:p/>
            </draw:polygon>
            <draw:custom-shape draw:style-name="gr232" draw:text-style-name="P21" draw:layer="layout" svg:width="8.717cm" svg:height="4.574cm" svg:x="39.953cm" svg:y="19.596cm">
              <text:p/>
              <draw:enhanced-geometry svg:viewBox="0 0 21600 21600" draw:type="rectangle" draw:enhanced-path="M 0 0 L 21600 0 21600 21600 0 21600 0 0 Z N"/>
            </draw:custom-shape>
            <draw:custom-shape draw:style-name="gr233" draw:text-style-name="P21" draw:layer="layout" svg:width="2.089cm" svg:height="4.573cm" svg:x="48.67cm" svg:y="19.596cm">
              <text:p/>
              <draw:enhanced-geometry svg:viewBox="0 0 21600 21600" draw:type="rectangle" draw:enhanced-path="M 0 0 L 21600 0 21600 21600 0 21600 0 0 Z N"/>
            </draw:custom-shape>
            <draw:polygon draw:style-name="gr218" draw:text-style-name="P21" draw:layer="layout" svg:width="2.091cm" svg:height="3.599cm" svg:x="54.25cm" svg:y="20.16cm" svg:viewBox="0 0 2092 3600" draw:points="2092,0 300,450 0,3600 1700,3600">
              <text:p/>
            </draw:polygon>
            <draw:polygon draw:style-name="gr218" draw:text-style-name="P21" draw:layer="layout" svg:width="1.999cm" svg:height="4.099cm" svg:x="53.95cm" svg:y="23.76cm" svg:viewBox="0 0 2000 4100" draw:points="300,0 2000,0 1550,4100 0,2400">
              <text:p/>
            </draw:polygon>
            <draw:polygon draw:style-name="gr218" draw:text-style-name="P21" draw:layer="layout" svg:width="4.991cm" svg:height="1.999cm" svg:x="51.35cm" svg:y="18.61cm" svg:viewBox="0 0 4992 2000" draw:points="1750,0 0,1450 3200,2000 4992,1550 4992,1486 4950,1000 4700,650 4371,442 4200,400">
              <text:p/>
            </draw:polygon>
            <draw:custom-shape draw:style-name="gr234" draw:text-style-name="P21" draw:layer="layout" svg:width="1.18cm" svg:height="0.881cm" svg:x="33.736cm" svg:y="24.961cm">
              <text:p/>
              <draw:enhanced-geometry svg:viewBox="0 0 21600 21600" draw:type="rectangle" draw:enhanced-path="M 0 0 L 21600 0 21600 21600 0 21600 0 0 Z N"/>
            </draw:custom-shape>
            <draw:custom-shape draw:style-name="gr235" draw:text-style-name="P21" draw:layer="layout" svg:width="1.531cm" svg:height="1.75cm" svg:x="34.92cm" svg:y="24.96cm">
              <text:p/>
              <draw:enhanced-geometry svg:viewBox="0 0 21600 21600" draw:type="rectangle" draw:enhanced-path="M 0 0 L 21600 0 21600 21600 0 21600 0 0 Z N"/>
            </draw:custom-shape>
            <draw:custom-shape draw:style-name="gr236" draw:text-style-name="P21" draw:layer="layout" svg:width="1.181cm" svg:height="0.874cm" svg:x="33.735cm" svg:y="25.843cm">
              <text:p/>
              <draw:enhanced-geometry svg:viewBox="0 0 21600 21600" draw:type="rectangle" draw:enhanced-path="M 0 0 L 21600 0 21600 21600 0 21600 0 0 Z N"/>
            </draw:custom-shape>
            <draw:custom-shape draw:style-name="gr86" draw:text-style-name="P11" draw:layer="layout" svg:width="1.434cm" svg:height="0.23cm" svg:x="22.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25.3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28.016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2" draw:layer="layout" svg:width="1.234cm" svg:height="0.23cm" svg:x="32.116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2" draw:layer="layout" svg:width="1.234cm" svg:height="0.23cm" svg:x="36.5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cm" svg:x="40.1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cm" svg:x="42.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11" draw:layer="layout" svg:width="1.4cm" svg:height="0.23cm" svg:x="44.85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4" draw:layer="layout" svg:width="1.25cm" svg:height="0.23cm" svg:x="49.8cm" svg:y="2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4" draw:layer="layout" svg:width="1.25cm" svg:height="0.23cm" svg:x="52.5cm" svg:y="2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8" draw:text-style-name="P14" draw:layer="layout" svg:width="1.25cm" svg:height="0.23cm" svg:x="54.85cm" svg:y="2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2.15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4.466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30.55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6.816cm" svg:y="5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8.716cm" svg:y="5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6.816cm" svg:y="6.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draw:transform="rotate (1.5707963267949) translate (21.6cm 5.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33.22cm 6.6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37.25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3.05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2.91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2.916cm" svg:y="7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2.916cm" svg:y="9.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39.366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39.366cm" svg:y="9.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31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75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35.74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38.981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30.881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svg:x="41.358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svg:x="42.95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2" draw:text-style-name="P14" draw:layer="layout" svg:width="1.434cm" svg:height="0.23cm" svg:x="50.016cm" svg:y="10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0.07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1.47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3.353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draw:transform="rotate (1.5707963267949) translate (54.57cm 9.0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1.5707963267949) translate (54.02cm 5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3" draw:text-style-name="P8" draw:layer="layout" svg:width="0.959cm" svg:height="0.23cm" draw:transform="rotate (1.48771865439997) translate (55.803cm 8.0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3" draw:text-style-name="P8" draw:layer="layout" svg:width="0.959cm" svg:height="0.23cm" draw:transform="rotate (1.48771865439997) translate (55.991cm 4.8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4" draw:text-style-name="P12" draw:layer="layout" svg:width="1.134cm" svg:height="0.23cm" draw:transform="rotate (1.5707963267949) translate (21.6cm 10.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23.052cm 9.0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draw:transform="rotate (1.5707963267949) translate (24.47cm 10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23.052cm 11.5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1.5707963267949) translate (21.82cm 13.2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11" draw:layer="layout" svg:width="1.2cm" svg:height="0.23cm" draw:transform="rotate (1.5707963267949) translate (21.82cm 14.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3.75cm" svg:y="13.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6.366cm" svg:y="14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6.6cm" svg:y="12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3.75cm" svg:y="16.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11" draw:layer="layout" svg:width="1.2cm" svg:height="0.23cm" draw:transform="rotate (1.5707963267949) translate (21.82cm 16.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1.5707963267949) translate (21.8cm 18.2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23.75cm" svg:y="17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316cm" svg:y="19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5.166cm" svg:y="19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5.166cm" svg:y="21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316cm" svg:y="21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21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5.166cm" svg:y="22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22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316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draw:transform="rotate (1.5707963267949) translate (30.6cm 23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draw:transform="rotate (1.5707963267949) translate (32.25cm 23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draw:transform="rotate (1.5707963267949) translate (33.97cm 23.3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31.155cm" svg:y="20.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5" draw:text-style-name="P11" draw:layer="layout" svg:width="1.2cm" svg:height="0.23cm" svg:x="32.95cm" svg:y="20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0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1.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2.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7" draw:text-style-name="P13" draw:layer="layout" svg:width="1.45cm" svg:height="0.23cm" svg:x="36.2cm" svg:y="23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8" draw:text-style-name="P9" draw:layer="layout" svg:width="1.45cm" svg:height="0.23cm" svg:x="34.4cm" svg:y="24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8" draw:text-style-name="P9" draw:layer="layout" svg:width="1.45cm" svg:height="0.23cm" svg:x="37.95cm" svg:y="24.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9" draw:text-style-name="P8" draw:layer="layout" svg:width="1.15cm" svg:height="0.23cm" draw:transform="rotate (1.5707963267949) translate (34.7cm 26.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0" draw:text-style-name="P9" draw:layer="layout" svg:width="1.15cm" svg:height="0.23cm" svg:x="30.93cm" svg:y="25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1" draw:text-style-name="P11" draw:layer="layout" svg:width="1.15cm" svg:height="0.23cm" svg:x="36.95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12" draw:layer="layout" svg:width="0.85cm" svg:height="0.23cm" svg:x="27.75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2" draw:text-style-name="P12" draw:layer="layout" svg:width="0.85cm" svg:height="0.23cm" svg:x="26.6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53" draw:text-style-name="P11" draw:layer="layout" svg:width="0.727cm" svg:height="0.23cm" svg:x="49.683cm" svg:y="13.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3" draw:text-style-name="P11" draw:layer="layout" svg:width="0.727cm" svg:height="0.23cm" svg:x="49.683cm" svg:y="16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3" draw:text-style-name="P11" draw:layer="layout" svg:width="0.727cm" svg:height="0.23cm" svg:x="49.683cm" svg:y="18.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40" draw:text-style-name="P12" draw:layer="layout" svg:width="0.819cm" svg:height="0.23cm" svg:x="49.331cm" svg:y="20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0" draw:text-style-name="P12" draw:layer="layout" svg:width="0.819cm" svg:height="0.23cm" svg:x="49.331cm" svg:y="21.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52.15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2.15cm" svg:y="23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1.816cm" svg:y="21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52.066cm" svg:y="25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9.316cm" svg:y="24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7.1cm" svg:y="25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7.1cm" svg:y="24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44.166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4.166cm" svg:y="2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1.75cm" svg:y="25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4" draw:text-style-name="P11" draw:layer="layout" svg:width="0.819cm" svg:height="0.23cm" draw:transform="rotate (1.46852003262803) translate (54.101cm 21.9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5" draw:text-style-name="P13" draw:layer="layout" svg:width="1.466cm" svg:height="0.23cm" draw:transform="rotate (1.46852003262803) translate (53.625cm 26.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7" draw:text-style-name="P12" draw:layer="layout" svg:width="1.234cm" svg:height="0.23cm" svg:x="34.346cm" svg:y="3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35.21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1" draw:text-style-name="P8" draw:layer="layout" svg:width="0.819cm" svg:height="0.23cm" svg:x="35.46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6" draw:text-style-name="P13" draw:layer="layout" svg:width="0.819cm" svg:height="0.23cm" svg:x="37.052cm" svg:y="10.9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28.116cm" svg:y="19.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draw:transform="rotate (0.96010562152208) translate (29.65cm 20.8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7.736cm" svg:y="5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7" draw:text-style-name="P12" draw:layer="layout" svg:width="0.692cm" svg:height="0.23cm" draw:transform="rotate (1.5707963267949) translate (48.13cm 7.6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7.076cm" svg:y="9.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2.251cm" svg:y="12.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5.24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7.621cm" svg:y="12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6" draw:text-style-name="P10" draw:layer="layout" svg:width="0.819cm" svg:height="0.23cm" svg:x="46.391cm" svg:y="11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50.23cm" svg:y="4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50.23cm" svg:y="5.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8" draw:text-style-name="P12" draw:layer="layout" svg:width="0.959cm" svg:height="0.23cm" draw:transform="rotate (0.424987672860619) translate (52.77cm 10.2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8" draw:text-style-name="P12" draw:layer="layout" svg:width="0.959cm" svg:height="0.23cm" draw:transform="rotate (0.424987672860619) translate (54.7cm 9.6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1" draw:text-style-name="P11" draw:layer="layout" svg:width="1.15cm" svg:height="0.23cm" svg:x="39.35cm" svg:y="25.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51" draw:text-style-name="P15" draw:layer="layout" svg:width="16cm" svg:height="15.881cm" svg:x="27.77cm" svg:y="11.915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    <text:p/>
            </draw:polygon>
            <draw:polygon draw:style-name="gr152" draw:text-style-name="P16" draw:layer="layout" svg:width="12.194cm" svg:height="9.903cm" svg:x="19.822cm" svg:y="17.901cm" svg:viewBox="0 0 12195 9904" draw:points="12192,9888 0,9904 1,1100 1798,1100 1798,0 7998,0 10947,2875 10031,3949 10017,8199 12195,8199">
              <text:p/>
            </draw:polygon>
            <draw:polygon draw:style-name="gr153" draw:text-style-name="P17" draw:layer="layout" svg:width="19.446cm" svg:height="16.658cm" svg:x="19.823cm" svg:y="2.342cm" svg:viewBox="0 0 19447 16659" draw:points="0,16659 27,4 19447,0 19447,1715 15228,1715 15228,5209 5229,5209 5229,9565 7997,9573 7997,15559 1797,15559 1797,16659">
              <text:p/>
            </draw:polygon>
            <draw:polygon draw:style-name="gr154" draw:text-style-name="P18" draw:layer="layout" svg:width="18.076cm" svg:height="12.91cm" svg:x="40.322cm" svg:y="1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    <text:p/>
            </draw:polygon>
            <draw:polygon draw:style-name="gr155" draw:text-style-name="P19" draw:layer="layout" svg:width="20.6cm" svg:height="11.565cm" svg:x="29.02cm" svg:y="2.342cm" svg:viewBox="0 0 20601 11566" draw:points="20342,3909 20342,1714 18624,9 10250,0 10250,1714 6031,1715 6031,9572 0,9572 0,11564 11302,11566 11298,9549 15755,9553 15759,7567 16552,7556 17450,5822 20601,5822 20601,3909">
              <text:p/>
            </draw:polygon>
            <draw:polygon draw:style-name="gr156" draw:text-style-name="P20" draw:layer="layout" svg:width="15.621cm" svg:height="17.906cm" svg:x="40.72cm" svg:y="9.894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    <text:p/>
            </draw:polygon>
            <draw:polyline draw:style-name="gr149" draw:text-style-name="P7" draw:layer="layout" svg:width="1.228cm" svg:height="0.573cm" draw:transform="rotate (-0.511556003759538) translate (55.564cm 18.99cm)" svg:viewBox="0 0 1229 574" draw:points="0,0 476,0 907,185 1229,574">
              <text:p/>
            </draw:polyline>
            <draw:line draw:style-name="gr125" draw:text-style-name="P7" draw:layer="layout" svg:x1="35.414cm" svg:y1="24.941cm" svg:x2="33.734cm" svg:y2="24.941cm">
              <text:p/>
            </draw:line>
            <draw:line draw:style-name="gr125" draw:text-style-name="P7" draw:layer="layout" svg:x1="33.734cm" svg:y1="24.941cm" svg:x2="33.734cm" svg:y2="26.694cm">
              <text:p/>
            </draw:line>
            <draw:line draw:style-name="gr125" draw:text-style-name="P7" draw:layer="layout" svg:x1="36.45cm" svg:y1="24.941cm" svg:x2="36.45cm" svg:y2="26.698cm">
              <text:p/>
            </draw:line>
            <draw:polygon draw:style-name="gr150" draw:text-style-name="P7" draw:layer="layout" svg:width="0.901cm" svg:height="1.455cm" svg:x="24.616cm" svg:y="24.949cm" svg:viewBox="0 0 902 1456" draw:points="0,0 899,3 902,1456 2,1456">
              <text:p/>
            </draw:polygon>
            <draw:line draw:style-name="gr125" draw:text-style-name="P7" draw:layer="layout" svg:x1="34.918cm" svg:y1="26.697cm" svg:x2="34.918cm" svg:y2="24.941cm">
              <text:p/>
            </draw:line>
            <draw:line draw:style-name="gr125" draw:text-style-name="P7" draw:layer="layout" svg:x1="36.45cm" svg:y1="26.694cm" svg:x2="33.734cm" svg:y2="26.694cm">
              <text:p/>
            </draw:line>
            <draw:line draw:style-name="gr125" draw:text-style-name="P7" draw:layer="layout" svg:x1="34.918cm" svg:y1="25.823cm" svg:x2="33.734cm" svg:y2="25.823cm">
              <text:p/>
            </draw:line>
            <draw:line draw:style-name="gr125" draw:text-style-name="P7" draw:layer="layout" svg:x1="36.45cm" svg:y1="24.941cm" svg:x2="36.018cm" svg:y2="24.941cm">
              <text:p/>
            </draw:line>
            <draw:line draw:style-name="gr125" draw:text-style-name="P7" draw:layer="layout" svg:x1="27.814cm" svg:y1="11.911cm" svg:x2="23.407cm" svg:y2="11.911cm">
              <text:p/>
            </draw:line>
            <draw:line draw:style-name="gr125" draw:text-style-name="P7" draw:layer="layout" svg:x1="28.991cm" svg:y1="11.911cm" svg:x2="27.814cm" svg:y2="11.911cm">
              <text:p/>
            </draw:line>
            <draw:line draw:style-name="gr125" draw:text-style-name="P7" draw:layer="layout" svg:x1="28.991cm" svg:y1="11.911cm" svg:x2="38.618cm" svg:y2="11.911cm">
              <text:p/>
            </draw:line>
            <draw:line draw:style-name="gr125" draw:text-style-name="P7" draw:layer="layout" svg:x1="38.979cm" svg:y1="11.215cm" svg:x2="38.469cm" svg:y2="9.898cm">
              <text:p/>
            </draw:line>
            <draw:line draw:style-name="gr125" draw:text-style-name="P7" draw:layer="layout" svg:x1="38.579cm" svg:y1="11.907cm" svg:x2="38.979cm" svg:y2="11.215cm">
              <text:p/>
            </draw:line>
            <draw:line draw:style-name="gr125" draw:text-style-name="P7" draw:layer="layout" svg:x1="40.68cm" svg:y1="7.526cm" svg:x2="38.972cm" svg:y2="7.523cm">
              <text:p/>
            </draw:line>
            <draw:line draw:style-name="gr125" draw:text-style-name="P7" draw:layer="layout" svg:x1="38.972cm" svg:y1="7.523cm" svg:x2="38.972cm" svg:y2="7.024cm">
              <text:p/>
            </draw:line>
            <draw:line draw:style-name="gr125" draw:text-style-name="P7" draw:layer="layout" svg:x1="35.05cm" svg:y1="9.564cm" svg:x2="36.354cm" svg:y2="9.564cm">
              <text:p/>
            </draw:line>
            <draw:line draw:style-name="gr125" draw:text-style-name="P7" draw:layer="layout" svg:x1="36.354cm" svg:y1="9.564cm" svg:x2="36.338cm" svg:y2="7.499cm">
              <text:p/>
            </draw:line>
            <draw:line draw:style-name="gr125" draw:text-style-name="P7" draw:layer="layout" svg:x1="36.338cm" svg:y1="7.499cm" svg:x2="37.478cm" svg:y2="7.493cm">
              <text:p/>
            </draw:line>
            <draw:line draw:style-name="gr125" draw:text-style-name="P7" draw:layer="layout" svg:x1="37.478cm" svg:y1="7.493cm" svg:x2="38.469cm" svg:y2="9.898cm">
              <text:p/>
            </draw:line>
            <draw:line draw:style-name="gr125" draw:text-style-name="P7" draw:layer="layout" svg:x1="38.972cm" svg:y1="7.024cm" svg:x2="38.969cm" svg:y2="4.748cm">
              <text:p/>
            </draw:line>
            <draw:line draw:style-name="gr125" draw:text-style-name="P7" draw:layer="layout" svg:x1="39.868cm" svg:y1="5.936cm" svg:x2="39.868cm" svg:y2="4.753cm">
              <text:p/>
            </draw:line>
            <draw:line draw:style-name="gr125" draw:text-style-name="P7" draw:layer="layout" svg:x1="38.972cm" svg:y1="4.753cm" svg:x2="39.96cm" svg:y2="4.222cm">
              <text:p/>
            </draw:line>
            <draw:line draw:style-name="gr125" draw:text-style-name="P7" draw:layer="layout" svg:x1="39.96cm" svg:y1="4.222cm" svg:x2="40.021cm" svg:y2="4.198cm">
              <text:p/>
            </draw:line>
            <draw:line draw:style-name="gr125" draw:text-style-name="P7" draw:layer="layout" svg:x1="49.622cm" svg:y1="9.898cm" svg:x2="49.221cm" svg:y2="9.898cm">
              <text:p/>
            </draw:line>
            <draw:line draw:style-name="gr125" draw:text-style-name="P7" draw:layer="layout" svg:x1="45.571cm" svg:y1="9.898cm" svg:x2="47.293cm" svg:y2="6.503cm">
              <text:p/>
            </draw:line>
            <draw:line draw:style-name="gr125" draw:text-style-name="P7" draw:layer="layout" svg:x1="47.293cm" svg:y1="6.503cm" svg:x2="48.931cm" svg:y2="6.498cm">
              <text:p/>
            </draw:line>
            <draw:line draw:style-name="gr125" draw:text-style-name="P7" draw:layer="layout" svg:x1="48.931cm" svg:y1="6.498cm" svg:x2="48.931cm" svg:y2="6.248cm">
              <text:p/>
            </draw:line>
            <draw:line draw:style-name="gr125" draw:text-style-name="P7" draw:layer="layout" svg:x1="48.931cm" svg:y1="6.248cm" svg:x2="49.363cm" svg:y2="6.248cm">
              <text:p/>
            </draw:line>
            <draw:line draw:style-name="gr125" draw:text-style-name="P7" draw:layer="layout" svg:x1="40.019cm" svg:y1="4.198cm" svg:x2="40.116cm" svg:y2="4.231cm">
              <text:p/>
            </draw:line>
            <draw:line draw:style-name="gr125" draw:text-style-name="P7" draw:layer="layout" svg:x1="40.116cm" svg:y1="4.231cm" svg:x2="40.19cm" svg:y2="4.278cm">
              <text:p/>
            </draw:line>
            <draw:line draw:style-name="gr125" draw:text-style-name="P7" draw:layer="layout" svg:x1="40.19cm" svg:y1="4.278cm" svg:x2="40.242cm" svg:y2="4.317cm">
              <text:p/>
            </draw:line>
            <draw:line draw:style-name="gr125" draw:text-style-name="P7" draw:layer="layout" svg:x1="40.242cm" svg:y1="4.317cm" svg:x2="40.268cm" svg:y2="4.326cm">
              <text:p/>
            </draw:line>
            <draw:line draw:style-name="gr125" draw:text-style-name="P7" draw:layer="layout" svg:x1="40.268cm" svg:y1="4.326cm" svg:x2="40.674cm" svg:y2="4.754cm">
              <text:p/>
            </draw:line>
            <draw:line draw:style-name="gr125" draw:text-style-name="P7" draw:layer="layout" svg:x1="49.363cm" svg:y1="6.248cm" svg:x2="49.622cm" svg:y2="6.248cm">
              <text:p/>
            </draw:line>
            <draw:line draw:style-name="gr125" draw:text-style-name="P7" draw:layer="layout" svg:x1="45.571cm" svg:y1="9.898cm" svg:x2="49.221cm" svg:y2="9.898cm">
              <text:p/>
            </draw:line>
            <draw:rect draw:style-name="gr127" draw:text-style-name="P7" draw:layer="layout" svg:width="1.643cm" svg:height="1.028cm" svg:x="23.407cm" svg:y="7.536cm">
              <text:p/>
            </draw:rect>
            <draw:rect draw:style-name="gr128" draw:text-style-name="P7" draw:layer="layout" svg:width="1.643cm" svg:height="1.031cm" svg:x="23.407cm" svg:y="10.879cm">
              <text:p/>
            </draw:rect>
            <draw:rect draw:style-name="gr129" draw:text-style-name="P7" draw:layer="layout" svg:width="9.999cm" svg:height="4.375cm" svg:x="25.05cm" svg:y="7.535cm">
              <text:p/>
            </draw:rect>
            <draw:rect draw:style-name="gr130" draw:text-style-name="P7" draw:layer="layout" svg:width="1.624cm" svg:height="2.349cm" svg:x="35.05cm" svg:y="9.561cm">
              <text:p/>
            </draw:rect>
            <draw:line draw:style-name="gr125" draw:text-style-name="P7" draw:layer="layout" svg:x1="37.49cm" svg:y1="7.493cm" svg:x2="36.338cm" svg:y2="7.493cm">
              <text:p/>
            </draw:line>
            <draw:line draw:style-name="gr125" draw:text-style-name="P7" draw:layer="layout" svg:x1="36.338cm" svg:y1="7.493cm" svg:x2="36.354cm" svg:y2="9.562cm">
              <text:p/>
            </draw:line>
            <draw:line draw:style-name="gr125" draw:text-style-name="P7" draw:layer="layout" svg:x1="36.354cm" svg:y1="9.562cm" svg:x2="38.319cm" svg:y2="9.562cm">
              <text:p/>
            </draw:line>
            <draw:line draw:style-name="gr125" draw:text-style-name="P7" draw:layer="layout" svg:x1="38.319cm" svg:y1="9.562cm" svg:x2="37.49cm" svg:y2="7.493cm">
              <text:p/>
            </draw:line>
            <draw:line draw:style-name="gr125" draw:text-style-name="P7" draw:layer="layout" svg:x1="38.319cm" svg:y1="9.562cm" svg:x2="36.675cm" svg:y2="9.562cm">
              <text:p/>
            </draw:line>
            <draw:line draw:style-name="gr125" draw:text-style-name="P7" draw:layer="layout" svg:x1="36.675cm" svg:y1="9.562cm" svg:x2="36.675cm" svg:y2="11.911cm">
              <text:p/>
            </draw:line>
            <draw:line draw:style-name="gr125" draw:text-style-name="P7" draw:layer="layout" svg:x1="36.675cm" svg:y1="11.911cm" svg:x2="38.578cm" svg:y2="11.911cm">
              <text:p/>
            </draw:line>
            <draw:line draw:style-name="gr125" draw:text-style-name="P7" draw:layer="layout" svg:x1="38.578cm" svg:y1="11.911cm" svg:x2="38.98cm" svg:y2="11.215cm">
              <text:p/>
            </draw:line>
            <draw:line draw:style-name="gr125" draw:text-style-name="P7" draw:layer="layout" svg:x1="38.98cm" svg:y1="11.215cm" svg:x2="38.319cm" svg:y2="9.562cm">
              <text:p/>
            </draw:line>
            <draw:line draw:style-name="gr125" draw:text-style-name="P7" draw:layer="layout" svg:x1="45.571cm" svg:y1="9.898cm" svg:x2="49.622cm" svg:y2="9.898cm">
              <text:p/>
            </draw:line>
            <draw:line draw:style-name="gr125" draw:text-style-name="P7" draw:layer="layout" svg:x1="49.622cm" svg:y1="9.898cm" svg:x2="49.622cm" svg:y2="8.161cm">
              <text:p/>
            </draw:line>
            <draw:line draw:style-name="gr125" draw:text-style-name="P7" draw:layer="layout" svg:x1="49.622cm" svg:y1="8.161cm" svg:x2="46.471cm" svg:y2="8.161cm">
              <text:p/>
            </draw:line>
            <draw:line draw:style-name="gr125" draw:text-style-name="P7" draw:layer="layout" svg:x1="46.471cm" svg:y1="8.161cm" svg:x2="49.622cm" svg:y2="8.161cm">
              <text:p/>
            </draw:line>
            <draw:line draw:style-name="gr125" draw:text-style-name="P7" draw:layer="layout" svg:x1="49.622cm" svg:y1="8.161cm" svg:x2="49.622cm" svg:y2="6.248cm">
              <text:p/>
            </draw:line>
            <draw:line draw:style-name="gr125" draw:text-style-name="P7" draw:layer="layout" svg:x1="49.622cm" svg:y1="6.248cm" svg:x2="48.931cm" svg:y2="6.248cm">
              <text:p/>
            </draw:line>
            <draw:line draw:style-name="gr125" draw:text-style-name="P7" draw:layer="layout" svg:x1="48.931cm" svg:y1="6.248cm" svg:x2="48.931cm" svg:y2="6.498cm">
              <text:p/>
            </draw:line>
            <draw:line draw:style-name="gr125" draw:text-style-name="P7" draw:layer="layout" svg:x1="48.931cm" svg:y1="6.498cm" svg:x2="47.293cm" svg:y2="6.503cm">
              <text:p/>
            </draw:line>
            <draw:line draw:style-name="gr125" draw:text-style-name="P7" draw:layer="layout" svg:x1="47.293cm" svg:y1="6.503cm" svg:x2="46.471cm" svg:y2="8.161cm">
              <text:p/>
            </draw:line>
            <draw:line draw:style-name="gr149" draw:text-style-name="P7" draw:layer="layout" svg:x1="33.318cm" svg:y1="10.647cm" svg:x2="32.818cm" svg:y2="10.647cm">
              <text:p/>
            </draw:line>
            <draw:line draw:style-name="gr149" draw:text-style-name="P7" draw:layer="layout" svg:x1="26.768cm" svg:y1="7.535cm" svg:x2="26.768cm" svg:y2="11.911cm">
              <text:p/>
            </draw:line>
            <draw:line draw:style-name="gr149" draw:text-style-name="P7" draw:layer="layout" svg:x1="28.218cm" svg:y1="7.535cm" svg:x2="28.218cm" svg:y2="11.91cm">
              <text:p/>
            </draw:line>
            <draw:line draw:style-name="gr149" draw:text-style-name="P7" draw:layer="layout" svg:x1="28.218cm" svg:y1="9.647cm" svg:x2="27.868cm" svg:y2="9.647cm">
              <text:p/>
            </draw:line>
            <draw:line draw:style-name="gr149" draw:text-style-name="P7" draw:layer="layout" svg:x1="27.118cm" svg:y1="9.647cm" svg:x2="26.768cm" svg:y2="9.647cm">
              <text:p/>
            </draw:line>
            <draw:line draw:style-name="gr149" draw:text-style-name="P7" draw:layer="layout" svg:x1="25.05cm" svg:y1="8.297cm" svg:x2="28.218cm" svg:y2="8.297cm">
              <text:p/>
            </draw:line>
            <draw:line draw:style-name="gr149" draw:text-style-name="P7" draw:layer="layout" svg:x1="35.05cm" svg:y1="8.297cm" svg:x2="32.819cm" svg:y2="8.297cm">
              <text:p/>
            </draw:line>
            <draw:line draw:style-name="gr149" draw:text-style-name="P7" draw:layer="layout" svg:x1="33.318cm" svg:y1="7.535cm" svg:x2="33.318cm" svg:y2="11.91cm">
              <text:p/>
            </draw:line>
            <draw:line draw:style-name="gr149" draw:text-style-name="P7" draw:layer="layout" svg:x1="30.518cm" svg:y1="7.536cm" svg:x2="30.518cm" svg:y2="9.532cm">
              <text:p/>
            </draw:line>
            <draw:polygon draw:style-name="gr150" draw:text-style-name="P7" draw:layer="layout" svg:width="0.899cm" svg:height="1.749cm" draw:transform="rotate (-3.14159265358979) translate (52.918cm 5.897cm)" svg:viewBox="0 0 900 1750" draw:points="0,0 900,0 900,1250 550,1700 450,1750 400,1750 350,1700 0,1250">
              <text:p/>
            </draw:polygon>
            <draw:rect draw:style-name="gr128" draw:text-style-name="P7" draw:layer="layout" svg:width="1.643cm" svg:height="2.315cm" svg:x="23.408cm" svg:y="8.565cm">
              <text:p/>
            </draw:rect>
            <draw:line draw:style-name="gr149" draw:text-style-name="P7" draw:layer="layout" svg:x1="25.868cm" svg:y1="7.535cm" svg:x2="25.868cm" svg:y2="8.297cm">
              <text:p/>
            </draw:line>
            <draw:line draw:style-name="gr125" draw:text-style-name="P7" draw:layer="layout" svg:x1="40.679cm" svg:y1="6.386cm" svg:x2="40.679cm" svg:y2="4.753cm">
              <text:p/>
            </draw:line>
            <draw:line draw:style-name="gr125" draw:text-style-name="P7" draw:layer="layout" svg:x1="40.679cm" svg:y1="7.53cm" svg:x2="40.679cm" svg:y2="7.019cm">
              <text:p/>
            </draw:line>
            <draw:line draw:style-name="gr125" draw:text-style-name="P7" draw:layer="layout" svg:x1="40.68cm" svg:y1="5.936cm" svg:x2="38.972cm" svg:y2="5.933cm">
              <text:p/>
            </draw:line>
            <draw:line draw:style-name="gr125" draw:text-style-name="P7" draw:layer="layout" svg:x1="40.68cm" svg:y1="4.764cm" svg:x2="38.972cm" svg:y2="4.761cm">
              <text:p/>
            </draw:line>
            <draw:line draw:style-name="gr149" draw:text-style-name="P7" draw:layer="layout" svg:x1="52.018cm" svg:y1="4.757cm" svg:x2="52.918cm" svg:y2="4.757cm">
              <text:p/>
            </draw:line>
            <draw:line draw:style-name="gr157" draw:text-style-name="P7" draw:layer="layout" svg:x1="52.018cm" svg:y1="4.757cm" svg:x2="52.918cm" svg:y2="4.757cm">
              <text:p/>
            </draw:line>
            <draw:line draw:style-name="gr125" draw:text-style-name="P7" draw:layer="layout" svg:x1="19.821cm" svg:y1="20.452cm" svg:x2="19.821cm" svg:y2="29.602cm">
              <text:p/>
            </draw:line>
            <draw:line draw:style-name="gr125" draw:text-style-name="P7" draw:layer="layout" svg:x1="19.821cm" svg:y1="20.452cm" svg:x2="19.851cm" svg:y2="11.901cm">
              <text:p/>
            </draw:line>
            <draw:line draw:style-name="gr125" draw:text-style-name="P7" draw:layer="layout" svg:x1="19.851cm" svg:y1="11.901cm" svg:x2="19.851cm" svg:y2="2.347cm">
              <text:p/>
            </draw:line>
            <draw:line draw:style-name="gr125" draw:text-style-name="P7" draw:layer="layout" svg:x1="19.851cm" svg:y1="2.343cm" svg:x2="30.021cm" svg:y2="2.343cm">
              <text:p/>
            </draw:line>
            <draw:line draw:style-name="gr125" draw:text-style-name="P7" draw:layer="layout" svg:x1="32.01cm" svg:y1="29.587cm" svg:x2="19.821cm" svg:y2="29.587cm">
              <text:p/>
            </draw:line>
            <draw:line draw:style-name="gr125" draw:text-style-name="P7" draw:layer="layout" svg:x1="43.321cm" svg:y1="29.592cm" svg:x2="32.01cm" svg:y2="29.592cm">
              <text:p/>
            </draw:line>
            <draw:line draw:style-name="gr125" draw:text-style-name="P7" draw:layer="layout" svg:x1="30.02cm" svg:y1="2.334cm" svg:x2="47.645cm" svg:y2="2.352cm">
              <text:p/>
            </draw:line>
            <draw:line draw:style-name="gr125" draw:text-style-name="P7" draw:layer="layout" svg:x1="47.645cm" svg:y1="2.352cm" svg:x2="47.645cm" svg:y2="1.001cm">
              <text:p/>
            </draw:line>
            <draw:line draw:style-name="gr125" draw:text-style-name="P7" draw:layer="layout" svg:x1="47.645cm" svg:y1="1.001cm" svg:x2="58.4cm" svg:y2="1.003cm">
              <text:p/>
            </draw:line>
            <draw:line draw:style-name="gr125" draw:text-style-name="P7" draw:layer="layout" svg:x1="57.53cm" svg:y1="9.151cm" svg:x2="58.4cm" svg:y2="1.003cm">
              <text:p/>
            </draw:line>
            <draw:line draw:style-name="gr125" draw:text-style-name="P7" draw:layer="layout" svg:x1="55.332cm" svg:y1="29.592cm" svg:x2="56.351cm" svg:y2="20.074cm">
              <text:p/>
            </draw:line>
            <draw:line draw:style-name="gr125" draw:text-style-name="P7" draw:layer="layout" svg:x1="55.332cm" svg:y1="29.592cm" svg:x2="43.321cm" svg:y2="29.592cm">
              <text:p/>
            </draw:line>
            <draw:polyline draw:style-name="gr259" draw:text-style-name="P7" draw:layer="layout" svg:width="10.32cm" svg:height="4.02cm" draw:transform="rotate (-1.83137398411765) translate (58.1460715975053cm 9.3152694376623cm)" svg:viewBox="0 0 10321 4021" draw:points="0,638 1397,638 2770,1129 5603,3603 5933,3897 6306,4021 6781,3962 10321,3014 10022,0">
              <text:p/>
            </draw:polyline>
            <draw:g>
              <draw:line draw:style-name="gr125" draw:text-style-name="P7" draw:layer="layout" svg:x1="34.07cm" svg:y1="17.758cm" svg:x2="31.38cm" svg:y2="16.233cm">
                <text:p/>
              </draw:line>
              <draw:line draw:style-name="gr125" draw:text-style-name="P7" draw:layer="layout" svg:x1="31.38cm" svg:y1="16.233cm" svg:x2="31.095cm" svg:y2="15.921cm">
                <text:p/>
              </draw:line>
              <draw:line draw:style-name="gr125" draw:text-style-name="P7" draw:layer="layout" svg:x1="31.095cm" svg:y1="15.921cm" svg:x2="30.852cm" svg:y2="15.533cm">
                <text:p/>
              </draw:line>
              <draw:line draw:style-name="gr125" draw:text-style-name="P7" draw:layer="layout" svg:x1="30.852cm" svg:y1="15.533cm" svg:x2="30.737cm" svg:y2="15.152cm">
                <text:p/>
              </draw:line>
              <draw:line draw:style-name="gr125" draw:text-style-name="P7" draw:layer="layout" svg:x1="30.737cm" svg:y1="15.152cm" svg:x2="30.737cm" svg:y2="14.701cm">
                <text:p/>
              </draw:line>
              <draw:line draw:style-name="gr125" draw:text-style-name="P7" draw:layer="layout" svg:x1="30.737cm" svg:y1="14.701cm" svg:x2="30.737cm" svg:y2="13.907cm">
                <text:p/>
              </draw:line>
              <draw:line draw:style-name="gr125" draw:text-style-name="P7" draw:layer="layout" svg:x1="40.335cm" svg:y1="13.907cm" svg:x2="30.737cm" svg:y2="13.907cm">
                <text:p/>
              </draw:line>
              <draw:line draw:style-name="gr125" draw:text-style-name="P7" draw:layer="layout" svg:x1="29.846cm" svg:y1="21.829cm" svg:x2="29.846cm" svg:y2="24.171cm">
                <text:p/>
              </draw:line>
              <draw:line draw:style-name="gr125" draw:text-style-name="P7" draw:layer="layout" svg:x1="29.846cm" svg:y1="24.171cm" svg:x2="34.865cm" svg:y2="24.17cm">
                <text:p/>
              </draw:line>
              <draw:line draw:style-name="gr125" draw:text-style-name="P7" draw:layer="layout" svg:x1="30.77cm" svg:y1="20.776cm" svg:x2="29.846cm" svg:y2="21.829cm">
                <text:p/>
              </draw:line>
              <draw:line draw:style-name="gr125" draw:text-style-name="P7" draw:layer="layout" svg:x1="48.971cm" svg:y1="13.891cm" svg:x2="48.971cm" svg:y2="18.051cm">
                <text:p/>
              </draw:line>
              <draw:line draw:style-name="gr125" draw:text-style-name="P7" draw:layer="layout" svg:x1="34.07cm" svg:y1="17.758cm" svg:x2="34.589cm" svg:y2="17.937cm">
                <text:p/>
              </draw:line>
              <draw:line draw:style-name="gr125" draw:text-style-name="P7" draw:layer="layout" svg:x1="34.589cm" svg:y1="17.937cm" svg:x2="39.954cm" svg:y2="17.935cm">
                <text:p/>
              </draw:line>
              <draw:line draw:style-name="gr125" draw:text-style-name="P7" draw:layer="layout" svg:x1="48.971cm" svg:y1="18.051cm" svg:x2="39.954cm" svg:y2="18.051cm">
                <text:p/>
              </draw:line>
              <draw:line draw:style-name="gr125" draw:text-style-name="P7" draw:layer="layout" svg:x1="48.971cm" svg:y1="13.9cm" svg:x2="40.335cm" svg:y2="13.907cm">
                <text:p/>
              </draw:line>
              <draw:rect draw:style-name="gr139" draw:text-style-name="P7" draw:layer="layout" svg:width="1.675cm" svg:height="2.342cm" svg:x="29.845cm" svg:y="21.829cm">
                <text:p/>
              </draw:rect>
              <draw:rect draw:style-name="gr140" draw:text-style-name="P7" draw:layer="layout" svg:width="1.616cm" svg:height="2.35cm" svg:x="31.521cm" svg:y="21.829cm">
                <text:p/>
              </draw:rect>
              <draw:rect draw:style-name="gr141" draw:text-style-name="P7" draw:layer="layout" svg:width="1.677cm" svg:height="2.341cm" svg:x="33.136cm" svg:y="21.828cm">
                <text:p/>
              </draw:rect>
              <draw:rect draw:style-name="gr142" draw:text-style-name="P7" draw:layer="layout" svg:width="2.437cm" svg:height="2.44cm" svg:x="32.376cm" svg:y="19.388cm">
                <text:p/>
              </draw:rect>
              <draw:line draw:style-name="gr125" draw:text-style-name="P7" draw:layer="layout" svg:x1="32.022cm" svg:y1="19.392cm" svg:x2="32.372cm" svg:y2="19.392cm">
                <text:p/>
              </draw:line>
              <draw:line draw:style-name="gr125" draw:text-style-name="P7" draw:layer="layout" svg:x1="32.377cm" svg:y1="19.492cm" svg:x2="32.377cm" svg:y2="21.829cm">
                <text:p/>
              </draw:line>
              <draw:line draw:style-name="gr125" draw:text-style-name="P7" draw:layer="layout" svg:x1="32.377cm" svg:y1="21.829cm" svg:x2="29.854cm" svg:y2="21.829cm">
                <text:p/>
              </draw:line>
              <draw:line draw:style-name="gr125" draw:text-style-name="P7" draw:layer="layout" svg:x1="29.854cm" svg:y1="21.829cm" svg:x2="30.77cm" svg:y2="20.776cm">
                <text:p/>
              </draw:line>
              <draw:line draw:style-name="gr125" draw:text-style-name="P7" draw:layer="layout" svg:x1="30.77cm" svg:y1="20.776cm" svg:x2="32.035cm" svg:y2="19.379cm">
                <text:p/>
              </draw:line>
              <draw:line draw:style-name="gr125" draw:text-style-name="P7" draw:layer="layout" svg:x1="39.954cm" svg:y1="17.935cm" svg:x2="39.954cm" svg:y2="18.051cm">
                <text:p/>
              </draw:line>
              <draw:g>
                <draw:rect draw:style-name="gr133" draw:text-style-name="P7" draw:layer="layout" svg:width="2.043cm" svg:height="1.689cm" svg:x="23.408cm" svg:y="12.554cm">
                  <text:p/>
                </draw:rect>
                <draw:rect draw:style-name="gr133" draw:text-style-name="P7" draw:layer="layout" svg:width="2.048cm" svg:height="1.658cm" svg:x="23.408cm" svg:y="14.243cm">
                  <text:p/>
                </draw:rect>
              </draw:g>
              <draw:custom-shape draw:style-name="gr260" draw:text-style-name="P7" draw:layer="layout" svg:width="2.437cm" svg:height="2.427cm" svg:x="32.376cm" svg:y="19.401cm">
                <text:p/>
                <draw:enhanced-geometry svg:viewBox="0 0 21600 21600" draw:type="rectangle" draw:enhanced-path="M 0 0 L 21600 0 21600 21600 0 21600 0 0 Z N"/>
              </draw:custom-shape>
              <draw:polygon draw:style-name="gr261" draw:text-style-name="P7" draw:layer="layout" svg:width="2.522cm" svg:height="2.443cm" svg:x="29.853cm" svg:y="19.384cm" svg:viewBox="0 0 2523 2444" draw:points="2182,0 2523,17 2523,2444 0,2444 916,1391">
                <text:p/>
              </draw:polygon>
              <draw:custom-shape draw:style-name="gr262" draw:text-style-name="P7" draw:layer="layout" svg:width="2.375cm" svg:height="1.702cm" svg:x="25.447cm" svg:y="12.5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63" draw:text-style-name="P7" draw:layer="layout" svg:width="2.373cm" svg:height="1.65cm" svg:x="25.447cm" svg:y="14.251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264" draw:text-style-name="P7" draw:layer="layout" svg:width="2.027cm" svg:height="1.7cm" svg:x="23.42cm" svg:y="12.551cm">
                <text:p/>
                <draw:enhanced-geometry svg:viewBox="0 0 21600 21600" draw:type="rectangle" draw:enhanced-path="M 0 0 L 21600 0 21600 21600 0 21600 0 0 Z N"/>
              </draw:custom-shape>
              <draw:custom-shape draw:style-name="gr265" draw:text-style-name="P7" draw:layer="layout" svg:width="2.027cm" svg:height="1.65cm" svg:x="23.42cm" svg:y="14.251cm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266" draw:text-style-name="P7" draw:layer="layout" svg:width="1.649cm" svg:height="2.342cm" svg:x="31.521cm" svg:y="21.828cm">
                <text:p/>
                <draw:enhanced-geometry svg:viewBox="0 0 21600 21600" draw:type="rectangle" draw:enhanced-path="M 0 0 L 21600 0 21600 21600 0 21600 0 0 Z N"/>
              </draw:custom-shape>
              <draw:custom-shape draw:style-name="gr267" draw:text-style-name="P7" draw:layer="layout" svg:width="1.643cm" svg:height="2.343cm" svg:x="33.17cm" svg:y="21.828cm">
                <text:p/>
                <draw:enhanced-geometry svg:viewBox="0 0 21600 21600" draw:type="rectangle" draw:enhanced-path="M 0 0 L 21600 0 21600 21600 0 21600 0 0 Z N"/>
              </draw:custom-shape>
              <draw:custom-shape draw:style-name="gr268" draw:text-style-name="P7" draw:layer="layout" svg:width="1.674cm" svg:height="2.341cm" svg:x="29.846cm" svg:y="21.829cm">
                <text:p/>
                <draw:enhanced-geometry svg:viewBox="0 0 21600 21600" draw:type="rectangle" draw:enhanced-path="M 0 0 L 21600 0 21600 21600 0 21600 0 0 Z N"/>
              </draw:custom-shape>
              <draw:g>
                <draw:rect draw:style-name="gr133" draw:text-style-name="P7" draw:layer="layout" svg:width="2.344cm" svg:height="1.689cm" svg:x="25.462cm" svg:y="12.555cm">
                  <text:p/>
                </draw:rect>
                <draw:rect draw:style-name="gr133" draw:text-style-name="P7" draw:layer="layout" svg:width="2.35cm" svg:height="1.658cm" svg:x="25.456cm" svg:y="14.244cm">
                  <text:p/>
                </draw:rect>
              </draw:g>
            </draw:g>
            <draw:line draw:style-name="gr125" draw:text-style-name="P7" draw:layer="layout" svg:x1="50.76cm" svg:y1="22.424cm" svg:x2="50.76cm" svg:y2="19.597cm">
              <text:p/>
            </draw:line>
            <draw:rect draw:style-name="gr134" draw:text-style-name="P7" draw:layer="layout" svg:width="8.717cm" svg:height="4.574cm" svg:x="39.954cm" svg:y="19.596cm">
              <text:p/>
            </draw:rect>
            <draw:rect draw:style-name="gr138" draw:text-style-name="P7" draw:layer="layout" svg:width="2.089cm" svg:height="1.745cm" svg:x="48.671cm" svg:y="22.424cm">
              <text:p/>
            </draw:rect>
            <draw:line draw:style-name="gr149" draw:text-style-name="P7" draw:layer="layout" svg:x1="40.421cm" svg:y1="19.701cm" svg:x2="40.071cm" svg:y2="19.701cm">
              <text:p/>
            </draw:line>
            <draw:line draw:style-name="gr149" draw:text-style-name="P7" draw:layer="layout" svg:x1="42.771cm" svg:y1="20.551cm" svg:x2="45.821cm" svg:y2="20.551cm">
              <text:p/>
            </draw:line>
            <draw:line draw:style-name="gr149" draw:text-style-name="P7" draw:layer="layout" svg:x1="41.221cm" svg:y1="21.401cm" svg:x2="47.521cm" svg:y2="21.401cm">
              <text:p/>
            </draw:line>
            <draw:line draw:style-name="gr149" draw:text-style-name="P7" draw:layer="layout" svg:x1="40.071cm" svg:y1="24.17cm" svg:x2="40.071cm" svg:y2="19.701cm">
              <text:p/>
            </draw:line>
            <draw:line draw:style-name="gr149" draw:text-style-name="P7" draw:layer="layout" svg:x1="40.071cm" svg:y1="23.401cm" svg:x2="47.321cm" svg:y2="23.401cm">
              <text:p/>
            </draw:line>
            <draw:line draw:style-name="gr149" draw:text-style-name="P7" draw:layer="layout" svg:x1="45.071cm" svg:y1="24.17cm" svg:x2="45.071cm" svg:y2="21.401cm">
              <text:p/>
            </draw:line>
            <draw:line draw:style-name="gr149" draw:text-style-name="P7" draw:layer="layout" svg:x1="41.621cm" svg:y1="19.701cm" svg:x2="41.621cm" svg:y2="20.701cm">
              <text:p/>
            </draw:line>
            <draw:line draw:style-name="gr149" draw:text-style-name="P7" draw:layer="layout" svg:x1="40.421cm" svg:y1="21.401cm" svg:x2="40.071cm" svg:y2="21.401cm">
              <text:p/>
            </draw:line>
            <draw:line draw:style-name="gr149" draw:text-style-name="P7" draw:layer="layout" svg:x1="48.671cm" svg:y1="19.701cm" svg:x2="48.321cm" svg:y2="19.701cm">
              <text:p/>
            </draw:line>
            <draw:line draw:style-name="gr149" draw:text-style-name="P7" draw:layer="layout" svg:x1="48.671cm" svg:y1="21.401cm" svg:x2="48.321cm" svg:y2="21.401cm">
              <text:p/>
            </draw:line>
            <draw:line draw:style-name="gr149" draw:text-style-name="P7" draw:layer="layout" svg:x1="41.071cm" svg:y1="19.701cm" svg:x2="47.621cm" svg:y2="19.701cm">
              <text:p/>
            </draw:line>
            <draw:line draw:style-name="gr149" draw:text-style-name="P7" draw:layer="layout" svg:x1="46.971cm" svg:y1="19.701cm" svg:x2="46.971cm" svg:y2="20.701cm">
              <text:p/>
            </draw:line>
            <draw:line draw:style-name="gr125" draw:text-style-name="P7" draw:layer="layout" svg:x1="48.672cm" svg:y1="19.596cm" svg:x2="50.761cm" svg:y2="19.596cm">
              <text:p/>
            </draw:line>
            <draw:line draw:style-name="gr7" draw:text-style-name="P7" draw:layer="layout" svg:x1="40.425cm" svg:y1="22.046cm" svg:x2="40.425cm" svg:y2="19.696cm">
              <text:p/>
            </draw:line>
            <draw:line draw:style-name="gr7" draw:text-style-name="P7" draw:layer="layout" svg:x1="40.075cm" svg:y1="20.146cm" svg:x2="40.425cm" svg:y2="20.146cm">
              <text:p/>
            </draw:line>
            <draw:line draw:style-name="gr7" draw:text-style-name="P7" draw:layer="layout" svg:x1="41.275cm" svg:y1="21.396cm" svg:x2="41.275cm" svg:y2="23.396cm">
              <text:p/>
            </draw:line>
            <draw:line draw:style-name="gr7" draw:text-style-name="P7" draw:layer="layout" svg:x1="40.075cm" svg:y1="22.046cm" svg:x2="41.275cm" svg:y2="22.046cm">
              <text:p/>
            </draw:line>
            <draw:line draw:style-name="gr7" draw:text-style-name="P7" draw:layer="layout" svg:x1="44.525cm" svg:y1="22.596cm" svg:x2="41.275cm" svg:y2="22.596cm">
              <text:p/>
            </draw:line>
            <draw:line draw:style-name="gr7" draw:text-style-name="P7" draw:layer="layout" svg:x1="41.475cm" svg:y1="22.596cm" svg:x2="41.475cm" svg:y2="23.396cm">
              <text:p/>
            </draw:line>
            <draw:line draw:style-name="gr7" draw:text-style-name="P7" draw:layer="layout" svg:x1="41.925cm" svg:y1="22.596cm" svg:x2="41.925cm" svg:y2="23.396cm">
              <text:p/>
            </draw:line>
            <draw:line draw:style-name="gr7" draw:text-style-name="P7" draw:layer="layout" svg:x1="42.375cm" svg:y1="22.596cm" svg:x2="42.375cm" svg:y2="23.396cm">
              <text:p/>
            </draw:line>
            <draw:line draw:style-name="gr7" draw:text-style-name="P7" draw:layer="layout" svg:x1="42.775cm" svg:y1="22.601cm" svg:x2="42.775cm" svg:y2="23.401cm">
              <text:p/>
            </draw:line>
            <draw:line draw:style-name="gr7" draw:text-style-name="P7" draw:layer="layout" svg:x1="43.225cm" svg:y1="22.596cm" svg:x2="43.225cm" svg:y2="23.396cm">
              <text:p/>
            </draw:line>
            <draw:line draw:style-name="gr7" draw:text-style-name="P7" draw:layer="layout" svg:x1="43.675cm" svg:y1="22.601cm" svg:x2="43.675cm" svg:y2="23.401cm">
              <text:p/>
            </draw:line>
            <draw:line draw:style-name="gr7" draw:text-style-name="P7" draw:layer="layout" svg:x1="44.075cm" svg:y1="22.596cm" svg:x2="44.075cm" svg:y2="23.396cm">
              <text:p/>
            </draw:line>
            <draw:line draw:style-name="gr7" draw:text-style-name="P7" draw:layer="layout" svg:x1="44.525cm" svg:y1="21.396cm" svg:x2="44.525cm" svg:y2="23.396cm">
              <text:p/>
            </draw:line>
            <draw:line draw:style-name="gr7" draw:text-style-name="P7" draw:layer="layout" svg:x1="42.725cm" svg:y1="21.946cm" svg:x2="41.875cm" svg:y2="21.946cm">
              <text:p/>
            </draw:line>
            <draw:line draw:style-name="gr7" draw:text-style-name="P7" draw:layer="layout" svg:x1="41.875cm" svg:y1="21.396cm" svg:x2="41.875cm" svg:y2="21.946cm">
              <text:p/>
            </draw:line>
            <draw:line draw:style-name="gr7" draw:text-style-name="P7" draw:layer="layout" svg:x1="42.725cm" svg:y1="21.396cm" svg:x2="42.725cm" svg:y2="21.946cm">
              <text:p/>
            </draw:line>
            <draw:line draw:style-name="gr7" draw:text-style-name="P7" draw:layer="layout" svg:x1="41.075cm" svg:y1="20.446cm" svg:x2="41.625cm" svg:y2="20.446cm">
              <text:p/>
            </draw:line>
            <draw:line draw:style-name="gr7" draw:text-style-name="P7" draw:layer="layout" svg:x1="41.075cm" svg:y1="20.446cm" svg:x2="41.075cm" svg:y2="19.696cm">
              <text:p/>
            </draw:line>
            <draw:line draw:style-name="gr7" draw:text-style-name="P7" draw:layer="layout" svg:x1="45.575cm" svg:y1="21.396cm" svg:x2="45.575cm" svg:y2="23.396cm">
              <text:p/>
            </draw:line>
            <draw:line draw:style-name="gr7" draw:text-style-name="P7" draw:layer="layout" svg:x1="45.575cm" svg:y1="22.096cm" svg:x2="44.525cm" svg:y2="22.096cm">
              <text:p/>
            </draw:line>
            <draw:line draw:style-name="gr7" draw:text-style-name="P7" draw:layer="layout" svg:x1="45.975cm" svg:y1="22.596cm" svg:x2="45.975cm" svg:y2="23.396cm">
              <text:p/>
            </draw:line>
            <draw:line draw:style-name="gr7" draw:text-style-name="P7" draw:layer="layout" svg:x1="46.425cm" svg:y1="22.596cm" svg:x2="46.425cm" svg:y2="23.396cm">
              <text:p/>
            </draw:line>
            <draw:line draw:style-name="gr7" draw:text-style-name="P7" draw:layer="layout" svg:x1="47.325cm" svg:y1="22.596cm" svg:x2="45.575cm" svg:y2="22.596cm">
              <text:p/>
            </draw:line>
            <draw:line draw:style-name="gr7" draw:text-style-name="P7" draw:layer="layout" svg:x1="46.875cm" svg:y1="22.596cm" svg:x2="46.875cm" svg:y2="23.396cm">
              <text:p/>
            </draw:line>
            <draw:line draw:style-name="gr7" draw:text-style-name="P7" draw:layer="layout" svg:x1="47.325cm" svg:y1="22.596cm" svg:x2="47.325cm" svg:y2="23.396cm">
              <text:p/>
            </draw:line>
            <draw:line draw:style-name="gr7" draw:text-style-name="P7" draw:layer="layout" svg:x1="45.925cm" svg:y1="21.596cm" svg:x2="45.925cm" svg:y2="21.946cm">
              <text:p/>
            </draw:line>
            <draw:line draw:style-name="gr7" draw:text-style-name="P7" draw:layer="layout" svg:x1="46.275cm" svg:y1="21.596cm" svg:x2="46.275cm" svg:y2="21.946cm">
              <text:p/>
            </draw:line>
            <draw:line draw:style-name="gr7" draw:text-style-name="P7" draw:layer="layout" svg:x1="46.675cm" svg:y1="21.596cm" svg:x2="45.575cm" svg:y2="21.596cm">
              <text:p/>
            </draw:line>
            <draw:line draw:style-name="gr7" draw:text-style-name="P7" draw:layer="layout" svg:x1="46.675cm" svg:y1="21.396cm" svg:x2="46.675cm" svg:y2="21.946cm">
              <text:p/>
            </draw:line>
            <draw:line draw:style-name="gr7" draw:text-style-name="P7" draw:layer="layout" svg:x1="46.875cm" svg:y1="21.396cm" svg:x2="46.875cm" svg:y2="21.946cm">
              <text:p/>
            </draw:line>
            <draw:line draw:style-name="gr7" draw:text-style-name="P7" draw:layer="layout" svg:x1="46.875cm" svg:y1="21.946cm" svg:x2="46.675cm" svg:y2="21.946cm">
              <text:p/>
            </draw:line>
            <draw:line draw:style-name="gr7" draw:text-style-name="P7" draw:layer="layout" svg:x1="47.475cm" svg:y1="21.996cm" svg:x2="47.475cm" svg:y2="21.396cm">
              <text:p/>
            </draw:line>
            <draw:line draw:style-name="gr7" draw:text-style-name="P7" draw:layer="layout" svg:x1="47.475cm" svg:y1="21.996cm" svg:x2="48.675cm" svg:y2="21.996cm">
              <text:p/>
            </draw:line>
            <draw:line draw:style-name="gr7" draw:text-style-name="P7" draw:layer="layout" svg:x1="48.325cm" svg:y1="21.996cm" svg:x2="48.325cm" svg:y2="19.696cm">
              <text:p/>
            </draw:line>
            <draw:line draw:style-name="gr7" draw:text-style-name="P7" draw:layer="layout" svg:x1="46.975cm" svg:y1="20.446cm" svg:x2="47.525cm" svg:y2="20.446cm">
              <text:p/>
            </draw:line>
            <draw:line draw:style-name="gr7" draw:text-style-name="P7" draw:layer="layout" svg:x1="47.525cm" svg:y1="20.446cm" svg:x2="47.525cm" svg:y2="19.696cm">
              <text:p/>
            </draw:line>
            <draw:g>
              <draw:g>
                <draw:line draw:style-name="gr7" draw:text-style-name="P7" draw:layer="layout" svg:x1="43.017cm" svg:y1="20.446cm" svg:x2="43.017cm" svg:y2="19.796cm">
                  <text:p/>
                </draw:line>
                <draw:line draw:style-name="gr7" draw:text-style-name="P7" draw:layer="layout" svg:x1="43.133cm" svg:y1="20.446cm" svg:x2="43.133cm" svg:y2="19.796cm">
                  <text:p/>
                </draw:line>
                <draw:line draw:style-name="gr7" draw:text-style-name="P7" draw:layer="layout" svg:x1="43.25cm" svg:y1="20.446cm" svg:x2="43.25cm" svg:y2="19.796cm">
                  <text:p/>
                </draw:line>
                <draw:line draw:style-name="gr7" draw:text-style-name="P7" draw:layer="layout" svg:x1="43.367cm" svg:y1="20.446cm" svg:x2="43.367cm" svg:y2="19.796cm">
                  <text:p/>
                </draw:line>
                <draw:line draw:style-name="gr7" draw:text-style-name="P7" draw:layer="layout" svg:x1="43.483cm" svg:y1="20.446cm" svg:x2="43.483cm" svg:y2="19.796cm">
                  <text:p/>
                </draw:line>
                <draw:line draw:style-name="gr7" draw:text-style-name="P7" draw:layer="layout" svg:x1="43.6cm" svg:y1="20.446cm" svg:x2="43.6cm" svg:y2="19.796cm">
                  <text:p/>
                </draw:line>
                <draw:line draw:style-name="gr7" draw:text-style-name="P7" draw:layer="layout" svg:x1="43.717cm" svg:y1="20.446cm" svg:x2="43.717cm" svg:y2="19.796cm">
                  <text:p/>
                </draw:line>
                <draw:line draw:style-name="gr7" draw:text-style-name="P7" draw:layer="layout" svg:x1="43.833cm" svg:y1="20.446cm" svg:x2="43.833cm" svg:y2="19.796cm">
                  <text:p/>
                </draw:line>
                <draw:line draw:style-name="gr7" draw:text-style-name="P7" draw:layer="layout" svg:x1="43.95cm" svg:y1="20.446cm" svg:x2="43.95cm" svg:y2="19.796cm">
                  <text:p/>
                </draw:line>
                <draw:line draw:style-name="gr7" draw:text-style-name="P7" draw:layer="layout" svg:x1="44.067cm" svg:y1="20.446cm" svg:x2="44.067cm" svg:y2="19.796cm">
                  <text:p/>
                </draw:line>
                <draw:line draw:style-name="gr7" draw:text-style-name="P7" draw:layer="layout" svg:x1="44.183cm" svg:y1="20.446cm" svg:x2="44.183cm" svg:y2="19.796cm">
                  <text:p/>
                </draw:line>
                <draw:line draw:style-name="gr7" draw:text-style-name="P7" draw:layer="layout" svg:x1="44.3cm" svg:y1="20.446cm" svg:x2="44.3cm" svg:y2="19.796cm">
                  <text:p/>
                </draw:line>
                <draw:line draw:style-name="gr7" draw:text-style-name="P7" draw:layer="layout" svg:x1="44.417cm" svg:y1="20.446cm" svg:x2="44.417cm" svg:y2="19.796cm">
                  <text:p/>
                </draw:line>
                <draw:line draw:style-name="gr7" draw:text-style-name="P7" draw:layer="layout" svg:x1="44.533cm" svg:y1="20.446cm" svg:x2="44.533cm" svg:y2="19.796cm">
                  <text:p/>
                </draw:line>
                <draw:line draw:style-name="gr7" draw:text-style-name="P7" draw:layer="layout" svg:x1="44.65cm" svg:y1="20.446cm" svg:x2="44.65cm" svg:y2="19.796cm">
                  <text:p/>
                </draw:line>
                <draw:line draw:style-name="gr7" draw:text-style-name="P7" draw:layer="layout" svg:x1="44.767cm" svg:y1="20.446cm" svg:x2="44.767cm" svg:y2="19.796cm">
                  <text:p/>
                </draw:line>
                <draw:line draw:style-name="gr7" draw:text-style-name="P7" draw:layer="layout" svg:x1="44.883cm" svg:y1="20.446cm" svg:x2="44.883cm" svg:y2="19.796cm">
                  <text:p/>
                </draw:line>
                <draw:line draw:style-name="gr7" draw:text-style-name="P7" draw:layer="layout" svg:x1="45cm" svg:y1="20.446cm" svg:x2="45cm" svg:y2="19.796cm">
                  <text:p/>
                </draw:line>
                <draw:line draw:style-name="gr7" draw:text-style-name="P7" draw:layer="layout" svg:x1="45.117cm" svg:y1="20.446cm" svg:x2="45.117cm" svg:y2="19.796cm">
                  <text:p/>
                </draw:line>
                <draw:line draw:style-name="gr7" draw:text-style-name="P7" draw:layer="layout" svg:x1="45.233cm" svg:y1="20.446cm" svg:x2="45.233cm" svg:y2="19.796cm">
                  <text:p/>
                </draw:line>
                <draw:line draw:style-name="gr7" draw:text-style-name="P7" draw:layer="layout" svg:x1="45.35cm" svg:y1="20.446cm" svg:x2="45.35cm" svg:y2="19.796cm">
                  <text:p/>
                </draw:line>
                <draw:line draw:style-name="gr7" draw:text-style-name="P7" draw:layer="layout" svg:x1="45.467cm" svg:y1="20.446cm" svg:x2="45.467cm" svg:y2="19.796cm">
                  <text:p/>
                </draw:line>
                <draw:line draw:style-name="gr7" draw:text-style-name="P7" draw:layer="layout" svg:x1="45.583cm" svg:y1="20.446cm" svg:x2="45.583cm" svg:y2="19.796cm">
                  <text:p/>
                </draw:line>
                <draw:line draw:style-name="gr7" draw:text-style-name="P7" draw:layer="layout" svg:x1="45.7cm" svg:y1="20.446cm" svg:x2="45.7cm" svg:y2="19.796cm">
                  <text:p/>
                </draw:line>
                <draw:line draw:style-name="gr7" draw:text-style-name="P7" draw:layer="layout" svg:x1="42.9cm" svg:y1="21.296cm" svg:x2="42.9cm" svg:y2="20.646cm">
                  <text:p/>
                </draw:line>
                <draw:line draw:style-name="gr7" draw:text-style-name="P7" draw:layer="layout" svg:x1="43.017cm" svg:y1="21.296cm" svg:x2="43.017cm" svg:y2="20.646cm">
                  <text:p/>
                </draw:line>
                <draw:line draw:style-name="gr7" draw:text-style-name="P7" draw:layer="layout" svg:x1="43.133cm" svg:y1="21.296cm" svg:x2="43.133cm" svg:y2="20.646cm">
                  <text:p/>
                </draw:line>
                <draw:line draw:style-name="gr7" draw:text-style-name="P7" draw:layer="layout" svg:x1="43.25cm" svg:y1="21.296cm" svg:x2="43.25cm" svg:y2="20.646cm">
                  <text:p/>
                </draw:line>
                <draw:line draw:style-name="gr7" draw:text-style-name="P7" draw:layer="layout" svg:x1="43.367cm" svg:y1="21.296cm" svg:x2="43.367cm" svg:y2="20.646cm">
                  <text:p/>
                </draw:line>
                <draw:line draw:style-name="gr7" draw:text-style-name="P7" draw:layer="layout" svg:x1="43.483cm" svg:y1="21.296cm" svg:x2="43.483cm" svg:y2="20.646cm">
                  <text:p/>
                </draw:line>
                <draw:line draw:style-name="gr7" draw:text-style-name="P7" draw:layer="layout" svg:x1="43.6cm" svg:y1="21.296cm" svg:x2="43.6cm" svg:y2="20.646cm">
                  <text:p/>
                </draw:line>
                <draw:line draw:style-name="gr7" draw:text-style-name="P7" draw:layer="layout" svg:x1="43.717cm" svg:y1="21.296cm" svg:x2="43.717cm" svg:y2="20.646cm">
                  <text:p/>
                </draw:line>
                <draw:line draw:style-name="gr7" draw:text-style-name="P7" draw:layer="layout" svg:x1="43.833cm" svg:y1="21.296cm" svg:x2="43.833cm" svg:y2="20.646cm">
                  <text:p/>
                </draw:line>
                <draw:line draw:style-name="gr7" draw:text-style-name="P7" draw:layer="layout" svg:x1="43.95cm" svg:y1="21.296cm" svg:x2="43.95cm" svg:y2="20.646cm">
                  <text:p/>
                </draw:line>
                <draw:line draw:style-name="gr7" draw:text-style-name="P7" draw:layer="layout" svg:x1="44.067cm" svg:y1="21.296cm" svg:x2="44.067cm" svg:y2="20.646cm">
                  <text:p/>
                </draw:line>
                <draw:line draw:style-name="gr7" draw:text-style-name="P7" draw:layer="layout" svg:x1="44.183cm" svg:y1="21.296cm" svg:x2="44.183cm" svg:y2="20.646cm">
                  <text:p/>
                </draw:line>
                <draw:line draw:style-name="gr7" draw:text-style-name="P7" draw:layer="layout" svg:x1="44.3cm" svg:y1="21.296cm" svg:x2="44.3cm" svg:y2="20.646cm">
                  <text:p/>
                </draw:line>
                <draw:line draw:style-name="gr7" draw:text-style-name="P7" draw:layer="layout" svg:x1="44.417cm" svg:y1="21.296cm" svg:x2="44.417cm" svg:y2="20.646cm">
                  <text:p/>
                </draw:line>
                <draw:line draw:style-name="gr7" draw:text-style-name="P7" draw:layer="layout" svg:x1="44.533cm" svg:y1="21.296cm" svg:x2="44.533cm" svg:y2="20.646cm">
                  <text:p/>
                </draw:line>
                <draw:line draw:style-name="gr7" draw:text-style-name="P7" draw:layer="layout" svg:x1="44.65cm" svg:y1="21.296cm" svg:x2="44.65cm" svg:y2="20.646cm">
                  <text:p/>
                </draw:line>
                <draw:line draw:style-name="gr7" draw:text-style-name="P7" draw:layer="layout" svg:x1="44.767cm" svg:y1="21.296cm" svg:x2="44.767cm" svg:y2="20.646cm">
                  <text:p/>
                </draw:line>
                <draw:line draw:style-name="gr7" draw:text-style-name="P7" draw:layer="layout" svg:x1="44.883cm" svg:y1="21.296cm" svg:x2="44.883cm" svg:y2="20.646cm">
                  <text:p/>
                </draw:line>
                <draw:line draw:style-name="gr7" draw:text-style-name="P7" draw:layer="layout" svg:x1="45cm" svg:y1="21.296cm" svg:x2="45cm" svg:y2="20.646cm">
                  <text:p/>
                </draw:line>
                <draw:line draw:style-name="gr7" draw:text-style-name="P7" draw:layer="layout" svg:x1="45.117cm" svg:y1="21.296cm" svg:x2="45.117cm" svg:y2="20.646cm">
                  <text:p/>
                </draw:line>
                <draw:line draw:style-name="gr7" draw:text-style-name="P7" draw:layer="layout" svg:x1="45.233cm" svg:y1="21.296cm" svg:x2="45.233cm" svg:y2="20.646cm">
                  <text:p/>
                </draw:line>
                <draw:line draw:style-name="gr7" draw:text-style-name="P7" draw:layer="layout" svg:x1="45.35cm" svg:y1="21.296cm" svg:x2="45.35cm" svg:y2="20.646cm">
                  <text:p/>
                </draw:line>
                <draw:line draw:style-name="gr7" draw:text-style-name="P7" draw:layer="layout" svg:x1="45.467cm" svg:y1="21.296cm" svg:x2="45.467cm" svg:y2="20.646cm">
                  <text:p/>
                </draw:line>
                <draw:line draw:style-name="gr7" draw:text-style-name="P7" draw:layer="layout" svg:x1="45.583cm" svg:y1="21.296cm" svg:x2="45.583cm" svg:y2="20.646cm">
                  <text:p/>
                </draw:line>
                <draw:line draw:style-name="gr7" draw:text-style-name="P7" draw:layer="layout" svg:x1="45.7cm" svg:y1="21.296cm" svg:x2="45.7cm" svg:y2="20.646cm">
                  <text:p/>
                </draw:line>
                <draw:line draw:style-name="gr7" draw:text-style-name="P7" draw:layer="layout" svg:x1="42.9cm" svg:y1="20.446cm" svg:x2="42.9cm" svg:y2="19.796cm">
                  <text:p/>
                </draw:line>
              </draw:g>
              <draw:g>
                <draw:line draw:style-name="gr7" draw:text-style-name="P7" draw:layer="layout" svg:x1="42.625cm" svg:y1="19.796cm" svg:x2="45.975cm" svg:y2="19.796cm">
                  <text:p/>
                </draw:line>
                <draw:line draw:style-name="gr7" draw:text-style-name="P7" draw:layer="layout" svg:x1="42.625cm" svg:y1="21.296cm" svg:x2="45.975cm" svg:y2="21.296cm">
                  <text:p/>
                </draw:line>
              </draw:g>
              <draw:g>
                <draw:line draw:style-name="gr7" draw:text-style-name="P7" draw:layer="layout" svg:x1="42.725cm" svg:y1="20.446cm" svg:x2="45.875cm" svg:y2="20.446cm">
                  <text:p/>
                </draw:line>
                <draw:line draw:style-name="gr7" draw:text-style-name="P7" draw:layer="layout" svg:x1="42.725cm" svg:y1="20.646cm" svg:x2="45.875cm" svg:y2="20.646cm">
                  <text:p/>
                </draw:line>
                <draw:line draw:style-name="gr7" draw:text-style-name="P7" draw:layer="layout" svg:x1="42.725cm" svg:y1="20.446cm" svg:x2="42.725cm" svg:y2="20.646cm">
                  <text:p/>
                </draw:line>
                <draw:line draw:style-name="gr7" draw:text-style-name="P7" draw:layer="layout" svg:x1="45.875cm" svg:y1="20.446cm" svg:x2="45.875cm" svg:y2="20.646cm">
                  <text:p/>
                </draw:line>
              </draw:g>
            </draw:g>
            <draw:line draw:style-name="gr7" draw:text-style-name="P7" draw:layer="layout" svg:x1="46.975cm" svg:y1="21.396cm" svg:x2="46.975cm" svg:y2="20.696cm">
              <text:p/>
            </draw:line>
            <draw:line draw:style-name="gr7" draw:text-style-name="P7" draw:layer="layout" svg:x1="40.375cm" svg:y1="23.396cm" svg:x2="40.375cm" svg:y2="24.165cm">
              <text:p/>
            </draw:line>
            <draw:line draw:style-name="gr7" draw:text-style-name="P7" draw:layer="layout" svg:x1="42.825cm" svg:y1="23.396cm" svg:x2="42.825cm" svg:y2="24.165cm">
              <text:p/>
            </draw:line>
            <draw:line draw:style-name="gr7" draw:text-style-name="P7" draw:layer="layout" svg:x1="45.475cm" svg:y1="23.396cm" svg:x2="45.475cm" svg:y2="24.165cm">
              <text:p/>
            </draw:line>
            <draw:line draw:style-name="gr7" draw:text-style-name="P7" draw:layer="layout" svg:x1="47.025cm" svg:y1="23.396cm" svg:x2="47.025cm" svg:y2="24.165cm">
              <text:p/>
            </draw:line>
            <draw:line draw:style-name="gr7" draw:text-style-name="P7" draw:layer="layout" svg:x1="40.075cm" svg:y1="23.446cm" svg:x2="48.675cm" svg:y2="23.446cm">
              <text:p/>
            </draw:line>
            <draw:line draw:style-name="gr7" draw:text-style-name="P7" draw:layer="layout" svg:x1="41.625cm" svg:y1="21.396cm" svg:x2="41.625cm" svg:y2="20.696cm">
              <text:p/>
            </draw:line>
            <draw:line draw:style-name="gr7" draw:text-style-name="P7" draw:layer="layout" svg:x1="48.325cm" svg:y1="20.146cm" svg:x2="48.675cm" svg:y2="20.146cm">
              <text:p/>
            </draw:line>
            <draw:line draw:style-name="gr7" draw:text-style-name="P7" draw:layer="layout" svg:x1="48.325cm" svg:y1="20.946cm" svg:x2="48.675cm" svg:y2="20.946cm">
              <text:p/>
            </draw:line>
            <draw:line draw:style-name="gr7" draw:text-style-name="P7" draw:layer="layout" svg:x1="26.775cm" svg:y1="11.481cm" svg:x2="27.125cm" svg:y2="11.481cm">
              <text:p/>
            </draw:line>
            <draw:line draw:style-name="gr7" draw:text-style-name="P7" draw:layer="layout" svg:x1="27.9cm" svg:y1="9.646cm" svg:x2="27.9cm" svg:y2="11.909cm">
              <text:p/>
            </draw:line>
            <draw:line draw:style-name="gr7" draw:text-style-name="P7" draw:layer="layout" svg:x1="27.125cm" svg:y1="9.647cm" svg:x2="27.125cm" svg:y2="11.91cm">
              <text:p/>
            </draw:line>
            <draw:line draw:style-name="gr7" draw:text-style-name="P7" draw:layer="layout" svg:x1="27.901cm" svg:y1="11.546cm" svg:x2="28.225cm" svg:y2="11.546cm">
              <text:p/>
            </draw:line>
            <draw:line draw:style-name="gr7" draw:text-style-name="P7" draw:layer="layout" svg:x1="27.901cm" svg:y1="11.208cm" svg:x2="28.225cm" svg:y2="11.208cm">
              <text:p/>
            </draw:line>
            <draw:line draw:style-name="gr7" draw:text-style-name="P7" draw:layer="layout" svg:x1="27.901cm" svg:y1="10.545cm" svg:x2="28.225cm" svg:y2="10.545cm">
              <text:p/>
            </draw:line>
            <draw:line draw:style-name="gr7" draw:text-style-name="P7" draw:layer="layout" svg:x1="28.732cm" svg:y1="11.91cm" svg:x2="28.732cm" svg:y2="11.559cm">
              <text:p/>
            </draw:line>
            <draw:line draw:style-name="gr7" draw:text-style-name="P7" draw:layer="layout" svg:x1="28.226cm" svg:y1="11.559cm" svg:x2="28.733cm" svg:y2="11.559cm">
              <text:p/>
            </draw:line>
            <draw:line draw:style-name="gr7" draw:text-style-name="P7" draw:layer="layout" svg:x1="29.343cm" svg:y1="11.559cm" svg:x2="30.591cm" svg:y2="11.559cm">
              <text:p/>
            </draw:line>
            <draw:line draw:style-name="gr7" draw:text-style-name="P7" draw:layer="layout" svg:x1="28.225cm" svg:y1="10.922cm" svg:x2="31.787cm" svg:y2="10.922cm">
              <text:p/>
            </draw:line>
            <draw:line draw:style-name="gr7" draw:text-style-name="P7" draw:layer="layout" svg:x1="30.591cm" svg:y1="11.91cm" svg:x2="30.591cm" svg:y2="11.559cm">
              <text:p/>
            </draw:line>
            <draw:line draw:style-name="gr7" draw:text-style-name="P7" draw:layer="layout" svg:x1="29.343cm" svg:y1="11.91cm" svg:x2="29.343cm" svg:y2="10.922cm">
              <text:p/>
            </draw:line>
            <draw:line draw:style-name="gr7" draw:text-style-name="P7" draw:layer="layout" svg:x1="30.201cm" svg:y1="9.531cm" svg:x2="30.201cm" svg:y2="10.922cm">
              <text:p/>
            </draw:line>
            <draw:line draw:style-name="gr7" draw:text-style-name="P7" draw:layer="layout" svg:x1="29.733cm" svg:y1="10.181cm" svg:x2="29.733cm" svg:y2="9.531cm">
              <text:p/>
            </draw:line>
            <draw:line draw:style-name="gr7" draw:text-style-name="P7" draw:layer="layout" svg:x1="30.201cm" svg:y1="10.181cm" svg:x2="29.395cm" svg:y2="10.181cm">
              <text:p/>
            </draw:line>
            <draw:line draw:style-name="gr7" draw:text-style-name="P7" draw:layer="layout" svg:x1="31.345cm" svg:y1="9.531cm" svg:x2="29.733cm" svg:y2="9.531cm">
              <text:p/>
            </draw:line>
            <draw:line draw:style-name="gr7" draw:text-style-name="P7" draw:layer="layout" svg:x1="29.174cm" svg:y1="9.531cm" svg:x2="28.225cm" svg:y2="9.531cm">
              <text:p/>
            </draw:line>
            <draw:line draw:style-name="gr7" draw:text-style-name="P7" draw:layer="layout" svg:x1="29.174cm" svg:y1="9.089cm" svg:x2="28.42cm" svg:y2="9.089cm">
              <text:p/>
            </draw:line>
            <draw:line draw:style-name="gr7" draw:text-style-name="P7" draw:layer="layout" svg:x1="29.174cm" svg:y1="8.634cm" svg:x2="28.42cm" svg:y2="8.634cm">
              <text:p/>
            </draw:line>
            <draw:line draw:style-name="gr7" draw:text-style-name="P7" draw:layer="layout" svg:x1="28.42cm" svg:y1="7.724cm" svg:x2="29.733cm" svg:y2="7.724cm">
              <text:p/>
            </draw:line>
            <draw:line draw:style-name="gr7" draw:text-style-name="P7" draw:layer="layout" svg:x1="30.525cm" svg:y1="8.205cm" svg:x2="28.42cm" svg:y2="8.205cm">
              <text:p/>
            </draw:line>
            <draw:line draw:style-name="gr7" draw:text-style-name="P7" draw:layer="layout" svg:x1="28.42cm" svg:y1="7.725cm" svg:x2="28.42cm" svg:y2="9.532cm">
              <text:p/>
            </draw:line>
            <draw:line draw:style-name="gr7" draw:text-style-name="P7" draw:layer="layout" svg:x1="31.345cm" svg:y1="9.089cm" svg:x2="29.733cm" svg:y2="9.089cm">
              <text:p/>
            </draw:line>
            <draw:line draw:style-name="gr7" draw:text-style-name="P7" draw:layer="layout" svg:x1="31.345cm" svg:y1="8.634cm" svg:x2="29.733cm" svg:y2="8.634cm">
              <text:p/>
            </draw:line>
            <draw:line draw:style-name="gr7" draw:text-style-name="P7" draw:layer="layout" svg:x1="29.174cm" svg:y1="8.205cm" svg:x2="29.174cm" svg:y2="9.531cm">
              <text:p/>
            </draw:line>
            <draw:line draw:style-name="gr7" draw:text-style-name="P7" draw:layer="layout" svg:x1="29.733cm" svg:y1="7.534cm" svg:x2="29.733cm" svg:y2="9.531cm">
              <text:p/>
            </draw:line>
            <draw:line draw:style-name="gr7" draw:text-style-name="P7" draw:layer="layout" svg:x1="31.787cm" svg:y1="10.09cm" svg:x2="31.787cm" svg:y2="11.91cm">
              <text:p/>
            </draw:line>
            <draw:line draw:style-name="gr7" draw:text-style-name="P7" draw:layer="layout" svg:x1="31.787cm" svg:y1="11.741cm" svg:x2="31.397cm" svg:y2="11.741cm">
              <text:p/>
            </draw:line>
            <draw:line draw:style-name="gr7" draw:text-style-name="P7" draw:layer="layout" svg:x1="31.397cm" svg:y1="11.911cm" svg:x2="31.397cm" svg:y2="11.742cm">
              <text:p/>
            </draw:line>
            <draw:line draw:style-name="gr7" draw:text-style-name="P7" draw:layer="layout" svg:x1="33.139cm" svg:y1="11.909cm" svg:x2="33.139cm" svg:y2="10.646cm">
              <text:p/>
            </draw:line>
            <draw:line draw:style-name="gr7" draw:text-style-name="P7" draw:layer="layout" svg:x1="32.658cm" svg:y1="11.91cm" svg:x2="32.658cm" svg:y2="11.663cm">
              <text:p/>
            </draw:line>
            <draw:line draw:style-name="gr7" draw:text-style-name="P7" draw:layer="layout" svg:x1="33.14cm" svg:y1="11.662cm" svg:x2="32.659cm" svg:y2="11.662cm">
              <text:p/>
            </draw:line>
            <draw:line draw:style-name="gr7" draw:text-style-name="P7" draw:layer="layout" svg:x1="33.14cm" svg:y1="10.646cm" svg:x2="31.787cm" svg:y2="10.646cm">
              <text:p/>
            </draw:line>
            <draw:line draw:style-name="gr7" draw:text-style-name="P7" draw:layer="layout" svg:x1="32.684cm" svg:y1="8.153cm" svg:x2="32.684cm" svg:y2="10.646cm">
              <text:p/>
            </draw:line>
            <draw:line draw:style-name="gr7" draw:text-style-name="P7" draw:layer="layout" svg:x1="32.905cm" svg:y1="8.296cm" svg:x2="32.905cm" svg:y2="10.646cm">
              <text:p/>
            </draw:line>
            <draw:line draw:style-name="gr7" draw:text-style-name="P7" draw:layer="layout" svg:x1="32.814cm" svg:y1="8.153cm" svg:x2="31.098cm" svg:y2="8.153cm">
              <text:p/>
            </draw:line>
            <draw:line draw:style-name="gr7" draw:text-style-name="P7" draw:layer="layout" svg:x1="32.814cm" svg:y1="8.154cm" svg:x2="32.814cm" svg:y2="8.297cm">
              <text:p/>
            </draw:line>
            <draw:line draw:style-name="gr7" draw:text-style-name="P7" draw:layer="layout" svg:x1="32.684cm" svg:y1="9.531cm" svg:x2="31.93cm" svg:y2="9.531cm">
              <text:p/>
            </draw:line>
            <draw:line draw:style-name="gr7" draw:text-style-name="P7" draw:layer="layout" svg:x1="32.684cm" svg:y1="9.089cm" svg:x2="31.93cm" svg:y2="9.089cm">
              <text:p/>
            </draw:line>
            <draw:line draw:style-name="gr7" draw:text-style-name="P7" draw:layer="layout" svg:x1="32.684cm" svg:y1="8.634cm" svg:x2="31.93cm" svg:y2="8.634cm">
              <text:p/>
            </draw:line>
            <draw:line draw:style-name="gr7" draw:text-style-name="P7" draw:layer="layout" svg:x1="31.93cm" svg:y1="8.153cm" svg:x2="31.93cm" svg:y2="9.531cm">
              <text:p/>
            </draw:line>
            <draw:line draw:style-name="gr7" draw:text-style-name="P7" draw:layer="layout" svg:x1="31.345cm" svg:y1="8.153cm" svg:x2="31.345cm" svg:y2="9.531cm">
              <text:p/>
            </draw:line>
            <draw:line draw:style-name="gr7" draw:text-style-name="P7" draw:layer="layout" svg:x1="31.098cm" svg:y1="8.154cm" svg:x2="31.098cm" svg:y2="7.534cm">
              <text:p/>
            </draw:line>
            <draw:line draw:style-name="gr7" draw:text-style-name="P7" draw:layer="layout" svg:x1="31.787cm" svg:y1="10.09cm" svg:x2="31.293cm" svg:y2="10.09cm">
              <text:p/>
            </draw:line>
            <draw:line draw:style-name="gr7" draw:text-style-name="P7" draw:layer="layout" svg:x1="32.684cm" svg:y1="9.908cm" svg:x2="32.372cm" svg:y2="9.908cm">
              <text:p/>
            </draw:line>
            <draw:line draw:style-name="gr7" draw:text-style-name="P7" draw:layer="layout" svg:x1="32.684cm" svg:y1="10.285cm" svg:x2="32.372cm" svg:y2="10.285cm">
              <text:p/>
            </draw:line>
            <draw:line draw:style-name="gr7" draw:text-style-name="P7" draw:layer="layout" svg:x1="33.325cm" svg:y1="9.336cm" svg:x2="32.905cm" svg:y2="9.336cm">
              <text:p/>
            </draw:line>
            <draw:line draw:style-name="gr7" draw:text-style-name="P7" draw:layer="layout" svg:x1="33.325cm" svg:y1="8.725cm" svg:x2="32.905cm" svg:y2="8.725cm">
              <text:p/>
            </draw:line>
            <draw:line draw:style-name="gr7" draw:text-style-name="P7" draw:layer="layout" svg:x1="34.246cm" svg:y1="7.534cm" svg:x2="34.246cm" svg:y2="8.296cm">
              <text:p/>
            </draw:line>
            <draw:line draw:style-name="gr7" draw:text-style-name="P7" draw:layer="layout" svg:x1="40.484cm" svg:y1="17.955cm" svg:x2="40.068cm" svg:y2="17.955cm">
              <text:p/>
            </draw:line>
            <draw:line draw:style-name="gr7" draw:text-style-name="P7" draw:layer="layout" svg:x1="40.068cm" svg:y1="17.241cm" svg:x2="40.068cm" svg:y2="17.956cm">
              <text:p/>
            </draw:line>
            <draw:line draw:style-name="gr7" draw:text-style-name="P7" draw:layer="layout" svg:x1="42.954cm" svg:y1="17.241cm" svg:x2="42.954cm" svg:y2="17.956cm">
              <text:p/>
            </draw:line>
            <draw:line draw:style-name="gr7" draw:text-style-name="P7" draw:layer="layout" svg:x1="41.901cm" svg:y1="17.955cm" svg:x2="41.121cm" svg:y2="17.955cm">
              <text:p/>
            </draw:line>
            <draw:line draw:style-name="gr7" draw:text-style-name="P7" draw:layer="layout" svg:x1="43.344cm" svg:y1="17.955cm" svg:x2="42.564cm" svg:y2="17.955cm">
              <text:p/>
            </draw:line>
            <draw:line draw:style-name="gr7" draw:text-style-name="P7" draw:layer="layout" svg:x1="41.537cm" svg:y1="16.863cm" svg:x2="41.537cm" svg:y2="17.956cm">
              <text:p/>
            </draw:line>
            <draw:line draw:style-name="gr7" draw:text-style-name="P7" draw:layer="layout" svg:x1="45.801cm" svg:y1="17.241cm" svg:x2="45.801cm" svg:y2="17.956cm">
              <text:p/>
            </draw:line>
            <draw:line draw:style-name="gr7" draw:text-style-name="P7" draw:layer="layout" svg:x1="44.787cm" svg:y1="17.955cm" svg:x2="44.007cm" svg:y2="17.955cm">
              <text:p/>
            </draw:line>
            <draw:line draw:style-name="gr7" draw:text-style-name="P7" draw:layer="layout" svg:x1="46.23cm" svg:y1="17.955cm" svg:x2="45.45cm" svg:y2="17.955cm">
              <text:p/>
            </draw:line>
            <draw:line draw:style-name="gr7" draw:text-style-name="P7" draw:layer="layout" svg:x1="44.371cm" svg:y1="16.863cm" svg:x2="44.371cm" svg:y2="17.956cm">
              <text:p/>
            </draw:line>
            <draw:line draw:style-name="gr7" draw:text-style-name="P7" draw:layer="layout" svg:x1="47.621cm" svg:y1="17.955cm" svg:x2="46.841cm" svg:y2="17.955cm">
              <text:p/>
            </draw:line>
            <draw:line draw:style-name="gr7" draw:text-style-name="P7" draw:layer="layout" svg:x1="47.231cm" svg:y1="16.863cm" svg:x2="47.231cm" svg:y2="17.956cm">
              <text:p/>
            </draw:line>
            <draw:line draw:style-name="gr7" draw:text-style-name="P7" draw:layer="layout" svg:x1="48.7cm" svg:y1="17.956cm" svg:x2="48.284cm" svg:y2="17.956cm">
              <text:p/>
            </draw:line>
            <draw:line draw:style-name="gr7" draw:text-style-name="P7" draw:layer="layout" svg:x1="48.7cm" svg:y1="17.242cm" svg:x2="48.7cm" svg:y2="17.957cm">
              <text:p/>
            </draw:line>
            <draw:g>
              <draw:line draw:style-name="gr7" draw:text-style-name="P7" draw:layer="layout" svg:x1="40.315cm" svg:y1="16.772cm" svg:x2="40.315cm" svg:y2="17.799cm">
                <text:p/>
              </draw:line>
              <draw:line draw:style-name="gr7" draw:text-style-name="P7" draw:layer="layout" svg:x1="41.303cm" svg:y1="16.772cm" svg:x2="40.315cm" svg:y2="16.772cm">
                <text:p/>
              </draw:line>
              <draw:line draw:style-name="gr7" draw:text-style-name="P7" draw:layer="layout" svg:x1="41.303cm" svg:y1="16.773cm" svg:x2="41.303cm" svg:y2="17.8cm">
                <text:p/>
              </draw:line>
              <draw:line draw:style-name="gr7" draw:text-style-name="P7" draw:layer="layout" svg:x1="41.303cm" svg:y1="16.772cm" svg:x2="40.315cm" svg:y2="17.799cm">
                <text:p/>
              </draw:line>
              <draw:line draw:style-name="gr7" draw:text-style-name="P7" draw:layer="layout" svg:x1="41.303cm" svg:y1="17.799cm" svg:x2="40.315cm" svg:y2="17.799cm">
                <text:p/>
              </draw:line>
              <draw:line draw:style-name="gr7" draw:text-style-name="P7" draw:layer="layout" svg:x1="41.303cm" svg:y1="17.799cm" svg:x2="40.315cm" svg:y2="16.772cm">
                <text:p/>
              </draw:line>
            </draw:g>
            <draw:g>
              <draw:line draw:style-name="gr7" draw:text-style-name="P7" draw:layer="layout" svg:x1="41.758cm" svg:y1="16.772cm" svg:x2="41.758cm" svg:y2="17.799cm">
                <text:p/>
              </draw:line>
              <draw:line draw:style-name="gr7" draw:text-style-name="P7" draw:layer="layout" svg:x1="42.746cm" svg:y1="16.772cm" svg:x2="41.758cm" svg:y2="16.772cm">
                <text:p/>
              </draw:line>
              <draw:line draw:style-name="gr7" draw:text-style-name="P7" draw:layer="layout" svg:x1="42.746cm" svg:y1="16.773cm" svg:x2="42.746cm" svg:y2="17.8cm">
                <text:p/>
              </draw:line>
              <draw:line draw:style-name="gr7" draw:text-style-name="P7" draw:layer="layout" svg:x1="42.746cm" svg:y1="16.772cm" svg:x2="41.758cm" svg:y2="17.799cm">
                <text:p/>
              </draw:line>
              <draw:line draw:style-name="gr7" draw:text-style-name="P7" draw:layer="layout" svg:x1="42.746cm" svg:y1="17.799cm" svg:x2="41.758cm" svg:y2="17.799cm">
                <text:p/>
              </draw:line>
              <draw:line draw:style-name="gr7" draw:text-style-name="P7" draw:layer="layout" svg:x1="42.746cm" svg:y1="17.799cm" svg:x2="41.758cm" svg:y2="16.772cm">
                <text:p/>
              </draw:line>
            </draw:g>
            <draw:g>
              <draw:line draw:style-name="gr7" draw:text-style-name="P7" draw:layer="layout" svg:x1="43.175cm" svg:y1="16.772cm" svg:x2="43.175cm" svg:y2="17.799cm">
                <text:p/>
              </draw:line>
              <draw:line draw:style-name="gr7" draw:text-style-name="P7" draw:layer="layout" svg:x1="44.163cm" svg:y1="16.772cm" svg:x2="43.175cm" svg:y2="16.772cm">
                <text:p/>
              </draw:line>
              <draw:line draw:style-name="gr7" draw:text-style-name="P7" draw:layer="layout" svg:x1="44.163cm" svg:y1="16.773cm" svg:x2="44.163cm" svg:y2="17.8cm">
                <text:p/>
              </draw:line>
              <draw:line draw:style-name="gr7" draw:text-style-name="P7" draw:layer="layout" svg:x1="44.163cm" svg:y1="16.772cm" svg:x2="43.175cm" svg:y2="17.799cm">
                <text:p/>
              </draw:line>
              <draw:line draw:style-name="gr7" draw:text-style-name="P7" draw:layer="layout" svg:x1="44.163cm" svg:y1="17.799cm" svg:x2="43.175cm" svg:y2="17.799cm">
                <text:p/>
              </draw:line>
              <draw:line draw:style-name="gr7" draw:text-style-name="P7" draw:layer="layout" svg:x1="44.163cm" svg:y1="17.799cm" svg:x2="43.175cm" svg:y2="16.772cm">
                <text:p/>
              </draw:line>
            </draw:g>
            <draw:g>
              <draw:line draw:style-name="gr7" draw:text-style-name="P7" draw:layer="layout" svg:x1="44.605cm" svg:y1="16.772cm" svg:x2="44.605cm" svg:y2="17.799cm">
                <text:p/>
              </draw:line>
              <draw:line draw:style-name="gr7" draw:text-style-name="P7" draw:layer="layout" svg:x1="45.593cm" svg:y1="16.772cm" svg:x2="44.605cm" svg:y2="16.772cm">
                <text:p/>
              </draw:line>
              <draw:line draw:style-name="gr7" draw:text-style-name="P7" draw:layer="layout" svg:x1="45.593cm" svg:y1="16.773cm" svg:x2="45.593cm" svg:y2="17.8cm">
                <text:p/>
              </draw:line>
              <draw:line draw:style-name="gr7" draw:text-style-name="P7" draw:layer="layout" svg:x1="45.593cm" svg:y1="16.772cm" svg:x2="44.605cm" svg:y2="17.799cm">
                <text:p/>
              </draw:line>
              <draw:line draw:style-name="gr7" draw:text-style-name="P7" draw:layer="layout" svg:x1="45.593cm" svg:y1="17.799cm" svg:x2="44.605cm" svg:y2="17.799cm">
                <text:p/>
              </draw:line>
              <draw:line draw:style-name="gr7" draw:text-style-name="P7" draw:layer="layout" svg:x1="45.593cm" svg:y1="17.799cm" svg:x2="44.605cm" svg:y2="16.772cm">
                <text:p/>
              </draw:line>
            </draw:g>
            <draw:g>
              <draw:line draw:style-name="gr7" draw:text-style-name="P7" draw:layer="layout" svg:x1="46.022cm" svg:y1="16.772cm" svg:x2="46.022cm" svg:y2="17.799cm">
                <text:p/>
              </draw:line>
              <draw:line draw:style-name="gr7" draw:text-style-name="P7" draw:layer="layout" svg:x1="47.01cm" svg:y1="16.772cm" svg:x2="46.022cm" svg:y2="16.772cm">
                <text:p/>
              </draw:line>
              <draw:line draw:style-name="gr7" draw:text-style-name="P7" draw:layer="layout" svg:x1="47.01cm" svg:y1="16.773cm" svg:x2="47.01cm" svg:y2="17.8cm">
                <text:p/>
              </draw:line>
              <draw:line draw:style-name="gr7" draw:text-style-name="P7" draw:layer="layout" svg:x1="47.01cm" svg:y1="16.772cm" svg:x2="46.022cm" svg:y2="17.799cm">
                <text:p/>
              </draw:line>
              <draw:line draw:style-name="gr7" draw:text-style-name="P7" draw:layer="layout" svg:x1="47.01cm" svg:y1="17.799cm" svg:x2="46.022cm" svg:y2="17.799cm">
                <text:p/>
              </draw:line>
              <draw:line draw:style-name="gr7" draw:text-style-name="P7" draw:layer="layout" svg:x1="47.01cm" svg:y1="17.799cm" svg:x2="46.022cm" svg:y2="16.772cm">
                <text:p/>
              </draw:line>
            </draw:g>
            <draw:g>
              <draw:line draw:style-name="gr7" draw:text-style-name="P7" draw:layer="layout" svg:x1="47.452cm" svg:y1="16.772cm" svg:x2="47.452cm" svg:y2="17.799cm">
                <text:p/>
              </draw:line>
              <draw:line draw:style-name="gr7" draw:text-style-name="P7" draw:layer="layout" svg:x1="48.44cm" svg:y1="16.772cm" svg:x2="47.452cm" svg:y2="16.772cm">
                <text:p/>
              </draw:line>
              <draw:line draw:style-name="gr7" draw:text-style-name="P7" draw:layer="layout" svg:x1="48.44cm" svg:y1="16.773cm" svg:x2="48.44cm" svg:y2="17.8cm">
                <text:p/>
              </draw:line>
              <draw:line draw:style-name="gr7" draw:text-style-name="P7" draw:layer="layout" svg:x1="48.44cm" svg:y1="16.772cm" svg:x2="47.452cm" svg:y2="17.799cm">
                <text:p/>
              </draw:line>
              <draw:line draw:style-name="gr7" draw:text-style-name="P7" draw:layer="layout" svg:x1="48.44cm" svg:y1="17.799cm" svg:x2="47.452cm" svg:y2="17.799cm">
                <text:p/>
              </draw:line>
              <draw:line draw:style-name="gr7" draw:text-style-name="P7" draw:layer="layout" svg:x1="48.44cm" svg:y1="17.799cm" svg:x2="47.452cm" svg:y2="16.772cm">
                <text:p/>
              </draw:line>
            </draw:g>
            <draw:line draw:style-name="gr217" draw:text-style-name="P7" draw:layer="layout" svg:x1="40.505cm" svg:y1="11.906cm" svg:x2="44.605cm" svg:y2="11.906cm">
              <text:p/>
            </draw:line>
            <draw:line draw:style-name="gr217" draw:text-style-name="P7" draw:layer="layout" svg:x1="44.605cm" svg:y1="10.406cm" svg:x2="44.605cm" svg:y2="11.906cm">
              <text:p/>
            </draw:line>
            <draw:line draw:style-name="gr217" draw:text-style-name="P7" draw:layer="layout" svg:x1="40.505cm" svg:y1="10.406cm" svg:x2="40.505cm" svg:y2="11.906cm">
              <text:p/>
            </draw:line>
            <draw:line draw:style-name="gr217" draw:text-style-name="P7" draw:layer="layout" svg:x1="42.455cm" svg:y1="10.406cm" svg:x2="42.455cm" svg:y2="11.906cm">
              <text:p/>
            </draw:line>
            <draw:line draw:style-name="gr217" draw:text-style-name="P7" draw:layer="layout" svg:x1="42.655cm" svg:y1="10.406cm" svg:x2="42.655cm" svg:y2="11.906cm">
              <text:p/>
            </draw:line>
            <draw:line draw:style-name="gr217" draw:text-style-name="P7" draw:layer="layout" svg:x1="40.505cm" svg:y1="10.406cm" svg:x2="44.605cm" svg:y2="10.406cm">
              <text:p/>
            </draw:line>
            <draw:line draw:style-name="gr217" draw:text-style-name="P7" draw:layer="layout" svg:x1="52.168cm" svg:y1="10.298cm" svg:x2="52.168cm" svg:y2="11.852cm">
              <text:p/>
            </draw:line>
            <draw:g>
              <draw:g>
                <draw:line draw:style-name="gr7" draw:text-style-name="P7" draw:layer="layout" svg:x1="27.055cm" svg:y1="8.456cm" svg:x2="27.055cm" svg:y2="9.505cm">
                  <text:p/>
                </draw:line>
                <draw:line draw:style-name="gr7" draw:text-style-name="P7" draw:layer="layout" svg:x1="28.005cm" svg:y1="8.456cm" svg:x2="27.055cm" svg:y2="8.456cm">
                  <text:p/>
                </draw:line>
                <draw:line draw:style-name="gr7" draw:text-style-name="P7" draw:layer="layout" svg:x1="28.005cm" svg:y1="8.457cm" svg:x2="28.005cm" svg:y2="9.506cm">
                  <text:p/>
                </draw:line>
                <draw:line draw:style-name="gr7" draw:text-style-name="P7" draw:layer="layout" svg:x1="28.005cm" svg:y1="8.456cm" svg:x2="27.055cm" svg:y2="9.505cm">
                  <text:p/>
                </draw:line>
                <draw:line draw:style-name="gr7" draw:text-style-name="P7" draw:layer="layout" svg:x1="28.005cm" svg:y1="9.505cm" svg:x2="27.055cm" svg:y2="9.505cm">
                  <text:p/>
                </draw:line>
                <draw:line draw:style-name="gr7" draw:text-style-name="P7" draw:layer="layout" svg:x1="28.005cm" svg:y1="9.505cm" svg:x2="27.055cm" svg:y2="8.456cm">
                  <text:p/>
                </draw:line>
              </draw:g>
              <draw:g>
                <draw:line draw:style-name="gr7" draw:text-style-name="P7" draw:layer="layout" svg:x1="27.18cm" svg:y1="9.499cm" svg:x2="27.18cm" svg:y2="9.606cm">
                  <text:p/>
                </draw:line>
                <draw:line draw:style-name="gr7" draw:text-style-name="P7" draw:layer="layout" svg:x1="27.88cm" svg:y1="9.499cm" svg:x2="27.88cm" svg:y2="9.606cm">
                  <text:p/>
                </draw:line>
              </draw:g>
            </draw:g>
            <draw:g>
              <draw:line draw:style-name="gr7" draw:text-style-name="P7" draw:layer="layout" svg:x1="33.465cm" svg:y1="8.999cm" svg:x2="33.465cm" svg:y2="10.806cm">
                <text:p/>
              </draw:line>
              <draw:line draw:style-name="gr7" draw:text-style-name="P7" draw:layer="layout" svg:x1="34.915cm" svg:y1="8.999cm" svg:x2="34.915cm" svg:y2="10.806cm">
                <text:p/>
              </draw:line>
              <draw:line draw:style-name="gr7" draw:text-style-name="P7" draw:layer="layout" svg:x1="34.915cm" svg:y1="9.166cm" svg:x2="34.245cm" svg:y2="9.166cm">
                <text:p/>
              </draw:line>
              <draw:g>
                <draw:line draw:style-name="gr7" draw:text-style-name="P7" draw:layer="layout" svg:x1="34.125cm" svg:y1="9.166cm" svg:x2="34.125cm" svg:y2="10.516cm">
                  <text:p/>
                </draw:line>
                <draw:line draw:style-name="gr7" draw:text-style-name="P7" draw:layer="layout" svg:x1="34.245cm" svg:y1="9.166cm" svg:x2="34.245cm" svg:y2="10.516cm">
                  <text:p/>
                </draw:line>
                <draw:line draw:style-name="gr7" draw:text-style-name="P7" draw:layer="layout" svg:x1="34.245cm" svg:y1="9.166cm" svg:x2="34.125cm" svg:y2="9.166cm">
                  <text:p/>
                </draw:line>
                <draw:line draw:style-name="gr7" draw:text-style-name="P7" draw:layer="layout" svg:x1="34.245cm" svg:y1="10.516cm" svg:x2="34.125cm" svg:y2="10.516cm">
                  <text:p/>
                </draw:line>
              </draw:g>
              <draw:line draw:style-name="gr7" draw:text-style-name="P7" draw:layer="layout" svg:x1="34.915cm" svg:y1="9.289cm" svg:x2="34.245cm" svg:y2="9.289cm">
                <text:p/>
              </draw:line>
              <draw:line draw:style-name="gr7" draw:text-style-name="P7" draw:layer="layout" svg:x1="34.915cm" svg:y1="9.411cm" svg:x2="34.245cm" svg:y2="9.411cm">
                <text:p/>
              </draw:line>
              <draw:line draw:style-name="gr7" draw:text-style-name="P7" draw:layer="layout" svg:x1="34.915cm" svg:y1="9.534cm" svg:x2="34.245cm" svg:y2="9.534cm">
                <text:p/>
              </draw:line>
              <draw:line draw:style-name="gr7" draw:text-style-name="P7" draw:layer="layout" svg:x1="34.915cm" svg:y1="9.657cm" svg:x2="34.245cm" svg:y2="9.657cm">
                <text:p/>
              </draw:line>
              <draw:line draw:style-name="gr7" draw:text-style-name="P7" draw:layer="layout" svg:x1="34.915cm" svg:y1="9.78cm" svg:x2="34.245cm" svg:y2="9.78cm">
                <text:p/>
              </draw:line>
              <draw:line draw:style-name="gr7" draw:text-style-name="P7" draw:layer="layout" svg:x1="34.915cm" svg:y1="9.902cm" svg:x2="34.245cm" svg:y2="9.902cm">
                <text:p/>
              </draw:line>
              <draw:line draw:style-name="gr7" draw:text-style-name="P7" draw:layer="layout" svg:x1="34.915cm" svg:y1="10.025cm" svg:x2="34.245cm" svg:y2="10.025cm">
                <text:p/>
              </draw:line>
              <draw:line draw:style-name="gr7" draw:text-style-name="P7" draw:layer="layout" svg:x1="34.915cm" svg:y1="10.148cm" svg:x2="34.245cm" svg:y2="10.148cm">
                <text:p/>
              </draw:line>
              <draw:line draw:style-name="gr7" draw:text-style-name="P7" draw:layer="layout" svg:x1="34.915cm" svg:y1="10.271cm" svg:x2="34.245cm" svg:y2="10.271cm">
                <text:p/>
              </draw:line>
              <draw:line draw:style-name="gr7" draw:text-style-name="P7" draw:layer="layout" svg:x1="34.915cm" svg:y1="10.393cm" svg:x2="34.245cm" svg:y2="10.393cm">
                <text:p/>
              </draw:line>
              <draw:line draw:style-name="gr7" draw:text-style-name="P7" draw:layer="layout" svg:x1="34.135cm" svg:y1="9.289cm" svg:x2="33.465cm" svg:y2="9.289cm">
                <text:p/>
              </draw:line>
              <draw:line draw:style-name="gr7" draw:text-style-name="P7" draw:layer="layout" svg:x1="34.135cm" svg:y1="9.411cm" svg:x2="33.465cm" svg:y2="9.411cm">
                <text:p/>
              </draw:line>
              <draw:line draw:style-name="gr7" draw:text-style-name="P7" draw:layer="layout" svg:x1="34.135cm" svg:y1="9.534cm" svg:x2="33.465cm" svg:y2="9.534cm">
                <text:p/>
              </draw:line>
              <draw:line draw:style-name="gr7" draw:text-style-name="P7" draw:layer="layout" svg:x1="34.135cm" svg:y1="9.657cm" svg:x2="33.465cm" svg:y2="9.657cm">
                <text:p/>
              </draw:line>
              <draw:line draw:style-name="gr7" draw:text-style-name="P7" draw:layer="layout" svg:x1="34.135cm" svg:y1="9.78cm" svg:x2="33.465cm" svg:y2="9.78cm">
                <text:p/>
              </draw:line>
              <draw:line draw:style-name="gr7" draw:text-style-name="P7" draw:layer="layout" svg:x1="34.135cm" svg:y1="9.902cm" svg:x2="33.465cm" svg:y2="9.902cm">
                <text:p/>
              </draw:line>
              <draw:line draw:style-name="gr7" draw:text-style-name="P7" draw:layer="layout" svg:x1="34.135cm" svg:y1="10.025cm" svg:x2="33.465cm" svg:y2="10.025cm">
                <text:p/>
              </draw:line>
              <draw:line draw:style-name="gr7" draw:text-style-name="P7" draw:layer="layout" svg:x1="34.135cm" svg:y1="10.148cm" svg:x2="33.465cm" svg:y2="10.148cm">
                <text:p/>
              </draw:line>
              <draw:line draw:style-name="gr7" draw:text-style-name="P7" draw:layer="layout" svg:x1="34.135cm" svg:y1="10.271cm" svg:x2="33.465cm" svg:y2="10.271cm">
                <text:p/>
              </draw:line>
              <draw:line draw:style-name="gr7" draw:text-style-name="P7" draw:layer="layout" svg:x1="34.135cm" svg:y1="10.516cm" svg:x2="33.465cm" svg:y2="10.516cm">
                <text:p/>
              </draw:line>
              <draw:line draw:style-name="gr7" draw:text-style-name="P7" draw:layer="layout" svg:x1="34.135cm" svg:y1="10.393cm" svg:x2="33.465cm" svg:y2="10.393cm">
                <text:p/>
              </draw:line>
            </draw:g>
            <draw:g>
              <draw:line draw:style-name="gr7" draw:text-style-name="P7" draw:layer="layout" svg:x1="25.185cm" svg:y1="8.999cm" svg:x2="25.185cm" svg:y2="10.806cm">
                <text:p/>
              </draw:line>
              <draw:line draw:style-name="gr7" draw:text-style-name="P7" draw:layer="layout" svg:x1="26.635cm" svg:y1="8.999cm" svg:x2="26.635cm" svg:y2="10.806cm">
                <text:p/>
              </draw:line>
              <draw:line draw:style-name="gr7" draw:text-style-name="P7" draw:layer="layout" svg:x1="26.635cm" svg:y1="9.166cm" svg:x2="25.965cm" svg:y2="9.166cm">
                <text:p/>
              </draw:line>
              <draw:g>
                <draw:line draw:style-name="gr7" draw:text-style-name="P7" draw:layer="layout" svg:x1="25.845cm" svg:y1="9.166cm" svg:x2="25.845cm" svg:y2="10.516cm">
                  <text:p/>
                </draw:line>
                <draw:line draw:style-name="gr7" draw:text-style-name="P7" draw:layer="layout" svg:x1="25.965cm" svg:y1="9.166cm" svg:x2="25.965cm" svg:y2="10.516cm">
                  <text:p/>
                </draw:line>
                <draw:line draw:style-name="gr7" draw:text-style-name="P7" draw:layer="layout" svg:x1="25.965cm" svg:y1="9.166cm" svg:x2="25.845cm" svg:y2="9.166cm">
                  <text:p/>
                </draw:line>
                <draw:line draw:style-name="gr7" draw:text-style-name="P7" draw:layer="layout" svg:x1="25.965cm" svg:y1="10.516cm" svg:x2="25.845cm" svg:y2="10.516cm">
                  <text:p/>
                </draw:line>
              </draw:g>
              <draw:line draw:style-name="gr7" draw:text-style-name="P7" draw:layer="layout" svg:x1="26.635cm" svg:y1="9.289cm" svg:x2="25.965cm" svg:y2="9.289cm">
                <text:p/>
              </draw:line>
              <draw:line draw:style-name="gr7" draw:text-style-name="P7" draw:layer="layout" svg:x1="26.635cm" svg:y1="9.411cm" svg:x2="25.965cm" svg:y2="9.411cm">
                <text:p/>
              </draw:line>
              <draw:line draw:style-name="gr7" draw:text-style-name="P7" draw:layer="layout" svg:x1="26.635cm" svg:y1="9.534cm" svg:x2="25.965cm" svg:y2="9.534cm">
                <text:p/>
              </draw:line>
              <draw:line draw:style-name="gr7" draw:text-style-name="P7" draw:layer="layout" svg:x1="26.635cm" svg:y1="9.657cm" svg:x2="25.965cm" svg:y2="9.657cm">
                <text:p/>
              </draw:line>
              <draw:line draw:style-name="gr7" draw:text-style-name="P7" draw:layer="layout" svg:x1="26.635cm" svg:y1="9.78cm" svg:x2="25.965cm" svg:y2="9.78cm">
                <text:p/>
              </draw:line>
              <draw:line draw:style-name="gr7" draw:text-style-name="P7" draw:layer="layout" svg:x1="26.635cm" svg:y1="9.902cm" svg:x2="25.965cm" svg:y2="9.902cm">
                <text:p/>
              </draw:line>
              <draw:line draw:style-name="gr7" draw:text-style-name="P7" draw:layer="layout" svg:x1="26.635cm" svg:y1="10.025cm" svg:x2="25.965cm" svg:y2="10.025cm">
                <text:p/>
              </draw:line>
              <draw:line draw:style-name="gr7" draw:text-style-name="P7" draw:layer="layout" svg:x1="26.635cm" svg:y1="10.148cm" svg:x2="25.965cm" svg:y2="10.148cm">
                <text:p/>
              </draw:line>
              <draw:line draw:style-name="gr7" draw:text-style-name="P7" draw:layer="layout" svg:x1="26.635cm" svg:y1="10.271cm" svg:x2="25.965cm" svg:y2="10.271cm">
                <text:p/>
              </draw:line>
              <draw:line draw:style-name="gr7" draw:text-style-name="P7" draw:layer="layout" svg:x1="26.635cm" svg:y1="10.393cm" svg:x2="25.965cm" svg:y2="10.393cm">
                <text:p/>
              </draw:line>
              <draw:line draw:style-name="gr7" draw:text-style-name="P7" draw:layer="layout" svg:x1="25.855cm" svg:y1="9.289cm" svg:x2="25.185cm" svg:y2="9.289cm">
                <text:p/>
              </draw:line>
              <draw:line draw:style-name="gr7" draw:text-style-name="P7" draw:layer="layout" svg:x1="25.855cm" svg:y1="9.411cm" svg:x2="25.185cm" svg:y2="9.411cm">
                <text:p/>
              </draw:line>
              <draw:line draw:style-name="gr7" draw:text-style-name="P7" draw:layer="layout" svg:x1="25.855cm" svg:y1="9.534cm" svg:x2="25.185cm" svg:y2="9.534cm">
                <text:p/>
              </draw:line>
              <draw:line draw:style-name="gr7" draw:text-style-name="P7" draw:layer="layout" svg:x1="25.855cm" svg:y1="9.657cm" svg:x2="25.185cm" svg:y2="9.657cm">
                <text:p/>
              </draw:line>
              <draw:line draw:style-name="gr7" draw:text-style-name="P7" draw:layer="layout" svg:x1="25.855cm" svg:y1="9.78cm" svg:x2="25.185cm" svg:y2="9.78cm">
                <text:p/>
              </draw:line>
              <draw:line draw:style-name="gr7" draw:text-style-name="P7" draw:layer="layout" svg:x1="25.855cm" svg:y1="9.902cm" svg:x2="25.185cm" svg:y2="9.902cm">
                <text:p/>
              </draw:line>
              <draw:line draw:style-name="gr7" draw:text-style-name="P7" draw:layer="layout" svg:x1="25.855cm" svg:y1="10.025cm" svg:x2="25.185cm" svg:y2="10.025cm">
                <text:p/>
              </draw:line>
              <draw:line draw:style-name="gr7" draw:text-style-name="P7" draw:layer="layout" svg:x1="25.855cm" svg:y1="10.148cm" svg:x2="25.185cm" svg:y2="10.148cm">
                <text:p/>
              </draw:line>
              <draw:line draw:style-name="gr7" draw:text-style-name="P7" draw:layer="layout" svg:x1="25.855cm" svg:y1="10.271cm" svg:x2="25.185cm" svg:y2="10.271cm">
                <text:p/>
              </draw:line>
              <draw:line draw:style-name="gr7" draw:text-style-name="P7" draw:layer="layout" svg:x1="25.855cm" svg:y1="10.516cm" svg:x2="25.185cm" svg:y2="10.516cm">
                <text:p/>
              </draw:line>
              <draw:line draw:style-name="gr7" draw:text-style-name="P7" draw:layer="layout" svg:x1="25.855cm" svg:y1="10.393cm" svg:x2="25.185cm" svg:y2="10.393cm">
                <text:p/>
              </draw:line>
            </draw:g>
            <draw:line draw:style-name="gr217" draw:text-style-name="P7" draw:layer="layout" svg:x1="52.169cm" svg:y1="10.299cm" svg:x2="50.416cm" svg:y2="10.299cm">
              <text:p/>
            </draw:line>
            <draw:line draw:style-name="gr217" draw:text-style-name="P7" draw:layer="layout" svg:x1="52.169cm" svg:y1="11.85cm" svg:x2="50.416cm" svg:y2="11.85cm">
              <text:p/>
            </draw:line>
            <draw:line draw:style-name="gr217" draw:text-style-name="P7" draw:layer="layout" svg:x1="50.417cm" svg:y1="10.298cm" svg:x2="50.417cm" svg:y2="11.852cm">
              <text:p/>
            </draw:line>
            <draw:line draw:style-name="gr8" draw:text-style-name="P7" draw:layer="layout" svg:x1="24.62cm" svg:y1="25.165cm" svg:x2="25.511cm" svg:y2="25.165cm">
              <text:p/>
            </draw:line>
            <draw:g>
              <draw:line draw:style-name="gr8" draw:text-style-name="P7" draw:layer="layout" svg:x1="40.431cm" svg:y1="20.155cm" svg:x2="40.607cm" svg:y2="19.836cm">
                <text:p/>
              </draw:line>
              <draw:path draw:style-name="gr8" draw:text-style-name="P7" draw:layer="layout" svg:width="0.125cm" svg:height="0.133cm" draw:transform="rotate (0.529707427980279) translate (40.431cm 19.784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0.154cm" svg:x2="40.607cm" svg:y2="20.516cm">
                <text:p/>
              </draw:line>
              <draw:path draw:style-name="gr8" draw:text-style-name="P7" draw:layer="layout" svg:width="0.13cm" svg:height="0.146cm" draw:transform="skewX (-0.118158790360016) rotate (2.5551620249197) translate (40.5404070173172cm 20.647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31cm" svg:y1="20.999cm" svg:x2="40.607cm" svg:y2="20.637cm">
                <text:p/>
              </draw:line>
              <draw:path draw:style-name="gr8" draw:text-style-name="P7" draw:layer="layout" svg:width="0.13cm" svg:height="0.145cm" draw:transform="skewX (0.114319066005629) rotate (0.583289036016505) translate (40.431cm 20.5782680965147cm)" svg:viewBox="0 0 131 146" svg:d="M0 0c106 49 131 146 131 146">
                <text:p/>
              </draw:path>
            </draw:g>
            <draw:g>
              <draw:line draw:style-name="gr8" draw:text-style-name="P7" draw:layer="layout" svg:x1="40.431cm" svg:y1="21.37cm" svg:x2="40.607cm" svg:y2="21.051cm">
                <text:p/>
              </draw:line>
              <draw:path draw:style-name="gr8" draw:text-style-name="P7" draw:layer="layout" svg:width="0.125cm" svg:height="0.133cm" draw:transform="rotate (0.529707427980279) translate (40.431cm 20.999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1.994cm" svg:x2="40.555cm" svg:y2="21.772cm">
                <text:p/>
              </draw:line>
              <draw:path draw:style-name="gr8" draw:text-style-name="P7" draw:layer="layout" svg:width="0.086cm" svg:height="0.093cm" draw:transform="skewX (-0.0256563400043166) rotate (0.525169571925094) translate (40.431cm 21.7353941018767cm)" svg:viewBox="0 0 87 94" svg:d="M0 0c71 31 87 94 87 94">
                <text:p/>
              </draw:path>
            </draw:g>
            <draw:g>
              <draw:line draw:style-name="gr8" draw:text-style-name="P7" draw:layer="layout" svg:x1="40.431cm" svg:y1="21.474cm" svg:x2="40.555cm" svg:y2="21.696cm">
                <text:p/>
              </draw:line>
              <draw:path draw:style-name="gr8" draw:text-style-name="P7" draw:layer="layout" svg:width="0.086cm" svg:height="0.093cm" draw:transform="skewX (0.0263544717051144) rotate (2.6164230816647) translate (40.505974249406cm 21.7760494695661cm)" svg:viewBox="0 0 87 94" svg:d="M87 0c-72 31-87 94-87 94">
                <text:p/>
              </draw:path>
            </draw:g>
            <draw:g>
              <draw:line draw:style-name="gr8" draw:text-style-name="P7" draw:layer="layout" svg:x1="48.331cm" svg:y1="20.155cm" svg:x2="48.155cm" svg:y2="19.836cm">
                <text:p/>
              </draw:line>
              <draw:path draw:style-name="gr8" draw:text-style-name="P7" draw:layer="layout" svg:width="0.125cm" svg:height="0.133cm" draw:transform="rotate (-0.52970742798028) translate (48.2226081453293cm 19.720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31cm" svg:y1="20.154cm" svg:x2="48.155cm" svg:y2="20.516cm">
                <text:p/>
              </draw:line>
              <draw:path draw:style-name="gr8" draw:text-style-name="P7" draw:layer="layout" svg:width="0.13cm" svg:height="0.145cm" draw:transform="skewX (0.114319066005629) rotate (-2.55830361757329) translate (48.331cm 20.5747319034853cm)" svg:viewBox="0 0 131 146" svg:d="M0 0c106 49 131 146 131 146">
                <text:p/>
              </draw:path>
            </draw:g>
            <draw:g>
              <draw:line draw:style-name="gr8" draw:text-style-name="P7" draw:layer="layout" svg:x1="48.331cm" svg:y1="20.999cm" svg:x2="48.155cm" svg:y2="20.637cm">
                <text:p/>
              </draw:line>
              <draw:path draw:style-name="gr8" draw:text-style-name="P7" draw:layer="layout" svg:width="0.13cm" svg:height="0.145cm" draw:transform="skewX (-0.114319066005629) rotate (-0.583289036016505) translate (48.2214917875155cm 20.506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31cm" svg:y1="21.994cm" svg:x2="48.207cm" svg:y2="21.772cm">
                <text:p/>
              </draw:line>
              <draw:path draw:style-name="gr8" draw:text-style-name="P7" draw:layer="layout" svg:width="0.086cm" svg:height="0.093cm" draw:transform="skewX (0.0263544717051144) rotate (-0.525169571925094) translate (48.256025750594cm 21.6919505304339cm)" svg:viewBox="0 0 87 94" svg:d="M87 0c-72 31-87 94-87 94">
                <text:p/>
              </draw:path>
            </draw:g>
            <draw:g>
              <draw:line draw:style-name="gr8" draw:text-style-name="P7" draw:layer="layout" svg:x1="48.331cm" svg:y1="21.474cm" svg:x2="48.207cm" svg:y2="21.696cm">
                <text:p/>
              </draw:line>
              <draw:path draw:style-name="gr8" draw:text-style-name="P7" draw:layer="layout" svg:width="0.086cm" svg:height="0.093cm" draw:transform="skewX (-0.0256563400043166) rotate (-2.6164230816647) translate (48.331cm 21.7326058981233cm)" svg:viewBox="0 0 87 94" svg:d="M0 0c71 31 87 94 87 94">
                <text:p/>
              </draw:path>
            </draw:g>
            <draw:g>
              <draw:line draw:style-name="gr8" draw:text-style-name="P7" draw:layer="layout" svg:x1="48.331cm" svg:y1="20.998cm" svg:x2="48.155cm" svg:y2="21.271cm">
                <text:p/>
              </draw:line>
              <draw:path draw:style-name="gr8" draw:text-style-name="P7" draw:layer="layout" svg:width="0.122cm" svg:height="0.117cm" draw:transform="skewX (-0.124441975667196) rotate (-2.6778586713349) translate (48.331cm 21.3152895442359cm)" svg:viewBox="0 0 123 118" svg:d="M0 0c99 40 123 118 123 118">
                <text:p/>
              </draw:path>
            </draw:g>
            <draw:g>
              <draw:line draw:style-name="gr8" draw:text-style-name="P7" draw:layer="layout" svg:x1="41.556cm" svg:y1="22.904cm" svg:x2="41.556cm" svg:y2="22.605cm">
                <text:p/>
              </draw:line>
              <draw:path draw:style-name="gr8" draw:text-style-name="P7" draw:layer="layout" svg:width="0.336cm" svg:height="0.255cm" draw:transform="rotate (-1.70640840967486) translate (41.855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1.985cm" svg:y1="22.904cm" svg:x2="41.985cm" svg:y2="22.605cm">
                <text:p/>
              </draw:line>
              <draw:path draw:style-name="gr8" draw:text-style-name="P7" draw:layer="layout" svg:width="0.336cm" svg:height="0.255cm" draw:transform="rotate (-1.70640840967486) translate (42.2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44cm" svg:y1="22.904cm" svg:x2="42.44cm" svg:y2="22.605cm">
                <text:p/>
              </draw:line>
              <draw:path draw:style-name="gr8" draw:text-style-name="P7" draw:layer="layout" svg:width="0.336cm" svg:height="0.255cm" draw:transform="rotate (-1.70640840967486) translate (42.7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843cm" svg:y1="22.904cm" svg:x2="42.843cm" svg:y2="22.605cm">
                <text:p/>
              </draw:line>
              <draw:path draw:style-name="gr8" draw:text-style-name="P7" draw:layer="layout" svg:width="0.336cm" svg:height="0.255cm" draw:transform="rotate (-1.70640840967486) translate (43.142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285cm" svg:y1="22.904cm" svg:x2="43.285cm" svg:y2="22.605cm">
                <text:p/>
              </draw:line>
              <draw:path draw:style-name="gr8" draw:text-style-name="P7" draw:layer="layout" svg:width="0.336cm" svg:height="0.255cm" draw:transform="rotate (-1.70640840967486) translate (43.5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74cm" svg:y1="22.904cm" svg:x2="43.74cm" svg:y2="22.605cm">
                <text:p/>
              </draw:line>
              <draw:path draw:style-name="gr8" draw:text-style-name="P7" draw:layer="layout" svg:width="0.336cm" svg:height="0.255cm" draw:transform="rotate (-1.70640840967486) translate (44.0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4.169cm" svg:y1="22.904cm" svg:x2="44.169cm" svg:y2="22.605cm">
                <text:p/>
              </draw:line>
              <draw:path draw:style-name="gr8" draw:text-style-name="P7" draw:layer="layout" svg:width="0.336cm" svg:height="0.255cm" draw:transform="rotate (-1.70640840967486) translate (44.468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5.235cm" svg:y1="22.186cm" svg:x2="45.58cm" svg:y2="22.186cm">
                <text:p/>
              </draw:line>
              <draw:path draw:style-name="gr8" draw:text-style-name="P7" draw:layer="layout" svg:width="0.386cm" svg:height="0.256cm" draw:transform="skewX (0.0368264472170804) rotate (3.02517919248177) translate (45.5797181071816cm 22.4849963449157cm)" svg:viewBox="0 0 387 257" svg:d="M0 0c332 0 387 257 387 257">
                <text:p/>
              </draw:path>
            </draw:g>
            <draw:g>
              <draw:line draw:style-name="gr8" draw:text-style-name="P7" draw:layer="layout" svg:x1="44.875cm" svg:y1="22.184cm" svg:x2="44.53cm" svg:y2="22.184cm">
                <text:p/>
              </draw:line>
              <draw:path draw:style-name="gr8" draw:text-style-name="P7" draw:layer="layout" svg:width="0.386cm" svg:height="0.256cm" draw:transform="skewX (-0.0368264472170804) rotate (-3.02552825833217) translate (44.9144539740021cm 22.438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36cm" svg:y1="22.902cm" svg:x2="45.936cm" svg:y2="22.603cm">
                <text:p/>
              </draw:line>
              <draw:path draw:style-name="gr8" draw:text-style-name="P7" draw:layer="layout" svg:width="0.335cm" svg:height="0.255cm" draw:transform="rotate (1.70518667919846) translate (45.68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66cm" svg:y1="22.902cm" svg:x2="46.366cm" svg:y2="22.603cm">
                <text:p/>
              </draw:line>
              <draw:path draw:style-name="gr8" draw:text-style-name="P7" draw:layer="layout" svg:width="0.335cm" svg:height="0.255cm" draw:transform="rotate (1.70518667919846) translate (46.11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808cm" svg:y1="22.902cm" svg:x2="46.808cm" svg:y2="22.603cm">
                <text:p/>
              </draw:line>
              <draw:path draw:style-name="gr8" draw:text-style-name="P7" draw:layer="layout" svg:width="0.335cm" svg:height="0.255cm" draw:transform="rotate (1.70518667919846) translate (46.554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5cm" svg:y1="22.902cm" svg:x2="47.25cm" svg:y2="22.603cm">
                <text:p/>
              </draw:line>
              <draw:path draw:style-name="gr8" draw:text-style-name="P7" draw:layer="layout" svg:width="0.335cm" svg:height="0.255cm" draw:transform="rotate (1.70518667919846) translate (46.996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55cm" svg:y1="21.526cm" svg:x2="47.481cm" svg:y2="21.526cm">
                <text:p/>
              </draw:line>
              <draw:path draw:style-name="gr8" draw:text-style-name="P7" draw:layer="layout" svg:width="0.479cm" svg:height="0.367cm" draw:transform="rotate (3.00737683411143) translate (47.481cm 21.955cm)" svg:viewBox="0 0 480 368" svg:d="M0 0c411 1 480 368 480 368">
                <text:p/>
              </draw:path>
            </draw:g>
            <draw:g>
              <draw:line draw:style-name="gr8" draw:text-style-name="P7" draw:layer="layout" svg:x1="41.707cm" svg:y1="21.517cm" svg:x2="41.281cm" svg:y2="21.517cm">
                <text:p/>
              </draw:line>
              <draw:path draw:style-name="gr8" draw:text-style-name="P7" draw:layer="layout" svg:width="0.479cm" svg:height="0.367cm" draw:transform="rotate (-3.00737683411143) translate (41.7565059468877cm 21.881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78cm" svg:y1="22.481cm" svg:x2="41.178cm" svg:y2="22.055cm">
                <text:p/>
              </draw:line>
              <draw:path draw:style-name="gr8" draw:text-style-name="P7" draw:layer="layout" svg:width="0.479cm" svg:height="0.367cm" draw:transform="rotate (1.70501214627326) translate (40.8132380460424cm 22.530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206cm" svg:y1="21.253cm" svg:x2="41.631cm" svg:y2="21.253cm">
                <text:p/>
              </draw:line>
              <draw:path draw:style-name="gr8" draw:text-style-name="P7" draw:layer="layout" svg:width="0.645cm" svg:height="0.435cm" draw:transform="skewX (0.0354301838154849) rotate (-0.116937059883621) translate (41.6313297428972cm 20.746005039522cm)" svg:viewBox="0 0 646 436" svg:d="M0 0c554 2 646 436 646 436">
                <text:p/>
              </draw:path>
            </draw:g>
            <draw:g>
              <draw:line draw:style-name="gr8" draw:text-style-name="P7" draw:layer="layout" svg:x1="46.405cm" svg:y1="21.253cm" svg:x2="46.98cm" svg:y2="21.253cm">
                <text:p/>
              </draw:line>
              <draw:path draw:style-name="gr8" draw:text-style-name="P7" draw:layer="layout" svg:width="0.645cm" svg:height="0.436cm" draw:transform="skewX (-0.0354301838154849) rotate (0.116762526958421) translate (46.3384433617286cm 20.821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87cm" svg:y1="23.684cm" svg:x2="50.487cm" svg:y2="24.175cm">
                <text:p/>
              </draw:line>
              <draw:path draw:style-name="gr8" draw:text-style-name="P7" draw:layer="layout" svg:width="0.549cm" svg:height="0.368cm" draw:transform="skewX (0.0349065850398866) rotate (1.45420833276168) translate (50.058cm 24.175cm)" svg:viewBox="0 0 550 369" svg:d="M0 0c473 1 550 369 550 369">
                <text:p/>
              </draw:path>
            </draw:g>
            <draw:g>
              <draw:line draw:style-name="gr8" draw:text-style-name="P7" draw:layer="layout" svg:x1="33.867cm" svg:y1="25.438cm" svg:x2="33.867cm" svg:y2="24.934cm">
                <text:p/>
              </draw:line>
              <draw:path draw:style-name="gr8" draw:text-style-name="P7" draw:layer="layout" svg:width="0.565cm" svg:height="0.368cm" draw:transform="skewX (0.0441568300754565) rotate (-1.68459179402493) translate (34.2957682644203cm 24.93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1cm" svg:y1="26.569cm" svg:x2="33.727cm" svg:y2="26.569cm">
                <text:p/>
              </draw:line>
              <draw:path draw:style-name="gr8" draw:text-style-name="P7" draw:layer="layout" svg:width="0.565cm" svg:height="0.368cm" draw:transform="skewX (0.0441568300754566) rotate (-0.113795467230031) translate (33.7266094979388cm 26.1402317355797cm)" svg:viewBox="0 0 566 369" svg:d="M0 0c485 1 566 369 566 369">
                <text:p/>
              </draw:path>
            </draw:g>
            <draw:g>
              <draw:line draw:style-name="gr8" draw:text-style-name="P7" draw:layer="layout" svg:x1="34.38cm" svg:y1="24.035cm" svg:x2="34.824cm" svg:y2="24.035cm">
                <text:p/>
              </draw:line>
              <draw:path draw:style-name="gr8" draw:text-style-name="P7" draw:layer="layout" svg:width="0.498cm" svg:height="0.367cm" draw:transform="skewX (-0.00802851455917389) rotate (0.129852496348378) translate (34.3297771360139cm 23.670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11cm" svg:y1="23.708cm" svg:x2="31.611cm" svg:y2="24.165cm">
                <text:p/>
              </draw:line>
              <draw:path draw:style-name="gr8" draw:text-style-name="P7" draw:layer="layout" svg:width="0.512cm" svg:height="0.367cm" draw:transform="skewX (-0.0158824961931484) rotate (-1.44460902187571) translate (31.9751802128071cm 23.656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301cm" svg:y1="23.794cm" svg:x2="29.857cm" svg:y2="23.794cm">
                <text:p/>
              </draw:line>
              <draw:path draw:style-name="gr8" draw:text-style-name="P7" draw:layer="layout" svg:width="0.498cm" svg:height="0.367cm" draw:transform="skewX (0.00925024503556995) rotate (-0.128805298797183) translate (29.8566559862794cm 23.3652317355797cm)" svg:viewBox="0 0 499 368" svg:d="M0 0c428 1 499 368 499 368">
                <text:p/>
              </draw:path>
            </draw:g>
            <draw:g>
              <draw:line draw:style-name="gr8" draw:text-style-name="P7" draw:layer="layout" svg:x1="34.679cm" svg:y1="19.828cm" svg:x2="34.679cm" svg:y2="19.384cm">
                <text:p/>
              </draw:line>
              <draw:path draw:style-name="gr8" draw:text-style-name="P7" draw:layer="layout" svg:width="0.498cm" svg:height="0.367cm" draw:transform="skewX (-0.00802851455917393) rotate (1.70064882314327) translate (34.3148158868682cm 19.878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85cm" svg:y1="21.4cm" svg:x2="30.76cm" svg:y2="20.968cm">
                <text:p/>
              </draw:line>
              <draw:line draw:style-name="gr8" draw:text-style-name="P7" draw:layer="layout" svg:x1="31.392cm" svg:y1="20.242cm" svg:x2="31.767cm" svg:y2="19.81cm">
                <text:p/>
              </draw:line>
            </draw:g>
            <draw:g>
              <draw:line draw:style-name="gr8" draw:text-style-name="P7" draw:layer="layout" svg:x1="24.703cm" svg:y1="24.487cm" svg:x2="24.703cm" svg:y2="24.931cm">
                <text:p/>
              </draw:line>
              <draw:path draw:style-name="gr8" draw:text-style-name="P7" draw:layer="layout" svg:width="0.498cm" svg:height="0.368cm" draw:transform="skewX (-0.00907571211037054) rotate (-1.44216556092291) translate (25.0678657737662cm 24.4367577783774cm)" svg:viewBox="0 0 499 369" svg:d="M499 0c-429 1-499 369-499 369">
                <text:p/>
              </draw:path>
            </draw:g>
            <draw:g>
              <draw:line draw:style-name="gr8" draw:text-style-name="P7" draw:layer="layout" svg:x1="25.075cm" svg:y1="25.336cm" svg:x2="24.631cm" svg:y2="25.336cm">
                <text:p/>
              </draw:line>
              <draw:path draw:style-name="gr8" draw:text-style-name="P7" draw:layer="layout" svg:width="0.498cm" svg:height="0.368cm" draw:transform="skewX (-0.00907571211037051) rotate (-3.01296188771781) translate (25.1252422216226cm 25.700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904cm" svg:y1="10.749cm" svg:x2="23.421cm" svg:y2="10.749cm">
                <text:p/>
              </draw:line>
              <draw:path draw:style-name="gr8" draw:text-style-name="P7" draw:layer="layout" svg:width="0.541cm" svg:height="0.368cm" draw:transform="skewX (0.032637657012294) rotate (-0.118158790360017) translate (23.420625768858cm 10.3202317355797cm)" svg:viewBox="0 0 542 369" svg:d="M0 0c465 1 542 369 542 369">
                <text:p/>
              </draw:path>
            </draw:g>
            <draw:g>
              <draw:line draw:style-name="gr8" draw:text-style-name="P7" draw:layer="layout" svg:x1="23.547cm" svg:y1="7.928cm" svg:x2="23.547cm" svg:y2="7.543cm">
                <text:p/>
              </draw:line>
              <draw:path draw:style-name="gr8" draw:text-style-name="P7" draw:layer="layout" svg:width="0.434cm" svg:height="0.366cm" draw:transform="skewX (-0.0270526034059121) rotate (-1.72019651076561) translate (23.9760817506712cm 7.5427529750142cm)" svg:viewBox="0 0 435 367" svg:d="M0 0c372 1 435 367 435 367">
                <text:p/>
              </draw:path>
            </draw:g>
            <draw:g>
              <draw:line draw:style-name="gr8" draw:text-style-name="P7" draw:layer="layout" svg:x1="29.452cm" svg:y1="11.319cm" svg:x2="29.452cm" svg:y2="11.54cm">
                <text:p/>
              </draw:line>
              <draw:path draw:style-name="gr8" draw:text-style-name="P7" draw:layer="layout" svg:width="0.247cm" svg:height="0.167cm" draw:transform="skewX (-0.0361283155162826) rotate (-1.45281206936008) translate (29.6176463749524cm 11.293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58cm" svg:y1="11.244cm" svg:x2="26.658cm" svg:y2="11.92cm">
                <text:p/>
              </draw:line>
              <draw:path draw:style-name="gr8" draw:text-style-name="P7" draw:layer="layout" svg:width="0.758cm" svg:height="0.458cm" draw:transform="skewX (0.0657989128001862) rotate (1.46537843997444) translate (26.1252879139021cm 11.9195237686377cm)" svg:viewBox="0 0 759 459" svg:d="M0 0c650 1 759 459 759 459">
                <text:p/>
              </draw:path>
            </draw:g>
            <draw:g>
              <draw:line draw:style-name="gr8" draw:text-style-name="P7" draw:layer="layout" svg:x1="27.906cm" svg:y1="9.747cm" svg:x2="27.768cm" svg:y2="9.992cm">
                <text:p/>
              </draw:line>
              <draw:path draw:style-name="gr8" draw:text-style-name="P7" draw:layer="layout" svg:width="0.099cm" svg:height="0.102cm" draw:transform="rotate (-2.62253173404668) translate (27.906cm 10.0324611260054cm)" svg:viewBox="0 0 100 103" svg:d="M0 0c81 34 100 103 100 103">
                <text:p/>
              </draw:path>
            </draw:g>
            <draw:g>
              <draw:line draw:style-name="gr8" draw:text-style-name="P7" draw:layer="layout" svg:x1="27.131cm" svg:y1="10.216cm" svg:x2="27.256cm" svg:y2="10.461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3cm 10.550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0.786cm" svg:x2="27.256cm" svg:y2="10.541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0.501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0.853cm" svg:x2="27.256cm" svg:y2="11.098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2cm 11.187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1.423cm" svg:x2="27.256cm" svg:y2="11.178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1.138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1.737cm" svg:x2="27.256cm" svg:y2="11.526cm">
                <text:p/>
              </draw:line>
              <draw:path draw:style-name="gr8" draw:text-style-name="P7" draw:layer="layout" svg:width="0.087cm" svg:height="0.089cm" draw:transform="skewX (-0.0555014702134197) rotate (0.500734962397173) translate (27.131cm 11.491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31cm" svg:y1="11.763cm" svg:x2="27.449cm" svg:y2="11.594cm">
                  <text:p/>
                </draw:line>
                <draw:path draw:style-name="gr8" draw:text-style-name="P7" draw:layer="layout" svg:width="0.125cm" svg:height="0.131cm" draw:transform="skewX (-0.0649262481741889) rotate (-2.11760798144472) translate (27.5665135191647cm 11.655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8cm" svg:y1="11.763cm" svg:x2="27.562cm" svg:y2="11.594cm">
                  <text:p/>
                </draw:line>
                <draw:path draw:style-name="gr8" draw:text-style-name="P7" draw:layer="layout" svg:width="0.125cm" svg:height="0.131cm" draw:transform="skewX (0.0649262481741891) rotate (2.11760798144472) translate (27.5099946380697cm 11.763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27.906cm" svg:y1="10.111cm" svg:x2="27.815cm" svg:y2="10.279cm">
                  <text:p/>
                </draw:line>
                <draw:path draw:style-name="gr8" draw:text-style-name="P7" draw:layer="layout" svg:width="0.063cm" svg:height="0.069cm" draw:transform="rotate (-2.60490390860154) translate (27.906cm 10.305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906cm" svg:y1="10.502cm" svg:x2="27.815cm" svg:y2="10.334cm">
                  <text:p/>
                </draw:line>
                <draw:path draw:style-name="gr8" draw:text-style-name="P7" draw:layer="layout" svg:width="0.063cm" svg:height="0.069cm" draw:transform="rotate (-0.542273798594638) translate (27.8513159129939cm 10.274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906cm" svg:y1="10.58cm" svg:x2="27.75cm" svg:y2="10.831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906cm 10.871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906cm" svg:y1="11.165cm" svg:x2="27.75cm" svg:y2="10.914cm">
                  <text:p/>
                </draw:line>
                <draw:path draw:style-name="gr8" draw:text-style-name="P7" draw:layer="layout" svg:width="0.106cm" svg:height="0.107cm" draw:transform="skewX (0.11065387457644) rotate (-0.481361807700037) translate (27.8108980728283cm 10.823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906cm" svg:y1="11.515cm" svg:x2="27.789cm" svg:y2="11.292cm">
                <text:p/>
              </draw:line>
              <draw:path draw:style-name="gr8" draw:text-style-name="P7" draw:layer="layout" svg:width="0.085cm" svg:height="0.091cm" draw:transform="skewX (-0.0525344104850295) rotate (-0.547684319275821) translate (27.8327693640488cm 11.2107343718503cm)" svg:viewBox="0 0 86 92" svg:d="M86 0c-70 31-86 92-86 92">
                <text:p/>
              </draw:path>
            </draw:g>
            <draw:g>
              <draw:line draw:style-name="gr8" draw:text-style-name="P7" draw:layer="layout" svg:x1="27.906cm" svg:y1="11.738cm" svg:x2="27.828cm" svg:y2="11.615cm">
                <text:p/>
              </draw:line>
              <draw:path draw:style-name="gr8" draw:text-style-name="P7" draw:layer="layout" svg:width="0.052cm" svg:height="0.052cm" draw:transform="skewX (0.141895268187139) rotate (-0.469668101711674) translate (27.8588567281515cm 11.5708446243637cm)" svg:viewBox="0 0 53 53" svg:d="M53 0c-44 18-53 53-53 53">
                <text:p/>
              </draw:path>
            </draw:g>
            <draw:g>
              <draw:line draw:style-name="gr8" draw:text-style-name="P7" draw:layer="layout" svg:x1="27.131cm" svg:y1="9.747cm" svg:x2="27.269cm" svg:y2="9.992cm">
                <text:p/>
              </draw:line>
              <draw:path draw:style-name="gr8" draw:text-style-name="P7" draw:layer="layout" svg:width="0.099cm" svg:height="0.102cm" draw:transform="rotate (2.62602239255067) translate (27.2182926993951cm 10.081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52cm" svg:y1="11.918cm" svg:x2="28.66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28.710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29.841cm" svg:y1="11.319cm" svg:x2="29.841cm" svg:y2="11.54cm">
                <text:p/>
              </draw:line>
              <draw:path draw:style-name="gr8" draw:text-style-name="P7" draw:layer="layout" svg:width="0.247cm" svg:height="0.167cm" draw:transform="skewX (0.0361283155162826) rotate (1.45281206936008) translate (29.6461053343544cm 11.5398443089777cm)" svg:viewBox="0 0 248 168" svg:d="M0 0c213 0 248 168 248 168">
                <text:p/>
              </draw:path>
            </draw:g>
            <draw:g>
              <draw:line draw:style-name="gr8" draw:text-style-name="P7" draw:layer="layout" svg:x1="30.077cm" svg:y1="10.448cm" svg:x2="30.07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29.64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31.637cm" svg:y1="10.448cm" svg:x2="31.63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31.20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28.881cm" svg:y1="9.137cm" svg:x2="29.182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695cm" svg:x2="29.182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266cm" svg:x2="29.182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0.04cm" svg:y1="9.137cm" svg:x2="29.739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695cm" svg:x2="29.739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266cm" svg:x2="29.739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52cm" svg:y1="9.137cm" svg:x2="31.353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695cm" svg:x2="31.353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266cm" svg:x2="31.353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2.237cm" svg:y1="9.137cm" svg:x2="31.936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695cm" svg:x2="31.936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266cm" svg:x2="31.936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48cm" svg:y1="7.863cm" svg:x2="29.648cm" svg:y2="8.214cm">
                <text:p/>
              </draw:line>
              <draw:path draw:style-name="gr8" draw:text-style-name="P7" draw:layer="layout" svg:width="0.393cm" svg:height="0.267cm" draw:transform="skewX (0.0303687289847013) rotate (1.45089220718289) translate (29.3361685349671cm 8.2137527260234cm)" svg:viewBox="0 0 394 268" svg:d="M0 0c338 0 394 268 394 268">
                <text:p/>
              </draw:path>
            </draw:g>
            <draw:g>
              <draw:line draw:style-name="gr8" draw:text-style-name="P7" draw:layer="layout" svg:x1="32.276cm" svg:y1="11.035cm" svg:x2="31.793cm" svg:y2="11.035cm">
                <text:p/>
              </draw:line>
              <draw:path draw:style-name="gr8" draw:text-style-name="P7" draw:layer="layout" svg:width="0.543cm" svg:height="0.368cm" draw:transform="skewX (-0.0373500459926786) rotate (-3.02343386322978) translate (32.3335428778892cm 11.399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33cm" svg:y1="11.918cm" svg:x2="33.041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33.091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33.482cm" svg:y1="11.244cm" svg:x2="33.482cm" svg:y2="11.92cm">
                <text:p/>
              </draw:line>
              <draw:path draw:style-name="gr8" draw:text-style-name="P7" draw:layer="layout" svg:width="0.758cm" svg:height="0.458cm" draw:transform="skewX (-0.066497044500984) rotate (-1.46555297289964) translate (33.9349986001359cm 11.164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73cm" svg:y1="11.425cm" svg:x2="35.173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5.526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37cm" svg:y1="11.425cm" svg:x2="36.837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7.190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37cm" svg:y1="8.164cm" svg:x2="37.697cm" svg:y2="7.98cm">
                <text:p/>
              </draw:line>
              <draw:path draw:style-name="gr8" draw:text-style-name="P7" draw:layer="layout" svg:width="0.555cm" svg:height="0.356cm" draw:transform="skewX (0.0485201532054423) rotate (-2.87385914633386) translate (37.8511545757277cm 8.3657858770176cm)" svg:viewBox="0 0 556 357" svg:d="M0 0c477 0 556 357 556 357">
                <text:p/>
              </draw:path>
            </draw:g>
            <draw:g>
              <draw:line draw:style-name="gr8" draw:text-style-name="P7" draw:layer="layout" svg:x1="39.437cm" svg:y1="5.848cm" svg:x2="38.981cm" svg:y2="5.848cm">
                <text:p/>
              </draw:line>
              <draw:path draw:style-name="gr8" draw:text-style-name="P7" draw:layer="layout" svg:width="0.51cm" svg:height="0.367cm" draw:transform="skewX (0.0139626340159547) rotate (-0.125663706143592) translate (38.9807074197571cm 5.41891824932878cm)" svg:viewBox="0 0 511 368" svg:d="M0 0c440 1 511 368 511 368">
                <text:p/>
              </draw:path>
            </draw:g>
            <draw:g>
              <draw:line draw:style-name="gr8" draw:text-style-name="P7" draw:layer="layout" svg:x1="49.576cm" svg:y1="5.801cm" svg:x2="49.576cm" svg:y2="6.257cm">
                <text:p/>
              </draw:line>
              <draw:path draw:style-name="gr8" draw:text-style-name="P7" draw:layer="layout" svg:width="0.509cm" svg:height="0.367cm" draw:transform="skewX (0.0109955742875643) rotate (1.44478355480091) translate (49.1466390533552cm 6.2572974536268cm)" svg:viewBox="0 0 510 368" svg:d="M0 0c440 1 510 368 510 368">
                <text:p/>
              </draw:path>
            </draw:g>
            <draw:g>
              <draw:line draw:style-name="gr8" draw:text-style-name="P7" draw:layer="layout" svg:x1="47.652cm" svg:y1="6.78cm" svg:x2="47.243cm" svg:y2="6.577cm">
                <text:p/>
              </draw:line>
              <draw:path draw:style-name="gr8" draw:text-style-name="P7" draw:layer="layout" svg:width="0.51cm" svg:height="0.367cm" draw:transform="skewX (-0.0130899693899574) rotate (2.80736210183288) translate (47.5356401785864cm 7.1292191388692cm)" svg:viewBox="0 0 511 368" svg:d="M511 0c-440 1-511 368-511 368">
                <text:p/>
              </draw:path>
            </draw:g>
            <draw:g>
              <draw:line draw:style-name="gr8" draw:text-style-name="P7" draw:layer="layout" svg:x1="46.176cm" svg:y1="9.712cm" svg:x2="45.767cm" svg:y2="9.509cm">
                <text:p/>
              </draw:line>
              <draw:path draw:style-name="gr8" draw:text-style-name="P7" draw:layer="layout" svg:width="0.509cm" svg:height="0.367cm" draw:transform="skewX (0.0109955742875643) rotate (-0.586256095744896) translate (45.9576700349106cm 9.1245425047601cm)" svg:viewBox="0 0 510 368" svg:d="M0 0c440 1 510 368 510 368">
                <text:p/>
              </draw:path>
            </draw:g>
            <draw:g>
              <draw:line draw:style-name="gr8" draw:text-style-name="P7" draw:layer="layout" svg:x1="52.487cm" svg:y1="5.77cm" svg:x2="52.031cm" svg:y2="5.77cm">
                <text:p/>
              </draw:line>
              <draw:path draw:style-name="gr8" draw:text-style-name="P7" draw:layer="layout" svg:width="0.509cm" svg:height="0.367cm" draw:transform="skewX (0.0109955742875643) rotate (-0.126012771993991) translate (52.0309817423469cm 5.34064392673902cm)" svg:viewBox="0 0 510 368" svg:d="M0 0c440 1 510 368 510 368">
                <text:p/>
              </draw:path>
            </draw:g>
            <draw:g>
              <draw:line draw:style-name="gr8" draw:text-style-name="P7" draw:layer="layout" svg:x1="40.23cm" svg:y1="5.848cm" svg:x2="40.686cm" svg:y2="5.848cm">
                <text:p/>
              </draw:line>
              <draw:path draw:style-name="gr8" draw:text-style-name="P7" draw:layer="layout" svg:width="0.509cm" svg:height="0.368cm" draw:transform="skewX (-0.011693705988362) rotate (0.125489173218392) translate (40.1798883225045cm 5.48280219168021cm)" svg:viewBox="0 0 510 369" svg:d="M510 0c-439 1-510 369-510 369">
                <text:p/>
              </draw:path>
            </draw:g>
            <draw:g>
              <draw:line draw:style-name="gr8" draw:text-style-name="P7" draw:layer="layout" svg:x1="48.882cm" svg:y1="20.092cm" svg:x2="48.882cm" svg:y2="19.601cm">
                <text:p/>
              </draw:line>
              <draw:path draw:style-name="gr8" draw:text-style-name="P7" draw:layer="layout" svg:width="0.549cm" svg:height="0.368cm" draw:transform="skewX (0.0345575191894877) rotate (-1.68755885375332) translate (49.311cm 19.601cm)" svg:viewBox="0 0 550 369" svg:d="M0 0c473 1 550 369 550 369">
                <text:p/>
              </draw:path>
            </draw:g>
            <draw:g>
              <draw:line draw:style-name="gr8" draw:text-style-name="P7" draw:layer="layout" svg:x1="23.561cm" svg:y1="11.435cm" svg:x2="23.561cm" svg:y2="11.918cm">
                <text:p/>
              </draw:line>
              <draw:path draw:style-name="gr8" draw:text-style-name="P7" draw:layer="layout" svg:width="0.541cm" svg:height="0.367cm" draw:transform="skewX (-0.0310668606854991) rotate (-1.45159033888368) translate (23.9253366615679cm 11.3804304416775cm)" svg:viewBox="0 0 542 368" svg:d="M542 0c-465 1-542 368-542 368">
                <text:p/>
              </draw:path>
            </draw:g>
            <draw:g>
              <draw:line draw:style-name="gr8" draw:text-style-name="P7" draw:layer="layout" svg:x1="27.371cm" svg:y1="15.77cm" svg:x2="27.815cm" svg:y2="15.77cm">
                <text:p/>
              </draw:line>
              <draw:path draw:style-name="gr8" draw:text-style-name="P7" draw:layer="layout" svg:width="0.498cm" svg:height="0.367cm" draw:transform="skewX (-0.00925024503556995) rotate (0.128456232946783) translate (27.3207450689385cm 15.4051177767756cm)" svg:viewBox="0 0 499 368" svg:d="M499 0c-429 1-499 368-499 368">
                <text:p/>
              </draw:path>
            </draw:g>
            <draw:g>
              <draw:line draw:style-name="gr8" draw:text-style-name="P7" draw:layer="layout" svg:x1="27.371cm" svg:y1="12.694cm" svg:x2="27.815cm" svg:y2="12.694cm">
                <text:p/>
              </draw:line>
              <draw:path draw:style-name="gr8" draw:text-style-name="P7" draw:layer="layout" svg:width="0.498cm" svg:height="0.367cm" draw:transform="skewX (0.00925024503556994) rotate (3.01313642064301) translate (27.8155078857048cm 13.1227894895107cm)" svg:viewBox="0 0 499 368" svg:d="M0 0c429 1 499 368 499 368">
                <text:p/>
              </draw:path>
            </draw:g>
            <draw:g>
              <draw:line draw:style-name="gr8" draw:text-style-name="P7" draw:layer="layout" svg:x1="23.856cm" svg:y1="15.77cm" svg:x2="23.412cm" svg:y2="15.77cm">
                <text:p/>
              </draw:line>
              <draw:path draw:style-name="gr8" draw:text-style-name="P7" draw:layer="layout" svg:width="0.498cm" svg:height="0.367cm" draw:transform="skewX (0.00925024503556995) rotate (-0.128456232946784) translate (23.4114921142952cm 15.3412105104894cm)" svg:viewBox="0 0 499 368" svg:d="M0 0c429 1 499 368 499 368">
                <text:p/>
              </draw:path>
            </draw:g>
            <draw:g>
              <draw:line draw:style-name="gr8" draw:text-style-name="P7" draw:layer="layout" svg:x1="23.856cm" svg:y1="12.694cm" svg:x2="23.412cm" svg:y2="12.694cm">
                <text:p/>
              </draw:line>
              <draw:path draw:style-name="gr8" draw:text-style-name="P7" draw:layer="layout" svg:width="0.498cm" svg:height="0.367cm" draw:transform="skewX (-0.00925024503556994) rotate (-3.01313642064301) translate (23.9062549310615cm 13.0588822232244cm)" svg:viewBox="0 0 499 368" svg:d="M499 0c-429 1-499 368-499 368">
                <text:p/>
              </draw:path>
            </draw:g>
            <draw:line draw:style-name="gr125" draw:text-style-name="P7" draw:layer="layout" svg:x1="55.53cm" svg:y1="27.803cm" svg:x2="19.831cm" svg:y2="27.799cm">
              <text:p/>
            </draw:line>
            <draw:polygon draw:style-name="gr269" draw:text-style-name="P7" draw:layer="layout" svg:width="1.725cm" svg:height="5.155cm" svg:x="19.85cm" svg:y="2.346cm" svg:viewBox="0 0 1726 5156" draw:points="0,5156 0,0 1726,1711 1726,5156">
              <text:p/>
            </draw:polygon>
            <draw:polygon draw:style-name="gr269" draw:text-style-name="P7" draw:layer="layout" svg:width="4.97cm" svg:height="2.97cm" svg:x="35.051cm" svg:y="4.056cm" svg:viewBox="0 0 4971 2971" draw:points="4971,0 0,0 0,2971 3922,2971 3919,695 4849,196 4910,169 4971,145">
              <text:p/>
            </draw:polygon>
            <draw:polygon draw:style-name="gr269" draw:text-style-name="P7" draw:layer="layout" svg:width="10.169cm" svg:height="1.714cm" svg:x="19.85cm" svg:y="2.342cm" svg:viewBox="0 0 10170 1715" draw:points="0,0 10170,0 10170,1715 1721,1715">
              <text:p/>
            </draw:polygon>
            <draw:custom-shape draw:style-name="gr270" draw:text-style-name="P7" draw:layer="layout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2.198cm" svg:height="1.699cm" svg:x="19.821cm" svg:y="26.101cm" svg:viewBox="0 0 12199 1700" draw:points="12199,1700 0,1700 1799,0 4799,0 4799,300 5699,300 5699,0 12199,0">
              <text:p/>
            </draw:polygon>
            <draw:polygon draw:style-name="gr269" draw:text-style-name="P7" draw:layer="layout" svg:width="11.754cm" svg:height="1.699cm" svg:x="32.015cm" svg:y="26.101cm" svg:viewBox="0 0 11755 1700" draw:points="11755,0 11755,1700 0,1700 5,0 1721,0 1720,600 4436,600 4436,0">
              <text:p/>
            </draw:polygon>
            <draw:polygon draw:style-name="gr269" draw:text-style-name="P7" draw:layer="layout" svg:width="10.091cm" svg:height="1.727cm" svg:x="39.27cm" svg:y="2.342cm" svg:viewBox="0 0 10092 1728" draw:points="0,0 8374,9 10092,1728 0,1715">
              <text:p/>
            </draw:polygon>
            <draw:polygon draw:style-name="gr269" draw:text-style-name="P7" draw:layer="layout" svg:width="10.754cm" svg:height="3.069cm" svg:x="47.644cm" svg:y="1cm" svg:viewBox="0 0 10755 3070" draw:points="1717,3070 0,1351 0,0 10755,2 8840,1711 1717,1717">
              <text:p/>
            </draw:polygon>
            <draw:polygon draw:style-name="gr269" draw:text-style-name="P7" draw:layer="layout" svg:width="2.578cm" svg:height="8.148cm" svg:x="55.82cm" svg:y="1.002cm" svg:viewBox="0 0 2579 8149" draw:points="664,1716 0,7949 1710,8149 2579,0">
              <text:p/>
            </draw:polygon>
            <draw:polygon draw:style-name="gr269" draw:text-style-name="P7" draw:layer="layout" svg:width="6.109cm" svg:height="4.849cm" svg:x="51.42cm" svg:y="8.951cm" svg:viewBox="0 0 6110 4850" draw:points="5750,1550 6110,200 4400,0 4100,950 3950,1250 3500,1750 3100,2050 750,3550 200,4100 0,4450 1800,4850 4922,2750">
              <text:p/>
            </draw:polygon>
            <draw:polygon draw:style-name="gr269" draw:text-style-name="P7" draw:layer="layout" svg:width="1.799cm" svg:height="6.599cm" svg:x="51.42cm" svg:y="13.401cm" svg:viewBox="0 0 1800 6600" draw:points="1150,1350 1150,5100 1650,5200 0,6600 0,0 1800,400 1400,650 1200,1000">
              <text:p/>
            </draw:polygon>
            <draw:custom-shape draw:style-name="gr271" draw:text-style-name="P7" draw:layer="layout" svg:width="5.14cm" svg:height="4.768cm" svg:x="34.813cm" svg:y="19.401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1.749cm" svg:height="1.699cm" svg:x="43.77cm" svg:y="26.101cm" svg:viewBox="0 0 11750 1700" draw:points="11750,1700 0,1700 0,0 10200,0">
              <text:p/>
            </draw:polygon>
            <draw:custom-shape draw:style-name="gr272" draw:text-style-name="P7" draw:layer="layout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custom-shape draw:style-name="gr273" draw:text-style-name="P7" draw:layer="layout" svg:width="5.931cm" svg:height="3.483cm" svg:x="29.12cm" svg:y="4.056cm">
              <text:p/>
              <draw:enhanced-geometry svg:viewBox="0 0 21600 21600" draw:type="rectangle" draw:enhanced-path="M 0 0 L 21600 0 21600 21600 0 21600 0 0 Z N"/>
            </draw:custom-shape>
            <draw:custom-shape draw:style-name="gr274" draw:text-style-name="P7" draw:layer="layout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5" draw:text-style-name="P7" draw:layer="layout" svg:width="1.185cm" svg:height="0.882cm" svg:x="33.735cm" svg:y="24.944cm">
              <text:p/>
              <draw:enhanced-geometry svg:viewBox="0 0 21600 21600" draw:type="rectangle" draw:enhanced-path="M 0 0 L 21600 0 21600 21600 0 21600 0 0 Z N"/>
            </draw:custom-shape>
            <draw:custom-shape draw:style-name="gr276" draw:text-style-name="P7" draw:layer="layout" svg:width="1.185cm" svg:height="0.875cm" svg:x="33.735cm" svg:y="25.826cm">
              <text:p/>
              <draw:enhanced-geometry svg:viewBox="0 0 21600 21600" draw:type="rectangle" draw:enhanced-path="M 0 0 L 21600 0 21600 21600 0 21600 0 0 Z N"/>
            </draw:custom-shape>
            <draw:custom-shape draw:style-name="gr277" draw:text-style-name="P7" draw:layer="layout" svg:width="1.535cm" svg:height="1.757cm" svg:x="34.916cm" svg:y="24.944cm">
              <text:p/>
              <draw:enhanced-geometry svg:viewBox="0 0 21600 21600" draw:type="rectangle" draw:enhanced-path="M 0 0 L 21600 0 21600 21600 0 21600 0 0 Z N"/>
            </draw:custom-shape>
            <draw:custom-shape draw:style-name="gr278" draw:text-style-name="P7" draw:layer="layout" svg:width="7.549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279" draw:text-style-name="P7" draw:layer="layout" svg:width="1.721cm" svg:height="4.149cm" svg:x="19.85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280" draw:text-style-name="P7" draw:layer="layout" svg:width="1.798cm" svg:height="7.349cm" svg:x="19.821cm" svg:y="20.451cm" svg:viewBox="0 0 1799 7350" draw:points="0,7350 1799,5650 1799,0 0,0">
              <text:p/>
            </draw:polygon>
            <draw:polygon draw:style-name="gr280" draw:text-style-name="P7" draw:layer="layout" svg:width="1.798cm" svg:height="8.799cm" svg:x="19.821cm" svg:y="11.651cm" svg:viewBox="0 0 1799 8800" draw:points="0,8800 1799,8800 1748,0 30,0">
              <text:p/>
            </draw:polygon>
            <draw:polygon draw:style-name="gr9" draw:text-style-name="P7" draw:layer="layout" svg:width="9.163cm" svg:height="8.199cm" svg:x="21.605cm" svg:y="17.901cm" svg:viewBox="0 0 9164 8200" draw:points="6215,0 0,0 15,8200 3015,8200 3015,7050 3915,7050 3915,8200 8240,8200 8240,3928 9164,2875">
              <text:p/>
            </draw:polygon>
            <draw:polygon draw:style-name="gr9" draw:text-style-name="P7" draw:layer="layout" svg:width="6.248cm" svg:height="5.986cm" svg:x="21.571cm" svg:y="11.914cm" svg:viewBox="0 0 6249 5987" draw:points="6249,3987 6249,5987 34,5987 0,0 6248,17 6248,635 1849,637 1849,3987">
              <text:p/>
            </draw:polygon>
            <draw:polygon draw:style-name="gr9" draw:text-style-name="P7" draw:layer="layout" svg:width="1.899cm" svg:height="1.799cm" svg:x="29.02cm" svg:y="13.901cm" svg:viewBox="0 0 1900 1800" draw:points="0,0 1717,0 1717,1251 1900,1800 0,1800">
              <text:p/>
            </draw:polygon>
            <draw:polygon draw:style-name="gr9" draw:text-style-name="P7" draw:layer="layout" svg:width="6.249cm" svg:height="8.86cm" svg:x="27.82cm" svg:y="11.915cm" svg:viewBox="0 0 6250 8861" draw:points="3100,3786 1200,3786 1200,0 0,8 0,5986 2949,8861 4207,7473 6250,7486 6250,5843 3600,4318">
              <text:p/>
            </draw:polygon>
            <draw:polygon draw:style-name="gr9" draw:text-style-name="P7" draw:layer="layout" svg:width="10.874cm" svg:height="1.93cm" svg:x="29.845cm" svg:y="24.17cm" svg:viewBox="0 0 10875 1931" draw:points="0,1 0,1931 3890,1931 3890,774 6606,774 6607,1931 10875,1931 10875,0">
              <text:p/>
            </draw:polygon>
            <draw:polygon draw:style-name="gr9" draw:text-style-name="P7" draw:layer="layout" svg:width="13.476cm" svg:height="2.149cm" svg:x="40.72cm" svg:y="23.951cm" svg:viewBox="0 0 13477 2150" draw:points="0,219 0,2150 13250,2150 13477,0 10040,0 10040,218">
              <text:p/>
            </draw:polygon>
            <draw:polygon draw:style-name="gr9" draw:text-style-name="P7" draw:layer="layout" svg:width="3.809cm" svg:height="4.355cm" svg:x="50.76cm" svg:y="19.595cm" svg:viewBox="0 0 3810 4356" draw:points="0,4356 0,0 660,1 660,406 3810,956 3410,4356">
              <text:p/>
            </draw:polygon>
            <draw:polygon draw:style-name="gr9" draw:text-style-name="P7" draw:layer="layout" svg:width="5.882cm" svg:height="1.642cm" svg:x="34.07cm" svg:y="17.758cm" svg:viewBox="0 0 5883 1643" draw:points="0,0 0,1643 5883,1643 5883,143 450,143 200,93">
              <text:p/>
            </draw:polygon>
            <draw:polygon draw:style-name="gr9" draw:text-style-name="P7" draw:layer="layout" svg:width="1.949cm" svg:height="4.049cm" svg:x="53.97cm" svg:y="23.751cm" svg:viewBox="0 0 1950 4050" draw:points="250,0 0,2350 1550,4050 1950,0">
              <text:p/>
            </draw:polygon>
            <draw:polygon draw:style-name="gr9" draw:text-style-name="P7" draw:layer="layout" svg:width="2.122cm" svg:height="3.649cm" svg:x="54.22cm" svg:y="20.101cm" svg:viewBox="0 0 2123 3650" draw:points="350,450 0,3650 1700,3650 2123,0">
              <text:p/>
            </draw:polygon>
            <draw:polygon draw:style-name="gr9" draw:text-style-name="P7" draw:layer="layout" svg:width="4.921cm" svg:height="1.949cm" svg:x="51.42cm" svg:y="18.601cm" svg:viewBox="0 0 4922 1950" draw:points="0,1400 3150,1950 4922,1495 4850,1001 4600,650 4150,400 1650,0">
              <text:p/>
            </draw:polygon>
            <draw:polygon draw:style-name="gr9" draw:text-style-name="P7" draw:layer="layout" svg:width="7.121cm" svg:height="9.783cm" svg:x="49.362cm" svg:y="2.717cm" svg:viewBox="0 0 7122 9784" draw:points="7122,1 0,0 1,3534 259,3534 259,7584 2808,7584 2808,9784 5158,8284 5558,7984 6008,7484 6158,7184 6458,6234">
              <text:p/>
            </draw:polygon>
            <draw:polygon draw:style-name="gr9" draw:text-style-name="P7" draw:layer="layout" svg:width="3.198cm" svg:height="9.694cm" svg:x="48.971cm" svg:y="9.901cm" svg:viewBox="0 0 3199 9695" draw:points="2449,3500 2449,9695 0,9694 0,4000 399,4000 399,0 650,0 650,400 1449,400 1449,1950 3199,1950 3199,2600 3099,2700 2649,3150">
              <text:p/>
            </draw:polygon>
            <draw:custom-shape draw:style-name="gr281" draw:text-style-name="P7" draw:layer="layout" svg:width="1.75cm" svg:height="1.55cm" svg:x="50.42cm" svg:y="10.30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9.049cm" svg:height="3.999cm" svg:x="40.32cm" svg:y="9.901cm" svg:viewBox="0 0 9050 4000" draw:points="0,2000 0,4000 9050,4000 9050,1 4450,0 4459,2002">
              <text:p/>
            </draw:polygon>
            <draw:custom-shape draw:style-name="gr282" draw:text-style-name="P7" draw:layer="layout" svg:width="11.3cm" svg:height="2cm" svg:x="29.02cm" svg:y="11.901cm">
              <text:p/>
              <draw:enhanced-geometry svg:viewBox="0 0 21600 21600" draw:type="rectangle" draw:enhanced-path="M 0 0 L 21600 0 21600 21600 0 21600 0 0 Z N"/>
            </draw:custom-shape>
            <draw:polygon draw:style-name="gr9" draw:text-style-name="P7" draw:layer="layout" svg:width="9.349cm" svg:height="5.844cm" svg:x="40.02cm" svg:y="4.056cm" svg:viewBox="0 0 9350 5845" draw:points="0,0 3,145 200,195 655,702 661,5845 5550,5845 7273,2446 8910,2445 8911,2195 9343,2195 9350,14">
              <text:p/>
            </draw:polygon>
            <draw:polygon draw:style-name="gr9" draw:text-style-name="P7" draw:layer="layout" svg:width="6.311cm" svg:height="2.001cm" svg:x="38.471cm" svg:y="9.901cm" svg:viewBox="0 0 6312 2002" draw:points="0,1 6299,0 6312,2002 127,2002 511,1318">
              <text:p/>
            </draw:polygon>
            <draw:polygon draw:style-name="gr269" draw:text-style-name="P7" draw:layer="layout" svg:width="5.629cm" svg:height="2.878cm" svg:x="35.051cm" svg:y="7.023cm" svg:viewBox="0 0 5630 2879" draw:points="3420,2879 5630,2878 5630,506 3922,503 3922,4 0,0 0,2544 1304,2544 1288,479 2428,473">
              <text:p/>
            </draw:polygon>
            <draw:custom-shape draw:style-name="gr201" draw:text-style-name="P9" draw:layer="layout" svg:width="1.434cm" svg:height="0.23cm" svg:x="24.338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2.214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6.834cm" svg:y="5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26.834cm" svg:y="5.9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29.352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3" draw:text-style-name="P13" draw:layer="layout" svg:width="1.227cm" svg:height="0.23cm" svg:x="22.234cm" svg:y="3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3" draw:text-style-name="P13" draw:layer="layout" svg:width="1.227cm" svg:height="0.23cm" svg:x="25.09cm" svg:y="3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3" draw:text-style-name="P13" draw:layer="layout" svg:width="1.227cm" svg:height="0.23cm" svg:x="27.932cm" svg:y="3.7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1.58cm 5.0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1.58cm 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24.025cm" svg:y="9.4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draw:transform="rotate (1.5707963267949) translate (22.918cm 10.3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6.579cm 13.8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4.272cm 13.8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6.579cm 15.4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5707963267949) translate (24.271cm 15.4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29.045cm" svg:y="12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30.775cm" svg:y="12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draw:transform="rotate (1.5707963267949) translate (28.61cm 15.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39.311cm" svg:y="6.5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8.3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7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37.181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1.469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6.475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05cm" svg:y="7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5.05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draw:transform="rotate (1.5707963267949) translate (48.377cm 7.7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39.311cm" svg:y="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9" draw:layer="layout" svg:width="1.434cm" svg:height="0.23cm" svg:x="42.174cm" svg:y="9.7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1.448cm" svg:y="12.2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4.325cm" svg:y="12.3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7.148cm" svg:y="12.6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9" draw:layer="layout" svg:width="1.218cm" svg:height="0.23cm" svg:x="52.48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9" draw:layer="layout" svg:width="1.218cm" svg:height="0.23cm" svg:x="49.82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7" draw:text-style-name="P13" draw:layer="layout" svg:width="0.952cm" svg:height="0.23cm" draw:transform="rotate (1.49138384582915) translate (56.021cm 4.8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7" draw:text-style-name="P13" draw:layer="layout" svg:width="0.952cm" svg:height="0.23cm" draw:transform="rotate (1.49138384582915) translate (55.804cm 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8" draw:text-style-name="P9" draw:layer="layout" svg:width="0.862cm" svg:height="0.23cm" svg:x="50.727cm" svg:y="11.0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46.53cm" svg:y="10.9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9" draw:text-style-name="P22" draw:layer="layout" svg:width="0.862cm" svg:height="0.23cm" svg:x="41.324cm" svg:y="10.9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9" draw:text-style-name="P22" draw:layer="layout" svg:width="0.862cm" svg:height="0.23cm" svg:x="42.911cm" svg:y="10.9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37.057cm" svg:y="12.5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38.874cm" svg:y="12.5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svg:x="37.34cm" svg:y="10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svg:x="35.454cm" svg:y="10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2.69cm" svg:y="12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4.888cm" svg:y="12.5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92" draw:text-style-name="P13" draw:layer="layout" svg:width="0.76cm" svg:height="0.23cm" svg:x="49.313cm" svg:y="13.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2" draw:text-style-name="P13" draw:layer="layout" svg:width="0.76cm" svg:height="0.23cm" svg:x="49.313cm" svg:y="16.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2" draw:text-style-name="P13" draw:layer="layout" svg:width="0.76cm" svg:height="0.23cm" svg:x="49.313cm" svg:y="18.2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01" draw:text-style-name="P9" draw:layer="layout" svg:width="1.434cm" svg:height="0.23cm" svg:x="51.803cm" svg:y="20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3" draw:text-style-name="P9" draw:layer="layout" svg:width="1.372cm" svg:height="0.23cm" svg:x="52.197cm" svg:y="23.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4" draw:text-style-name="P10" draw:layer="layout" svg:width="1.372cm" svg:height="0.23cm" svg:x="52.197cm" svg:y="24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5" draw:text-style-name="P8" draw:layer="layout" svg:width="1.372cm" svg:height="0.23cm" svg:x="52.069cm" svg:y="25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9.321cm" svg:y="2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7.103cm" svg:y="2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44.186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4.186cm" svg:y="25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41.472cm" svg:y="25.0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8" draw:text-style-name="P11" draw:layer="layout" svg:width="1.174cm" svg:height="0.23cm" svg:x="37.924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8" draw:text-style-name="P11" draw:layer="layout" svg:width="1.174cm" svg:height="0.23cm" svg:x="35.509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37.91cm" svg:y="24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36.248cm" svg:y="24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3.2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2.3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1.4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20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0" draw:text-style-name="P13" draw:layer="layout" svg:width="1.392cm" svg:height="0.23cm" svg:x="36.147cm" svg:y="19.7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1" draw:text-style-name="P8" draw:layer="layout" svg:width="1.166cm" svg:height="0.23cm" svg:x="32.912cm" svg:y="20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2" draw:text-style-name="P13" draw:layer="layout" svg:width="1.174cm" svg:height="0.23cm" draw:transform="rotate (1.5707963267949) translate (33.776cm 26.5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2" draw:text-style-name="P13" draw:layer="layout" svg:width="1.174cm" svg:height="0.23cm" svg:x="30.065cm" svg:y="25.8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49.302cm" svg:y="20.3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svg:x="49.302cm" svg:y="21.5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4" draw:text-style-name="P11" draw:layer="layout" svg:width="0.862cm" svg:height="0.23cm" draw:transform="rotate (1.47166162528162) translate (54.041cm 21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47166162528162) translate (53.689cm 26.0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8cm" svg:y="24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svg:x="22.231cm" svg:y="25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4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12" draw:layer="layout" svg:width="1.392cm" svg:height="0.23cm" svg:x="27.968cm" svg:y="24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0.184cm" svg:y="22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1.884cm" svg:y="22.8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3.593cm" svg:y="22.7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5" draw:text-style-name="P10" draw:layer="layout" svg:width="0.862cm" svg:height="0.23cm" svg:x="31.362cm" svg:y="20.7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8cm" svg:y="23.1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3.1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12" draw:layer="layout" svg:width="1.392cm" svg:height="0.23cm" svg:x="27.968cm" svg:y="23.1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8cm" svg:y="20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20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3" draw:text-style-name="P12" draw:layer="layout" svg:width="1.392cm" svg:height="0.23cm" svg:x="27.968cm" svg:y="20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7" draw:text-style-name="P8" draw:layer="layout" svg:width="1.392cm" svg:height="0.23cm" svg:x="25.081cm" svg:y="19.2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31.3cm" svg:y="18.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2.23cm" svg:y="19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1" draw:layer="layout" svg:width="1.392cm" svg:height="0.23cm" draw:transform="rotate (1.5707963267949) translate (21.615cm 21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4" draw:text-style-name="P11" draw:layer="layout" svg:width="1.392cm" svg:height="0.23cm" draw:transform="rotate (1.5707963267949) translate (21.615cm 24.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22.216cm" svg:y="16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6" draw:text-style-name="P10" draw:layer="layout" svg:width="1.392cm" svg:height="0.23cm" svg:x="25.799cm" svg:y="16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9" draw:text-style-name="P9" draw:layer="layout" svg:width="1.392cm" svg:height="0.23cm" svg:x="27.931cm" svg:y="16.8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svg:x="29.409cm" svg:y="14.8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draw:transform="rotate (1.5707963267949) translate (21.58cm 9.3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12" draw:layer="layout" svg:width="0.862cm" svg:height="0.23cm" draw:transform="rotate (1.5707963267949) translate (21.58cm 10.8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31.584cm" svg:y="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draw:transform="rotate (1.5707963267949) translate (34.17cm 6.5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1.079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4.668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9" draw:text-style-name="P12" draw:layer="layout" svg:width="1.434cm" svg:height="0.23cm" svg:x="36.453cm" svg:y="3.7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35.329cm" svg:y="5.6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8" draw:text-style-name="P8" draw:layer="layout" svg:width="1.434cm" svg:height="0.23cm" svg:x="47.366cm" svg:y="5.1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9" draw:text-style-name="P13" draw:layer="layout" svg:width="1.434cm" svg:height="0.23cm" svg:x="47.192cm" svg:y="9.0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6" draw:text-style-name="P9" draw:layer="layout" svg:width="1.218cm" svg:height="0.23cm" svg:x="54.91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0.244cm" svg:y="4.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0.244cm" svg:y="5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3.716cm" svg:y="4.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2" draw:text-style-name="P10" draw:layer="layout" svg:width="1.434cm" svg:height="0.23cm" svg:x="53.716cm" svg:y="5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50.244cm" svg:y="7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53.716cm" svg:y="7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1" draw:layer="layout" svg:width="1.434cm" svg:height="0.23cm" svg:x="53.716cm" svg:y="8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draw:transform="rotate (0.516268392739923) translate (53.922cm 10.9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1" draw:text-style-name="P8" draw:layer="layout" svg:width="0.862cm" svg:height="0.23cm" draw:transform="rotate (0.516268392739923) translate (52.863cm 11.6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5" draw:text-style-name="P8" draw:layer="layout" svg:width="1.174cm" svg:height="0.23cm" svg:x="31.289cm" svg:y="25.0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5707963267949) translate (21.58cm 16.6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5707963267949) translate (21.58cm 18.0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0" draw:text-style-name="P13" draw:layer="layout" svg:width="0.862cm" svg:height="0.23cm" draw:transform="rotate (1.5707963267949) translate (21.58cm 15.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151" draw:text-style-name="P15" draw:layer="layout" svg:width="16.899cm" svg:height="9.949cm" svg:x="26.87cm" svg:y="17.901cm" svg:viewBox="0 0 16900 9950" draw:points="0,300 3400,3400 2850,4050 2850,8197 5050,8200 5050,9950 16900,9950 16900,8200 13800,8200 13800,6268 13083,6268 13083,0 7950,0 7945,300">
              <text:p/>
            </draw:polygon>
            <draw:polygon draw:style-name="gr152" draw:text-style-name="P16" draw:layer="layout" svg:width="12.099cm" svg:height="9.649cm" svg:x="19.82cm" svg:y="18.201cm" svg:viewBox="0 0 12100 9650" draw:points="12100,9650 2,9650 0,3100 1750,3100 1751,0 7050,0 10450,3100 9900,3750 9900,7897 12100,7897">
              <text:p/>
            </draw:polygon>
            <draw:polygon draw:style-name="gr153" draw:text-style-name="P17" draw:layer="layout" svg:width="19.449cm" svg:height="18.958cm" svg:x="19.82cm" svg:y="2.342cm" svg:viewBox="0 0 19450 18959" draw:points="0,18959 30,4 19450,0 19450,1715 15231,1715 15231,5209 5232,5209 5232,9565 10917,9573 10917,11564 11000,11566 11000,13009 11150,13459 11600,13909 14650,15559 14993,15559 14995,15859 7050,15859 1751,15859 1750,18959">
              <text:p/>
            </draw:polygon>
            <draw:polygon draw:style-name="gr154" draw:text-style-name="P18" draw:layer="layout" svg:width="15.728cm" svg:height="12.907cm" svg:x="42.67cm" svg:y="1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    <text:p/>
            </draw:polygon>
            <draw:polygon draw:style-name="gr155" draw:text-style-name="P19" draw:layer="layout" svg:width="18.883cm" svg:height="11.563cm" svg:x="30.737cm" svg:y="2.342cm" svg:viewBox="0 0 18884 11564" draw:points="18625,3909 18625,1714 16907,9 8533,0 8533,1714 4314,1715 4314,9572 0,9572 0,11564 11933,11558 11933,9572 14283,9572 14283,7559 14833,7559 15733,5822 18884,5822 18884,3909">
              <text:p/>
            </draw:polygon>
            <draw:polygon draw:style-name="gr156" draw:text-style-name="P20" draw:layer="layout" svg:width="15.672cm" svg:height="14.999cm" svg:x="40.67cm" svg:y="12.851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    <text:p/>
            </draw:polygon>
            <draw:rect draw:style-name="gr133" draw:text-style-name="P7" draw:layer="layout" svg:width="2.373cm" svg:height="1.7cm" svg:x="22.947cm" svg:y="12.951cm">
              <text:p/>
            </draw:rect>
            <draw:rect draw:style-name="gr133" draw:text-style-name="P7" draw:layer="layout" svg:width="2.373cm" svg:height="1.7cm" svg:x="22.947cm" svg:y="12.951cm">
              <text:p/>
            </draw:rect>
            <draw:rect draw:style-name="gr133" draw:text-style-name="P7" draw:layer="layout" svg:width="2.373cm" svg:height="1.9cm" svg:x="22.947cm" svg:y="16.301cm">
              <text:p/>
            </draw:rect>
            <draw:line draw:style-name="gr125" draw:text-style-name="P7" draw:layer="layout" svg:x1="19.821cm" svg:y1="20.452cm" svg:x2="19.821cm" svg:y2="27.851cm">
              <text:p/>
            </draw:line>
            <draw:line draw:style-name="gr125" draw:text-style-name="P7" draw:layer="layout" svg:x1="19.821cm" svg:y1="20.452cm" svg:x2="19.851cm" svg:y2="11.901cm">
              <text:p/>
            </draw:line>
            <draw:line draw:style-name="gr125" draw:text-style-name="P7" draw:layer="layout" svg:x1="19.851cm" svg:y1="11.901cm" svg:x2="19.851cm" svg:y2="2.347cm">
              <text:p/>
            </draw:line>
            <draw:line draw:style-name="gr125" draw:text-style-name="P7" draw:layer="layout" svg:x1="19.851cm" svg:y1="2.343cm" svg:x2="30.021cm" svg:y2="2.343cm">
              <text:p/>
            </draw:line>
            <draw:line draw:style-name="gr125" draw:text-style-name="P7" draw:layer="layout" svg:x1="31.92cm" svg:y1="27.851cm" svg:x2="19.82cm" svg:y2="27.851cm">
              <text:p/>
            </draw:line>
            <draw:line draw:style-name="gr125" draw:text-style-name="P7" draw:layer="layout" svg:x1="43.77cm" svg:y1="27.851cm" svg:x2="31.92cm" svg:y2="27.851cm">
              <text:p/>
            </draw:line>
            <draw:line draw:style-name="gr125" draw:text-style-name="P7" draw:layer="layout" svg:x1="30.02cm" svg:y1="2.334cm" svg:x2="47.645cm" svg:y2="2.352cm">
              <text:p/>
            </draw:line>
            <draw:line draw:style-name="gr125" draw:text-style-name="P7" draw:layer="layout" svg:x1="47.645cm" svg:y1="2.352cm" svg:x2="47.645cm" svg:y2="1.001cm">
              <text:p/>
            </draw:line>
            <draw:line draw:style-name="gr125" draw:text-style-name="P7" draw:layer="layout" svg:x1="47.645cm" svg:y1="1.001cm" svg:x2="58.4cm" svg:y2="1.003cm">
              <text:p/>
            </draw:line>
            <draw:line draw:style-name="gr125" draw:text-style-name="P7" draw:layer="layout" svg:x1="57.53cm" svg:y1="9.151cm" svg:x2="58.4cm" svg:y2="1.003cm">
              <text:p/>
            </draw:line>
            <draw:line draw:style-name="gr125" draw:text-style-name="P7" draw:layer="layout" svg:x1="55.52cm" svg:y1="27.851cm" svg:x2="56.343cm" svg:y2="20.152cm">
              <text:p/>
            </draw:line>
            <draw:line draw:style-name="gr125" draw:text-style-name="P7" draw:layer="layout" svg:x1="55.52cm" svg:y1="27.851cm" svg:x2="43.77cm" svg:y2="27.851cm">
              <text:p/>
            </draw:line>
            <draw:polyline draw:style-name="gr259" draw:text-style-name="P7" draw:layer="layout" svg:width="10.934cm" svg:height="5.993cm" draw:transform="skewX (-2.84180713136693E-017) rotate (-1.83137398411765) translate (59.1603925583448cm 9.58572815467cm)" svg:viewBox="0 0 10935 5994" draw:points="0,1687 1397,1687 2770,2178 5603,4653 6012,5994 10409,4821 10254,3465 10084,1079 10196,531 10470,200 10935,0">
              <text:p/>
            </draw:polyline>
            <draw:custom-shape draw:style-name="gr306" draw:text-style-name="P23" draw:layer="layout" svg:width="2.373cm" svg:height="1.7cm" svg:x="22.947cm" svg:y="12.951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307" draw:text-style-name="P23" draw:layer="layout" svg:width="2.373cm" svg:height="1.9cm" svg:x="22.947cm" svg:y="16.301cm">
              <text:p/>
              <draw:enhanced-geometry svg:viewBox="0 0 21600 21600" draw:type="rectangle" draw:enhanced-path="M 0 0 L 21600 0 21600 21600 0 21600 0 0 Z N"/>
            </draw:custom-shape>
            <draw:custom-shape draw:style-name="gr308" draw:text-style-name="P23" draw:layer="layout" svg:width="2.373cm" svg:height="1.65cm" svg:x="22.947cm" svg:y="14.651cm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125" draw:text-style-name="P7" draw:layer="layout" svg:x1="27.815cm" svg:y1="11.911cm" svg:x2="23.408cm" svg:y2="11.911cm">
              <text:p/>
            </draw:line>
            <draw:line draw:style-name="gr125" draw:text-style-name="P7" draw:layer="layout" svg:x1="28.992cm" svg:y1="11.911cm" svg:x2="27.815cm" svg:y2="11.911cm">
              <text:p/>
            </draw:line>
            <draw:line draw:style-name="gr125" draw:text-style-name="P7" draw:layer="layout" svg:x1="28.992cm" svg:y1="11.911cm" svg:x2="38.619cm" svg:y2="11.911cm">
              <text:p/>
            </draw:line>
            <draw:line draw:style-name="gr125" draw:text-style-name="P7" draw:layer="layout" svg:x1="38.98cm" svg:y1="11.215cm" svg:x2="38.47cm" svg:y2="9.898cm">
              <text:p/>
            </draw:line>
            <draw:line draw:style-name="gr125" draw:text-style-name="P7" draw:layer="layout" svg:x1="38.58cm" svg:y1="11.907cm" svg:x2="38.98cm" svg:y2="11.215cm">
              <text:p/>
            </draw:line>
            <draw:line draw:style-name="gr125" draw:text-style-name="P7" draw:layer="layout" svg:x1="40.681cm" svg:y1="7.526cm" svg:x2="38.973cm" svg:y2="7.523cm">
              <text:p/>
            </draw:line>
            <draw:line draw:style-name="gr125" draw:text-style-name="P7" draw:layer="layout" svg:x1="38.973cm" svg:y1="7.523cm" svg:x2="38.973cm" svg:y2="7.024cm">
              <text:p/>
            </draw:line>
            <draw:line draw:style-name="gr125" draw:text-style-name="P7" draw:layer="layout" svg:x1="35.051cm" svg:y1="9.564cm" svg:x2="36.355cm" svg:y2="9.564cm">
              <text:p/>
            </draw:line>
            <draw:line draw:style-name="gr125" draw:text-style-name="P7" draw:layer="layout" svg:x1="36.355cm" svg:y1="9.564cm" svg:x2="36.339cm" svg:y2="7.499cm">
              <text:p/>
            </draw:line>
            <draw:line draw:style-name="gr125" draw:text-style-name="P7" draw:layer="layout" svg:x1="36.339cm" svg:y1="7.499cm" svg:x2="37.479cm" svg:y2="7.493cm">
              <text:p/>
            </draw:line>
            <draw:line draw:style-name="gr125" draw:text-style-name="P7" draw:layer="layout" svg:x1="37.479cm" svg:y1="7.493cm" svg:x2="38.47cm" svg:y2="9.898cm">
              <text:p/>
            </draw:line>
            <draw:line draw:style-name="gr125" draw:text-style-name="P7" draw:layer="layout" svg:x1="38.973cm" svg:y1="7.024cm" svg:x2="38.97cm" svg:y2="4.748cm">
              <text:p/>
            </draw:line>
            <draw:line draw:style-name="gr125" draw:text-style-name="P7" draw:layer="layout" svg:x1="39.869cm" svg:y1="5.936cm" svg:x2="39.869cm" svg:y2="4.753cm">
              <text:p/>
            </draw:line>
            <draw:line draw:style-name="gr125" draw:text-style-name="P7" draw:layer="layout" svg:x1="38.973cm" svg:y1="4.753cm" svg:x2="39.961cm" svg:y2="4.222cm">
              <text:p/>
            </draw:line>
            <draw:line draw:style-name="gr125" draw:text-style-name="P7" draw:layer="layout" svg:x1="39.961cm" svg:y1="4.222cm" svg:x2="40.022cm" svg:y2="4.198cm">
              <text:p/>
            </draw:line>
            <draw:line draw:style-name="gr125" draw:text-style-name="P7" draw:layer="layout" svg:x1="49.623cm" svg:y1="9.898cm" svg:x2="49.222cm" svg:y2="9.898cm">
              <text:p/>
            </draw:line>
            <draw:line draw:style-name="gr125" draw:text-style-name="P7" draw:layer="layout" svg:x1="45.572cm" svg:y1="9.898cm" svg:x2="47.294cm" svg:y2="6.503cm">
              <text:p/>
            </draw:line>
            <draw:line draw:style-name="gr125" draw:text-style-name="P7" draw:layer="layout" svg:x1="47.294cm" svg:y1="6.503cm" svg:x2="48.932cm" svg:y2="6.498cm">
              <text:p/>
            </draw:line>
            <draw:line draw:style-name="gr125" draw:text-style-name="P7" draw:layer="layout" svg:x1="48.932cm" svg:y1="6.498cm" svg:x2="48.932cm" svg:y2="6.248cm">
              <text:p/>
            </draw:line>
            <draw:line draw:style-name="gr125" draw:text-style-name="P7" draw:layer="layout" svg:x1="48.932cm" svg:y1="6.248cm" svg:x2="49.364cm" svg:y2="6.248cm">
              <text:p/>
            </draw:line>
            <draw:line draw:style-name="gr125" draw:text-style-name="P7" draw:layer="layout" svg:x1="40.02cm" svg:y1="4.198cm" svg:x2="40.117cm" svg:y2="4.231cm">
              <text:p/>
            </draw:line>
            <draw:line draw:style-name="gr125" draw:text-style-name="P7" draw:layer="layout" svg:x1="40.117cm" svg:y1="4.231cm" svg:x2="40.191cm" svg:y2="4.278cm">
              <text:p/>
            </draw:line>
            <draw:line draw:style-name="gr125" draw:text-style-name="P7" draw:layer="layout" svg:x1="40.191cm" svg:y1="4.278cm" svg:x2="40.243cm" svg:y2="4.317cm">
              <text:p/>
            </draw:line>
            <draw:line draw:style-name="gr125" draw:text-style-name="P7" draw:layer="layout" svg:x1="40.243cm" svg:y1="4.317cm" svg:x2="40.269cm" svg:y2="4.326cm">
              <text:p/>
            </draw:line>
            <draw:line draw:style-name="gr125" draw:text-style-name="P7" draw:layer="layout" svg:x1="40.269cm" svg:y1="4.326cm" svg:x2="40.675cm" svg:y2="4.754cm">
              <text:p/>
            </draw:line>
            <draw:line draw:style-name="gr125" draw:text-style-name="P7" draw:layer="layout" svg:x1="49.364cm" svg:y1="6.248cm" svg:x2="49.623cm" svg:y2="6.248cm">
              <text:p/>
            </draw:line>
            <draw:line draw:style-name="gr125" draw:text-style-name="P7" draw:layer="layout" svg:x1="45.572cm" svg:y1="9.898cm" svg:x2="49.222cm" svg:y2="9.898cm">
              <text:p/>
            </draw:line>
            <draw:rect draw:style-name="gr127" draw:text-style-name="P7" draw:layer="layout" svg:width="1.643cm" svg:height="1.028cm" svg:x="23.408cm" svg:y="7.536cm">
              <text:p/>
            </draw:rect>
            <draw:rect draw:style-name="gr128" draw:text-style-name="P7" draw:layer="layout" svg:width="1.643cm" svg:height="1.031cm" svg:x="23.408cm" svg:y="10.879cm">
              <text:p/>
            </draw:rect>
            <draw:rect draw:style-name="gr129" draw:text-style-name="P7" draw:layer="layout" svg:width="9.999cm" svg:height="4.375cm" svg:x="25.051cm" svg:y="7.535cm">
              <text:p/>
            </draw:rect>
            <draw:rect draw:style-name="gr130" draw:text-style-name="P7" draw:layer="layout" svg:width="1.624cm" svg:height="2.349cm" svg:x="35.051cm" svg:y="9.561cm">
              <text:p/>
            </draw:rect>
            <draw:line draw:style-name="gr125" draw:text-style-name="P7" draw:layer="layout" svg:x1="37.491cm" svg:y1="7.493cm" svg:x2="36.339cm" svg:y2="7.493cm">
              <text:p/>
            </draw:line>
            <draw:line draw:style-name="gr125" draw:text-style-name="P7" draw:layer="layout" svg:x1="36.339cm" svg:y1="7.493cm" svg:x2="36.355cm" svg:y2="9.562cm">
              <text:p/>
            </draw:line>
            <draw:line draw:style-name="gr125" draw:text-style-name="P7" draw:layer="layout" svg:x1="36.355cm" svg:y1="9.562cm" svg:x2="38.32cm" svg:y2="9.562cm">
              <text:p/>
            </draw:line>
            <draw:line draw:style-name="gr125" draw:text-style-name="P7" draw:layer="layout" svg:x1="38.32cm" svg:y1="9.562cm" svg:x2="37.491cm" svg:y2="7.493cm">
              <text:p/>
            </draw:line>
            <draw:line draw:style-name="gr125" draw:text-style-name="P7" draw:layer="layout" svg:x1="38.32cm" svg:y1="9.562cm" svg:x2="36.676cm" svg:y2="9.562cm">
              <text:p/>
            </draw:line>
            <draw:line draw:style-name="gr125" draw:text-style-name="P7" draw:layer="layout" svg:x1="36.676cm" svg:y1="9.562cm" svg:x2="36.676cm" svg:y2="11.911cm">
              <text:p/>
            </draw:line>
            <draw:line draw:style-name="gr125" draw:text-style-name="P7" draw:layer="layout" svg:x1="36.676cm" svg:y1="11.911cm" svg:x2="38.579cm" svg:y2="11.911cm">
              <text:p/>
            </draw:line>
            <draw:line draw:style-name="gr125" draw:text-style-name="P7" draw:layer="layout" svg:x1="38.579cm" svg:y1="11.911cm" svg:x2="38.981cm" svg:y2="11.215cm">
              <text:p/>
            </draw:line>
            <draw:line draw:style-name="gr125" draw:text-style-name="P7" draw:layer="layout" svg:x1="38.981cm" svg:y1="11.215cm" svg:x2="38.32cm" svg:y2="9.562cm">
              <text:p/>
            </draw:line>
            <draw:line draw:style-name="gr125" draw:text-style-name="P7" draw:layer="layout" svg:x1="45.572cm" svg:y1="9.898cm" svg:x2="49.623cm" svg:y2="9.898cm">
              <text:p/>
            </draw:line>
            <draw:line draw:style-name="gr125" draw:text-style-name="P7" draw:layer="layout" svg:x1="49.623cm" svg:y1="9.898cm" svg:x2="49.623cm" svg:y2="8.161cm">
              <text:p/>
            </draw:line>
            <draw:line draw:style-name="gr125" draw:text-style-name="P7" draw:layer="layout" svg:x1="49.623cm" svg:y1="8.161cm" svg:x2="46.472cm" svg:y2="8.161cm">
              <text:p/>
            </draw:line>
            <draw:line draw:style-name="gr125" draw:text-style-name="P7" draw:layer="layout" svg:x1="46.472cm" svg:y1="8.161cm" svg:x2="49.623cm" svg:y2="8.161cm">
              <text:p/>
            </draw:line>
            <draw:line draw:style-name="gr125" draw:text-style-name="P7" draw:layer="layout" svg:x1="49.623cm" svg:y1="8.161cm" svg:x2="49.623cm" svg:y2="6.248cm">
              <text:p/>
            </draw:line>
            <draw:line draw:style-name="gr125" draw:text-style-name="P7" draw:layer="layout" svg:x1="49.623cm" svg:y1="6.248cm" svg:x2="48.932cm" svg:y2="6.248cm">
              <text:p/>
            </draw:line>
            <draw:line draw:style-name="gr125" draw:text-style-name="P7" draw:layer="layout" svg:x1="48.932cm" svg:y1="6.248cm" svg:x2="48.932cm" svg:y2="6.498cm">
              <text:p/>
            </draw:line>
            <draw:line draw:style-name="gr125" draw:text-style-name="P7" draw:layer="layout" svg:x1="48.932cm" svg:y1="6.498cm" svg:x2="47.294cm" svg:y2="6.503cm">
              <text:p/>
            </draw:line>
            <draw:line draw:style-name="gr125" draw:text-style-name="P7" draw:layer="layout" svg:x1="47.294cm" svg:y1="6.503cm" svg:x2="46.472cm" svg:y2="8.161cm">
              <text:p/>
            </draw:line>
            <draw:line draw:style-name="gr149" draw:text-style-name="P7" draw:layer="layout" svg:x1="33.319cm" svg:y1="10.647cm" svg:x2="32.819cm" svg:y2="10.647cm">
              <text:p/>
            </draw:line>
            <draw:line draw:style-name="gr149" draw:text-style-name="P7" draw:layer="layout" svg:x1="26.769cm" svg:y1="7.535cm" svg:x2="26.769cm" svg:y2="11.911cm">
              <text:p/>
            </draw:line>
            <draw:line draw:style-name="gr149" draw:text-style-name="P7" draw:layer="layout" svg:x1="28.219cm" svg:y1="7.535cm" svg:x2="28.219cm" svg:y2="11.91cm">
              <text:p/>
            </draw:line>
            <draw:line draw:style-name="gr149" draw:text-style-name="P7" draw:layer="layout" svg:x1="28.219cm" svg:y1="9.647cm" svg:x2="27.869cm" svg:y2="9.647cm">
              <text:p/>
            </draw:line>
            <draw:line draw:style-name="gr149" draw:text-style-name="P7" draw:layer="layout" svg:x1="27.119cm" svg:y1="9.647cm" svg:x2="26.769cm" svg:y2="9.647cm">
              <text:p/>
            </draw:line>
            <draw:line draw:style-name="gr149" draw:text-style-name="P7" draw:layer="layout" svg:x1="25.051cm" svg:y1="8.297cm" svg:x2="28.219cm" svg:y2="8.297cm">
              <text:p/>
            </draw:line>
            <draw:line draw:style-name="gr149" draw:text-style-name="P7" draw:layer="layout" svg:x1="35.051cm" svg:y1="8.297cm" svg:x2="32.82cm" svg:y2="8.297cm">
              <text:p/>
            </draw:line>
            <draw:line draw:style-name="gr149" draw:text-style-name="P7" draw:layer="layout" svg:x1="33.319cm" svg:y1="7.535cm" svg:x2="33.319cm" svg:y2="11.91cm">
              <text:p/>
            </draw:line>
            <draw:line draw:style-name="gr149" draw:text-style-name="P7" draw:layer="layout" svg:x1="30.519cm" svg:y1="7.536cm" svg:x2="30.519cm" svg:y2="9.532cm">
              <text:p/>
            </draw:line>
            <draw:polygon draw:style-name="gr150" draw:text-style-name="P7" draw:layer="layout" svg:width="0.899cm" svg:height="1.749cm" draw:transform="rotate (-3.14159265358979) translate (52.919cm 5.897cm)" svg:viewBox="0 0 900 1750" draw:points="0,0 900,0 900,1250 550,1700 450,1750 400,1750 350,1700 0,1250">
              <text:p/>
            </draw:polygon>
            <draw:rect draw:style-name="gr128" draw:text-style-name="P7" draw:layer="layout" svg:width="1.643cm" svg:height="2.315cm" svg:x="23.409cm" svg:y="8.565cm">
              <text:p/>
            </draw:rect>
            <draw:line draw:style-name="gr149" draw:text-style-name="P7" draw:layer="layout" svg:x1="25.869cm" svg:y1="7.535cm" svg:x2="25.869cm" svg:y2="8.297cm">
              <text:p/>
            </draw:line>
            <draw:line draw:style-name="gr125" draw:text-style-name="P7" draw:layer="layout" svg:x1="40.68cm" svg:y1="6.386cm" svg:x2="40.68cm" svg:y2="4.753cm">
              <text:p/>
            </draw:line>
            <draw:line draw:style-name="gr125" draw:text-style-name="P7" draw:layer="layout" svg:x1="40.68cm" svg:y1="7.53cm" svg:x2="40.68cm" svg:y2="7.019cm">
              <text:p/>
            </draw:line>
            <draw:line draw:style-name="gr125" draw:text-style-name="P7" draw:layer="layout" svg:x1="40.681cm" svg:y1="5.936cm" svg:x2="38.973cm" svg:y2="5.933cm">
              <text:p/>
            </draw:line>
            <draw:line draw:style-name="gr125" draw:text-style-name="P7" draw:layer="layout" svg:x1="40.681cm" svg:y1="4.764cm" svg:x2="38.973cm" svg:y2="4.761cm">
              <text:p/>
            </draw:line>
            <draw:line draw:style-name="gr149" draw:text-style-name="P7" draw:layer="layout" svg:x1="52.019cm" svg:y1="4.757cm" svg:x2="52.919cm" svg:y2="4.757cm">
              <text:p/>
            </draw:line>
            <draw:line draw:style-name="gr157" draw:text-style-name="P7" draw:layer="layout" svg:x1="52.019cm" svg:y1="4.757cm" svg:x2="52.919cm" svg:y2="4.757cm">
              <text:p/>
            </draw:line>
            <draw:line draw:style-name="gr125" draw:text-style-name="P7" draw:layer="layout" svg:x1="33.735cm" svg:y1="24.941cm" svg:x2="33.735cm" svg:y2="26.694cm">
              <text:p/>
            </draw:line>
            <draw:line draw:style-name="gr125" draw:text-style-name="P7" draw:layer="layout" svg:x1="36.451cm" svg:y1="24.941cm" svg:x2="36.451cm" svg:y2="26.698cm">
              <text:p/>
            </draw:line>
            <draw:line draw:style-name="gr125" draw:text-style-name="P7" draw:layer="layout" svg:x1="34.919cm" svg:y1="26.697cm" svg:x2="34.919cm" svg:y2="24.941cm">
              <text:p/>
            </draw:line>
            <draw:line draw:style-name="gr125" draw:text-style-name="P7" draw:layer="layout" svg:x1="36.451cm" svg:y1="26.694cm" svg:x2="33.735cm" svg:y2="26.694cm">
              <text:p/>
            </draw:line>
            <draw:line draw:style-name="gr125" draw:text-style-name="P7" draw:layer="layout" svg:x1="34.919cm" svg:y1="25.823cm" svg:x2="33.735cm" svg:y2="25.823cm">
              <text:p/>
            </draw:line>
            <draw:line draw:style-name="gr125" draw:text-style-name="P7" draw:layer="layout" svg:x1="36.451cm" svg:y1="24.941cm" svg:x2="36.019cm" svg:y2="24.941cm">
              <text:p/>
            </draw:line>
            <draw:line draw:style-name="gr125" draw:text-style-name="P7" draw:layer="layout" svg:x1="50.761cm" svg:y1="22.424cm" svg:x2="50.761cm" svg:y2="19.597cm">
              <text:p/>
            </draw:line>
            <draw:rect draw:style-name="gr134" draw:text-style-name="P7" draw:layer="layout" svg:width="8.717cm" svg:height="4.574cm" svg:x="39.955cm" svg:y="19.596cm">
              <text:p/>
            </draw:rect>
            <draw:rect draw:style-name="gr138" draw:text-style-name="P7" draw:layer="layout" svg:width="2.089cm" svg:height="1.745cm" svg:x="48.672cm" svg:y="22.424cm">
              <text:p/>
            </draw:rect>
            <draw:line draw:style-name="gr149" draw:text-style-name="P7" draw:layer="layout" svg:x1="40.422cm" svg:y1="19.701cm" svg:x2="40.072cm" svg:y2="19.701cm">
              <text:p/>
            </draw:line>
            <draw:line draw:style-name="gr149" draw:text-style-name="P7" draw:layer="layout" svg:x1="42.772cm" svg:y1="20.551cm" svg:x2="45.822cm" svg:y2="20.551cm">
              <text:p/>
            </draw:line>
            <draw:line draw:style-name="gr149" draw:text-style-name="P7" draw:layer="layout" svg:x1="41.222cm" svg:y1="21.401cm" svg:x2="47.522cm" svg:y2="21.401cm">
              <text:p/>
            </draw:line>
            <draw:line draw:style-name="gr149" draw:text-style-name="P7" draw:layer="layout" svg:x1="40.072cm" svg:y1="24.17cm" svg:x2="40.072cm" svg:y2="19.701cm">
              <text:p/>
            </draw:line>
            <draw:line draw:style-name="gr149" draw:text-style-name="P7" draw:layer="layout" svg:x1="40.072cm" svg:y1="23.401cm" svg:x2="47.322cm" svg:y2="23.401cm">
              <text:p/>
            </draw:line>
            <draw:line draw:style-name="gr149" draw:text-style-name="P7" draw:layer="layout" svg:x1="45.072cm" svg:y1="24.17cm" svg:x2="45.072cm" svg:y2="21.401cm">
              <text:p/>
            </draw:line>
            <draw:line draw:style-name="gr149" draw:text-style-name="P7" draw:layer="layout" svg:x1="41.622cm" svg:y1="19.701cm" svg:x2="41.622cm" svg:y2="20.701cm">
              <text:p/>
            </draw:line>
            <draw:line draw:style-name="gr149" draw:text-style-name="P7" draw:layer="layout" svg:x1="40.422cm" svg:y1="21.401cm" svg:x2="40.072cm" svg:y2="21.401cm">
              <text:p/>
            </draw:line>
            <draw:line draw:style-name="gr149" draw:text-style-name="P7" draw:layer="layout" svg:x1="48.672cm" svg:y1="19.701cm" svg:x2="48.322cm" svg:y2="19.701cm">
              <text:p/>
            </draw:line>
            <draw:line draw:style-name="gr149" draw:text-style-name="P7" draw:layer="layout" svg:x1="48.672cm" svg:y1="21.401cm" svg:x2="48.322cm" svg:y2="21.401cm">
              <text:p/>
            </draw:line>
            <draw:line draw:style-name="gr149" draw:text-style-name="P7" draw:layer="layout" svg:x1="41.072cm" svg:y1="19.701cm" svg:x2="47.622cm" svg:y2="19.701cm">
              <text:p/>
            </draw:line>
            <draw:line draw:style-name="gr149" draw:text-style-name="P7" draw:layer="layout" svg:x1="46.972cm" svg:y1="19.701cm" svg:x2="46.972cm" svg:y2="20.701cm">
              <text:p/>
            </draw:line>
            <draw:line draw:style-name="gr125" draw:text-style-name="P7" draw:layer="layout" svg:x1="48.673cm" svg:y1="19.596cm" svg:x2="50.762cm" svg:y2="19.596cm">
              <text:p/>
            </draw:line>
            <draw:line draw:style-name="gr125" draw:text-style-name="P7" draw:layer="layout" svg:x1="34.47cm" svg:y1="17.901cm" svg:x2="31.381cm" svg:y2="16.233cm">
              <text:p/>
            </draw:line>
            <draw:line draw:style-name="gr125" draw:text-style-name="P7" draw:layer="layout" svg:x1="31.381cm" svg:y1="16.233cm" svg:x2="31.096cm" svg:y2="15.921cm">
              <text:p/>
            </draw:line>
            <draw:line draw:style-name="gr125" draw:text-style-name="P7" draw:layer="layout" svg:x1="31.096cm" svg:y1="15.921cm" svg:x2="30.853cm" svg:y2="15.533cm">
              <text:p/>
            </draw:line>
            <draw:line draw:style-name="gr125" draw:text-style-name="P7" draw:layer="layout" svg:x1="30.853cm" svg:y1="15.533cm" svg:x2="30.82cm" svg:y2="15.152cm">
              <text:p/>
            </draw:line>
            <draw:line draw:style-name="gr125" draw:text-style-name="P7" draw:layer="layout" svg:x1="30.82cm" svg:y1="15.151cm" svg:x2="30.82cm" svg:y2="13.908cm">
              <text:p/>
            </draw:line>
            <draw:line draw:style-name="gr125" draw:text-style-name="P7" draw:layer="layout" svg:x1="40.336cm" svg:y1="13.907cm" svg:x2="30.82cm" svg:y2="13.907cm">
              <text:p/>
            </draw:line>
            <draw:line draw:style-name="gr125" draw:text-style-name="P7" draw:layer="layout" svg:x1="29.72cm" svg:y1="24.17cm" svg:x2="34.82cm" svg:y2="24.17cm">
              <text:p/>
            </draw:line>
            <draw:line draw:style-name="gr125" draw:text-style-name="P7" draw:layer="layout" svg:x1="48.972cm" svg:y1="13.891cm" svg:x2="48.972cm" svg:y2="18.051cm">
              <text:p/>
            </draw:line>
            <draw:line draw:style-name="gr125" draw:text-style-name="P7" draw:layer="layout" svg:x1="34.47cm" svg:y1="17.901cm" svg:x2="39.953cm" svg:y2="17.901cm">
              <text:p/>
            </draw:line>
            <draw:line draw:style-name="gr125" draw:text-style-name="P7" draw:layer="layout" svg:x1="48.972cm" svg:y1="18.051cm" svg:x2="39.955cm" svg:y2="18.051cm">
              <text:p/>
            </draw:line>
            <draw:line draw:style-name="gr125" draw:text-style-name="P7" draw:layer="layout" svg:x1="48.972cm" svg:y1="13.9cm" svg:x2="40.336cm" svg:y2="13.907cm">
              <text:p/>
            </draw:line>
            <draw:line draw:style-name="gr125" draw:text-style-name="P7" draw:layer="layout" svg:x1="39.953cm" svg:y1="17.901cm" svg:x2="39.955cm" svg:y2="18.051cm">
              <text:p/>
            </draw:line>
            <draw:g>
              <draw:line draw:style-name="gr125" draw:text-style-name="P7" draw:layer="layout" svg:x1="35.415cm" svg:y1="24.941cm" svg:x2="33.735cm" svg:y2="24.941cm">
                <text:p/>
              </draw:line>
              <draw:polygon draw:style-name="gr150" draw:text-style-name="P7" draw:layer="layout" svg:width="0.899cm" svg:height="1.503cm" svg:x="24.619cm" svg:y="24.901cm" svg:viewBox="0 0 900 1504" draw:points="1,0 900,0 900,1504 0,1504">
                <text:p/>
              </draw:polygon>
              <draw:line draw:style-name="gr125" draw:text-style-name="P7" draw:layer="layout" svg:x1="29.72cm" svg:y1="21.951cm" svg:x2="29.72cm" svg:y2="24.17cm">
                <text:p/>
              </draw:line>
              <draw:line draw:style-name="gr125" draw:text-style-name="P7" draw:layer="layout" svg:x1="34.82cm" svg:y1="21.828cm" svg:x2="29.854cm" svg:y2="21.828cm">
                <text:p/>
              </draw:line>
              <draw:line draw:style-name="gr125" draw:text-style-name="P7" draw:layer="layout" svg:x1="33.138cm" svg:y1="21.828cm" svg:x2="33.138cm" svg:y2="24.17cm">
                <text:p/>
              </draw:line>
              <draw:line draw:style-name="gr125" draw:text-style-name="P7" draw:layer="layout" svg:x1="32.376cm" svg:y1="21.828cm" svg:x2="32.376cm" svg:y2="19.491cm">
                <text:p/>
              </draw:line>
              <draw:line draw:style-name="gr125" draw:text-style-name="P7" draw:layer="layout" svg:x1="34.82cm" svg:y1="21.828cm" svg:x2="34.82cm" svg:y2="24.17cm">
                <text:p/>
              </draw:line>
              <draw:line draw:style-name="gr125" draw:text-style-name="P7" draw:layer="layout" svg:x1="29.721cm" svg:y1="21.951cm" svg:x2="31.872cm" svg:y2="19.491cm">
                <text:p/>
              </draw:line>
              <draw:line draw:style-name="gr125" draw:text-style-name="P7" draw:layer="layout" svg:x1="31.459cm" svg:y1="21.828cm" svg:x2="31.459cm" svg:y2="24.17cm">
                <text:p/>
              </draw:line>
              <draw:line draw:style-name="gr125" draw:text-style-name="P7" draw:layer="layout" svg:x1="34.82cm" svg:y1="19.491cm" svg:x2="31.872cm" svg:y2="19.491cm">
                <text:p/>
              </draw:line>
              <draw:line draw:style-name="gr125" draw:text-style-name="P7" draw:layer="layout" svg:x1="34.813cm" svg:y1="21.828cm" svg:x2="34.813cm" svg:y2="19.491cm">
                <text:p/>
              </draw:line>
            </draw:g>
            <draw:line draw:style-name="gr7" draw:text-style-name="P7" draw:layer="layout" svg:x1="40.427cm" svg:y1="22.045cm" svg:x2="40.427cm" svg:y2="19.695cm">
              <text:p/>
            </draw:line>
            <draw:line draw:style-name="gr7" draw:text-style-name="P7" draw:layer="layout" svg:x1="40.077cm" svg:y1="20.145cm" svg:x2="40.427cm" svg:y2="20.145cm">
              <text:p/>
            </draw:line>
            <draw:line draw:style-name="gr7" draw:text-style-name="P7" draw:layer="layout" svg:x1="41.277cm" svg:y1="21.395cm" svg:x2="41.277cm" svg:y2="23.395cm">
              <text:p/>
            </draw:line>
            <draw:line draw:style-name="gr7" draw:text-style-name="P7" draw:layer="layout" svg:x1="40.077cm" svg:y1="22.045cm" svg:x2="41.277cm" svg:y2="22.045cm">
              <text:p/>
            </draw:line>
            <draw:line draw:style-name="gr7" draw:text-style-name="P7" draw:layer="layout" svg:x1="44.527cm" svg:y1="22.595cm" svg:x2="41.277cm" svg:y2="22.595cm">
              <text:p/>
            </draw:line>
            <draw:line draw:style-name="gr7" draw:text-style-name="P7" draw:layer="layout" svg:x1="41.477cm" svg:y1="22.595cm" svg:x2="41.477cm" svg:y2="23.395cm">
              <text:p/>
            </draw:line>
            <draw:line draw:style-name="gr7" draw:text-style-name="P7" draw:layer="layout" svg:x1="41.927cm" svg:y1="22.595cm" svg:x2="41.927cm" svg:y2="23.395cm">
              <text:p/>
            </draw:line>
            <draw:line draw:style-name="gr7" draw:text-style-name="P7" draw:layer="layout" svg:x1="42.377cm" svg:y1="22.595cm" svg:x2="42.377cm" svg:y2="23.395cm">
              <text:p/>
            </draw:line>
            <draw:line draw:style-name="gr7" draw:text-style-name="P7" draw:layer="layout" svg:x1="42.777cm" svg:y1="22.6cm" svg:x2="42.777cm" svg:y2="23.4cm">
              <text:p/>
            </draw:line>
            <draw:line draw:style-name="gr7" draw:text-style-name="P7" draw:layer="layout" svg:x1="43.227cm" svg:y1="22.595cm" svg:x2="43.227cm" svg:y2="23.395cm">
              <text:p/>
            </draw:line>
            <draw:line draw:style-name="gr7" draw:text-style-name="P7" draw:layer="layout" svg:x1="43.677cm" svg:y1="22.6cm" svg:x2="43.677cm" svg:y2="23.4cm">
              <text:p/>
            </draw:line>
            <draw:line draw:style-name="gr7" draw:text-style-name="P7" draw:layer="layout" svg:x1="44.077cm" svg:y1="22.595cm" svg:x2="44.077cm" svg:y2="23.395cm">
              <text:p/>
            </draw:line>
            <draw:line draw:style-name="gr7" draw:text-style-name="P7" draw:layer="layout" svg:x1="44.527cm" svg:y1="21.395cm" svg:x2="44.527cm" svg:y2="23.395cm">
              <text:p/>
            </draw:line>
            <draw:line draw:style-name="gr7" draw:text-style-name="P7" draw:layer="layout" svg:x1="42.727cm" svg:y1="21.945cm" svg:x2="41.877cm" svg:y2="21.945cm">
              <text:p/>
            </draw:line>
            <draw:line draw:style-name="gr7" draw:text-style-name="P7" draw:layer="layout" svg:x1="41.877cm" svg:y1="21.395cm" svg:x2="41.877cm" svg:y2="21.945cm">
              <text:p/>
            </draw:line>
            <draw:line draw:style-name="gr7" draw:text-style-name="P7" draw:layer="layout" svg:x1="42.727cm" svg:y1="21.395cm" svg:x2="42.727cm" svg:y2="21.945cm">
              <text:p/>
            </draw:line>
            <draw:line draw:style-name="gr7" draw:text-style-name="P7" draw:layer="layout" svg:x1="41.077cm" svg:y1="20.445cm" svg:x2="41.627cm" svg:y2="20.445cm">
              <text:p/>
            </draw:line>
            <draw:line draw:style-name="gr7" draw:text-style-name="P7" draw:layer="layout" svg:x1="41.077cm" svg:y1="20.445cm" svg:x2="41.077cm" svg:y2="19.695cm">
              <text:p/>
            </draw:line>
            <draw:line draw:style-name="gr7" draw:text-style-name="P7" draw:layer="layout" svg:x1="45.577cm" svg:y1="21.395cm" svg:x2="45.577cm" svg:y2="23.395cm">
              <text:p/>
            </draw:line>
            <draw:line draw:style-name="gr7" draw:text-style-name="P7" draw:layer="layout" svg:x1="45.577cm" svg:y1="22.095cm" svg:x2="44.527cm" svg:y2="22.095cm">
              <text:p/>
            </draw:line>
            <draw:line draw:style-name="gr7" draw:text-style-name="P7" draw:layer="layout" svg:x1="45.977cm" svg:y1="22.595cm" svg:x2="45.977cm" svg:y2="23.395cm">
              <text:p/>
            </draw:line>
            <draw:line draw:style-name="gr7" draw:text-style-name="P7" draw:layer="layout" svg:x1="46.427cm" svg:y1="22.595cm" svg:x2="46.427cm" svg:y2="23.395cm">
              <text:p/>
            </draw:line>
            <draw:line draw:style-name="gr7" draw:text-style-name="P7" draw:layer="layout" svg:x1="47.327cm" svg:y1="22.595cm" svg:x2="45.577cm" svg:y2="22.595cm">
              <text:p/>
            </draw:line>
            <draw:line draw:style-name="gr7" draw:text-style-name="P7" draw:layer="layout" svg:x1="46.877cm" svg:y1="22.595cm" svg:x2="46.877cm" svg:y2="23.395cm">
              <text:p/>
            </draw:line>
            <draw:line draw:style-name="gr7" draw:text-style-name="P7" draw:layer="layout" svg:x1="47.327cm" svg:y1="22.595cm" svg:x2="47.327cm" svg:y2="23.395cm">
              <text:p/>
            </draw:line>
            <draw:line draw:style-name="gr7" draw:text-style-name="P7" draw:layer="layout" svg:x1="45.927cm" svg:y1="21.595cm" svg:x2="45.927cm" svg:y2="21.945cm">
              <text:p/>
            </draw:line>
            <draw:line draw:style-name="gr7" draw:text-style-name="P7" draw:layer="layout" svg:x1="46.277cm" svg:y1="21.595cm" svg:x2="46.277cm" svg:y2="21.945cm">
              <text:p/>
            </draw:line>
            <draw:line draw:style-name="gr7" draw:text-style-name="P7" draw:layer="layout" svg:x1="46.677cm" svg:y1="21.595cm" svg:x2="45.577cm" svg:y2="21.595cm">
              <text:p/>
            </draw:line>
            <draw:line draw:style-name="gr7" draw:text-style-name="P7" draw:layer="layout" svg:x1="46.677cm" svg:y1="21.395cm" svg:x2="46.677cm" svg:y2="21.945cm">
              <text:p/>
            </draw:line>
            <draw:line draw:style-name="gr7" draw:text-style-name="P7" draw:layer="layout" svg:x1="46.877cm" svg:y1="21.395cm" svg:x2="46.877cm" svg:y2="21.945cm">
              <text:p/>
            </draw:line>
            <draw:line draw:style-name="gr7" draw:text-style-name="P7" draw:layer="layout" svg:x1="46.877cm" svg:y1="21.945cm" svg:x2="46.677cm" svg:y2="21.945cm">
              <text:p/>
            </draw:line>
            <draw:line draw:style-name="gr7" draw:text-style-name="P7" draw:layer="layout" svg:x1="47.477cm" svg:y1="21.995cm" svg:x2="47.477cm" svg:y2="21.395cm">
              <text:p/>
            </draw:line>
            <draw:line draw:style-name="gr7" draw:text-style-name="P7" draw:layer="layout" svg:x1="47.477cm" svg:y1="21.995cm" svg:x2="48.677cm" svg:y2="21.995cm">
              <text:p/>
            </draw:line>
            <draw:line draw:style-name="gr7" draw:text-style-name="P7" draw:layer="layout" svg:x1="48.327cm" svg:y1="21.995cm" svg:x2="48.327cm" svg:y2="19.695cm">
              <text:p/>
            </draw:line>
            <draw:line draw:style-name="gr7" draw:text-style-name="P7" draw:layer="layout" svg:x1="46.977cm" svg:y1="20.445cm" svg:x2="47.527cm" svg:y2="20.445cm">
              <text:p/>
            </draw:line>
            <draw:line draw:style-name="gr7" draw:text-style-name="P7" draw:layer="layout" svg:x1="47.527cm" svg:y1="20.445cm" svg:x2="47.527cm" svg:y2="19.695cm">
              <text:p/>
            </draw:line>
            <draw:g>
              <draw:g>
                <draw:line draw:style-name="gr7" draw:text-style-name="P7" draw:layer="layout" svg:x1="43.019cm" svg:y1="20.445cm" svg:x2="43.019cm" svg:y2="19.795cm">
                  <text:p/>
                </draw:line>
                <draw:line draw:style-name="gr7" draw:text-style-name="P7" draw:layer="layout" svg:x1="43.135cm" svg:y1="20.445cm" svg:x2="43.135cm" svg:y2="19.795cm">
                  <text:p/>
                </draw:line>
                <draw:line draw:style-name="gr7" draw:text-style-name="P7" draw:layer="layout" svg:x1="43.252cm" svg:y1="20.445cm" svg:x2="43.252cm" svg:y2="19.795cm">
                  <text:p/>
                </draw:line>
                <draw:line draw:style-name="gr7" draw:text-style-name="P7" draw:layer="layout" svg:x1="43.369cm" svg:y1="20.445cm" svg:x2="43.369cm" svg:y2="19.795cm">
                  <text:p/>
                </draw:line>
                <draw:line draw:style-name="gr7" draw:text-style-name="P7" draw:layer="layout" svg:x1="43.485cm" svg:y1="20.445cm" svg:x2="43.485cm" svg:y2="19.795cm">
                  <text:p/>
                </draw:line>
                <draw:line draw:style-name="gr7" draw:text-style-name="P7" draw:layer="layout" svg:x1="43.602cm" svg:y1="20.445cm" svg:x2="43.602cm" svg:y2="19.795cm">
                  <text:p/>
                </draw:line>
                <draw:line draw:style-name="gr7" draw:text-style-name="P7" draw:layer="layout" svg:x1="43.719cm" svg:y1="20.445cm" svg:x2="43.719cm" svg:y2="19.795cm">
                  <text:p/>
                </draw:line>
                <draw:line draw:style-name="gr7" draw:text-style-name="P7" draw:layer="layout" svg:x1="43.835cm" svg:y1="20.445cm" svg:x2="43.835cm" svg:y2="19.795cm">
                  <text:p/>
                </draw:line>
                <draw:line draw:style-name="gr7" draw:text-style-name="P7" draw:layer="layout" svg:x1="43.952cm" svg:y1="20.445cm" svg:x2="43.952cm" svg:y2="19.795cm">
                  <text:p/>
                </draw:line>
                <draw:line draw:style-name="gr7" draw:text-style-name="P7" draw:layer="layout" svg:x1="44.069cm" svg:y1="20.445cm" svg:x2="44.069cm" svg:y2="19.795cm">
                  <text:p/>
                </draw:line>
                <draw:line draw:style-name="gr7" draw:text-style-name="P7" draw:layer="layout" svg:x1="44.185cm" svg:y1="20.445cm" svg:x2="44.185cm" svg:y2="19.795cm">
                  <text:p/>
                </draw:line>
                <draw:line draw:style-name="gr7" draw:text-style-name="P7" draw:layer="layout" svg:x1="44.302cm" svg:y1="20.445cm" svg:x2="44.302cm" svg:y2="19.795cm">
                  <text:p/>
                </draw:line>
                <draw:line draw:style-name="gr7" draw:text-style-name="P7" draw:layer="layout" svg:x1="44.419cm" svg:y1="20.445cm" svg:x2="44.419cm" svg:y2="19.795cm">
                  <text:p/>
                </draw:line>
                <draw:line draw:style-name="gr7" draw:text-style-name="P7" draw:layer="layout" svg:x1="44.535cm" svg:y1="20.445cm" svg:x2="44.535cm" svg:y2="19.795cm">
                  <text:p/>
                </draw:line>
                <draw:line draw:style-name="gr7" draw:text-style-name="P7" draw:layer="layout" svg:x1="44.652cm" svg:y1="20.445cm" svg:x2="44.652cm" svg:y2="19.795cm">
                  <text:p/>
                </draw:line>
                <draw:line draw:style-name="gr7" draw:text-style-name="P7" draw:layer="layout" svg:x1="44.769cm" svg:y1="20.445cm" svg:x2="44.769cm" svg:y2="19.795cm">
                  <text:p/>
                </draw:line>
                <draw:line draw:style-name="gr7" draw:text-style-name="P7" draw:layer="layout" svg:x1="44.885cm" svg:y1="20.445cm" svg:x2="44.885cm" svg:y2="19.795cm">
                  <text:p/>
                </draw:line>
                <draw:line draw:style-name="gr7" draw:text-style-name="P7" draw:layer="layout" svg:x1="45.002cm" svg:y1="20.445cm" svg:x2="45.002cm" svg:y2="19.795cm">
                  <text:p/>
                </draw:line>
                <draw:line draw:style-name="gr7" draw:text-style-name="P7" draw:layer="layout" svg:x1="45.119cm" svg:y1="20.445cm" svg:x2="45.119cm" svg:y2="19.795cm">
                  <text:p/>
                </draw:line>
                <draw:line draw:style-name="gr7" draw:text-style-name="P7" draw:layer="layout" svg:x1="45.235cm" svg:y1="20.445cm" svg:x2="45.235cm" svg:y2="19.795cm">
                  <text:p/>
                </draw:line>
                <draw:line draw:style-name="gr7" draw:text-style-name="P7" draw:layer="layout" svg:x1="45.352cm" svg:y1="20.445cm" svg:x2="45.352cm" svg:y2="19.795cm">
                  <text:p/>
                </draw:line>
                <draw:line draw:style-name="gr7" draw:text-style-name="P7" draw:layer="layout" svg:x1="45.469cm" svg:y1="20.445cm" svg:x2="45.469cm" svg:y2="19.795cm">
                  <text:p/>
                </draw:line>
                <draw:line draw:style-name="gr7" draw:text-style-name="P7" draw:layer="layout" svg:x1="45.585cm" svg:y1="20.445cm" svg:x2="45.585cm" svg:y2="19.795cm">
                  <text:p/>
                </draw:line>
                <draw:line draw:style-name="gr7" draw:text-style-name="P7" draw:layer="layout" svg:x1="45.702cm" svg:y1="20.445cm" svg:x2="45.702cm" svg:y2="19.795cm">
                  <text:p/>
                </draw:line>
                <draw:line draw:style-name="gr7" draw:text-style-name="P7" draw:layer="layout" svg:x1="42.902cm" svg:y1="21.295cm" svg:x2="42.902cm" svg:y2="20.645cm">
                  <text:p/>
                </draw:line>
                <draw:line draw:style-name="gr7" draw:text-style-name="P7" draw:layer="layout" svg:x1="43.019cm" svg:y1="21.295cm" svg:x2="43.019cm" svg:y2="20.645cm">
                  <text:p/>
                </draw:line>
                <draw:line draw:style-name="gr7" draw:text-style-name="P7" draw:layer="layout" svg:x1="43.135cm" svg:y1="21.295cm" svg:x2="43.135cm" svg:y2="20.645cm">
                  <text:p/>
                </draw:line>
                <draw:line draw:style-name="gr7" draw:text-style-name="P7" draw:layer="layout" svg:x1="43.252cm" svg:y1="21.295cm" svg:x2="43.252cm" svg:y2="20.645cm">
                  <text:p/>
                </draw:line>
                <draw:line draw:style-name="gr7" draw:text-style-name="P7" draw:layer="layout" svg:x1="43.369cm" svg:y1="21.295cm" svg:x2="43.369cm" svg:y2="20.645cm">
                  <text:p/>
                </draw:line>
                <draw:line draw:style-name="gr7" draw:text-style-name="P7" draw:layer="layout" svg:x1="43.485cm" svg:y1="21.295cm" svg:x2="43.485cm" svg:y2="20.645cm">
                  <text:p/>
                </draw:line>
                <draw:line draw:style-name="gr7" draw:text-style-name="P7" draw:layer="layout" svg:x1="43.602cm" svg:y1="21.295cm" svg:x2="43.602cm" svg:y2="20.645cm">
                  <text:p/>
                </draw:line>
                <draw:line draw:style-name="gr7" draw:text-style-name="P7" draw:layer="layout" svg:x1="43.719cm" svg:y1="21.295cm" svg:x2="43.719cm" svg:y2="20.645cm">
                  <text:p/>
                </draw:line>
                <draw:line draw:style-name="gr7" draw:text-style-name="P7" draw:layer="layout" svg:x1="43.835cm" svg:y1="21.295cm" svg:x2="43.835cm" svg:y2="20.645cm">
                  <text:p/>
                </draw:line>
                <draw:line draw:style-name="gr7" draw:text-style-name="P7" draw:layer="layout" svg:x1="43.952cm" svg:y1="21.295cm" svg:x2="43.952cm" svg:y2="20.645cm">
                  <text:p/>
                </draw:line>
                <draw:line draw:style-name="gr7" draw:text-style-name="P7" draw:layer="layout" svg:x1="44.069cm" svg:y1="21.295cm" svg:x2="44.069cm" svg:y2="20.645cm">
                  <text:p/>
                </draw:line>
                <draw:line draw:style-name="gr7" draw:text-style-name="P7" draw:layer="layout" svg:x1="44.185cm" svg:y1="21.295cm" svg:x2="44.185cm" svg:y2="20.645cm">
                  <text:p/>
                </draw:line>
                <draw:line draw:style-name="gr7" draw:text-style-name="P7" draw:layer="layout" svg:x1="44.302cm" svg:y1="21.295cm" svg:x2="44.302cm" svg:y2="20.645cm">
                  <text:p/>
                </draw:line>
                <draw:line draw:style-name="gr7" draw:text-style-name="P7" draw:layer="layout" svg:x1="44.419cm" svg:y1="21.295cm" svg:x2="44.419cm" svg:y2="20.645cm">
                  <text:p/>
                </draw:line>
                <draw:line draw:style-name="gr7" draw:text-style-name="P7" draw:layer="layout" svg:x1="44.535cm" svg:y1="21.295cm" svg:x2="44.535cm" svg:y2="20.645cm">
                  <text:p/>
                </draw:line>
                <draw:line draw:style-name="gr7" draw:text-style-name="P7" draw:layer="layout" svg:x1="44.652cm" svg:y1="21.295cm" svg:x2="44.652cm" svg:y2="20.645cm">
                  <text:p/>
                </draw:line>
                <draw:line draw:style-name="gr7" draw:text-style-name="P7" draw:layer="layout" svg:x1="44.769cm" svg:y1="21.295cm" svg:x2="44.769cm" svg:y2="20.645cm">
                  <text:p/>
                </draw:line>
                <draw:line draw:style-name="gr7" draw:text-style-name="P7" draw:layer="layout" svg:x1="44.885cm" svg:y1="21.295cm" svg:x2="44.885cm" svg:y2="20.645cm">
                  <text:p/>
                </draw:line>
                <draw:line draw:style-name="gr7" draw:text-style-name="P7" draw:layer="layout" svg:x1="45.002cm" svg:y1="21.295cm" svg:x2="45.002cm" svg:y2="20.645cm">
                  <text:p/>
                </draw:line>
                <draw:line draw:style-name="gr7" draw:text-style-name="P7" draw:layer="layout" svg:x1="45.119cm" svg:y1="21.295cm" svg:x2="45.119cm" svg:y2="20.645cm">
                  <text:p/>
                </draw:line>
                <draw:line draw:style-name="gr7" draw:text-style-name="P7" draw:layer="layout" svg:x1="45.235cm" svg:y1="21.295cm" svg:x2="45.235cm" svg:y2="20.645cm">
                  <text:p/>
                </draw:line>
                <draw:line draw:style-name="gr7" draw:text-style-name="P7" draw:layer="layout" svg:x1="45.352cm" svg:y1="21.295cm" svg:x2="45.352cm" svg:y2="20.645cm">
                  <text:p/>
                </draw:line>
                <draw:line draw:style-name="gr7" draw:text-style-name="P7" draw:layer="layout" svg:x1="45.469cm" svg:y1="21.295cm" svg:x2="45.469cm" svg:y2="20.645cm">
                  <text:p/>
                </draw:line>
                <draw:line draw:style-name="gr7" draw:text-style-name="P7" draw:layer="layout" svg:x1="45.585cm" svg:y1="21.295cm" svg:x2="45.585cm" svg:y2="20.645cm">
                  <text:p/>
                </draw:line>
                <draw:line draw:style-name="gr7" draw:text-style-name="P7" draw:layer="layout" svg:x1="45.702cm" svg:y1="21.295cm" svg:x2="45.702cm" svg:y2="20.645cm">
                  <text:p/>
                </draw:line>
                <draw:line draw:style-name="gr7" draw:text-style-name="P7" draw:layer="layout" svg:x1="42.902cm" svg:y1="20.445cm" svg:x2="42.902cm" svg:y2="19.795cm">
                  <text:p/>
                </draw:line>
              </draw:g>
              <draw:g>
                <draw:line draw:style-name="gr7" draw:text-style-name="P7" draw:layer="layout" svg:x1="42.627cm" svg:y1="19.795cm" svg:x2="45.977cm" svg:y2="19.795cm">
                  <text:p/>
                </draw:line>
                <draw:line draw:style-name="gr7" draw:text-style-name="P7" draw:layer="layout" svg:x1="42.627cm" svg:y1="21.295cm" svg:x2="45.977cm" svg:y2="21.295cm">
                  <text:p/>
                </draw:line>
              </draw:g>
              <draw:g>
                <draw:line draw:style-name="gr7" draw:text-style-name="P7" draw:layer="layout" svg:x1="42.727cm" svg:y1="20.445cm" svg:x2="45.877cm" svg:y2="20.445cm">
                  <text:p/>
                </draw:line>
                <draw:line draw:style-name="gr7" draw:text-style-name="P7" draw:layer="layout" svg:x1="42.727cm" svg:y1="20.645cm" svg:x2="45.877cm" svg:y2="20.645cm">
                  <text:p/>
                </draw:line>
                <draw:line draw:style-name="gr7" draw:text-style-name="P7" draw:layer="layout" svg:x1="42.727cm" svg:y1="20.445cm" svg:x2="42.727cm" svg:y2="20.645cm">
                  <text:p/>
                </draw:line>
                <draw:line draw:style-name="gr7" draw:text-style-name="P7" draw:layer="layout" svg:x1="45.877cm" svg:y1="20.445cm" svg:x2="45.877cm" svg:y2="20.645cm">
                  <text:p/>
                </draw:line>
              </draw:g>
            </draw:g>
            <draw:line draw:style-name="gr7" draw:text-style-name="P7" draw:layer="layout" svg:x1="46.977cm" svg:y1="21.395cm" svg:x2="46.977cm" svg:y2="20.695cm">
              <text:p/>
            </draw:line>
            <draw:line draw:style-name="gr7" draw:text-style-name="P7" draw:layer="layout" svg:x1="40.377cm" svg:y1="23.395cm" svg:x2="40.377cm" svg:y2="24.164cm">
              <text:p/>
            </draw:line>
            <draw:line draw:style-name="gr7" draw:text-style-name="P7" draw:layer="layout" svg:x1="42.827cm" svg:y1="23.395cm" svg:x2="42.827cm" svg:y2="24.164cm">
              <text:p/>
            </draw:line>
            <draw:line draw:style-name="gr7" draw:text-style-name="P7" draw:layer="layout" svg:x1="45.477cm" svg:y1="23.395cm" svg:x2="45.477cm" svg:y2="24.164cm">
              <text:p/>
            </draw:line>
            <draw:line draw:style-name="gr7" draw:text-style-name="P7" draw:layer="layout" svg:x1="47.027cm" svg:y1="23.395cm" svg:x2="47.027cm" svg:y2="24.164cm">
              <text:p/>
            </draw:line>
            <draw:line draw:style-name="gr7" draw:text-style-name="P7" draw:layer="layout" svg:x1="40.077cm" svg:y1="23.445cm" svg:x2="48.677cm" svg:y2="23.445cm">
              <text:p/>
            </draw:line>
            <draw:line draw:style-name="gr7" draw:text-style-name="P7" draw:layer="layout" svg:x1="41.627cm" svg:y1="21.395cm" svg:x2="41.627cm" svg:y2="20.695cm">
              <text:p/>
            </draw:line>
            <draw:line draw:style-name="gr7" draw:text-style-name="P7" draw:layer="layout" svg:x1="48.327cm" svg:y1="20.145cm" svg:x2="48.677cm" svg:y2="20.145cm">
              <text:p/>
            </draw:line>
            <draw:line draw:style-name="gr7" draw:text-style-name="P7" draw:layer="layout" svg:x1="48.327cm" svg:y1="20.945cm" svg:x2="48.677cm" svg:y2="20.945cm">
              <text:p/>
            </draw:line>
            <draw:line draw:style-name="gr7" draw:text-style-name="P7" draw:layer="layout" svg:x1="26.777cm" svg:y1="11.48cm" svg:x2="27.127cm" svg:y2="11.48cm">
              <text:p/>
            </draw:line>
            <draw:line draw:style-name="gr7" draw:text-style-name="P7" draw:layer="layout" svg:x1="27.902cm" svg:y1="9.645cm" svg:x2="27.902cm" svg:y2="11.908cm">
              <text:p/>
            </draw:line>
            <draw:line draw:style-name="gr7" draw:text-style-name="P7" draw:layer="layout" svg:x1="27.127cm" svg:y1="9.646cm" svg:x2="27.127cm" svg:y2="11.909cm">
              <text:p/>
            </draw:line>
            <draw:line draw:style-name="gr7" draw:text-style-name="P7" draw:layer="layout" svg:x1="27.903cm" svg:y1="11.545cm" svg:x2="28.227cm" svg:y2="11.545cm">
              <text:p/>
            </draw:line>
            <draw:line draw:style-name="gr7" draw:text-style-name="P7" draw:layer="layout" svg:x1="27.903cm" svg:y1="11.207cm" svg:x2="28.227cm" svg:y2="11.207cm">
              <text:p/>
            </draw:line>
            <draw:line draw:style-name="gr7" draw:text-style-name="P7" draw:layer="layout" svg:x1="27.903cm" svg:y1="10.544cm" svg:x2="28.227cm" svg:y2="10.544cm">
              <text:p/>
            </draw:line>
            <draw:line draw:style-name="gr7" draw:text-style-name="P7" draw:layer="layout" svg:x1="28.734cm" svg:y1="11.909cm" svg:x2="28.734cm" svg:y2="11.558cm">
              <text:p/>
            </draw:line>
            <draw:line draw:style-name="gr7" draw:text-style-name="P7" draw:layer="layout" svg:x1="28.228cm" svg:y1="11.558cm" svg:x2="28.735cm" svg:y2="11.558cm">
              <text:p/>
            </draw:line>
            <draw:line draw:style-name="gr7" draw:text-style-name="P7" draw:layer="layout" svg:x1="29.345cm" svg:y1="11.558cm" svg:x2="30.593cm" svg:y2="11.558cm">
              <text:p/>
            </draw:line>
            <draw:line draw:style-name="gr7" draw:text-style-name="P7" draw:layer="layout" svg:x1="28.227cm" svg:y1="10.921cm" svg:x2="31.789cm" svg:y2="10.921cm">
              <text:p/>
            </draw:line>
            <draw:line draw:style-name="gr7" draw:text-style-name="P7" draw:layer="layout" svg:x1="30.593cm" svg:y1="11.909cm" svg:x2="30.593cm" svg:y2="11.558cm">
              <text:p/>
            </draw:line>
            <draw:line draw:style-name="gr7" draw:text-style-name="P7" draw:layer="layout" svg:x1="29.345cm" svg:y1="11.909cm" svg:x2="29.345cm" svg:y2="10.921cm">
              <text:p/>
            </draw:line>
            <draw:line draw:style-name="gr7" draw:text-style-name="P7" draw:layer="layout" svg:x1="30.203cm" svg:y1="9.53cm" svg:x2="30.203cm" svg:y2="10.921cm">
              <text:p/>
            </draw:line>
            <draw:line draw:style-name="gr7" draw:text-style-name="P7" draw:layer="layout" svg:x1="29.735cm" svg:y1="10.18cm" svg:x2="29.735cm" svg:y2="9.53cm">
              <text:p/>
            </draw:line>
            <draw:line draw:style-name="gr7" draw:text-style-name="P7" draw:layer="layout" svg:x1="30.203cm" svg:y1="10.18cm" svg:x2="29.397cm" svg:y2="10.18cm">
              <text:p/>
            </draw:line>
            <draw:line draw:style-name="gr7" draw:text-style-name="P7" draw:layer="layout" svg:x1="31.347cm" svg:y1="9.53cm" svg:x2="29.735cm" svg:y2="9.53cm">
              <text:p/>
            </draw:line>
            <draw:line draw:style-name="gr7" draw:text-style-name="P7" draw:layer="layout" svg:x1="29.176cm" svg:y1="9.53cm" svg:x2="28.227cm" svg:y2="9.53cm">
              <text:p/>
            </draw:line>
            <draw:line draw:style-name="gr7" draw:text-style-name="P7" draw:layer="layout" svg:x1="29.176cm" svg:y1="9.088cm" svg:x2="28.422cm" svg:y2="9.088cm">
              <text:p/>
            </draw:line>
            <draw:line draw:style-name="gr7" draw:text-style-name="P7" draw:layer="layout" svg:x1="29.176cm" svg:y1="8.633cm" svg:x2="28.422cm" svg:y2="8.633cm">
              <text:p/>
            </draw:line>
            <draw:line draw:style-name="gr7" draw:text-style-name="P7" draw:layer="layout" svg:x1="28.422cm" svg:y1="7.723cm" svg:x2="29.735cm" svg:y2="7.723cm">
              <text:p/>
            </draw:line>
            <draw:line draw:style-name="gr7" draw:text-style-name="P7" draw:layer="layout" svg:x1="30.527cm" svg:y1="8.204cm" svg:x2="28.422cm" svg:y2="8.204cm">
              <text:p/>
            </draw:line>
            <draw:line draw:style-name="gr7" draw:text-style-name="P7" draw:layer="layout" svg:x1="28.422cm" svg:y1="7.724cm" svg:x2="28.422cm" svg:y2="9.531cm">
              <text:p/>
            </draw:line>
            <draw:line draw:style-name="gr7" draw:text-style-name="P7" draw:layer="layout" svg:x1="31.347cm" svg:y1="9.088cm" svg:x2="29.735cm" svg:y2="9.088cm">
              <text:p/>
            </draw:line>
            <draw:line draw:style-name="gr7" draw:text-style-name="P7" draw:layer="layout" svg:x1="31.347cm" svg:y1="8.633cm" svg:x2="29.735cm" svg:y2="8.633cm">
              <text:p/>
            </draw:line>
            <draw:line draw:style-name="gr7" draw:text-style-name="P7" draw:layer="layout" svg:x1="29.176cm" svg:y1="8.204cm" svg:x2="29.176cm" svg:y2="9.53cm">
              <text:p/>
            </draw:line>
            <draw:line draw:style-name="gr7" draw:text-style-name="P7" draw:layer="layout" svg:x1="29.735cm" svg:y1="7.533cm" svg:x2="29.735cm" svg:y2="9.53cm">
              <text:p/>
            </draw:line>
            <draw:line draw:style-name="gr7" draw:text-style-name="P7" draw:layer="layout" svg:x1="31.789cm" svg:y1="10.089cm" svg:x2="31.789cm" svg:y2="11.909cm">
              <text:p/>
            </draw:line>
            <draw:line draw:style-name="gr7" draw:text-style-name="P7" draw:layer="layout" svg:x1="31.789cm" svg:y1="11.74cm" svg:x2="31.399cm" svg:y2="11.74cm">
              <text:p/>
            </draw:line>
            <draw:line draw:style-name="gr7" draw:text-style-name="P7" draw:layer="layout" svg:x1="31.399cm" svg:y1="11.91cm" svg:x2="31.399cm" svg:y2="11.741cm">
              <text:p/>
            </draw:line>
            <draw:line draw:style-name="gr7" draw:text-style-name="P7" draw:layer="layout" svg:x1="33.141cm" svg:y1="11.908cm" svg:x2="33.141cm" svg:y2="10.645cm">
              <text:p/>
            </draw:line>
            <draw:line draw:style-name="gr7" draw:text-style-name="P7" draw:layer="layout" svg:x1="32.66cm" svg:y1="11.909cm" svg:x2="32.66cm" svg:y2="11.662cm">
              <text:p/>
            </draw:line>
            <draw:line draw:style-name="gr7" draw:text-style-name="P7" draw:layer="layout" svg:x1="33.142cm" svg:y1="11.661cm" svg:x2="32.661cm" svg:y2="11.661cm">
              <text:p/>
            </draw:line>
            <draw:line draw:style-name="gr7" draw:text-style-name="P7" draw:layer="layout" svg:x1="33.142cm" svg:y1="10.645cm" svg:x2="31.789cm" svg:y2="10.645cm">
              <text:p/>
            </draw:line>
            <draw:line draw:style-name="gr7" draw:text-style-name="P7" draw:layer="layout" svg:x1="32.686cm" svg:y1="8.152cm" svg:x2="32.686cm" svg:y2="10.645cm">
              <text:p/>
            </draw:line>
            <draw:line draw:style-name="gr7" draw:text-style-name="P7" draw:layer="layout" svg:x1="32.907cm" svg:y1="8.295cm" svg:x2="32.907cm" svg:y2="10.645cm">
              <text:p/>
            </draw:line>
            <draw:line draw:style-name="gr7" draw:text-style-name="P7" draw:layer="layout" svg:x1="32.816cm" svg:y1="8.152cm" svg:x2="31.1cm" svg:y2="8.152cm">
              <text:p/>
            </draw:line>
            <draw:line draw:style-name="gr7" draw:text-style-name="P7" draw:layer="layout" svg:x1="32.816cm" svg:y1="8.153cm" svg:x2="32.816cm" svg:y2="8.296cm">
              <text:p/>
            </draw:line>
            <draw:line draw:style-name="gr7" draw:text-style-name="P7" draw:layer="layout" svg:x1="32.686cm" svg:y1="9.53cm" svg:x2="31.932cm" svg:y2="9.53cm">
              <text:p/>
            </draw:line>
            <draw:line draw:style-name="gr7" draw:text-style-name="P7" draw:layer="layout" svg:x1="32.686cm" svg:y1="9.088cm" svg:x2="31.932cm" svg:y2="9.088cm">
              <text:p/>
            </draw:line>
            <draw:line draw:style-name="gr7" draw:text-style-name="P7" draw:layer="layout" svg:x1="32.686cm" svg:y1="8.633cm" svg:x2="31.932cm" svg:y2="8.633cm">
              <text:p/>
            </draw:line>
            <draw:line draw:style-name="gr7" draw:text-style-name="P7" draw:layer="layout" svg:x1="31.932cm" svg:y1="8.152cm" svg:x2="31.932cm" svg:y2="9.53cm">
              <text:p/>
            </draw:line>
            <draw:line draw:style-name="gr7" draw:text-style-name="P7" draw:layer="layout" svg:x1="31.347cm" svg:y1="8.152cm" svg:x2="31.347cm" svg:y2="9.53cm">
              <text:p/>
            </draw:line>
            <draw:line draw:style-name="gr7" draw:text-style-name="P7" draw:layer="layout" svg:x1="31.1cm" svg:y1="8.153cm" svg:x2="31.1cm" svg:y2="7.533cm">
              <text:p/>
            </draw:line>
            <draw:line draw:style-name="gr7" draw:text-style-name="P7" draw:layer="layout" svg:x1="31.789cm" svg:y1="10.089cm" svg:x2="31.295cm" svg:y2="10.089cm">
              <text:p/>
            </draw:line>
            <draw:line draw:style-name="gr7" draw:text-style-name="P7" draw:layer="layout" svg:x1="32.686cm" svg:y1="9.907cm" svg:x2="32.374cm" svg:y2="9.907cm">
              <text:p/>
            </draw:line>
            <draw:line draw:style-name="gr7" draw:text-style-name="P7" draw:layer="layout" svg:x1="32.686cm" svg:y1="10.284cm" svg:x2="32.374cm" svg:y2="10.284cm">
              <text:p/>
            </draw:line>
            <draw:line draw:style-name="gr7" draw:text-style-name="P7" draw:layer="layout" svg:x1="33.327cm" svg:y1="9.335cm" svg:x2="32.907cm" svg:y2="9.335cm">
              <text:p/>
            </draw:line>
            <draw:line draw:style-name="gr7" draw:text-style-name="P7" draw:layer="layout" svg:x1="33.327cm" svg:y1="8.724cm" svg:x2="32.907cm" svg:y2="8.724cm">
              <text:p/>
            </draw:line>
            <draw:line draw:style-name="gr7" draw:text-style-name="P7" draw:layer="layout" svg:x1="34.248cm" svg:y1="7.533cm" svg:x2="34.248cm" svg:y2="8.295cm">
              <text:p/>
            </draw:line>
            <draw:line draw:style-name="gr7" draw:text-style-name="P7" draw:layer="layout" svg:x1="40.486cm" svg:y1="17.954cm" svg:x2="40.07cm" svg:y2="17.954cm">
              <text:p/>
            </draw:line>
            <draw:line draw:style-name="gr7" draw:text-style-name="P7" draw:layer="layout" svg:x1="40.07cm" svg:y1="17.24cm" svg:x2="40.07cm" svg:y2="17.955cm">
              <text:p/>
            </draw:line>
            <draw:line draw:style-name="gr7" draw:text-style-name="P7" draw:layer="layout" svg:x1="42.956cm" svg:y1="17.24cm" svg:x2="42.956cm" svg:y2="17.955cm">
              <text:p/>
            </draw:line>
            <draw:line draw:style-name="gr7" draw:text-style-name="P7" draw:layer="layout" svg:x1="41.903cm" svg:y1="17.954cm" svg:x2="41.123cm" svg:y2="17.954cm">
              <text:p/>
            </draw:line>
            <draw:line draw:style-name="gr7" draw:text-style-name="P7" draw:layer="layout" svg:x1="43.346cm" svg:y1="17.954cm" svg:x2="42.566cm" svg:y2="17.954cm">
              <text:p/>
            </draw:line>
            <draw:line draw:style-name="gr7" draw:text-style-name="P7" draw:layer="layout" svg:x1="41.539cm" svg:y1="16.862cm" svg:x2="41.539cm" svg:y2="17.955cm">
              <text:p/>
            </draw:line>
            <draw:line draw:style-name="gr7" draw:text-style-name="P7" draw:layer="layout" svg:x1="45.803cm" svg:y1="17.24cm" svg:x2="45.803cm" svg:y2="17.955cm">
              <text:p/>
            </draw:line>
            <draw:line draw:style-name="gr7" draw:text-style-name="P7" draw:layer="layout" svg:x1="44.789cm" svg:y1="17.954cm" svg:x2="44.009cm" svg:y2="17.954cm">
              <text:p/>
            </draw:line>
            <draw:line draw:style-name="gr7" draw:text-style-name="P7" draw:layer="layout" svg:x1="46.232cm" svg:y1="17.954cm" svg:x2="45.452cm" svg:y2="17.954cm">
              <text:p/>
            </draw:line>
            <draw:line draw:style-name="gr7" draw:text-style-name="P7" draw:layer="layout" svg:x1="44.373cm" svg:y1="16.862cm" svg:x2="44.373cm" svg:y2="17.955cm">
              <text:p/>
            </draw:line>
            <draw:line draw:style-name="gr7" draw:text-style-name="P7" draw:layer="layout" svg:x1="47.623cm" svg:y1="17.954cm" svg:x2="46.843cm" svg:y2="17.954cm">
              <text:p/>
            </draw:line>
            <draw:line draw:style-name="gr7" draw:text-style-name="P7" draw:layer="layout" svg:x1="47.233cm" svg:y1="16.862cm" svg:x2="47.233cm" svg:y2="17.955cm">
              <text:p/>
            </draw:line>
            <draw:line draw:style-name="gr7" draw:text-style-name="P7" draw:layer="layout" svg:x1="48.702cm" svg:y1="17.955cm" svg:x2="48.286cm" svg:y2="17.955cm">
              <text:p/>
            </draw:line>
            <draw:line draw:style-name="gr7" draw:text-style-name="P7" draw:layer="layout" svg:x1="48.702cm" svg:y1="17.241cm" svg:x2="48.702cm" svg:y2="17.956cm">
              <text:p/>
            </draw:line>
            <draw:g>
              <draw:line draw:style-name="gr7" draw:text-style-name="P7" draw:layer="layout" svg:x1="40.317cm" svg:y1="16.771cm" svg:x2="40.317cm" svg:y2="17.798cm">
                <text:p/>
              </draw:line>
              <draw:line draw:style-name="gr7" draw:text-style-name="P7" draw:layer="layout" svg:x1="41.305cm" svg:y1="16.771cm" svg:x2="40.317cm" svg:y2="16.771cm">
                <text:p/>
              </draw:line>
              <draw:line draw:style-name="gr7" draw:text-style-name="P7" draw:layer="layout" svg:x1="41.305cm" svg:y1="16.772cm" svg:x2="41.305cm" svg:y2="17.799cm">
                <text:p/>
              </draw:line>
              <draw:line draw:style-name="gr7" draw:text-style-name="P7" draw:layer="layout" svg:x1="41.305cm" svg:y1="16.771cm" svg:x2="40.317cm" svg:y2="17.798cm">
                <text:p/>
              </draw:line>
              <draw:line draw:style-name="gr7" draw:text-style-name="P7" draw:layer="layout" svg:x1="41.305cm" svg:y1="17.798cm" svg:x2="40.317cm" svg:y2="17.798cm">
                <text:p/>
              </draw:line>
              <draw:line draw:style-name="gr7" draw:text-style-name="P7" draw:layer="layout" svg:x1="41.305cm" svg:y1="17.798cm" svg:x2="40.317cm" svg:y2="16.771cm">
                <text:p/>
              </draw:line>
            </draw:g>
            <draw:g>
              <draw:line draw:style-name="gr7" draw:text-style-name="P7" draw:layer="layout" svg:x1="41.76cm" svg:y1="16.771cm" svg:x2="41.76cm" svg:y2="17.798cm">
                <text:p/>
              </draw:line>
              <draw:line draw:style-name="gr7" draw:text-style-name="P7" draw:layer="layout" svg:x1="42.748cm" svg:y1="16.771cm" svg:x2="41.76cm" svg:y2="16.771cm">
                <text:p/>
              </draw:line>
              <draw:line draw:style-name="gr7" draw:text-style-name="P7" draw:layer="layout" svg:x1="42.748cm" svg:y1="16.772cm" svg:x2="42.748cm" svg:y2="17.799cm">
                <text:p/>
              </draw:line>
              <draw:line draw:style-name="gr7" draw:text-style-name="P7" draw:layer="layout" svg:x1="42.748cm" svg:y1="16.771cm" svg:x2="41.76cm" svg:y2="17.798cm">
                <text:p/>
              </draw:line>
              <draw:line draw:style-name="gr7" draw:text-style-name="P7" draw:layer="layout" svg:x1="42.748cm" svg:y1="17.798cm" svg:x2="41.76cm" svg:y2="17.798cm">
                <text:p/>
              </draw:line>
              <draw:line draw:style-name="gr7" draw:text-style-name="P7" draw:layer="layout" svg:x1="42.748cm" svg:y1="17.798cm" svg:x2="41.76cm" svg:y2="16.771cm">
                <text:p/>
              </draw:line>
            </draw:g>
            <draw:g>
              <draw:line draw:style-name="gr7" draw:text-style-name="P7" draw:layer="layout" svg:x1="43.177cm" svg:y1="16.771cm" svg:x2="43.177cm" svg:y2="17.798cm">
                <text:p/>
              </draw:line>
              <draw:line draw:style-name="gr7" draw:text-style-name="P7" draw:layer="layout" svg:x1="44.165cm" svg:y1="16.771cm" svg:x2="43.177cm" svg:y2="16.771cm">
                <text:p/>
              </draw:line>
              <draw:line draw:style-name="gr7" draw:text-style-name="P7" draw:layer="layout" svg:x1="44.165cm" svg:y1="16.772cm" svg:x2="44.165cm" svg:y2="17.799cm">
                <text:p/>
              </draw:line>
              <draw:line draw:style-name="gr7" draw:text-style-name="P7" draw:layer="layout" svg:x1="44.165cm" svg:y1="16.771cm" svg:x2="43.177cm" svg:y2="17.798cm">
                <text:p/>
              </draw:line>
              <draw:line draw:style-name="gr7" draw:text-style-name="P7" draw:layer="layout" svg:x1="44.165cm" svg:y1="17.798cm" svg:x2="43.177cm" svg:y2="17.798cm">
                <text:p/>
              </draw:line>
              <draw:line draw:style-name="gr7" draw:text-style-name="P7" draw:layer="layout" svg:x1="44.165cm" svg:y1="17.798cm" svg:x2="43.177cm" svg:y2="16.771cm">
                <text:p/>
              </draw:line>
            </draw:g>
            <draw:g>
              <draw:line draw:style-name="gr7" draw:text-style-name="P7" draw:layer="layout" svg:x1="44.607cm" svg:y1="16.771cm" svg:x2="44.607cm" svg:y2="17.798cm">
                <text:p/>
              </draw:line>
              <draw:line draw:style-name="gr7" draw:text-style-name="P7" draw:layer="layout" svg:x1="45.595cm" svg:y1="16.771cm" svg:x2="44.607cm" svg:y2="16.771cm">
                <text:p/>
              </draw:line>
              <draw:line draw:style-name="gr7" draw:text-style-name="P7" draw:layer="layout" svg:x1="45.595cm" svg:y1="16.772cm" svg:x2="45.595cm" svg:y2="17.799cm">
                <text:p/>
              </draw:line>
              <draw:line draw:style-name="gr7" draw:text-style-name="P7" draw:layer="layout" svg:x1="45.595cm" svg:y1="16.771cm" svg:x2="44.607cm" svg:y2="17.798cm">
                <text:p/>
              </draw:line>
              <draw:line draw:style-name="gr7" draw:text-style-name="P7" draw:layer="layout" svg:x1="45.595cm" svg:y1="17.798cm" svg:x2="44.607cm" svg:y2="17.798cm">
                <text:p/>
              </draw:line>
              <draw:line draw:style-name="gr7" draw:text-style-name="P7" draw:layer="layout" svg:x1="45.595cm" svg:y1="17.798cm" svg:x2="44.607cm" svg:y2="16.771cm">
                <text:p/>
              </draw:line>
            </draw:g>
            <draw:g>
              <draw:line draw:style-name="gr7" draw:text-style-name="P7" draw:layer="layout" svg:x1="46.024cm" svg:y1="16.771cm" svg:x2="46.024cm" svg:y2="17.798cm">
                <text:p/>
              </draw:line>
              <draw:line draw:style-name="gr7" draw:text-style-name="P7" draw:layer="layout" svg:x1="47.012cm" svg:y1="16.771cm" svg:x2="46.024cm" svg:y2="16.771cm">
                <text:p/>
              </draw:line>
              <draw:line draw:style-name="gr7" draw:text-style-name="P7" draw:layer="layout" svg:x1="47.012cm" svg:y1="16.772cm" svg:x2="47.012cm" svg:y2="17.799cm">
                <text:p/>
              </draw:line>
              <draw:line draw:style-name="gr7" draw:text-style-name="P7" draw:layer="layout" svg:x1="47.012cm" svg:y1="16.771cm" svg:x2="46.024cm" svg:y2="17.798cm">
                <text:p/>
              </draw:line>
              <draw:line draw:style-name="gr7" draw:text-style-name="P7" draw:layer="layout" svg:x1="47.012cm" svg:y1="17.798cm" svg:x2="46.024cm" svg:y2="17.798cm">
                <text:p/>
              </draw:line>
              <draw:line draw:style-name="gr7" draw:text-style-name="P7" draw:layer="layout" svg:x1="47.012cm" svg:y1="17.798cm" svg:x2="46.024cm" svg:y2="16.771cm">
                <text:p/>
              </draw:line>
            </draw:g>
            <draw:g>
              <draw:line draw:style-name="gr7" draw:text-style-name="P7" draw:layer="layout" svg:x1="47.454cm" svg:y1="16.771cm" svg:x2="47.454cm" svg:y2="17.798cm">
                <text:p/>
              </draw:line>
              <draw:line draw:style-name="gr7" draw:text-style-name="P7" draw:layer="layout" svg:x1="48.442cm" svg:y1="16.771cm" svg:x2="47.454cm" svg:y2="16.771cm">
                <text:p/>
              </draw:line>
              <draw:line draw:style-name="gr7" draw:text-style-name="P7" draw:layer="layout" svg:x1="48.442cm" svg:y1="16.772cm" svg:x2="48.442cm" svg:y2="17.799cm">
                <text:p/>
              </draw:line>
              <draw:line draw:style-name="gr7" draw:text-style-name="P7" draw:layer="layout" svg:x1="48.442cm" svg:y1="16.771cm" svg:x2="47.454cm" svg:y2="17.798cm">
                <text:p/>
              </draw:line>
              <draw:line draw:style-name="gr7" draw:text-style-name="P7" draw:layer="layout" svg:x1="48.442cm" svg:y1="17.798cm" svg:x2="47.454cm" svg:y2="17.798cm">
                <text:p/>
              </draw:line>
              <draw:line draw:style-name="gr7" draw:text-style-name="P7" draw:layer="layout" svg:x1="48.442cm" svg:y1="17.798cm" svg:x2="47.454cm" svg:y2="16.771cm">
                <text:p/>
              </draw:line>
            </draw:g>
            <draw:line draw:style-name="gr217" draw:text-style-name="P7" draw:layer="layout" svg:x1="40.507cm" svg:y1="11.905cm" svg:x2="44.607cm" svg:y2="11.905cm">
              <text:p/>
            </draw:line>
            <draw:line draw:style-name="gr217" draw:text-style-name="P7" draw:layer="layout" svg:x1="44.607cm" svg:y1="10.405cm" svg:x2="44.607cm" svg:y2="11.905cm">
              <text:p/>
            </draw:line>
            <draw:line draw:style-name="gr217" draw:text-style-name="P7" draw:layer="layout" svg:x1="40.507cm" svg:y1="10.405cm" svg:x2="40.507cm" svg:y2="11.905cm">
              <text:p/>
            </draw:line>
            <draw:line draw:style-name="gr217" draw:text-style-name="P7" draw:layer="layout" svg:x1="42.457cm" svg:y1="10.405cm" svg:x2="42.457cm" svg:y2="11.905cm">
              <text:p/>
            </draw:line>
            <draw:line draw:style-name="gr217" draw:text-style-name="P7" draw:layer="layout" svg:x1="42.657cm" svg:y1="10.405cm" svg:x2="42.657cm" svg:y2="11.905cm">
              <text:p/>
            </draw:line>
            <draw:line draw:style-name="gr217" draw:text-style-name="P7" draw:layer="layout" svg:x1="40.507cm" svg:y1="10.405cm" svg:x2="44.607cm" svg:y2="10.405cm">
              <text:p/>
            </draw:line>
            <draw:line draw:style-name="gr217" draw:text-style-name="P7" draw:layer="layout" svg:x1="52.17cm" svg:y1="10.297cm" svg:x2="52.17cm" svg:y2="11.851cm">
              <text:p/>
            </draw:line>
            <draw:g>
              <draw:g>
                <draw:line draw:style-name="gr7" draw:text-style-name="P7" draw:layer="layout" svg:x1="27.057cm" svg:y1="8.455cm" svg:x2="27.057cm" svg:y2="9.504cm">
                  <text:p/>
                </draw:line>
                <draw:line draw:style-name="gr7" draw:text-style-name="P7" draw:layer="layout" svg:x1="28.007cm" svg:y1="8.455cm" svg:x2="27.057cm" svg:y2="8.455cm">
                  <text:p/>
                </draw:line>
                <draw:line draw:style-name="gr7" draw:text-style-name="P7" draw:layer="layout" svg:x1="28.007cm" svg:y1="8.456cm" svg:x2="28.007cm" svg:y2="9.505cm">
                  <text:p/>
                </draw:line>
                <draw:line draw:style-name="gr7" draw:text-style-name="P7" draw:layer="layout" svg:x1="28.007cm" svg:y1="8.455cm" svg:x2="27.057cm" svg:y2="9.504cm">
                  <text:p/>
                </draw:line>
                <draw:line draw:style-name="gr7" draw:text-style-name="P7" draw:layer="layout" svg:x1="28.007cm" svg:y1="9.504cm" svg:x2="27.057cm" svg:y2="9.504cm">
                  <text:p/>
                </draw:line>
                <draw:line draw:style-name="gr7" draw:text-style-name="P7" draw:layer="layout" svg:x1="28.007cm" svg:y1="9.504cm" svg:x2="27.057cm" svg:y2="8.455cm">
                  <text:p/>
                </draw:line>
              </draw:g>
              <draw:g>
                <draw:line draw:style-name="gr7" draw:text-style-name="P7" draw:layer="layout" svg:x1="27.182cm" svg:y1="9.498cm" svg:x2="27.182cm" svg:y2="9.605cm">
                  <text:p/>
                </draw:line>
                <draw:line draw:style-name="gr7" draw:text-style-name="P7" draw:layer="layout" svg:x1="27.882cm" svg:y1="9.498cm" svg:x2="27.882cm" svg:y2="9.605cm">
                  <text:p/>
                </draw:line>
              </draw:g>
            </draw:g>
            <draw:g>
              <draw:line draw:style-name="gr7" draw:text-style-name="P7" draw:layer="layout" svg:x1="33.467cm" svg:y1="8.998cm" svg:x2="33.467cm" svg:y2="10.805cm">
                <text:p/>
              </draw:line>
              <draw:line draw:style-name="gr7" draw:text-style-name="P7" draw:layer="layout" svg:x1="34.917cm" svg:y1="8.998cm" svg:x2="34.917cm" svg:y2="10.805cm">
                <text:p/>
              </draw:line>
              <draw:line draw:style-name="gr7" draw:text-style-name="P7" draw:layer="layout" svg:x1="34.917cm" svg:y1="9.165cm" svg:x2="34.247cm" svg:y2="9.165cm">
                <text:p/>
              </draw:line>
              <draw:g>
                <draw:line draw:style-name="gr7" draw:text-style-name="P7" draw:layer="layout" svg:x1="34.127cm" svg:y1="9.165cm" svg:x2="34.127cm" svg:y2="10.515cm">
                  <text:p/>
                </draw:line>
                <draw:line draw:style-name="gr7" draw:text-style-name="P7" draw:layer="layout" svg:x1="34.247cm" svg:y1="9.165cm" svg:x2="34.247cm" svg:y2="10.515cm">
                  <text:p/>
                </draw:line>
                <draw:line draw:style-name="gr7" draw:text-style-name="P7" draw:layer="layout" svg:x1="34.247cm" svg:y1="9.165cm" svg:x2="34.127cm" svg:y2="9.165cm">
                  <text:p/>
                </draw:line>
                <draw:line draw:style-name="gr7" draw:text-style-name="P7" draw:layer="layout" svg:x1="34.247cm" svg:y1="10.515cm" svg:x2="34.127cm" svg:y2="10.515cm">
                  <text:p/>
                </draw:line>
              </draw:g>
              <draw:line draw:style-name="gr7" draw:text-style-name="P7" draw:layer="layout" svg:x1="34.917cm" svg:y1="9.288cm" svg:x2="34.247cm" svg:y2="9.288cm">
                <text:p/>
              </draw:line>
              <draw:line draw:style-name="gr7" draw:text-style-name="P7" draw:layer="layout" svg:x1="34.917cm" svg:y1="9.41cm" svg:x2="34.247cm" svg:y2="9.41cm">
                <text:p/>
              </draw:line>
              <draw:line draw:style-name="gr7" draw:text-style-name="P7" draw:layer="layout" svg:x1="34.917cm" svg:y1="9.533cm" svg:x2="34.247cm" svg:y2="9.533cm">
                <text:p/>
              </draw:line>
              <draw:line draw:style-name="gr7" draw:text-style-name="P7" draw:layer="layout" svg:x1="34.917cm" svg:y1="9.656cm" svg:x2="34.247cm" svg:y2="9.656cm">
                <text:p/>
              </draw:line>
              <draw:line draw:style-name="gr7" draw:text-style-name="P7" draw:layer="layout" svg:x1="34.917cm" svg:y1="9.779cm" svg:x2="34.247cm" svg:y2="9.779cm">
                <text:p/>
              </draw:line>
              <draw:line draw:style-name="gr7" draw:text-style-name="P7" draw:layer="layout" svg:x1="34.917cm" svg:y1="9.901cm" svg:x2="34.247cm" svg:y2="9.901cm">
                <text:p/>
              </draw:line>
              <draw:line draw:style-name="gr7" draw:text-style-name="P7" draw:layer="layout" svg:x1="34.917cm" svg:y1="10.024cm" svg:x2="34.247cm" svg:y2="10.024cm">
                <text:p/>
              </draw:line>
              <draw:line draw:style-name="gr7" draw:text-style-name="P7" draw:layer="layout" svg:x1="34.917cm" svg:y1="10.147cm" svg:x2="34.247cm" svg:y2="10.147cm">
                <text:p/>
              </draw:line>
              <draw:line draw:style-name="gr7" draw:text-style-name="P7" draw:layer="layout" svg:x1="34.917cm" svg:y1="10.27cm" svg:x2="34.247cm" svg:y2="10.27cm">
                <text:p/>
              </draw:line>
              <draw:line draw:style-name="gr7" draw:text-style-name="P7" draw:layer="layout" svg:x1="34.917cm" svg:y1="10.392cm" svg:x2="34.247cm" svg:y2="10.392cm">
                <text:p/>
              </draw:line>
              <draw:line draw:style-name="gr7" draw:text-style-name="P7" draw:layer="layout" svg:x1="34.137cm" svg:y1="9.288cm" svg:x2="33.467cm" svg:y2="9.288cm">
                <text:p/>
              </draw:line>
              <draw:line draw:style-name="gr7" draw:text-style-name="P7" draw:layer="layout" svg:x1="34.137cm" svg:y1="9.41cm" svg:x2="33.467cm" svg:y2="9.41cm">
                <text:p/>
              </draw:line>
              <draw:line draw:style-name="gr7" draw:text-style-name="P7" draw:layer="layout" svg:x1="34.137cm" svg:y1="9.533cm" svg:x2="33.467cm" svg:y2="9.533cm">
                <text:p/>
              </draw:line>
              <draw:line draw:style-name="gr7" draw:text-style-name="P7" draw:layer="layout" svg:x1="34.137cm" svg:y1="9.656cm" svg:x2="33.467cm" svg:y2="9.656cm">
                <text:p/>
              </draw:line>
              <draw:line draw:style-name="gr7" draw:text-style-name="P7" draw:layer="layout" svg:x1="34.137cm" svg:y1="9.779cm" svg:x2="33.467cm" svg:y2="9.779cm">
                <text:p/>
              </draw:line>
              <draw:line draw:style-name="gr7" draw:text-style-name="P7" draw:layer="layout" svg:x1="34.137cm" svg:y1="9.901cm" svg:x2="33.467cm" svg:y2="9.901cm">
                <text:p/>
              </draw:line>
              <draw:line draw:style-name="gr7" draw:text-style-name="P7" draw:layer="layout" svg:x1="34.137cm" svg:y1="10.024cm" svg:x2="33.467cm" svg:y2="10.024cm">
                <text:p/>
              </draw:line>
              <draw:line draw:style-name="gr7" draw:text-style-name="P7" draw:layer="layout" svg:x1="34.137cm" svg:y1="10.147cm" svg:x2="33.467cm" svg:y2="10.147cm">
                <text:p/>
              </draw:line>
              <draw:line draw:style-name="gr7" draw:text-style-name="P7" draw:layer="layout" svg:x1="34.137cm" svg:y1="10.27cm" svg:x2="33.467cm" svg:y2="10.27cm">
                <text:p/>
              </draw:line>
              <draw:line draw:style-name="gr7" draw:text-style-name="P7" draw:layer="layout" svg:x1="34.137cm" svg:y1="10.515cm" svg:x2="33.467cm" svg:y2="10.515cm">
                <text:p/>
              </draw:line>
              <draw:line draw:style-name="gr7" draw:text-style-name="P7" draw:layer="layout" svg:x1="34.137cm" svg:y1="10.392cm" svg:x2="33.467cm" svg:y2="10.392cm">
                <text:p/>
              </draw:line>
            </draw:g>
            <draw:g>
              <draw:line draw:style-name="gr7" draw:text-style-name="P7" draw:layer="layout" svg:x1="25.187cm" svg:y1="8.998cm" svg:x2="25.187cm" svg:y2="10.805cm">
                <text:p/>
              </draw:line>
              <draw:line draw:style-name="gr7" draw:text-style-name="P7" draw:layer="layout" svg:x1="26.637cm" svg:y1="8.998cm" svg:x2="26.637cm" svg:y2="10.805cm">
                <text:p/>
              </draw:line>
              <draw:line draw:style-name="gr7" draw:text-style-name="P7" draw:layer="layout" svg:x1="26.637cm" svg:y1="9.165cm" svg:x2="25.967cm" svg:y2="9.165cm">
                <text:p/>
              </draw:line>
              <draw:g>
                <draw:line draw:style-name="gr7" draw:text-style-name="P7" draw:layer="layout" svg:x1="25.847cm" svg:y1="9.165cm" svg:x2="25.847cm" svg:y2="10.515cm">
                  <text:p/>
                </draw:line>
                <draw:line draw:style-name="gr7" draw:text-style-name="P7" draw:layer="layout" svg:x1="25.967cm" svg:y1="9.165cm" svg:x2="25.967cm" svg:y2="10.515cm">
                  <text:p/>
                </draw:line>
                <draw:line draw:style-name="gr7" draw:text-style-name="P7" draw:layer="layout" svg:x1="25.967cm" svg:y1="9.165cm" svg:x2="25.847cm" svg:y2="9.165cm">
                  <text:p/>
                </draw:line>
                <draw:line draw:style-name="gr7" draw:text-style-name="P7" draw:layer="layout" svg:x1="25.967cm" svg:y1="10.515cm" svg:x2="25.847cm" svg:y2="10.515cm">
                  <text:p/>
                </draw:line>
              </draw:g>
              <draw:line draw:style-name="gr7" draw:text-style-name="P7" draw:layer="layout" svg:x1="26.637cm" svg:y1="9.288cm" svg:x2="25.967cm" svg:y2="9.288cm">
                <text:p/>
              </draw:line>
              <draw:line draw:style-name="gr7" draw:text-style-name="P7" draw:layer="layout" svg:x1="26.637cm" svg:y1="9.41cm" svg:x2="25.967cm" svg:y2="9.41cm">
                <text:p/>
              </draw:line>
              <draw:line draw:style-name="gr7" draw:text-style-name="P7" draw:layer="layout" svg:x1="26.637cm" svg:y1="9.533cm" svg:x2="25.967cm" svg:y2="9.533cm">
                <text:p/>
              </draw:line>
              <draw:line draw:style-name="gr7" draw:text-style-name="P7" draw:layer="layout" svg:x1="26.637cm" svg:y1="9.656cm" svg:x2="25.967cm" svg:y2="9.656cm">
                <text:p/>
              </draw:line>
              <draw:line draw:style-name="gr7" draw:text-style-name="P7" draw:layer="layout" svg:x1="26.637cm" svg:y1="9.779cm" svg:x2="25.967cm" svg:y2="9.779cm">
                <text:p/>
              </draw:line>
              <draw:line draw:style-name="gr7" draw:text-style-name="P7" draw:layer="layout" svg:x1="26.637cm" svg:y1="9.901cm" svg:x2="25.967cm" svg:y2="9.901cm">
                <text:p/>
              </draw:line>
              <draw:line draw:style-name="gr7" draw:text-style-name="P7" draw:layer="layout" svg:x1="26.637cm" svg:y1="10.024cm" svg:x2="25.967cm" svg:y2="10.024cm">
                <text:p/>
              </draw:line>
              <draw:line draw:style-name="gr7" draw:text-style-name="P7" draw:layer="layout" svg:x1="26.637cm" svg:y1="10.147cm" svg:x2="25.967cm" svg:y2="10.147cm">
                <text:p/>
              </draw:line>
              <draw:line draw:style-name="gr7" draw:text-style-name="P7" draw:layer="layout" svg:x1="26.637cm" svg:y1="10.27cm" svg:x2="25.967cm" svg:y2="10.27cm">
                <text:p/>
              </draw:line>
              <draw:line draw:style-name="gr7" draw:text-style-name="P7" draw:layer="layout" svg:x1="26.637cm" svg:y1="10.392cm" svg:x2="25.967cm" svg:y2="10.392cm">
                <text:p/>
              </draw:line>
              <draw:line draw:style-name="gr7" draw:text-style-name="P7" draw:layer="layout" svg:x1="25.857cm" svg:y1="9.288cm" svg:x2="25.187cm" svg:y2="9.288cm">
                <text:p/>
              </draw:line>
              <draw:line draw:style-name="gr7" draw:text-style-name="P7" draw:layer="layout" svg:x1="25.857cm" svg:y1="9.41cm" svg:x2="25.187cm" svg:y2="9.41cm">
                <text:p/>
              </draw:line>
              <draw:line draw:style-name="gr7" draw:text-style-name="P7" draw:layer="layout" svg:x1="25.857cm" svg:y1="9.533cm" svg:x2="25.187cm" svg:y2="9.533cm">
                <text:p/>
              </draw:line>
              <draw:line draw:style-name="gr7" draw:text-style-name="P7" draw:layer="layout" svg:x1="25.857cm" svg:y1="9.656cm" svg:x2="25.187cm" svg:y2="9.656cm">
                <text:p/>
              </draw:line>
              <draw:line draw:style-name="gr7" draw:text-style-name="P7" draw:layer="layout" svg:x1="25.857cm" svg:y1="9.779cm" svg:x2="25.187cm" svg:y2="9.779cm">
                <text:p/>
              </draw:line>
              <draw:line draw:style-name="gr7" draw:text-style-name="P7" draw:layer="layout" svg:x1="25.857cm" svg:y1="9.901cm" svg:x2="25.187cm" svg:y2="9.901cm">
                <text:p/>
              </draw:line>
              <draw:line draw:style-name="gr7" draw:text-style-name="P7" draw:layer="layout" svg:x1="25.857cm" svg:y1="10.024cm" svg:x2="25.187cm" svg:y2="10.024cm">
                <text:p/>
              </draw:line>
              <draw:line draw:style-name="gr7" draw:text-style-name="P7" draw:layer="layout" svg:x1="25.857cm" svg:y1="10.147cm" svg:x2="25.187cm" svg:y2="10.147cm">
                <text:p/>
              </draw:line>
              <draw:line draw:style-name="gr7" draw:text-style-name="P7" draw:layer="layout" svg:x1="25.857cm" svg:y1="10.27cm" svg:x2="25.187cm" svg:y2="10.27cm">
                <text:p/>
              </draw:line>
              <draw:line draw:style-name="gr7" draw:text-style-name="P7" draw:layer="layout" svg:x1="25.857cm" svg:y1="10.515cm" svg:x2="25.187cm" svg:y2="10.515cm">
                <text:p/>
              </draw:line>
              <draw:line draw:style-name="gr7" draw:text-style-name="P7" draw:layer="layout" svg:x1="25.857cm" svg:y1="10.392cm" svg:x2="25.187cm" svg:y2="10.392cm">
                <text:p/>
              </draw:line>
            </draw:g>
            <draw:line draw:style-name="gr217" draw:text-style-name="P7" draw:layer="layout" svg:x1="52.171cm" svg:y1="10.298cm" svg:x2="50.418cm" svg:y2="10.298cm">
              <text:p/>
            </draw:line>
            <draw:line draw:style-name="gr217" draw:text-style-name="P7" draw:layer="layout" svg:x1="52.171cm" svg:y1="11.849cm" svg:x2="50.418cm" svg:y2="11.849cm">
              <text:p/>
            </draw:line>
            <draw:line draw:style-name="gr217" draw:text-style-name="P7" draw:layer="layout" svg:x1="50.419cm" svg:y1="10.297cm" svg:x2="50.419cm" svg:y2="11.851cm">
              <text:p/>
            </draw:line>
            <draw:line draw:style-name="gr8" draw:text-style-name="P7" draw:layer="layout" svg:x1="24.622cm" svg:y1="25.164cm" svg:x2="25.513cm" svg:y2="25.164cm">
              <text:p/>
            </draw:line>
            <draw:g>
              <draw:line draw:style-name="gr8" draw:text-style-name="P7" draw:layer="layout" svg:x1="40.431cm" svg:y1="20.155cm" svg:x2="40.607cm" svg:y2="19.836cm">
                <text:p/>
              </draw:line>
              <draw:path draw:style-name="gr8" draw:text-style-name="P7" draw:layer="layout" svg:width="0.125cm" svg:height="0.133cm" draw:transform="rotate (0.529707427980279) translate (40.431cm 19.784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0.154cm" svg:x2="40.607cm" svg:y2="20.516cm">
                <text:p/>
              </draw:line>
              <draw:path draw:style-name="gr8" draw:text-style-name="P7" draw:layer="layout" svg:width="0.13cm" svg:height="0.146cm" draw:transform="skewX (-0.118158790360016) rotate (2.5551620249197) translate (40.5404070173172cm 20.6474217519992cm)" svg:viewBox="0 0 131 147" svg:d="M131 0c-106 49-131 147-131 147">
                <text:p/>
              </draw:path>
            </draw:g>
            <draw:g>
              <draw:line draw:style-name="gr8" draw:text-style-name="P7" draw:layer="layout" svg:x1="40.431cm" svg:y1="20.999cm" svg:x2="40.607cm" svg:y2="20.637cm">
                <text:p/>
              </draw:line>
              <draw:path draw:style-name="gr8" draw:text-style-name="P7" draw:layer="layout" svg:width="0.13cm" svg:height="0.145cm" draw:transform="skewX (0.114319066005629) rotate (0.583289036016505) translate (40.431cm 20.5782680965147cm)" svg:viewBox="0 0 131 146" svg:d="M0 0c106 49 131 146 131 146">
                <text:p/>
              </draw:path>
            </draw:g>
            <draw:g>
              <draw:line draw:style-name="gr8" draw:text-style-name="P7" draw:layer="layout" svg:x1="40.431cm" svg:y1="21.37cm" svg:x2="40.607cm" svg:y2="21.051cm">
                <text:p/>
              </draw:line>
              <draw:path draw:style-name="gr8" draw:text-style-name="P7" draw:layer="layout" svg:width="0.125cm" svg:height="0.133cm" draw:transform="rotate (0.529707427980279) translate (40.431cm 20.999cm)" svg:viewBox="0 0 126 134" svg:d="M0 0c102 45 126 134 126 134">
                <text:p/>
              </draw:path>
            </draw:g>
            <draw:g>
              <draw:line draw:style-name="gr8" draw:text-style-name="P7" draw:layer="layout" svg:x1="40.431cm" svg:y1="21.994cm" svg:x2="40.555cm" svg:y2="21.772cm">
                <text:p/>
              </draw:line>
              <draw:path draw:style-name="gr8" draw:text-style-name="P7" draw:layer="layout" svg:width="0.086cm" svg:height="0.093cm" draw:transform="skewX (-0.0256563400043166) rotate (0.525169571925094) translate (40.431cm 21.7353941018767cm)" svg:viewBox="0 0 87 94" svg:d="M0 0c71 31 87 94 87 94">
                <text:p/>
              </draw:path>
            </draw:g>
            <draw:g>
              <draw:line draw:style-name="gr8" draw:text-style-name="P7" draw:layer="layout" svg:x1="40.431cm" svg:y1="21.474cm" svg:x2="40.555cm" svg:y2="21.696cm">
                <text:p/>
              </draw:line>
              <draw:path draw:style-name="gr8" draw:text-style-name="P7" draw:layer="layout" svg:width="0.086cm" svg:height="0.093cm" draw:transform="skewX (0.0263544717051144) rotate (2.6164230816647) translate (40.505974249406cm 21.7760494695661cm)" svg:viewBox="0 0 87 94" svg:d="M87 0c-72 31-87 94-87 94">
                <text:p/>
              </draw:path>
            </draw:g>
            <draw:g>
              <draw:line draw:style-name="gr8" draw:text-style-name="P7" draw:layer="layout" svg:x1="48.331cm" svg:y1="20.155cm" svg:x2="48.155cm" svg:y2="19.836cm">
                <text:p/>
              </draw:line>
              <draw:path draw:style-name="gr8" draw:text-style-name="P7" draw:layer="layout" svg:width="0.125cm" svg:height="0.133cm" draw:transform="rotate (-0.52970742798028) translate (48.2226081453293cm 19.7205339602805cm)" svg:viewBox="0 0 126 134" svg:d="M126 0c-103 45-126 134-126 134">
                <text:p/>
              </draw:path>
            </draw:g>
            <draw:g>
              <draw:line draw:style-name="gr8" draw:text-style-name="P7" draw:layer="layout" svg:x1="48.331cm" svg:y1="20.154cm" svg:x2="48.155cm" svg:y2="20.516cm">
                <text:p/>
              </draw:line>
              <draw:path draw:style-name="gr8" draw:text-style-name="P7" draw:layer="layout" svg:width="0.13cm" svg:height="0.145cm" draw:transform="skewX (0.114319066005629) rotate (-2.55830361757329) translate (48.331cm 20.5747319034853cm)" svg:viewBox="0 0 131 146" svg:d="M0 0c106 49 131 146 131 146">
                <text:p/>
              </draw:path>
            </draw:g>
            <draw:g>
              <draw:line draw:style-name="gr8" draw:text-style-name="P7" draw:layer="layout" svg:x1="48.331cm" svg:y1="20.999cm" svg:x2="48.155cm" svg:y2="20.637cm">
                <text:p/>
              </draw:line>
              <draw:path draw:style-name="gr8" draw:text-style-name="P7" draw:layer="layout" svg:width="0.13cm" svg:height="0.145cm" draw:transform="skewX (-0.114319066005629) rotate (-0.583289036016505) translate (48.2214917875155cm 20.5060058766199cm)" svg:viewBox="0 0 131 146" svg:d="M131 0c-106 49-131 146-131 146">
                <text:p/>
              </draw:path>
            </draw:g>
            <draw:g>
              <draw:line draw:style-name="gr8" draw:text-style-name="P7" draw:layer="layout" svg:x1="48.331cm" svg:y1="21.994cm" svg:x2="48.207cm" svg:y2="21.772cm">
                <text:p/>
              </draw:line>
              <draw:path draw:style-name="gr8" draw:text-style-name="P7" draw:layer="layout" svg:width="0.086cm" svg:height="0.093cm" draw:transform="skewX (0.0263544717051144) rotate (-0.525169571925094) translate (48.256025750594cm 21.6919505304339cm)" svg:viewBox="0 0 87 94" svg:d="M87 0c-72 31-87 94-87 94">
                <text:p/>
              </draw:path>
            </draw:g>
            <draw:g>
              <draw:line draw:style-name="gr8" draw:text-style-name="P7" draw:layer="layout" svg:x1="48.331cm" svg:y1="21.474cm" svg:x2="48.207cm" svg:y2="21.696cm">
                <text:p/>
              </draw:line>
              <draw:path draw:style-name="gr8" draw:text-style-name="P7" draw:layer="layout" svg:width="0.086cm" svg:height="0.093cm" draw:transform="skewX (-0.0256563400043166) rotate (-2.6164230816647) translate (48.331cm 21.7326058981233cm)" svg:viewBox="0 0 87 94" svg:d="M0 0c71 31 87 94 87 94">
                <text:p/>
              </draw:path>
            </draw:g>
            <draw:g>
              <draw:line draw:style-name="gr8" draw:text-style-name="P7" draw:layer="layout" svg:x1="48.331cm" svg:y1="20.998cm" svg:x2="48.155cm" svg:y2="21.271cm">
                <text:p/>
              </draw:line>
              <draw:path draw:style-name="gr8" draw:text-style-name="P7" draw:layer="layout" svg:width="0.122cm" svg:height="0.117cm" draw:transform="skewX (-0.124441975667196) rotate (-2.6778586713349) translate (48.331cm 21.3152895442359cm)" svg:viewBox="0 0 123 118" svg:d="M0 0c99 40 123 118 123 118">
                <text:p/>
              </draw:path>
            </draw:g>
            <draw:g>
              <draw:line draw:style-name="gr8" draw:text-style-name="P7" draw:layer="layout" svg:x1="41.556cm" svg:y1="22.904cm" svg:x2="41.556cm" svg:y2="22.605cm">
                <text:p/>
              </draw:line>
              <draw:path draw:style-name="gr8" draw:text-style-name="P7" draw:layer="layout" svg:width="0.336cm" svg:height="0.255cm" draw:transform="rotate (-1.70640840967486) translate (41.855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1.985cm" svg:y1="22.904cm" svg:x2="41.985cm" svg:y2="22.605cm">
                <text:p/>
              </draw:line>
              <draw:path draw:style-name="gr8" draw:text-style-name="P7" draw:layer="layout" svg:width="0.336cm" svg:height="0.255cm" draw:transform="rotate (-1.70640840967486) translate (42.2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44cm" svg:y1="22.904cm" svg:x2="42.44cm" svg:y2="22.605cm">
                <text:p/>
              </draw:line>
              <draw:path draw:style-name="gr8" draw:text-style-name="P7" draw:layer="layout" svg:width="0.336cm" svg:height="0.255cm" draw:transform="rotate (-1.70640840967486) translate (42.7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2.843cm" svg:y1="22.904cm" svg:x2="42.843cm" svg:y2="22.605cm">
                <text:p/>
              </draw:line>
              <draw:path draw:style-name="gr8" draw:text-style-name="P7" draw:layer="layout" svg:width="0.336cm" svg:height="0.255cm" draw:transform="rotate (-1.70640840967486) translate (43.142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285cm" svg:y1="22.904cm" svg:x2="43.285cm" svg:y2="22.605cm">
                <text:p/>
              </draw:line>
              <draw:path draw:style-name="gr8" draw:text-style-name="P7" draw:layer="layout" svg:width="0.336cm" svg:height="0.255cm" draw:transform="rotate (-1.70640840967486) translate (43.584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3.74cm" svg:y1="22.904cm" svg:x2="43.74cm" svg:y2="22.605cm">
                <text:p/>
              </draw:line>
              <draw:path draw:style-name="gr8" draw:text-style-name="P7" draw:layer="layout" svg:width="0.336cm" svg:height="0.255cm" draw:transform="rotate (-1.70640840967486) translate (44.039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4.169cm" svg:y1="22.904cm" svg:x2="44.169cm" svg:y2="22.605cm">
                <text:p/>
              </draw:line>
              <draw:path draw:style-name="gr8" draw:text-style-name="P7" draw:layer="layout" svg:width="0.336cm" svg:height="0.255cm" draw:transform="rotate (-1.70640840967486) translate (44.4680000017224cm 22.605000000235cm)" svg:viewBox="0 0 337 256" svg:d="M0 0c289 0 337 256 337 256">
                <text:p/>
              </draw:path>
            </draw:g>
            <draw:g>
              <draw:line draw:style-name="gr8" draw:text-style-name="P7" draw:layer="layout" svg:x1="45.235cm" svg:y1="22.186cm" svg:x2="45.58cm" svg:y2="22.186cm">
                <text:p/>
              </draw:line>
              <draw:path draw:style-name="gr8" draw:text-style-name="P7" draw:layer="layout" svg:width="0.386cm" svg:height="0.256cm" draw:transform="skewX (0.0368264472170804) rotate (3.02517919248177) translate (45.5797181071816cm 22.4849963449157cm)" svg:viewBox="0 0 387 257" svg:d="M0 0c332 0 387 257 387 257">
                <text:p/>
              </draw:path>
            </draw:g>
            <draw:g>
              <draw:line draw:style-name="gr8" draw:text-style-name="P7" draw:layer="layout" svg:x1="44.875cm" svg:y1="22.184cm" svg:x2="44.53cm" svg:y2="22.184cm">
                <text:p/>
              </draw:line>
              <draw:path draw:style-name="gr8" draw:text-style-name="P7" draw:layer="layout" svg:width="0.386cm" svg:height="0.256cm" draw:transform="skewX (-0.0368264472170804) rotate (-3.02552825833217) translate (44.9144539740021cm 22.4382063425846cm)" svg:viewBox="0 0 387 257" svg:d="M387 0c-333 1-387 257-387 257">
                <text:p/>
              </draw:path>
            </draw:g>
            <draw:g>
              <draw:line draw:style-name="gr8" draw:text-style-name="P7" draw:layer="layout" svg:x1="45.936cm" svg:y1="22.902cm" svg:x2="45.936cm" svg:y2="22.603cm">
                <text:p/>
              </draw:line>
              <draw:path draw:style-name="gr8" draw:text-style-name="P7" draw:layer="layout" svg:width="0.335cm" svg:height="0.255cm" draw:transform="rotate (1.70518667919846) translate (45.68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366cm" svg:y1="22.902cm" svg:x2="46.366cm" svg:y2="22.603cm">
                <text:p/>
              </draw:line>
              <draw:path draw:style-name="gr8" draw:text-style-name="P7" draw:layer="layout" svg:width="0.335cm" svg:height="0.255cm" draw:transform="rotate (1.70518667919846) translate (46.112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6.808cm" svg:y1="22.902cm" svg:x2="46.808cm" svg:y2="22.603cm">
                <text:p/>
              </draw:line>
              <draw:path draw:style-name="gr8" draw:text-style-name="P7" draw:layer="layout" svg:width="0.335cm" svg:height="0.255cm" draw:transform="rotate (1.70518667919846) translate (46.554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25cm" svg:y1="22.902cm" svg:x2="47.25cm" svg:y2="22.603cm">
                <text:p/>
              </draw:line>
              <draw:path draw:style-name="gr8" draw:text-style-name="P7" draw:layer="layout" svg:width="0.335cm" svg:height="0.255cm" draw:transform="rotate (1.70518667919846) translate (46.9960683766313cm 22.9363329024973cm)" svg:viewBox="0 0 336 256" svg:d="M336 0c-288 0-336 256-336 256">
                <text:p/>
              </draw:path>
            </draw:g>
            <draw:g>
              <draw:line draw:style-name="gr8" draw:text-style-name="P7" draw:layer="layout" svg:x1="47.055cm" svg:y1="21.526cm" svg:x2="47.481cm" svg:y2="21.526cm">
                <text:p/>
              </draw:line>
              <draw:path draw:style-name="gr8" draw:text-style-name="P7" draw:layer="layout" svg:width="0.479cm" svg:height="0.367cm" draw:transform="rotate (3.00737683411143) translate (47.481cm 21.955cm)" svg:viewBox="0 0 480 368" svg:d="M0 0c411 1 480 368 480 368">
                <text:p/>
              </draw:path>
            </draw:g>
            <draw:g>
              <draw:line draw:style-name="gr8" draw:text-style-name="P7" draw:layer="layout" svg:x1="41.707cm" svg:y1="21.517cm" svg:x2="41.281cm" svg:y2="21.517cm">
                <text:p/>
              </draw:line>
              <draw:path draw:style-name="gr8" draw:text-style-name="P7" draw:layer="layout" svg:width="0.479cm" svg:height="0.367cm" draw:transform="rotate (-3.00737683411143) translate (41.7565059468877cm 21.8818223027152cm)" svg:viewBox="0 0 480 368" svg:d="M480 0c-412 1-480 368-480 368">
                <text:p/>
              </draw:path>
            </draw:g>
            <draw:g>
              <draw:line draw:style-name="gr8" draw:text-style-name="P7" draw:layer="layout" svg:x1="41.178cm" svg:y1="22.481cm" svg:x2="41.178cm" svg:y2="22.055cm">
                <text:p/>
              </draw:line>
              <draw:path draw:style-name="gr8" draw:text-style-name="P7" draw:layer="layout" svg:width="0.479cm" svg:height="0.367cm" draw:transform="rotate (1.70501214627326) translate (40.8132380460424cm 22.5306421428719cm)" svg:viewBox="0 0 480 368" svg:d="M480 0c-412 1-480 368-480 368">
                <text:p/>
              </draw:path>
            </draw:g>
            <draw:g>
              <draw:line draw:style-name="gr8" draw:text-style-name="P7" draw:layer="layout" svg:x1="42.206cm" svg:y1="21.253cm" svg:x2="41.631cm" svg:y2="21.253cm">
                <text:p/>
              </draw:line>
              <draw:path draw:style-name="gr8" draw:text-style-name="P7" draw:layer="layout" svg:width="0.645cm" svg:height="0.435cm" draw:transform="skewX (0.0354301838154849) rotate (-0.116937059883621) translate (41.6313297428972cm 20.746005039522cm)" svg:viewBox="0 0 646 436" svg:d="M0 0c554 2 646 436 646 436">
                <text:p/>
              </draw:path>
            </draw:g>
            <draw:g>
              <draw:line draw:style-name="gr8" draw:text-style-name="P7" draw:layer="layout" svg:x1="46.405cm" svg:y1="21.253cm" svg:x2="46.98cm" svg:y2="21.253cm">
                <text:p/>
              </draw:line>
              <draw:path draw:style-name="gr8" draw:text-style-name="P7" draw:layer="layout" svg:width="0.645cm" svg:height="0.436cm" draw:transform="skewX (-0.0354301838154849) rotate (0.116762526958421) translate (46.3384433617286cm 20.8212184301971cm)" svg:viewBox="0 0 646 437" svg:d="M646 0c-554 2-646 437-646 437">
                <text:p/>
              </draw:path>
            </draw:g>
            <draw:g>
              <draw:line draw:style-name="gr8" draw:text-style-name="P7" draw:layer="layout" svg:x1="50.487cm" svg:y1="23.684cm" svg:x2="50.487cm" svg:y2="24.175cm">
                <text:p/>
              </draw:line>
              <draw:path draw:style-name="gr8" draw:text-style-name="P7" draw:layer="layout" svg:width="0.549cm" svg:height="0.368cm" draw:transform="skewX (0.0349065850398866) rotate (1.45420833276168) translate (50.058cm 24.175cm)" svg:viewBox="0 0 550 369" svg:d="M0 0c473 1 550 369 550 369">
                <text:p/>
              </draw:path>
            </draw:g>
            <draw:g>
              <draw:line draw:style-name="gr8" draw:text-style-name="P7" draw:layer="layout" svg:x1="33.867cm" svg:y1="25.438cm" svg:x2="33.867cm" svg:y2="24.934cm">
                <text:p/>
              </draw:line>
              <draw:path draw:style-name="gr8" draw:text-style-name="P7" draw:layer="layout" svg:width="0.565cm" svg:height="0.368cm" draw:transform="skewX (0.0441568300754565) rotate (-1.68459179402493) translate (34.2957682644203cm 24.9336094979388cm)" svg:viewBox="0 0 566 369" svg:d="M0 0c485 1 566 369 566 369">
                <text:p/>
              </draw:path>
            </draw:g>
            <draw:g>
              <draw:line draw:style-name="gr8" draw:text-style-name="P7" draw:layer="layout" svg:x1="34.231cm" svg:y1="26.569cm" svg:x2="33.727cm" svg:y2="26.569cm">
                <text:p/>
              </draw:line>
              <draw:path draw:style-name="gr8" draw:text-style-name="P7" draw:layer="layout" svg:width="0.565cm" svg:height="0.368cm" draw:transform="skewX (0.0441568300754566) rotate (-0.113795467230031) translate (33.7266094979388cm 26.1402317355797cm)" svg:viewBox="0 0 566 369" svg:d="M0 0c485 1 566 369 566 369">
                <text:p/>
              </draw:path>
            </draw:g>
            <draw:g>
              <draw:line draw:style-name="gr8" draw:text-style-name="P7" draw:layer="layout" svg:x1="34.38cm" svg:y1="24.035cm" svg:x2="34.824cm" svg:y2="24.035cm">
                <text:p/>
              </draw:line>
              <draw:path draw:style-name="gr8" draw:text-style-name="P7" draw:layer="layout" svg:width="0.498cm" svg:height="0.367cm" draw:transform="skewX (-0.00802851455917389) rotate (0.129852496348378) translate (34.3297771360139cm 23.6708158868682cm)" svg:viewBox="0 0 499 368" svg:d="M499 0c-429 0-499 368-499 368">
                <text:p/>
              </draw:path>
            </draw:g>
            <draw:g>
              <draw:line draw:style-name="gr8" draw:text-style-name="P7" draw:layer="layout" svg:x1="31.611cm" svg:y1="23.708cm" svg:x2="31.611cm" svg:y2="24.165cm">
                <text:p/>
              </draw:line>
              <draw:path draw:style-name="gr8" draw:text-style-name="P7" draw:layer="layout" svg:width="0.512cm" svg:height="0.367cm" draw:transform="skewX (-0.0158824961931484) rotate (-1.44460902187571) translate (31.9751802128071cm 23.6562309992353cm)" svg:viewBox="0 0 513 368" svg:d="M513 0c-441 0-513 368-513 368">
                <text:p/>
              </draw:path>
            </draw:g>
            <draw:g>
              <draw:line draw:style-name="gr8" draw:text-style-name="P7" draw:layer="layout" svg:x1="30.301cm" svg:y1="23.794cm" svg:x2="29.857cm" svg:y2="23.794cm">
                <text:p/>
              </draw:line>
              <draw:path draw:style-name="gr8" draw:text-style-name="P7" draw:layer="layout" svg:width="0.498cm" svg:height="0.367cm" draw:transform="skewX (0.00925024503556995) rotate (-0.128805298797183) translate (29.8566559862794cm 23.3652317355797cm)" svg:viewBox="0 0 499 368" svg:d="M0 0c428 1 499 368 499 368">
                <text:p/>
              </draw:path>
            </draw:g>
            <draw:g>
              <draw:line draw:style-name="gr8" draw:text-style-name="P7" draw:layer="layout" svg:x1="34.679cm" svg:y1="19.828cm" svg:x2="34.679cm" svg:y2="19.384cm">
                <text:p/>
              </draw:line>
              <draw:path draw:style-name="gr8" draw:text-style-name="P7" draw:layer="layout" svg:width="0.498cm" svg:height="0.367cm" draw:transform="skewX (-0.00802851455917393) rotate (1.70064882314327) translate (34.3148158868682cm 19.8782228639861cm)" svg:viewBox="0 0 499 368" svg:d="M499 0c-429 0-499 368-499 368">
                <text:p/>
              </draw:path>
            </draw:g>
            <draw:g>
              <draw:line draw:style-name="gr8" draw:text-style-name="P7" draw:layer="layout" svg:x1="30.385cm" svg:y1="21.4cm" svg:x2="30.76cm" svg:y2="20.968cm">
                <text:p/>
              </draw:line>
              <draw:line draw:style-name="gr8" draw:text-style-name="P7" draw:layer="layout" svg:x1="31.392cm" svg:y1="20.242cm" svg:x2="31.767cm" svg:y2="19.81cm">
                <text:p/>
              </draw:line>
            </draw:g>
            <draw:g>
              <draw:line draw:style-name="gr8" draw:text-style-name="P7" draw:layer="layout" svg:x1="24.703cm" svg:y1="24.487cm" svg:x2="24.703cm" svg:y2="24.931cm">
                <text:p/>
              </draw:line>
              <draw:path draw:style-name="gr8" draw:text-style-name="P7" draw:layer="layout" svg:width="0.498cm" svg:height="0.368cm" draw:transform="skewX (-0.00907571211037054) rotate (-1.44216556092291) translate (25.0678657737662cm 24.4367577783774cm)" svg:viewBox="0 0 499 369" svg:d="M499 0c-429 1-499 369-499 369">
                <text:p/>
              </draw:path>
            </draw:g>
            <draw:g>
              <draw:line draw:style-name="gr8" draw:text-style-name="P7" draw:layer="layout" svg:x1="25.075cm" svg:y1="25.336cm" svg:x2="24.631cm" svg:y2="25.336cm">
                <text:p/>
              </draw:line>
              <draw:path draw:style-name="gr8" draw:text-style-name="P7" draw:layer="layout" svg:width="0.498cm" svg:height="0.368cm" draw:transform="skewX (-0.00907571211037052) rotate (-3.01296188771781) translate (25.1252422216226cm 25.7008657737662cm)" svg:viewBox="0 0 499 369" svg:d="M499 0c-429 1-499 369-499 369">
                <text:p/>
              </draw:path>
            </draw:g>
            <draw:g>
              <draw:line draw:style-name="gr8" draw:text-style-name="P7" draw:layer="layout" svg:x1="23.904cm" svg:y1="10.749cm" svg:x2="23.421cm" svg:y2="10.749cm">
                <text:p/>
              </draw:line>
              <draw:path draw:style-name="gr8" draw:text-style-name="P7" draw:layer="layout" svg:width="0.541cm" svg:height="0.368cm" draw:transform="skewX (0.032637657012294) rotate (-0.118158790360017) translate (23.420625768858cm 10.3202317355797cm)" svg:viewBox="0 0 542 369" svg:d="M0 0c465 1 542 369 542 369">
                <text:p/>
              </draw:path>
            </draw:g>
            <draw:g>
              <draw:line draw:style-name="gr8" draw:text-style-name="P7" draw:layer="layout" svg:x1="23.547cm" svg:y1="7.928cm" svg:x2="23.547cm" svg:y2="7.543cm">
                <text:p/>
              </draw:line>
              <draw:path draw:style-name="gr8" draw:text-style-name="P7" draw:layer="layout" svg:width="0.434cm" svg:height="0.366cm" draw:transform="skewX (-0.0270526034059121) rotate (-1.72019651076561) translate (23.9760817506712cm 7.5427529750142cm)" svg:viewBox="0 0 435 367" svg:d="M0 0c372 1 435 367 435 367">
                <text:p/>
              </draw:path>
            </draw:g>
            <draw:g>
              <draw:line draw:style-name="gr8" draw:text-style-name="P7" draw:layer="layout" svg:x1="29.452cm" svg:y1="11.319cm" svg:x2="29.452cm" svg:y2="11.54cm">
                <text:p/>
              </draw:line>
              <draw:path draw:style-name="gr8" draw:text-style-name="P7" draw:layer="layout" svg:width="0.247cm" svg:height="0.167cm" draw:transform="skewX (-0.0361283155162826) rotate (-1.45281206936008) translate (29.6176463749524cm 11.2930957141607cm)" svg:viewBox="0 0 248 168" svg:d="M248 0c-212 0-248 168-248 168">
                <text:p/>
              </draw:path>
            </draw:g>
            <draw:g>
              <draw:line draw:style-name="gr8" draw:text-style-name="P7" draw:layer="layout" svg:x1="26.658cm" svg:y1="11.244cm" svg:x2="26.658cm" svg:y2="11.92cm">
                <text:p/>
              </draw:line>
              <draw:path draw:style-name="gr8" draw:text-style-name="P7" draw:layer="layout" svg:width="0.758cm" svg:height="0.458cm" draw:transform="skewX (0.0657989128001862) rotate (1.46537843997444) translate (26.1252879139021cm 11.9195237686377cm)" svg:viewBox="0 0 759 459" svg:d="M0 0c650 1 759 459 759 459">
                <text:p/>
              </draw:path>
            </draw:g>
            <draw:g>
              <draw:line draw:style-name="gr8" draw:text-style-name="P7" draw:layer="layout" svg:x1="27.906cm" svg:y1="9.747cm" svg:x2="27.768cm" svg:y2="9.992cm">
                <text:p/>
              </draw:line>
              <draw:path draw:style-name="gr8" draw:text-style-name="P7" draw:layer="layout" svg:width="0.099cm" svg:height="0.102cm" draw:transform="rotate (-2.62253173404668) translate (27.906cm 10.0324611260054cm)" svg:viewBox="0 0 100 103" svg:d="M0 0c81 34 100 103 100 103">
                <text:p/>
              </draw:path>
            </draw:g>
            <draw:g>
              <draw:line draw:style-name="gr8" draw:text-style-name="P7" draw:layer="layout" svg:x1="27.131cm" svg:y1="10.216cm" svg:x2="27.256cm" svg:y2="10.461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3cm 10.550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0.786cm" svg:x2="27.256cm" svg:y2="10.541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0.501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0.853cm" svg:x2="27.256cm" svg:y2="11.098cm">
                <text:p/>
              </draw:line>
              <draw:path draw:style-name="gr8" draw:text-style-name="P7" draw:layer="layout" svg:width="0.093cm" svg:height="0.099cm" draw:transform="skewX (-0.0972148393360842) rotate (2.57959663444762) translate (27.2108077500532cm 11.1877241103702cm)" svg:viewBox="0 0 94 100" svg:d="M94 0c-75 34-94 100-94 100">
                <text:p/>
              </draw:path>
            </draw:g>
            <draw:g>
              <draw:line draw:style-name="gr8" draw:text-style-name="P7" draw:layer="layout" svg:x1="27.131cm" svg:y1="11.423cm" svg:x2="27.256cm" svg:y2="11.178cm">
                <text:p/>
              </draw:line>
              <draw:path draw:style-name="gr8" draw:text-style-name="P7" draw:layer="layout" svg:width="0.091cm" svg:height="0.099cm" draw:transform="skewX (0.072954762733363) rotate (0.563741348394168) translate (27.131cm 11.1385335120643cm)" svg:viewBox="0 0 92 100" svg:d="M0 0c74 34 92 100 92 100">
                <text:p/>
              </draw:path>
            </draw:g>
            <draw:g>
              <draw:line draw:style-name="gr8" draw:text-style-name="P7" draw:layer="layout" svg:x1="27.131cm" svg:y1="11.737cm" svg:x2="27.256cm" svg:y2="11.526cm">
                <text:p/>
              </draw:line>
              <draw:path draw:style-name="gr8" draw:text-style-name="P7" draw:layer="layout" svg:width="0.087cm" svg:height="0.089cm" draw:transform="skewX (-0.0555014702134197) rotate (0.500734962397173) translate (27.131cm 11.4913243967828cm)" svg:viewBox="0 0 88 90" svg:d="M0 0c72 30 88 90 88 90">
                <text:p/>
              </draw:path>
            </draw:g>
            <draw:g>
              <draw:g>
                <draw:line draw:style-name="gr8" draw:text-style-name="P7" draw:layer="layout" svg:x1="27.131cm" svg:y1="11.763cm" svg:x2="27.449cm" svg:y2="11.594cm">
                  <text:p/>
                </draw:line>
                <draw:path draw:style-name="gr8" draw:text-style-name="P7" draw:layer="layout" svg:width="0.125cm" svg:height="0.131cm" draw:transform="skewX (-0.0649262481741889) rotate (-2.11760798144472) translate (27.5665135191647cm 11.6553849838434cm)" svg:viewBox="0 0 126 132" svg:d="M126 0c-101 44-126 132-126 132">
                  <text:p/>
                </draw:path>
              </draw:g>
              <draw:g>
                <draw:line draw:style-name="gr8" draw:text-style-name="P7" draw:layer="layout" svg:x1="27.88cm" svg:y1="11.763cm" svg:x2="27.562cm" svg:y2="11.594cm">
                  <text:p/>
                </draw:line>
                <draw:path draw:style-name="gr8" draw:text-style-name="P7" draw:layer="layout" svg:width="0.125cm" svg:height="0.131cm" draw:transform="skewX (0.0649262481741891) rotate (2.11760798144472) translate (27.5099946380697cm 11.763cm)" svg:viewBox="0 0 126 132" svg:d="M0 0c101 44 126 132 126 132">
                  <text:p/>
                </draw:path>
              </draw:g>
            </draw:g>
            <draw:g>
              <draw:g>
                <draw:line draw:style-name="gr8" draw:text-style-name="P7" draw:layer="layout" svg:x1="27.906cm" svg:y1="10.111cm" svg:x2="27.815cm" svg:y2="10.279cm">
                  <text:p/>
                </draw:line>
                <draw:path draw:style-name="gr8" draw:text-style-name="P7" draw:layer="layout" svg:width="0.063cm" svg:height="0.069cm" draw:transform="rotate (-2.60490390860154) translate (27.906cm 10.3059490616622cm)" svg:viewBox="0 0 64 70" svg:d="M0 0c53 23 64 70 64 70">
                  <text:p/>
                </draw:path>
              </draw:g>
              <draw:g>
                <draw:line draw:style-name="gr8" draw:text-style-name="P7" draw:layer="layout" svg:x1="27.906cm" svg:y1="10.502cm" svg:x2="27.815cm" svg:y2="10.334cm">
                  <text:p/>
                </draw:line>
                <draw:path draw:style-name="gr8" draw:text-style-name="P7" draw:layer="layout" svg:width="0.063cm" svg:height="0.069cm" draw:transform="rotate (-0.542273798594638) translate (27.8513159129939cm 10.274102427544cm)" svg:viewBox="0 0 64 70" svg:d="M64 0c-53 24-64 70-64 70">
                  <text:p/>
                </draw:path>
              </draw:g>
            </draw:g>
            <draw:g>
              <draw:g>
                <draw:line draw:style-name="gr8" draw:text-style-name="P7" draw:layer="layout" svg:x1="27.906cm" svg:y1="10.58cm" svg:x2="27.75cm" svg:y2="10.831cm">
                  <text:p/>
                </draw:line>
                <draw:path draw:style-name="gr8" draw:text-style-name="P7" draw:layer="layout" svg:width="0.106cm" svg:height="0.107cm" draw:transform="skewX (-0.115715329407224) rotate (-2.66319790561815) translate (27.906cm 10.8716757060675cm)" svg:viewBox="0 0 107 108" svg:d="M0 0c88 36 107 108 107 108">
                  <text:p/>
                </draw:path>
              </draw:g>
              <draw:g>
                <draw:line draw:style-name="gr8" draw:text-style-name="P7" draw:layer="layout" svg:x1="27.906cm" svg:y1="11.165cm" svg:x2="27.75cm" svg:y2="10.914cm">
                  <text:p/>
                </draw:line>
                <draw:path draw:style-name="gr8" draw:text-style-name="P7" draw:layer="layout" svg:width="0.106cm" svg:height="0.107cm" draw:transform="skewX (0.11065387457644) rotate (-0.481361807700037) translate (27.8108980728283cm 10.8236484699438cm)" svg:viewBox="0 0 107 108" svg:d="M107 0c-88 36-107 108-107 108">
                  <text:p/>
                </draw:path>
              </draw:g>
            </draw:g>
            <draw:g>
              <draw:line draw:style-name="gr8" draw:text-style-name="P7" draw:layer="layout" svg:x1="27.906cm" svg:y1="11.515cm" svg:x2="27.789cm" svg:y2="11.292cm">
                <text:p/>
              </draw:line>
              <draw:path draw:style-name="gr8" draw:text-style-name="P7" draw:layer="layout" svg:width="0.085cm" svg:height="0.091cm" draw:transform="skewX (-0.0525344104850295) rotate (-0.547684319275821) translate (27.8327693640488cm 11.2107343718503cm)" svg:viewBox="0 0 86 92" svg:d="M86 0c-70 31-86 92-86 92">
                <text:p/>
              </draw:path>
            </draw:g>
            <draw:g>
              <draw:line draw:style-name="gr8" draw:text-style-name="P7" draw:layer="layout" svg:x1="27.906cm" svg:y1="11.738cm" svg:x2="27.828cm" svg:y2="11.615cm">
                <text:p/>
              </draw:line>
              <draw:path draw:style-name="gr8" draw:text-style-name="P7" draw:layer="layout" svg:width="0.052cm" svg:height="0.052cm" draw:transform="skewX (0.141895268187139) rotate (-0.469668101711674) translate (27.8588567281515cm 11.5708446243637cm)" svg:viewBox="0 0 53 53" svg:d="M53 0c-44 18-53 53-53 53">
                <text:p/>
              </draw:path>
            </draw:g>
            <draw:g>
              <draw:line draw:style-name="gr8" draw:text-style-name="P7" draw:layer="layout" svg:x1="27.131cm" svg:y1="9.747cm" svg:x2="27.269cm" svg:y2="9.992cm">
                <text:p/>
              </draw:line>
              <draw:path draw:style-name="gr8" draw:text-style-name="P7" draw:layer="layout" svg:width="0.099cm" svg:height="0.102cm" draw:transform="rotate (2.62602239255067) translate (27.2182926993951cm 10.0819294400596cm)" svg:viewBox="0 0 100 103" svg:d="M100 0c-80 34-100 103-100 103">
                <text:p/>
              </draw:path>
            </draw:g>
            <draw:g>
              <draw:line draw:style-name="gr8" draw:text-style-name="P7" draw:layer="layout" svg:x1="28.352cm" svg:y1="11.918cm" svg:x2="28.66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28.710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29.841cm" svg:y1="11.319cm" svg:x2="29.841cm" svg:y2="11.54cm">
                <text:p/>
              </draw:line>
              <draw:path draw:style-name="gr8" draw:text-style-name="P7" draw:layer="layout" svg:width="0.247cm" svg:height="0.167cm" draw:transform="skewX (0.0361283155162826) rotate (1.45281206936008) translate (29.6461053343544cm 11.5398443089777cm)" svg:viewBox="0 0 248 168" svg:d="M0 0c213 0 248 168 248 168">
                <text:p/>
              </draw:path>
            </draw:g>
            <draw:g>
              <draw:line draw:style-name="gr8" draw:text-style-name="P7" draw:layer="layout" svg:x1="30.077cm" svg:y1="10.448cm" svg:x2="30.07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29.64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31.637cm" svg:y1="10.448cm" svg:x2="31.637cm" svg:y2="10.931cm">
                <text:p/>
              </draw:line>
              <draw:path draw:style-name="gr8" draw:text-style-name="P7" draw:layer="layout" svg:width="0.542cm" svg:height="0.368cm" draw:transform="skewX (0.0349065850398866) rotate (1.45228847058448) translate (31.2082317355797cm 10.9306597341006cm)" svg:viewBox="0 0 543 369" svg:d="M0 0c465 1 543 369 543 369">
                <text:p/>
              </draw:path>
            </draw:g>
            <draw:g>
              <draw:line draw:style-name="gr8" draw:text-style-name="P7" draw:layer="layout" svg:x1="28.881cm" svg:y1="9.137cm" svg:x2="29.182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695cm" svg:x2="29.182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28.881cm" svg:y1="8.266cm" svg:x2="29.182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29.181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0.04cm" svg:y1="9.137cm" svg:x2="29.739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695cm" svg:x2="29.739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0.04cm" svg:y1="8.266cm" svg:x2="29.739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0.074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31.052cm" svg:y1="9.137cm" svg:x2="31.353cm" svg:y2="9.137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448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695cm" svg:x2="31.353cm" svg:y2="8.695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9.0068314650329cm)" svg:viewBox="0 0 339 267" svg:d="M0 0c291 0 339 267 339 267">
                <text:p/>
              </draw:path>
            </draw:g>
            <draw:g>
              <draw:line draw:style-name="gr8" draw:text-style-name="P7" draw:layer="layout" svg:x1="31.052cm" svg:y1="8.266cm" svg:x2="31.353cm" svg:y2="8.266cm">
                <text:p/>
              </draw:line>
              <draw:path draw:style-name="gr8" draw:text-style-name="P7" draw:layer="layout" svg:width="0.338cm" svg:height="0.266cm" draw:transform="skewX (-0.0101229096615671) rotate (3.00214084635545) translate (31.3527879502366cm 8.5778314650329cm)" svg:viewBox="0 0 339 267" svg:d="M0 0c291 0 339 267 339 267">
                <text:p/>
              </draw:path>
            </draw:g>
            <draw:g>
              <draw:line draw:style-name="gr8" draw:text-style-name="P7" draw:layer="layout" svg:x1="32.237cm" svg:y1="9.137cm" svg:x2="31.936cm" svg:y2="9.137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9.401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695cm" svg:x2="31.936cm" svg:y2="8.695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9596483838054cm)" svg:viewBox="0 0 338 267" svg:d="M338 0c-291 0-338 267-338 267">
                <text:p/>
              </draw:path>
            </draw:g>
            <draw:g>
              <draw:line draw:style-name="gr8" draw:text-style-name="P7" draw:layer="layout" svg:x1="32.237cm" svg:y1="8.266cm" svg:x2="31.936cm" svg:y2="8.266cm">
                <text:p/>
              </draw:line>
              <draw:path draw:style-name="gr8" draw:text-style-name="P7" draw:layer="layout" svg:width="0.337cm" svg:height="0.266cm" draw:transform="skewX (0.0127409035395586) rotate (-3.00161724757985) translate (32.2710889027505cm 8.5306483838054cm)" svg:viewBox="0 0 338 267" svg:d="M338 0c-291 0-338 267-338 267">
                <text:p/>
              </draw:path>
            </draw:g>
            <draw:g>
              <draw:line draw:style-name="gr8" draw:text-style-name="P7" draw:layer="layout" svg:x1="29.648cm" svg:y1="7.863cm" svg:x2="29.648cm" svg:y2="8.214cm">
                <text:p/>
              </draw:line>
              <draw:path draw:style-name="gr8" draw:text-style-name="P7" draw:layer="layout" svg:width="0.393cm" svg:height="0.267cm" draw:transform="skewX (0.0303687289847013) rotate (1.45089220718289) translate (29.3361685349671cm 8.2137527260234cm)" svg:viewBox="0 0 394 268" svg:d="M0 0c338 0 394 268 394 268">
                <text:p/>
              </draw:path>
            </draw:g>
            <draw:g>
              <draw:line draw:style-name="gr8" draw:text-style-name="P7" draw:layer="layout" svg:x1="32.276cm" svg:y1="11.035cm" svg:x2="31.793cm" svg:y2="11.035cm">
                <text:p/>
              </draw:line>
              <draw:path draw:style-name="gr8" draw:text-style-name="P7" draw:layer="layout" svg:width="0.543cm" svg:height="0.368cm" draw:transform="skewX (-0.0373500459926786) rotate (-3.02343386322978) translate (32.3335428778892cm 11.3996398561693cm)" svg:viewBox="0 0 544 369" svg:d="M544 0c-465 1-544 369-544 369">
                <text:p/>
              </draw:path>
            </draw:g>
            <draw:g>
              <draw:line draw:style-name="gr8" draw:text-style-name="P7" draw:layer="layout" svg:x1="32.733cm" svg:y1="11.918cm" svg:x2="33.041cm" svg:y2="12.114cm">
                <text:p/>
              </draw:line>
              <draw:path draw:style-name="gr8" draw:text-style-name="P7" draw:layer="layout" svg:width="0.136cm" svg:height="0.132cm" draw:transform="skewX (-0.110653874576441) rotate (-1.10252448848482) translate (33.0910697050938cm 11.918cm)" svg:viewBox="0 0 137 133" svg:d="M0 0c111 45 137 133 137 133">
                <text:p/>
              </draw:path>
            </draw:g>
            <draw:g>
              <draw:line draw:style-name="gr8" draw:text-style-name="P7" draw:layer="layout" svg:x1="33.482cm" svg:y1="11.244cm" svg:x2="33.482cm" svg:y2="11.92cm">
                <text:p/>
              </draw:line>
              <draw:path draw:style-name="gr8" draw:text-style-name="P7" draw:layer="layout" svg:width="0.758cm" svg:height="0.458cm" draw:transform="skewX (-0.066497044500984) rotate (-1.46555297289964) translate (33.9349986001359cm 11.1649016577085cm)" svg:viewBox="0 0 759 459" svg:d="M759 0c-651 1-759 459-759 459">
                <text:p/>
              </draw:path>
            </draw:g>
            <draw:g>
              <draw:line draw:style-name="gr8" draw:text-style-name="P7" draw:layer="layout" svg:x1="35.173cm" svg:y1="11.425cm" svg:x2="35.173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5.526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6.837cm" svg:y1="11.425cm" svg:x2="36.837cm" svg:y2="11.92cm">
                <text:p/>
              </draw:line>
              <draw:path draw:style-name="gr8" draw:text-style-name="P7" draw:layer="layout" svg:width="0.555cm" svg:height="0.357cm" draw:transform="skewX (-0.0492182849062401) rotate (-1.45787352419086) translate (37.1900856085342cm 11.3668578123423cm)" svg:viewBox="0 0 556 358" svg:d="M556 0c-476 1-556 358-556 358">
                <text:p/>
              </draw:path>
            </draw:g>
            <draw:g>
              <draw:line draw:style-name="gr8" draw:text-style-name="P7" draw:layer="layout" svg:x1="37.237cm" svg:y1="8.164cm" svg:x2="37.697cm" svg:y2="7.98cm">
                <text:p/>
              </draw:line>
              <draw:path draw:style-name="gr8" draw:text-style-name="P7" draw:layer="layout" svg:width="0.555cm" svg:height="0.356cm" draw:transform="skewX (0.0485201532054423) rotate (-2.87385914633386) translate (37.8511545757277cm 8.3657858770176cm)" svg:viewBox="0 0 556 357" svg:d="M0 0c477 0 556 357 556 357">
                <text:p/>
              </draw:path>
            </draw:g>
            <draw:g>
              <draw:line draw:style-name="gr8" draw:text-style-name="P7" draw:layer="layout" svg:x1="39.437cm" svg:y1="5.848cm" svg:x2="38.981cm" svg:y2="5.848cm">
                <text:p/>
              </draw:line>
              <draw:path draw:style-name="gr8" draw:text-style-name="P7" draw:layer="layout" svg:width="0.51cm" svg:height="0.367cm" draw:transform="skewX (0.0139626340159547) rotate (-0.125663706143592) translate (38.9807074197571cm 5.41891824932878cm)" svg:viewBox="0 0 511 368" svg:d="M0 0c440 1 511 368 511 368">
                <text:p/>
              </draw:path>
            </draw:g>
            <draw:g>
              <draw:line draw:style-name="gr8" draw:text-style-name="P7" draw:layer="layout" svg:x1="49.576cm" svg:y1="5.801cm" svg:x2="49.576cm" svg:y2="6.257cm">
                <text:p/>
              </draw:line>
              <draw:path draw:style-name="gr8" draw:text-style-name="P7" draw:layer="layout" svg:width="0.509cm" svg:height="0.367cm" draw:transform="skewX (0.0109955742875643) rotate (1.44478355480091) translate (49.1466390533552cm 6.2572974536268cm)" svg:viewBox="0 0 510 368" svg:d="M0 0c440 1 510 368 510 368">
                <text:p/>
              </draw:path>
            </draw:g>
            <draw:g>
              <draw:line draw:style-name="gr8" draw:text-style-name="P7" draw:layer="layout" svg:x1="47.652cm" svg:y1="6.78cm" svg:x2="47.243cm" svg:y2="6.577cm">
                <text:p/>
              </draw:line>
              <draw:path draw:style-name="gr8" draw:text-style-name="P7" draw:layer="layout" svg:width="0.51cm" svg:height="0.367cm" draw:transform="skewX (-0.0130899693899574) rotate (2.80736210183288) translate (47.5356401785864cm 7.1292191388692cm)" svg:viewBox="0 0 511 368" svg:d="M511 0c-440 1-511 368-511 368">
                <text:p/>
              </draw:path>
            </draw:g>
            <draw:g>
              <draw:line draw:style-name="gr8" draw:text-style-name="P7" draw:layer="layout" svg:x1="46.176cm" svg:y1="9.712cm" svg:x2="45.767cm" svg:y2="9.509cm">
                <text:p/>
              </draw:line>
              <draw:path draw:style-name="gr8" draw:text-style-name="P7" draw:layer="layout" svg:width="0.509cm" svg:height="0.367cm" draw:transform="skewX (0.0109955742875643) rotate (-0.586256095744896) translate (45.9576700349106cm 9.1245425047601cm)" svg:viewBox="0 0 510 368" svg:d="M0 0c440 1 510 368 510 368">
                <text:p/>
              </draw:path>
            </draw:g>
            <draw:g>
              <draw:line draw:style-name="gr8" draw:text-style-name="P7" draw:layer="layout" svg:x1="52.487cm" svg:y1="5.77cm" svg:x2="52.031cm" svg:y2="5.77cm">
                <text:p/>
              </draw:line>
              <draw:path draw:style-name="gr8" draw:text-style-name="P7" draw:layer="layout" svg:width="0.509cm" svg:height="0.367cm" draw:transform="skewX (0.0109955742875643) rotate (-0.126012771993991) translate (52.0309817423469cm 5.34064392673902cm)" svg:viewBox="0 0 510 368" svg:d="M0 0c440 1 510 368 510 368">
                <text:p/>
              </draw:path>
            </draw:g>
            <draw:g>
              <draw:line draw:style-name="gr8" draw:text-style-name="P7" draw:layer="layout" svg:x1="40.23cm" svg:y1="5.848cm" svg:x2="40.686cm" svg:y2="5.848cm">
                <text:p/>
              </draw:line>
              <draw:path draw:style-name="gr8" draw:text-style-name="P7" draw:layer="layout" svg:width="0.509cm" svg:height="0.368cm" draw:transform="skewX (-0.011693705988362) rotate (0.125489173218392) translate (40.1798883225045cm 5.4828021916802cm)" svg:viewBox="0 0 510 369" svg:d="M510 0c-439 1-510 369-510 369">
                <text:p/>
              </draw:path>
            </draw:g>
            <draw:g>
              <draw:line draw:style-name="gr8" draw:text-style-name="P7" draw:layer="layout" svg:x1="48.882cm" svg:y1="20.092cm" svg:x2="48.882cm" svg:y2="19.601cm">
                <text:p/>
              </draw:line>
              <draw:path draw:style-name="gr8" draw:text-style-name="P7" draw:layer="layout" svg:width="0.549cm" svg:height="0.368cm" draw:transform="skewX (0.0345575191894877) rotate (-1.68755885375332) translate (49.311cm 19.601cm)" svg:viewBox="0 0 550 369" svg:d="M0 0c473 1 550 369 550 369">
                <text:p/>
              </draw:path>
            </draw:g>
            <draw:g>
              <draw:line draw:style-name="gr8" draw:text-style-name="P7" draw:layer="layout" svg:x1="23.561cm" svg:y1="11.435cm" svg:x2="23.561cm" svg:y2="11.918cm">
                <text:p/>
              </draw:line>
              <draw:path draw:style-name="gr8" draw:text-style-name="P7" draw:layer="layout" svg:width="0.541cm" svg:height="0.367cm" draw:transform="skewX (-0.0310668606854991) rotate (-1.45159033888368) translate (23.9253366615679cm 11.3804304416775cm)" svg:viewBox="0 0 542 368" svg:d="M542 0c-465 1-542 368-542 368">
                <text:p/>
              </draw:path>
            </draw:g>
            <draw:g>
              <draw:line draw:style-name="gr8" draw:text-style-name="P7" draw:layer="layout" svg:x1="23.39cm" svg:y1="16.21cm" svg:x2="22.946cm" svg:y2="16.21cm">
                <text:p/>
              </draw:line>
              <draw:path draw:style-name="gr8" draw:text-style-name="P7" draw:layer="layout" svg:width="0.498cm" svg:height="0.367cm" draw:transform="skewX (0.00925024503556996) rotate (-0.128456232946784) translate (22.9454921142952cm 15.7812105104894cm)" svg:viewBox="0 0 499 368" svg:d="M0 0c429 1 499 368 499 368">
                <text:p/>
              </draw:path>
            </draw:g>
            <draw:g>
              <draw:line draw:style-name="gr8" draw:text-style-name="P7" draw:layer="layout" svg:x1="23.39cm" svg:y1="18.01cm" svg:x2="22.946cm" svg:y2="18.01cm">
                <text:p/>
              </draw:line>
              <draw:path draw:style-name="gr8" draw:text-style-name="P7" draw:layer="layout" svg:width="0.498cm" svg:height="0.367cm" draw:transform="skewX (0.00925024503556996) rotate (-0.128456232946784) translate (22.9454921142952cm 17.5812105104894cm)" svg:viewBox="0 0 499 368" svg:d="M0 0c429 1 499 368 499 368">
                <text:p/>
              </draw:path>
            </draw:g>
            <draw:g>
              <draw:line draw:style-name="gr8" draw:text-style-name="P7" draw:layer="layout" svg:x1="23.39cm" svg:y1="13.091cm" svg:x2="22.946cm" svg:y2="13.091cm">
                <text:p/>
              </draw:line>
              <draw:path draw:style-name="gr8" draw:text-style-name="P7" draw:layer="layout" svg:width="0.498cm" svg:height="0.367cm" draw:transform="skewX (-0.00925024503556994) rotate (-3.01313642064301) translate (23.4402549310615cm 13.4558822232244cm)" svg:viewBox="0 0 499 368" svg:d="M499 0c-429 1-499 368-499 368">
                <text:p/>
              </draw:path>
            </draw:g>
            <draw:custom-shape draw:style-name="gr309" draw:text-style-name="P7" draw:layer="layout" svg:width="1.677cm" svg:height="2.341cm" svg:x="31.459cm" svg:y="21.828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.725cm" svg:height="5.155cm" svg:x="19.85cm" svg:y="2.346cm" svg:viewBox="0 0 1726 5156" draw:points="0,5156 0,0 1726,1711 1726,5156">
              <text:p/>
            </draw:polygon>
            <draw:polygon draw:style-name="gr269" draw:text-style-name="P7" draw:layer="layout" svg:width="11.932cm" svg:height="1.991cm" svg:x="30.737cm" svg:y="11.914cm" svg:viewBox="0 0 11933 1992" draw:points="0,1992 0,0 11933,0 11933,1992">
              <text:p/>
            </draw:polygon>
            <draw:polygon draw:style-name="gr269" draw:text-style-name="P7" draw:layer="layout" svg:width="3.93cm" svg:height="7.094cm" svg:x="35.051cm" svg:y="4.056cm" svg:viewBox="0 0 3931 7095" draw:points="3931,0 0,0 0,5512 1305,5509 1305,3440 2429,3440 3931,7095">
              <text:p/>
            </draw:polygon>
            <draw:polygon draw:style-name="gr269" draw:text-style-name="P7" draw:layer="layout" svg:width="10.169cm" svg:height="1.714cm" svg:x="19.85cm" svg:y="2.342cm" svg:viewBox="0 0 10170 1715" draw:points="0,0 10170,0 10170,1715 1721,1715">
              <text:p/>
            </draw:polygon>
            <draw:custom-shape draw:style-name="gr270" draw:text-style-name="P7" draw:layer="layout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2.098cm" svg:height="1.752cm" svg:x="19.821cm" svg:y="26.098cm" svg:viewBox="0 0 12099 1753" draw:points="12099,1753 0,1753 1749,3 4799,0 4799,303 5699,303 5699,0 12099,0">
              <text:p/>
            </draw:polygon>
            <draw:polygon draw:style-name="gr269" draw:text-style-name="P7" draw:layer="layout" svg:width="2.449cm" svg:height="5.844cm" svg:x="48.97cm" svg:y="13.751cm" svg:viewBox="0 0 2450 5845" draw:points="1,157 0,5844 2450,5845 2450,0 50,0 50,155">
              <text:p/>
            </draw:polygon>
            <draw:polygon draw:style-name="gr269" draw:text-style-name="P7" draw:layer="layout" svg:width="4.088cm" svg:height="7.844cm" svg:x="38.581cm" svg:y="4.07cm" svg:viewBox="0 0 4089 7845" draw:points="4089,7844 0,7845 401,7081 393,3457 2100,3457 2095,687 1663,251 1489,165 1289,231 401,687 401,0 4089,0">
              <text:p/>
            </draw:polygon>
            <draw:polygon draw:style-name="gr269" draw:text-style-name="P7" draw:layer="layout" svg:width="10.754cm" svg:height="3.069cm" svg:x="47.644cm" svg:y="1cm" svg:viewBox="0 0 10755 3070" draw:points="1717,3070 0,1351 0,0 10755,2 8840,1711 1717,1717">
              <text:p/>
            </draw:polygon>
            <draw:polygon draw:style-name="gr269" draw:text-style-name="P7" draw:layer="layout" svg:width="2.578cm" svg:height="8.148cm" svg:x="55.82cm" svg:y="1.002cm" svg:viewBox="0 0 2579 8149" draw:points="664,1716 0,7949 1710,8149 2579,0">
              <text:p/>
            </draw:polygon>
            <draw:polygon draw:style-name="gr269" draw:text-style-name="P7" draw:layer="layout" svg:width="7.122cm" svg:height="8.383cm" svg:x="49.361cm" svg:y="2.717cm" svg:viewBox="0 0 7123 8384" draw:points="6109,7184 6459,6234 7123,1 0,0 1,3534 260,3534 260,8384 5009,8384 5559,7984 6009,7484">
              <text:p/>
            </draw:polygon>
            <draw:polygon draw:style-name="gr269" draw:text-style-name="P7" draw:layer="layout" svg:width="5.709cm" svg:height="4.849cm" svg:x="51.82cm" svg:y="8.951cm" svg:viewBox="0 0 5710 4850" draw:points="5350,1550 5710,200 4000,0 3700,950 3550,1250 3100,1750 2700,2050 300,3600 0,3900 1400,4850 4522,2750">
              <text:p/>
            </draw:polygon>
            <draw:polygon draw:style-name="gr269" draw:text-style-name="P7" draw:layer="layout" svg:width="1.799cm" svg:height="7.199cm" svg:x="51.42cm" svg:y="12.851cm" svg:viewBox="0 0 1800 7200" draw:points="400,5550 1750,5750 0,7200 0,550 200,200 400,0 1800,950 1800,1000 400,1000">
              <text:p/>
            </draw:polygon>
            <draw:polygon draw:style-name="gr269" draw:text-style-name="P7" draw:layer="layout" svg:width="4.921cm" svg:height="1.985cm" svg:x="51.42cm" svg:y="18.601cm" svg:viewBox="0 0 4922 1986" draw:points="3125,1986 4922,1550 4850,1050 4600,700 4150,450 1750,0 0,1450">
              <text:p/>
            </draw:polygon>
            <draw:polygon draw:style-name="gr269" draw:text-style-name="P7" draw:layer="layout" svg:width="3.774cm" svg:height="4.304cm" svg:x="50.77cm" svg:y="19.596cm" svg:viewBox="0 0 3775 4305" draw:points="650,455 650,0 0,0 0,4305 3391,4305 3775,991">
              <text:p/>
            </draw:polygon>
            <draw:polygon draw:style-name="gr269" draw:text-style-name="P7" draw:layer="layout" svg:width="2.01cm" svg:height="4.149cm" svg:x="53.959cm" svg:y="23.701cm" svg:viewBox="0 0 2011 4150" draw:points="0,2400 1561,4150 2011,0 261,0">
              <text:p/>
            </draw:polygon>
            <draw:polygon draw:style-name="gr269" draw:text-style-name="P7" draw:layer="layout" svg:width="11.749cm" svg:height="1.749cm" svg:x="43.77cm" svg:y="26.101cm" svg:viewBox="0 0 11750 1750" draw:points="11750,1750 0,1750 0,0 10189,0">
              <text:p/>
            </draw:polygon>
            <draw:custom-shape draw:style-name="gr272" draw:text-style-name="P7" draw:layer="layout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2.849cm" svg:height="1.993cm" svg:x="42.67cm" svg:y="11.914cm" svg:viewBox="0 0 2850 1994" draw:points="2850,0 2850,1994 0,1994 0,0">
              <text:p/>
            </draw:polygon>
            <draw:custom-shape draw:style-name="gr274" draw:text-style-name="P7" draw:layer="layout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0" draw:text-style-name="P7" draw:layer="layout" svg:width="1.643cm" svg:height="1.028cm" svg:x="23.409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311" draw:text-style-name="P7" draw:layer="layout" svg:width="1.643cm" svg:height="2.315cm" svg:x="23.409cm" svg:y="8.567cm">
              <text:p/>
              <draw:enhanced-geometry svg:viewBox="0 0 21600 21600" draw:type="rectangle" draw:enhanced-path="M 0 0 L 21600 0 21600 21600 0 21600 0 0 Z N"/>
            </draw:custom-shape>
            <draw:custom-shape draw:style-name="gr312" draw:text-style-name="P7" draw:layer="layout" svg:width="1.643cm" svg:height="1.032cm" svg:x="23.409cm" svg:y="10.882cm">
              <text:p/>
              <draw:enhanced-geometry svg:viewBox="0 0 21600 21600" draw:type="rectangle" draw:enhanced-path="M 0 0 L 21600 0 21600 21600 0 21600 0 0 Z N"/>
            </draw:custom-shape>
            <draw:custom-shape draw:style-name="gr313" draw:text-style-name="P7" draw:layer="layout" svg:width="9.999cm" svg:height="4.375cm" svg:x="25.052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314" draw:text-style-name="P7" draw:layer="layout" svg:width="1.624cm" svg:height="2.349cm" svg:x="35.051cm" svg:y="9.565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1.964cm" svg:height="2.068cm" svg:x="36.355cm" svg:y="7.496cm" svg:viewBox="0 0 1965 2069" draw:points="1136,0 1,0 0,2069 1965,2069">
              <text:p/>
            </draw:polygon>
            <draw:custom-shape draw:style-name="gr315" draw:text-style-name="P7" draw:layer="layout" svg:width="1.702cm" svg:height="1.183cm" svg:x="38.973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316" draw:text-style-name="P7" draw:layer="layout" svg:width="1.708cm" svg:height="1.589cm" svg:x="38.973cm" svg:y="5.94cm">
              <text:p/>
              <draw:enhanced-geometry svg:viewBox="0 0 21600 21600" draw:type="rectangle" draw:enhanced-path="M 0 0 L 21600 0 21600 21600 0 21600 0 0 Z N"/>
            </draw:custom-shape>
            <draw:custom-shape draw:style-name="gr317" draw:text-style-name="P7" draw:layer="layout" svg:width="8.717cm" svg:height="4.574cm" svg:x="39.953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318" draw:text-style-name="P7" draw:layer="layout" svg:width="2.1cm" svg:height="2.828cm" svg:x="48.67cm" svg:y="19.596cm">
              <text:p/>
              <draw:enhanced-geometry svg:viewBox="0 0 21600 21600" draw:type="rectangle" draw:enhanced-path="M 0 0 L 21600 0 21600 21600 0 21600 0 0 Z N"/>
            </draw:custom-shape>
            <draw:custom-shape draw:style-name="gr319" draw:text-style-name="P7" draw:layer="layout" svg:width="2.089cm" svg:height="1.745cm" svg:x="48.67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309" draw:text-style-name="P7" draw:layer="layout" svg:width="1.677cm" svg:height="2.341cm" svg:x="33.136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320" draw:text-style-name="P7" draw:layer="layout" svg:width="2.438cm" svg:height="2.337cm" svg:x="32.376cm" svg:y="19.491cm">
              <text:p/>
              <draw:enhanced-geometry svg:viewBox="0 0 21600 21600" draw:type="rectangle" draw:enhanced-path="M 0 0 L 21600 0 21600 21600 0 21600 0 0 Z N"/>
            </draw:custom-shape>
            <draw:custom-shape draw:style-name="gr275" draw:text-style-name="P7" draw:layer="layout" svg:width="1.185cm" svg:height="0.882cm" svg:x="33.735cm" svg:y="24.951cm">
              <text:p/>
              <draw:enhanced-geometry svg:viewBox="0 0 21600 21600" draw:type="rectangle" draw:enhanced-path="M 0 0 L 21600 0 21600 21600 0 21600 0 0 Z N"/>
            </draw:custom-shape>
            <draw:custom-shape draw:style-name="gr276" draw:text-style-name="P7" draw:layer="layout" svg:width="1.185cm" svg:height="0.875cm" svg:x="33.735cm" svg:y="25.833cm">
              <text:p/>
              <draw:enhanced-geometry svg:viewBox="0 0 21600 21600" draw:type="rectangle" draw:enhanced-path="M 0 0 L 21600 0 21600 21600 0 21600 0 0 Z N"/>
            </draw:custom-shape>
            <draw:custom-shape draw:style-name="gr277" draw:text-style-name="P7" draw:layer="layout" svg:width="1.535cm" svg:height="1.757cm" svg:x="34.916cm" svg:y="24.951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2.521cm" svg:height="2.336cm" svg:x="29.854cm" svg:y="19.491cm" svg:viewBox="0 0 2522 2337" draw:points="2016,0 2522,0 2522,2337 0,2337 416,1810">
              <text:p/>
            </draw:polygon>
            <draw:polygon draw:style-name="gr269" draw:text-style-name="P7" draw:layer="layout" svg:width="2.305cm" svg:height="2.348cm" svg:x="36.676cm" svg:y="9.565cm" svg:viewBox="0 0 2306 2349" draw:points="1644,0 0,0 0,2349 1903,2349 2306,1586">
              <text:p/>
            </draw:polygon>
            <draw:custom-shape draw:style-name="gr321" draw:text-style-name="P7" draw:layer="layout" svg:width="2.373cm" svg:height="1.9cm" svg:x="22.947cm" svg:y="16.30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322" draw:text-style-name="P7" draw:layer="layout" svg:width="13.48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323" draw:text-style-name="P7" draw:layer="layout" svg:width="1.72cm" svg:height="3.899cm" svg:x="19.851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269" draw:text-style-name="P7" draw:layer="layout" svg:width="4.05cm" svg:height="1.736cm" svg:x="45.57cm" svg:y="8.164cm" svg:viewBox="0 0 4051 1737" draw:points="0,1737 4051,1737 4051,0 900,0">
              <text:p/>
            </draw:polygon>
            <draw:polygon draw:style-name="gr269" draw:text-style-name="P7" draw:layer="layout" svg:width="3.15cm" svg:height="1.912cm" svg:x="46.47cm" svg:y="6.251cm" svg:viewBox="0 0 3151 1913" draw:points="0,1913 3151,1913 3151,0 2460,0 2460,250 822,255">
              <text:p/>
            </draw:polygon>
            <draw:custom-shape draw:style-name="gr324" draw:text-style-name="P7" draw:layer="layout" svg:width="2.373cm" svg:height="1.7cm" svg:x="22.947cm" svg:y="12.951cm">
              <text:p/>
              <draw:enhanced-geometry svg:viewBox="0 0 21600 21600" draw:type="rectangle" draw:enhanced-path="M 0 0 L 21600 0 21600 21600 0 21600 0 0 Z N"/>
            </draw:custom-shape>
            <draw:custom-shape draw:style-name="gr325" draw:text-style-name="P7" draw:layer="layout" svg:width="2.373cm" svg:height="1.65cm" svg:x="22.947cm" svg:y="14.651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326" draw:text-style-name="P7" draw:layer="layout" svg:width="4.601cm" svg:height="2.012cm" svg:x="45.02cm" svg:y="9.902cm">
              <text:p/>
              <draw:enhanced-geometry svg:viewBox="0 0 21600 21600" draw:type="rectangle" draw:enhanced-path="M 0 0 L 21600 0 21600 21600 0 21600 0 0 Z N"/>
            </draw:custom-shape>
            <draw:custom-shape draw:style-name="gr327" draw:text-style-name="P7" draw:layer="layout" svg:width="3.5cm" svg:height="1.992cm" svg:x="45.52cm" svg:y="11.9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80" draw:text-style-name="P7" draw:layer="layout" svg:width="5.349cm" svg:height="2.649cm" svg:x="49.02cm" svg:y="11.101cm" svg:viewBox="0 0 5350 2650" draw:points="601,0 5350,0 3100,1450 2600,1950 2400,2300 2400,2650 0,2650 0,813 601,813">
              <text:p/>
            </draw:polygon>
            <draw:polygon draw:style-name="gr269" draw:text-style-name="P7" draw:layer="layout" svg:width="2.121cm" svg:height="3.549cm" svg:x="54.22cm" svg:y="20.151cm" svg:viewBox="0 0 2122 3550" draw:points="0,3550 1750,3550 2122,0 325,436">
              <text:p/>
            </draw:polygon>
            <draw:polygon draw:style-name="gr280" draw:text-style-name="P7" draw:layer="layout" svg:width="1.748cm" svg:height="2.449cm" svg:x="19.821cm" svg:y="18.851cm" svg:viewBox="0 0 1749 2450" draw:points="0,0 1749,0 1749,2450 0,2450">
              <text:p/>
            </draw:polygon>
            <draw:polygon draw:style-name="gr280" draw:text-style-name="P7" draw:layer="layout" svg:width="5.416cm" svg:height="1.886cm" svg:x="25.32cm" svg:y="11.914cm" svg:viewBox="0 0 5417 1887" draw:points="5417,1 0,0 0,1887 5417,1887">
              <text:p/>
            </draw:polygon>
            <draw:polygon draw:style-name="gr280" draw:text-style-name="P7" draw:layer="layout" svg:width="1.742cm" svg:height="7.449cm" svg:x="19.827cm" svg:y="11.401cm" svg:viewBox="0 0 1743 7450" draw:points="0,7450 1743,7450 1740,0 25,0">
              <text:p/>
            </draw:polygon>
            <draw:polygon draw:style-name="gr280" draw:text-style-name="P7" draw:layer="layout" svg:width="3.749cm" svg:height="6.286cm" svg:x="21.57cm" svg:y="11.914cm" svg:viewBox="0 0 3750 6287" draw:points="3750,1 3750,1037 1377,1037 1377,6287 1,6287 0,0">
              <text:p/>
            </draw:polygon>
            <draw:polygon draw:style-name="gr269" draw:text-style-name="P7" draw:layer="layout" svg:width="6.691cm" svg:height="7.844cm" svg:x="42.67cm" svg:y="4.07cm" svg:viewBox="0 0 6692 7845" draw:points="0,7845 2350,7845 2350,5832 2900,5832 4623,2437 6261,2437 6260,2181 6691,2182 6692,0 0,0">
              <text:p/>
            </draw:polygon>
            <draw:polygon draw:style-name="gr269" draw:text-style-name="P7" draw:layer="layout" svg:width="6.691cm" svg:height="1.723cm" svg:x="42.67cm" svg:y="2.346cm" svg:viewBox="0 0 6692 1724" draw:points="0,0 4974,5 6692,1724 0,1724">
              <text:p/>
            </draw:polygon>
            <draw:polygon draw:style-name="gr328" draw:text-style-name="P7" draw:layer="layout" svg:width="1.799cm" svg:height="0.899cm" draw:transform="rotate (-1.5707963267949) translate (52.92cm 4.101cm)" svg:viewBox="0 0 1800 900" draw:points="550,900 1800,900 1800,0 550,0 150,300 0,450 150,600">
              <text:p/>
            </draw:polygon>
            <draw:polygon draw:style-name="gr280" draw:text-style-name="P7" draw:layer="layout" svg:width="11.849cm" svg:height="1.749cm" svg:x="31.92cm" svg:y="26.101cm" svg:viewBox="0 0 11850 1750" draw:points="0,0 1815,0 1815,607 4531,607 4531,0 11850,0 11850,1750 0,1750">
              <text:p/>
            </draw:polygon>
            <draw:polygon draw:style-name="gr280" draw:text-style-name="P7" draw:layer="layout" svg:width="8.698cm" svg:height="3.099cm" svg:x="21.571cm" svg:y="18.201cm" svg:viewBox="0 0 8699 3100" draw:points="0,0 5299,0 8699,3100 0,3100">
              <text:p/>
            </draw:polygon>
            <draw:polygon draw:style-name="gr280" draw:text-style-name="P7" draw:layer="layout" svg:width="1.748cm" svg:height="6.549cm" svg:x="19.822cm" svg:y="21.301cm" svg:viewBox="0 0 1749 6550" draw:points="0,6550 1749,4800 1749,0 0,0">
              <text:p/>
            </draw:polygon>
            <draw:polygon draw:style-name="gr280" draw:text-style-name="P7" draw:layer="layout" svg:width="8.699cm" svg:height="4.799cm" svg:x="21.57cm" svg:y="21.301cm" svg:viewBox="0 0 8700 4800" draw:points="0,4800 3050,4800 3050,3600 3950,3600 3950,4797 8150,4797 8150,650 8700,0 1,0">
              <text:p/>
            </draw:polygon>
            <draw:line draw:style-name="gr328" draw:text-style-name="P7" draw:layer="layout" svg:x1="40.67cm" svg:y1="24.169cm" svg:x2="40.67cm" svg:y2="26.101cm">
              <text:p/>
            </draw:line>
            <draw:custom-shape draw:style-name="gr329" draw:text-style-name="P7" draw:layer="layout" svg:width="5.14cm" svg:height="6.268cm" svg:x="34.813cm" svg:y="17.901cm">
              <text:p/>
              <draw:enhanced-geometry svg:viewBox="0 0 21600 21600" draw:type="rectangle" draw:enhanced-path="M 0 0 L 21600 0 21600 21600 0 21600 0 0 Z N"/>
            </draw:custom-shape>
            <draw:custom-shape draw:style-name="gr330" draw:text-style-name="P7" draw:layer="layout" svg:width="5.14cm" svg:height="2.818cm" svg:x="34.813cm" svg:y="21.351cm">
              <text:p/>
              <draw:enhanced-geometry svg:viewBox="0 0 21600 21600" draw:mirror-vertical="false" draw:type="rectangle" draw:enhanced-path="M 0 0 L 21600 0 21600 21600 0 21600 0 0 Z N"/>
            </draw:custom-shape>
            <draw:custom-shape draw:style-name="gr331" draw:text-style-name="P7" draw:layer="layout" svg:width="5.14cm" svg:height="2.05cm" svg:x="34.813cm" svg:y="19.301cm">
              <text:p/>
              <draw:enhanced-geometry svg:viewBox="0 0 21600 21600" draw:mirror-vertical="true" draw:type="rectangle" draw:enhanced-path="M 0 0 L 21600 0 21600 21600 0 21600 0 0 Z N"/>
            </draw:custom-shape>
            <draw:polygon draw:style-name="gr280" draw:text-style-name="P7" draw:layer="layout" svg:width="7.943cm" svg:height="3.099cm" svg:x="26.87cm" svg:y="18.201cm" svg:viewBox="0 0 7944 3100" draw:points="7943,0 0,0 3400,3100 5001,1290 7944,1290">
              <text:p/>
            </draw:polygon>
            <draw:polygon draw:style-name="gr280" draw:text-style-name="P7" draw:layer="layout" svg:width="6.148cm" svg:height="4.099cm" svg:x="28.321cm" svg:y="13.801cm" svg:viewBox="0 0 6149 4100" draw:points="3099,2450 2649,2000 2499,1550 2499,107 2416,105 2416,0 0,0 0,800 350,1450 650,1700 4849,4100 6149,4100">
              <text:p/>
            </draw:polygon>
            <draw:polygon draw:style-name="gr280" draw:text-style-name="P7" draw:layer="layout" svg:width="9.494cm" svg:height="4.399cm" svg:x="25.32cm" svg:y="13.801cm" svg:viewBox="0 0 9495 4400" draw:points="9495,4400 0,4400 0,0 3002,0 3002,800 3352,1450 3652,1700 7850,4100 9495,4100">
              <text:p/>
            </draw:polygon>
            <draw:polygon draw:style-name="gr269" draw:text-style-name="P7" draw:layer="layout" svg:width="3.399cm" svg:height="1.723cm" svg:x="39.27cm" svg:y="2.346cm" svg:viewBox="0 0 3400 1724" draw:points="3400,0 50,0 0,1724 3400,1724">
              <text:p/>
            </draw:polygon>
            <draw:custom-shape draw:style-name="gr332" draw:text-style-name="P13" draw:layer="layout" svg:width="1.183cm" svg:height="0.23cm" draw:transform="rotate (1.5707963267949) translate (21.56cm 5.6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23.41cm 6.3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22.72cm 6.3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24.72cm 6.4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25.88cm 6.4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7.53cm 6.5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8.95cm 6.5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30.52cm 6.5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31.97cm 6.5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1.928cm" svg:y="8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32.78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7" draw:text-style-name="P24" draw:layer="layout" svg:width="0.942cm" svg:height="0.23cm" draw:transform="rotate (1.5707963267949) translate (24.39cm 10.0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2.51cm 13.9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23.8cm" svg:y="13.5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draw:transform="rotate (1.5707963267949) translate (21.52cm 15.8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draw:transform="rotate (1.5707963267949) translate (21.52cm 18.2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2.51cm 16.3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23.8cm" svg:y="15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23.8cm" svg:y="16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34.778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37.01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38.81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41.048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1" draw:text-style-name="P9" draw:layer="layout" svg:width="0.84cm" svg:height="0.23cm" svg:x="49.33cm" svg:y="20.3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1.928cm" svg:y="10.2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18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19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21.2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22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23.8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2" draw:text-style-name="P25" draw:layer="layout" svg:width="1.402cm" svg:height="0.23cm" svg:x="22.24cm" svg:y="25.0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22.098cm" svg:y="25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25.81cm" svg:y="25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46.87cm" svg:y="25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1.838cm" svg:y="25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cm" svg:y="21.2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cm" svg:y="22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cm" svg:y="23.8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cm" svg:y="25.0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49cm" svg:y="19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25.168cm" svg:y="18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27.77cm" svg:y="25.0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28.17cm" svg:y="22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28.17cm" svg:y="23.8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30.08cm" svg:y="22.5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31.62cm" svg:y="22.5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1.86cm 25.7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4" draw:text-style-name="P26" draw:layer="layout" svg:width="1.402cm" svg:height="0.23cm" draw:transform="rotate (1.5707963267949) translate (35.44cm 23.1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4" draw:text-style-name="P26" draw:layer="layout" svg:width="1.402cm" svg:height="0.23cm" draw:transform="rotate (1.5707963267949) translate (36.68cm 23.1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4" draw:text-style-name="P26" draw:layer="layout" svg:width="1.402cm" svg:height="0.23cm" draw:transform="rotate (1.5707963267949) translate (37.59cm 23.1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4" draw:text-style-name="P26" draw:layer="layout" svg:width="1.402cm" svg:height="0.23cm" draw:transform="rotate (1.5707963267949) translate (38.41cm 23.1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5.44cm 20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6.68cm 20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8.41cm 20.9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32.728cm" svg:y="20.6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svg:x="33.63cm" svg:y="20.04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38.78cm 25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3.638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5.79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7.57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9.348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9.348cm" svg:y="25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52.218cm" svg:y="23.3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51.838cm" svg:y="21.3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51.838cm" svg:y="20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5" draw:text-style-name="P13" draw:layer="layout" svg:width="1.343cm" svg:height="0.23cm" draw:transform="rotate (1.48213360079358) translate (53.607cm 25.8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6" draw:text-style-name="P11" draw:layer="layout" svg:width="0.84cm" svg:height="0.23cm" draw:transform="rotate (1.48213360079358) translate (54.217cm 21.4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1" draw:text-style-name="P9" draw:layer="layout" svg:width="0.84cm" svg:height="0.23cm" svg:x="49.33cm" svg:y="21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47" draw:text-style-name="P12" draw:layer="layout" svg:width="0.642cm" svg:height="0.23cm" svg:x="49.598cm" svg:y="18.2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7" draw:text-style-name="P12" draw:layer="layout" svg:width="0.642cm" svg:height="0.23cm" svg:x="49.598cm" svg:y="16.9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7" draw:text-style-name="P12" draw:layer="layout" svg:width="0.642cm" svg:height="0.23cm" svg:x="49.598cm" svg:y="15.6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38" draw:text-style-name="P9" draw:layer="layout" svg:width="0.942cm" svg:height="0.23cm" svg:x="48.04cm" svg:y="12.5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42.92cm" svg:y="10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40.298cm" svg:y="10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8" draw:layer="layout" svg:width="0.942cm" svg:height="0.23cm" svg:x="35.414cm" svg:y="10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42.92cm" svg:y="8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40.298cm" svg:y="8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42.92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38.23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40.298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svg:x="42.92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svg:x="40.298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39.38cm" svg:y="3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42.95cm" svg:y="3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45.788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45.07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1" draw:layer="layout" svg:width="0.942cm" svg:height="0.23cm" draw:transform="rotate (1.5707963267949) translate (48.416cm 7.8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draw:transform="rotate (1.4767230801124) translate (55.962cm 4.8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52.52cm" svg:y="2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54.808cm" svg:y="2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3.38cm" svg:y="9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3.38cm" svg:y="7.5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0.536688744988256) translate (51.785cm 12.0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0.536688744988256) translate (53.378cm 11.0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1" draw:text-style-name="P11" draw:layer="layout" svg:width="1.337cm" svg:height="0.23cm" svg:x="22.263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1" draw:text-style-name="P11" draw:layer="layout" svg:width="1.337cm" svg:height="0.23cm" svg:x="24.22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1" draw:text-style-name="P11" draw:layer="layout" svg:width="1.337cm" svg:height="0.23cm" svg:x="26.373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1" draw:text-style-name="P11" draw:layer="layout" svg:width="1.337cm" svg:height="0.23cm" svg:x="28.21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52" draw:text-style-name="P8" draw:layer="layout" svg:width="1.183cm" svg:height="0.23cm" draw:transform="rotate (1.5707963267949) translate (21.56cm 8.4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3" draw:text-style-name="P8" draw:layer="layout" svg:width="1.337cm" svg:height="0.23cm" svg:x="31.506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3" draw:text-style-name="P8" draw:layer="layout" svg:width="1.337cm" svg:height="0.23cm" svg:x="33.463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3" draw:text-style-name="P8" draw:layer="layout" svg:width="1.337cm" svg:height="0.23cm" svg:x="35.616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3" draw:text-style-name="P8" draw:layer="layout" svg:width="1.337cm" svg:height="0.23cm" svg:x="37.453cm" svg:y="3.7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36" draw:text-style-name="P12" draw:layer="layout" svg:width="1.402cm" svg:height="0.23cm" svg:x="33.73cm" svg:y="7.0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33.73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35.798cm" svg:y="5.6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8" draw:layer="layout" svg:width="0.942cm" svg:height="0.23cm" svg:x="26.8cm" svg:y="13.0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8" draw:text-style-name="P8" draw:layer="layout" svg:width="0.942cm" svg:height="0.23cm" svg:x="28.6cm" svg:y="13.0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draw:transform="rotate (1.5707963267949) translate (21.52cm 13.6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25.728cm" svg:y="14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27.228cm" svg:y="16.6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svg:x="29.758cm" svg:y="16.6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29.94cm" svg:y="18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svg:x="32.868cm" svg:y="18.8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1.52cm 23.5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21.52cm 25.9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3" draw:text-style-name="P9" draw:layer="layout" svg:width="1.402cm" svg:height="0.23cm" draw:transform="rotate (1.5707963267949) translate (31.72cm 21.5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32.57cm 25.7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9" draw:text-style-name="P11" draw:layer="layout" svg:width="1.402cm" svg:height="0.23cm" draw:transform="rotate (1.5707963267949) translate (35.81cm 26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4" draw:text-style-name="P13" draw:layer="layout" svg:width="1.402cm" svg:height="0.23cm" draw:transform="rotate (1.5707963267949) translate (37.47cm 25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37.498cm" svg:y="26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41.248cm" svg:y="26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1.908cm" svg:y="24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46.808cm" svg:y="25.3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1" draw:layer="layout" svg:width="0.942cm" svg:height="0.23cm" svg:x="50.07cm" svg:y="13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9" draw:text-style-name="P11" draw:layer="layout" svg:width="0.942cm" svg:height="0.23cm" svg:x="50.658cm" svg:y="12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draw:transform="rotate (1.5707963267949) translate (45.24cm 13.45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8" draw:text-style-name="P9" draw:layer="layout" svg:width="0.942cm" svg:height="0.23cm" draw:transform="rotate (1.4767230801124) translate (55.46cm 8.7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1.13cm" svg:y="9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3" draw:text-style-name="P8" draw:layer="layout" svg:width="1.402cm" svg:height="0.23cm" svg:x="51.13cm" svg:y="7.5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draw:transform="rotate (1.5707963267949) translate (48.49cm 11.2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0" draw:text-style-name="P12" draw:layer="layout" svg:width="0.942cm" svg:height="0.23cm" draw:transform="rotate (1.5707963267949) translate (46.81cm 11.2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5" draw:text-style-name="P10" draw:layer="layout" svg:width="1.402cm" svg:height="0.23cm" svg:x="47.348cm" svg:y="9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3.868cm" svg:y="5.5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3.868cm" svg:y="4.1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0.28cm" svg:y="5.5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6" draw:text-style-name="P12" draw:layer="layout" svg:width="1.402cm" svg:height="0.23cm" svg:x="50.28cm" svg:y="4.1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50.39cm" svg:y="2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0" draw:text-style-name="P10" draw:layer="layout" svg:width="0.942cm" svg:height="0.23cm" svg:x="37.35cm" svg:y="10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olygon draw:style-name="gr354" draw:text-style-name="P27" draw:layer="layout" svg:width="16.478cm" svg:height="12.898cm" svg:x="41.921cm" svg:y="1.005cm" svg:viewBox="0 0 16479 12899" draw:points="0,4199 3173,4199 6150,9801 5699,10649 6800,10649 6800,12899 9550,12899 9550,11801 9600,11501 10300,10601 11800,11601 12150,11251 14399,9799 14750,9451 15200,8901 15500,8351 15700,7501 16479,0 5724,0 5724,1351 0,1346">
              <text:p/>
            </draw:polygon>
            <draw:polygon draw:style-name="gr355" draw:text-style-name="P19" draw:layer="layout" svg:width="19.449cm" svg:height="16.566cm" svg:x="19.821cm" svg:y="2.339cm" svg:viewBox="0 0 19450 16567" draw:points="11600,13917 11150,13467 11000,13017 10899,12565 10899,11565 10899,9465 5399,9465 5399,5215 15199,5215 15199,1715 19450,1715 19450,0 0,0 0,16567 1750,16567 1750,15767 14749,15765 14749,15565 14649,15566">
              <text:p/>
            </draw:polygon>
            <draw:polygon draw:style-name="gr356" draw:text-style-name="P28" draw:layer="layout" svg:width="12.099cm" svg:height="9.749cm" svg:x="19.82cm" svg:y="18.105cm" svg:viewBox="0 0 12100 9750" draw:points="0,801 0,9750 12100,9750 12100,8050 9900,8050 9900,3850 10450,2999 7050,0 1750,0 1750,801">
              <text:p/>
            </draw:polygon>
            <draw:polygon draw:style-name="gr357" draw:text-style-name="P15" draw:layer="layout" svg:width="13.749cm" svg:height="9.951cm" svg:x="26.87cm" svg:y="17.904cm" svg:viewBox="0 0 13750 9952" draw:points="13750,8252 5050,9952 5050,8252 2850,8252 2850,4052 3400,3200 0,202 7700,200 7700,0 13200,3 13200,6300 13750,6302">
              <text:p/>
            </draw:polygon>
            <draw:polygon draw:style-name="gr358" draw:text-style-name="P16" draw:layer="layout" svg:width="6.799cm" svg:height="8.699cm" svg:x="41.921cm" svg:y="5.204cm" svg:viewBox="0 0 6800 8700" draw:points="5699,6450 6800,6450 6800,8700 0,8700 0,0 3173,0 6151,5602">
              <text:p/>
            </draw:polygon>
            <draw:polygon draw:style-name="gr359" draw:text-style-name="P20" draw:layer="layout" svg:width="5.05cm" svg:height="9.497cm" svg:x="48.67cm" svg:y="11.606cm" svg:viewBox="0 0 5051 9498" draw:points="4601,7050 4601,9498 0,9498 0,6301 350,6298 350,2298 2801,2298 2801,1200 2851,900 3551,0 5051,1000 4851,1300 4651,1750 4595,2250 4101,2500 3851,2900 3851,6890">
              <text:p/>
            </draw:polygon>
            <draw:line draw:style-name="gr149" draw:text-style-name="P7" draw:layer="layout" svg:x1="19.82cm" svg:y1="2.339cm" svg:x2="47.645cm" svg:y2="2.339cm">
              <text:p/>
            </draw:line>
            <draw:line draw:style-name="gr149" draw:text-style-name="P7" draw:layer="layout" svg:x1="53.271cm" svg:y1="21.104cm" svg:x2="19.82cm" svg:y2="21.104cm">
              <text:p/>
            </draw:line>
            <draw:line draw:style-name="gr149" draw:text-style-name="P7" draw:layer="layout" svg:x1="19.82cm" svg:y1="27.855cm" svg:x2="19.82cm" svg:y2="21.104cm">
              <text:p/>
            </draw:line>
            <draw:line draw:style-name="gr149" draw:text-style-name="P7" draw:layer="layout" svg:x1="19.82cm" svg:y1="2.34cm" svg:x2="19.82cm" svg:y2="21.104cm">
              <text:p/>
            </draw:line>
            <draw:line draw:style-name="gr149" draw:text-style-name="P7" draw:layer="layout" svg:x1="55.57cm" svg:y1="27.855cm" svg:x2="56.42cm" svg:y2="20.004cm">
              <text:p/>
            </draw:line>
            <draw:line draw:style-name="gr149" draw:text-style-name="P7" draw:layer="layout" svg:x1="55.57cm" svg:y1="27.855cm" svg:x2="19.82cm" svg:y2="27.855cm">
              <text:p/>
            </draw:line>
            <draw:line draw:style-name="gr149" draw:text-style-name="P7" draw:layer="layout" svg:x1="53.271cm" svg:y1="21.107cm" svg:x2="53.271cm" svg:y2="18.654cm">
              <text:p/>
            </draw:line>
            <draw:line draw:style-name="gr149" draw:text-style-name="P7" draw:layer="layout" svg:x1="53.271cm" svg:y1="18.657cm" svg:x2="53.265cm" svg:y2="13.856cm">
              <text:p/>
            </draw:line>
            <draw:line draw:style-name="gr149" draw:text-style-name="P7" draw:layer="layout" svg:x1="53.27cm" svg:y1="18.654cm" svg:x2="52.52cm" svg:y2="18.494cm">
              <text:p/>
            </draw:line>
            <draw:line draw:style-name="gr149" draw:text-style-name="P7" draw:layer="layout" svg:x1="52.52cm" svg:y1="18.494cm" svg:x2="52.52cm" svg:y2="14.507cm">
              <text:p/>
            </draw:line>
            <draw:line draw:style-name="gr149" draw:text-style-name="P7" draw:layer="layout" svg:x1="53.321cm" svg:y1="13.357cm" svg:x2="53.521cm" svg:y2="12.907cm">
              <text:p/>
            </draw:line>
            <draw:line draw:style-name="gr149" draw:text-style-name="P7" draw:layer="layout" svg:x1="52.771cm" svg:y1="14.107cm" svg:x2="52.52cm" svg:y2="14.504cm">
              <text:p/>
            </draw:line>
            <draw:line draw:style-name="gr149" draw:text-style-name="P7" draw:layer="layout" svg:x1="52.77cm" svg:y1="14.108cm" svg:x2="53.27cm" svg:y2="13.857cm">
              <text:p/>
            </draw:line>
            <draw:line draw:style-name="gr149" draw:text-style-name="P7" draw:layer="layout" svg:x1="53.32cm" svg:y1="13.354cm" svg:x2="53.264cm" svg:y2="13.853cm">
              <text:p/>
            </draw:line>
            <draw:line draw:style-name="gr149" draw:text-style-name="P7" draw:layer="layout" svg:x1="53.521cm" svg:y1="12.907cm" svg:x2="53.72cm" svg:y2="12.607cm">
              <text:p/>
            </draw:line>
            <draw:line draw:style-name="gr149" draw:text-style-name="P7" draw:layer="layout" svg:x1="53.721cm" svg:y1="12.607cm" svg:x2="54.071cm" svg:y2="12.257cm">
              <text:p/>
            </draw:line>
            <draw:line draw:style-name="gr149" draw:text-style-name="P7" draw:layer="layout" svg:x1="56.32cm" svg:y1="10.804cm" svg:x2="54.071cm" svg:y2="12.257cm">
              <text:p/>
            </draw:line>
            <draw:line draw:style-name="gr149" draw:text-style-name="P7" draw:layer="layout" svg:x1="57.121cm" svg:y1="9.907cm" svg:x2="57.421cm" svg:y2="9.357cm">
              <text:p/>
            </draw:line>
            <draw:line draw:style-name="gr149" draw:text-style-name="P7" draw:layer="layout" svg:x1="56.321cm" svg:y1="10.804cm" svg:x2="56.77cm" svg:y2="10.351cm">
              <text:p/>
            </draw:line>
            <draw:line draw:style-name="gr149" draw:text-style-name="P7" draw:layer="layout" svg:x1="57.12cm" svg:y1="9.904cm" svg:x2="56.769cm" svg:y2="10.351cm">
              <text:p/>
            </draw:line>
            <draw:line draw:style-name="gr149" draw:text-style-name="P7" draw:layer="layout" svg:x1="57.421cm" svg:y1="9.357cm" svg:x2="57.621cm" svg:y2="8.507cm">
              <text:p/>
            </draw:line>
            <draw:line draw:style-name="gr149" draw:text-style-name="P7" draw:layer="layout" svg:x1="57.621cm" svg:y1="8.507cm" svg:x2="58.4cm" svg:y2="1cm">
              <text:p/>
            </draw:line>
            <draw:line draw:style-name="gr149" draw:text-style-name="P7" draw:layer="layout" svg:x1="47.645cm" svg:y1="1cm" svg:x2="58.4cm" svg:y2="1cm">
              <text:p/>
            </draw:line>
            <draw:line draw:style-name="gr149" draw:text-style-name="P7" draw:layer="layout" svg:x1="47.645cm" svg:y1="2.357cm" svg:x2="47.645cm" svg:y2="1.008cm">
              <text:p/>
            </draw:line>
            <draw:line draw:style-name="gr149" draw:text-style-name="P7" draw:layer="layout" svg:x1="55.57cm" svg:y1="18.854cm" svg:x2="53.271cm" svg:y2="18.494cm">
              <text:p/>
            </draw:line>
            <draw:path draw:style-name="gr149" draw:text-style-name="P7" draw:layer="layout" svg:width="0.896cm" svg:height="1.113cm" draw:transform="rotate (-0.0417133691226648) translate (55.57cm 18.854cm)" svg:viewBox="0 0 897 1114" svg:d="M0 0c756 119 897 1114 897 1114">
              <text:p/>
            </draw:path>
            <draw:line draw:style-name="gr149" draw:text-style-name="P7" draw:layer="layout" svg:x1="36.12cm" svg:y1="17.904cm" svg:x2="31.37cm" svg:y2="17.904cm">
              <text:p/>
            </draw:line>
            <draw:line draw:style-name="gr149" draw:text-style-name="P7" draw:layer="layout" svg:x1="28.97cm" svg:y1="15.654cm" svg:x2="32.77cm" svg:y2="17.754cm">
              <text:p/>
            </draw:line>
            <draw:line draw:style-name="gr149" draw:text-style-name="P7" draw:layer="layout" svg:x1="25.22cm" svg:y1="14.904cm" svg:x2="25.22cm" svg:y2="2.339cm">
              <text:p/>
            </draw:line>
            <draw:line draw:style-name="gr149" draw:text-style-name="P7" draw:layer="layout" svg:x1="25.22cm" svg:y1="14.904cm" svg:x2="19.821cm" svg:y2="14.904cm">
              <text:p/>
            </draw:line>
            <draw:line draw:style-name="gr149" draw:text-style-name="P7" draw:layer="layout" svg:x1="26.17cm" svg:y1="15.004cm" svg:x2="26.57cm" svg:y2="15.004cm">
              <text:p/>
            </draw:line>
            <draw:line draw:style-name="gr149" draw:text-style-name="P7" draw:layer="layout" svg:x1="26.57cm" svg:y1="17.754cm" svg:x2="26.57cm" svg:y2="11.804cm">
              <text:p/>
            </draw:line>
            <draw:line draw:style-name="gr149" draw:text-style-name="P7" draw:layer="layout" svg:x1="41.921cm" svg:y1="11.804cm" svg:x2="26.17cm" svg:y2="11.804cm">
              <text:p/>
            </draw:line>
            <draw:line draw:style-name="gr149" draw:text-style-name="P7" draw:layer="layout" svg:x1="28.02cm" svg:y1="16.454cm" svg:x2="28.02cm" svg:y2="15.754cm">
              <text:p/>
            </draw:line>
            <draw:line draw:style-name="gr149" draw:text-style-name="P7" draw:layer="layout" svg:x1="28.32cm" svg:y1="14.604cm" svg:x2="28.32cm" svg:y2="13.904cm">
              <text:p/>
            </draw:line>
            <draw:line draw:style-name="gr149" draw:text-style-name="P7" draw:layer="layout" svg:x1="29.72cm" svg:y1="16.454cm" svg:x2="28.02cm" svg:y2="16.454cm">
              <text:p/>
            </draw:line>
            <draw:line draw:style-name="gr149" draw:text-style-name="P7" draw:layer="layout" svg:x1="29.72cm" svg:y1="16.454cm" svg:x2="29.72cm" svg:y2="17.754cm">
              <text:p/>
            </draw:line>
            <draw:line draw:style-name="gr149" draw:text-style-name="P7" draw:layer="layout" svg:x1="26.17cm" svg:y1="15.004cm" svg:x2="26.17cm" svg:y2="11.804cm">
              <text:p/>
            </draw:line>
            <draw:line draw:style-name="gr149" draw:text-style-name="P7" draw:layer="layout" svg:x1="49.02cm" svg:y1="13.904cm" svg:x2="26.57cm" svg:y2="13.904cm">
              <text:p/>
            </draw:line>
            <draw:line draw:style-name="gr149" draw:text-style-name="P7" draw:layer="layout" svg:x1="29.02cm" svg:y1="13.904cm" svg:x2="29.02cm" svg:y2="11.804cm">
              <text:p/>
            </draw:line>
            <draw:line draw:style-name="gr149" draw:text-style-name="P7" draw:layer="layout" svg:x1="30.72cm" svg:y1="13.904cm" svg:x2="30.72cm" svg:y2="11.804cm">
              <text:p/>
            </draw:line>
            <draw:line draw:style-name="gr149" draw:text-style-name="P7" draw:layer="layout" svg:x1="33.07cm" svg:y1="13.904cm" svg:x2="33.07cm" svg:y2="11.804cm">
              <text:p/>
            </draw:line>
            <draw:line draw:style-name="gr149" draw:text-style-name="P7" draw:layer="layout" svg:x1="39.57cm" svg:y1="13.904cm" svg:x2="39.57cm" svg:y2="11.804cm">
              <text:p/>
            </draw:line>
            <draw:line draw:style-name="gr149" draw:text-style-name="P7" draw:layer="layout" svg:x1="36.57cm" svg:y1="12.154cm" svg:x2="36.57cm" svg:y2="11.804cm">
              <text:p/>
            </draw:line>
            <draw:line draw:style-name="gr149" draw:text-style-name="P7" draw:layer="layout" svg:x1="37.07cm" svg:y1="12.154cm" svg:x2="36.57cm" svg:y2="12.154cm">
              <text:p/>
            </draw:line>
            <draw:line draw:style-name="gr149" draw:text-style-name="P7" draw:layer="layout" svg:x1="37.07cm" svg:y1="12.154cm" svg:x2="37.07cm" svg:y2="11.804cm">
              <text:p/>
            </draw:line>
            <draw:line draw:style-name="gr149" draw:text-style-name="P7" draw:layer="layout" svg:x1="41.921cm" svg:y1="13.904cm" svg:x2="41.921cm" svg:y2="11.804cm">
              <text:p/>
            </draw:line>
            <draw:line draw:style-name="gr149" draw:text-style-name="P7" draw:layer="layout" svg:x1="49.02cm" svg:y1="13.904cm" svg:x2="49.02cm" svg:y2="17.907cm">
              <text:p/>
            </draw:line>
            <draw:line draw:style-name="gr149" draw:text-style-name="P7" draw:layer="layout" svg:x1="48.82cm" svg:y1="17.907cm" svg:x2="36.12cm" svg:y2="17.907cm">
              <text:p/>
            </draw:line>
            <draw:line draw:style-name="gr149" draw:text-style-name="P7" draw:layer="layout" svg:x1="48.82cm" svg:y1="17.907cm" svg:x2="49.02cm" svg:y2="17.907cm">
              <text:p/>
            </draw:line>
            <draw:line draw:style-name="gr149" draw:text-style-name="P7" draw:layer="layout" svg:x1="25.22cm" svg:y1="6.304cm" svg:x2="23.92cm" svg:y2="6.304cm">
              <text:p/>
            </draw:line>
            <draw:line draw:style-name="gr149" draw:text-style-name="P7" draw:layer="layout" svg:x1="25.22cm" svg:y1="8.354cm" svg:x2="19.82cm" svg:y2="8.354cm">
              <text:p/>
            </draw:line>
            <draw:line draw:style-name="gr149" draw:text-style-name="P7" draw:layer="layout" svg:x1="23.92cm" svg:y1="8.354cm" svg:x2="23.92cm" svg:y2="6.304cm">
              <text:p/>
            </draw:line>
            <draw:line draw:style-name="gr149" draw:text-style-name="P7" draw:layer="layout" svg:x1="28.32cm" svg:y1="11.804cm" svg:x2="28.32cm" svg:y2="7.554cm">
              <text:p/>
            </draw:line>
            <draw:line draw:style-name="gr149" draw:text-style-name="P7" draw:layer="layout" svg:x1="28.32cm" svg:y1="8.354cm" svg:x2="25.22cm" svg:y2="8.354cm">
              <text:p/>
            </draw:line>
            <draw:line draw:style-name="gr149" draw:text-style-name="P7" draw:layer="layout" svg:x1="26.82cm" svg:y1="9.654cm" svg:x2="26.82cm" svg:y2="7.554cm">
              <text:p/>
            </draw:line>
            <draw:line draw:style-name="gr149" draw:text-style-name="P7" draw:layer="layout" svg:x1="25.92cm" svg:y1="8.354cm" svg:x2="25.92cm" svg:y2="7.554cm">
              <text:p/>
            </draw:line>
            <draw:line draw:style-name="gr149" draw:text-style-name="P7" draw:layer="layout" svg:x1="28.32cm" svg:y1="9.654cm" svg:x2="26.82cm" svg:y2="9.654cm">
              <text:p/>
            </draw:line>
            <draw:line draw:style-name="gr149" draw:text-style-name="P7" draw:layer="layout" svg:x1="26.82cm" svg:y1="11.804cm" svg:x2="26.82cm" svg:y2="10.454cm">
              <text:p/>
            </draw:line>
            <draw:line draw:style-name="gr149" draw:text-style-name="P7" draw:layer="layout" svg:x1="31.12cm" svg:y1="8.304cm" svg:x2="35.02cm" svg:y2="8.304cm">
              <text:p/>
            </draw:line>
            <draw:line draw:style-name="gr149" draw:text-style-name="P7" draw:layer="layout" svg:x1="33.42cm" svg:y1="11.804cm" svg:x2="33.42cm" svg:y2="7.554cm">
              <text:p/>
            </draw:line>
            <draw:line draw:style-name="gr149" draw:text-style-name="P7" draw:layer="layout" svg:x1="25.22cm" svg:y1="7.554cm" svg:x2="35.02cm" svg:y2="7.554cm">
              <text:p/>
            </draw:line>
            <draw:line draw:style-name="gr149" draw:text-style-name="P7" draw:layer="layout" svg:x1="31.12cm" svg:y1="8.304cm" svg:x2="31.12cm" svg:y2="7.554cm">
              <text:p/>
            </draw:line>
            <draw:line draw:style-name="gr149" draw:text-style-name="P7" draw:layer="layout" svg:x1="35.02cm" svg:y1="11.804cm" svg:x2="35.02cm" svg:y2="2.339cm">
              <text:p/>
            </draw:line>
            <draw:line draw:style-name="gr149" draw:text-style-name="P7" draw:layer="layout" svg:x1="32.87cm" svg:y1="10.654cm" svg:x2="33.42cm" svg:y2="10.654cm">
              <text:p/>
            </draw:line>
            <draw:line draw:style-name="gr149" draw:text-style-name="P7" draw:layer="layout" svg:x1="32.87cm" svg:y1="10.654cm" svg:x2="32.87cm" svg:y2="8.304cm">
              <text:p/>
            </draw:line>
            <draw:line draw:style-name="gr149" draw:text-style-name="P7" draw:layer="layout" svg:x1="35.02cm" svg:y1="10.554cm" svg:x2="35.87cm" svg:y2="10.554cm">
              <text:p/>
            </draw:line>
            <draw:line draw:style-name="gr149" draw:text-style-name="P7" draw:layer="layout" svg:x1="35.87cm" svg:y1="11.004cm" svg:x2="41.922cm" svg:y2="11.006cm">
              <text:p/>
            </draw:line>
            <draw:line draw:style-name="gr149" draw:text-style-name="P7" draw:layer="layout" svg:x1="35.87cm" svg:y1="11.004cm" svg:x2="35.87cm" svg:y2="10.554cm">
              <text:p/>
            </draw:line>
            <draw:line draw:style-name="gr149" draw:text-style-name="P7" draw:layer="layout" svg:x1="38.07cm" svg:y1="11.004cm" svg:x2="38.07cm" svg:y2="7.954cm">
              <text:p/>
            </draw:line>
            <draw:line draw:style-name="gr149" draw:text-style-name="P7" draw:layer="layout" svg:x1="38.07cm" svg:y1="7.954cm" svg:x2="41.921cm" svg:y2="7.954cm">
              <text:p/>
            </draw:line>
            <draw:line draw:style-name="gr149" draw:text-style-name="P7" draw:layer="layout" svg:x1="41.921cm" svg:y1="11.804cm" svg:x2="41.921cm" svg:y2="2.339cm">
              <text:p/>
            </draw:line>
            <draw:line draw:style-name="gr149" draw:text-style-name="P7" draw:layer="layout" svg:x1="39.87cm" svg:y1="5.354cm" svg:x2="39.87cm" svg:y2="2.339cm">
              <text:p/>
            </draw:line>
            <draw:line draw:style-name="gr149" draw:text-style-name="P7" draw:layer="layout" svg:x1="39.87cm" svg:y1="5.354cm" svg:x2="41.921cm" svg:y2="5.354cm">
              <text:p/>
            </draw:line>
            <draw:line draw:style-name="gr149" draw:text-style-name="P7" draw:layer="layout" svg:x1="39.97cm" svg:y1="18.804cm" svg:x2="38.12cm" svg:y2="18.804cm">
              <text:p/>
            </draw:line>
            <draw:line draw:style-name="gr149" draw:text-style-name="P7" draw:layer="layout" svg:x1="31.37cm" svg:y1="17.904cm" svg:x2="31.37cm" svg:y2="19.454cm">
              <text:p/>
            </draw:line>
            <draw:line draw:style-name="gr149" draw:text-style-name="P7" draw:layer="layout" svg:x1="34.57cm" svg:y1="17.904cm" svg:x2="34.57cm" svg:y2="19.454cm">
              <text:p/>
            </draw:line>
            <draw:line draw:style-name="gr149" draw:text-style-name="P7" draw:layer="layout" svg:x1="25.12cm" svg:y1="21.104cm" svg:x2="25.12cm" svg:y2="17.754cm">
              <text:p/>
            </draw:line>
            <draw:line draw:style-name="gr149" draw:text-style-name="P7" draw:layer="layout" svg:x1="25.12cm" svg:y1="17.754cm" svg:x2="32.77cm" svg:y2="17.754cm">
              <text:p/>
            </draw:line>
            <draw:line draw:style-name="gr149" draw:text-style-name="P7" draw:layer="layout" svg:x1="40.07cm" svg:y1="21.104cm" svg:x2="40.07cm" svg:y2="19.004cm">
              <text:p/>
            </draw:line>
            <draw:line draw:style-name="gr149" draw:text-style-name="P7" draw:layer="layout" svg:x1="48.22cm" svg:y1="19.604cm" svg:x2="48.22cm" svg:y2="19.954cm">
              <text:p/>
            </draw:line>
            <draw:line draw:style-name="gr149" draw:text-style-name="P7" draw:layer="layout" svg:x1="48.67cm" svg:y1="19.604cm" svg:x2="40.07cm" svg:y2="19.604cm">
              <text:p/>
            </draw:line>
            <draw:line draw:style-name="gr149" draw:text-style-name="P7" draw:layer="layout" svg:x1="48.67cm" svg:y1="19.954cm" svg:x2="48.22cm" svg:y2="19.954cm">
              <text:p/>
            </draw:line>
            <draw:line draw:style-name="gr149" draw:text-style-name="P7" draw:layer="layout" svg:x1="41.62cm" svg:y1="19.604cm" svg:x2="41.62cm" svg:y2="20.504cm">
              <text:p/>
            </draw:line>
            <draw:line draw:style-name="gr149" draw:text-style-name="P7" draw:layer="layout" svg:x1="46.97cm" svg:y1="20.454cm" svg:x2="41.62cm" svg:y2="20.454cm">
              <text:p/>
            </draw:line>
            <draw:line draw:style-name="gr149" draw:text-style-name="P7" draw:layer="layout" svg:x1="46.97cm" svg:y1="19.604cm" svg:x2="46.97cm" svg:y2="21.104cm">
              <text:p/>
            </draw:line>
            <draw:line draw:style-name="gr149" draw:text-style-name="P7" draw:layer="layout" svg:x1="48.67cm" svg:y1="19.604cm" svg:x2="48.67cm" svg:y2="21.104cm">
              <text:p/>
            </draw:line>
            <draw:line draw:style-name="gr149" draw:text-style-name="P7" draw:layer="layout" svg:x1="41.62cm" svg:y1="20.504cm" svg:x2="40.07cm" svg:y2="20.504cm">
              <text:p/>
            </draw:line>
            <draw:line draw:style-name="gr149" draw:text-style-name="P7" draw:layer="layout" svg:x1="48.67cm" svg:y1="20.504cm" svg:x2="46.97cm" svg:y2="20.504cm">
              <text:p/>
            </draw:line>
            <draw:line draw:style-name="gr149" draw:text-style-name="P7" draw:layer="layout" svg:x1="40.67cm" svg:y1="19.604cm" svg:x2="40.67cm" svg:y2="19.954cm">
              <text:p/>
            </draw:line>
            <draw:line draw:style-name="gr149" draw:text-style-name="P7" draw:layer="layout" svg:x1="41.12cm" svg:y1="19.954cm" svg:x2="40.67cm" svg:y2="19.954cm">
              <text:p/>
            </draw:line>
            <draw:line draw:style-name="gr149" draw:text-style-name="P7" draw:layer="layout" svg:x1="41.12cm" svg:y1="19.604cm" svg:x2="41.12cm" svg:y2="19.954cm">
              <text:p/>
            </draw:line>
            <draw:line draw:style-name="gr149" draw:text-style-name="P7" draw:layer="layout" svg:x1="41.82cm" svg:y1="20.454cm" svg:x2="41.82cm" svg:y2="21.104cm">
              <text:p/>
            </draw:line>
            <draw:line draw:style-name="gr149" draw:text-style-name="P7" draw:layer="layout" svg:x1="45.27cm" svg:y1="20.454cm" svg:x2="45.27cm" svg:y2="21.104cm">
              <text:p/>
            </draw:line>
            <draw:line draw:style-name="gr149" draw:text-style-name="P7" draw:layer="layout" svg:x1="34.57cm" svg:y1="19.454cm" svg:x2="31.37cm" svg:y2="19.454cm">
              <text:p/>
            </draw:line>
            <draw:line draw:style-name="gr149" draw:text-style-name="P7" draw:layer="layout" svg:x1="48.072cm" svg:y1="10.806cm" svg:x2="45.12cm" svg:y2="5.204cm">
              <text:p/>
            </draw:line>
            <draw:line draw:style-name="gr149" draw:text-style-name="P7" draw:layer="layout" svg:x1="43.37cm" svg:y1="6.504cm" svg:x2="45.77cm" svg:y2="6.504cm">
              <text:p/>
            </draw:line>
            <draw:line draw:style-name="gr149" draw:text-style-name="P7" draw:layer="layout" svg:x1="43.37cm" svg:y1="6.704cm" svg:x2="43.37cm" svg:y2="5.204cm">
              <text:p/>
            </draw:line>
            <draw:line draw:style-name="gr149" draw:text-style-name="P7" draw:layer="layout" svg:x1="43.57cm" svg:y1="6.504cm" svg:x2="43.57cm" svg:y2="11.654cm">
              <text:p/>
            </draw:line>
            <draw:line draw:style-name="gr149" draw:text-style-name="P7" draw:layer="layout" svg:x1="52.47cm" svg:y1="5.854cm" svg:x2="52.47cm" svg:y2="4.702cm">
              <text:p/>
            </draw:line>
            <draw:line draw:style-name="gr149" draw:text-style-name="P7" draw:layer="layout" svg:x1="43.37cm" svg:y1="6.704cm" svg:x2="43.57cm" svg:y2="6.704cm">
              <text:p/>
            </draw:line>
            <draw:line draw:style-name="gr149" draw:text-style-name="P7" draw:layer="layout" svg:x1="43.57cm" svg:y1="8.256cm" svg:x2="46.72cm" svg:y2="8.256cm">
              <text:p/>
            </draw:line>
            <draw:line draw:style-name="gr149" draw:text-style-name="P7" draw:layer="layout" svg:x1="41.92cm" svg:y1="5.204cm" svg:x2="45.121cm" svg:y2="5.204cm">
              <text:p/>
            </draw:line>
            <draw:line draw:style-name="gr149" draw:text-style-name="P7" draw:layer="layout" svg:x1="41.92cm" svg:y1="7.254cm" svg:x2="43.57cm" svg:y2="7.254cm">
              <text:p/>
            </draw:line>
            <draw:line draw:style-name="gr149" draw:text-style-name="P7" draw:layer="layout" svg:x1="41.92cm" svg:y1="10.954cm" svg:x2="42.37cm" svg:y2="10.954cm">
              <text:p/>
            </draw:line>
            <draw:line draw:style-name="gr149" draw:text-style-name="P7" draw:layer="layout" svg:x1="43.07cm" svg:y1="10.954cm" svg:x2="43.57cm" svg:y2="10.954cm">
              <text:p/>
            </draw:line>
            <draw:line draw:style-name="gr149" draw:text-style-name="P7" draw:layer="layout" svg:x1="48.072cm" svg:y1="10.806cm" svg:x2="47.62cm" svg:y2="11.654cm">
              <text:p/>
            </draw:line>
            <draw:line draw:style-name="gr149" draw:text-style-name="P7" draw:layer="layout" svg:x1="43.57cm" svg:y1="11.654cm" svg:x2="47.62cm" svg:y2="11.654cm">
              <text:p/>
            </draw:line>
            <draw:line draw:style-name="gr149" draw:text-style-name="P7" draw:layer="layout" svg:x1="45.42cm" svg:y1="8.256cm" svg:x2="45.42cm" svg:y2="11.654cm">
              <text:p/>
            </draw:line>
            <draw:line draw:style-name="gr149" draw:text-style-name="P7" draw:layer="layout" svg:x1="45.42cm" svg:y1="10.004cm" svg:x2="47.62cm" svg:y2="10.004cm">
              <text:p/>
            </draw:line>
            <draw:line draw:style-name="gr149" draw:text-style-name="P7" draw:layer="layout" svg:x1="51.62cm" svg:y1="5.854cm" svg:x2="51.62cm" svg:y2="4.702cm">
              <text:p/>
            </draw:line>
            <draw:line draw:style-name="gr149" draw:text-style-name="P7" draw:layer="layout" svg:x1="51.62cm" svg:y1="4.706cm" svg:x2="53.32cm" svg:y2="4.702cm">
              <text:p/>
            </draw:line>
            <draw:line draw:style-name="gr149" draw:text-style-name="P7" draw:layer="layout" svg:x1="51.62cm" svg:y1="5.858cm" svg:x2="53.32cm" svg:y2="5.854cm">
              <text:p/>
            </draw:line>
            <draw:line draw:style-name="gr149" draw:text-style-name="P7" draw:layer="layout" svg:x1="53.32cm" svg:y1="5.854cm" svg:x2="53.32cm" svg:y2="4.702cm">
              <text:p/>
            </draw:line>
            <draw:line draw:style-name="gr149" draw:text-style-name="P7" draw:layer="layout" svg:x1="26.57cm" svg:y1="15.754cm" svg:x2="28.02cm" svg:y2="15.754cm">
              <text:p/>
            </draw:line>
            <draw:path draw:style-name="gr149" draw:text-style-name="P7" draw:layer="layout" svg:width="1.17cm" svg:height="0.397cm" draw:transform="rotate (-1.33971473383085) translate (28.7018144370092cm 14.5141649654197cm)" svg:viewBox="0 0 1171 398" svg:d="M0 392c704 63 1171-392 1171-392">
              <text:p/>
            </draw:path>
            <draw:path draw:style-name="gr149" draw:text-style-name="P7" draw:layer="layout" svg:width="0.52cm" svg:height="0.034cm" draw:transform="rotate (-0.245044226980005) translate (32.77cm 17.754cm)" svg:viewBox="0 0 521 35" svg:d="M0 0c170 61 521 24 521 24">
              <text:p/>
            </draw:path>
            <draw:path draw:style-name="gr149" draw:text-style-name="P7" draw:layer="layout" svg:width="1.16cm" svg:height="0.265cm" draw:transform="rotate (-0.278380015693096) translate (36.1270436701293cm 17.8793546520184cm)" svg:viewBox="0 0 1161 266" svg:d="M0 26c433-124 1161 240 1161 240">
              <text:p/>
            </draw:path>
            <draw:path draw:style-name="gr149" draw:text-style-name="P7" draw:layer="layout" svg:width="0.687cm" svg:height="0.741cm" draw:transform="rotate (-1.17600284999378) translate (37.8552049296851cm 18.1684960504664cm)" svg:viewBox="0 0 688 742" svg:d="M0 742c535-373 688-742 688-742">
              <text:p/>
            </draw:path>
            <draw:path draw:style-name="gr149" draw:text-style-name="P7" draw:layer="layout" svg:width="0.145cm" svg:height="0.169cm" draw:transform="rotate (-0.245044226980005) translate (39.97cm 18.804cm)" svg:viewBox="0 0 146 170" svg:d="M0 0c109 24 146 170 146 170">
              <text:p/>
            </draw:path>
            <draw:line draw:style-name="gr328" draw:text-style-name="P7" draw:layer="layout" svg:x1="48.67cm" svg:y1="17.907cm" svg:x2="48.67cm" svg:y2="21.104cm">
              <text:p/>
            </draw:line>
            <draw:line draw:style-name="gr328" draw:text-style-name="P7" draw:layer="layout" svg:x1="43.02cm" svg:y1="17.907cm" svg:x2="49.02cm" svg:y2="17.907cm">
              <text:p/>
            </draw:line>
            <draw:line draw:style-name="gr328" draw:text-style-name="P7" draw:layer="layout" svg:x1="49.02cm" svg:y1="13.904cm" svg:x2="49.02cm" svg:y2="17.908cm">
              <text:p/>
            </draw:line>
            <draw:line draw:style-name="gr328" draw:text-style-name="P7" draw:layer="layout" svg:x1="43.02cm" svg:y1="17.907cm" svg:x2="43.02cm" svg:y2="19.605cm">
              <text:p/>
            </draw:line>
            <draw:line draw:style-name="gr328" draw:text-style-name="P7" draw:layer="layout" svg:x1="53.271cm" svg:y1="21.104cm" svg:x2="48.67cm" svg:y2="21.104cm">
              <text:p/>
            </draw:line>
            <draw:line draw:style-name="gr328" draw:text-style-name="P7" draw:layer="layout" svg:x1="52.521cm" svg:y1="18.497cm" svg:x2="51.471cm" svg:y2="18.307cm">
              <text:p/>
            </draw:line>
            <draw:line draw:style-name="gr328" draw:text-style-name="P7" draw:layer="layout" svg:x1="53.271cm" svg:y1="21.107cm" svg:x2="51.471cm" svg:y2="19.357cm">
              <text:p/>
            </draw:line>
            <draw:line draw:style-name="gr328" draw:text-style-name="P7" draw:layer="layout" svg:x1="53.265cm" svg:y1="21.104cm" svg:x2="53.265cm" svg:y2="18.654cm">
              <text:p/>
            </draw:line>
            <draw:line draw:style-name="gr328" draw:text-style-name="P7" draw:layer="layout" svg:x1="51.471cm" svg:y1="13.904cm" svg:x2="53.17cm" svg:y2="13.904cm">
              <text:p/>
            </draw:line>
            <draw:line draw:style-name="gr328" draw:text-style-name="P7" draw:layer="layout" svg:x1="52.52cm" svg:y1="18.494cm" svg:x2="53.27cm" svg:y2="18.654cm">
              <text:p/>
            </draw:line>
            <draw:line draw:style-name="gr328" draw:text-style-name="P7" draw:layer="layout" svg:x1="57.421cm" svg:y1="9.357cm" svg:x2="57.621cm" svg:y2="8.507cm">
              <text:p/>
            </draw:line>
            <draw:line draw:style-name="gr328" draw:text-style-name="P7" draw:layer="layout" svg:x1="51.471cm" svg:y1="19.357cm" svg:x2="48.67cm" svg:y2="19.357cm">
              <text:p/>
            </draw:line>
            <draw:line draw:style-name="gr328" draw:text-style-name="P7" draw:layer="layout" svg:x1="51.471cm" svg:y1="13.905cm" svg:x2="51.471cm" svg:y2="19.358cm">
              <text:p/>
            </draw:line>
            <draw:line draw:style-name="gr328" draw:text-style-name="P7" draw:layer="layout" svg:x1="52.52cm" svg:y1="18.504cm" svg:x2="52.52cm" svg:y2="14.504cm">
              <text:p/>
            </draw:line>
            <draw:line draw:style-name="gr328" draw:text-style-name="P7" draw:layer="layout" svg:x1="52.771cm" svg:y1="14.108cm" svg:x2="52.52cm" svg:y2="14.507cm">
              <text:p/>
            </draw:line>
            <draw:line draw:style-name="gr328" draw:text-style-name="P7" draw:layer="layout" svg:x1="49.02cm" svg:y1="13.904cm" svg:x2="51.471cm" svg:y2="13.904cm">
              <text:p/>
            </draw:line>
            <draw:line draw:style-name="gr328" draw:text-style-name="P7" draw:layer="layout" svg:x1="41.921cm" svg:y1="13.904cm" svg:x2="49.021cm" svg:y2="13.904cm">
              <text:p/>
            </draw:line>
            <draw:line draw:style-name="gr328" draw:text-style-name="P7" draw:layer="layout" svg:x1="48.721cm" svg:y1="11.654cm" svg:x2="48.721cm" svg:y2="13.904cm">
              <text:p/>
            </draw:line>
            <draw:line draw:style-name="gr328" draw:text-style-name="P7" draw:layer="layout" svg:x1="41.921cm" svg:y1="13.904cm" svg:x2="41.921cm" svg:y2="10.954cm">
              <text:p/>
            </draw:line>
            <draw:line draw:style-name="gr328" draw:text-style-name="P7" draw:layer="layout" svg:x1="43.571cm" svg:y1="10.954cm" svg:x2="41.922cm" svg:y2="10.954cm">
              <text:p/>
            </draw:line>
            <draw:line draw:style-name="gr328" draw:text-style-name="P7" draw:layer="layout" svg:x1="41.922cm" svg:y1="7.254cm" svg:x2="41.922cm" svg:y2="10.954cm">
              <text:p/>
            </draw:line>
            <draw:line draw:style-name="gr328" draw:text-style-name="P7" draw:layer="layout" svg:x1="43.571cm" svg:y1="7.254cm" svg:x2="41.922cm" svg:y2="7.254cm">
              <text:p/>
            </draw:line>
            <draw:line draw:style-name="gr328" draw:text-style-name="P7" draw:layer="layout" svg:x1="41.922cm" svg:y1="2.339cm" svg:x2="41.922cm" svg:y2="7.254cm">
              <text:p/>
            </draw:line>
            <draw:line draw:style-name="gr328" draw:text-style-name="P7" draw:layer="layout" svg:x1="43.57cm" svg:y1="6.504cm" svg:x2="43.57cm" svg:y2="11.654cm">
              <text:p/>
            </draw:line>
            <draw:line draw:style-name="gr328" draw:text-style-name="P7" draw:layer="layout" svg:x1="48.721cm" svg:y1="11.654cm" svg:x2="43.57cm" svg:y2="11.654cm">
              <text:p/>
            </draw:line>
            <draw:line draw:style-name="gr328" draw:text-style-name="P7" draw:layer="layout" svg:x1="43.57cm" svg:y1="10.004cm" svg:x2="47.64cm" svg:y2="10.004cm">
              <text:p/>
            </draw:line>
            <draw:line draw:style-name="gr328" draw:text-style-name="P7" draw:layer="layout" svg:x1="48.072cm" svg:y1="10.806cm" svg:x2="45.121cm" svg:y2="5.204cm">
              <text:p/>
            </draw:line>
            <draw:line draw:style-name="gr328" draw:text-style-name="P7" draw:layer="layout" svg:x1="49.363cm" svg:y1="4.076cm" svg:x2="41.922cm" svg:y2="4.076cm">
              <text:p/>
            </draw:line>
            <draw:line draw:style-name="gr328" draw:text-style-name="P7" draw:layer="layout" svg:x1="58.4cm" svg:y1="1cm" svg:x2="47.645cm" svg:y2="1cm">
              <text:p/>
            </draw:line>
            <draw:line draw:style-name="gr328" draw:text-style-name="P7" draw:layer="layout" svg:x1="56.683cm" svg:y1="2.737cm" svg:x2="49.363cm" svg:y2="2.737cm">
              <text:p/>
            </draw:line>
            <draw:line draw:style-name="gr328" draw:text-style-name="P7" draw:layer="layout" svg:x1="47.647cm" svg:y1="2.339cm" svg:x2="41.924cm" svg:y2="2.339cm">
              <text:p/>
            </draw:line>
            <draw:line draw:style-name="gr328" draw:text-style-name="P7" draw:layer="layout" svg:x1="47.645cm" svg:y1="2.34cm" svg:x2="47.645cm" svg:y2="1.001cm">
              <text:p/>
            </draw:line>
            <draw:line draw:style-name="gr328" draw:text-style-name="P7" draw:layer="layout" svg:x1="57.621cm" svg:y1="8.507cm" svg:x2="58.4cm" svg:y2="1cm">
              <text:p/>
            </draw:line>
            <draw:line draw:style-name="gr328" draw:text-style-name="P7" draw:layer="layout" svg:x1="56.683cm" svg:y1="2.737cm" svg:x2="58.4cm" svg:y2="1cm">
              <text:p/>
            </draw:line>
            <draw:line draw:style-name="gr328" draw:text-style-name="P7" draw:layer="layout" svg:x1="56.1cm" svg:y1="8.355cm" svg:x2="56.683cm" svg:y2="2.737cm">
              <text:p/>
            </draw:line>
            <draw:line draw:style-name="gr328" draw:text-style-name="P7" draw:layer="layout" svg:x1="57.621cm" svg:y1="8.507cm" svg:x2="56.1cm" svg:y2="8.352cm">
              <text:p/>
            </draw:line>
            <draw:line draw:style-name="gr328" draw:text-style-name="P7" draw:layer="layout" svg:x1="49.363cm" svg:y1="4.076cm" svg:x2="47.645cm" svg:y2="2.34cm">
              <text:p/>
            </draw:line>
            <draw:line draw:style-name="gr328" draw:text-style-name="P7" draw:layer="layout" svg:x1="49.363cm" svg:y1="4.077cm" svg:x2="49.363cm" svg:y2="2.738cm">
              <text:p/>
            </draw:line>
            <draw:line draw:style-name="gr328" draw:text-style-name="P7" draw:layer="layout" svg:x1="48.072cm" svg:y1="10.806cm" svg:x2="47.62cm" svg:y2="11.654cm">
              <text:p/>
            </draw:line>
            <draw:line draw:style-name="gr328" draw:text-style-name="P7" draw:layer="layout" svg:x1="45.42cm" svg:y1="8.256cm" svg:x2="45.42cm" svg:y2="11.654cm">
              <text:p/>
            </draw:line>
            <draw:line draw:style-name="gr328" draw:text-style-name="P7" draw:layer="layout" svg:x1="45.42cm" svg:y1="8.254cm" svg:x2="43.57cm" svg:y2="8.254cm">
              <text:p/>
            </draw:line>
            <draw:line draw:style-name="gr328" draw:text-style-name="P7" draw:layer="layout" svg:x1="45.42cm" svg:y1="8.254cm" svg:x2="46.72cm" svg:y2="8.254cm">
              <text:p/>
            </draw:line>
            <draw:line draw:style-name="gr328" draw:text-style-name="P7" draw:layer="layout" svg:x1="43.37cm" svg:y1="5.204cm" svg:x2="43.37cm" svg:y2="6.504cm">
              <text:p/>
            </draw:line>
            <draw:line draw:style-name="gr328" draw:text-style-name="P7" draw:layer="layout" svg:x1="45.8cm" svg:y1="6.504cm" svg:x2="43.37cm" svg:y2="6.504cm">
              <text:p/>
            </draw:line>
            <draw:line draw:style-name="gr328" draw:text-style-name="P7" draw:layer="layout" svg:x1="43.572cm" svg:y1="6.704cm" svg:x2="43.57cm" svg:y2="6.704cm">
              <text:p/>
            </draw:line>
            <draw:line draw:style-name="gr328" draw:text-style-name="P7" draw:layer="layout" svg:x1="45.121cm" svg:y1="5.204cm" svg:x2="41.922cm" svg:y2="5.204cm">
              <text:p/>
            </draw:line>
            <draw:line draw:style-name="gr328" draw:text-style-name="P7" draw:layer="layout" svg:x1="44.42cm" svg:y1="5.204cm" svg:x2="44.42cm" svg:y2="6.504cm">
              <text:p/>
            </draw:line>
            <draw:line draw:style-name="gr328" draw:text-style-name="P7" draw:layer="layout" svg:x1="52.47cm" svg:y1="4.706cm" svg:x2="52.47cm" svg:y2="5.854cm">
              <text:p/>
            </draw:line>
            <draw:line draw:style-name="gr328" draw:text-style-name="P7" draw:layer="layout" svg:x1="51.62cm" svg:y1="4.706cm" svg:x2="51.62cm" svg:y2="5.854cm">
              <text:p/>
            </draw:line>
            <draw:line draw:style-name="gr328" draw:text-style-name="P7" draw:layer="layout" svg:x1="51.62cm" svg:y1="5.854cm" svg:x2="53.32cm" svg:y2="5.854cm">
              <text:p/>
            </draw:line>
            <draw:line draw:style-name="gr328" draw:text-style-name="P7" draw:layer="layout" svg:x1="51.62cm" svg:y1="4.706cm" svg:x2="53.32cm" svg:y2="4.706cm">
              <text:p/>
            </draw:line>
            <draw:line draw:style-name="gr328" draw:text-style-name="P7" draw:layer="layout" svg:x1="53.32cm" svg:y1="4.706cm" svg:x2="53.32cm" svg:y2="5.854cm">
              <text:p/>
            </draw:line>
            <draw:line draw:style-name="gr328" draw:text-style-name="P7" draw:layer="layout" svg:x1="51.62cm" svg:y1="4.706cm" svg:x2="52.17cm" svg:y2="4.404cm">
              <text:p/>
            </draw:line>
            <draw:line draw:style-name="gr328" draw:text-style-name="P7" draw:layer="layout" svg:x1="53.32cm" svg:y1="4.706cm" svg:x2="52.77cm" svg:y2="4.404cm">
              <text:p/>
            </draw:line>
            <draw:path draw:style-name="gr328" draw:text-style-name="P7" draw:layer="layout" svg:width="0.239cm" svg:height="0.549cm" draw:transform="rotate (1.15837502454864) translate (52.17cm 4.404cm)" svg:viewBox="0 0 240 550" svg:d="M0 0c258 215 240 550 240 550">
              <text:p/>
            </draw:path>
            <draw:line draw:style-name="gr328" draw:text-style-name="P7" draw:layer="layout" svg:x1="51.471cm" svg:y1="12.804cm" svg:x2="51.521cm" svg:y2="12.507cm">
              <text:p/>
            </draw:line>
            <draw:line draw:style-name="gr328" draw:text-style-name="P7" draw:layer="layout" svg:x1="52.221cm" svg:y1="11.607cm" svg:x2="53.72cm" svg:y2="12.607cm">
              <text:p/>
            </draw:line>
            <draw:line draw:style-name="gr328" draw:text-style-name="P7" draw:layer="layout" svg:x1="51.471cm" svg:y1="12.804cm" svg:x2="51.471cm" svg:y2="13.904cm">
              <text:p/>
            </draw:line>
            <draw:line draw:style-name="gr328" draw:text-style-name="P7" draw:layer="layout" svg:x1="55.271cm" svg:y1="9.357cm" svg:x2="55.621cm" svg:y2="8.957cm">
              <text:p/>
            </draw:line>
            <draw:line draw:style-name="gr328" draw:text-style-name="P7" draw:layer="layout" svg:x1="52.221cm" svg:y1="11.607cm" svg:x2="51.521cm" svg:y2="12.507cm">
              <text:p/>
            </draw:line>
            <draw:line draw:style-name="gr328" draw:text-style-name="P7" draw:layer="layout" svg:x1="52.221cm" svg:y1="11.607cm" svg:x2="52.471cm" svg:y2="11.307cm">
              <text:p/>
            </draw:line>
            <draw:line draw:style-name="gr328" draw:text-style-name="P7" draw:layer="layout" svg:x1="55.271cm" svg:y1="9.354cm" svg:x2="52.471cm" svg:y2="11.304cm">
              <text:p/>
            </draw:line>
            <draw:line draw:style-name="gr328" draw:text-style-name="P7" draw:layer="layout" svg:x1="55.621cm" svg:y1="8.957cm" svg:x2="56.1cm" svg:y2="8.354cm">
              <text:p/>
            </draw:line>
            <draw:line draw:style-name="gr328" draw:text-style-name="P7" draw:layer="layout" svg:x1="53.27cm" svg:y1="13.853cm" svg:x2="52.77cm" svg:y2="14.108cm">
              <text:p/>
            </draw:line>
            <draw:line draw:style-name="gr328" draw:text-style-name="P7" draw:layer="layout" svg:x1="53.269cm" svg:y1="13.857cm" svg:x2="53.32cm" svg:y2="13.358cm">
              <text:p/>
            </draw:line>
            <draw:line draw:style-name="gr328" draw:text-style-name="P7" draw:layer="layout" svg:x1="53.521cm" svg:y1="12.911cm" svg:x2="53.321cm" svg:y2="13.358cm">
              <text:p/>
            </draw:line>
            <draw:line draw:style-name="gr328" draw:text-style-name="P7" draw:layer="layout" svg:x1="54.07cm" svg:y1="12.26cm" svg:x2="56.32cm" svg:y2="10.807cm">
              <text:p/>
            </draw:line>
            <draw:line draw:style-name="gr328" draw:text-style-name="P7" draw:layer="layout" svg:x1="56.77cm" svg:y1="10.354cm" svg:x2="56.321cm" svg:y2="10.807cm">
              <text:p/>
            </draw:line>
            <draw:line draw:style-name="gr328" draw:text-style-name="P7" draw:layer="layout" svg:x1="56.77cm" svg:y1="10.354cm" svg:x2="57.121cm" svg:y2="9.907cm">
              <text:p/>
            </draw:line>
            <draw:line draw:style-name="gr328" draw:text-style-name="P7" draw:layer="layout" svg:x1="57.42cm" svg:y1="9.354cm" svg:x2="57.12cm" svg:y2="9.901cm">
              <text:p/>
            </draw:line>
            <draw:line draw:style-name="gr328" draw:text-style-name="P7" draw:layer="layout" svg:x1="53.72cm" svg:y1="12.607cm" svg:x2="53.52cm" svg:y2="12.907cm">
              <text:p/>
            </draw:line>
            <draw:line draw:style-name="gr328" draw:text-style-name="P7" draw:layer="layout" svg:x1="53.721cm" svg:y1="12.604cm" svg:x2="54.071cm" svg:y2="12.254cm">
              <text:p/>
            </draw:line>
            <draw:g>
              <draw:line draw:style-name="gr360" draw:text-style-name="P7" draw:layer="layout" svg:x1="27.22cm" svg:y1="9.654cm" svg:x2="27.22cm" svg:y2="9.504cm">
                <text:p/>
              </draw:line>
              <draw:line draw:style-name="gr360" draw:text-style-name="P7" draw:layer="layout" svg:x1="27.92cm" svg:y1="9.654cm" svg:x2="27.92cm" svg:y2="9.504cm">
                <text:p/>
              </draw:line>
            </draw:g>
            <draw:g>
              <draw:line draw:style-name="gr360" draw:text-style-name="P7" draw:layer="layout" svg:x1="28.02cm" svg:y1="9.504cm" svg:x2="27.12cm" svg:y2="9.504cm">
                <text:p/>
              </draw:line>
              <draw:line draw:style-name="gr360" draw:text-style-name="P7" draw:layer="layout" svg:x1="28.02cm" svg:y1="8.454cm" svg:x2="27.12cm" svg:y2="9.504cm">
                <text:p/>
              </draw:line>
              <draw:line draw:style-name="gr360" draw:text-style-name="P7" draw:layer="layout" svg:x1="27.12cm" svg:y1="8.454cm" svg:x2="28.02cm" svg:y2="9.504cm">
                <text:p/>
              </draw:line>
              <draw:line draw:style-name="gr360" draw:text-style-name="P7" draw:layer="layout" svg:x1="27.12cm" svg:y1="9.504cm" svg:x2="27.12cm" svg:y2="8.454cm">
                <text:p/>
              </draw:line>
              <draw:line draw:style-name="gr360" draw:text-style-name="P7" draw:layer="layout" svg:x1="28.02cm" svg:y1="8.454cm" svg:x2="27.12cm" svg:y2="8.454cm">
                <text:p/>
              </draw:line>
              <draw:line draw:style-name="gr360" draw:text-style-name="P7" draw:layer="layout" svg:x1="28.02cm" svg:y1="9.504cm" svg:x2="28.02cm" svg:y2="8.454cm">
                <text:p/>
              </draw:line>
            </draw:g>
            <draw:g>
              <draw:line draw:style-name="gr7" draw:text-style-name="P7" draw:layer="layout" svg:x1="33.5cm" svg:y1="8.997cm" svg:x2="33.5cm" svg:y2="10.804cm">
                <text:p/>
              </draw:line>
              <draw:line draw:style-name="gr7" draw:text-style-name="P7" draw:layer="layout" svg:x1="34.95cm" svg:y1="8.997cm" svg:x2="34.95cm" svg:y2="10.804cm">
                <text:p/>
              </draw:line>
              <draw:line draw:style-name="gr7" draw:text-style-name="P7" draw:layer="layout" svg:x1="34.95cm" svg:y1="9.164cm" svg:x2="34.28cm" svg:y2="9.164cm">
                <text:p/>
              </draw:line>
              <draw:g>
                <draw:line draw:style-name="gr7" draw:text-style-name="P7" draw:layer="layout" svg:x1="34.16cm" svg:y1="9.164cm" svg:x2="34.16cm" svg:y2="10.514cm">
                  <text:p/>
                </draw:line>
                <draw:line draw:style-name="gr7" draw:text-style-name="P7" draw:layer="layout" svg:x1="34.28cm" svg:y1="9.164cm" svg:x2="34.28cm" svg:y2="10.514cm">
                  <text:p/>
                </draw:line>
                <draw:line draw:style-name="gr7" draw:text-style-name="P7" draw:layer="layout" svg:x1="34.28cm" svg:y1="9.164cm" svg:x2="34.16cm" svg:y2="9.164cm">
                  <text:p/>
                </draw:line>
                <draw:line draw:style-name="gr7" draw:text-style-name="P7" draw:layer="layout" svg:x1="34.28cm" svg:y1="10.514cm" svg:x2="34.16cm" svg:y2="10.514cm">
                  <text:p/>
                </draw:line>
              </draw:g>
              <draw:line draw:style-name="gr7" draw:text-style-name="P7" draw:layer="layout" svg:x1="34.95cm" svg:y1="9.287cm" svg:x2="34.28cm" svg:y2="9.287cm">
                <text:p/>
              </draw:line>
              <draw:line draw:style-name="gr7" draw:text-style-name="P7" draw:layer="layout" svg:x1="34.95cm" svg:y1="9.409cm" svg:x2="34.28cm" svg:y2="9.409cm">
                <text:p/>
              </draw:line>
              <draw:line draw:style-name="gr7" draw:text-style-name="P7" draw:layer="layout" svg:x1="34.95cm" svg:y1="9.532cm" svg:x2="34.28cm" svg:y2="9.532cm">
                <text:p/>
              </draw:line>
              <draw:line draw:style-name="gr7" draw:text-style-name="P7" draw:layer="layout" svg:x1="34.95cm" svg:y1="9.655cm" svg:x2="34.28cm" svg:y2="9.655cm">
                <text:p/>
              </draw:line>
              <draw:line draw:style-name="gr7" draw:text-style-name="P7" draw:layer="layout" svg:x1="34.95cm" svg:y1="9.778cm" svg:x2="34.28cm" svg:y2="9.778cm">
                <text:p/>
              </draw:line>
              <draw:line draw:style-name="gr7" draw:text-style-name="P7" draw:layer="layout" svg:x1="34.95cm" svg:y1="9.9cm" svg:x2="34.28cm" svg:y2="9.9cm">
                <text:p/>
              </draw:line>
              <draw:line draw:style-name="gr7" draw:text-style-name="P7" draw:layer="layout" svg:x1="34.95cm" svg:y1="10.023cm" svg:x2="34.28cm" svg:y2="10.023cm">
                <text:p/>
              </draw:line>
              <draw:line draw:style-name="gr7" draw:text-style-name="P7" draw:layer="layout" svg:x1="34.95cm" svg:y1="10.146cm" svg:x2="34.28cm" svg:y2="10.146cm">
                <text:p/>
              </draw:line>
              <draw:line draw:style-name="gr7" draw:text-style-name="P7" draw:layer="layout" svg:x1="34.95cm" svg:y1="10.269cm" svg:x2="34.28cm" svg:y2="10.269cm">
                <text:p/>
              </draw:line>
              <draw:line draw:style-name="gr7" draw:text-style-name="P7" draw:layer="layout" svg:x1="34.95cm" svg:y1="10.391cm" svg:x2="34.28cm" svg:y2="10.391cm">
                <text:p/>
              </draw:line>
              <draw:line draw:style-name="gr7" draw:text-style-name="P7" draw:layer="layout" svg:x1="34.17cm" svg:y1="9.287cm" svg:x2="33.5cm" svg:y2="9.287cm">
                <text:p/>
              </draw:line>
              <draw:line draw:style-name="gr7" draw:text-style-name="P7" draw:layer="layout" svg:x1="34.17cm" svg:y1="9.409cm" svg:x2="33.5cm" svg:y2="9.409cm">
                <text:p/>
              </draw:line>
              <draw:line draw:style-name="gr7" draw:text-style-name="P7" draw:layer="layout" svg:x1="34.17cm" svg:y1="9.532cm" svg:x2="33.5cm" svg:y2="9.532cm">
                <text:p/>
              </draw:line>
              <draw:line draw:style-name="gr7" draw:text-style-name="P7" draw:layer="layout" svg:x1="34.17cm" svg:y1="9.655cm" svg:x2="33.5cm" svg:y2="9.655cm">
                <text:p/>
              </draw:line>
              <draw:line draw:style-name="gr7" draw:text-style-name="P7" draw:layer="layout" svg:x1="34.17cm" svg:y1="9.778cm" svg:x2="33.5cm" svg:y2="9.778cm">
                <text:p/>
              </draw:line>
              <draw:line draw:style-name="gr7" draw:text-style-name="P7" draw:layer="layout" svg:x1="34.17cm" svg:y1="9.9cm" svg:x2="33.5cm" svg:y2="9.9cm">
                <text:p/>
              </draw:line>
              <draw:line draw:style-name="gr7" draw:text-style-name="P7" draw:layer="layout" svg:x1="34.17cm" svg:y1="10.023cm" svg:x2="33.5cm" svg:y2="10.023cm">
                <text:p/>
              </draw:line>
              <draw:line draw:style-name="gr7" draw:text-style-name="P7" draw:layer="layout" svg:x1="34.17cm" svg:y1="10.146cm" svg:x2="33.5cm" svg:y2="10.146cm">
                <text:p/>
              </draw:line>
              <draw:line draw:style-name="gr7" draw:text-style-name="P7" draw:layer="layout" svg:x1="34.17cm" svg:y1="10.269cm" svg:x2="33.5cm" svg:y2="10.269cm">
                <text:p/>
              </draw:line>
              <draw:line draw:style-name="gr7" draw:text-style-name="P7" draw:layer="layout" svg:x1="34.17cm" svg:y1="10.514cm" svg:x2="33.5cm" svg:y2="10.514cm">
                <text:p/>
              </draw:line>
              <draw:line draw:style-name="gr7" draw:text-style-name="P7" draw:layer="layout" svg:x1="34.17cm" svg:y1="10.391cm" svg:x2="33.5cm" svg:y2="10.391cm">
                <text:p/>
              </draw:line>
            </draw:g>
            <draw:line draw:style-name="gr360" draw:text-style-name="P7" draw:layer="layout" svg:x1="33.42cm" svg:y1="8.704cm" svg:x2="32.87cm" svg:y2="8.704cm">
              <text:p/>
            </draw:line>
            <draw:line draw:style-name="gr360" draw:text-style-name="P7" draw:layer="layout" svg:x1="33.42cm" svg:y1="9.354cm" svg:x2="32.87cm" svg:y2="9.354cm">
              <text:p/>
            </draw:line>
            <draw:line draw:style-name="gr360" draw:text-style-name="P7" draw:layer="layout" svg:x1="39.52cm" svg:y1="11.004cm" svg:x2="39.52cm" svg:y2="7.954cm">
              <text:p/>
            </draw:line>
            <draw:line draw:style-name="gr360" draw:text-style-name="P7" draw:layer="layout" svg:x1="40.42cm" svg:y1="11.004cm" svg:x2="40.42cm" svg:y2="9.404cm">
              <text:p/>
            </draw:line>
            <draw:line draw:style-name="gr360" draw:text-style-name="P7" draw:layer="layout" svg:x1="40.42cm" svg:y1="8.854cm" svg:x2="40.42cm" svg:y2="7.954cm">
              <text:p/>
            </draw:line>
            <draw:line draw:style-name="gr360" draw:text-style-name="P7" draw:layer="layout" svg:x1="40.421cm" svg:y1="8.854cm" svg:x2="41.922cm" svg:y2="8.854cm">
              <text:p/>
            </draw:line>
            <draw:line draw:style-name="gr360" draw:text-style-name="P7" draw:layer="layout" svg:x1="40.421cm" svg:y1="8.054cm" svg:x2="41.922cm" svg:y2="8.054cm">
              <text:p/>
            </draw:line>
            <draw:line draw:style-name="gr360" draw:text-style-name="P7" draw:layer="layout" svg:x1="40.92cm" svg:y1="8.854cm" svg:x2="40.92cm" svg:y2="7.954cm">
              <text:p/>
            </draw:line>
            <draw:line draw:style-name="gr360" draw:text-style-name="P7" draw:layer="layout" svg:x1="39.52cm" svg:y1="9.854cm" svg:x2="41.921cm" svg:y2="9.854cm">
              <text:p/>
            </draw:line>
            <draw:line draw:style-name="gr360" draw:text-style-name="P7" draw:layer="layout" svg:x1="39.52cm" svg:y1="10.404cm" svg:x2="39.12cm" svg:y2="10.404cm">
              <text:p/>
            </draw:line>
            <draw:line draw:style-name="gr360" draw:text-style-name="P7" draw:layer="layout" svg:x1="38.92cm" svg:y1="8.404cm" svg:x2="38.92cm" svg:y2="9.754cm">
              <text:p/>
            </draw:line>
            <draw:line draw:style-name="gr360" draw:text-style-name="P7" draw:layer="layout" svg:x1="38.069cm" svg:y1="9.304cm" svg:x2="38.92cm" svg:y2="9.304cm">
              <text:p/>
            </draw:line>
            <draw:line draw:style-name="gr360" draw:text-style-name="P7" draw:layer="layout" svg:x1="38.069cm" svg:y1="8.854cm" svg:x2="38.92cm" svg:y2="8.854cm">
              <text:p/>
            </draw:line>
            <draw:line draw:style-name="gr360" draw:text-style-name="P7" draw:layer="layout" svg:x1="38.069cm" svg:y1="8.404cm" svg:x2="39.52cm" svg:y2="8.404cm">
              <text:p/>
            </draw:line>
            <draw:line draw:style-name="gr360" draw:text-style-name="P7" draw:layer="layout" svg:x1="38.07cm" svg:y1="9.754cm" svg:x2="38.921cm" svg:y2="9.754cm">
              <text:p/>
            </draw:line>
            <draw:g>
              <draw:line draw:style-name="gr8" draw:text-style-name="P7" draw:layer="layout" svg:x1="27.119cm" svg:y1="15.653cm" svg:x2="26.57cm" svg:y2="15.653cm">
                <text:p/>
              </draw:line>
              <draw:path draw:style-name="gr8" draw:text-style-name="P7" draw:layer="layout" svg:width="0.617cm" svg:height="0.457cm" draw:transform="skewX (0.0102974425867665) rotate (-0.129154364647581) translate (26.5700156802218cm 15.1205582725084cm)" svg:viewBox="0 0 618 458" svg:d="M0 0c530 1 618 458 618 458">
                <text:p/>
              </draw:path>
            </draw:g>
            <draw:g>
              <draw:line draw:style-name="gr8" draw:text-style-name="P7" draw:layer="layout" svg:x1="36.201cm" svg:y1="12.353cm" svg:x2="36.201cm" svg:y2="11.804cm">
                <text:p/>
              </draw:line>
              <draw:path draw:style-name="gr8" draw:text-style-name="P7" draw:layer="layout" svg:width="0.619cm" svg:height="0.457cm" draw:transform="skewX (-0.0127409035395586) rotate (1.70047429021808) translate (35.7484218133513cm 12.4188645257191cm)" svg:viewBox="0 0 620 458" svg:d="M620 0c-530 1-620 458-620 458">
                <text:p/>
              </draw:path>
            </draw:g>
            <draw:g>
              <draw:line draw:style-name="gr8" draw:text-style-name="P7" draw:layer="layout" svg:x1="41.362cm" svg:y1="11.703cm" svg:x2="41.911cm" svg:y2="11.703cm">
                <text:p/>
              </draw:line>
              <draw:path draw:style-name="gr8" draw:text-style-name="P7" draw:layer="layout" svg:width="0.618cm" svg:height="0.457cm" draw:transform="skewX (-0.0111701072127637) rotate (0.129503430497979) translate (41.2969123896638cm 11.2502115658699cm)" svg:viewBox="0 0 619 458" svg:d="M619 0c-530 1-619 458-619 458">
                <text:p/>
              </draw:path>
            </draw:g>
            <draw:g>
              <draw:line draw:style-name="gr8" draw:text-style-name="P7" draw:layer="layout" svg:x1="41.362cm" svg:y1="11.904cm" svg:x2="41.911cm" svg:y2="11.904cm">
                <text:p/>
              </draw:line>
              <draw:path draw:style-name="gr8" draw:text-style-name="P7" draw:layer="layout" svg:width="0.618cm" svg:height="0.457cm" draw:transform="skewX (0.0111701072127637) rotate (3.01208922309181) translate (41.9106131059834cm 12.4367120860979cm)" svg:viewBox="0 0 619 458" svg:d="M0 0c530 1 619 458 619 458">
                <text:p/>
              </draw:path>
            </draw:g>
            <draw:g>
              <draw:line draw:style-name="gr8" draw:text-style-name="P7" draw:layer="layout" svg:x1="39.121cm" svg:y1="10.904cm" svg:x2="39.52cm" svg:y2="10.904cm">
                <text:p/>
              </draw:line>
              <draw:path draw:style-name="gr8" draw:text-style-name="P7" draw:layer="layout" svg:width="0.45cm" svg:height="0.369cm" draw:transform="skewX (0.0162315620435472) rotate (0.142942465738336) translate (39.0733303270134cm 10.5374788266877cm)" svg:viewBox="0 0 451 370" svg:d="M451 0c-386 1-451 370-451 370">
                <text:p/>
              </draw:path>
            </draw:g>
            <draw:g>
              <draw:line draw:style-name="gr8" draw:text-style-name="P7" draw:layer="layout" svg:x1="40.819cm" svg:y1="10.904cm" svg:x2="40.42cm" svg:y2="10.904cm">
                <text:p/>
              </draw:line>
              <draw:path draw:style-name="gr8" draw:text-style-name="P7" draw:layer="layout" svg:width="0.449cm" svg:height="0.369cm" draw:transform="skewX (-0.0185004900711399) rotate (-0.142942465738337) translate (40.4202813774666cm 10.4732328159321cm)" svg:viewBox="0 0 450 370" svg:d="M0 0c386 1 450 370 450 370">
                <text:p/>
              </draw:path>
            </draw:g>
            <draw:g>
              <draw:line draw:style-name="gr8" draw:text-style-name="P7" draw:layer="layout" svg:x1="40.351cm" svg:y1="9.355cm" svg:x2="40.351cm" svg:y2="9.854cm">
                <text:p/>
              </draw:line>
              <draw:path draw:style-name="gr8" draw:text-style-name="P7" draw:layer="layout" svg:width="0.559cm" svg:height="0.37cm" draw:transform="skewX (0.0392699081698724) rotate (1.45612819493887) translate (39.9202328159321cm 9.8536482781667cm)" svg:viewBox="0 0 560 371" svg:d="M0 0c481 1 560 371 560 371">
                <text:p/>
              </draw:path>
            </draw:g>
            <draw:g>
              <draw:line draw:style-name="gr8" draw:text-style-name="P7" draw:layer="layout" svg:x1="40.52cm" svg:y1="8.554cm" svg:x2="40.52cm" svg:y2="8.854cm">
                <text:p/>
              </draw:line>
              <draw:path draw:style-name="gr8" draw:text-style-name="P7" draw:layer="layout" svg:width="0.336cm" svg:height="0.282cm" draw:transform="skewX (0.0261799387799149) rotate (-1.42401413670217) translate (40.8004765259854cm 8.5200269164038cm)" svg:viewBox="0 0 337 283" svg:d="M337 0c-289 1-337 283-337 283">
                <text:p/>
              </draw:path>
            </draw:g>
            <draw:g>
              <draw:line draw:style-name="gr8" draw:text-style-name="P7" draw:layer="layout" svg:x1="40.97cm" svg:y1="8.554cm" svg:x2="40.97cm" svg:y2="8.854cm">
                <text:p/>
              </draw:line>
              <draw:path draw:style-name="gr8" draw:text-style-name="P7" draw:layer="layout" svg:width="0.336cm" svg:height="0.282cm" draw:transform="skewX (0.0261799387799149) rotate (-1.42401413670217) translate (41.2504765259854cm 8.5200269164038cm)" svg:viewBox="0 0 337 283" svg:d="M337 0c-289 1-337 283-337 283">
                <text:p/>
              </draw:path>
            </draw:g>
            <draw:g>
              <draw:line draw:style-name="gr8" draw:text-style-name="P7" draw:layer="layout" svg:x1="41.75cm" svg:y1="9.154cm" svg:x2="41.75cm" svg:y2="8.854cm">
                <text:p/>
              </draw:line>
              <draw:path draw:style-name="gr8" draw:text-style-name="P7" draw:layer="layout" svg:width="0.335cm" svg:height="0.282cm" draw:transform="skewX (0.0300196631343024) rotate (1.71705491811202) translate (41.4691680221937cm 9.1867722979346cm)" svg:viewBox="0 0 336 283" svg:d="M336 0c-289 1-336 283-336 283">
                <text:p/>
              </draw:path>
            </draw:g>
            <draw:g>
              <draw:line draw:style-name="gr8" draw:text-style-name="P7" draw:layer="layout" svg:x1="39.47cm" svg:y1="8.104cm" svg:x2="39.47cm" svg:y2="8.404cm">
                <text:p/>
              </draw:line>
              <draw:path draw:style-name="gr8" draw:text-style-name="P7" draw:layer="layout" svg:width="0.336cm" svg:height="0.282cm" draw:transform="skewX (-0.0267035375555132) rotate (1.42453773547777) translate (39.1401782581383cm 8.4037889669cm)" svg:viewBox="0 0 337 283" svg:d="M0 0c290 1 337 283 337 283">
                <text:p/>
              </draw:path>
            </draw:g>
            <draw:g>
              <draw:line draw:style-name="gr8" draw:text-style-name="P7" draw:layer="layout" svg:x1="38.62cm" svg:y1="8.804cm" svg:x2="38.92cm" svg:y2="8.804cm">
                <text:p/>
              </draw:line>
              <draw:path draw:style-name="gr8" draw:text-style-name="P7" draw:layer="layout" svg:width="0.335cm" svg:height="0.282cm" draw:transform="skewX (0.0303687289847013) rotate (0.147131255943122) translate (38.5871152454539cm 8.5234812389258cm)" svg:viewBox="0 0 336 283" svg:d="M336 0c-289 1-336 283-336 283">
                <text:p/>
              </draw:path>
            </draw:g>
            <draw:g>
              <draw:line draw:style-name="gr8" draw:text-style-name="P7" draw:layer="layout" svg:x1="38.62cm" svg:y1="9.234cm" svg:x2="38.92cm" svg:y2="9.234cm">
                <text:p/>
              </draw:line>
              <draw:path draw:style-name="gr8" draw:text-style-name="P7" draw:layer="layout" svg:width="0.335cm" svg:height="0.282cm" draw:transform="skewX (0.0303687289847013) rotate (0.147131255943122) translate (38.5871152454539cm 8.9534812389258cm)" svg:viewBox="0 0 336 283" svg:d="M336 0c-289 1-336 283-336 283">
                <text:p/>
              </draw:path>
            </draw:g>
            <draw:g>
              <draw:line draw:style-name="gr8" draw:text-style-name="P7" draw:layer="layout" svg:x1="38.62cm" svg:y1="9.684cm" svg:x2="38.92cm" svg:y2="9.684cm">
                <text:p/>
              </draw:line>
              <draw:path draw:style-name="gr8" draw:text-style-name="P7" draw:layer="layout" svg:width="0.335cm" svg:height="0.282cm" draw:transform="skewX (0.0303687289847013) rotate (0.147131255943122) translate (38.5871152454539cm 9.4034812389258cm)" svg:viewBox="0 0 336 283" svg:d="M336 0c-289 1-336 283-336 283">
                <text:p/>
              </draw:path>
            </draw:g>
            <draw:g>
              <draw:line draw:style-name="gr8" draw:text-style-name="P7" draw:layer="layout" svg:x1="39.621cm" svg:y1="20.404cm" svg:x2="40.07cm" svg:y2="20.404cm">
                <text:p/>
              </draw:line>
              <draw:path draw:style-name="gr8" draw:text-style-name="P7" draw:layer="layout" svg:width="0.506cm" svg:height="0.385cm" draw:transform="skewX (-0.00436332312998579) rotate (0.133168621927167) translate (39.5670947412642cm 20.0215705890928cm)" svg:viewBox="0 0 507 386" svg:d="M507 0c-433 1-507 386-507 386">
                <text:p/>
              </draw:path>
            </draw:g>
            <draw:g>
              <draw:g>
                <draw:line draw:style-name="gr8" draw:text-style-name="P7" draw:layer="layout" svg:x1="35.72cm" svg:y1="10.404cm" svg:x2="35.72cm" svg:y2="10.562cm">
                  <text:p/>
                </draw:line>
                <draw:path draw:style-name="gr8" draw:text-style-name="P7" draw:layer="layout" svg:width="0.177cm" svg:height="0.127cm" draw:transform="skewX (0.0127409035395586) rotate (1.43989663289532) translate (35.5700804111374cm 10.5618887669073cm)" svg:viewBox="0 0 178 128" svg:d="M0 0c152 0 178 128 178 128">
                  <text:p/>
                </draw:path>
              </draw:g>
              <draw:g>
                <draw:line draw:style-name="gr8" draw:text-style-name="P7" draw:layer="layout" svg:x1="35.178cm" svg:y1="10.106cm" svg:x2="35.178cm" svg:y2="10.563cm">
                  <text:p/>
                </draw:line>
                <draw:path draw:style-name="gr8" draw:text-style-name="P7" draw:layer="layout" svg:width="0.514cm" svg:height="0.336cm" draw:transform="skewX (-0.044331363000656) rotate (-1.45560459616327) translate (35.5106437390623cm 10.0515067429461cm)" svg:viewBox="0 0 515 337" svg:d="M515 0c-441 0-515 337-515 337">
                  <text:p/>
                </draw:path>
              </draw:g>
            </draw:g>
            <draw:g>
              <draw:line draw:style-name="gr8" draw:text-style-name="P7" draw:layer="layout" svg:x1="32.651cm" svg:y1="11.255cm" svg:x2="32.651cm" svg:y2="11.804cm">
                <text:p/>
              </draw:line>
              <draw:path draw:style-name="gr8" draw:text-style-name="P7" draw:layer="layout" svg:width="0.62cm" svg:height="0.457cm" draw:transform="skewX (0.0164060949687467) rotate (1.44111836337172) translate (32.1182879139021cm 11.8036131059834cm)" svg:viewBox="0 0 621 458" svg:d="M0 0c530 1 621 458 621 458">
                <text:p/>
              </draw:path>
            </draw:g>
            <draw:g>
              <draw:g>
                <draw:line draw:style-name="gr8" draw:text-style-name="P7" draw:layer="layout" svg:x1="24.97cm" svg:y1="7.905cm" svg:x2="24.97cm" svg:y2="8.354cm">
                  <text:p/>
                </draw:line>
                <draw:path draw:style-name="gr8" draw:text-style-name="P7" draw:layer="layout" svg:width="0.504cm" svg:height="0.363cm" draw:transform="skewX (0.0148352986419518) rotate (1.44408542310011) translate (24.5457195061612cm 8.35368345035cm)" svg:viewBox="0 0 505 364" svg:d="M0 0c433 1 505 364 505 364">
                  <text:p/>
                </draw:path>
              </draw:g>
              <draw:g>
                <draw:line draw:style-name="gr8" draw:text-style-name="P7" draw:layer="layout" svg:x1="24.12cm" svg:y1="7.905cm" svg:x2="24.12cm" svg:y2="8.354cm">
                  <text:p/>
                </draw:line>
                <draw:path draw:style-name="gr8" draw:text-style-name="P7" draw:layer="layout" svg:width="0.505cm" svg:height="0.365cm" draw:transform="skewX (-0.0204203522483336) rotate (-1.4474015486789) translate (24.4820098159112cm 7.8516013727134cm)" svg:viewBox="0 0 506 366" svg:d="M506 0c-433 2-506 366-506 366">
                  <text:p/>
                </draw:path>
              </draw:g>
            </draw:g>
            <draw:g>
              <draw:g>
                <draw:line draw:style-name="gr8" draw:text-style-name="P7" draw:layer="layout" svg:x1="23.471cm" svg:y1="6.604cm" svg:x2="23.92cm" svg:y2="6.604cm">
                  <text:p/>
                </draw:line>
                <draw:path draw:style-name="gr8" draw:text-style-name="P7" draw:layer="layout" svg:width="0.504cm" svg:height="0.363cm" draw:transform="skewX (0.0148352986419518) rotate (3.014881749895) translate (23.91968345035cm 7.0282804938388cm)" svg:viewBox="0 0 505 364" svg:d="M0 0c433 1 505 364 505 364">
                  <text:p/>
                </draw:path>
              </draw:g>
              <draw:g>
                <draw:line draw:style-name="gr8" draw:text-style-name="P7" draw:layer="layout" svg:x1="23.471cm" svg:y1="7.454cm" svg:x2="23.92cm" svg:y2="7.454cm">
                  <text:p/>
                </draw:line>
                <draw:path draw:style-name="gr8" draw:text-style-name="P7" draw:layer="layout" svg:width="0.505cm" svg:height="0.365cm" draw:transform="skewX (-0.0204203522483337) rotate (0.123394778115999) translate (23.4176013727134cm 7.0919901840888cm)" svg:viewBox="0 0 506 366" svg:d="M506 0c-433 2-506 366-506 366">
                  <text:p/>
                </draw:path>
              </draw:g>
            </draw:g>
            <draw:g>
              <draw:g>
                <draw:line draw:style-name="gr8" draw:text-style-name="P7" draw:layer="layout" svg:x1="25.669cm" svg:y1="6.604cm" svg:x2="25.22cm" svg:y2="6.604cm">
                  <text:p/>
                </draw:line>
                <draw:path draw:style-name="gr8" draw:text-style-name="P7" draw:layer="layout" svg:width="0.503cm" svg:height="0.363cm" draw:transform="skewX (-0.0118682389135614) rotate (-3.01453268404461) translate (25.7203668997741cm 6.9643999736253cm)" svg:viewBox="0 0 504 364" svg:d="M504 0c-433 0-504 364-504 364">
                  <text:p/>
                </draw:path>
              </draw:g>
              <draw:g>
                <draw:line draw:style-name="gr8" draw:text-style-name="P7" draw:layer="layout" svg:x1="25.669cm" svg:y1="7.454cm" svg:x2="25.22cm" svg:y2="7.454cm">
                  <text:p/>
                </draw:line>
                <draw:path draw:style-name="gr8" draw:text-style-name="P7" draw:layer="layout" svg:width="0.505cm" svg:height="0.366cm" draw:transform="skewX (0.0212930168743308) rotate (-0.122347580564803) translate (25.22031654965cm 7.0297195061612cm)" svg:viewBox="0 0 506 367" svg:d="M0 0c433 2 506 367 506 367">
                  <text:p/>
                </draw:path>
              </draw:g>
            </draw:g>
            <draw:g>
              <draw:g>
                <draw:line draw:style-name="gr8" draw:text-style-name="P7" draw:layer="layout" svg:x1="25.569cm" svg:y1="20.154cm" svg:x2="25.12cm" svg:y2="20.154cm">
                  <text:p/>
                </draw:line>
                <draw:path draw:style-name="gr8" draw:text-style-name="P7" draw:layer="layout" svg:width="0.503cm" svg:height="0.363cm" draw:transform="skewX (-0.0118682389135614) rotate (-3.01453268404461) translate (25.6203668997741cm 20.5143999736253cm)" svg:viewBox="0 0 504 364" svg:d="M504 0c-433 0-504 364-504 364">
                  <text:p/>
                </draw:path>
              </draw:g>
              <draw:g>
                <draw:line draw:style-name="gr8" draw:text-style-name="P7" draw:layer="layout" svg:x1="25.569cm" svg:y1="21.004cm" svg:x2="25.12cm" svg:y2="21.004cm">
                  <text:p/>
                </draw:line>
                <draw:path draw:style-name="gr8" draw:text-style-name="P7" draw:layer="layout" svg:width="0.505cm" svg:height="0.366cm" draw:transform="skewX (0.0212930168743308) rotate (-0.122347580564803) translate (25.12031654965cm 20.5797195061612cm)" svg:viewBox="0 0 506 367" svg:d="M0 0c433 2 506 367 506 367">
                  <text:p/>
                </draw:path>
              </draw:g>
            </draw:g>
            <draw:g>
              <draw:g>
                <draw:line draw:style-name="gr8" draw:text-style-name="P7" draw:layer="layout" svg:x1="24.97cm" svg:y1="5.855cm" svg:x2="24.97cm" svg:y2="6.304cm">
                  <text:p/>
                </draw:line>
                <draw:path draw:style-name="gr8" draw:text-style-name="P7" draw:layer="layout" svg:width="0.504cm" svg:height="0.363cm" draw:transform="skewX (0.0148352986419518) rotate (1.44408542310011) translate (24.5457195061612cm 6.30368345035cm)" svg:viewBox="0 0 505 364" svg:d="M0 0c433 1 505 364 505 364">
                  <text:p/>
                </draw:path>
              </draw:g>
              <draw:g>
                <draw:line draw:style-name="gr8" draw:text-style-name="P7" draw:layer="layout" svg:x1="24.12cm" svg:y1="5.855cm" svg:x2="24.12cm" svg:y2="6.304cm">
                  <text:p/>
                </draw:line>
                <draw:path draw:style-name="gr8" draw:text-style-name="P7" draw:layer="layout" svg:width="0.505cm" svg:height="0.365cm" draw:transform="skewX (-0.0204203522483337) rotate (-1.4474015486789) translate (24.4820098159112cm 5.80160137271343cm)" svg:viewBox="0 0 506 366" svg:d="M506 0c-433 2-506 366-506 366">
                  <text:p/>
                </draw:path>
              </draw:g>
            </draw:g>
            <draw:g>
              <draw:line draw:style-name="gr8" draw:text-style-name="P7" draw:layer="layout" svg:x1="37.07cm" svg:y1="11.804cm" svg:x2="36.729cm" svg:y2="11.604cm">
                <text:p/>
              </draw:line>
              <draw:path draw:style-name="gr8" draw:text-style-name="P7" draw:layer="layout" svg:width="0.143cm" svg:height="0.144cm" draw:transform="skewX (-0.0333357887130916) rotate (2.07048409164087) translate (36.6719145174021cm 11.8035774946984cm)" svg:viewBox="0 0 144 145" svg:d="M0 0c115 48 144 145 144 145">
                <text:p/>
              </draw:path>
            </draw:g>
            <draw:g>
              <draw:line draw:style-name="gr8" draw:text-style-name="P7" draw:layer="layout" svg:x1="35.263cm" svg:y1="6.754cm" svg:x2="35.022cm" svg:y2="6.754cm">
                <text:p/>
              </draw:line>
              <draw:path draw:style-name="gr8" draw:text-style-name="P7" draw:layer="layout" svg:width="0.27cm" svg:height="0.127cm" draw:transform="skewX (-0.13247049022637) rotate (-3.05432619099008) translate (35.2912171835522cm 6.8803414908552cm)" svg:viewBox="0 0 271 128" svg:d="M271 0c-232-1-271 128-271 128">
                <text:p/>
              </draw:path>
            </draw:g>
            <draw:g>
              <draw:line draw:style-name="gr8" draw:text-style-name="P7" draw:layer="layout" svg:x1="35.569cm" svg:y1="7.296cm" svg:x2="35.02cm" svg:y2="7.296cm">
                <text:p/>
              </draw:line>
              <draw:path draw:style-name="gr8" draw:text-style-name="P7" draw:layer="layout" svg:width="0.616cm" svg:height="0.336cm" draw:transform="skewX (0.0938987137572949) rotate (-0.0966912405604863) translate (35.0203868940166cm 6.9042117490612cm)" svg:viewBox="0 0 617 337" svg:d="M0 0c527 0 617 337 617 337">
                <text:p/>
              </draw:path>
            </draw:g>
            <draw:g>
              <draw:line draw:style-name="gr8" draw:text-style-name="P7" draw:layer="layout" svg:x1="40.22cm" svg:y1="4.805cm" svg:x2="40.22cm" svg:y2="5.354cm">
                <text:p/>
              </draw:line>
              <draw:path draw:style-name="gr8" draw:text-style-name="P7" draw:layer="layout" svg:width="0.616cm" svg:height="0.43cm" draw:transform="skewX (-0.0261799387799149) rotate (-1.45054314133249) translate (40.6457332738083cm 4.7412417226486cm)" svg:viewBox="0 0 617 431" svg:d="M617 0c-529 2-617 431-617 431">
                <text:p/>
              </draw:path>
            </draw:g>
            <draw:g>
              <draw:line draw:style-name="gr8" draw:text-style-name="P7" draw:layer="layout" svg:x1="43.27cm" svg:y1="5.653cm" svg:x2="43.27cm" svg:y2="5.204cm">
                <text:p/>
              </draw:line>
              <draw:path draw:style-name="gr8" draw:text-style-name="P7" draw:layer="layout" svg:width="0.503cm" svg:height="0.344cm" draw:transform="skewX (-0.0317649923862968) rotate (1.68843151837931) translate (42.9294154511887cm 5.70523859441618cm)" svg:viewBox="0 0 504 345" svg:d="M504 0c-432 1-504 345-504 345">
                <text:p/>
              </draw:path>
            </draw:g>
            <draw:g>
              <draw:line draw:style-name="gr8" draw:text-style-name="P7" draw:layer="layout" svg:x1="43.52cm" svg:y1="5.653cm" svg:x2="43.52cm" svg:y2="5.204cm">
                <text:p/>
              </draw:line>
              <draw:path draw:style-name="gr8" draw:text-style-name="P7" draw:layer="layout" svg:width="0.503cm" svg:height="0.343cm" draw:transform="skewX (0.0310668606854991) rotate (-1.68860605130451) translate (43.9197839295294cm 5.20431654964999cm)" svg:viewBox="0 0 504 344" svg:d="M0 0c433 1 504 344 504 344">
                <text:p/>
              </draw:path>
            </draw:g>
            <draw:g>
              <draw:line draw:style-name="gr8" draw:text-style-name="P7" draw:layer="layout" svg:x1="44.77cm" svg:y1="5.465cm" svg:x2="45.168cm" svg:y2="5.256cm">
                <text:p/>
              </draw:line>
              <draw:path draw:style-name="gr8" draw:text-style-name="P7" draw:layer="layout" svg:width="0.503cm" svg:height="0.343cm" draw:transform="skewX (0.031066860685499) rotate (-2.77437537897019) translate (45.3539147017174cm 5.60998665348963cm)" svg:viewBox="0 0 504 344" svg:d="M0 0c433 1 504 344 504 344">
                <text:p/>
              </draw:path>
            </draw:g>
            <draw:g>
              <draw:line draw:style-name="gr8" draw:text-style-name="P7" draw:layer="layout" svg:x1="45.47cm" svg:y1="6.815cm" svg:x2="45.868cm" svg:y2="6.606cm">
                <text:p/>
              </draw:line>
              <draw:path draw:style-name="gr8" draw:text-style-name="P7" draw:layer="layout" svg:width="0.503cm" svg:height="0.343cm" draw:transform="skewX (0.031066860685499) rotate (-2.77437537897019) translate (46.0539147017174cm 6.9599866534896cm)" svg:viewBox="0 0 504 344" svg:d="M0 0c433 1 504 344 504 344">
                <text:p/>
              </draw:path>
            </draw:g>
            <draw:g>
              <draw:line draw:style-name="gr8" draw:text-style-name="P7" draw:layer="layout" svg:x1="47.05cm" svg:y1="9.83cm" svg:x2="47.456cm" svg:y2="9.616cm">
                <text:p/>
              </draw:line>
              <draw:path draw:style-name="gr8" draw:text-style-name="P7" draw:layer="layout" svg:width="0.514cm" svg:height="0.352cm" draw:transform="skewX (-0.0303687289847014) rotate (0.602662190713642) translate (46.8409498129606cm 9.54623155453571cm)" svg:viewBox="0 0 515 353" svg:d="M515 0c-442 1-515 353-515 353">
                <text:p/>
              </draw:path>
            </draw:g>
            <draw:g>
              <draw:line draw:style-name="gr8" draw:text-style-name="P7" draw:layer="layout" svg:x1="43.67cm" svg:y1="11.205cm" svg:x2="43.67cm" svg:y2="11.654cm">
                <text:p/>
              </draw:line>
              <draw:path draw:style-name="gr8" draw:text-style-name="P7" draw:layer="layout" svg:width="0.503cm" svg:height="0.343cm" draw:transform="skewX (-0.0310668606854991) rotate (-1.45298660228528) translate (44.01051867124cm 11.1529538113295cm)" svg:viewBox="0 0 504 344" svg:d="M504 0c-432 1-504 344-504 344">
                <text:p/>
              </draw:path>
            </draw:g>
            <draw:g>
              <draw:line draw:style-name="gr8" draw:text-style-name="P7" draw:layer="layout" svg:x1="45.52cm" svg:y1="11.205cm" svg:x2="45.52cm" svg:y2="11.654cm">
                <text:p/>
              </draw:line>
              <draw:path draw:style-name="gr8" draw:text-style-name="P7" draw:layer="layout" svg:width="0.503cm" svg:height="0.343cm" draw:transform="skewX (-0.0310668606854991) rotate (-1.45298660228528) translate (45.86051867124cm 11.1529538113295cm)" svg:viewBox="0 0 504 344" svg:d="M504 0c-432 1-504 344-504 344">
                <text:p/>
              </draw:path>
            </draw:g>
            <draw:g>
              <draw:line draw:style-name="gr8" draw:text-style-name="P7" draw:layer="layout" svg:x1="52.871cm" svg:y1="4.804cm" svg:x2="53.32cm" svg:y2="4.804cm">
                <text:p/>
              </draw:line>
              <draw:path draw:style-name="gr8" draw:text-style-name="P7" draw:layer="layout" svg:width="0.503cm" svg:height="0.343cm" draw:transform="skewX (0.0300196631343025) rotate (3.02360839615498) translate (53.31968345035cm 5.20378392952937cm)" svg:viewBox="0 0 504 344" svg:d="M0 0c433 1 504 344 504 344">
                <text:p/>
              </draw:path>
            </draw:g>
            <draw:g>
              <draw:line draw:style-name="gr8" draw:text-style-name="P7" draw:layer="layout" svg:x1="52.069cm" svg:y1="4.804cm" svg:x2="51.62cm" svg:y2="4.804cm">
                <text:p/>
              </draw:line>
              <draw:path draw:style-name="gr8" draw:text-style-name="P7" draw:layer="layout" svg:width="0.503cm" svg:height="0.343cm" draw:transform="skewX (-0.0300196631343025) rotate (-3.02360839615498) translate (52.1207344002234cm 5.14446700911298cm)" svg:viewBox="0 0 504 344" svg:d="M504 0c-433 1-504 344-504 344">
                <text:p/>
              </draw:path>
            </draw:g>
            <draw:line draw:style-name="gr360" draw:text-style-name="P7" draw:layer="layout" svg:x1="51.27cm" svg:y1="13.904cm" svg:x2="51.27cm" svg:y2="12.054cm">
              <text:p/>
            </draw:line>
            <draw:line draw:style-name="gr360" draw:text-style-name="P7" draw:layer="layout" svg:x1="51.27cm" svg:y1="12.054cm" svg:x2="52.77cm" svg:y2="12.054cm">
              <text:p/>
            </draw:line>
            <draw:line draw:style-name="gr360" draw:text-style-name="P7" draw:layer="layout" svg:x1="52.77cm" svg:y1="13.904cm" svg:x2="52.77cm" svg:y2="12.054cm">
              <text:p/>
            </draw:line>
            <draw:line draw:style-name="gr360" draw:text-style-name="P7" draw:layer="layout" svg:x1="51.27cm" svg:y1="13.904cm" svg:x2="52.77cm" svg:y2="13.904cm">
              <text:p/>
            </draw:line>
            <draw:g>
              <draw:line draw:style-name="gr8" draw:text-style-name="P7" draw:layer="layout" svg:x1="34.67cm" svg:y1="18.353cm" svg:x2="34.67cm" svg:y2="17.904cm">
                <text:p/>
              </draw:line>
              <draw:path draw:style-name="gr8" draw:text-style-name="P7" draw:layer="layout" svg:width="0.505cm" svg:height="0.344cm" draw:transform="skewX (0.0363028484414821) rotate (-1.68808245252892) translate (35.0697839295294cm 17.90431654965cm)" svg:viewBox="0 0 506 345" svg:d="M0 0c433 1 506 345 506 345">
                <text:p/>
              </draw:path>
            </draw:g>
            <draw:g>
              <draw:line draw:style-name="gr8" draw:text-style-name="P7" draw:layer="layout" svg:x1="40.619cm" svg:y1="19.504cm" svg:x2="40.07cm" svg:y2="19.504cm">
                <text:p/>
              </draw:line>
              <draw:path draw:style-name="gr8" draw:text-style-name="P7" draw:layer="layout" svg:width="0.618cm" svg:height="0.428cm" draw:transform="skewX (0.029845130209103) rotate (-0.122347580564803) translate (40.0703868940166cm 19.0042700880883cm)" svg:viewBox="0 0 619 429" svg:d="M0 0c529 1 619 429 619 429">
                <text:p/>
              </draw:path>
            </draw:g>
            <draw:line draw:style-name="gr328" draw:text-style-name="P7" draw:layer="layout" svg:x1="48.67cm" svg:y1="19.608cm" svg:x2="43.02cm" svg:y2="19.609cm">
              <text:p/>
            </draw:line>
            <draw:g>
              <draw:line draw:style-name="gr8" draw:text-style-name="P7" draw:layer="layout" svg:x1="46.82cm" svg:y1="20.153cm" svg:x2="46.82cm" svg:y2="19.604cm">
                <text:p/>
              </draw:line>
              <draw:path draw:style-name="gr8" draw:text-style-name="P7" draw:layer="layout" svg:width="0.618cm" svg:height="0.428cm" draw:transform="skewX (-0.0291469985083053) rotate (1.6931439073597) translate (46.3958105334011cm 20.2187280064311cm)" svg:viewBox="0 0 619 429" svg:d="M619 0c-529 1-619 429-619 429">
                <text:p/>
              </draw:path>
            </draw:g>
            <draw:g>
              <draw:line draw:style-name="gr8" draw:text-style-name="P7" draw:layer="layout" svg:x1="52.52cm" svg:y1="19.05cm" svg:x2="52.635cm" svg:y2="18.513cm">
                <text:p/>
              </draw:line>
              <draw:path draw:style-name="gr8" draw:text-style-name="P7" draw:layer="layout" svg:width="0.618cm" svg:height="0.428cm" draw:transform="skewX (0.0291469985083053) rotate (-1.90328154929982) translate (53.1235191943251cm 18.6175200648217cm)" svg:viewBox="0 0 619 429" svg:d="M0 0c529 1 619 429 619 429">
                <text:p/>
              </draw:path>
            </draw:g>
            <draw:g>
              <draw:line draw:style-name="gr8" draw:text-style-name="P7" draw:layer="layout" svg:x1="26.021cm" svg:y1="17.686cm" svg:x2="26.57cm" svg:y2="17.686cm">
                <text:p/>
              </draw:line>
              <draw:path draw:style-name="gr8" draw:text-style-name="P7" draw:layer="layout" svg:width="0.616cm" svg:height="0.457cm" draw:transform="skewX (-0.00750491578357564) rotate (0.129503430497979) translate (25.9579472712853cm 17.2332652611991cm)" svg:viewBox="0 0 617 458" svg:d="M617 0c-529 1-617 458-617 458">
                <text:p/>
              </draw:path>
            </draw:g>
            <draw:g>
              <draw:g>
                <draw:line draw:style-name="gr8" draw:text-style-name="P7" draw:layer="layout" svg:x1="25.669cm" svg:y1="10.254cm" svg:x2="25.22cm" svg:y2="10.254cm">
                  <text:p/>
                </draw:line>
                <draw:path draw:style-name="gr8" draw:text-style-name="P7" draw:layer="layout" svg:width="0.503cm" svg:height="0.363cm" draw:transform="skewX (-0.0118682389135614) rotate (-3.01453268404461) translate (25.7203668997741cm 10.6143999736253cm)" svg:viewBox="0 0 504 364" svg:d="M504 0c-433 0-504 364-504 364">
                  <text:p/>
                </draw:path>
              </draw:g>
              <draw:g>
                <draw:line draw:style-name="gr8" draw:text-style-name="P7" draw:layer="layout" svg:x1="25.669cm" svg:y1="11.104cm" svg:x2="25.22cm" svg:y2="11.104cm">
                  <text:p/>
                </draw:line>
                <draw:path draw:style-name="gr8" draw:text-style-name="P7" draw:layer="layout" svg:width="0.505cm" svg:height="0.366cm" draw:transform="skewX (0.0212930168743308) rotate (-0.122347580564803) translate (25.22031654965cm 10.6797195061612cm)" svg:viewBox="0 0 506 367" svg:d="M0 0c433 2 506 367 506 367">
                  <text:p/>
                </draw:path>
              </draw:g>
            </draw:g>
            <draw:g>
              <draw:line draw:style-name="gr8" draw:text-style-name="P7" draw:layer="layout" svg:x1="27.92cm" svg:y1="11.255cm" svg:x2="27.92cm" svg:y2="11.804cm">
                <text:p/>
              </draw:line>
              <draw:path draw:style-name="gr8" draw:text-style-name="P7" draw:layer="layout" svg:width="0.62cm" svg:height="0.457cm" draw:transform="skewX (0.0164060949687467) rotate (1.44111836337172) translate (27.3872879139021cm 11.8036131059834cm)" svg:viewBox="0 0 621 458" svg:d="M0 0c530 1 621 458 621 458">
                <text:p/>
              </draw:path>
            </draw:g>
            <draw:g>
              <draw:line draw:style-name="gr8" draw:text-style-name="P7" draw:layer="layout" svg:x1="34.479cm" svg:y1="11.654cm" svg:x2="35.028cm" svg:y2="11.654cm">
                <text:p/>
              </draw:line>
              <draw:path draw:style-name="gr8" draw:text-style-name="P7" draw:layer="layout" svg:width="0.62cm" svg:height="0.457cm" draw:transform="skewX (-0.0150098315671512) rotate (0.129503430497979) translate (34.4121693526779cm 11.2014385655747cm)" svg:viewBox="0 0 621 458" svg:d="M621 0c-530 1-621 458-621 458">
                <text:p/>
              </draw:path>
            </draw:g>
            <draw:g>
              <draw:line draw:style-name="gr8" draw:text-style-name="P7" draw:layer="layout" svg:x1="40.67cm" svg:y1="19.604cm" svg:x2="41cm" svg:y2="19.404cm">
                <text:p/>
              </draw:line>
              <draw:path draw:style-name="gr8" draw:text-style-name="P7" draw:layer="layout" svg:width="0.143cm" svg:height="0.14cm" draw:transform="skewX (0.0516617458590321) rotate (-2.05268173327053) translate (41.1221074503325cm 19.4755497428116cm)" svg:viewBox="0 0 144 141" svg:d="M144 0c-114 46-144 141-144 141">
                <text:p/>
              </draw:path>
            </draw:g>
            <draw:g>
              <draw:g>
                <draw:line draw:style-name="gr8" draw:text-style-name="P7" draw:layer="layout" svg:x1="26.17cm" svg:y1="12.604cm" svg:x2="25.97cm" svg:y2="12.295cm">
                  <text:p/>
                </draw:line>
                <draw:path draw:style-name="gr8" draw:text-style-name="P7" draw:layer="layout" svg:width="0.142cm" svg:height="0.132cm" draw:transform="skewX (0.108734012399247) rotate (-0.454483737219324) translate (26.0415093862901cm 12.1811268296844cm)" svg:viewBox="0 0 143 133" svg:d="M143 0c-114 44-143 133-143 133">
                  <text:p/>
                </draw:path>
              </draw:g>
              <draw:g>
                <draw:line draw:style-name="gr8" draw:text-style-name="P7" draw:layer="layout" svg:x1="26.17cm" svg:y1="11.879cm" svg:x2="25.97cm" svg:y2="12.188cm">
                  <text:p/>
                </draw:line>
                <draw:path draw:style-name="gr8" draw:text-style-name="P7" draw:layer="layout" svg:width="0.143cm" svg:height="0.133cm" draw:transform="skewX (-0.0923279174305) rotate (-2.68466545541768) translate (26.1695774946984cm 12.2392994654191cm)" svg:viewBox="0 0 144 134" svg:d="M0 0c114 44 144 134 144 134">
                  <text:p/>
                </draw:path>
              </draw:g>
            </draw:g>
            <draw:g>
              <draw:g>
                <draw:line draw:style-name="gr8" draw:text-style-name="P7" draw:layer="layout" svg:x1="26.17cm" svg:y1="13.379cm" svg:x2="25.97cm" svg:y2="13.07cm">
                  <text:p/>
                </draw:line>
                <draw:path draw:style-name="gr8" draw:text-style-name="P7" draw:layer="layout" svg:width="0.142cm" svg:height="0.132cm" draw:transform="skewX (0.108734012399247) rotate (-0.454483737219324) translate (26.0415093862901cm 12.9561268296844cm)" svg:viewBox="0 0 143 133" svg:d="M143 0c-114 44-143 133-143 133">
                  <text:p/>
                </draw:path>
              </draw:g>
              <draw:g>
                <draw:line draw:style-name="gr8" draw:text-style-name="P7" draw:layer="layout" svg:x1="26.17cm" svg:y1="12.654cm" svg:x2="25.97cm" svg:y2="12.963cm">
                  <text:p/>
                </draw:line>
                <draw:path draw:style-name="gr8" draw:text-style-name="P7" draw:layer="layout" svg:width="0.143cm" svg:height="0.133cm" draw:transform="skewX (-0.0923279174305) rotate (-2.68466545541768) translate (26.1695774946984cm 13.0142994654191cm)" svg:viewBox="0 0 144 134" svg:d="M0 0c114 44 144 134 144 134">
                  <text:p/>
                </draw:path>
              </draw:g>
            </draw:g>
            <draw:g>
              <draw:g>
                <draw:line draw:style-name="gr8" draw:text-style-name="P7" draw:layer="layout" svg:x1="26.17cm" svg:y1="14.154cm" svg:x2="25.97cm" svg:y2="13.845cm">
                  <text:p/>
                </draw:line>
                <draw:path draw:style-name="gr8" draw:text-style-name="P7" draw:layer="layout" svg:width="0.142cm" svg:height="0.132cm" draw:transform="skewX (0.108734012399247) rotate (-0.454483737219324) translate (26.0415093862901cm 13.7311268296844cm)" svg:viewBox="0 0 143 133" svg:d="M143 0c-114 44-143 133-143 133">
                  <text:p/>
                </draw:path>
              </draw:g>
              <draw:g>
                <draw:line draw:style-name="gr8" draw:text-style-name="P7" draw:layer="layout" svg:x1="26.17cm" svg:y1="13.429cm" svg:x2="25.97cm" svg:y2="13.738cm">
                  <text:p/>
                </draw:line>
                <draw:path draw:style-name="gr8" draw:text-style-name="P7" draw:layer="layout" svg:width="0.143cm" svg:height="0.133cm" draw:transform="skewX (-0.0923279174305) rotate (-2.68466545541768) translate (26.1695774946984cm 13.7892994654191cm)" svg:viewBox="0 0 144 134" svg:d="M0 0c114 44 144 134 144 134">
                  <text:p/>
                </draw:path>
              </draw:g>
            </draw:g>
            <draw:line draw:style-name="gr7" draw:text-style-name="P7" draw:layer="layout" svg:x1="40.486cm" svg:y1="17.905cm" svg:x2="40.07cm" svg:y2="17.905cm">
              <text:p/>
            </draw:line>
            <draw:line draw:style-name="gr7" draw:text-style-name="P7" draw:layer="layout" svg:x1="40.07cm" svg:y1="17.191cm" svg:x2="40.07cm" svg:y2="17.906cm">
              <text:p/>
            </draw:line>
            <draw:line draw:style-name="gr7" draw:text-style-name="P7" draw:layer="layout" svg:x1="42.956cm" svg:y1="17.191cm" svg:x2="42.956cm" svg:y2="17.906cm">
              <text:p/>
            </draw:line>
            <draw:line draw:style-name="gr7" draw:text-style-name="P7" draw:layer="layout" svg:x1="41.903cm" svg:y1="17.905cm" svg:x2="41.123cm" svg:y2="17.905cm">
              <text:p/>
            </draw:line>
            <draw:line draw:style-name="gr7" draw:text-style-name="P7" draw:layer="layout" svg:x1="43.346cm" svg:y1="17.905cm" svg:x2="42.566cm" svg:y2="17.905cm">
              <text:p/>
            </draw:line>
            <draw:line draw:style-name="gr7" draw:text-style-name="P7" draw:layer="layout" svg:x1="41.539cm" svg:y1="16.813cm" svg:x2="41.539cm" svg:y2="17.906cm">
              <text:p/>
            </draw:line>
            <draw:line draw:style-name="gr7" draw:text-style-name="P7" draw:layer="layout" svg:x1="45.803cm" svg:y1="17.191cm" svg:x2="45.803cm" svg:y2="17.906cm">
              <text:p/>
            </draw:line>
            <draw:line draw:style-name="gr7" draw:text-style-name="P7" draw:layer="layout" svg:x1="44.789cm" svg:y1="17.905cm" svg:x2="44.009cm" svg:y2="17.905cm">
              <text:p/>
            </draw:line>
            <draw:line draw:style-name="gr7" draw:text-style-name="P7" draw:layer="layout" svg:x1="46.232cm" svg:y1="17.905cm" svg:x2="45.452cm" svg:y2="17.905cm">
              <text:p/>
            </draw:line>
            <draw:line draw:style-name="gr7" draw:text-style-name="P7" draw:layer="layout" svg:x1="44.373cm" svg:y1="16.813cm" svg:x2="44.373cm" svg:y2="17.906cm">
              <text:p/>
            </draw:line>
            <draw:line draw:style-name="gr7" draw:text-style-name="P7" draw:layer="layout" svg:x1="47.623cm" svg:y1="17.905cm" svg:x2="46.843cm" svg:y2="17.905cm">
              <text:p/>
            </draw:line>
            <draw:line draw:style-name="gr7" draw:text-style-name="P7" draw:layer="layout" svg:x1="47.233cm" svg:y1="16.813cm" svg:x2="47.233cm" svg:y2="17.906cm">
              <text:p/>
            </draw:line>
            <draw:line draw:style-name="gr7" draw:text-style-name="P7" draw:layer="layout" svg:x1="48.702cm" svg:y1="17.906cm" svg:x2="48.286cm" svg:y2="17.906cm">
              <text:p/>
            </draw:line>
            <draw:line draw:style-name="gr7" draw:text-style-name="P7" draw:layer="layout" svg:x1="48.702cm" svg:y1="17.192cm" svg:x2="48.702cm" svg:y2="17.907cm">
              <text:p/>
            </draw:line>
            <draw:g>
              <draw:line draw:style-name="gr7" draw:text-style-name="P7" draw:layer="layout" svg:x1="40.317cm" svg:y1="16.722cm" svg:x2="40.317cm" svg:y2="17.749cm">
                <text:p/>
              </draw:line>
              <draw:line draw:style-name="gr7" draw:text-style-name="P7" draw:layer="layout" svg:x1="41.305cm" svg:y1="16.722cm" svg:x2="40.317cm" svg:y2="16.722cm">
                <text:p/>
              </draw:line>
              <draw:line draw:style-name="gr7" draw:text-style-name="P7" draw:layer="layout" svg:x1="41.305cm" svg:y1="16.723cm" svg:x2="41.305cm" svg:y2="17.75cm">
                <text:p/>
              </draw:line>
              <draw:line draw:style-name="gr7" draw:text-style-name="P7" draw:layer="layout" svg:x1="41.305cm" svg:y1="16.722cm" svg:x2="40.317cm" svg:y2="17.749cm">
                <text:p/>
              </draw:line>
              <draw:line draw:style-name="gr7" draw:text-style-name="P7" draw:layer="layout" svg:x1="41.305cm" svg:y1="17.749cm" svg:x2="40.317cm" svg:y2="17.749cm">
                <text:p/>
              </draw:line>
              <draw:line draw:style-name="gr7" draw:text-style-name="P7" draw:layer="layout" svg:x1="41.305cm" svg:y1="17.749cm" svg:x2="40.317cm" svg:y2="16.722cm">
                <text:p/>
              </draw:line>
            </draw:g>
            <draw:g>
              <draw:line draw:style-name="gr7" draw:text-style-name="P7" draw:layer="layout" svg:x1="41.76cm" svg:y1="16.722cm" svg:x2="41.76cm" svg:y2="17.749cm">
                <text:p/>
              </draw:line>
              <draw:line draw:style-name="gr7" draw:text-style-name="P7" draw:layer="layout" svg:x1="42.748cm" svg:y1="16.722cm" svg:x2="41.76cm" svg:y2="16.722cm">
                <text:p/>
              </draw:line>
              <draw:line draw:style-name="gr7" draw:text-style-name="P7" draw:layer="layout" svg:x1="42.748cm" svg:y1="16.723cm" svg:x2="42.748cm" svg:y2="17.75cm">
                <text:p/>
              </draw:line>
              <draw:line draw:style-name="gr7" draw:text-style-name="P7" draw:layer="layout" svg:x1="42.748cm" svg:y1="16.722cm" svg:x2="41.76cm" svg:y2="17.749cm">
                <text:p/>
              </draw:line>
              <draw:line draw:style-name="gr7" draw:text-style-name="P7" draw:layer="layout" svg:x1="42.748cm" svg:y1="17.749cm" svg:x2="41.76cm" svg:y2="17.749cm">
                <text:p/>
              </draw:line>
              <draw:line draw:style-name="gr7" draw:text-style-name="P7" draw:layer="layout" svg:x1="42.748cm" svg:y1="17.749cm" svg:x2="41.76cm" svg:y2="16.722cm">
                <text:p/>
              </draw:line>
            </draw:g>
            <draw:g>
              <draw:line draw:style-name="gr7" draw:text-style-name="P7" draw:layer="layout" svg:x1="43.177cm" svg:y1="16.722cm" svg:x2="43.177cm" svg:y2="17.749cm">
                <text:p/>
              </draw:line>
              <draw:line draw:style-name="gr7" draw:text-style-name="P7" draw:layer="layout" svg:x1="44.165cm" svg:y1="16.722cm" svg:x2="43.177cm" svg:y2="16.722cm">
                <text:p/>
              </draw:line>
              <draw:line draw:style-name="gr7" draw:text-style-name="P7" draw:layer="layout" svg:x1="44.165cm" svg:y1="16.723cm" svg:x2="44.165cm" svg:y2="17.75cm">
                <text:p/>
              </draw:line>
              <draw:line draw:style-name="gr7" draw:text-style-name="P7" draw:layer="layout" svg:x1="44.165cm" svg:y1="16.722cm" svg:x2="43.177cm" svg:y2="17.749cm">
                <text:p/>
              </draw:line>
              <draw:line draw:style-name="gr7" draw:text-style-name="P7" draw:layer="layout" svg:x1="44.165cm" svg:y1="17.749cm" svg:x2="43.177cm" svg:y2="17.749cm">
                <text:p/>
              </draw:line>
              <draw:line draw:style-name="gr7" draw:text-style-name="P7" draw:layer="layout" svg:x1="44.165cm" svg:y1="17.749cm" svg:x2="43.177cm" svg:y2="16.722cm">
                <text:p/>
              </draw:line>
            </draw:g>
            <draw:g>
              <draw:line draw:style-name="gr7" draw:text-style-name="P7" draw:layer="layout" svg:x1="44.607cm" svg:y1="16.722cm" svg:x2="44.607cm" svg:y2="17.749cm">
                <text:p/>
              </draw:line>
              <draw:line draw:style-name="gr7" draw:text-style-name="P7" draw:layer="layout" svg:x1="45.595cm" svg:y1="16.722cm" svg:x2="44.607cm" svg:y2="16.722cm">
                <text:p/>
              </draw:line>
              <draw:line draw:style-name="gr7" draw:text-style-name="P7" draw:layer="layout" svg:x1="45.595cm" svg:y1="16.723cm" svg:x2="45.595cm" svg:y2="17.75cm">
                <text:p/>
              </draw:line>
              <draw:line draw:style-name="gr7" draw:text-style-name="P7" draw:layer="layout" svg:x1="45.595cm" svg:y1="16.722cm" svg:x2="44.607cm" svg:y2="17.749cm">
                <text:p/>
              </draw:line>
              <draw:line draw:style-name="gr7" draw:text-style-name="P7" draw:layer="layout" svg:x1="45.595cm" svg:y1="17.749cm" svg:x2="44.607cm" svg:y2="17.749cm">
                <text:p/>
              </draw:line>
              <draw:line draw:style-name="gr7" draw:text-style-name="P7" draw:layer="layout" svg:x1="45.595cm" svg:y1="17.749cm" svg:x2="44.607cm" svg:y2="16.722cm">
                <text:p/>
              </draw:line>
            </draw:g>
            <draw:g>
              <draw:line draw:style-name="gr7" draw:text-style-name="P7" draw:layer="layout" svg:x1="46.024cm" svg:y1="16.722cm" svg:x2="46.024cm" svg:y2="17.749cm">
                <text:p/>
              </draw:line>
              <draw:line draw:style-name="gr7" draw:text-style-name="P7" draw:layer="layout" svg:x1="47.012cm" svg:y1="16.722cm" svg:x2="46.024cm" svg:y2="16.722cm">
                <text:p/>
              </draw:line>
              <draw:line draw:style-name="gr7" draw:text-style-name="P7" draw:layer="layout" svg:x1="47.012cm" svg:y1="16.723cm" svg:x2="47.012cm" svg:y2="17.75cm">
                <text:p/>
              </draw:line>
              <draw:line draw:style-name="gr7" draw:text-style-name="P7" draw:layer="layout" svg:x1="47.012cm" svg:y1="16.722cm" svg:x2="46.024cm" svg:y2="17.749cm">
                <text:p/>
              </draw:line>
              <draw:line draw:style-name="gr7" draw:text-style-name="P7" draw:layer="layout" svg:x1="47.012cm" svg:y1="17.749cm" svg:x2="46.024cm" svg:y2="17.749cm">
                <text:p/>
              </draw:line>
              <draw:line draw:style-name="gr7" draw:text-style-name="P7" draw:layer="layout" svg:x1="47.012cm" svg:y1="17.749cm" svg:x2="46.024cm" svg:y2="16.722cm">
                <text:p/>
              </draw:line>
            </draw:g>
            <draw:g>
              <draw:line draw:style-name="gr7" draw:text-style-name="P7" draw:layer="layout" svg:x1="47.454cm" svg:y1="16.722cm" svg:x2="47.454cm" svg:y2="17.749cm">
                <text:p/>
              </draw:line>
              <draw:line draw:style-name="gr7" draw:text-style-name="P7" draw:layer="layout" svg:x1="48.442cm" svg:y1="16.722cm" svg:x2="47.454cm" svg:y2="16.722cm">
                <text:p/>
              </draw:line>
              <draw:line draw:style-name="gr7" draw:text-style-name="P7" draw:layer="layout" svg:x1="48.442cm" svg:y1="16.723cm" svg:x2="48.442cm" svg:y2="17.75cm">
                <text:p/>
              </draw:line>
              <draw:line draw:style-name="gr7" draw:text-style-name="P7" draw:layer="layout" svg:x1="48.442cm" svg:y1="16.722cm" svg:x2="47.454cm" svg:y2="17.749cm">
                <text:p/>
              </draw:line>
              <draw:line draw:style-name="gr7" draw:text-style-name="P7" draw:layer="layout" svg:x1="48.442cm" svg:y1="17.749cm" svg:x2="47.454cm" svg:y2="17.749cm">
                <text:p/>
              </draw:line>
              <draw:line draw:style-name="gr7" draw:text-style-name="P7" draw:layer="layout" svg:x1="48.442cm" svg:y1="17.749cm" svg:x2="47.454cm" svg:y2="16.722cm">
                <text:p/>
              </draw:line>
            </draw:g>
            <draw:g>
              <draw:line draw:style-name="gr7" draw:text-style-name="P7" draw:layer="layout" svg:x1="42.845cm" svg:y1="20.354cm" svg:x2="42.845cm" svg:y2="19.704cm">
                <text:p/>
              </draw:line>
              <draw:line draw:style-name="gr7" draw:text-style-name="P7" draw:layer="layout" svg:x1="42.962cm" svg:y1="20.354cm" svg:x2="42.962cm" svg:y2="19.704cm">
                <text:p/>
              </draw:line>
              <draw:line draw:style-name="gr7" draw:text-style-name="P7" draw:layer="layout" svg:x1="43.078cm" svg:y1="20.354cm" svg:x2="43.078cm" svg:y2="19.704cm">
                <text:p/>
              </draw:line>
              <draw:line draw:style-name="gr7" draw:text-style-name="P7" draw:layer="layout" svg:x1="43.195cm" svg:y1="20.354cm" svg:x2="43.195cm" svg:y2="19.704cm">
                <text:p/>
              </draw:line>
              <draw:line draw:style-name="gr7" draw:text-style-name="P7" draw:layer="layout" svg:x1="43.312cm" svg:y1="20.354cm" svg:x2="43.312cm" svg:y2="19.704cm">
                <text:p/>
              </draw:line>
              <draw:line draw:style-name="gr7" draw:text-style-name="P7" draw:layer="layout" svg:x1="43.428cm" svg:y1="20.354cm" svg:x2="43.428cm" svg:y2="19.704cm">
                <text:p/>
              </draw:line>
              <draw:line draw:style-name="gr7" draw:text-style-name="P7" draw:layer="layout" svg:x1="43.545cm" svg:y1="20.354cm" svg:x2="43.545cm" svg:y2="19.704cm">
                <text:p/>
              </draw:line>
              <draw:line draw:style-name="gr7" draw:text-style-name="P7" draw:layer="layout" svg:x1="43.662cm" svg:y1="20.354cm" svg:x2="43.662cm" svg:y2="19.704cm">
                <text:p/>
              </draw:line>
              <draw:line draw:style-name="gr7" draw:text-style-name="P7" draw:layer="layout" svg:x1="43.778cm" svg:y1="20.354cm" svg:x2="43.778cm" svg:y2="19.704cm">
                <text:p/>
              </draw:line>
              <draw:line draw:style-name="gr7" draw:text-style-name="P7" draw:layer="layout" svg:x1="43.895cm" svg:y1="20.354cm" svg:x2="43.895cm" svg:y2="19.704cm">
                <text:p/>
              </draw:line>
              <draw:line draw:style-name="gr7" draw:text-style-name="P7" draw:layer="layout" svg:x1="44.012cm" svg:y1="20.354cm" svg:x2="44.012cm" svg:y2="19.704cm">
                <text:p/>
              </draw:line>
              <draw:line draw:style-name="gr7" draw:text-style-name="P7" draw:layer="layout" svg:x1="44.128cm" svg:y1="20.354cm" svg:x2="44.128cm" svg:y2="19.704cm">
                <text:p/>
              </draw:line>
              <draw:line draw:style-name="gr7" draw:text-style-name="P7" draw:layer="layout" svg:x1="44.245cm" svg:y1="20.354cm" svg:x2="44.245cm" svg:y2="19.704cm">
                <text:p/>
              </draw:line>
              <draw:line draw:style-name="gr7" draw:text-style-name="P7" draw:layer="layout" svg:x1="44.362cm" svg:y1="20.354cm" svg:x2="44.362cm" svg:y2="19.704cm">
                <text:p/>
              </draw:line>
              <draw:line draw:style-name="gr7" draw:text-style-name="P7" draw:layer="layout" svg:x1="44.478cm" svg:y1="20.354cm" svg:x2="44.478cm" svg:y2="19.704cm">
                <text:p/>
              </draw:line>
              <draw:line draw:style-name="gr7" draw:text-style-name="P7" draw:layer="layout" svg:x1="44.595cm" svg:y1="20.354cm" svg:x2="44.595cm" svg:y2="19.704cm">
                <text:p/>
              </draw:line>
              <draw:line draw:style-name="gr7" draw:text-style-name="P7" draw:layer="layout" svg:x1="44.712cm" svg:y1="20.354cm" svg:x2="44.712cm" svg:y2="19.704cm">
                <text:p/>
              </draw:line>
              <draw:line draw:style-name="gr7" draw:text-style-name="P7" draw:layer="layout" svg:x1="44.828cm" svg:y1="20.354cm" svg:x2="44.828cm" svg:y2="19.704cm">
                <text:p/>
              </draw:line>
              <draw:line draw:style-name="gr7" draw:text-style-name="P7" draw:layer="layout" svg:x1="44.945cm" svg:y1="20.354cm" svg:x2="44.945cm" svg:y2="19.704cm">
                <text:p/>
              </draw:line>
              <draw:line draw:style-name="gr7" draw:text-style-name="P7" draw:layer="layout" svg:x1="45.062cm" svg:y1="20.354cm" svg:x2="45.062cm" svg:y2="19.704cm">
                <text:p/>
              </draw:line>
              <draw:line draw:style-name="gr7" draw:text-style-name="P7" draw:layer="layout" svg:x1="45.178cm" svg:y1="20.354cm" svg:x2="45.178cm" svg:y2="19.704cm">
                <text:p/>
              </draw:line>
              <draw:line draw:style-name="gr7" draw:text-style-name="P7" draw:layer="layout" svg:x1="45.295cm" svg:y1="20.354cm" svg:x2="45.295cm" svg:y2="19.704cm">
                <text:p/>
              </draw:line>
              <draw:line draw:style-name="gr7" draw:text-style-name="P7" draw:layer="layout" svg:x1="45.412cm" svg:y1="20.354cm" svg:x2="45.412cm" svg:y2="19.704cm">
                <text:p/>
              </draw:line>
              <draw:line draw:style-name="gr7" draw:text-style-name="P7" draw:layer="layout" svg:x1="45.528cm" svg:y1="20.354cm" svg:x2="45.528cm" svg:y2="19.704cm">
                <text:p/>
              </draw:line>
              <draw:line draw:style-name="gr7" draw:text-style-name="P7" draw:layer="layout" svg:x1="45.645cm" svg:y1="20.354cm" svg:x2="45.645cm" svg:y2="19.704cm">
                <text:p/>
              </draw:line>
              <draw:g>
                <draw:line draw:style-name="gr7" draw:text-style-name="P7" draw:layer="layout" svg:x1="42.57cm" svg:y1="19.704cm" svg:x2="45.92cm" svg:y2="19.704cm">
                  <text:p/>
                </draw:line>
                <draw:line draw:style-name="gr7" draw:text-style-name="P7" draw:layer="layout" svg:x1="42.57cm" svg:y1="20.354cm" svg:x2="45.92cm" svg:y2="20.354cm">
                  <text:p/>
                </draw:line>
              </draw:g>
            </draw:g>
            <draw:custom-shape draw:style-name="gr361" draw:text-style-name="P10" draw:layer="layout" svg:width="1.4cm" svg:height="0.3cm" svg:x="52.87cm" svg:y="8.0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50.72cm" svg:y="8.0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52.87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50.72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48.62cm" svg:y="8.0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48.62cm" svg:y="6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8" draw:layer="layout" svg:width="1.4cm" svg:height="0.3cm" svg:x="46.22cm" svg:y="6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8" draw:layer="layout" svg:width="1.4cm" svg:height="0.3cm" svg:x="45.92cm" svg:y="5.7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1" draw:layer="layout" svg:width="1.4cm" svg:height="0.3cm" svg:x="46.82cm" svg:y="4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1" draw:layer="layout" svg:width="1.4cm" svg:height="0.3cm" svg:x="45.12cm" svg:y="4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1" draw:layer="layout" svg:width="1.4cm" svg:height="0.3cm" svg:x="43.47cm" svg:y="4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5" draw:text-style-name="P13" draw:layer="layout" svg:width="1.4cm" svg:height="0.3cm" svg:x="44.27cm" svg:y="3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5" draw:text-style-name="P13" draw:layer="layout" svg:width="1.4cm" svg:height="0.3cm" svg:x="46.17cm" svg:y="3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9" draw:layer="layout" svg:width="1.4cm" svg:height="0.3cm" svg:x="50.02cm" svg:y="4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9" draw:layer="layout" svg:width="1.4cm" svg:height="0.3cm" svg:x="50.02cm" svg:y="3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7" draw:text-style-name="P8" draw:layer="layout" svg:width="0.8cm" svg:height="0.3cm" svg:x="52.07cm" svg:y="2.9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53.42cm" svg:y="4.2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53.67cm" svg:y="8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53.82cm" svg:y="6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53.82cm" svg:y="4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52.07cm" svg:y="8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49.92cm" svg:y="8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1" draw:layer="layout" svg:width="1.4cm" svg:height="0.3cm" draw:transform="rotate (1.37078159451635) translate (55.783cm 5.5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1" draw:layer="layout" svg:width="1.4cm" svg:height="0.3cm" draw:transform="rotate (1.37078159451635) translate (55.42cm 7.8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8" draw:layer="layout" svg:width="1.4cm" svg:height="0.3cm" svg:x="48.17cm" svg:y="5.7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8" draw:layer="layout" svg:width="1.4cm" svg:height="0.3cm" svg:x="46.82cm" svg:y="8.0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8" draw:layer="layout" svg:width="1.4cm" svg:height="0.3cm" svg:x="48.12cm" svg:y="8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50.52cm" svg:y="9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4" draw:text-style-name="P11" draw:layer="layout" svg:width="1.4cm" svg:height="0.3cm" svg:x="45.62cm" svg:y="9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50.02cm" svg:y="10.0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5" draw:text-style-name="P13" draw:layer="layout" svg:width="1.4cm" svg:height="0.3cm" draw:transform="rotate (0.674744288821008) translate (53.027cm 10.0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6" draw:text-style-name="P9" draw:layer="layout" svg:width="1.4cm" svg:height="0.3cm" draw:transform="rotate (1.13428948087111) translate (50.747cm 12.8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5" draw:text-style-name="P13" draw:layer="layout" svg:width="1.4cm" svg:height="0.3cm" svg:x="43.82cm" svg:y="9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5" draw:text-style-name="P13" draw:layer="layout" svg:width="1.4cm" svg:height="0.3cm" svg:x="43.82cm" svg:y="10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draw:transform="rotate (1.5707963267949) translate (44.77cm 8.10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draw:transform="rotate (1.5707963267949) translate (46.57cm 11.5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8" draw:layer="layout" svg:width="1.4cm" svg:height="0.3cm" draw:transform="rotate (1.5707963267949) translate (42.52cm 11.5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3" draw:text-style-name="P8" draw:layer="layout" svg:width="1.4cm" svg:height="0.3cm" draw:transform="rotate (1.5707963267949) translate (42.52cm 9.6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46.77cm" svg:y="12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44.77cm" svg:y="12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2" draw:text-style-name="P12" draw:layer="layout" svg:width="1.4cm" svg:height="0.3cm" svg:x="42.62cm" svg:y="12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40.07cm" svg:y="12.7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49.47cm" svg:y="14.3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49.47cm" svg:y="15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49.47cm" svg:y="17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1" draw:text-style-name="P10" draw:layer="layout" svg:width="1.4cm" svg:height="0.3cm" svg:x="50.02cm" svg:y="19.1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08:11:28.595000000</meta:creation-date>
    <dc:date>2017-01-05T10:52:01.866000000</dc:date>
    <meta:editing-duration>PT49M41S</meta:editing-duration>
    <meta:editing-cycles>4</meta:editing-cycles>
    <meta:generator>LibreOffice/5.2.3.3$Windows_x86 LibreOffice_project/d54a8868f08a7b39642414cf2c8ef2f228f780cf</meta:generator>
    <meta:document-statistic meta:object-count="5096"/>
  </office:meta>
</office:document-meta>
</file>